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8.54mm"/>
    </style:style>
    <style:style style:name="co2" style:family="table-column">
      <style:table-column-properties fo:break-before="auto" style:column-width="22.93mm"/>
    </style:style>
    <style:style style:name="co3" style:family="table-column">
      <style:table-column-properties fo:break-before="auto" style:column-width="27.96mm"/>
    </style:style>
    <style:style style:name="co4" style:family="table-column">
      <style:table-column-properties fo:break-before="auto" style:column-width="25.45mm"/>
    </style:style>
    <style:style style:name="co5" style:family="table-column">
      <style:table-column-properties fo:break-before="auto" style:column-width="26.95mm"/>
    </style:style>
    <style:style style:name="co6" style:family="table-column">
      <style:table-column-properties fo:break-before="auto" style:column-width="22.49mm"/>
    </style:style>
    <style:style style:name="co7" style:family="table-column">
      <style:table-column-properties fo:break-before="auto" style:column-width="22.37mm"/>
    </style:style>
    <style:style style:name="co8" style:family="table-column">
      <style:table-column-properties fo:break-before="auto" style:column-width="23.97mm"/>
    </style:style>
    <style:style style:name="co9" style:family="table-column">
      <style:table-column-properties fo:break-before="auto" style:column-width="19.74mm"/>
    </style:style>
    <style:style style:name="co10" style:family="table-column">
      <style:table-column-properties fo:break-before="auto" style:column-width="23.34mm"/>
    </style:style>
    <style:style style:name="co11" style:family="table-column">
      <style:table-column-properties fo:break-before="auto" style:column-width="19.31mm"/>
    </style:style>
    <style:style style:name="co12" style:family="table-column">
      <style:table-column-properties fo:break-before="auto" style:column-width="21.01mm"/>
    </style:style>
    <style:style style:name="co13" style:family="table-column">
      <style:table-column-properties fo:break-before="auto" style:column-width="20.8mm"/>
    </style:style>
    <style:style style:name="co14" style:family="table-column">
      <style:table-column-properties fo:break-before="auto" style:column-width="20.16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12.77mm"/>
    </style:style>
    <style:style style:name="co17" style:family="table-column">
      <style:table-column-properties fo:break-before="auto" style:column-width="74.15mm"/>
    </style:style>
    <style:style style:name="co18" style:family="table-column">
      <style:table-column-properties fo:break-before="auto" style:column-width="12.98mm"/>
    </style:style>
    <style:style style:name="co19" style:family="table-column">
      <style:table-column-properties fo:break-before="auto" style:column-width="19.05mm"/>
    </style:style>
    <style:style style:name="co20" style:family="table-column">
      <style:table-column-properties fo:break-before="auto" style:column-width="19.83mm"/>
    </style:style>
    <style:style style:name="co21" style:family="table-column">
      <style:table-column-properties fo:break-before="auto" style:column-width="18.64mm"/>
    </style:style>
    <style:style style:name="co22" style:family="table-column">
      <style:table-column-properties fo:break-before="auto" style:column-width="17.9mm"/>
    </style:style>
    <style:style style:name="co23" style:family="table-column">
      <style:table-column-properties fo:break-before="auto" style:column-width="20mm"/>
    </style:style>
    <style:style style:name="co24" style:family="table-column">
      <style:table-column-properties fo:break-before="auto" style:column-width="57.61mm"/>
    </style:style>
    <style:style style:name="co25" style:family="table-column">
      <style:table-column-properties fo:break-before="auto" style:column-width="20.83mm"/>
    </style:style>
    <style:style style:name="co26" style:family="table-column">
      <style:table-column-properties fo:break-before="auto" style:column-width="19.37mm"/>
    </style:style>
    <style:style style:name="co27" style:family="table-column">
      <style:table-column-properties fo:break-before="auto" style:column-width="18.12mm"/>
    </style:style>
    <style:style style:name="co28" style:family="table-column">
      <style:table-column-properties fo:break-before="auto" style:column-width="20.13mm"/>
    </style:style>
    <style:style style:name="co29" style:family="table-column">
      <style:table-column-properties fo:break-before="auto" style:column-width="46.94mm"/>
    </style:style>
    <style:style style:name="co30" style:family="table-column">
      <style:table-column-properties fo:break-before="auto" style:column-width="13.95mm"/>
    </style:style>
    <style:style style:name="co31" style:family="table-column">
      <style:table-column-properties fo:break-before="auto" style:column-width="42.32mm"/>
    </style:style>
    <style:style style:name="co32" style:family="table-column">
      <style:table-column-properties fo:break-before="auto" style:column-width="14.64mm"/>
    </style:style>
    <style:style style:name="co33" style:family="table-column">
      <style:table-column-properties fo:break-before="auto" style:column-width="19.1mm"/>
    </style:style>
    <style:style style:name="co34" style:family="table-column">
      <style:table-column-properties fo:break-before="auto" style:column-width="18.87mm"/>
    </style:style>
    <style:style style:name="co35" style:family="table-column">
      <style:table-column-properties fo:break-before="auto" style:column-width="21.1mm"/>
    </style:style>
    <style:style style:name="co36" style:family="table-column">
      <style:table-column-properties fo:break-before="auto" style:column-width="75.41mm"/>
    </style:style>
    <style:style style:name="co37" style:family="table-column">
      <style:table-column-properties fo:break-before="auto" style:column-width="22.19mm"/>
    </style:style>
    <style:style style:name="co38" style:family="table-column">
      <style:table-column-properties fo:break-before="auto" style:column-width="22mm"/>
    </style:style>
    <style:style style:name="co39" style:family="table-column">
      <style:table-column-properties fo:break-before="auto" style:column-width="2.08mm"/>
    </style:style>
    <style:style style:name="co40" style:family="table-column">
      <style:table-column-properties fo:break-before="auto" style:column-width="23.35mm"/>
    </style:style>
    <style:style style:name="co41" style:family="table-column">
      <style:table-column-properties fo:break-before="auto" style:column-width="19.58mm"/>
    </style:style>
    <style:style style:name="co42" style:family="table-column">
      <style:table-column-properties fo:break-before="auto" style:column-width="101.67mm"/>
    </style:style>
    <style:style style:name="co43" style:family="table-column">
      <style:table-column-properties fo:break-before="auto" style:column-width="12.59mm"/>
    </style:style>
    <style:style style:name="co44" style:family="table-column">
      <style:table-column-properties fo:break-before="auto" style:column-width="24.68mm"/>
    </style:style>
    <style:style style:name="co45" style:family="table-column">
      <style:table-column-properties fo:break-before="auto" style:column-width="27.13mm"/>
    </style:style>
    <style:style style:name="co46" style:family="table-column">
      <style:table-column-properties fo:break-before="auto" style:column-width="23mm"/>
    </style:style>
    <style:style style:name="co47" style:family="table-column">
      <style:table-column-properties fo:break-before="auto" style:column-width="46.23mm"/>
    </style:style>
    <style:style style:name="co48" style:family="table-column">
      <style:table-column-properties fo:break-before="auto" style:column-width="13.76mm"/>
    </style:style>
    <style:style style:name="co49" style:family="table-column">
      <style:table-column-properties fo:break-before="auto" style:column-width="12.88mm"/>
    </style:style>
    <style:style style:name="co50" style:family="table-column">
      <style:table-column-properties fo:break-before="auto" style:column-width="61.88mm"/>
    </style:style>
    <style:style style:name="co51" style:family="table-column">
      <style:table-column-properties fo:break-before="auto" style:column-width="30.18mm"/>
    </style:style>
    <style:style style:name="co52" style:family="table-column">
      <style:table-column-properties fo:break-before="auto" style:column-width="41.63mm"/>
    </style:style>
    <style:style style:name="co53" style:family="table-column">
      <style:table-column-properties fo:break-before="auto" style:column-width="28.56mm"/>
    </style:style>
    <style:style style:name="co54" style:family="table-column">
      <style:table-column-properties fo:break-before="auto" style:column-width="39.67mm"/>
    </style:style>
    <style:style style:name="co55" style:family="table-column">
      <style:table-column-properties fo:break-before="auto" style:column-width="52.83mm"/>
    </style:style>
    <style:style style:name="co56" style:family="table-column">
      <style:table-column-properties fo:break-before="auto" style:column-width="45.1mm"/>
    </style:style>
    <style:style style:name="co57" style:family="table-column">
      <style:table-column-properties fo:break-before="auto" style:column-width="10.05mm"/>
    </style:style>
    <style:style style:name="co58" style:family="table-column">
      <style:table-column-properties fo:break-before="auto" style:column-width="89.45mm"/>
    </style:style>
    <style:style style:name="co59" style:family="table-column">
      <style:table-column-properties fo:break-before="auto" style:column-width="27.59mm"/>
    </style:style>
    <style:style style:name="co60" style:family="table-column">
      <style:table-column-properties fo:break-before="auto" style:column-width="3.18mm"/>
    </style:style>
    <style:style style:name="co61" style:family="table-column">
      <style:table-column-properties fo:break-before="auto" style:column-width="28.13mm"/>
    </style:style>
    <style:style style:name="co62" style:family="table-column">
      <style:table-column-properties fo:break-before="auto" style:column-width="15.33mm"/>
    </style:style>
    <style:style style:name="co63" style:family="table-column">
      <style:table-column-properties fo:break-before="auto" style:column-width="80.12mm"/>
    </style:style>
    <style:style style:name="co64" style:family="table-column">
      <style:table-column-properties fo:break-before="auto" style:column-width="7.53mm"/>
    </style:style>
    <style:style style:name="co65" style:family="table-column">
      <style:table-column-properties fo:break-before="auto" style:column-width="13.41mm"/>
    </style:style>
    <style:style style:name="co66" style:family="table-column">
      <style:table-column-properties fo:break-before="auto" style:column-width="14.45mm"/>
    </style:style>
    <style:style style:name="co67" style:family="table-column">
      <style:table-column-properties fo:break-before="auto" style:column-width="2.93mm"/>
    </style:style>
    <style:style style:name="co68" style:family="table-column">
      <style:table-column-properties fo:break-before="auto" style:column-width="16.23mm"/>
    </style:style>
    <style:style style:name="co69" style:family="table-column">
      <style:table-column-properties fo:break-before="auto" style:column-width="19.47mm"/>
    </style:style>
    <style:style style:name="co70" style:family="table-column">
      <style:table-column-properties fo:break-before="auto" style:column-width="2.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54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ro6" style:family="table-row">
      <style:table-row-properties style:row-height="5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text>%</number:text>
      <number:number number:decimal-places="2" loext:min-decimal-places="2" number:min-integer-digits="1"/>
    </number:percentage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79" number:automatic-order="true">
      <number:day-of-week number:style="long"/>
      <number:text> </number:text>
      <number:day/>
      <number:text>.</number:text>
      <number:month number:style="long" number:textual="true"/>
      <number:text>.</number:text>
      <number:year number:style="long"/>
    </number:date-style>
    <number:number-style style:name="N10004" number:language="tr" number:country="TR">
      <number:number number:decimal-places="2" loext:min-decimal-places="2" number:min-integer-digits="1" number:grouping="true"/>
    </number:number-style>
    <number:percentage-style style:name="N10011" number:language="tr" number:country="TR">
      <number:text>%</number:text>
      <number:number number:decimal-places="2" loext:min-decimal-places="2" number:min-integer-digits="1"/>
    </number:percentage-style>
    <number:date-style style:name="N10030" number:language="tr" number:country="TR" number:automatic-order="true" number:format-source="language">
      <number:day/>
      <number:text>.</number:text>
      <number:month/>
      <number:text>.</number:text>
      <number:year/>
    </number:date-style>
    <number:date-style style:name="N10033" number:language="tr" number:country="TR" number:automatic-order="true">
      <number:day number:style="long"/>
      <number:text>.</number:text>
      <number:month number:textual="true"/>
    </number:date-style>
    <number:date-style style:name="N10036" number:language="tr" number:country="TR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2" style:family="table-cell" style:parent-style-name="Default" style:data-style-name="N79"/>
    <style:style style:name="ce19" style:family="table-cell" style:parent-style-name="Default">
      <style:table-cell-properties fo:border-bottom="none" fo:border-left="0.99pt double #000000" style:border-line-width-left="0.09mm 0.09mm 0.18mm" fo:border-right="none" fo:border-top="0.99pt double #000000" style:border-line-width-top="0.09mm 0.09mm 0.18mm"/>
      <style:text-properties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 style:data-style-name="N79">
      <style:table-cell-properties fo:border-bottom="none" fo:border-left="0.99pt double #000000" style:border-line-width-left="0.09mm 0.09mm 0.18mm" fo:border-right="none" fo:border-top="none"/>
    </style:style>
    <style:style style:name="ce42" style:family="table-cell" style:parent-style-name="Default">
      <style:table-cell-properties fo:border-bottom="none" fo:border-left="0.99pt double #000000" style:border-line-width-left="0.09mm 0.09mm 0.18mm" fo:border-right="0.99pt double #000000" style:border-line-width-right="0.09mm 0.09mm 0.18mm" fo:border-top="0.99pt double #000000" style:border-line-width-top="0.09mm 0.09mm 0.18mm"/>
      <style:text-properties fo:font-weight="bold" style:font-weight-asian="bold" style:font-weight-complex="bold"/>
    </style:style>
    <style:style style:name="ce53" style:family="table-cell" style:parent-style-name="Default" style:data-style-name="N4">
      <style:table-cell-properties fo:border-bottom="none" fo:border-left="0.99pt double #000000" style:border-line-width-left="0.09mm 0.09mm 0.18mm" fo:border-right="0.99pt double #000000" style:border-line-width-right="0.09mm 0.09mm 0.18mm" fo:border-top="0.99pt double #000000" style:border-line-width-top="0.09mm 0.09mm 0.18mm"/>
    </style:style>
    <style:style style:name="ce54" style:family="table-cell" style:parent-style-name="Default" style:data-style-name="N4">
      <style:table-cell-properties fo:border-bottom="0.99pt double #000000" style:border-line-width-bottom="0.09mm 0.09mm 0.18mm" fo:border-left="0.99pt double #000000" style:border-line-width-left="0.09mm 0.09mm 0.18mm" fo:border-right="0.99pt double #000000" style:border-line-width-right="0.09mm 0.09mm 0.18mm" fo:border-top="none"/>
      <style:text-properties fo:font-size="12pt" style:font-size-asian="12pt" style:font-size-complex="12pt"/>
    </style:style>
    <style:style style:name="ce55" style:family="table-cell" style:parent-style-name="Default" style:data-style-name="N4">
      <style:table-cell-properties fo:border-bottom="none" fo:border-left="0.99pt double #000000" style:border-line-width-left="0.09mm 0.09mm 0.18mm" fo:border-right="0.99pt double #000000" style:border-line-width-right="0.09mm 0.09mm 0.18mm" fo:border-top="none"/>
    </style:style>
    <style:style style:name="ce56" style:family="table-cell" style:parent-style-name="Default" style:data-style-name="N4">
      <style:table-cell-properties fo:border-bottom="none" fo:border-left="0.99pt double #000000" style:border-line-width-left="0.09mm 0.09mm 0.18mm" fo:border-right="0.99pt double #000000" style:border-line-width-right="0.09mm 0.09mm 0.18mm" fo:border-top="none"/>
      <style:text-properties fo:font-size="12pt" style:font-size-asian="12pt" style:font-size-complex="12pt"/>
    </style:style>
    <style:style style:name="ce57" style:family="table-cell" style:parent-style-name="Default" style:data-style-name="N4">
      <style:table-cell-properties fo:border-bottom="0.99pt double #000000" style:border-line-width-bottom="0.09mm 0.09mm 0.18mm" fo:border-left="0.99pt double #000000" style:border-line-width-left="0.09mm 0.09mm 0.18mm" fo:border-right="0.99pt double #000000" style:border-line-width-right="0.09mm 0.09mm 0.18mm" fo:border-top="none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order-bottom="none" fo:border-left="0.99pt double #000000" style:border-line-width-left="0.09mm 0.09mm 0.18mm" fo:border-right="none" fo:border-top="none"/>
      <style:text-properties fo:font-weight="bold" style:font-weight-asian="bold" style:font-weight-complex="bold"/>
    </style:style>
    <style:style style:name="ce78" style:family="table-cell" style:parent-style-name="Default" style:data-style-name="N4">
      <style:table-cell-properties fo:border-bottom="0.99pt double #000000" style:border-line-width-bottom="0.09mm 0.09mm 0.18mm" fo:border-left="0.99pt double #000000" style:border-line-width-left="0.09mm 0.09mm 0.18mm" fo:border-right="none" fo:border-top="0.99pt double #000000" style:border-line-width-top="0.09mm 0.09mm 0.18mm"/>
      <style:text-properties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 style:data-style-name="N4">
      <style:table-cell-properties fo:border-bottom="none" fo:border-left="2.35pt double #000000" style:border-line-width-left="0.26mm 0.04mm 0.53mm" fo:border-right="none" fo:border-top="2.35pt double #000000" style:border-line-width-top="0.26mm 0.04mm 0.53mm"/>
      <style:text-properties fo:font-size="14pt" fo:font-weight="bold" style:font-size-asian="14pt" style:font-weight-asian="bold" style:font-size-complex="14pt" style:font-weight-complex="bold"/>
    </style:style>
    <style:style style:name="ce80" style:family="table-cell" style:parent-style-name="Default">
      <style:table-cell-properties fo:border-bottom="none" fo:border-left="2.35pt double #000000" style:border-line-width-left="0.26mm 0.04mm 0.53mm" fo:border-right="none" fo:border-top="none"/>
    </style:style>
    <style:style style:name="ce81" style:family="table-cell" style:parent-style-name="Default" style:data-style-name="N4">
      <style:table-cell-properties fo:border-bottom="none" fo:border-left="0.99pt double #000000" style:border-line-width-left="0.09mm 0.09mm 0.18mm" fo:border-right="none" fo:border-top="0.99pt double #000000" style:border-line-width-top="0.09mm 0.09mm 0.18mm"/>
      <style:text-properties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 style:data-style-name="N4">
      <style:table-cell-properties fo:border-bottom="none" fo:border-left="0.99pt double #000000" style:border-line-width-left="0.09mm 0.09mm 0.18mm" fo:border-right="none" fo:border-top="none"/>
      <style:text-properties fo:font-size="12pt" style:font-size-asian="12pt" style:font-size-complex="12pt"/>
    </style:style>
    <style:style style:name="ce83" style:family="table-cell" style:parent-style-name="Excel_20_Built-in_20_Normal" style:data-style-name="N10004">
      <style:table-cell-properties fo:border-bottom="none" style:diagonal-bl-tr="none" style:diagonal-tl-br="none" fo:border-left="0.99pt double #000000" style:border-line-width-left="0.09mm 0.09mm 0.18mm" fo:border-right="none" style:rotation-align="none" fo:border-top="none"/>
      <style:text-properties fo:font-size="12pt" style:font-size-asian="12pt" style:font-size-complex="12pt"/>
    </style:style>
    <style:style style:name="ce84" style:family="table-cell" style:parent-style-name="Default" style:data-style-name="N4">
      <style:table-cell-properties fo:border-bottom="0.99pt double #000000" style:border-line-width-bottom="0.09mm 0.09mm 0.18mm" fo:border-left="0.99pt double #000000" style:border-line-width-left="0.09mm 0.09mm 0.18mm" fo:border-right="none" fo:border-top="none"/>
      <style:text-properties fo:font-size="12pt" style:font-size-asian="12pt" style:font-size-complex="12pt"/>
    </style:style>
    <style:style style:name="ce85" style:family="table-cell" style:parent-style-name="Default" style:data-style-name="N4">
      <style:table-cell-properties fo:border-bottom="none" fo:border-left="2.35pt double #000000" style:border-line-width-left="0.26mm 0.04mm 0.53mm" fo:border-right="none" fo:border-top="2.35pt double #000000" style:border-line-width-top="0.26mm 0.04mm 0.53mm"/>
      <style:text-properties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 style:data-style-name="N4">
      <style:table-cell-properties fo:border-bottom="none" fo:border-left="2.35pt double #000000" style:border-line-width-left="0.26mm 0.04mm 0.53mm" fo:border-right="none" fo:border-top="none"/>
      <style:text-properties fo:font-size="12pt" style:font-size-asian="12pt" style:font-size-complex="12pt"/>
    </style:style>
    <style:style style:name="ce87" style:family="table-cell" style:parent-style-name="Default" style:data-style-name="N4">
      <style:table-cell-properties fo:border-bottom="2.35pt double #000000" style:border-line-width-bottom="0.26mm 0.04mm 0.53mm" fo:border-left="2.35pt double #000000" style:border-line-width-left="0.26mm 0.04mm 0.53mm" fo:border-right="none" fo:border-top="none"/>
      <style:text-properties fo:font-size="12pt" style:font-size-asian="12pt" style:font-size-complex="12pt"/>
    </style:style>
    <style:style style:name="ce88" style:family="table-cell" style:parent-style-name="Excel_20_Built-in_20_Normal" style:data-style-name="N10004">
      <style:table-cell-properties fo:border-bottom="2.35pt double #000000" style:border-line-width-bottom="0.26mm 0.04mm 0.53mm" style:diagonal-bl-tr="none" style:diagonal-tl-br="none" fo:border-left="2.35pt double #000000" style:border-line-width-left="0.26mm 0.04mm 0.53mm" fo:border-right="none" style:rotation-align="none" fo:border-top="none"/>
      <style:text-properties fo:font-size="12pt" style:font-size-asian="12pt" style:font-size-complex="12pt"/>
    </style:style>
    <style:style style:name="ce89" style:family="table-cell" style:parent-style-name="Default" style:data-style-name="N4">
      <style:table-cell-properties fo:border-bottom="2.35pt double #000000" style:border-line-width-bottom="0.26mm 0.04mm 0.53mm" fo:border-left="2.35pt double #000000" style:border-line-width-left="0.26mm 0.04mm 0.53mm" fo:border-right="none" fo:border-top="2.35pt double #000000" style:border-line-width-top="0.26mm 0.04mm 0.53mm"/>
      <style:text-properties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 style:data-style-name="N4">
      <style:table-cell-properties fo:border-bottom="2.35pt double #000000" style:border-line-width-bottom="0.26mm 0.04mm 0.53mm" fo:border-left="2.35pt double #000000" style:border-line-width-left="0.26mm 0.04mm 0.53mm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4"/>
    <style:style style:name="ce92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93" style:family="table-cell" style:parent-style-name="Default">
      <style:table-cell-properties fo:border-bottom="none" fo:border-left="2.35pt double #000000" style:border-line-width-left="0.26mm 0.04mm 0.53mm" fo:border-right="none" fo:border-top="2.35pt double #000000" style:border-line-width-top="0.26mm 0.04mm 0.53mm"/>
      <style:text-properties fo:font-size="12pt" fo:font-weight="bold" style:font-size-asian="12pt" style:font-weight-asian="bold" style:font-size-complex="12pt" style:font-weight-complex="bold"/>
    </style:style>
    <style:style style:name="ce94" style:family="table-cell" style:parent-style-name="Default">
      <style:table-cell-properties fo:border-bottom="none" fo:border-left="2.35pt double #000000" style:border-line-width-left="0.26mm 0.04mm 0.53mm" fo:border-right="none" fo:border-top="none"/>
      <style:text-properties fo:font-size="12pt" style:font-size-asian="12pt" style:font-size-complex="12pt"/>
    </style:style>
    <style:style style:name="ce95" style:family="table-cell" style:parent-style-name="Default">
      <style:table-cell-properties fo:border-bottom="2.35pt double #000000" style:border-line-width-bottom="0.26mm 0.04mm 0.53mm" fo:border-left="2.35pt double #000000" style:border-line-width-left="0.26mm 0.04mm 0.53mm" fo:border-right="none" fo:border-top="none"/>
      <style:text-properties fo:font-size="12pt" style:font-size-asian="12pt" style:font-size-complex="12pt"/>
    </style:style>
    <style:style style:name="ce18" style:family="table-cell" style:parent-style-name="Default">
      <style:table-cell-properties fo:background-color="transparent"/>
    </style:style>
    <style:style style:name="ce97" style:family="table-cell" style:parent-style-name="Default">
      <style:table-cell-properties fo:border-bottom="none" fo:border-left="none" fo:border-right="none" fo:border-top="0.99pt double #000000" style:border-line-width-top="0.09mm 0.09mm 0.18mm"/>
    </style:style>
    <style:style style:name="ce21" style:family="table-cell" style:parent-style-name="Default" style:data-style-name="N4">
      <style:table-cell-properties style:text-align-source="fix" style:repeat-content="false" fo:border="none"/>
      <style:paragraph-properties fo:text-align="end" fo:margin-left="0mm"/>
      <style:text-properties fo:font-weight="bold" style:font-weight-asian="bold" style:font-weight-complex="bold"/>
    </style:style>
    <style:style style:name="ce99" style:family="table-cell" style:parent-style-name="Default" style:data-style-name="N11">
      <style:table-cell-properties fo:border-bottom="none" fo:border-left="none" fo:border-right="none" fo:border-top="0.99pt double #000000" style:border-line-width-top="0.09mm 0.09mm 0.18mm"/>
      <style:text-properties style:text-underline-style="solid" style:text-underline-width="auto" style:text-underline-color="font-color"/>
    </style:style>
    <style:style style:name="ce100" style:family="table-cell" style:parent-style-name="Default" style:data-style-name="N4">
      <style:table-cell-properties fo:border-bottom="0.99pt double #000000" style:border-line-width-bottom="0.09mm 0.09mm 0.18mm" fo:border-left="none" fo:border-right="none" fo:border-top="none"/>
      <style:text-properties fo:font-size="12pt" style:font-size-asian="12pt" style:font-size-complex="12pt"/>
    </style:style>
    <style:style style:name="ce24" style:family="table-cell" style:parent-style-name="Default" style:data-style-name="N4">
      <style:table-cell-properties fo:border="none"/>
    </style:style>
    <style:style style:name="ce102" style:family="table-cell" style:parent-style-name="Default">
      <style:table-cell-properties fo:border-bottom="0.99pt double #000000" style:border-line-width-bottom="0.09mm 0.09mm 0.18mm" fo:border-left="none" fo:border-right="none" fo:border-top="none"/>
    </style:style>
    <style:style style:name="ce103" style:family="table-cell" style:parent-style-name="Default">
      <style:table-cell-properties fo:border-bottom="none" fo:border-left="1.05pt double #000000" style:border-line-width-left="0.12mm 0.12mm 0.12mm" fo:border-right="none" fo:border-top="1.05pt double #000000" style:border-line-width-top="0.12mm 0.12mm 0.12mm"/>
    </style:style>
    <style:style style:name="ce104" style:family="table-cell" style:parent-style-name="Default">
      <style:table-cell-properties fo:border-bottom="1.05pt double #000000" style:border-line-width-bottom="0.12mm 0.12mm 0.12mm" fo:border-left="1.05pt double #000000" style:border-line-width-left="0.12mm 0.12mm 0.12mm" fo:border-right="none" fo:border-top="none"/>
    </style:style>
    <style:style style:name="ce105" style:family="table-cell" style:parent-style-name="Default" style:data-style-name="N4">
      <style:table-cell-properties fo:border-bottom="0.99pt double #000000" style:border-line-width-bottom="0.09mm 0.09mm 0.18mm" fo:border-left="none" fo:border-right="none" fo:border-top="none"/>
    </style:style>
    <style:style style:name="ce106" style:family="table-cell" style:parent-style-name="Default" style:data-style-name="N11">
      <style:table-cell-properties fo:border-bottom="none" fo:border-left="0.99pt double #000000" style:border-line-width-left="0.09mm 0.09mm 0.18mm" fo:border-right="none" fo:border-top="0.99pt double #000000" style:border-line-width-top="0.09mm 0.09mm 0.18mm"/>
    </style:style>
    <style:style style:name="ce111" style:family="table-cell" style:parent-style-name="Default" style:data-style-name="N4">
      <style:table-cell-properties fo:border-bottom="none" style:text-align-source="fix" style:repeat-content="false" fo:border-left="0.99pt double #000000" style:border-line-width-left="0.09mm 0.09mm 0.18mm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112" style:family="table-cell" style:parent-style-name="Default">
      <style:table-cell-properties fo:border-bottom="none" fo:border-left="none" fo:border-right="none" fo:border-top="2.35pt double #000000" style:border-line-width-top="0.26mm 0.04mm 0.53mm"/>
    </style:style>
    <style:style style:name="ce114" style:family="table-cell" style:parent-style-name="Default">
      <style:table-cell-properties fo:border-bottom="2.35pt double #000000" style:border-line-width-bottom="0.26mm 0.04mm 0.53mm" fo:border-left="none" fo:border-right="none" fo:border-top="none"/>
    </style:style>
    <style:style style:name="ce115" style:family="table-cell" style:parent-style-name="Default">
      <style:table-cell-properties fo:border-bottom="2.35pt double #000000" style:border-line-width-bottom="0.26mm 0.04mm 0.53mm" fo:border-left="none" fo:border-right="none" fo:border-top="2.35pt double #000000" style:border-line-width-top="0.26mm 0.04mm 0.53mm"/>
    </style:style>
    <style:style style:name="ce117" style:family="table-cell" style:parent-style-name="Default" style:data-style-name="N4">
      <style:table-cell-properties fo:border-bottom="2.35pt double #000000" style:border-line-width-bottom="0.26mm 0.04mm 0.53mm" fo:border-left="none" fo:border-right="none" fo:border-top="none"/>
      <style:text-properties fo:font-size="12pt" style:font-size-asian="12pt" style:font-size-complex="12pt"/>
    </style:style>
    <style:style style:name="ce118" style:family="table-cell" style:parent-style-name="Default">
      <style:table-cell-properties fo:border-bottom="none" fo:border-left="none" fo:border-right="none" fo:border-top="2.35pt double #000000" style:border-line-width-top="0.26mm 0.04mm 0.53mm"/>
      <style:text-properties fo:font-size="12pt" style:font-size-asian="12pt" style:font-size-complex="12pt"/>
    </style:style>
    <style:style style:name="ce119" style:family="table-cell" style:parent-style-name="Default" style:data-style-name="N4">
      <style:table-cell-properties fo:border-bottom="none" fo:border-left="none" fo:border-right="none" fo:border-top="0.99pt double #000000" style:border-line-width-top="0.09mm 0.09mm 0.18mm"/>
    </style:style>
    <style:style style:name="ce30" style:family="table-cell" style:parent-style-name="Default" style:data-style-name="N11">
      <style:table-cell-properties fo:border="none"/>
      <style:text-properties style:text-underline-style="solid" style:text-underline-width="auto" style:text-underline-color="font-color"/>
    </style:style>
    <style:style style:name="ce12" style:family="table-cell" style:parent-style-name="Default" style:data-style-name="N4">
      <style:text-properties fo:font-size="12pt" style:font-size-asian="12pt" style:font-size-complex="12pt"/>
    </style:style>
    <style:style style:name="ce123" style:family="table-cell" style:parent-style-name="Default" style:data-style-name="N11">
      <style:table-cell-properties fo:border-bottom="none" fo:border-left="none" fo:border-right="none" fo:border-top="1.05pt double #000000" style:border-line-width-top="0.12mm 0.12mm 0.12mm"/>
      <style:text-properties style:text-underline-style="solid" style:text-underline-width="auto" style:text-underline-color="font-color"/>
    </style:style>
    <style:style style:name="ce124" style:family="table-cell" style:parent-style-name="Default" style:data-style-name="N4">
      <style:table-cell-properties fo:border-bottom="1.05pt double #000000" style:border-line-width-bottom="0.12mm 0.12mm 0.12mm" fo:border-left="none" fo:border-right="none" fo:border-top="none"/>
      <style:text-properties fo:font-size="12pt" style:font-size-asian="12pt" style:font-size-complex="12pt"/>
    </style:style>
    <style:style style:name="ce31" style:family="table-cell" style:parent-style-name="Default" style:data-style-name="N4">
      <style:table-cell-properties fo:border="none"/>
      <style:text-properties fo:font-size="12pt" style:font-size-asian="12pt" style:font-size-complex="12pt"/>
    </style:style>
    <style:style style:name="ce126" style:family="table-cell" style:parent-style-name="Default" style:data-style-name="N11">
      <style:table-cell-properties fo:border-bottom="none" fo:border-left="none" fo:border-right="none" fo:border-top="0.99pt double #000000" style:border-line-width-top="0.09mm 0.09mm 0.18mm"/>
    </style:style>
    <style:style style:name="ce127" style:family="table-cell" style:parent-style-name="Default" style:data-style-name="N4">
      <style:table-cell-properties fo:border-bottom="0.99pt double #000000" style:border-line-width-bottom="0.09mm 0.09mm 0.18mm" fo:border-left="none" fo:border-right="none" fo:border-top="0.99pt double #000000" style:border-line-width-top="0.09mm 0.09mm 0.18mm"/>
      <style:text-properties fo:font-size="12pt" fo:font-weight="bold" style:font-size-asian="12pt" style:font-weight-asian="bold" style:font-size-complex="12pt" style:font-weight-complex="bold"/>
    </style:style>
    <style:style style:name="ce134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129" style:family="table-cell" style:parent-style-name="Default" style:data-style-name="N120">
      <style:table-cell-properties fo:border-bottom="none" fo:border-left="none" fo:border-right="none" fo:border-top="0.99pt double #000000" style:border-line-width-top="0.09mm 0.09mm 0.18mm"/>
      <style:text-properties fo:font-size="12pt" style:font-size-asian="12pt" style:font-size-complex="12pt"/>
    </style:style>
    <style:style style:name="ce34" style:family="table-cell" style:parent-style-name="Default" style:data-style-name="N120">
      <style:text-properties fo:font-size="12pt" style:font-size-asian="12pt" style:font-size-complex="12pt"/>
    </style:style>
    <style:style style:name="ce133" style:family="table-cell" style:parent-style-name="Default" style:data-style-name="N120">
      <style:table-cell-properties fo:border-bottom="none" fo:border-left="none" fo:border-right="none" fo:border-top="2.35pt double #000000" style:border-line-width-top="0.26mm 0.04mm 0.53mm"/>
      <style:text-properties fo:font-size="12pt" style:font-size-asian="12pt" style:font-size-complex="12pt"/>
    </style:style>
    <style:style style:name="ce135" style:family="table-cell" style:parent-style-name="Default" style:data-style-name="N120">
      <style:table-cell-properties fo:border-bottom="2.35pt double #000000" style:border-line-width-bottom="0.26mm 0.04mm 0.53mm" fo:border-left="none" fo:border-right="none" fo:border-top="none"/>
      <style:text-properties fo:font-size="12pt" style:font-size-asian="12pt" style:font-size-complex="12pt"/>
    </style:style>
    <style:style style:name="ce136" style:family="table-cell" style:parent-style-name="Default" style:data-style-name="N120">
      <style:table-cell-properties fo:border-bottom="2.35pt double #000000" style:border-line-width-bottom="0.26mm 0.04mm 0.53mm" fo:border-left="none" fo:border-right="none" fo:border-top="2.35pt double #000000" style:border-line-width-top="0.26mm 0.04mm 0.53mm"/>
      <style:text-properties fo:font-size="12pt" style:font-size-asian="12pt" style:font-size-complex="12pt"/>
    </style:style>
    <style:style style:name="ce137" style:family="table-cell" style:parent-style-name="Default" style:data-style-name="N120">
      <style:table-cell-properties fo:border-bottom="2.35pt double #000000" style:border-line-width-bottom="0.26mm 0.04mm 0.53mm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38" style:family="table-cell" style:parent-style-name="Default" style:data-style-name="N4">
      <style:table-cell-properties fo:border-bottom="none" fo:border-left="none" fo:border-right="none" fo:border-top="2.35pt double #000000" style:border-line-width-top="0.26mm 0.04mm 0.53mm"/>
    </style:style>
    <style:style style:name="ce16" style:family="table-cell" style:parent-style-name="Default" style:data-style-name="N4">
      <style:table-cell-properties fo:background-color="transparent"/>
    </style:style>
    <style:style style:name="ce64" style:family="table-cell" style:parent-style-name="Default">
      <style:text-properties fo:font-size="12pt" style:font-size-asian="12pt" style:font-size-complex="12pt"/>
    </style:style>
    <style:style style:name="ce141" style:family="table-cell" style:parent-style-name="Default">
      <style:table-cell-properties fo:border-bottom="2.35pt double #000000" style:border-line-width-bottom="0.26mm 0.04mm 0.53mm" fo:border-left="none" fo:border-right="none" fo:border-top="none"/>
      <style:text-properties fo:font-size="12pt" style:font-size-asian="12pt" style:font-size-complex="12pt"/>
    </style:style>
    <style:style style:name="ce142" style:family="table-cell" style:parent-style-name="Default" style:data-style-name="N4">
      <style:table-cell-properties fo:border-bottom="none" fo:border-left="none" fo:border-right="none" fo:border-top="0.99pt double #000000" style:border-line-width-top="0.09mm 0.09mm 0.18mm"/>
      <style:text-properties fo:font-size="12pt" style:font-size-asian="12pt" style:font-size-complex="12pt"/>
    </style:style>
    <style:style style:name="ce143" style:family="table-cell" style:parent-style-name="Excel_20_Built-in_20_Normal" style:data-style-name="N122">
      <style:table-cell-properties style:diagonal-bl-tr="none" style:diagonal-tl-br="none" fo:border="none" style:rotation-align="none"/>
      <style:text-properties fo:font-size="12pt" style:font-size-asian="12pt" style:font-size-complex="12pt"/>
    </style:style>
    <style:style style:name="ce37" style:family="table-cell" style:parent-style-name="Default" style:data-style-name="N122">
      <style:text-properties fo:font-size="12pt" style:font-size-asian="12pt" style:font-size-complex="12pt"/>
    </style:style>
    <style:style style:name="ce145" style:family="table-cell" style:parent-style-name="Default" style:data-style-name="N122">
      <style:table-cell-properties fo:border-bottom="0.99pt double #000000" style:border-line-width-bottom="0.09mm 0.09mm 0.18mm" fo:border-left="none" fo:border-right="none" fo:border-top="none"/>
      <style:text-properties fo:font-size="12pt" style:font-size-asian="12pt" style:font-size-complex="12pt"/>
    </style:style>
    <style:style style:name="ce146" style:family="table-cell" style:parent-style-name="Default" style:data-style-name="N122">
      <style:table-cell-properties fo:border-bottom="none" fo:border-left="none" fo:border-right="none" fo:border-top="2.35pt double #000000" style:border-line-width-top="0.26mm 0.04mm 0.53mm"/>
      <style:text-properties fo:font-size="12pt" style:font-size-asian="12pt" style:font-size-complex="12pt"/>
    </style:style>
    <style:style style:name="ce147" style:family="table-cell" style:parent-style-name="Default" style:data-style-name="N122">
      <style:table-cell-properties fo:border-bottom="2.35pt double #000000" style:border-line-width-bottom="0.26mm 0.04mm 0.53mm" fo:border-left="none" fo:border-right="none" fo:border-top="none"/>
      <style:text-properties fo:font-size="12pt" style:font-size-asian="12pt" style:font-size-complex="12pt"/>
    </style:style>
    <style:style style:name="ce148" style:family="table-cell" style:parent-style-name="Excel_20_Built-in_20_Normal" style:data-style-name="N122">
      <style:table-cell-properties fo:border-bottom="2.35pt double #000000" style:border-line-width-bottom="0.26mm 0.04mm 0.53mm" style:diagonal-bl-tr="none" style:diagonal-tl-br="none" fo:border-left="none" fo:border-right="none" style:rotation-align="none" fo:border-top="none"/>
      <style:text-properties fo:font-size="12pt" style:font-size-asian="12pt" style:font-size-complex="12pt"/>
    </style:style>
    <style:style style:name="ce150" style:family="table-cell" style:parent-style-name="Default" style:data-style-name="N4">
      <style:table-cell-properties fo:border-bottom="2.35pt double #000000" style:border-line-width-bottom="0.26mm 0.04mm 0.53mm" fo:border-left="none" fo:border-right="none" fo:border-top="2.35pt double #000000" style:border-line-width-top="0.26mm 0.04mm 0.53mm"/>
      <style:text-properties fo:font-size="12pt" style:font-size-asian="12pt" style:font-size-complex="12pt"/>
    </style:style>
    <style:style style:name="ce151" style:family="table-cell" style:parent-style-name="Default" style:data-style-name="N121">
      <style:table-cell-properties fo:border-bottom="2.35pt double #000000" style:border-line-width-bottom="0.26mm 0.04mm 0.53mm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52" style:family="table-cell" style:parent-style-name="Default" style:data-style-name="N4">
      <style:table-cell-properties fo:border-bottom="none" fo:border-left="none" fo:border-right="none" fo:border-top="2.35pt double #000000" style:border-line-width-top="0.26mm 0.04mm 0.53mm"/>
      <style:text-properties fo:font-size="15pt" fo:font-weight="bold" style:font-size-asian="15pt" style:font-weight-asian="bold" style:font-size-complex="15pt" style:font-weight-complex="bold"/>
    </style:style>
    <style:style style:name="ce153" style:family="table-cell" style:parent-style-name="Default" style:data-style-name="N4">
      <style:table-cell-properties fo:border-bottom="none" fo:border-left="none" fo:border-right="none" fo:border-top="2.35pt double #000000" style:border-line-width-top="0.26mm 0.04mm 0.53mm"/>
      <style:text-properties fo:font-size="12pt" style:font-size-asian="12pt" style:font-size-complex="12pt"/>
    </style:style>
    <style:style style:name="ce154" style:family="table-cell" style:parent-style-name="Default" style:data-style-name="N4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65" style:family="table-cell" style:parent-style-name="Default" style:data-style-name="N4">
      <style:table-cell-properties fo:border-bottom="2.35pt double #000000" style:border-line-width-bottom="0.26mm 0.04mm 0.53mm" fo:border-left="2.35pt double #000000" style:border-line-width-left="0.26mm 0.04mm 0.53mm" fo:border-right="none" fo:border-top="2.35pt double #000000" style:border-line-width-top="0.26mm 0.04mm 0.53mm"/>
      <style:text-properties fo:font-size="12pt" style:text-underline-style="solid" style:text-underline-type="double" style:text-underline-width="auto" style:text-underline-color="font-color" fo:font-weight="bold" style:font-size-asian="12pt" style:font-weight-asian="bold" style:font-size-complex="12pt" style:font-weight-complex="bold"/>
    </style:style>
    <style:style style:name="ce166" style:family="table-cell" style:parent-style-name="Default" style:data-style-name="N4">
      <style:table-cell-properties fo:border-bottom="none" style:text-align-source="fix" style:repeat-content="false" fo:border-left="none" fo:border-right="none" fo:border-top="2.35pt double #000000" style:border-line-width-top="0.26mm 0.04mm 0.53mm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70" style:family="table-cell" style:parent-style-name="Default">
      <style:table-cell-properties fo:background-color="transparent"/>
      <style:text-properties fo:color="#ce181e" fo:font-weight="bold" style:font-weight-asian="bold" style:font-weight-complex="bold"/>
    </style:style>
    <style:style style:name="ce169" style:family="table-cell" style:parent-style-name="Default">
      <style:table-cell-properties fo:background-color="transparent"/>
      <style:text-properties fo:color="#ce181e"/>
    </style:style>
    <style:style style:name="ce171" style:family="table-cell" style:parent-style-name="Default" style:data-style-name="N4">
      <style:table-cell-properties fo:border-bottom="none" fo:border-left="none" fo:border-right="0.99pt double #000000" style:border-line-width-right="0.09mm 0.09mm 0.18mm" fo:border-top="0.99pt double #000000" style:border-line-width-top="0.09mm 0.09mm 0.18mm"/>
    </style:style>
    <style:style style:name="ce172" style:family="table-cell" style:parent-style-name="Default">
      <style:table-cell-properties fo:border-bottom="none" fo:border-left="none" fo:border-right="0.99pt double #000000" style:border-line-width-right="0.09mm 0.09mm 0.18mm" fo:border-top="none"/>
    </style:style>
    <style:style style:name="ce173" style:family="table-cell" style:parent-style-name="Default" style:data-style-name="N4">
      <style:table-cell-properties fo:border-bottom="none" style:text-align-source="fix" style:repeat-content="false" fo:border-left="none" fo:border-right="0.99pt double #000000" style:border-line-width-right="0.09mm 0.09mm 0.18mm" fo:border-top="none"/>
      <style:paragraph-properties fo:text-align="end" fo:margin-left="0mm"/>
      <style:text-properties fo:font-weight="bold" style:font-weight-asian="bold" style:font-weight-complex="bold"/>
    </style:style>
    <style:style style:name="ce174" style:family="table-cell" style:parent-style-name="Default" style:data-style-name="N4">
      <style:table-cell-properties fo:border-bottom="0.99pt double #000000" style:border-line-width-bottom="0.09mm 0.09mm 0.18mm" fo:border-left="none" fo:border-right="0.99pt double #000000" style:border-line-width-right="0.09mm 0.09mm 0.18mm" fo:border-top="none"/>
    </style:style>
    <style:style style:name="ce175" style:family="table-cell" style:parent-style-name="Default" style:data-style-name="N11">
      <style:table-cell-properties fo:border-bottom="none" fo:border-left="none" fo:border-right="0.99pt double #000000" style:border-line-width-right="0.09mm 0.09mm 0.18mm" fo:border-top="none"/>
      <style:text-properties style:text-underline-style="solid" style:text-underline-width="auto" style:text-underline-color="font-color"/>
    </style:style>
    <style:style style:name="ce176" style:family="table-cell" style:parent-style-name="Default" style:data-style-name="N4">
      <style:table-cell-properties fo:border-bottom="none" fo:border-left="none" fo:border-right="0.99pt double #000000" style:border-line-width-right="0.09mm 0.09mm 0.18mm" fo:border-top="none"/>
      <style:text-properties fo:font-size="12pt" style:font-size-asian="12pt" style:font-size-complex="12pt"/>
    </style:style>
    <style:style style:name="ce177" style:family="table-cell" style:parent-style-name="Default" style:data-style-name="N11">
      <style:table-cell-properties fo:border-bottom="none" fo:border-left="none" fo:border-right="0.99pt double #000000" style:border-line-width-right="0.09mm 0.09mm 0.18mm" fo:border-top="0.99pt double #000000" style:border-line-width-top="0.09mm 0.09mm 0.18mm"/>
      <style:text-properties style:text-underline-style="solid" style:text-underline-width="auto" style:text-underline-color="font-color"/>
    </style:style>
    <style:style style:name="ce178" style:family="table-cell" style:parent-style-name="Default" style:data-style-name="N4">
      <style:table-cell-properties fo:border-bottom="0.99pt double #000000" style:border-line-width-bottom="0.09mm 0.09mm 0.18mm" fo:border-left="none" fo:border-right="0.99pt double #000000" style:border-line-width-right="0.09mm 0.09mm 0.18mm" fo:border-top="none"/>
      <style:text-properties fo:font-size="12pt" style:font-size-asian="12pt" style:font-size-complex="12pt"/>
    </style:style>
    <style:style style:name="ce179" style:family="table-cell" style:parent-style-name="Default" style:data-style-name="N11">
      <style:table-cell-properties fo:border-bottom="none" fo:border-left="none" fo:border-right="1.05pt double #000000" style:border-line-width-right="0.12mm 0.12mm 0.12mm" fo:border-top="1.05pt double #000000" style:border-line-width-top="0.12mm 0.12mm 0.12mm"/>
      <style:text-properties style:text-underline-style="solid" style:text-underline-width="auto" style:text-underline-color="font-color"/>
    </style:style>
    <style:style style:name="ce180" style:family="table-cell" style:parent-style-name="Default" style:data-style-name="N4">
      <style:table-cell-properties fo:border-bottom="1.05pt double #000000" style:border-line-width-bottom="0.12mm 0.12mm 0.12mm" fo:border-left="none" fo:border-right="1.05pt double #000000" style:border-line-width-right="0.12mm 0.12mm 0.12mm" fo:border-top="none"/>
      <style:text-properties fo:font-size="12pt" style:font-size-asian="12pt" style:font-size-complex="12pt"/>
    </style:style>
    <style:style style:name="ce181" style:family="table-cell" style:parent-style-name="Default">
      <style:table-cell-properties fo:border-bottom="none" fo:border-left="none" fo:border-right="0.99pt double #000000" style:border-line-width-right="0.09mm 0.09mm 0.18mm" fo:border-top="0.99pt double #000000" style:border-line-width-top="0.09mm 0.09mm 0.18mm"/>
    </style:style>
    <style:style style:name="ce182" style:family="table-cell" style:parent-style-name="Default" style:data-style-name="N4">
      <style:table-cell-properties fo:border-bottom="none" fo:border-left="none" fo:border-right="0.99pt double #000000" style:border-line-width-right="0.09mm 0.09mm 0.18mm" fo:border-top="none"/>
    </style:style>
    <style:style style:name="ce183" style:family="table-cell" style:parent-style-name="Default" style:data-style-name="N11">
      <style:table-cell-properties fo:border-bottom="none" fo:border-left="none" fo:border-right="0.99pt double #000000" style:border-line-width-right="0.09mm 0.09mm 0.18mm" fo:border-top="0.99pt double #000000" style:border-line-width-top="0.09mm 0.09mm 0.18mm"/>
    </style:style>
    <style:style style:name="ce196" style:family="table-cell" style:parent-style-name="Default" style:data-style-name="N4">
      <style:table-cell-properties fo:border-bottom="0.99pt double #000000" style:border-line-width-bottom="0.09mm 0.09mm 0.18mm" fo:border-left="none" fo:border-right="0.99pt double #000000" style:border-line-width-right="0.09mm 0.09mm 0.18mm" fo:border-top="0.99pt double #000000" style:border-line-width-top="0.09mm 0.09mm 0.18mm"/>
      <style:text-properties fo:font-size="12pt" fo:font-weight="bold" style:font-size-asian="12pt" style:font-weight-asian="bold" style:font-size-complex="12pt" style:font-weight-complex="bold"/>
    </style:style>
    <style:style style:name="ce197" style:family="table-cell" style:parent-style-name="Default" style:data-style-name="N4">
      <style:table-cell-properties fo:border-bottom="none" fo:border-left="none" fo:border-right="2.35pt double #000000" style:border-line-width-right="0.26mm 0.04mm 0.53mm" fo:border-top="2.35pt double #000000" style:border-line-width-top="0.26mm 0.04mm 0.53mm"/>
      <style:text-properties fo:font-size="15pt" fo:font-weight="bold" style:font-size-asian="15pt" style:font-weight-asian="bold" style:font-size-complex="15pt" style:font-weight-complex="bold"/>
    </style:style>
    <style:style style:name="ce198" style:family="table-cell" style:parent-style-name="Default" style:data-style-name="N4">
      <style:table-cell-properties fo:border-bottom="none" fo:border-left="none" fo:border-right="2.35pt double #000000" style:border-line-width-right="0.26mm 0.04mm 0.53mm" fo:border-top="none"/>
      <style:text-properties fo:font-size="12pt" style:font-size-asian="12pt" style:font-size-complex="12pt"/>
    </style:style>
    <style:style style:name="ce199" style:family="table-cell" style:parent-style-name="Default" style:data-style-name="N4">
      <style:table-cell-properties fo:border-bottom="none" fo:border-left="none" fo:border-right="0.99pt double #000000" style:border-line-width-right="0.09mm 0.09mm 0.18mm" fo:border-top="0.99pt double #000000" style:border-line-width-top="0.09mm 0.09mm 0.18mm"/>
      <style:text-properties fo:font-size="12pt" style:font-size-asian="12pt" style:font-size-complex="12pt"/>
    </style:style>
    <style:style style:name="ce200" style:family="table-cell" style:parent-style-name="Default" style:data-style-name="N4">
      <style:table-cell-properties fo:border-bottom="0.99pt double #000000" style:border-line-width-bottom="0.09mm 0.09mm 0.18mm" fo:border-left="none" fo:border-right="0.99pt double #000000" style:border-line-width-right="0.09mm 0.09mm 0.18mm" fo:border-top="none"/>
      <style:text-properties fo:font-size="12pt" fo:font-weight="bold" style:font-size-asian="12pt" style:font-weight-asian="bold" style:font-size-complex="12pt" style:font-weight-complex="bold"/>
    </style:style>
    <style:style style:name="ce201" style:family="table-cell" style:parent-style-name="Default" style:data-style-name="N4">
      <style:table-cell-properties fo:border-bottom="none" fo:background-color="transparent" fo:border-left="none" fo:border-right="2.35pt double #000000" style:border-line-width-right="0.26mm 0.04mm 0.53mm" fo:border-top="2.35pt double #000000" style:border-line-width-top="0.26mm 0.04mm 0.53mm"/>
      <style:text-properties fo:font-size="12pt" fo:font-weight="bold" style:font-size-asian="12pt" style:font-weight-asian="bold" style:font-size-complex="12pt" style:font-weight-complex="bold"/>
    </style:style>
    <style:style style:name="ce202" style:family="table-cell" style:parent-style-name="Default" style:data-style-name="N4">
      <style:table-cell-properties fo:border-bottom="none" fo:background-color="transparent" fo:border-left="none" fo:border-right="2.35pt double #000000" style:border-line-width-right="0.26mm 0.04mm 0.53mm" fo:border-top="none"/>
      <style:text-properties fo:font-size="12pt" fo:font-weight="bold" style:font-size-asian="12pt" style:font-weight-asian="bold" style:font-size-complex="12pt" style:font-weight-complex="bold"/>
    </style:style>
    <style:style style:name="ce203" style:family="table-cell" style:parent-style-name="Default" style:data-style-name="N4">
      <style:table-cell-properties fo:border-bottom="2.35pt double #000000" style:border-line-width-bottom="0.26mm 0.04mm 0.53mm" fo:background-color="transparent" fo:border-left="none" fo:border-right="2.35pt double #000000" style:border-line-width-right="0.26mm 0.04mm 0.53mm" fo:border-top="none"/>
      <style:text-properties fo:font-size="12pt" fo:font-weight="bold" style:font-size-asian="12pt" style:font-weight-asian="bold" style:font-size-complex="12pt" style:font-weight-complex="bold"/>
    </style:style>
    <style:style style:name="ce205" style:family="table-cell" style:parent-style-name="Default" style:data-style-name="N4">
      <style:table-cell-properties fo:border-bottom="none" fo:border-left="none" fo:border-right="2.35pt double #000000" style:border-line-width-right="0.26mm 0.04mm 0.53mm" fo:border-top="2.35pt double #000000" style:border-line-width-top="0.26mm 0.04mm 0.53mm"/>
      <style:text-properties fo:font-size="12pt" fo:font-weight="bold" style:font-size-asian="12pt" style:font-weight-asian="bold" style:font-size-complex="12pt" style:font-weight-complex="bold"/>
    </style:style>
    <style:style style:name="ce206" style:family="table-cell" style:parent-style-name="Default" style:data-style-name="N4">
      <style:table-cell-properties fo:border-bottom="none" fo:border-left="none" fo:border-right="2.35pt double #000000" style:border-line-width-right="0.26mm 0.04mm 0.53mm" fo:border-top="none"/>
      <style:text-properties fo:font-size="12pt" fo:font-weight="bold" style:font-size-asian="12pt" style:font-weight-asian="bold" style:font-size-complex="12pt" style:font-weight-complex="bold"/>
    </style:style>
    <style:style style:name="ce207" style:family="table-cell" style:parent-style-name="Default" style:data-style-name="N4">
      <style:table-cell-properties fo:border-bottom="2.35pt double #000000" style:border-line-width-bottom="0.26mm 0.04mm 0.53mm" fo:border-left="none" fo:border-right="2.35pt double #000000" style:border-line-width-right="0.26mm 0.04mm 0.53mm" fo:border-top="none"/>
      <style:text-properties fo:font-size="12pt" fo:font-weight="bold" style:font-size-asian="12pt" style:font-weight-asian="bold" style:font-size-complex="12pt" style:font-weight-complex="bold"/>
    </style:style>
    <style:style style:name="ce208" style:family="table-cell" style:parent-style-name="Default" style:data-style-name="N4">
      <style:table-cell-properties fo:border-bottom="2.35pt double #000000" style:border-line-width-bottom="0.26mm 0.04mm 0.53mm" fo:border-left="none" fo:border-right="2.35pt double #000000" style:border-line-width-right="0.26mm 0.04mm 0.53mm" fo:border-top="2.35pt double #000000" style:border-line-width-top="0.26mm 0.04mm 0.53mm"/>
      <style:text-properties fo:font-size="12pt" fo:font-weight="bold" style:font-size-asian="12pt" style:font-weight-asian="bold" style:font-size-complex="12pt" style:font-weight-complex="bold"/>
    </style:style>
    <style:style style:name="ce209" style:family="table-cell" style:parent-style-name="Default" style:data-style-name="N4">
      <style:table-cell-properties fo:border-bottom="none" style:text-align-source="fix" style:repeat-content="false" fo:border-left="none" fo:border-right="2.35pt double #000000" style:border-line-width-right="0.26mm 0.04mm 0.53mm" fo:border-top="none"/>
      <style:paragraph-properties fo:text-align="center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10" style:family="table-cell" style:parent-style-name="Default" style:data-style-name="N4">
      <style:table-cell-properties fo:border-bottom="2.35pt double #000000" style:border-line-width-bottom="0.26mm 0.04mm 0.53mm" fo:background-color="#dddddd" fo:border-left="none" fo:border-right="2.35pt double #000000" style:border-line-width-right="0.26mm 0.04mm 0.53mm" fo:border-top="2.35pt double #000000" style:border-line-width-top="0.26mm 0.04mm 0.53mm"/>
      <style:text-properties fo:font-size="12pt" fo:font-weight="bold" style:font-size-asian="12pt" style:font-weight-asian="bold" style:font-size-complex="12pt" style:font-weight-complex="bold"/>
    </style:style>
    <style:style style:name="ce215" style:family="table-cell" style:parent-style-name="Default">
      <style:table-cell-properties fo:border-bottom="none" fo:border-left="none" fo:border-right="2.35pt double #000000" style:border-line-width-right="0.26mm 0.04mm 0.53mm" fo:border-top="2.35pt double #000000" style:border-line-width-top="0.26mm 0.04mm 0.53mm"/>
    </style:style>
    <style:style style:name="ce216" style:family="table-cell" style:parent-style-name="Default">
      <style:table-cell-properties fo:border-bottom="none" fo:border-left="none" fo:border-right="2.35pt double #000000" style:border-line-width-right="0.26mm 0.04mm 0.53mm" fo:border-top="none"/>
    </style:style>
    <style:style style:name="ce217" style:family="table-cell" style:parent-style-name="Default">
      <style:table-cell-properties fo:border-bottom="none" fo:background-color="transparent" fo:border-left="none" fo:border-right="2.35pt double #000000" style:border-line-width-right="0.26mm 0.04mm 0.53mm" fo:border-top="2.35pt double #000000" style:border-line-width-top="0.26mm 0.04mm 0.53mm"/>
      <style:text-properties fo:font-size="12pt" style:font-size-asian="12pt" style:font-size-complex="12pt"/>
    </style:style>
    <style:style style:name="ce221" style:family="table-cell" style:parent-style-name="Default">
      <style:table-cell-properties fo:border-bottom="none" fo:background-color="transparent" fo:border-left="none" fo:border-right="2.35pt double #000000" style:border-line-width-right="0.26mm 0.04mm 0.53mm" fo:border-top="none"/>
      <style:text-properties fo:font-size="12pt" style:font-size-asian="12pt" style:font-size-complex="12pt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26" style:family="table-cell" style:parent-style-name="Default" style:data-style-name="N0">
      <style:table-cell-properties fo:border-bottom="none" fo:border-left="0.99pt double #000000" style:border-line-width-left="0.09mm 0.09mm 0.18mm" fo:border-right="none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28" style:family="table-cell" style:parent-style-name="Default" style:data-style-name="N0">
      <style:table-cell-properties fo:border-bottom="none" fo:border-left="0.99pt double #000000" style:border-line-width-left="0.09mm 0.09mm 0.18mm" fo:border-right="none" fo:border-top="none"/>
      <style:text-properties style:font-name="Liberation Serif" fo:font-size="12pt" style:font-size-asian="12pt" style:font-size-complex="12pt"/>
    </style:style>
    <style:style style:name="ce229" style:family="table-cell" style:parent-style-name="Default">
      <style:table-cell-properties fo:border-bottom="none" fo:border-left="0.99pt double #000000" style:border-line-width-left="0.09mm 0.09mm 0.18mm" fo:border-right="none" fo:border-top="none"/>
      <style:text-properties style:font-name="Liberation Serif" fo:font-size="12pt" style:font-size-asian="12pt" style:font-size-complex="12pt"/>
    </style:style>
    <style:style style:name="ce235" style:family="table-cell" style:parent-style-name="Default" style:data-style-name="N0">
      <style:table-cell-properties fo:border-bottom="0.99pt double #000000" style:border-line-width-bottom="0.09mm 0.09mm 0.18mm" fo:border-left="0.99pt double #000000" style:border-line-width-left="0.09mm 0.09mm 0.18mm" fo:border-right="none" fo:border-top="none"/>
      <style:text-properties style:font-name="Liberation Serif" fo:font-size="12pt" style:font-size-asian="12pt" style:font-size-complex="12pt"/>
    </style:style>
    <style:style style:name="ce236" style:family="table-cell" style:parent-style-name="Default" style:data-style-name="N0">
      <style:table-cell-properties fo:border-bottom="none" fo:border-left="none" fo:border-right="none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55" style:family="table-cell" style:parent-style-name="Default" style:data-style-name="N0">
      <style:text-properties style:font-name="Liberation Serif" fo:font-size="12pt" style:font-size-asian="12pt" style:font-size-complex="12pt"/>
    </style:style>
    <style:style style:name="ce188" style:family="table-cell" style:parent-style-name="Default">
      <style:text-properties style:font-name="Liberation Serif" fo:font-size="12pt" style:font-size-asian="12pt" style:font-size-complex="12pt"/>
    </style:style>
    <style:style style:name="ce239" style:family="table-cell" style:parent-style-name="Default" style:data-style-name="N0">
      <style:table-cell-properties fo:border-bottom="0.99pt double #000000" style:border-line-width-bottom="0.09mm 0.09mm 0.18mm" fo:border-left="none" fo:border-right="none" fo:border-top="none"/>
      <style:text-properties style:font-name="Liberation Serif" fo:font-size="12pt" style:font-size-asian="12pt" style:font-size-complex="12pt"/>
    </style:style>
    <style:style style:name="ce241" style:family="table-cell" style:parent-style-name="Default">
      <style:table-cell-properties fo:border-bottom="0.99pt double #000000" style:border-line-width-bottom="0.09mm 0.09mm 0.18mm" fo:border-left="0.99pt double #000000" style:border-line-width-left="0.09mm 0.09mm 0.18mm" fo:border-right="none" fo:border-top="none"/>
      <style:text-properties style:font-name="Liberation Serif" fo:font-size="12pt" style:font-size-asian="12pt" style:font-size-complex="12pt"/>
    </style:style>
    <style:style style:name="ce243" style:family="table-cell" style:parent-style-name="Default">
      <style:table-cell-properties fo:border-bottom="none" fo:border-left="0.99pt double #000000" style:border-line-width-left="0.09mm 0.09mm 0.18mm" fo:border-right="none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56" style:family="table-cell" style:parent-style-name="Default" style:data-style-name="N36">
      <style:text-properties style:font-name="Liberation Serif" fo:font-size="12pt" style:font-size-asian="12pt" style:font-size-complex="12pt"/>
    </style:style>
    <style:style style:name="ce247" style:family="table-cell" style:parent-style-name="Default">
      <style:table-cell-properties fo:border-bottom="none" fo:border-left="none" fo:border-right="none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250" style:family="table-cell" style:parent-style-name="Default" style:data-style-name="N4">
      <style:table-cell-properties fo:border-bottom="0.99pt double #000000" style:border-line-width-bottom="0.09mm 0.09mm 0.18mm" fo:border-left="none" fo:border-right="none" fo:border-top="none"/>
      <style:text-properties style:font-name="Liberation Serif" fo:font-size="12pt" style:font-size-asian="12pt" style:font-size-complex="12pt"/>
    </style:style>
    <style:style style:name="ce251" style:family="table-cell" style:parent-style-name="Default">
      <style:table-cell-properties fo:border-bottom="none" fo:background-color="#dddddd" fo:border-left="none" fo:border-right="none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252" style:family="table-cell" style:parent-style-name="Default">
      <style:table-cell-properties fo:background-color="#dddddd"/>
      <style:text-properties style:font-name="Liberation Serif" fo:font-size="12pt" style:font-size-asian="12pt" style:font-size-complex="12pt"/>
    </style:style>
    <style:style style:name="ce253" style:family="table-cell" style:parent-style-name="Default" style:data-style-name="N11">
      <style:text-properties fo:font-size="9pt" style:font-size-asian="9pt" style:font-size-complex="9pt"/>
    </style:style>
    <style:style style:name="ce254" style:family="table-cell" style:parent-style-name="Default" style:data-style-name="N11"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258" style:family="table-cell" style:parent-style-name="Default" style:data-style-name="N11">
      <style:table-cell-properties fo:border-bottom="none" fo:border-left="none" fo:border-right="none" fo:border-top="0.99pt double #000000" style:border-line-width-top="0.09mm 0.09mm 0.18mm"/>
      <style:text-properties style:font-name="Liberation Serif" fo:font-size="9pt" style:font-size-asian="9pt" style:font-size-complex="9pt"/>
    </style:style>
    <style:style style:name="ce259" style:family="table-cell" style:parent-style-name="Default" style:data-style-name="N11">
      <style:text-properties style:font-name="Liberation Serif" fo:font-size="9pt" style:font-size-asian="9pt" style:font-size-complex="9pt"/>
    </style:style>
    <style:style style:name="ce260" style:family="table-cell" style:parent-style-name="Default" style:data-style-name="N3">
      <style:table-cell-properties fo:border-bottom="0.99pt double #000000" style:border-line-width-bottom="0.09mm 0.09mm 0.18mm" fo:border-left="none" fo:border-right="none" fo:border-top="none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261" style:family="table-cell" style:parent-style-name="Default" style:data-style-name="N11"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262" style:family="table-cell" style:parent-style-name="Default" style:data-style-name="N3">
      <style:table-cell-properties fo:border-bottom="none" fo:border-left="none" fo:border-right="none" fo:border-top="0.99pt double #000000" style:border-line-width-top="0.09mm 0.09mm 0.18mm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161" style:family="table-cell" style:parent-style-name="Default" style:data-style-name="N3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62" style:family="table-cell" style:parent-style-name="Default" style:data-style-name="N3">
      <style:table-cell-properties style:text-align-source="fix" style:repeat-content="false"/>
      <style:paragraph-properties fo:text-align="end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66" style:family="table-cell" style:parent-style-name="Default" style:data-style-name="N3">
      <style:table-cell-properties fo:border-bottom="none" fo:border-left="none" fo:border-right="none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163" style:family="table-cell" style:parent-style-name="Default" style:data-style-name="N3">
      <style:text-properties style:font-name="Liberation Serif" fo:font-size="12pt" style:font-size-asian="12pt" style:font-size-complex="12pt"/>
    </style:style>
    <style:style style:name="ce288" style:family="table-cell" style:parent-style-name="Default" style:data-style-name="N3">
      <style:table-cell-properties fo:border-bottom="0.99pt double #000000" style:border-line-width-bottom="0.09mm 0.09mm 0.18mm" fo:border-left="none" fo:border-right="none" fo:border-top="none"/>
      <style:text-properties style:font-name="Liberation Serif" fo:font-size="12pt" style:font-size-asian="12pt" style:font-size-complex="12pt"/>
    </style:style>
    <style:style style:name="ce28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64" style:family="table-cell" style:parent-style-name="Default" style:data-style-name="N3"/>
    <style:style style:name="ce291" style:family="table-cell" style:parent-style-name="Default" style:data-style-name="N3">
      <style:table-cell-properties style:text-align-source="fix" style:repeat-content="false"/>
      <style:paragraph-properties fo:text-align="end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92" style:family="table-cell" style:parent-style-name="Default" style:data-style-name="N3">
      <style:table-cell-properties style:text-align-source="fix" style:repeat-content="false"/>
      <style:paragraph-properties fo:text-align="end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293" style:family="table-cell" style:parent-style-name="Default" style:data-style-name="N3">
      <style:table-cell-properties style:text-align-source="fix" style:repeat-content="false"/>
      <style:paragraph-properties fo:text-align="end" fo:margin-left="0mm"/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294" style:family="table-cell" style:parent-style-name="Default" style:data-style-name="N3">
      <style:table-cell-properties fo:border-bottom="none" fo:border-left="none" fo:border-right="none" fo:border-top="0.99pt double #000000" style:border-line-width-top="0.09mm 0.09mm 0.18mm"/>
      <style:text-properties fo:font-size="12pt" style:font-size-asian="12pt" style:font-size-complex="12pt"/>
    </style:style>
    <style:style style:name="ce295" style:family="table-cell" style:parent-style-name="Default" style:data-style-name="N3">
      <style:text-properties fo:font-size="12pt" style:font-size-asian="12pt" style:font-size-complex="12pt"/>
    </style:style>
    <style:style style:name="ce317" style:family="table-cell" style:parent-style-name="Default" style:data-style-name="N3">
      <style:table-cell-properties fo:border-bottom="0.99pt double #000000" style:border-line-width-bottom="0.09mm 0.09mm 0.18mm" fo:border-left="none" fo:border-right="none" fo:border-top="none"/>
      <style:text-properties fo:font-size="12pt" style:font-size-asian="12pt" style:font-size-complex="12pt"/>
    </style:style>
    <style:style style:name="ce318" style:family="table-cell" style:parent-style-name="Default" style:data-style-name="N3">
      <style:table-cell-properties fo:border-bottom="none" fo:border-left="none" fo:border-right="0.99pt double #000000" style:border-line-width-right="0.09mm 0.09mm 0.18mm" fo:border-top="0.99pt double #000000" style:border-line-width-top="0.09mm 0.09mm 0.18mm"/>
      <style:text-properties fo:font-size="12pt" style:font-size-asian="12pt" style:font-size-complex="12pt"/>
    </style:style>
    <style:style style:name="ce319" style:family="table-cell" style:parent-style-name="Default">
      <style:table-cell-properties fo:border-bottom="none" fo:border-left="none" fo:border-right="0.99pt double #000000" style:border-line-width-right="0.09mm 0.09mm 0.18mm" fo:border-top="none"/>
      <style:text-properties fo:font-size="12pt" style:font-size-asian="12pt" style:font-size-complex="12pt"/>
    </style:style>
    <style:style style:name="ce320" style:family="table-cell" style:parent-style-name="Default">
      <style:table-cell-properties fo:border-bottom="0.99pt double #000000" style:border-line-width-bottom="0.09mm 0.09mm 0.18mm" fo:border-left="none" fo:border-right="0.99pt double #000000" style:border-line-width-right="0.09mm 0.09mm 0.18mm" fo:border-top="none"/>
      <style:text-properties fo:font-size="12pt" style:font-size-asian="12pt" style:font-size-complex="12pt"/>
    </style:style>
    <style:style style:name="ce321" style:family="table-cell" style:parent-style-name="Default">
      <style:table-cell-properties fo:border-bottom="none" fo:border-left="none" fo:border-right="none" fo:border-top="0.99pt double #000000" style:border-line-width-top="0.09mm 0.09mm 0.18mm"/>
      <style:text-properties fo:font-size="12pt" style:font-size-asian="12pt" style:font-size-complex="12pt"/>
    </style:style>
    <style:style style:name="ce322" style:family="table-cell" style:parent-style-name="Default">
      <style:table-cell-properties fo:border-bottom="0.99pt double #000000" style:border-line-width-bottom="0.09mm 0.09mm 0.18mm" fo:border-left="none" fo:border-right="none" fo:border-top="none"/>
      <style:text-properties fo:font-size="12pt" style:font-size-asian="12pt" style:font-size-complex="12pt"/>
    </style:style>
    <style:style style:name="ce323" style:family="table-cell" style:parent-style-name="Default">
      <style:table-cell-properties fo:border-bottom="none" fo:border-left="none" fo:border-right="0.99pt double #000000" style:border-line-width-right="0.09mm 0.09mm 0.18mm" fo:border-top="0.99pt double #000000" style:border-line-width-top="0.09mm 0.09mm 0.18mm"/>
      <style:text-properties fo:font-size="12pt" style:font-size-asian="12pt" style:font-size-complex="12pt"/>
    </style:style>
    <style:style style:name="ce66" style:family="table-cell" style:parent-style-name="Default" style:data-style-name="N36"/>
    <style:style style:name="ce184" style:family="table-cell" style:parent-style-name="Default" style:data-style-name="N36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26" style:family="table-cell" style:parent-style-name="Default" style:data-style-name="N0">
      <style:text-properties fo:font-size="12pt" style:font-size-asian="12pt" style:font-size-complex="12pt"/>
    </style:style>
    <style:style style:name="ce185" style:family="table-cell" style:parent-style-name="Default" style:data-style-name="N36">
      <style:text-properties fo:font-size="12pt" style:font-size-asian="12pt" style:font-size-complex="12pt"/>
    </style:style>
    <style:style style:name="ce73" style:family="table-cell" style:parent-style-name="Default" style:data-style-name="N0"/>
    <style:style style:name="ce75" style:family="table-cell" style:parent-style-name="Default" style:data-style-name="N1"/>
    <style:style style:name="ce58" style:family="table-cell" style:parent-style-name="Default" style:data-style-name="N4">
      <style:text-properties fo:font-size="15pt" style:font-size-asian="15pt" style:font-size-complex="15pt"/>
    </style:style>
    <style:style style:name="ce59" style:family="table-cell" style:parent-style-name="Default" style:data-style-name="N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3" style:family="table-cell" style:parent-style-name="Excel_20_Built-in_20_Normal" style:data-style-name="N10004">
      <style:table-cell-properties style:rotation-align="none"/>
      <style:text-properties fo:font-size="12pt" style:font-size-asian="12pt" style:font-size-complex="12pt"/>
    </style:style>
    <style:style style:name="ce76" style:family="table-cell" style:parent-style-name="Excel_20_Built-in_20_Normal" style:data-style-name="N10004">
      <style:table-cell-properties style:rotation-align="none"/>
    </style:style>
    <style:style style:name="ce20" style:family="table-cell" style:parent-style-name="Default" style:data-style-name="N4">
      <style:text-properties fo:font-weight="bold" style:font-weight-asian="bold" style:font-weight-complex="bold"/>
    </style:style>
    <style:style style:name="ce61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77" style:family="table-cell" style:parent-style-name="Excel_20_Built-in_20_Normal" style:data-style-name="N10004">
      <style:table-cell-properties fo:background-color="transparent" style:rotation-align="none"/>
    </style:style>
    <style:style style:name="ce67" style:family="table-cell" style:parent-style-name="Default" style:data-style-name="N36">
      <style:table-cell-properties fo:border-bottom="1.11pt double-thin #000000" style:border-line-width-bottom="0.18mm 0.04mm 0.18mm" fo:border-left="none" fo:border-right="none" fo:border-top="none"/>
    </style:style>
    <style:style style:name="ce68" style:family="table-cell" style:parent-style-name="Default">
      <style:table-cell-properties fo:border-bottom="1.11pt double-thin #000000" style:border-line-width-bottom="0.18mm 0.04mm 0.18mm" fo:border-left="none" fo:border-right="none" fo:border-top="none"/>
    </style:style>
    <style:style style:name="ce69" style:family="table-cell" style:parent-style-name="Default">
      <style:text-properties fo:font-size="15pt" style:font-size-asian="15pt" style:font-size-complex="15pt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70" style:family="table-cell" style:parent-style-name="Default" style:data-style-name="N4">
      <style:table-cell-properties fo:border-bottom="1.11pt double-thin #000000" style:border-line-width-bottom="0.18mm 0.04mm 0.18mm" fo:border-left="none" fo:border-right="none" fo:border-top="none"/>
    </style:style>
    <style:style style:name="ce7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72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0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131" style:family="table-cell" style:parent-style-name="Default" style:data-style-name="N36">
      <style:text-properties fo:font-weight="bold" style:font-weight-asian="bold" style:font-weight-complex="bold"/>
    </style:style>
    <style:style style:name="ce348" style:family="table-cell" style:parent-style-name="Default">
      <style:table-cell-properties fo:border="none"/>
    </style:style>
    <style:style style:name="ce349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Calibri1" style:font-name-asian="Calibri1" style:font-name-complex="Calibri1"/>
    </style:style>
    <style:style style:name="ce350" style:family="table-cell" style:parent-style-name="Excel_20_Built-in_20_Normal" style:data-style-name="N10119">
      <style:table-cell-properties style:cell-protect="protected" style:print-content="true" fo:background-color="transparent" fo:border="none" style:vertical-align="automatic"/>
      <style:text-properties fo:color="#000000" style:font-name="Calibri1" style:font-name-asian="Calibri1" style:font-name-complex="Calibri1"/>
    </style:style>
    <style:style style:name="ce351" style:family="table-cell" style:parent-style-name="Excel_20_Built-in_20_Normal" style:data-style-name="N10033">
      <style:table-cell-properties style:cell-protect="protected" style:print-content="true" fo:background-color="transparent" fo:border="none" style:vertical-align="automatic"/>
      <style:text-properties fo:color="#000000" style:font-name="Calibri1" style:font-name-asian="Calibri1" style:font-name-complex="Calibri1"/>
    </style:style>
    <style:style style:name="ce352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Calibri1" style:font-name-asian="Calibri1" style:font-name-complex="Calibri1"/>
    </style:style>
    <style:style style:name="ce353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0.99pt solid #000000" fo:border-right="none" fo:border-top="0.99pt solid #000000" style:vertical-align="automatic"/>
      <style:text-properties fo:color="#000000" style:font-name="Calibri1" style:font-name-asian="Calibri1" style:font-name-complex="Calibri1"/>
    </style:style>
    <style:style style:name="ce354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0.99pt solid #000000" fo:border-right="none" fo:border-top="none" style:vertical-align="automatic"/>
      <style:text-properties fo:color="#000000" style:font-name="Calibri1" style:font-name-asian="Calibri1" style:font-name-complex="Calibri1"/>
    </style:style>
    <style:style style:name="ce355" style:family="table-cell" style:parent-style-name="Excel_20_Built-in_20_Normal" style:data-style-name="N10036">
      <style:table-cell-properties fo:border-bottom="0.99pt solid #000000" style:cell-protect="protected" style:print-content="true" style:diagonal-bl-tr="none" style:diagonal-tl-br="none" fo:background-color="transparent" fo:border-left="0.99pt solid #000000" fo:border-right="none" fo:border-top="none" style:vertical-align="automatic"/>
      <style:text-properties fo:color="#000000" style:font-name="Calibri1" style:font-name-asian="Calibri1" style:font-name-complex="Calibri1"/>
    </style:style>
    <style:style style:name="ce356" style:family="table-cell" style:parent-style-name="Default" style:data-style-name="N0">
      <style:table-cell-properties fo:border="none"/>
    </style:style>
    <style:style style:name="ce357" style:family="table-cell" style:parent-style-name="Default" style:data-style-name="N36">
      <style:table-cell-properties fo:border="none"/>
    </style:style>
    <style:style style:name="ce358" style:family="table-cell" style:parent-style-name="Default" style:data-style-name="N36">
      <style:table-cell-properties fo:border="none"/>
      <style:text-properties fo:font-size="12pt" fo:font-weight="bold" style:font-size-asian="12pt" style:font-weight-asian="bold" style:font-size-complex="12pt" style:font-weight-complex="bold"/>
    </style:style>
    <style:style style:name="ce359" style:family="table-cell" style:parent-style-name="Default" style:data-style-name="N30">
      <style:table-cell-properties fo:border="none"/>
    </style:style>
    <style:style style:name="ce360" style:family="table-cell" style:parent-style-name="Excel_20_Built-in_20_Normal" style:data-style-name="N10030">
      <style:table-cell-properties style:cell-protect="protected" style:print-content="true" fo:background-color="transparent" fo:border="none" style:vertical-align="automatic"/>
      <style:text-properties fo:color="#000000" style:font-name="Calibri1" style:font-name-asian="Calibri1" style:font-name-complex="Calibri1"/>
    </style:style>
    <style:style style:name="ce361" style:family="table-cell" style:parent-style-name="Excel_20_Built-in_20_Normal" style:data-style-name="N10146">
      <style:table-cell-properties style:cell-protect="protected" style:print-content="true" fo:background-color="transparent" fo:border="none" style:vertical-align="automatic"/>
      <style:text-properties fo:color="#000000" style:font-name="Calibri1" style:font-name-asian="Calibri1" style:font-name-complex="Calibri1"/>
    </style:style>
    <style:style style:name="ce362" style:family="table-cell" style:parent-style-name="Excel_20_Built-in_20_Normal" style:data-style-name="N10036">
      <style:table-cell-properties fo:border="none" style:rotation-align="none"/>
    </style:style>
    <style:style style:name="ce363" style:family="table-cell" style:parent-style-name="Excel_20_Built-in_20_Normal" style:data-style-name="N10030">
      <style:table-cell-properties fo:border="none" style:rotation-align="none"/>
    </style:style>
    <style:style style:name="ce364" style:family="table-cell" style:parent-style-name="Default" style:data-style-name="N30">
      <style:table-cell-properties fo:border="none" style:rotation-align="none"/>
    </style:style>
    <style:style style:name="ce365" style:family="table-cell" style:parent-style-name="Default" style:data-style-name="N10033">
      <style:table-cell-properties fo:border="none" style:rotation-align="none"/>
    </style:style>
    <style:style style:name="ce366" style:family="table-cell" style:parent-style-name="Excel_20_Built-in_20_Normal" style:data-style-name="N10036">
      <style:table-cell-properties fo:border="none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67" style:family="table-cell" style:parent-style-name="Excel_20_Built-in_20_Normal">
      <style:table-cell-properties fo:border="none" style:rotation-align="non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368" style:family="table-cell" style:parent-style-name="Excel_20_Built-in_20_Normal" style:data-style-name="N10036">
      <style:table-cell-properties fo:border="none" style:rotation-align="none"/>
      <style:text-properties style:font-name="Liberation Serif" fo:font-size="12pt" style:font-size-asian="12pt" style:font-size-complex="12pt"/>
    </style:style>
    <style:style style:name="ce369" style:family="table-cell" style:parent-style-name="Excel_20_Built-in_20_Normal" style:data-style-name="N10036">
      <style:table-cell-properties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0" style:family="table-cell" style:parent-style-name="Excel_20_Built-in_20_Normal">
      <style:table-cell-properties fo:border="none" style:rotation-align="none"/>
      <style:text-properties style:font-name="Liberation Serif" fo:font-size="12pt" style:font-size-asian="12pt" style:font-size-complex="12pt"/>
    </style:style>
    <style:style style:name="ce371" style:family="table-cell" style:parent-style-name="Excel_20_Built-in_20_Normal" style:data-style-name="N10004">
      <style:table-cell-properties fo:border="none" style:rotation-align="non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372" style:family="table-cell" style:parent-style-name="Defaul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373" style:family="table-cell" style:parent-style-name="Default">
      <style:table-cell-properties fo:border="non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374" style:family="table-cell" style:parent-style-name="Default">
      <style:table-cell-properties fo:border="none"/>
      <style:text-properties style:font-name="Liberation Serif" fo:font-size="12pt" style:font-size-asian="12pt" style:font-size-complex="12pt"/>
    </style:style>
    <style:style style:name="ce375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376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ff0000" style:font-name="Liberation Serif" fo:font-size="12pt" style:font-name-asian="Calibri1" style:font-size-asian="12pt" style:font-name-complex="Calibri1" style:font-size-complex="12pt"/>
    </style:style>
    <style:style style:name="ce377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378" style:family="table-cell" style:parent-style-name="Excel_20_Built-in_20_Normal" style:data-style-name="N10000">
      <style:table-cell-properties fo:border-bottom="none" style:cell-protect="protected" style:print-content="true" style:diagonal-bl-tr="none" style:diagonal-tl-br="none" fo:background-color="transparent" fo:border-left="none" fo:border-right="none" fo:border-top="0.99pt solid #000000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379" style:family="table-cell" style:parent-style-name="Excel_20_Built-in_20_Normal" style:data-style-name="N10000">
      <style:table-cell-properties style:cell-protect="protected" style:print-content="true" style:diagonal-bl-tr="none" style:diagonal-tl-br="none" fo:background-color="transparent" fo:border="none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380" style:family="table-cell" style:parent-style-name="Excel_20_Built-in_20_Normal" style:data-style-name="N10000">
      <style:table-cell-properties fo:border-bottom="0.99pt solid #000000" style:cell-protect="protected" style:print-content="true" style:diagonal-bl-tr="none" style:diagonal-tl-br="none" fo:background-color="transparent" fo:border-left="none" fo:border-right="none" fo:border-top="none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381" style:family="table-cell" style:parent-style-name="Default" style:data-style-name="N0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82" style:family="table-cell" style:parent-style-name="Default" style:data-style-name="N0">
      <style:table-cell-properties fo:border="none"/>
      <style:text-properties style:font-name="Liberation Serif" fo:font-size="12pt" style:font-size-asian="12pt" style:font-size-complex="12pt"/>
    </style:style>
    <style:style style:name="ce383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384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385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none" fo:padding-bottom="0.35mm" fo:padding-left="0.35mm" fo:padding-right="0mm" fo:padding-top="0.35mm" style:vertical-align="automatic"/>
      <style:paragraph-properties fo:text-align="end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386" style:family="table-cell" style:parent-style-name="Excel_20_Built-in_20_Normal">
      <style:table-cell-properties fo:background-color="transparent" fo:border="none" style:rotation-align="none"/>
      <style:text-properties style:font-name="Liberation Serif" fo:font-size="12pt" style:font-size-asian="12pt" style:font-size-complex="12pt"/>
    </style:style>
    <style:style style:name="ce387" style:family="table-cell" style:parent-style-name="Default">
      <style:table-cell-properties fo:border="none" style:rotation-align="none"/>
      <style:text-properties style:font-name="Liberation Serif" fo:font-size="12pt" style:font-size-asian="12pt" style:font-size-complex="12pt"/>
    </style:style>
    <style:style style:name="ce388" style:family="table-cell" style:parent-style-name="Excel_20_Built-in_20_Normal">
      <style:table-cell-properties fo:border="none" style:rotation-align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89" style:family="table-cell" style:parent-style-name="Excel_20_Built-in_20_Normal">
      <style:table-cell-properties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0" style:family="table-cell" style:parent-style-name="Default" style:data-style-name="N4">
      <style:table-cell-properties fo:background-color="transparent" fo:border="none"/>
      <style:text-properties style:font-name="Liberation Serif" fo:font-size="12pt" style:font-size-asian="12pt" style:font-size-complex="12pt"/>
    </style:style>
    <style:style style:name="ce391" style:family="table-cell" style:parent-style-name="Excel_20_Built-in_20_Normal" style:data-style-name="N10004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mm"/>
      <style:text-properties fo:color="#000000" style:font-name="Liberation Serif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392" style:family="table-cell" style:parent-style-name="Excel_20_Built-in_20_Normal" style:data-style-name="N1000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393" style:family="table-cell" style:parent-style-name="Excel_20_Built-in_20_Normal" style:data-style-name="N1000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394" style:family="table-cell" style:parent-style-name="Default" style:data-style-name="N4">
      <style:table-cell-properties fo:border-bottom="none" fo:border-left="none" fo:border-right="none" fo:border-top="0.99pt solid #000000"/>
      <style:text-properties style:font-name="Liberation Serif" fo:font-size="12pt" style:font-size-asian="12pt" style:font-size-complex="12pt"/>
    </style:style>
    <style:style style:name="ce395" style:family="table-cell" style:parent-style-name="Default" style:data-style-name="N4">
      <style:table-cell-properties fo:border-bottom="0.99pt solid #000000" fo:border-left="none" fo:border-right="none" fo:border-top="none"/>
      <style:text-properties style:font-name="Liberation Serif" fo:font-size="12pt" style:font-size-asian="12pt" style:font-size-complex="12pt"/>
    </style:style>
    <style:style style:name="ce396" style:family="table-cell" style:parent-style-name="Default" style:data-style-name="N4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97" style:family="table-cell" style:parent-style-name="Excel_20_Built-in_20_Normal" style:data-style-name="N10004">
      <style:table-cell-properties fo:border="none" style:rotation-align="none"/>
      <style:text-properties style:font-name="Liberation Serif" fo:font-size="12pt" style:font-size-asian="12pt" style:font-size-complex="12pt"/>
    </style:style>
    <style:style style:name="ce398" style:family="table-cell" style:parent-style-name="Excel_20_Built-in_20_Normal" style:data-style-name="N10004">
      <style:table-cell-properties fo:border="none" style:rotation-align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99" style:family="table-cell" style:parent-style-name="Excel_20_Built-in_20_Normal" style:data-style-name="N10004">
      <style:table-cell-properties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0" style:family="table-cell" style:parent-style-name="Default" style:data-style-name="N4">
      <style:table-cell-properties fo:border="non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189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402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fo:background-color="transparent" fo:border-left="none" fo:border-right="none" fo:border-top="0.99pt solid #000000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403" style:family="table-cell" style:parent-style-name="Excel_20_Built-in_20_Normal" style:data-style-name="N10004">
      <style:table-cell-properties style:cell-protect="protected" style:print-content="true" style:diagonal-bl-tr="none" style:diagonal-tl-br="none" fo:background-color="transparent" fo:border="none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404" style:family="table-cell" style:parent-style-name="Excel_20_Built-in_20_Normal" style:data-style-name="N10004">
      <style:table-cell-properties fo:border-bottom="0.99pt solid #000000" style:cell-protect="protected" style:print-content="true" style:diagonal-bl-tr="none" style:diagonal-tl-br="none" fo:background-color="transparent" fo:border-left="none" fo:border-right="none" fo:border-top="none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405" style:family="table-cell" style:parent-style-name="Excel_20_Built-in_20_Normal" style:data-style-name="N10004">
      <style:table-cell-properties fo:background-color="transparent" fo:border="none" style:rotation-align="none"/>
      <style:text-properties style:font-name="Liberation Serif" fo:font-size="12pt" style:font-size-asian="12pt" style:font-size-complex="12pt"/>
    </style:style>
    <style:style style:name="ce406" style:family="table-cell" style:parent-style-name="Default" style:data-style-name="N4">
      <style:table-cell-properties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7" style:family="table-cell" style:parent-style-name="Default" style:data-style-name="N4">
      <style:table-cell-properties fo:border-bottom="none" fo:border-left="none" fo:border-right="none" fo:border-top="0.99pt solid #000000"/>
    </style:style>
    <style:style style:name="ce408" style:family="table-cell" style:parent-style-name="Default" style:data-style-name="N4">
      <style:table-cell-properties fo:border-bottom="0.99pt solid #000000" fo:border-left="none" fo:border-right="none" fo:border-top="none"/>
    </style:style>
    <style:style style:name="ce409" style:family="table-cell" style:parent-style-name="Default" style:data-style-name="N4">
      <style:table-cell-properties fo:border="none" style:rotation-align="none"/>
      <style:text-properties style:font-name="Liberation Serif" fo:font-size="12pt" style:font-size-asian="12pt" style:font-size-complex="12pt"/>
    </style:style>
    <style:style style:name="ce410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fo:background-color="transparent" fo:border-left="none" fo:border-right="0.99pt solid #000000" fo:border-top="0.99pt solid #000000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411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fo:background-color="transparent" fo:border-left="none" fo:border-right="0.99pt solid #000000" fo:border-top="none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412" style:family="table-cell" style:parent-style-name="Excel_20_Built-in_20_Normal" style:data-style-name="N10004">
      <style:table-cell-properties fo:border-bottom="0.99pt solid #000000" style:cell-protect="protected" style:print-content="true" style:diagonal-bl-tr="none" style:diagonal-tl-br="none" fo:background-color="transparent" fo:border-left="none" fo:border-right="0.99pt solid #000000" fo:border-top="none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413" style:family="table-cell" style:parent-style-name="Excel_20_Built-in_20_Normal" style:data-style-name="N10004">
      <style:table-cell-properties fo:background-color="#d9d9d9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227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1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2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3" style:family="table-cell" style:parent-style-name="Excel_20_Built-in_20_Normal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3" style:family="table-cell" style:parent-style-name="Default" style:data-style-name="N4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64" style:family="table-cell" style:parent-style-name="Default" style:data-style-name="N4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21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8" style:family="table-cell" style:parent-style-name="Excel_20_Built-in_20_Normal" style:data-style-name="N10004">
      <style:table-cell-properties style:cell-protect="protected" style:print-content="true"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231" style:family="table-cell" style:parent-style-name="Default" style:data-style-name="N4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232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0" style:family="table-cell" style:parent-style-name="Default" style:data-style-name="N4">
      <style:table-cell-properties fo:background-color="transparent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33" style:family="table-cell" style:parent-style-name="Excel_20_Built-in_20_Normal" style:data-style-name="N10004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25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42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8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9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43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1" style:family="table-cell" style:parent-style-name="Default" style:data-style-name="N3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2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3" style:family="table-cell" style:parent-style-name="Default">
      <style:table-cell-properties fo:background-color="transparent"/>
      <style:text-properties style:font-name="Liberation Serif" fo:font-size="12pt" style:font-size-asian="12pt" style:font-size-complex="12pt"/>
    </style:style>
    <style:style style:name="ce434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beration Serif" fo:font-size="12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5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6" style:family="table-cell" style:parent-style-name="Default" style:data-style-name="N4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7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274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1.5pt double-thin #000000" style:border-line-width-left="0.18mm 0.18mm 0.18mm" style:direction="ltr" fo:border-right="1.5pt double-thin #000000" style:border-line-width-right="0.18mm 0.18mm 0.18mm" style:rotation-angle="0" style:rotation-align="none" style:shrink-to-fit="false" fo:border-top="1.5pt double-thin #000000" style:border-line-width-top="0.18mm 0.18mm 0.18mm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5" style:family="table-cell" style:parent-style-name="Excel_20_Built-in_20_Normal" style:data-style-name="N10004">
      <style:table-cell-properties fo:border-bottom="1.5pt double-thin #000000" style:border-line-width-bottom="0.18mm 0.18mm 0.18mm" style:cell-protect="protected" style:print-content="true" style:diagonal-bl-tr="none" style:diagonal-tl-br="none" style:text-align-source="fix" style:repeat-content="false" fo:background-color="transparent" fo:wrap-option="no-wrap" fo:border-left="1.5pt double-thin #000000" style:border-line-width-left="0.18mm 0.18mm 0.18mm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3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double #000000" style:border-line-width-left="0.09mm 0.09mm 0.18mm" style:direction="ltr" fo:border-right="none" style:rotation-angle="0" style:rotation-align="none" style:shrink-to-fit="false" fo:border-top="0.99pt double #000000" style:border-line-width-top="0.09mm 0.09mm 0.18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5" style:family="table-cell" style:parent-style-name="Excel_20_Built-in_20_Normal" style:data-style-name="N10011">
      <style:table-cell-properties fo:border-bottom="0.99pt double #000000" style:border-line-width-bottom="0.09mm 0.09mm 0.18mm" style:cell-protect="protected" style:print-content="true" style:diagonal-bl-tr="none" style:diagonal-tl-br="none" style:text-align-source="value-type" style:repeat-content="false" fo:background-color="transparent" fo:wrap-option="no-wrap" fo:border-left="0.99pt double #000000" style:border-line-width-left="0.09mm 0.09mm 0.18mm" style:direction="ltr" fo:border-right="0.99pt double #000000" style:border-line-width-right="0.09mm 0.09mm 0.18mm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4" style:family="table-cell" style:parent-style-name="Excel_20_Built-in_20_Normal" style:data-style-name="N10004">
      <style:table-cell-properties fo:border-bottom="0.99pt double #000000" style:border-line-width-bottom="0.09mm 0.09mm 0.18mm" style:cell-protect="protected" style:print-content="true" style:diagonal-bl-tr="none" style:diagonal-tl-br="none" style:text-align-source="value-type" style:repeat-content="false" fo:background-color="transparent" fo:wrap-option="no-wrap" fo:border-left="0.99pt double #000000" style:border-line-width-left="0.09mm 0.09mm 0.18mm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7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2.35pt double #000000" style:border-line-width-left="0.26mm 0.04mm 0.53mm" style:direction="ltr" fo:border-right="none" style:rotation-angle="0" style:rotation-align="none" style:shrink-to-fit="false" fo:border-top="2.35pt double #000000" style:border-line-width-top="0.26mm 0.04mm 0.53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8" style:family="table-cell" style:parent-style-name="Excel_20_Built-in_20_Normal" style:data-style-name="N10004">
      <style:table-cell-properties fo:border-bottom="2.35pt double #000000" style:border-line-width-bottom="0.26mm 0.04mm 0.53mm" style:cell-protect="protected" style:print-content="true" style:diagonal-bl-tr="none" style:diagonal-tl-br="none" style:text-align-source="value-type" style:repeat-content="false" fo:background-color="transparent" fo:wrap-option="no-wrap" fo:border-left="2.35pt double #000000" style:border-line-width-left="0.26mm 0.04mm 0.53mm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9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1.5pt double-thin #000000" style:border-line-width-right="0.18mm 0.18mm 0.18mm" style:rotation-angle="0" style:rotation-align="none" style:shrink-to-fit="false" fo:border-top="1.5pt double-thin #000000" style:border-line-width-top="0.18mm 0.18mm 0.18mm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0" style:family="table-cell" style:parent-style-name="Excel_20_Built-in_20_Normal" style:data-style-name="N10004">
      <style:table-cell-properties fo:border-bottom="1.5pt double-thin #000000" style:border-line-width-bottom="0.18mm 0.18mm 0.18mm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1.5pt double-thin #000000" style:border-line-width-right="0.18mm 0.18mm 0.18mm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0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99pt double #000000" style:border-line-width-top="0.09mm 0.09mm 0.18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1" style:family="table-cell" style:parent-style-name="Excel_20_Built-in_20_Normal" style:data-style-name="N10004">
      <style:table-cell-properties fo:border-bottom="0.99pt double #000000" style:border-line-width-bottom="0.09mm 0.09mm 0.18m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3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59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2.35pt double #000000" style:border-line-width-top="0.26mm 0.04mm 0.53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0" style:family="table-cell" style:parent-style-name="Excel_20_Built-in_20_Normal" style:data-style-name="N10004">
      <style:table-cell-properties fo:border-bottom="2.35pt double #000000" style:border-line-width-bottom="0.26mm 0.04mm 0.53m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6" style:family="table-cell" style:parent-style-name="Default" style:data-style-name="N11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282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2.35pt double #000000" style:border-line-width-left="0.26mm 0.04mm 0.53mm" style:direction="ltr" fo:border-right="2.35pt double #000000" style:border-line-width-right="0.26mm 0.04mm 0.53mm" style:rotation-angle="0" style:rotation-align="none" style:shrink-to-fit="false" fo:border-top="2.35pt double #000000" style:border-line-width-top="0.26mm 0.04mm 0.53mm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3" style:family="table-cell" style:parent-style-name="Excel_20_Built-in_20_Normal" style:data-style-name="N10004">
      <style:table-cell-properties fo:border-bottom="2.35pt double #000000" style:border-line-width-bottom="0.26mm 0.04mm 0.53mm" style:cell-protect="protected" style:print-content="true" style:diagonal-bl-tr="none" style:diagonal-tl-br="none" style:text-align-source="fix" style:repeat-content="false" fo:background-color="transparent" fo:wrap-option="no-wrap" fo:border-left="2.35pt double #000000" style:border-line-width-left="0.26mm 0.04mm 0.53mm" style:direction="ltr" fo:border-right="2.35pt double #000000" style:border-line-width-right="0.26mm 0.04mm 0.53mm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5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double #000000" style:border-line-width-left="0.09mm 0.09mm 0.18mm" style:direction="ltr" fo:border-right="0.99pt double #000000" style:border-line-width-right="0.09mm 0.09mm 0.18mm" style:rotation-angle="0" style:rotation-align="none" style:shrink-to-fit="false" fo:border-top="0.99pt double #000000" style:border-line-width-top="0.09mm 0.09mm 0.18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6" style:family="table-cell" style:parent-style-name="Excel_20_Built-in_20_Normal" style:data-style-name="N10004">
      <style:table-cell-properties fo:border-bottom="0.99pt double #000000" style:border-line-width-bottom="0.09mm 0.09mm 0.18mm" style:cell-protect="protected" style:print-content="true" style:diagonal-bl-tr="none" style:diagonal-tl-br="none" style:text-align-source="value-type" style:repeat-content="false" fo:background-color="transparent" fo:wrap-option="no-wrap" fo:border-left="0.99pt double #000000" style:border-line-width-left="0.09mm 0.09mm 0.18mm" style:direction="ltr" fo:border-right="0.99pt double #000000" style:border-line-width-right="0.09mm 0.09mm 0.18mm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2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2.35pt double #000000" style:border-line-width-left="0.26mm 0.04mm 0.53mm" style:direction="ltr" fo:border-right="2.35pt double #000000" style:border-line-width-right="0.26mm 0.04mm 0.53mm" style:rotation-angle="0" style:rotation-align="none" style:shrink-to-fit="false" fo:border-top="2.35pt double #000000" style:border-line-width-top="0.26mm 0.04mm 0.53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3" style:family="table-cell" style:parent-style-name="Excel_20_Built-in_20_Normal" style:data-style-name="N10004">
      <style:table-cell-properties fo:border-bottom="2.35pt double #000000" style:border-line-width-bottom="0.26mm 0.04mm 0.53mm" style:cell-protect="protected" style:print-content="true" style:diagonal-bl-tr="none" style:diagonal-tl-br="none" style:text-align-source="value-type" style:repeat-content="false" fo:background-color="transparent" fo:wrap-option="no-wrap" fo:border-left="2.35pt double #000000" style:border-line-width-left="0.26mm 0.04mm 0.53mm" style:direction="ltr" fo:border-right="2.35pt double #000000" style:border-line-width-right="0.26mm 0.04mm 0.53mm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97" style:family="table-cell" style:parent-style-name="Default">
      <style:table-cell-properties fo:border-bottom="2.35pt double #000000" style:border-line-width-bottom="0.26mm 0.04mm 0.53mm" style:text-align-source="fix" style:repeat-content="false" fo:border-left="2.35pt double #000000" style:border-line-width-left="0.26mm 0.04mm 0.53mm" fo:border-right="none" fo:border-top="2.35pt double #000000" style:border-line-width-top="0.26mm 0.04mm 0.53mm"/>
      <style:paragraph-properties fo:text-align="center" fo:margin-left="0mm"/>
    </style:style>
    <style:style style:name="ce298" style:family="table-cell" style:parent-style-name="Default" style:data-style-name="N4">
      <style:table-cell-properties fo:border-bottom="1.05pt double #000000" style:border-line-width-bottom="0.12mm 0.12mm 0.12mm" style:text-align-source="fix" style:repeat-content="false" fo:border-left="1.05pt double #000000" style:border-line-width-left="0.12mm 0.12mm 0.12mm" fo:border-right="none" fo:border-top="1.05pt double #000000" style:border-line-width-top="0.12mm 0.12mm 0.12mm"/>
      <style:paragraph-properties fo:text-align="end" fo:margin-left="0mm"/>
    </style:style>
    <style:style style:name="ce299" style:family="table-cell" style:parent-style-name="Default" style:data-style-name="N4">
      <style:table-cell-properties style:text-align-source="fix" style:repeat-content="false"/>
      <style:paragraph-properties fo:text-align="end" fo:margin-left="0mm"/>
    </style:style>
    <style:style style:name="ce300" style:family="table-cell" style:parent-style-name="Default">
      <style:table-cell-properties fo:border-bottom="2.35pt double #000000" style:border-line-width-bottom="0.26mm 0.04mm 0.53mm" style:text-align-source="fix" style:repeat-content="false" fo:border-left="none" fo:border-right="none" fo:border-top="2.35pt double #000000" style:border-line-width-top="0.26mm 0.04mm 0.53mm"/>
      <style:paragraph-properties fo:text-align="center" fo:margin-left="0mm"/>
    </style:style>
    <style:style style:name="ce301" style:family="table-cell" style:parent-style-name="Default" style:data-style-name="N4">
      <style:table-cell-properties fo:border-bottom="1.05pt double #000000" style:border-line-width-bottom="0.12mm 0.12mm 0.12mm" style:text-align-source="fix" style:repeat-content="false" fo:border-left="none" fo:border-right="none" fo:border-top="1.05pt double #000000" style:border-line-width-top="0.12mm 0.12mm 0.12mm"/>
      <style:paragraph-properties fo:text-align="end" fo:margin-left="0mm"/>
    </style:style>
    <style:style style:name="ce302" style:family="table-cell" style:parent-style-name="Default">
      <style:table-cell-properties fo:border-bottom="2.35pt double #000000" style:border-line-width-bottom="0.26mm 0.04mm 0.53mm" style:text-align-source="fix" style:repeat-content="false" fo:border-left="none" fo:border-right="2.35pt double #000000" style:border-line-width-right="0.26mm 0.04mm 0.53mm" fo:border-top="2.35pt double #000000" style:border-line-width-top="0.26mm 0.04mm 0.53mm"/>
      <style:paragraph-properties fo:text-align="center" fo:margin-left="0mm"/>
    </style:style>
    <style:style style:name="ce303" style:family="table-cell" style:parent-style-name="Default">
      <style:table-cell-properties fo:border-bottom="none" style:text-align-source="fix" style:repeat-content="false" fo:border-left="2.35pt double #000000" style:border-line-width-left="0.26mm 0.04mm 0.53mm" fo:border-right="2.35pt double #000000" style:border-line-width-right="0.26mm 0.04mm 0.53mm" fo:border-top="2.35pt double #000000" style:border-line-width-top="0.26mm 0.04mm 0.53mm"/>
      <style:paragraph-properties fo:text-align="end" fo:margin-left="0mm"/>
    </style:style>
    <style:style style:name="ce304" style:family="table-cell" style:parent-style-name="Default" style:data-style-name="N4">
      <style:table-cell-properties style:text-align-source="fix" style:repeat-content="false" fo:border="1.05pt double #000000" style:border-line-width="0.12mm 0.12mm 0.12mm"/>
      <style:paragraph-properties fo:text-align="end" fo:margin-left="0mm"/>
    </style:style>
    <style:style style:name="ce305" style:family="table-cell" style:parent-style-name="Default" style:data-style-name="N4">
      <style:table-cell-properties fo:border-bottom="none" fo:border-left="2.35pt double #000000" style:border-line-width-left="0.26mm 0.04mm 0.53mm" fo:border-right="2.35pt double #000000" style:border-line-width-right="0.26mm 0.04mm 0.53mm" fo:border-top="none"/>
    </style:style>
    <style:style style:name="ce306" style:family="table-cell" style:parent-style-name="Default" style:data-style-name="N4">
      <style:table-cell-properties fo:border-bottom="2.35pt double #000000" style:border-line-width-bottom="0.26mm 0.04mm 0.53mm" fo:border-left="2.35pt double #000000" style:border-line-width-left="0.26mm 0.04mm 0.53mm" fo:border-right="2.35pt double #000000" style:border-line-width-right="0.26mm 0.04mm 0.53mm" fo:border-top="none"/>
    </style:style>
    <style:style style:name="ce307" style:family="table-cell" style:parent-style-name="Default">
      <style:table-cell-properties fo:border-bottom="2.35pt double #000000" style:border-line-width-bottom="0.26mm 0.04mm 0.53mm" fo:border-left="none" fo:border-right="none" fo:border-top="2.35pt double #000000" style:border-line-width-top="0.26mm 0.04mm 0.53mm"/>
    </style:style>
    <style:style style:name="ce308" style:family="table-cell" style:parent-style-name="Default">
      <style:table-cell-properties fo:border-bottom="2.35pt double #000000" style:border-line-width-bottom="0.26mm 0.04mm 0.53mm" fo:border-left="none" fo:border-right="2.35pt double #000000" style:border-line-width-right="0.26mm 0.04mm 0.53mm" fo:border-top="2.35pt double #000000" style:border-line-width-top="0.26mm 0.04mm 0.53mm"/>
    </style:style>
    <style:style style:name="ce309" style:family="table-cell" style:parent-style-name="Default">
      <style:table-cell-properties style:text-align-source="fix" style:repeat-content="false" fo:border="2.35pt double #000000" style:border-line-width="0.26mm 0.04mm 0.53mm"/>
      <style:paragraph-properties fo:text-align="center" fo:margin-left="0mm"/>
    </style:style>
    <style:style style:name="ce310" style:family="table-cell" style:parent-style-name="Default" style:data-style-name="N4">
      <style:table-cell-properties fo:border="2.35pt double #000000" style:border-line-width="0.26mm 0.04mm 0.53mm"/>
    </style:style>
    <style:style style:name="ce311" style:family="table-cell" style:parent-style-name="Default">
      <style:table-cell-properties fo:border-bottom="none" style:text-align-source="fix" style:repeat-content="false" fo:border-left="0.99pt double #000000" style:border-line-width-left="0.09mm 0.09mm 0.18mm" fo:border-right="0.99pt double #000000" style:border-line-width-right="0.09mm 0.09mm 0.18mm" fo:border-top="0.99pt double #000000" style:border-line-width-top="0.09mm 0.09mm 0.18mm"/>
      <style:paragraph-properties fo:text-align="center" fo:margin-left="0mm"/>
    </style:style>
    <style:style style:name="ce312" style:family="table-cell" style:parent-style-name="Default">
      <style:table-cell-properties fo:border-bottom="none" style:text-align-source="fix" style:repeat-content="false" fo:border-left="0.99pt double #000000" style:border-line-width-left="0.09mm 0.09mm 0.18mm" fo:border-right="none" fo:border-top="none"/>
      <style:paragraph-properties fo:text-align="end" fo:margin-left="0mm"/>
    </style:style>
    <style:style style:name="ce313" style:family="table-cell" style:parent-style-name="Default" style:data-style-name="N4">
      <style:table-cell-properties fo:border-bottom="0.99pt double #000000" style:border-line-width-bottom="0.09mm 0.09mm 0.18mm" style:text-align-source="fix" style:repeat-content="false" fo:border-left="0.99pt double #000000" style:border-line-width-left="0.09mm 0.09mm 0.18mm" fo:border-right="none" fo:border-top="none"/>
      <style:paragraph-properties fo:text-align="end" fo:margin-left="0mm"/>
    </style:style>
    <style:style style:name="ce314" style:family="table-cell" style:parent-style-name="Default">
      <style:table-cell-properties fo:border-bottom="none" fo:border-left="none" fo:border-right="0.99pt double #000000" style:border-line-width-right="0.09mm 0.09mm 0.18mm" fo:border-top="0.99pt double #000000" style:border-line-width-top="0.09mm 0.09mm 0.18mm"/>
    </style:style>
    <style:style style:name="ce315" style:family="table-cell" style:parent-style-name="Default">
      <style:table-cell-properties fo:border-bottom="none" style:text-align-source="fix" style:repeat-content="false" fo:border-left="none" fo:border-right="0.99pt double #000000" style:border-line-width-right="0.09mm 0.09mm 0.18mm" fo:border-top="none"/>
      <style:paragraph-properties fo:text-align="end" fo:margin-left="0mm"/>
    </style:style>
    <style:style style:name="ce316" style:family="table-cell" style:parent-style-name="Default" style:data-style-name="N4">
      <style:table-cell-properties fo:border-bottom="0.99pt double #000000" style:border-line-width-bottom="0.09mm 0.09mm 0.18mm" style:text-align-source="fix" style:repeat-content="false" fo:border-left="none" fo:border-right="0.99pt double #000000" style:border-line-width-right="0.09mm 0.09mm 0.18mm" fo:border-top="none"/>
      <style:paragraph-properties fo:text-align="end" fo:margin-left="0mm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TPLM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number-columns-repeated="3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2" table:default-cell-style-name="ce15"/>
        <table:table-column table:style-name="co14" table:default-cell-style-name="ce15"/>
        <table:table-column table:style-name="co15" table:number-columns-repeated="1007" table:default-cell-style-name="ce15"/>
        <table:table-row table:style-name="ro1">
          <table:table-cell table:style-name="ce2" office:value-type="date" office:date-value="2019-10-11" calcext:value-type="date">
            <text:p>Cuma 11.Ekim.2019</text:p>
          </table:table-cell>
          <table:table-cell table:style-name="Default"/>
          <table:table-cell table:number-columns-repeated="4"/>
          <table:table-cell table:style-name="Default" table:number-columns-repeated="8"/>
          <table:table-cell table:number-columns-repeated="1010"/>
        </table:table-row>
        <table:table-row table:style-name="ro2">
          <table:table-cell table:style-name="ce19" office:value-type="string" calcext:value-type="string">
            <text:p>2011-2019 YILLARI TOPLAM KİRA GELİRLERİNİN HİSSE ORANLARI</text:p>
          </table:table-cell>
          <table:table-cell table:style-name="ce97"/>
          <table:table-cell table:style-name="ce119" table:number-columns-repeated="3"/>
          <table:table-cell table:style-name="ce171"/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39" office:value-type="date" office:date-value="2018-12-11" calcext:value-type="date">
            <text:p>Salı 11.Aralık.2018</text:p>
          </table:table-cell>
          <table:table-cell table:style-name="Default" table:number-columns-repeated="4"/>
          <table:table-cell table:style-name="ce172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42" office:value-type="string" calcext:value-type="string">
            <text:p>2011-2018</text:p>
          </table:table-cell>
          <table:table-cell table:style-name="ce21" office:value-type="string" calcext:value-type="string">
            <text:p>Ayşe</text:p>
          </table:table-cell>
          <table:table-cell table:style-name="ce21" office:value-type="string" calcext:value-type="string">
            <text:p>Ali </text:p>
          </table:table-cell>
          <table:table-cell table:style-name="ce21" office:value-type="string" calcext:value-type="string">
            <text:p>Atila</text:p>
          </table:table-cell>
          <table:table-cell table:style-name="ce21" office:value-type="string" calcext:value-type="string">
            <text:p>Hacı </text:p>
          </table:table-cell>
          <table:table-cell table:style-name="ce173" office:value-type="string" calcext:value-type="string">
            <text:p>İsmail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53" office:value-type="string" calcext:value-type="string">
            <text:p>Lise kira geliri</text:p>
          </table:table-cell>
          <table:table-cell table:number-columns-repeated="4" table:style-name="ce99" office:value-type="percentage" office:value="0.25" calcext:value-type="percentage">
            <text:p>%25,00</text:p>
          </table:table-cell>
          <table:table-cell table:style-name="ce171"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54" table:formula="of:=[Lise.G1]" office:value-type="float" office:value="181628.8" calcext:value-type="float">
            <text:p>181.628,80</text:p>
          </table:table-cell>
          <table:table-cell table:style-name="ce100" table:formula="of:=[.A6]*[.B5]" office:value-type="float" office:value="45407.2" calcext:value-type="float">
            <text:p>45.407,20</text:p>
          </table:table-cell>
          <table:table-cell table:style-name="ce100" table:formula="of:=[.C5]*[.A6]" office:value-type="float" office:value="45407.2" calcext:value-type="float">
            <text:p>45.407,20</text:p>
          </table:table-cell>
          <table:table-cell table:style-name="ce100" table:formula="of:=[.D5]*[.A6]" office:value-type="float" office:value="45407.2" calcext:value-type="float">
            <text:p>45.407,20</text:p>
          </table:table-cell>
          <table:table-cell table:style-name="ce100" table:formula="of:=[.E5]*[.A6]" office:value-type="float" office:value="45407.2" calcext:value-type="float">
            <text:p>45.407,20</text:p>
          </table:table-cell>
          <table:table-cell table:style-name="ce174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55" office:value-type="string" calcext:value-type="string">
            <text:p>Aygaz Kira Geliri</text:p>
          </table:table-cell>
          <table:table-cell table:style-name="Default"/>
          <table:table-cell table:style-name="ce30"/>
          <table:table-cell table:style-name="ce30" office:value-type="percentage" office:value="0.44" calcext:value-type="percentage">
            <text:p>%44,00</text:p>
          </table:table-cell>
          <table:table-cell table:style-name="ce30" office:value-type="percentage" office:value="0.22" calcext:value-type="percentage">
            <text:p>%22,00</text:p>
          </table:table-cell>
          <table:table-cell table:style-name="ce175" office:value-type="percentage" office:value="0.34" calcext:value-type="percentage">
            <text:p>%34,00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56" table:formula="of:=[Aygaz.G1]" office:value-type="float" office:value="18900" calcext:value-type="float">
            <text:p>18.900,00</text:p>
          </table:table-cell>
          <table:table-cell table:style-name="ce24"/>
          <table:table-cell table:style-name="ce12"/>
          <table:table-cell table:style-name="ce12" table:formula="of:=[.D7]*[.A8]" office:value-type="float" office:value="8316" calcext:value-type="float">
            <text:p>8.316,00</text:p>
          </table:table-cell>
          <table:table-cell table:style-name="ce31" table:formula="of:=[.E7]*[.A8]" office:value-type="float" office:value="4158" calcext:value-type="float">
            <text:p>4.158,00</text:p>
          </table:table-cell>
          <table:table-cell table:style-name="ce176" table:formula="of:=[.F7]*[.A8]" office:value-type="float" office:value="6426" calcext:value-type="float">
            <text:p>6.426,0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53" office:value-type="string" calcext:value-type="string">
            <text:p>AP Yıkama</text:p>
          </table:table-cell>
          <table:table-cell table:style-name="ce97"/>
          <table:table-cell table:style-name="ce99"/>
          <table:table-cell table:style-name="ce99" office:value-type="percentage" office:value="0.44" calcext:value-type="percentage">
            <text:p>%44,00</text:p>
          </table:table-cell>
          <table:table-cell table:style-name="ce99" office:value-type="percentage" office:value="0.22" calcext:value-type="percentage">
            <text:p>%22,00</text:p>
          </table:table-cell>
          <table:table-cell table:style-name="ce177" office:value-type="percentage" office:value="0.34" calcext:value-type="percentage">
            <text:p>%34,00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54" table:formula="of:=['AP Ykm'.G1]" office:value-type="float" office:value="133900" calcext:value-type="float">
            <text:p>133.900,00</text:p>
          </table:table-cell>
          <table:table-cell table:style-name="ce102"/>
          <table:table-cell table:style-name="ce12"/>
          <table:table-cell table:style-name="ce100" table:formula="of:=[.D9]*[.A10]" office:value-type="float" office:value="58916" calcext:value-type="float">
            <text:p>58.916,00</text:p>
          </table:table-cell>
          <table:table-cell table:style-name="ce100" table:formula="of:=[.E9]*[.A10]" office:value-type="float" office:value="29458" calcext:value-type="float">
            <text:p>29.458,00</text:p>
          </table:table-cell>
          <table:table-cell table:style-name="ce178" table:formula="of:=[.F9]*[.A10]" office:value-type="float" office:value="45526" calcext:value-type="float">
            <text:p>45.526,0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55" office:value-type="string" calcext:value-type="string">
            <text:p>AP Milangaz</text:p>
          </table:table-cell>
          <table:table-cell table:style-name="ce103"/>
          <table:table-cell table:style-name="ce123"/>
          <table:table-cell table:style-name="ce123" office:value-type="percentage" office:value="0.44" calcext:value-type="percentage">
            <text:p>%44,00</text:p>
          </table:table-cell>
          <table:table-cell table:style-name="ce123" office:value-type="percentage" office:value="0.22" calcext:value-type="percentage">
            <text:p>%22,00</text:p>
          </table:table-cell>
          <table:table-cell table:style-name="ce179" office:value-type="percentage" office:value="0.34" calcext:value-type="percentage">
            <text:p>%34,00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56" table:formula="of:=[Mlngaz.G1]" office:value-type="float" office:value="29720" calcext:value-type="float">
            <text:p>29.720,00</text:p>
          </table:table-cell>
          <table:table-cell table:style-name="ce104"/>
          <table:table-cell table:style-name="ce124"/>
          <table:table-cell table:style-name="ce124" table:formula="of:=[.D11]*[.A12]" office:value-type="float" office:value="13076.8" calcext:value-type="float">
            <text:p>13.076,80</text:p>
          </table:table-cell>
          <table:table-cell table:style-name="ce124" table:formula="of:=[.E11]*[.A12]" office:value-type="float" office:value="6538.4" calcext:value-type="float">
            <text:p>6.538,40</text:p>
          </table:table-cell>
          <table:table-cell table:style-name="ce180" table:formula="of:=[.F11]*[.A12]" office:value-type="float" office:value="10104.8" calcext:value-type="float">
            <text:p>10.104,8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53" office:value-type="string" calcext:value-type="string">
            <text:p>Hz Depo</text:p>
          </table:table-cell>
          <table:table-cell table:style-name="ce97"/>
          <table:table-cell table:number-columns-repeated="2" table:style-name="ce99" office:value-type="percentage" office:value="0.5" calcext:value-type="percentage">
            <text:p>%50,00</text:p>
          </table:table-cell>
          <table:table-cell table:style-name="ce97"/>
          <table:table-cell table:style-name="ce181"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54" table:formula="of:=['Hzr - Snyi'.G1]" office:value-type="float" office:value="21000" calcext:value-type="float">
            <text:p>21.000,00</text:p>
          </table:table-cell>
          <table:table-cell table:style-name="ce105"/>
          <table:table-cell table:style-name="ce100" table:formula="of:=[.C13]*[.A14]" office:value-type="float" office:value="10500" calcext:value-type="float">
            <text:p>10.500,00</text:p>
          </table:table-cell>
          <table:table-cell table:style-name="ce100" table:formula="of:=[.D13]*[.A14]" office:value-type="float" office:value="10500" calcext:value-type="float">
            <text:p>10.500,00</text:p>
          </table:table-cell>
          <table:table-cell table:style-name="ce100"/>
          <table:table-cell table:style-name="ce174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55" office:value-type="string" calcext:value-type="string">
            <text:p>Hz Yıkama</text:p>
          </table:table-cell>
          <table:table-cell table:style-name="Default"/>
          <table:table-cell table:number-columns-repeated="2" table:style-name="ce30" office:value-type="percentage" office:value="0.5" calcext:value-type="percentage">
            <text:p>%50,00</text:p>
          </table:table-cell>
          <table:table-cell table:style-name="Default"/>
          <table:table-cell table:style-name="ce172"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56" table:formula="of:=[$'Hzr - Snyi'.G24]" office:value-type="float" office:value="62850" calcext:value-type="float">
            <text:p>62.850,00</text:p>
          </table:table-cell>
          <table:table-cell table:style-name="ce24"/>
          <table:table-cell table:style-name="ce31" table:formula="of:=[.C15]*[.A16]" office:value-type="float" office:value="31425" calcext:value-type="float">
            <text:p>31.425,00</text:p>
          </table:table-cell>
          <table:table-cell table:style-name="ce12" table:formula="of:=[.D15]*[.A16]" office:value-type="float" office:value="31425" calcext:value-type="float">
            <text:p>31.425,00</text:p>
          </table:table-cell>
          <table:table-cell table:style-name="ce24"/>
          <table:table-cell table:style-name="ce182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53" office:value-type="string" calcext:value-type="string">
            <text:p>Sanayi Acentalar</text:p>
          </table:table-cell>
          <table:table-cell table:style-name="ce97"/>
          <table:table-cell table:number-columns-repeated="2" table:style-name="ce99" office:value-type="percentage" office:value="0.5" calcext:value-type="percentage">
            <text:p>%50,00</text:p>
          </table:table-cell>
          <table:table-cell table:style-name="ce97"/>
          <table:table-cell table:style-name="ce181"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54" table:formula="of:=[$'Hzr - Snyi'.G14]" office:value-type="float" office:value="34000" calcext:value-type="float">
            <text:p>34.000,00</text:p>
          </table:table-cell>
          <table:table-cell table:style-name="ce105"/>
          <table:table-cell table:style-name="ce100" table:formula="of:=[.C17]*[.A18]" office:value-type="float" office:value="17000" calcext:value-type="float">
            <text:p>17.000,00</text:p>
          </table:table-cell>
          <table:table-cell table:style-name="ce100" table:formula="of:=[.D17]*[.A18]" office:value-type="float" office:value="17000" calcext:value-type="float">
            <text:p>17.000,00</text:p>
          </table:table-cell>
          <table:table-cell table:style-name="ce105"/>
          <table:table-cell table:style-name="ce174"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57" table:formula="of:=[.A16]+[.A14]+[.A12]+[.A10]+[.A8]+[.A6]+[.A18]" office:value-type="float" office:value="481998.8" calcext:value-type="float">
            <text:p>481.998,80</text:p>
          </table:table-cell>
          <table:table-cell table:style-name="ce106" table:formula="of:=[.B21]/[.$A$21]" office:value-type="percentage" office:value="0.0942060436664987" calcext:value-type="percentage">
            <text:p>%9,42</text:p>
          </table:table-cell>
          <table:table-cell table:style-name="ce126" table:formula="of:=[.C21]/[.$A$21]" office:value-type="percentage" office:value="0.216457385371084" calcext:value-type="percentage">
            <text:p>%21,65</text:p>
          </table:table-cell>
          <table:table-cell table:style-name="ce126" table:formula="of:=[.D21]/[.$A$21]" office:value-type="percentage" office:value="0.383073567818011" calcext:value-type="percentage">
            <text:p>%38,31</text:p>
          </table:table-cell>
          <table:table-cell table:style-name="ce126" table:formula="of:=[.E21]/[.$A$21]" office:value-type="percentage" office:value="0.177514134889962" calcext:value-type="percentage">
            <text:p>%17,75</text:p>
          </table:table-cell>
          <table:table-cell table:style-name="ce183" table:formula="of:=[.F21]/[.$A$21]" office:value-type="percentage" office:value="0.128748868254444" calcext:value-type="percentage">
            <text:p>%12,87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63" office:value-type="string" calcext:value-type="string">
            <text:p>TOPLAM</text:p>
          </table:table-cell>
          <table:table-cell table:style-name="ce111" office:value-type="string" calcext:value-type="string">
            <text:p>Ayşe</text:p>
          </table:table-cell>
          <table:table-cell table:style-name="ce21" office:value-type="string" calcext:value-type="string">
            <text:p>Ali </text:p>
          </table:table-cell>
          <table:table-cell table:style-name="ce21" office:value-type="string" calcext:value-type="string">
            <text:p>Atila</text:p>
          </table:table-cell>
          <table:table-cell table:style-name="ce21" office:value-type="string" calcext:value-type="string">
            <text:p>Hacı </text:p>
          </table:table-cell>
          <table:table-cell table:style-name="ce173" office:value-type="string" calcext:value-type="string">
            <text:p>İsmail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78" table:formula="of:=SUM([.B21:.F21])" office:value-type="float" office:value="481998.8" calcext:value-type="float">
            <text:p>481.998,80</text:p>
          </table:table-cell>
          <table:table-cell table:style-name="ce78" table:formula="of:=[.B18]+[.B16]+[.B14]+[.B12]+[.B10]+[.B8]+[.B6]" office:value-type="float" office:value="45407.2" calcext:value-type="float">
            <text:p>45.407,20</text:p>
          </table:table-cell>
          <table:table-cell table:style-name="ce127" table:formula="of:=[.C18]+[.C16]+[.C14]+[.C12]+[.C10]+[.C8]+[.C6]" office:value-type="float" office:value="104332.2" calcext:value-type="float">
            <text:p>104.332,20</text:p>
          </table:table-cell>
          <table:table-cell table:style-name="ce127" table:formula="of:=[.D18]+[.D16]+[.D14]+[.D12]+[.D10]+[.D8]+[.D6]" office:value-type="float" office:value="184641" calcext:value-type="float">
            <text:p>184.641,00</text:p>
          </table:table-cell>
          <table:table-cell table:style-name="ce127" table:formula="of:=[.E18]+[.E16]+[.E14]+[.E12]+[.E10]+[.E8]+[.E6]" office:value-type="float" office:value="85561.6" calcext:value-type="float">
            <text:p>85.561,60</text:p>
          </table:table-cell>
          <table:table-cell table:style-name="ce196" table:formula="of:=[.F18]+[.F16]+[.F14]+[.F12]+[.F10]+[.F8]+[.F6]" office:value-type="float" office:value="62056.8" calcext:value-type="float">
            <text:p>62.056,8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4">
          <table:table-cell table:style-name="ce79" office:value-type="string" calcext:value-type="string">
            <text:p>2011-2019 YILLARI KİRA GELİRLERİ VE DÜŞÜLEN HARCAMALAR</text:p>
          </table:table-cell>
          <table:table-cell table:style-name="ce112" table:number-columns-repeated="2"/>
          <table:table-cell table:style-name="ce138"/>
          <table:table-cell table:style-name="ce152"/>
          <table:table-cell table:style-name="ce197"/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80"/>
          <table:table-cell table:style-name="Default"/>
          <table:table-cell table:style-name="ce134" office:value-type="string" calcext:value-type="string">
            <text:p>GELİR</text:p>
          </table:table-cell>
          <table:table-cell table:style-name="ce134" office:value-type="string" calcext:value-type="string">
            <text:p>GİDER</text:p>
          </table:table-cell>
          <table:table-cell table:style-name="ce134" office:value-type="string" calcext:value-type="string">
            <text:p>BAKİYE</text:p>
          </table:table-cell>
          <table:table-cell table:style-name="ce198"/>
          <table:table-cell table:style-name="Default" table:number-columns-repeated="10"/>
          <table:table-cell table:number-columns-repeated="1008"/>
        </table:table-row>
        <table:table-row table:style-name="ro3">
          <table:table-cell table:style-name="ce81" office:value-type="string" calcext:value-type="string">
            <text:p>Ayşe kira gelirleri</text:p>
          </table:table-cell>
          <table:table-cell table:style-name="ce97"/>
          <table:table-cell table:style-name="ce129" table:formula="of:=[.B21]" office:value-type="float" office:value="45407.2" calcext:value-type="float">
            <text:p>+45.407,20</text:p>
          </table:table-cell>
          <table:table-cell table:style-name="ce142"/>
          <table:table-cell table:style-name="ce142" table:formula="of:=[.C25]-[.D25]" office:value-type="float" office:value="45407.2" calcext:value-type="float">
            <text:p>45.407,20</text:p>
          </table:table-cell>
          <table:table-cell table:style-name="ce199"/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82" office:value-type="string" calcext:value-type="string">
            <text:p>babamın banka hesabından</text:p>
          </table:table-cell>
          <table:table-cell table:style-name="Default"/>
          <table:table-cell table:style-name="ce34" office:value-type="float" office:value="4375" calcext:value-type="float">
            <text:p>+4.375,00</text:p>
          </table:table-cell>
          <table:table-cell table:style-name="ce12"/>
          <table:table-cell table:style-name="ce12" table:formula="of:=[.E25]+[.C26]-[.D26]" office:value-type="float" office:value="49782.2" calcext:value-type="float">
            <text:p>49.782,20</text:p>
          </table:table-cell>
          <table:table-cell table:style-name="ce176"/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83" office:value-type="string" calcext:value-type="string">
            <text:p>AYŞE KİRA VERGİSİ</text:p>
          </table:table-cell>
          <table:table-cell table:style-name="Default"/>
          <table:table-cell table:style-name="ce12"/>
          <table:table-cell table:style-name="ce143" office:value-type="float" office:value="949.9" calcext:value-type="float">
            <text:p>-949,90</text:p>
          </table:table-cell>
          <table:table-cell table:style-name="ce12" table:formula="of:=[.E26]+[.C27]-[.D27]" office:value-type="float" office:value="48832.3" calcext:value-type="float">
            <text:p>48.832,30</text:p>
          </table:table-cell>
          <table:table-cell table:style-name="ce176"/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82" office:value-type="string" calcext:value-type="string">
            <text:p>kombi</text:p>
          </table:table-cell>
          <table:table-cell table:style-name="Default"/>
          <table:table-cell table:style-name="ce12"/>
          <table:table-cell table:style-name="ce37" office:value-type="float" office:value="5720" calcext:value-type="float">
            <text:p>-5.720,00</text:p>
          </table:table-cell>
          <table:table-cell table:style-name="ce12" table:formula="of:=[.E27]+[.C28]-[.D28]" office:value-type="float" office:value="43112.3" calcext:value-type="float">
            <text:p>43.112,30</text:p>
          </table:table-cell>
          <table:table-cell table:style-name="ce172"/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82" office:value-type="string" calcext:value-type="string">
            <text:p>2019 kirası havale</text:p>
          </table:table-cell>
          <table:table-cell table:style-name="Default"/>
          <table:table-cell table:style-name="ce12"/>
          <table:table-cell table:style-name="ce37" office:value-type="float" office:value="9750" calcext:value-type="float">
            <text:p>-9.750,00</text:p>
          </table:table-cell>
          <table:table-cell table:style-name="ce12" table:formula="of:=[.E28]+[.C29]-[.D29]" office:value-type="float" office:value="33362.3" calcext:value-type="float">
            <text:p>33.362,30</text:p>
          </table:table-cell>
          <table:table-cell table:style-name="ce172"/>
          <table:table-cell/>
          <table:table-cell table:style-name="Default" table:number-columns-repeated="10"/>
          <table:table-cell table:number-columns-repeated="1007"/>
        </table:table-row>
        <table:table-row table:style-name="ro3">
          <table:table-cell table:style-name="ce84" office:value-type="string" calcext:value-type="string">
            <text:p>2019 hacıdan havale</text:p>
          </table:table-cell>
          <table:table-cell table:style-name="ce102"/>
          <table:table-cell table:style-name="ce100"/>
          <table:table-cell table:style-name="ce145" office:value-type="float" office:value="5250" calcext:value-type="float">
            <text:p>-5.250,00</text:p>
          </table:table-cell>
          <table:table-cell table:style-name="ce100" table:formula="of:=[.E29]+[.C30]-[.D30]" office:value-type="float" office:value="28112.3" calcext:value-type="float">
            <text:p>28.112,30</text:p>
          </table:table-cell>
          <table:table-cell table:style-name="ce200" table:formula="of:=[.E30]" office:value-type="float" office:value="28112.3" calcext:value-type="float">
            <text:p>28.112,30</text:p>
          </table:table-cell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85" office:value-type="string" calcext:value-type="string">
            <text:p>Ali kira gelirleri</text:p>
          </table:table-cell>
          <table:table-cell table:style-name="ce112"/>
          <table:table-cell table:style-name="ce133" table:formula="of:=[.C21]" office:value-type="float" office:value="104332.2" calcext:value-type="float">
            <text:p>+104.332,20</text:p>
          </table:table-cell>
          <table:table-cell table:style-name="ce146"/>
          <table:table-cell table:style-name="ce153" table:formula="of:=[.C31]-[.D31]" office:value-type="float" office:value="104332.2" calcext:value-type="float">
            <text:p>104.332,20</text:p>
          </table:table-cell>
          <table:table-cell table:style-name="ce201"/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86" office:value-type="string" calcext:value-type="string">
            <text:p>babamın banka hesabından</text:p>
          </table:table-cell>
          <table:table-cell table:style-name="Default"/>
          <table:table-cell table:style-name="ce34" office:value-type="float" office:value="4375" calcext:value-type="float">
            <text:p>+4.375,00</text:p>
          </table:table-cell>
          <table:table-cell table:style-name="ce37"/>
          <table:table-cell table:style-name="ce12" table:formula="of:=[.E31]+[.C32]-[.D32]" office:value-type="float" office:value="108707.2" calcext:value-type="float">
            <text:p>108.707,20</text:p>
          </table:table-cell>
          <table:table-cell table:style-name="ce202"/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87" office:value-type="string" calcext:value-type="string">
            <text:p>kombi</text:p>
          </table:table-cell>
          <table:table-cell table:style-name="ce114"/>
          <table:table-cell table:style-name="ce117"/>
          <table:table-cell table:style-name="ce147" office:value-type="float" office:value="3000" calcext:value-type="float">
            <text:p>-3.000,00</text:p>
          </table:table-cell>
          <table:table-cell table:style-name="ce117" table:formula="of:=[.E32]+[.C33]-[.D33]" office:value-type="float" office:value="105707.2" calcext:value-type="float">
            <text:p>105.707,20</text:p>
          </table:table-cell>
          <table:table-cell table:style-name="ce203" table:formula="of:=[.E33]" office:value-type="float" office:value="105707.2" calcext:value-type="float">
            <text:p>105.707,20</text:p>
          </table:table-cell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85" office:value-type="string" calcext:value-type="string">
            <text:p>Atila kira geliri</text:p>
          </table:table-cell>
          <table:table-cell table:style-name="ce112"/>
          <table:table-cell table:style-name="ce133" table:formula="of:=[.D21]" office:value-type="float" office:value="184641" calcext:value-type="float">
            <text:p>+184.641,00</text:p>
          </table:table-cell>
          <table:table-cell table:style-name="ce146"/>
          <table:table-cell table:style-name="ce153" table:formula="of:=[.C34]-[.D34]" office:value-type="float" office:value="184641" calcext:value-type="float">
            <text:p>184.641,00</text:p>
          </table:table-cell>
          <table:table-cell table:style-name="ce201"/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87" office:value-type="string" calcext:value-type="string">
            <text:p>babamın banka hesabından</text:p>
          </table:table-cell>
          <table:table-cell table:style-name="ce114"/>
          <table:table-cell table:style-name="ce135" office:value-type="float" office:value="4375" calcext:value-type="float">
            <text:p>+4.375,00</text:p>
          </table:table-cell>
          <table:table-cell table:style-name="ce147"/>
          <table:table-cell table:style-name="ce117" table:formula="of:=[.E34]+[.C35]-[.D35]" office:value-type="float" office:value="189016" calcext:value-type="float">
            <text:p>189.016,00</text:p>
          </table:table-cell>
          <table:table-cell table:style-name="ce203" table:formula="of:=[.E35]" office:value-type="float" office:value="189016" calcext:value-type="float">
            <text:p>189.016,00</text:p>
          </table:table-cell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85" office:value-type="string" calcext:value-type="string">
            <text:p>hacı kira geliri</text:p>
          </table:table-cell>
          <table:table-cell table:style-name="ce112"/>
          <table:table-cell table:style-name="ce133" table:formula="of:=[.E21]" office:value-type="float" office:value="85561.6" calcext:value-type="float">
            <text:p>+85.561,60</text:p>
          </table:table-cell>
          <table:table-cell table:style-name="ce146"/>
          <table:table-cell table:style-name="ce153" table:formula="of:=[.C36]-[.D36]" office:value-type="float" office:value="85561.6" calcext:value-type="float">
            <text:p>85.561,60</text:p>
          </table:table-cell>
          <table:table-cell table:style-name="ce205"/>
          <table:table-cell table:style-name="Default" table:number-columns-repeated="8"/>
          <table:table-cell table:number-columns-repeated="1010"/>
        </table:table-row>
        <table:table-row table:style-name="ro3">
          <table:table-cell table:style-name="ce86" office:value-type="string" calcext:value-type="string">
            <text:p>babamın banka hesabından</text:p>
          </table:table-cell>
          <table:table-cell table:style-name="Default"/>
          <table:table-cell table:style-name="ce34" office:value-type="float" office:value="4375" calcext:value-type="float">
            <text:p>+4.375,00</text:p>
          </table:table-cell>
          <table:table-cell table:style-name="ce37"/>
          <table:table-cell table:style-name="ce12" table:formula="of:=[.E36]+[.C37]-[.D37]" office:value-type="float" office:value="89936.6" calcext:value-type="float">
            <text:p>89.936,60</text:p>
          </table:table-cell>
          <table:table-cell table:style-name="ce206"/>
          <table:table-cell table:style-name="Default" table:number-columns-repeated="8"/>
          <table:table-cell table:number-columns-repeated="1010"/>
        </table:table-row>
        <table:table-row table:style-name="ro3">
          <table:table-cell table:style-name="ce88" office:value-type="string" calcext:value-type="string">
            <text:p>kombi</text:p>
          </table:table-cell>
          <table:table-cell table:style-name="ce114"/>
          <table:table-cell table:style-name="ce135"/>
          <table:table-cell table:style-name="ce148" office:value-type="float" office:value="3000" calcext:value-type="float">
            <text:p>-3.000,00</text:p>
          </table:table-cell>
          <table:table-cell table:style-name="ce117" table:formula="of:=[.E37]+[.C38]-[.D38]" office:value-type="float" office:value="86936.6" calcext:value-type="float">
            <text:p>86.936,60</text:p>
          </table:table-cell>
          <table:table-cell table:style-name="ce207" table:formula="of:=[.E38]" office:value-type="float" office:value="86936.6" calcext:value-type="float">
            <text:p>86.936,60</text:p>
          </table:table-cell>
          <table:table-cell table:style-name="Default" table:number-columns-repeated="8"/>
          <table:table-cell table:number-columns-repeated="1010"/>
        </table:table-row>
        <table:table-row table:style-name="ro3">
          <table:table-cell table:style-name="ce89" office:value-type="string" calcext:value-type="string">
            <text:p>İsmail Balcı kira geliri</text:p>
          </table:table-cell>
          <table:table-cell table:style-name="ce115"/>
          <table:table-cell table:style-name="ce136" table:formula="of:=[.F21]" office:value-type="float" office:value="62056.8" calcext:value-type="float">
            <text:p>+62.056,80</text:p>
          </table:table-cell>
          <table:table-cell table:style-name="ce150"/>
          <table:table-cell table:style-name="ce150" table:formula="of:=[.C39]-[.D39]" office:value-type="float" office:value="62056.8" calcext:value-type="float">
            <text:p>62.056,80</text:p>
          </table:table-cell>
          <table:table-cell table:style-name="ce208" table:formula="of:=[.E39]" office:value-type="float" office:value="62056.8" calcext:value-type="float">
            <text:p>62.056,80</text:p>
          </table:table-cell>
          <table:table-cell table:style-name="Default" table:number-columns-repeated="9"/>
          <table:table-cell table:number-columns-repeated="1009"/>
        </table:table-row>
        <table:table-row table:style-name="ro3">
          <table:table-cell table:style-name="ce86"/>
          <table:table-cell table:style-name="Default"/>
          <table:table-cell table:style-name="ce34"/>
          <table:table-cell table:style-name="ce12"/>
          <table:table-cell table:style-name="ce154" office:value-type="string" calcext:value-type="string">
            <text:p>KASA</text:p>
          </table:table-cell>
          <table:table-cell table:style-name="ce209"/>
          <table:table-cell table:style-name="Default" table:number-columns-repeated="9"/>
          <table:table-cell table:number-columns-repeated="1009"/>
        </table:table-row>
        <table:table-row table:style-name="ro3">
          <table:table-cell table:style-name="ce90" office:value-type="string" calcext:value-type="string">
            <text:p>TOPLAMLAR</text:p>
          </table:table-cell>
          <table:table-cell table:style-name="ce114"/>
          <table:table-cell table:style-name="ce137" table:formula="of:=SUM([.C25:.C39])" office:value-type="float" office:value="499498.8" calcext:value-type="float">
            <text:p>+499.498,80</text:p>
          </table:table-cell>
          <table:table-cell table:style-name="ce151" table:formula="of:=SUM([.D25:.D39])" office:value-type="float" office:value="27669.9" calcext:value-type="float">
            <text:p>-27.669,90</text:p>
          </table:table-cell>
          <table:table-cell table:style-name="ce165" table:formula="of:=[.C41]-[.D41]" office:value-type="float" office:value="471828.9" calcext:value-type="float">
            <text:p>471.828,90</text:p>
          </table:table-cell>
          <table:table-cell table:style-name="ce210" table:formula="of:=SUM([.F25:.F39])" office:value-type="float" office:value="471828.9" calcext:value-type="float">
            <text:p>471.828,90</text:p>
          </table:table-cell>
          <table:table-cell table:style-name="Default" table:number-columns-repeated="9"/>
          <table:table-cell table:number-columns-repeated="1009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 table:number-columns-repeated="10"/>
          <table:table-cell table:number-columns-repeated="1009"/>
        </table:table-row>
        <table:table-row table:style-name="ro3">
          <table:table-cell table:style-name="ce85" office:value-type="string" calcext:value-type="string">
            <text:p>DOĞUŞ -KİRA HESABI</text:p>
          </table:table-cell>
          <table:table-cell table:style-name="ce112"/>
          <table:table-cell table:style-name="ce138" table:number-columns-repeated="2"/>
          <table:table-cell table:style-name="ce166" office:value-type="string" calcext:value-type="string">
            <text:p>DOĞUŞ KASA</text:p>
          </table:table-cell>
          <table:table-cell table:style-name="ce215"/>
          <table:table-cell table:style-name="Default" table:number-columns-repeated="9"/>
          <table:table-cell table:number-columns-repeated="1009"/>
        </table:table-row>
        <table:table-row table:style-name="ro3">
          <table:table-cell table:style-name="ce86" office:value-type="string" calcext:value-type="string">
            <text:p>Doğuşa kiralardan gelen</text:p>
          </table:table-cell>
          <table:table-cell table:style-name="Default"/>
          <table:table-cell table:style-name="ce12" table:formula="of:=[.E41]" office:value-type="float" office:value="471828.9" calcext:value-type="float">
            <text:p>471.828,90</text:p>
          </table:table-cell>
          <table:table-cell/>
          <table:table-cell table:style-name="ce165" table:formula="of:=[.C44]" office:value-type="float" office:value="471828.9" calcext:value-type="float">
            <text:p>471.828,90</text:p>
          </table:table-cell>
          <table:table-cell table:style-name="ce216"/>
          <table:table-cell table:style-name="Default" table:number-columns-repeated="9"/>
          <table:table-cell table:number-columns-repeated="1009"/>
        </table:table-row>
        <table:table-row table:style-name="ro3">
          <table:table-cell table:style-name="ce86" office:value-type="string" calcext:value-type="string">
            <text:p>Selanik ödenen</text:p>
          </table:table-cell>
          <table:table-cell/>
          <table:table-cell table:style-name="Default"/>
          <table:table-cell table:style-name="ce12" table:formula="of:=[$SELANİK.F954]" office:value-type="float" office:value="220145.06" calcext:value-type="float">
            <text:p>220.145,06</text:p>
          </table:table-cell>
          <table:table-cell table:style-name="ce12" table:formula="of:=[.E44]+[.C45]-[.D45]" office:value-type="float" office:value="251683.84" calcext:value-type="float">
            <text:p>251.683,84</text:p>
          </table:table-cell>
          <table:table-cell table:style-name="ce216"/>
          <table:table-cell table:number-columns-repeated="1018"/>
        </table:table-row>
        <table:table-row table:style-name="ro3">
          <table:table-cell table:style-name="ce87" office:value-type="string" calcext:value-type="string">
            <text:p>Doğuş 2017 kapanış borcu</text:p>
          </table:table-cell>
          <table:table-cell table:style-name="ce117" table:number-columns-repeated="2"/>
          <table:table-cell table:style-name="ce117" table:formula="of:=[$DOĞUŞ.E25]*-1" office:value-type="float" office:value="251683.84" calcext:value-type="float">
            <text:p>251.683,84</text:p>
          </table:table-cell>
          <table:table-cell table:style-name="ce117" table:formula="of:=[.E45]+[.C46]-[.D46]" office:value-type="float" office:value="0" calcext:value-type="float">
            <text:p>0,00</text:p>
          </table:table-cell>
          <table:table-cell table:style-name="ce207" table:formula="of:=[.E46]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table:style-name="ce92"/>
          <table:table-cell table:style-name="ce18"/>
          <table:table-cell table:style-name="ce16" table:number-columns-repeated="2"/>
          <table:table-cell table:style-name="ce12"/>
          <table:table-cell table:style-name="ce18"/>
          <table:table-cell table:number-columns-repeated="1018"/>
        </table:table-row>
        <table:table-row table:style-name="ro3">
          <table:table-cell table:style-name="ce93" office:value-type="string" calcext:value-type="string">
            <text:p>2019 YILI SONU HACI MURAT TOPLAM HESABI</text:p>
          </table:table-cell>
          <table:table-cell table:style-name="ce118" table:number-columns-repeated="3"/>
          <table:table-cell table:style-name="ce153"/>
          <table:table-cell table:style-name="ce217"/>
          <table:table-cell table:number-columns-repeated="1018"/>
        </table:table-row>
        <table:table-row table:style-name="ro3">
          <table:table-cell table:style-name="ce94" office:value-type="string" calcext:value-type="string">
            <text:p>Selaniğe DOĞUŞTAN KALAN BORÇ</text:p>
          </table:table-cell>
          <table:table-cell table:style-name="Default"/>
          <table:table-cell table:style-name="ce64"/>
          <table:table-cell table:style-name="ce12" table:formula="of:=[$SELANİK.F960]" office:value-type="float" office:value="-94578.14" calcext:value-type="float">
            <text:p>-94.578,14</text:p>
          </table:table-cell>
          <table:table-cell table:style-name="ce117" table:formula="of:=[.E48]+[.D49]+[.C49]" office:value-type="float" office:value="-94578.14" calcext:value-type="float">
            <text:p>-94.578,14</text:p>
          </table:table-cell>
          <table:table-cell table:style-name="ce221"/>
          <table:table-cell table:number-columns-repeated="1018"/>
        </table:table-row>
        <table:table-row table:style-name="ro3">
          <table:table-cell table:style-name="ce95" office:value-type="string" calcext:value-type="string">
            <text:p>Ayşe BALCI ya 2011-2019 kira borcu</text:p>
          </table:table-cell>
          <table:table-cell table:style-name="ce114"/>
          <table:table-cell table:style-name="ce141"/>
          <table:table-cell table:style-name="ce117" table:formula="of:=[$TPLM.F30]*-1" office:value-type="float" office:value="-28112.3" calcext:value-type="float">
            <text:p>-28.112,30</text:p>
          </table:table-cell>
          <table:table-cell table:style-name="ce117" table:formula="of:=[.E49]+[.D50]+[.C50]" office:value-type="float" office:value="-122690.44" calcext:value-type="float">
            <text:p>-122.690,44</text:p>
          </table:table-cell>
          <table:table-cell table:style-name="ce207" table:formula="of:=[.E50]" office:value-type="float" office:value="-122690.44" calcext:value-type="float">
            <text:p>-122.690,44</text:p>
          </table:table-cell>
          <table:table-cell table:number-columns-repeated="1018"/>
        </table:table-row>
        <table:table-row table:style-name="ro1" table:number-rows-repeated="3">
          <table:table-cell table:style-name="ce18" table:number-columns-repeated="2"/>
          <table:table-cell table:style-name="ce16"/>
          <table:table-cell table:style-name="ce18"/>
          <table:table-cell table:style-name="ce170"/>
          <table:table-cell table:style-name="ce18"/>
          <table:table-cell table:number-columns-repeated="1018"/>
        </table:table-row>
        <table:table-row table:style-name="ro1">
          <table:table-cell table:style-name="ce18" table:number-columns-repeated="6"/>
          <table:table-cell table:number-columns-repeated="1018"/>
        </table:table-row>
        <table:table-row table:style-name="ro1">
          <table:table-cell table:style-name="ce18" table:number-columns-repeated="3"/>
          <table:table-cell table:style-name="ce16"/>
          <table:table-cell table:style-name="ce18" table:number-columns-repeated="2"/>
          <table:table-cell table:number-columns-repeated="1018"/>
        </table:table-row>
        <table:table-row table:style-name="ro1">
          <table:table-cell table:style-name="ce18" table:number-columns-repeated="3"/>
          <table:table-cell table:style-name="ce16"/>
          <table:table-cell table:style-name="ce169"/>
          <table:table-cell table:style-name="ce18"/>
          <table:table-cell table:number-columns-repeated="1018"/>
        </table:table-row>
        <table:table-row table:style-name="ro1">
          <table:table-cell table:style-name="ce18" table:number-columns-repeated="4"/>
          <table:table-cell table:style-name="ce169"/>
          <table:table-cell table:style-name="ce18"/>
          <table:table-cell table:number-columns-repeated="1018"/>
        </table:table-row>
        <table:table-row table:style-name="ro1">
          <table:table-cell table:style-name="Default" table:number-columns-repeated="4"/>
          <table:table-cell table:style-name="ce169"/>
          <table:table-cell table:style-name="Default"/>
          <table:table-cell table:number-columns-repeated="1018"/>
        </table:table-row>
        <table:table-row table:style-name="ro1">
          <table:table-cell table:style-name="Default" table:number-columns-repeated="4"/>
          <table:table-cell table:style-name="ce170"/>
          <table:table-cell table:style-name="Default"/>
          <table:table-cell table:number-columns-repeated="1018"/>
        </table:table-row>
        <table:table-row table:style-name="ro1" table:number-rows-repeated="2">
          <table:table-cell table:style-name="Default" table:number-columns-repeated="1024"/>
        </table:table-row>
        <table:table-row table:style-name="ro1" table:number-rows-repeated="9">
          <table:table-cell table:style-name="Default" table:number-columns-repeated="6"/>
          <table:table-cell table:number-columns-repeated="1018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Çizelge14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ce253"/>
        <table:table-column table:style-name="co19" table:default-cell-style-name="ce164"/>
        <table:table-column table:style-name="co20" table:default-cell-style-name="ce164"/>
        <table:table-column table:style-name="co21" table:default-cell-style-name="ce295"/>
        <table:table-column table:style-name="co22" table:default-cell-style-name="ce64"/>
        <table:table-row table:style-name="ro2">
          <table:table-cell table:style-name="ce1" office:value-type="string" calcext:value-type="string">
            <text:p>2011-2019 Kira Bedelleri ve Ödemeleri-TL</text:p>
          </table:table-cell>
          <table:table-cell table:number-columns-repeated="2"/>
          <table:table-cell table:style-name="ce161" table:formula="of:=SUM([.D4:.D49])" office:value-type="float" office:value="526161" calcext:value-type="float">
            <text:p>526.161</text:p>
          </table:table-cell>
          <table:table-cell table:style-name="ce161" table:formula="of:=SUM([.E4:.E49])" office:value-type="float" office:value="518931" calcext:value-type="float">
            <text:p>518.931</text:p>
          </table:table-cell>
          <table:table-cell table:style-name="ce161" table:formula="of:=SUM([.F4:.F49])" office:value-type="float" office:value="7230" calcext:value-type="float">
            <text:p>7.230</text:p>
          </table:table-cell>
          <table:table-cell/>
        </table:table-row>
        <table:table-row table:style-name="ro2">
          <table:table-cell table:style-name="ce1"/>
          <table:table-cell table:number-columns-repeated="2"/>
          <table:table-cell table:style-name="ce161"/>
          <table:table-cell table:style-name="ce291" office:value-type="string" calcext:value-type="string">
            <text:p>Alınan</text:p>
          </table:table-cell>
          <table:table-cell table:style-name="ce161"/>
          <table:table-cell/>
        </table:table-row>
        <table:table-row table:style-name="ro3">
          <table:table-cell table:style-name="ce65" office:value-type="string" calcext:value-type="string">
            <text:p>Tarih</text:p>
          </table:table-cell>
          <table:table-cell table:style-name="ce65" office:value-type="string" calcext:value-type="string">
            <text:p>Açıklama</text:p>
          </table:table-cell>
          <table:table-cell table:style-name="ce254"/>
          <table:table-cell table:style-name="ce162" office:value-type="string" calcext:value-type="string">
            <text:p>Kira Bedeli</text:p>
          </table:table-cell>
          <table:table-cell table:style-name="ce292" office:value-type="string" calcext:value-type="string">
            <text:p>Ödeme</text:p>
          </table:table-cell>
          <table:table-cell table:style-name="ce293" office:value-type="string" calcext:value-type="string">
            <text:p>Ödnmyn</text:p>
          </table:table-cell>
          <table:table-cell/>
        </table:table-row>
        <table:table-row table:style-name="ro3">
          <table:table-cell table:style-name="ce226" office:value-type="float" office:value="2011" calcext:value-type="float">
            <text:p>2011</text:p>
          </table:table-cell>
          <table:table-cell table:style-name="ce247" office:value-type="string" calcext:value-type="string">
            <text:p>Sanayi Acenta kira bedeli</text:p>
          </table:table-cell>
          <table:table-cell table:style-name="ce258"/>
          <table:table-cell table:number-columns-repeated="2" table:style-name="ce266" office:value-type="float" office:value="7500" calcext:value-type="float">
            <text:p>7.500</text:p>
          </table:table-cell>
          <table:table-cell table:style-name="ce294"/>
          <table:table-cell table:style-name="ce318" table:formula="of:=[.E4]" office:value-type="float" office:value="7500" calcext:value-type="float">
            <text:p>7.500</text:p>
          </table:table-cell>
        </table:table-row>
        <table:table-row table:style-name="ro3">
          <table:table-cell table:style-name="ce228" office:value-type="float" office:value="2011" calcext:value-type="float">
            <text:p>2011</text:p>
          </table:table-cell>
          <table:table-cell table:style-name="ce188" office:value-type="string" calcext:value-type="string">
            <text:p>Taha İnşaat Kira Bedeli</text:p>
          </table:table-cell>
          <table:table-cell table:style-name="ce259"/>
          <table:table-cell table:number-columns-repeated="2" table:style-name="ce163" office:value-type="float" office:value="4500" calcext:value-type="float">
            <text:p>4.500</text:p>
          </table:table-cell>
          <table:table-cell/>
          <table:table-cell table:style-name="ce319" table:formula="of:=[.G4]+[.E5]" office:value-type="float" office:value="12000" calcext:value-type="float">
            <text:p>12000</text:p>
          </table:table-cell>
        </table:table-row>
        <table:table-row table:style-name="ro3">
          <table:table-cell table:style-name="ce228" office:value-type="float" office:value="2011" calcext:value-type="float">
            <text:p>2011</text:p>
          </table:table-cell>
          <table:table-cell table:style-name="ce188" office:value-type="string" calcext:value-type="string">
            <text:p>Hızarhane Yıkama </text:p>
          </table:table-cell>
          <table:table-cell table:style-name="ce259"/>
          <table:table-cell table:number-columns-repeated="2" table:style-name="ce163" office:value-type="float" office:value="7200" calcext:value-type="float">
            <text:p>7.200</text:p>
          </table:table-cell>
          <table:table-cell/>
          <table:table-cell table:style-name="ce319" table:formula="of:=[.G5]+[.E6]" office:value-type="float" office:value="19200" calcext:value-type="float">
            <text:p>19200</text:p>
          </table:table-cell>
        </table:table-row>
        <table:table-row table:style-name="ro3">
          <table:table-cell table:style-name="ce228" office:value-type="float" office:value="2011" calcext:value-type="float">
            <text:p>2011</text:p>
          </table:table-cell>
          <table:table-cell table:style-name="ce188" office:value-type="string" calcext:value-type="string">
            <text:p>Ali Paşa Yıkama Adem Kesici </text:p>
          </table:table-cell>
          <table:table-cell table:style-name="ce259"/>
          <table:table-cell table:number-columns-repeated="2" table:style-name="ce163" office:value-type="float" office:value="9500" calcext:value-type="float">
            <text:p>9.500</text:p>
          </table:table-cell>
          <table:table-cell/>
          <table:table-cell table:style-name="ce319" table:formula="of:=[.G6]+[.E7]" office:value-type="float" office:value="28700" calcext:value-type="float">
            <text:p>28700</text:p>
          </table:table-cell>
        </table:table-row>
        <table:table-row table:style-name="ro3">
          <table:table-cell table:style-name="ce229" office:value-type="float" office:value="2011" calcext:value-type="float">
            <text:p>2011</text:p>
          </table:table-cell>
          <table:table-cell table:style-name="ce188" office:value-type="string" calcext:value-type="string">
            <text:p><text:span text:style-name="T1">Ali Paşa Aygaz </text:span>kira bedeli</text:p>
          </table:table-cell>
          <table:table-cell table:style-name="ce259"/>
          <table:table-cell table:number-columns-repeated="2" table:style-name="ce163" office:value-type="float" office:value="1000" calcext:value-type="float">
            <text:p>1.000</text:p>
          </table:table-cell>
          <table:table-cell/>
          <table:table-cell table:style-name="ce319" table:formula="of:=[.G7]+[.E8]" office:value-type="float" office:value="29700" calcext:value-type="float">
            <text:p>29700</text:p>
          </table:table-cell>
        </table:table-row>
        <table:table-row table:style-name="ro3">
          <table:table-cell table:style-name="ce235" office:value-type="float" office:value="2011" calcext:value-type="float">
            <text:p>2011</text:p>
          </table:table-cell>
          <table:table-cell table:style-name="ce250" office:value-type="string" calcext:value-type="string">
            <text:p>Lise Arkası Dursun Çalışkan </text:p>
          </table:table-cell>
          <table:table-cell table:style-name="ce260" table:formula="of:=SUM([.E4:.E9])" office:value-type="float" office:value="38500" calcext:value-type="float">
            <text:p>38.500</text:p>
          </table:table-cell>
          <table:table-cell table:number-columns-repeated="2" table:style-name="ce288" office:value-type="float" office:value="8800" calcext:value-type="float">
            <text:p>8.800</text:p>
          </table:table-cell>
          <table:table-cell table:style-name="ce317"/>
          <table:table-cell table:style-name="ce320" table:formula="of:=[.G8]+[.E9]" office:value-type="float" office:value="38500" calcext:value-type="float">
            <text:p>38500</text:p>
          </table:table-cell>
        </table:table-row>
        <table:table-row table:style-name="ro3">
          <table:table-cell table:style-name="ce236" office:value-type="float" office:value="2012" calcext:value-type="float">
            <text:p>2012</text:p>
          </table:table-cell>
          <table:table-cell table:style-name="ce247" office:value-type="string" calcext:value-type="string">
            <text:p>Sanayi Acenta kira bedeli</text:p>
          </table:table-cell>
          <table:table-cell table:style-name="ce258"/>
          <table:table-cell table:number-columns-repeated="2" table:style-name="ce266" office:value-type="float" office:value="8000" calcext:value-type="float">
            <text:p>8.000</text:p>
          </table:table-cell>
          <table:table-cell table:style-name="ce294"/>
          <table:table-cell table:style-name="ce321" table:formula="of:=[.G9]+[.E10]" office:value-type="float" office:value="46500" calcext:value-type="float">
            <text:p>46500</text:p>
          </table:table-cell>
        </table:table-row>
        <table:table-row table:style-name="ro3">
          <table:table-cell table:style-name="ce255" office:value-type="float" office:value="2012" calcext:value-type="float">
            <text:p>2012</text:p>
          </table:table-cell>
          <table:table-cell table:style-name="ce188" office:value-type="string" calcext:value-type="string">
            <text:p>Taha İnşaat Kira Bedeli</text:p>
          </table:table-cell>
          <table:table-cell table:style-name="ce259"/>
          <table:table-cell table:number-columns-repeated="2" table:style-name="ce163" office:value-type="float" office:value="5000" calcext:value-type="float">
            <text:p>5.000</text:p>
          </table:table-cell>
          <table:table-cell/>
          <table:table-cell table:formula="of:=[.G10]+[.E11]" office:value-type="float" office:value="51500" calcext:value-type="float">
            <text:p>51500</text:p>
          </table:table-cell>
        </table:table-row>
        <table:table-row table:style-name="ro3">
          <table:table-cell table:style-name="ce255" office:value-type="float" office:value="2012" calcext:value-type="float">
            <text:p>2012</text:p>
          </table:table-cell>
          <table:table-cell table:style-name="ce188" office:value-type="string" calcext:value-type="string">
            <text:p>Hızarhane Yıkama </text:p>
          </table:table-cell>
          <table:table-cell table:style-name="ce259"/>
          <table:table-cell table:number-columns-repeated="2" table:style-name="ce163" office:value-type="float" office:value="7900" calcext:value-type="float">
            <text:p>7.900</text:p>
          </table:table-cell>
          <table:table-cell/>
          <table:table-cell table:formula="of:=[.G11]+[.E12]" office:value-type="float" office:value="59400" calcext:value-type="float">
            <text:p>59400</text:p>
          </table:table-cell>
        </table:table-row>
        <table:table-row table:style-name="ro3">
          <table:table-cell table:style-name="ce255" office:value-type="float" office:value="2012" calcext:value-type="float">
            <text:p>2012</text:p>
          </table:table-cell>
          <table:table-cell table:style-name="ce188" office:value-type="string" calcext:value-type="string">
            <text:p>Ali Paşa Yıkama Adem Kesici </text:p>
          </table:table-cell>
          <table:table-cell table:style-name="ce259"/>
          <table:table-cell table:number-columns-repeated="2" table:style-name="ce163" office:value-type="float" office:value="10000" calcext:value-type="float">
            <text:p>10.000</text:p>
          </table:table-cell>
          <table:table-cell/>
          <table:table-cell table:formula="of:=[.G12]+[.E13]" office:value-type="float" office:value="69400" calcext:value-type="float">
            <text:p>69400</text:p>
          </table:table-cell>
        </table:table-row>
        <table:table-row table:style-name="ro3">
          <table:table-cell table:style-name="ce188" office:value-type="float" office:value="2012" calcext:value-type="float">
            <text:p>2012</text:p>
          </table:table-cell>
          <table:table-cell table:style-name="ce188" office:value-type="string" calcext:value-type="string">
            <text:p>Ali Paşa Aygaz kira bedeli</text:p>
          </table:table-cell>
          <table:table-cell table:style-name="ce259"/>
          <table:table-cell table:number-columns-repeated="2" table:style-name="ce163" office:value-type="float" office:value="450" calcext:value-type="float">
            <text:p>450</text:p>
          </table:table-cell>
          <table:table-cell/>
          <table:table-cell table:formula="of:=[.G13]+[.E14]" office:value-type="float" office:value="69850" calcext:value-type="float">
            <text:p>69850</text:p>
          </table:table-cell>
        </table:table-row>
        <table:table-row table:style-name="ro3">
          <table:table-cell table:style-name="ce239" office:value-type="float" office:value="2012" calcext:value-type="float">
            <text:p>2012</text:p>
          </table:table-cell>
          <table:table-cell table:style-name="ce250" office:value-type="string" calcext:value-type="string">
            <text:p>Lise Arkası Ahmet Çalışkan </text:p>
          </table:table-cell>
          <table:table-cell table:style-name="ce260" table:formula="of:=SUM([.E10:.E15])" office:value-type="float" office:value="54950" calcext:value-type="float">
            <text:p>54.950</text:p>
          </table:table-cell>
          <table:table-cell table:number-columns-repeated="2" table:style-name="ce288" office:value-type="float" office:value="23600" calcext:value-type="float">
            <text:p>23.600</text:p>
          </table:table-cell>
          <table:table-cell table:style-name="ce317"/>
          <table:table-cell table:style-name="ce322" table:formula="of:=[.G14]+[.E15]" office:value-type="float" office:value="93450" calcext:value-type="float">
            <text:p>93450</text:p>
          </table:table-cell>
        </table:table-row>
        <table:table-row table:style-name="ro3">
          <table:table-cell table:style-name="ce226" office:value-type="float" office:value="2013" calcext:value-type="float">
            <text:p>2013</text:p>
          </table:table-cell>
          <table:table-cell table:style-name="ce247" office:value-type="string" calcext:value-type="string">
            <text:p>Sanayi Acenta kira bedeli</text:p>
          </table:table-cell>
          <table:table-cell table:style-name="ce258"/>
          <table:table-cell table:number-columns-repeated="2" table:style-name="ce266" office:value-type="float" office:value="8500" calcext:value-type="float">
            <text:p>8.500</text:p>
          </table:table-cell>
          <table:table-cell table:style-name="ce294"/>
          <table:table-cell table:style-name="ce323" table:formula="of:=[.G15]+[.E16]" office:value-type="float" office:value="101950" calcext:value-type="float">
            <text:p>101950</text:p>
          </table:table-cell>
        </table:table-row>
        <table:table-row table:style-name="ro3">
          <table:table-cell table:style-name="ce228" office:value-type="float" office:value="2013" calcext:value-type="float">
            <text:p>2013</text:p>
          </table:table-cell>
          <table:table-cell table:style-name="ce188" office:value-type="string" calcext:value-type="string">
            <text:p>Taha İnşaat Kira Bedeli</text:p>
          </table:table-cell>
          <table:table-cell table:style-name="ce261"/>
          <table:table-cell table:number-columns-repeated="2" table:style-name="ce163" office:value-type="float" office:value="5500" calcext:value-type="float">
            <text:p>5.500</text:p>
          </table:table-cell>
          <table:table-cell/>
          <table:table-cell table:style-name="ce319" table:formula="of:=[.G16]+[.E17]" office:value-type="float" office:value="107450" calcext:value-type="float">
            <text:p>107450</text:p>
          </table:table-cell>
        </table:table-row>
        <table:table-row table:style-name="ro3">
          <table:table-cell table:style-name="ce228" office:value-type="float" office:value="2013" calcext:value-type="float">
            <text:p>2013</text:p>
          </table:table-cell>
          <table:table-cell table:style-name="ce188" office:value-type="string" calcext:value-type="string">
            <text:p>Hızarhane Yıkama </text:p>
          </table:table-cell>
          <table:table-cell table:style-name="ce259"/>
          <table:table-cell table:number-columns-repeated="2" table:style-name="ce163" office:value-type="float" office:value="8500" calcext:value-type="float">
            <text:p>8.500</text:p>
          </table:table-cell>
          <table:table-cell/>
          <table:table-cell table:style-name="ce319" table:formula="of:=[.G17]+[.E18]" office:value-type="float" office:value="115950" calcext:value-type="float">
            <text:p>115950</text:p>
          </table:table-cell>
        </table:table-row>
        <table:table-row table:style-name="ro3">
          <table:table-cell table:style-name="ce228" office:value-type="float" office:value="2013" calcext:value-type="float">
            <text:p>2013</text:p>
          </table:table-cell>
          <table:table-cell table:style-name="ce188" office:value-type="string" calcext:value-type="string">
            <text:p>Ali Paşa Yıkama Adem Kesici </text:p>
          </table:table-cell>
          <table:table-cell table:style-name="ce259"/>
          <table:table-cell table:number-columns-repeated="2" table:style-name="ce163" office:value-type="float" office:value="9000" calcext:value-type="float">
            <text:p>9.000</text:p>
          </table:table-cell>
          <table:table-cell/>
          <table:table-cell table:style-name="ce319" table:formula="of:=[.G18]+[.E19]" office:value-type="float" office:value="124950" calcext:value-type="float">
            <text:p>124950</text:p>
          </table:table-cell>
        </table:table-row>
        <table:table-row table:style-name="ro3">
          <table:table-cell table:style-name="ce241" office:value-type="float" office:value="2013" calcext:value-type="float">
            <text:p>2013</text:p>
          </table:table-cell>
          <table:table-cell table:style-name="ce250" office:value-type="string" calcext:value-type="string">
            <text:p>Lise Arkası Ahmet Çalışkan </text:p>
          </table:table-cell>
          <table:table-cell table:style-name="ce260" table:formula="of:=SUM([.E16:.E20])" office:value-type="float" office:value="50200" calcext:value-type="float">
            <text:p>50.200</text:p>
          </table:table-cell>
          <table:table-cell table:number-columns-repeated="2" table:style-name="ce288" office:value-type="float" office:value="18700" calcext:value-type="float">
            <text:p>18.700</text:p>
          </table:table-cell>
          <table:table-cell table:style-name="ce317"/>
          <table:table-cell table:style-name="ce320" table:formula="of:=[.G19]+[.E20]" office:value-type="float" office:value="143650" calcext:value-type="float">
            <text:p>143650</text:p>
          </table:table-cell>
        </table:table-row>
        <table:table-row table:style-name="ro3">
          <table:table-cell table:style-name="ce226" office:value-type="float" office:value="2014" calcext:value-type="float">
            <text:p>2014</text:p>
          </table:table-cell>
          <table:table-cell table:style-name="ce251" office:value-type="string" calcext:value-type="string">
            <text:p>Sanayi Acenta kira bedeli</text:p>
          </table:table-cell>
          <table:table-cell table:style-name="ce262"/>
          <table:table-cell table:number-columns-repeated="2" table:style-name="ce266" office:value-type="float" office:value="10000" calcext:value-type="float">
            <text:p>10.000</text:p>
          </table:table-cell>
          <table:table-cell table:style-name="ce294"/>
          <table:table-cell table:style-name="ce323" table:formula="of:=[.G20]+[.E21]" office:value-type="float" office:value="153650" calcext:value-type="float">
            <text:p>153650</text:p>
          </table:table-cell>
        </table:table-row>
        <table:table-row table:style-name="ro3">
          <table:table-cell table:style-name="ce228" office:value-type="float" office:value="2014" calcext:value-type="float">
            <text:p>2014</text:p>
          </table:table-cell>
          <table:table-cell table:style-name="ce252" office:value-type="string" calcext:value-type="string">
            <text:p>Taha İnşaat Kira Bedeli</text:p>
          </table:table-cell>
          <table:table-cell table:style-name="ce259"/>
          <table:table-cell table:number-columns-repeated="2" table:style-name="ce163" office:value-type="float" office:value="6000" calcext:value-type="float">
            <text:p>6.000</text:p>
          </table:table-cell>
          <table:table-cell/>
          <table:table-cell table:style-name="ce319" table:formula="of:=[.G21]+[.E22]" office:value-type="float" office:value="159650" calcext:value-type="float">
            <text:p>159650</text:p>
          </table:table-cell>
        </table:table-row>
        <table:table-row table:style-name="ro3">
          <table:table-cell table:style-name="ce228" office:value-type="float" office:value="2014" calcext:value-type="float">
            <text:p>2014</text:p>
          </table:table-cell>
          <table:table-cell table:style-name="ce252" office:value-type="string" calcext:value-type="string">
            <text:p>Hızarhane Yıkama </text:p>
          </table:table-cell>
          <table:table-cell table:style-name="ce259"/>
          <table:table-cell table:number-columns-repeated="2" table:style-name="ce163" office:value-type="float" office:value="9350" calcext:value-type="float">
            <text:p>9.350</text:p>
          </table:table-cell>
          <table:table-cell/>
          <table:table-cell table:style-name="ce319" table:formula="of:=[.G22]+[.E23]" office:value-type="float" office:value="169000" calcext:value-type="float">
            <text:p>169000</text:p>
          </table:table-cell>
        </table:table-row>
        <table:table-row table:style-name="ro3">
          <table:table-cell table:style-name="ce228" office:value-type="float" office:value="2014" calcext:value-type="float">
            <text:p>2014</text:p>
          </table:table-cell>
          <table:table-cell table:style-name="ce188" office:value-type="string" calcext:value-type="string">
            <text:p>Ali Paşa Yıkama Adem Kesici </text:p>
          </table:table-cell>
          <table:table-cell table:style-name="ce259"/>
          <table:table-cell table:number-columns-repeated="2" table:style-name="ce163" office:value-type="float" office:value="12500" calcext:value-type="float">
            <text:p>12.500</text:p>
          </table:table-cell>
          <table:table-cell/>
          <table:table-cell table:style-name="ce319" table:formula="of:=[.G23]+[.E24]" office:value-type="float" office:value="181500" calcext:value-type="float">
            <text:p>181500</text:p>
          </table:table-cell>
        </table:table-row>
        <table:table-row table:style-name="ro3">
          <table:table-cell table:style-name="ce235" office:value-type="float" office:value="2014" calcext:value-type="float">
            <text:p>2014</text:p>
          </table:table-cell>
          <table:table-cell table:style-name="ce250" office:value-type="string" calcext:value-type="string">
            <text:p>Lise Arkası Ahmet Çalışkan </text:p>
          </table:table-cell>
          <table:table-cell table:style-name="ce260" table:formula="of:=SUM([.E21:.E25])" office:value-type="float" office:value="58350" calcext:value-type="float">
            <text:p>58.350</text:p>
          </table:table-cell>
          <table:table-cell table:number-columns-repeated="2" table:style-name="ce288" office:value-type="float" office:value="20500" calcext:value-type="float">
            <text:p>20.500</text:p>
          </table:table-cell>
          <table:table-cell table:style-name="ce317"/>
          <table:table-cell table:style-name="ce320" table:formula="of:=[.G24]+[.E25]" office:value-type="float" office:value="202000" calcext:value-type="float">
            <text:p>202000</text:p>
          </table:table-cell>
        </table:table-row>
        <table:table-row table:style-name="ro3">
          <table:table-cell table:style-name="ce226" office:value-type="float" office:value="2015" calcext:value-type="float">
            <text:p>2015</text:p>
          </table:table-cell>
          <table:table-cell table:style-name="ce247" office:value-type="string" calcext:value-type="string">
            <text:p><text:span text:style-name="T2">Ali Paşa Milangaz </text:span>kira bedeli</text:p>
          </table:table-cell>
          <table:table-cell table:style-name="ce262"/>
          <table:table-cell table:number-columns-repeated="2" table:style-name="ce266" office:value-type="float" office:value="4000" calcext:value-type="float">
            <text:p>4.000</text:p>
          </table:table-cell>
          <table:table-cell table:style-name="ce294"/>
          <table:table-cell table:style-name="ce323" table:formula="of:=[.G25]+[.E26]" office:value-type="float" office:value="206000" calcext:value-type="float">
            <text:p>206000</text:p>
          </table:table-cell>
        </table:table-row>
        <table:table-row table:style-name="ro3">
          <table:table-cell table:style-name="ce228" office:value-type="float" office:value="2015" calcext:value-type="float">
            <text:p>2015</text:p>
          </table:table-cell>
          <table:table-cell table:style-name="ce188" office:value-type="string" calcext:value-type="string">
            <text:p>Adem Kesici kira bedeli</text:p>
          </table:table-cell>
          <table:table-cell table:style-name="ce259" office:value-type="percentage" office:value="0.1" calcext:value-type="percentage">
            <text:p>%10,00</text:p>
          </table:table-cell>
          <table:table-cell table:number-columns-repeated="2" table:style-name="ce163" office:value-type="float" office:value="13750" calcext:value-type="float">
            <text:p>13.750</text:p>
          </table:table-cell>
          <table:table-cell/>
          <table:table-cell table:style-name="ce319" table:formula="of:=[.G26]+[.E27]" office:value-type="float" office:value="219750" calcext:value-type="float">
            <text:p>219750</text:p>
          </table:table-cell>
        </table:table-row>
        <table:table-row table:style-name="ro3">
          <table:table-cell table:style-name="ce229" office:value-type="float" office:value="2015" calcext:value-type="float">
            <text:p>2015</text:p>
          </table:table-cell>
          <table:table-cell table:style-name="ce188" office:value-type="string" calcext:value-type="string">
            <text:p><text:span text:style-name="T2">Ali Paşa Aygaz </text:span>İsmail Tağaç Kira Bedeli</text:p>
          </table:table-cell>
          <table:table-cell table:style-name="ce259"/>
          <table:table-cell table:number-columns-repeated="2" table:style-name="ce163" office:value-type="float" office:value="4200" calcext:value-type="float">
            <text:p>4.200</text:p>
          </table:table-cell>
          <table:table-cell/>
          <table:table-cell table:style-name="ce319" table:formula="of:=[.G27]+[.E28]" office:value-type="float" office:value="223950" calcext:value-type="float">
            <text:p>223950</text:p>
          </table:table-cell>
        </table:table-row>
        <table:table-row table:style-name="ro3">
          <table:table-cell table:style-name="ce235" office:value-type="float" office:value="2015" calcext:value-type="float">
            <text:p>2015</text:p>
          </table:table-cell>
          <table:table-cell table:style-name="ce250" office:value-type="string" calcext:value-type="string">
            <text:p>Lise Arkası Ahmet Çalışkan </text:p>
          </table:table-cell>
          <table:table-cell table:style-name="ce260" table:formula="of:=SUM([.E26:.E29])" office:value-type="float" office:value="44500" calcext:value-type="float">
            <text:p>44.500</text:p>
          </table:table-cell>
          <table:table-cell table:number-columns-repeated="2" table:style-name="ce288" office:value-type="float" office:value="22550" calcext:value-type="float">
            <text:p>22.550</text:p>
          </table:table-cell>
          <table:table-cell table:style-name="ce317"/>
          <table:table-cell table:style-name="ce320" table:formula="of:=[.G28]+[.E29]" office:value-type="float" office:value="246500" calcext:value-type="float">
            <text:p>246500</text:p>
          </table:table-cell>
        </table:table-row>
        <table:table-row table:style-name="ro3">
          <table:table-cell table:style-name="ce226" office:value-type="float" office:value="2016" calcext:value-type="float">
            <text:p>2016</text:p>
          </table:table-cell>
          <table:table-cell table:style-name="ce247" office:value-type="string" calcext:value-type="string">
            <text:p><text:span text:style-name="T2">Hızarhane Yıkama </text:span>Mehmet Geyraslı kira bedeli</text:p>
          </table:table-cell>
          <table:table-cell table:style-name="ce262"/>
          <table:table-cell table:number-columns-repeated="2" table:style-name="ce266" office:value-type="float" office:value="13000" calcext:value-type="float">
            <text:p>13.000</text:p>
          </table:table-cell>
          <table:table-cell table:style-name="ce294"/>
          <table:table-cell table:style-name="ce323" table:formula="of:=[.G29]+[.E30]" office:value-type="float" office:value="259500" calcext:value-type="float">
            <text:p>259500</text:p>
          </table:table-cell>
        </table:table-row>
        <table:table-row table:style-name="ro3">
          <table:table-cell table:style-name="ce228" office:value-type="float" office:value="2016" calcext:value-type="float">
            <text:p>2016</text:p>
          </table:table-cell>
          <table:table-cell table:style-name="ce188" office:value-type="string" calcext:value-type="string">
            <text:p><text:span text:style-name="T2">Ali Paşa Milangaz </text:span>kira bedeli</text:p>
          </table:table-cell>
          <table:table-cell table:style-name="ce259"/>
          <table:table-cell table:number-columns-repeated="2" table:style-name="ce163" office:value-type="float" office:value="5600" calcext:value-type="float">
            <text:p>5.600</text:p>
          </table:table-cell>
          <table:table-cell/>
          <table:table-cell table:style-name="ce319" table:formula="of:=[.G30]+[.E31]" office:value-type="float" office:value="265100" calcext:value-type="float">
            <text:p>265100</text:p>
          </table:table-cell>
        </table:table-row>
        <table:table-row table:style-name="ro3">
          <table:table-cell table:style-name="ce228" office:value-type="float" office:value="2016" calcext:value-type="float">
            <text:p>2016</text:p>
          </table:table-cell>
          <table:table-cell table:style-name="ce188" office:value-type="string" calcext:value-type="string">
            <text:p><text:span text:style-name="T2">Ali Paşa Yıkama </text:span>Adem Kesici kira bedeli</text:p>
          </table:table-cell>
          <table:table-cell table:style-name="ce259" office:value-type="percentage" office:value="0.1" calcext:value-type="percentage">
            <text:p>%10,00</text:p>
          </table:table-cell>
          <table:table-cell table:number-columns-repeated="2" table:style-name="ce163" office:value-type="float" office:value="15125" calcext:value-type="float">
            <text:p>15.125</text:p>
          </table:table-cell>
          <table:table-cell/>
          <table:table-cell table:style-name="ce319" table:formula="of:=[.G31]+[.E32]" office:value-type="float" office:value="280225" calcext:value-type="float">
            <text:p>280225</text:p>
          </table:table-cell>
        </table:table-row>
        <table:table-row table:style-name="ro3">
          <table:table-cell table:style-name="ce228" office:value-type="float" office:value="2016" calcext:value-type="float">
            <text:p>2016</text:p>
          </table:table-cell>
          <table:table-cell table:style-name="ce188" office:value-type="string" calcext:value-type="string">
            <text:p><text:span text:style-name="T2">Ali Paşa Aygaz </text:span>İsmail Tağaç Kira Bedeli</text:p>
          </table:table-cell>
          <table:table-cell table:style-name="ce259"/>
          <table:table-cell table:style-name="ce163" office:value-type="float" office:value="4200" calcext:value-type="float">
            <text:p>4.200</text:p>
          </table:table-cell>
          <table:table-cell table:style-name="ce163" office:value-type="float" office:value="2950" calcext:value-type="float">
            <text:p>2.950</text:p>
          </table:table-cell>
          <table:table-cell table:formula="of:=[.D33]-[.E33]" office:value-type="float" office:value="1250" calcext:value-type="float">
            <text:p>1.250</text:p>
          </table:table-cell>
          <table:table-cell table:style-name="ce319" table:formula="of:=[.G32]+[.E33]" office:value-type="float" office:value="283175" calcext:value-type="float">
            <text:p>283175</text:p>
          </table:table-cell>
        </table:table-row>
        <table:table-row table:style-name="ro3">
          <table:table-cell table:style-name="ce235" office:value-type="float" office:value="2016" calcext:value-type="float">
            <text:p>2016</text:p>
          </table:table-cell>
          <table:table-cell table:style-name="ce250" office:value-type="string" calcext:value-type="string">
            <text:p>Lise Arkası Ahmet Çalışkan </text:p>
          </table:table-cell>
          <table:table-cell table:style-name="ce260" table:formula="of:=SUM([.E30:.E34])" office:value-type="float" office:value="61675" calcext:value-type="float">
            <text:p>61.675</text:p>
          </table:table-cell>
          <table:table-cell table:number-columns-repeated="2" table:style-name="ce288" office:value-type="float" office:value="25000" calcext:value-type="float">
            <text:p>25.000</text:p>
          </table:table-cell>
          <table:table-cell table:style-name="ce317"/>
          <table:table-cell table:style-name="ce320" table:formula="of:=[.G33]+[.E34]" office:value-type="float" office:value="308175" calcext:value-type="float">
            <text:p>308175</text:p>
          </table:table-cell>
        </table:table-row>
        <table:table-row table:style-name="ro3">
          <table:table-cell table:style-name="ce243" office:value-type="float" office:value="2017" calcext:value-type="float">
            <text:p>2017</text:p>
          </table:table-cell>
          <table:table-cell table:style-name="ce247" office:value-type="string" calcext:value-type="string">
            <text:p><text:span text:style-name="T2">Hızarhane Yıkama </text:span>Mehmet Geyraslı kira bedeli</text:p>
          </table:table-cell>
          <table:table-cell table:style-name="ce262"/>
          <table:table-cell table:number-columns-repeated="2" table:style-name="ce266" office:value-type="float" office:value="15400" calcext:value-type="float">
            <text:p>15.400</text:p>
          </table:table-cell>
          <table:table-cell table:style-name="ce294"/>
          <table:table-cell table:style-name="ce323" table:formula="of:=[.G34]+[.E35]" office:value-type="float" office:value="323575" calcext:value-type="float">
            <text:p>323575</text:p>
          </table:table-cell>
        </table:table-row>
        <table:table-row table:style-name="ro3">
          <table:table-cell table:style-name="ce229" office:value-type="float" office:value="2017" calcext:value-type="float">
            <text:p>2017</text:p>
          </table:table-cell>
          <table:table-cell table:style-name="ce188" office:value-type="string" calcext:value-type="string">
            <text:p><text:span text:style-name="T2">Ali Paşa Milangaz </text:span>Gökhan Öner Kira Bedeli</text:p>
          </table:table-cell>
          <table:table-cell table:style-name="ce259"/>
          <table:table-cell table:number-columns-repeated="2" table:style-name="ce163" office:value-type="float" office:value="4400" calcext:value-type="float">
            <text:p>4.400</text:p>
          </table:table-cell>
          <table:table-cell/>
          <table:table-cell table:style-name="ce319" table:formula="of:=[.G35]+[.E36]" office:value-type="float" office:value="327975" calcext:value-type="float">
            <text:p>327975</text:p>
          </table:table-cell>
        </table:table-row>
        <table:table-row table:style-name="ro3">
          <table:table-cell table:style-name="ce229" office:value-type="float" office:value="2017" calcext:value-type="float">
            <text:p>2017</text:p>
          </table:table-cell>
          <table:table-cell table:style-name="ce188" office:value-type="string" calcext:value-type="string">
            <text:p><text:span text:style-name="T2">Ali Paşa Yıkama </text:span>Adem Kesici kira bedeli</text:p>
          </table:table-cell>
          <table:table-cell table:style-name="ce259" office:value-type="percentage" office:value="0.1245" calcext:value-type="percentage">
            <text:p>%12,45</text:p>
          </table:table-cell>
          <table:table-cell table:number-columns-repeated="2" table:style-name="ce163" office:value-type="float" office:value="17050" calcext:value-type="float">
            <text:p>17.050</text:p>
          </table:table-cell>
          <table:table-cell/>
          <table:table-cell table:style-name="ce319" table:formula="of:=[.G36]+[.E37]" office:value-type="float" office:value="345025" calcext:value-type="float">
            <text:p>345025</text:p>
          </table:table-cell>
        </table:table-row>
        <table:table-row table:style-name="ro3">
          <table:table-cell table:style-name="ce229" office:value-type="float" office:value="2017" calcext:value-type="float">
            <text:p>2017</text:p>
          </table:table-cell>
          <table:table-cell table:style-name="ce188" office:value-type="string" calcext:value-type="string">
            <text:p><text:span text:style-name="T2">Ali Paşa Yıkama </text:span>Adem Kesici kira bedeli</text:p>
          </table:table-cell>
          <table:table-cell table:style-name="ce259"/>
          <table:table-cell table:number-columns-repeated="2" table:style-name="ce163" office:value-type="float" office:value="3000" calcext:value-type="float">
            <text:p>3.000</text:p>
          </table:table-cell>
          <table:table-cell/>
          <table:table-cell table:style-name="ce319" table:formula="of:=[.G37]+[.E38]" office:value-type="float" office:value="348025" calcext:value-type="float">
            <text:p>348025</text:p>
          </table:table-cell>
        </table:table-row>
        <table:table-row table:style-name="ro3">
          <table:table-cell table:style-name="ce229" office:value-type="float" office:value="2017" calcext:value-type="float">
            <text:p>2017</text:p>
          </table:table-cell>
          <table:table-cell table:style-name="ce188" office:value-type="string" calcext:value-type="string">
            <text:p><text:span text:style-name="T2">Ali Paşa Aygaz </text:span>İsmail Tağaç Kira Bedeli</text:p>
          </table:table-cell>
          <table:table-cell table:style-name="ce259"/>
          <table:table-cell table:style-name="ce163" office:value-type="float" office:value="2400" calcext:value-type="float">
            <text:p>2.400</text:p>
          </table:table-cell>
          <table:table-cell table:style-name="ce163"/>
          <table:table-cell table:formula="of:=[.D39]-[.E39]" office:value-type="float" office:value="2400" calcext:value-type="float">
            <text:p>2.400</text:p>
          </table:table-cell>
          <table:table-cell table:style-name="ce319" table:formula="of:=[.G38]+[.E39]" office:value-type="float" office:value="348025" calcext:value-type="float">
            <text:p>348025</text:p>
          </table:table-cell>
        </table:table-row>
        <table:table-row table:style-name="ro3">
          <table:table-cell table:style-name="ce229" office:value-type="float" office:value="2017" calcext:value-type="float">
            <text:p>2017</text:p>
          </table:table-cell>
          <table:table-cell table:style-name="ce188" office:value-type="string" calcext:value-type="string">
            <text:p><text:span text:style-name="T2">Ali Paşa Aygaz </text:span>Samet Mine kira bedeli</text:p>
          </table:table-cell>
          <table:table-cell table:style-name="ce259"/>
          <table:table-cell table:style-name="ce163" office:value-type="float" office:value="5000" calcext:value-type="float">
            <text:p>5.000</text:p>
          </table:table-cell>
          <table:table-cell table:style-name="ce163" office:value-type="float" office:value="3300" calcext:value-type="float">
            <text:p>3.300</text:p>
          </table:table-cell>
          <table:table-cell table:formula="of:=[.D40]-[.E40]" office:value-type="float" office:value="1700" calcext:value-type="float">
            <text:p>1.700</text:p>
          </table:table-cell>
          <table:table-cell table:style-name="ce319" table:formula="of:=[.G39]+[.E40]" office:value-type="float" office:value="351325" calcext:value-type="float">
            <text:p>351325</text:p>
          </table:table-cell>
        </table:table-row>
        <table:table-row table:style-name="ro3">
          <table:table-cell table:style-name="ce241" office:value-type="float" office:value="2017" calcext:value-type="float">
            <text:p>2017</text:p>
          </table:table-cell>
          <table:table-cell table:style-name="ce250" office:value-type="string" calcext:value-type="string">
            <text:p>Lise Arkası Ahmet Çalışkan </text:p>
          </table:table-cell>
          <table:table-cell table:style-name="ce260" table:formula="of:=SUM([.E35:.E41])" office:value-type="float" office:value="70650" calcext:value-type="float">
            <text:p>70.650</text:p>
          </table:table-cell>
          <table:table-cell table:number-columns-repeated="2" table:style-name="ce288" office:value-type="float" office:value="27500" calcext:value-type="float">
            <text:p>27.500</text:p>
          </table:table-cell>
          <table:table-cell table:style-name="ce317"/>
          <table:table-cell table:style-name="ce320" table:formula="of:=[.G40]+[.E41]" office:value-type="float" office:value="378825" calcext:value-type="float">
            <text:p>378825</text:p>
          </table:table-cell>
        </table:table-row>
        <table:table-row table:style-name="ro3">
          <table:table-cell table:style-name="ce226" office:value-type="float" office:value="2018" calcext:value-type="float">
            <text:p>2018</text:p>
          </table:table-cell>
          <table:table-cell table:style-name="ce251" office:value-type="string" calcext:value-type="string">
            <text:p><text:span text:style-name="T2">Hızarhane Yıkama </text:span>Mehmet Geyraslı kira bedeli</text:p>
          </table:table-cell>
          <table:table-cell table:style-name="ce262"/>
          <table:table-cell table:number-columns-repeated="2" table:style-name="ce266" office:value-type="float" office:value="1500" calcext:value-type="float">
            <text:p>1.500</text:p>
          </table:table-cell>
          <table:table-cell table:style-name="ce294"/>
          <table:table-cell table:style-name="ce323" table:formula="of:=[.G41]+[.E42]" office:value-type="float" office:value="380325" calcext:value-type="float">
            <text:p>380325</text:p>
          </table:table-cell>
        </table:table-row>
        <table:table-row table:style-name="ro3">
          <table:table-cell table:style-name="ce228" office:value-type="float" office:value="2018" calcext:value-type="float">
            <text:p>2018</text:p>
          </table:table-cell>
          <table:table-cell table:style-name="ce188" office:value-type="string" calcext:value-type="string">
            <text:p><text:span text:style-name="T2">Ali Paşa Milangaz </text:span>özge kahraman kira bedeli</text:p>
          </table:table-cell>
          <table:table-cell table:style-name="ce259"/>
          <table:table-cell table:number-columns-repeated="2" table:style-name="ce163" office:value-type="float" office:value="7200" calcext:value-type="float">
            <text:p>7.200</text:p>
          </table:table-cell>
          <table:table-cell/>
          <table:table-cell table:style-name="ce319" table:formula="of:=[.G42]+[.E43]" office:value-type="float" office:value="387525" calcext:value-type="float">
            <text:p>387525</text:p>
          </table:table-cell>
        </table:table-row>
        <table:table-row table:style-name="ro3">
          <table:table-cell table:style-name="ce228" office:value-type="float" office:value="2018" calcext:value-type="float">
            <text:p>2018</text:p>
          </table:table-cell>
          <table:table-cell table:style-name="ce188" office:value-type="string" calcext:value-type="string">
            <text:p>Ali Paşa Yıkama Adem Kesici kira bedeli</text:p>
          </table:table-cell>
          <table:table-cell table:style-name="ce259" office:value-type="percentage" office:value="0.158" calcext:value-type="percentage">
            <text:p>%15,80</text:p>
          </table:table-cell>
          <table:table-cell table:number-columns-repeated="2" table:style-name="ce163" office:value-type="float" office:value="19686" calcext:value-type="float">
            <text:p>19.686</text:p>
          </table:table-cell>
          <table:table-cell/>
          <table:table-cell table:style-name="ce319" table:formula="of:=[.G43]+[.E44]" office:value-type="float" office:value="407211" calcext:value-type="float">
            <text:p>407211</text:p>
          </table:table-cell>
        </table:table-row>
        <table:table-row table:style-name="ro3">
          <table:table-cell table:style-name="ce228" office:value-type="float" office:value="2018" calcext:value-type="float">
            <text:p>2018</text:p>
          </table:table-cell>
          <table:table-cell table:style-name="ce188" office:value-type="string" calcext:value-type="string">
            <text:p><text:span text:style-name="T2">Ali Paşa Aygaz </text:span>Asena Dursun Kira Bedeli</text:p>
          </table:table-cell>
          <table:table-cell table:style-name="ce259"/>
          <table:table-cell table:number-columns-repeated="2" table:style-name="ce163" office:value-type="float" office:value="7200" calcext:value-type="float">
            <text:p>7.200</text:p>
          </table:table-cell>
          <table:table-cell/>
          <table:table-cell table:style-name="ce319" table:formula="of:=[.G44]+[.E45]" office:value-type="float" office:value="414411" calcext:value-type="float">
            <text:p>414411</text:p>
          </table:table-cell>
        </table:table-row>
        <table:table-row table:style-name="ro3">
          <table:table-cell table:style-name="ce235" office:value-type="float" office:value="2018" calcext:value-type="float">
            <text:p>2018</text:p>
          </table:table-cell>
          <table:table-cell table:style-name="ce250" office:value-type="string" calcext:value-type="string">
            <text:p>Lise Arkası Ahmet Çalışkan </text:p>
          </table:table-cell>
          <table:table-cell table:style-name="ce260" table:formula="of:=SUM([.E42:.E46])" office:value-type="float" office:value="68086" calcext:value-type="float">
            <text:p>68.086</text:p>
          </table:table-cell>
          <table:table-cell table:number-columns-repeated="2" table:style-name="ce288" office:value-type="float" office:value="32500" calcext:value-type="float">
            <text:p>32.500</text:p>
          </table:table-cell>
          <table:table-cell table:style-name="ce317"/>
          <table:table-cell table:style-name="ce320" table:formula="of:=[.G45]+[.E46]" office:value-type="float" office:value="446911" calcext:value-type="float">
            <text:p>446911</text:p>
          </table:table-cell>
        </table:table-row>
        <table:table-row table:style-name="ro3">
          <table:table-cell table:style-name="ce226" office:value-type="float" office:value="2019" calcext:value-type="float">
            <text:p>2019</text:p>
          </table:table-cell>
          <table:table-cell table:style-name="ce247" office:value-type="string" calcext:value-type="string">
            <text:p><text:span text:style-name="T2">Ali Paşa Milangaz </text:span>özge kahraman kira bedeli</text:p>
          </table:table-cell>
          <table:table-cell table:style-name="ce262"/>
          <table:table-cell table:number-columns-repeated="2" table:style-name="ce266" office:value-type="float" office:value="8520" calcext:value-type="float">
            <text:p>8.520</text:p>
          </table:table-cell>
          <table:table-cell table:style-name="ce294"/>
          <table:table-cell table:style-name="ce323" table:formula="of:=[.G46]+[.E47]" office:value-type="float" office:value="455431" calcext:value-type="float">
            <text:p>455431</text:p>
          </table:table-cell>
        </table:table-row>
        <table:table-row table:style-name="ro3">
          <table:table-cell table:style-name="ce228" office:value-type="float" office:value="2019" calcext:value-type="float">
            <text:p>2019</text:p>
          </table:table-cell>
          <table:table-cell table:style-name="ce188" office:value-type="string" calcext:value-type="string">
            <text:p><text:span text:style-name="T2">Al Paşa Yıkama </text:span>19-20 kira bedeli</text:p>
          </table:table-cell>
          <table:table-cell table:style-name="ce259" office:value-type="percentage" office:value="0.34" calcext:value-type="percentage">
            <text:p>%34,00</text:p>
          </table:table-cell>
          <table:table-cell table:style-name="ce163" office:value-type="float" office:value="26380" calcext:value-type="float">
            <text:p>26.380</text:p>
          </table:table-cell>
          <table:table-cell table:style-name="ce163" office:value-type="float" office:value="24500" calcext:value-type="float">
            <text:p>24.500</text:p>
          </table:table-cell>
          <table:table-cell table:formula="of:=[.D48]-[.E48]" office:value-type="float" office:value="1880" calcext:value-type="float">
            <text:p>1.880</text:p>
          </table:table-cell>
          <table:table-cell table:style-name="ce319" table:formula="of:=[.G47]+[.E48]" office:value-type="float" office:value="479931" calcext:value-type="float">
            <text:p>479931</text:p>
          </table:table-cell>
        </table:table-row>
        <table:table-row table:style-name="ro3">
          <table:table-cell table:style-name="ce235" office:value-type="float" office:value="2019" calcext:value-type="float">
            <text:p>2019</text:p>
          </table:table-cell>
          <table:table-cell table:style-name="ce250" office:value-type="string" calcext:value-type="string">
            <text:p>Lise Arkası Ahmet Çalışkan </text:p>
          </table:table-cell>
          <table:table-cell table:style-name="ce260" table:formula="of:=SUM([.E47:.E49])" office:value-type="float" office:value="72020" calcext:value-type="float">
            <text:p>72.020</text:p>
          </table:table-cell>
          <table:table-cell table:number-columns-repeated="2" table:style-name="ce288" office:value-type="float" office:value="39000" calcext:value-type="float">
            <text:p>39.000</text:p>
          </table:table-cell>
          <table:table-cell table:style-name="ce317"/>
          <table:table-cell table:style-name="ce320" table:formula="of:=[.G48]+[.E49]" office:value-type="float" office:value="518931" calcext:value-type="float">
            <text:p>518931</text:p>
          </table:table-cell>
        </table:table-row>
        <table:table-row table:style-name="ro3">
          <table:table-cell table:style-name="ce256" table:number-columns-repeated="2"/>
          <table:table-cell table:style-name="ce259"/>
          <table:table-cell table:style-name="ce289" table:formula="of:=SUM([.D4:.D49])" office:value-type="float" office:value="526161" calcext:value-type="float">
            <text:p>526161</text:p>
          </table:table-cell>
          <table:table-cell table:style-name="ce289" table:formula="of:=SUM([.E4:.E49])" office:value-type="float" office:value="518931" calcext:value-type="float">
            <text:p>518931</text:p>
          </table:table-cell>
          <table:table-cell table:style-name="ce289" table:formula="of:=SUM([.F4:.F49])" office:value-type="float" office:value="7230" calcext:value-type="float">
            <text:p>7230</text:p>
          </table:table-cell>
          <table:table-cell table:style-name="ce289" table:formula="of:=[.G49]" office:value-type="float" office:value="518931" calcext:value-type="float">
            <text:p>518931</text:p>
          </table:table-cell>
        </table:table-row>
        <table:table-row table:style-name="ro3" table:number-rows-repeated="1048525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Lise" table:style-name="ta1">
        <table:table-column table:style-name="co23" table:default-cell-style-name="ce66"/>
        <table:table-column table:style-name="co24" table:default-cell-style-name="ce15"/>
        <table:table-column table:style-name="co25" table:default-cell-style-name="ce15"/>
        <table:table-column table:style-name="co23" table:default-cell-style-name="ce15"/>
        <table:table-column table:style-name="co26" table:default-cell-style-name="ce15"/>
        <table:table-column table:style-name="co27" table:default-cell-style-name="ce15"/>
        <table:table-column table:style-name="co23" table:default-cell-style-name="ce15"/>
        <table:table-column table:style-name="co15" table:number-columns-repeated="1017" table:default-cell-style-name="ce15"/>
        <table:table-row table:style-name="ro4">
          <table:table-cell/>
          <table:table-cell table:style-name="ce58" office:value-type="string" calcext:value-type="string">
            <text:p>Lise arkası Kira </text:p>
          </table:table-cell>
          <table:table-cell table:style-name="ce20" table:formula="of:=SUM([.C2:.C31])" office:value-type="float" office:value="220019.94" calcext:value-type="float">
            <text:p>220.019,94</text:p>
          </table:table-cell>
          <table:table-cell table:style-name="ce20" table:formula="of:=SUM([.D2:.D35])" office:value-type="float" office:value="220019.94" calcext:value-type="float">
            <text:p>220.019,94</text:p>
          </table:table-cell>
          <table:table-cell table:style-name="ce20"/>
          <table:table-cell table:style-name="ce20" table:formula="of:=SUM([.F2:.F36])" office:value-type="float" office:value="38391.14" calcext:value-type="float">
            <text:p>38.391,14</text:p>
          </table:table-cell>
          <table:table-cell table:style-name="ce20" table:formula="of:=[.D1]-[.F1]" office:value-type="float" office:value="181628.8" calcext:value-type="float">
            <text:p>181.628,80</text:p>
          </table:table-cell>
          <table:table-cell table:number-columns-repeated="1017"/>
        </table:table-row>
        <table:table-row table:style-name="ro1">
          <table:table-cell table:style-name="ce184" office:value-type="string" calcext:value-type="string">
            <text:p>Tarih</text:p>
          </table:table-cell>
          <table:table-cell table:style-name="ce59" office:value-type="string" calcext:value-type="string">
            <text:p>Açıklama</text:p>
          </table:table-cell>
          <table:table-cell table:style-name="ce61" office:value-type="string" calcext:value-type="string">
            <text:p>Kira bedeli</text:p>
          </table:table-cell>
          <table:table-cell table:style-name="ce61" office:value-type="string" calcext:value-type="string">
            <text:p>Gelir</text:p>
          </table:table-cell>
          <table:table-cell table:style-name="ce61" office:value-type="string" calcext:value-type="string">
            <text:p>Bakiye</text:p>
          </table:table-cell>
          <table:table-cell table:style-name="ce61" office:value-type="string" calcext:value-type="string">
            <text:p>Gider</text:p>
          </table:table-cell>
          <table:table-cell table:style-name="ce61" office:value-type="string" calcext:value-type="string">
            <text:p>Kasa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11-09-01" calcext:value-type="date">
            <text:p>01.09.2011</text:p>
          </table:table-cell>
          <table:table-cell office:value-type="string" calcext:value-type="string">
            <text:p>Dursun Çalışkan </text:p>
          </table:table-cell>
          <table:table-cell table:number-columns-repeated="2" office:value-type="float" office:value="8800" calcext:value-type="float">
            <text:p>8.800,00</text:p>
          </table:table-cell>
          <table:table-cell table:formula="of:=[.E3]+[.C4]-[.D4]" office:value-type="float" office:value="0" calcext:value-type="float">
            <text:p>0,00</text:p>
          </table:table-cell>
          <table:table-cell/>
          <table:table-cell table:formula="of:=[.G3]+[.D4]" office:value-type="float" office:value="8800" calcext:value-type="float">
            <text:p>8.800,00</text:p>
          </table:table-cell>
          <table:table-cell table:number-columns-repeated="1017"/>
        </table:table-row>
        <table:table-row table:style-name="ro1">
          <table:table-cell office:value-type="date" office:date-value="2012-09-01" calcext:value-type="date">
            <text:p>01.09.2012</text:p>
          </table:table-cell>
          <table:table-cell office:value-type="string" calcext:value-type="string">
            <text:p>Ahmet Çalışkan <text:s/></text:p>
          </table:table-cell>
          <table:table-cell table:number-columns-repeated="2" office:value-type="float" office:value="23600" calcext:value-type="float">
            <text:p>23.600,00</text:p>
          </table:table-cell>
          <table:table-cell table:formula="of:=[.E4]+[.C5]-[.D5]" office:value-type="float" office:value="0" calcext:value-type="float">
            <text:p>0,00</text:p>
          </table:table-cell>
          <table:table-cell/>
          <table:table-cell table:formula="of:=[.G4]+[.D5]" office:value-type="float" office:value="32400" calcext:value-type="float">
            <text:p>32.400,00</text:p>
          </table:table-cell>
          <table:table-cell table:number-columns-repeated="1017"/>
        </table:table-row>
        <table:table-row table:style-name="ro1">
          <table:table-cell office:value-type="date" office:date-value="2013-09-01" calcext:value-type="date">
            <text:p>01.09.2013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18700" calcext:value-type="float">
            <text:p>18.700,00</text:p>
          </table:table-cell>
          <table:table-cell table:formula="of:=[.E5]+[.C6]-[.D6]" office:value-type="float" office:value="0" calcext:value-type="float">
            <text:p>0,00</text:p>
          </table:table-cell>
          <table:table-cell/>
          <table:table-cell table:formula="of:=[.G5]+[.D6]" office:value-type="float" office:value="51100" calcext:value-type="float">
            <text:p>51.100,00</text:p>
          </table:table-cell>
          <table:table-cell table:number-columns-repeated="1017"/>
        </table:table-row>
        <table:table-row table:style-name="ro1">
          <table:table-cell office:value-type="date" office:date-value="2014-09-01" calcext:value-type="date">
            <text:p>01.09.2014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0500" calcext:value-type="float">
            <text:p>20.500,00</text:p>
          </table:table-cell>
          <table:table-cell table:formula="of:=[.E6]+[.C7]-[.D7]" office:value-type="float" office:value="0" calcext:value-type="float">
            <text:p>0,00</text:p>
          </table:table-cell>
          <table:table-cell/>
          <table:table-cell table:formula="of:=[.G6]+[.D7]" office:value-type="float" office:value="71600" calcext:value-type="float">
            <text:p>71.600,00</text:p>
          </table:table-cell>
          <table:table-cell table:number-columns-repeated="1017"/>
        </table:table-row>
        <table:table-row table:style-name="ro1">
          <table:table-cell office:value-type="date" office:date-value="2015-09-01" calcext:value-type="date">
            <text:p>01.09.2015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2550" calcext:value-type="float">
            <text:p>22.550,00</text:p>
          </table:table-cell>
          <table:table-cell table:formula="of:=[.E7]+[.C8]-[.D8]" office:value-type="float" office:value="0" calcext:value-type="float">
            <text:p>0,00</text:p>
          </table:table-cell>
          <table:table-cell/>
          <table:table-cell table:formula="of:=[.G7]+[.D8]" office:value-type="float" office:value="94150" calcext:value-type="float">
            <text:p>94.150,00</text:p>
          </table:table-cell>
          <table:table-cell table:number-columns-repeated="1017"/>
        </table:table-row>
        <table:table-row table:style-name="ro1">
          <table:table-cell office:value-type="date" office:date-value="2016-09-01" calcext:value-type="date">
            <text:p>01.09.2016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5000" calcext:value-type="float">
            <text:p>25.000,00</text:p>
          </table:table-cell>
          <table:table-cell table:formula="of:=[.E8]+[.C9]-[.D9]" office:value-type="float" office:value="0" calcext:value-type="float">
            <text:p>0,00</text:p>
          </table:table-cell>
          <table:table-cell/>
          <table:table-cell table:formula="of:=[.G8]+[.D9]" office:value-type="float" office:value="119150" calcext:value-type="float">
            <text:p>119.150,00</text:p>
          </table:table-cell>
          <table:table-cell table:number-columns-repeated="1017"/>
        </table:table-row>
        <table:table-row table:style-name="ro1">
          <table:table-cell office:value-type="date" office:date-value="2017-09-01" calcext:value-type="date">
            <text:p>01.09.2017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7500" calcext:value-type="float">
            <text:p>27.500,00</text:p>
          </table:table-cell>
          <table:table-cell table:formula="of:=[.E9]+[.C10]-[.D10]" office:value-type="float" office:value="0" calcext:value-type="float">
            <text:p>0,00</text:p>
          </table:table-cell>
          <table:table-cell/>
          <table:table-cell table:formula="of:=[.G9]+[.D10]" office:value-type="float" office:value="146650" calcext:value-type="float">
            <text:p>146.650,00</text:p>
          </table:table-cell>
          <table:table-cell table:number-columns-repeated="1017"/>
        </table:table-row>
        <table:table-row table:style-name="ro1">
          <table:table-cell office:value-type="date" office:date-value="2018-09-01" calcext:value-type="date">
            <text:p>01.09.2018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32500" calcext:value-type="float">
            <text:p>32.500,00</text:p>
          </table:table-cell>
          <table:table-cell table:formula="of:=[.E10]+[.C11]-[.D11]" office:value-type="float" office:value="0" calcext:value-type="float">
            <text:p>0,00</text:p>
          </table:table-cell>
          <table:table-cell/>
          <table:table-cell table:formula="of:=[.G10]+[.D11]" office:value-type="float" office:value="179150" calcext:value-type="float">
            <text:p>179.150,00</text:p>
          </table:table-cell>
          <table:table-cell table:number-columns-repeated="1017"/>
        </table:table-row>
        <table:table-row table:style-name="ro1">
          <table:table-cell office:value-type="date" office:date-value="2019-09-01" calcext:value-type="date">
            <text:p>01.09.2019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39000" calcext:value-type="float">
            <text:p>39.000,00</text:p>
          </table:table-cell>
          <table:table-cell table:formula="of:=[.E11]+[.C12]-[.D12]" office:value-type="float" office:value="0" calcext:value-type="float">
            <text:p>0,00</text:p>
          </table:table-cell>
          <table:table-cell/>
          <table:table-cell table:formula="of:=[.G11]+[.D12]" office:value-type="float" office:value="218150" calcext:value-type="float">
            <text:p>218.150,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ergi iadesi <text:s text:c="2"/>1869,94</text:p>
          </table:table-cell>
          <table:table-cell table:number-columns-repeated="2" office:value-type="float" office:value="1869.94" calcext:value-type="float">
            <text:p>1.869,94</text:p>
          </table:table-cell>
          <table:table-cell table:formula="of:=[.E12]+[.C13]-[.D13]" office:value-type="float" office:value="0" calcext:value-type="float">
            <text:p>0,00</text:p>
          </table:table-cell>
          <table:table-cell/>
          <table:table-cell table:formula="of:=[.G12]+[.D13]" office:value-type="float" office:value="220019.94" calcext:value-type="float">
            <text:p>220.019,94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G13]+[.D14]" office:value-type="float" office:value="220019.94" calcext:value-type="float">
            <text:p>220.019,94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G14]+[.D15]" office:value-type="float" office:value="220019.94" calcext:value-type="float">
            <text:p>220.019,94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G15]+[.D16]" office:value-type="float" office:value="220019.94" calcext:value-type="float">
            <text:p>220.019,94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G16]+[.D17]" office:value-type="float" office:value="220019.94" calcext:value-type="float">
            <text:p>220.019,94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G17]+[.D18]" office:value-type="float" office:value="220019.94" calcext:value-type="float">
            <text:p>220.019,94</text:p>
          </table:table-cell>
          <table:table-cell table:number-columns-repeated="1017"/>
        </table:table-row>
        <table:table-row table:style-name="ro3">
          <table:table-cell table:style-name="ce326" office:value-type="float" office:value="2011" calcext:value-type="float">
            <text:p>2011</text:p>
          </table:table-cell>
          <table:table-cell table:style-name="ce13" office:value-type="string" calcext:value-type="string">
            <text:p>Hasibe Balcı</text:p>
          </table:table-cell>
          <table:table-cell table:style-name="Default"/>
          <table:table-cell/>
          <table:table-cell table:formula="of:=[.E18]+[.F19]-[.D19]" office:value-type="float" office:value="10060.59" calcext:value-type="float">
            <text:p>10.060,59</text:p>
          </table:table-cell>
          <table:table-cell office:value-type="float" office:value="10060.59" calcext:value-type="float">
            <text:p>10.060,59</text:p>
          </table:table-cell>
          <table:table-cell table:formula="of:=[.G18]+[.D19]-[.F19]" office:value-type="float" office:value="209959.35" calcext:value-type="float">
            <text:p>209.959,35</text:p>
          </table:table-cell>
          <table:table-cell table:number-columns-repeated="1017"/>
        </table:table-row>
        <table:table-row table:style-name="ro3">
          <table:table-cell table:style-name="ce185"/>
          <table:table-cell table:style-name="ce13" office:value-type="string" calcext:value-type="string">
            <text:p>eski 4 kömür parası</text:p>
          </table:table-cell>
          <table:table-cell table:style-name="Default"/>
          <table:table-cell/>
          <table:table-cell table:formula="of:=[.E19]+[.F20]-[.D20]" office:value-type="float" office:value="10270.59" calcext:value-type="float">
            <text:p>10.270,59</text:p>
          </table:table-cell>
          <table:table-cell office:value-type="float" office:value="210" calcext:value-type="float">
            <text:p>210,00</text:p>
          </table:table-cell>
          <table:table-cell table:formula="of:=[.G19]+[.D20]-[.F20]" office:value-type="float" office:value="209749.35" calcext:value-type="float">
            <text:p>209.749,35</text:p>
          </table:table-cell>
          <table:table-cell table:number-columns-repeated="1017"/>
        </table:table-row>
        <table:table-row table:style-name="ro3">
          <table:table-cell table:style-name="ce185"/>
          <table:table-cell table:style-name="ce12" office:value-type="string" calcext:value-type="string">
            <text:p>su vergi bldy <text:s text:c="3"/>5020-1862=3158</text:p>
          </table:table-cell>
          <table:table-cell table:style-name="Default"/>
          <table:table-cell table:style-name="ce12"/>
          <table:table-cell table:formula="of:=[.E20]+[.F21]-[.D21]" office:value-type="float" office:value="14560.59" calcext:value-type="float">
            <text:p>14.560,59</text:p>
          </table:table-cell>
          <table:table-cell office:value-type="float" office:value="4290" calcext:value-type="float">
            <text:p>4.290,00</text:p>
          </table:table-cell>
          <table:table-cell table:formula="of:=[.G20]+[.D21]-[.F21]" office:value-type="float" office:value="205459.35" calcext:value-type="float">
            <text:p>205.459,35</text:p>
          </table:table-cell>
          <table:table-cell table:number-columns-repeated="1017"/>
        </table:table-row>
        <table:table-row table:style-name="ro3">
          <table:table-cell table:style-name="ce185"/>
          <table:table-cell table:style-name="ce12" office:value-type="string" calcext:value-type="string">
            <text:p>emlak vergisi <text:s text:c="2"/>1862 amcamın hesabına yazıldı</text:p>
          </table:table-cell>
          <table:table-cell table:style-name="Default"/>
          <table:table-cell table:style-name="ce12"/>
          <table:table-cell table:formula="of:=[.E21]+[.F22]-[.D22]" office:value-type="float" office:value="17718.59" calcext:value-type="float">
            <text:p>17.718,59</text:p>
          </table:table-cell>
          <table:table-cell office:value-type="float" office:value="3158" calcext:value-type="float">
            <text:p>3.158,00</text:p>
          </table:table-cell>
          <table:table-cell table:formula="of:=[.G21]+[.D22]-[.F22]" office:value-type="float" office:value="202301.35" calcext:value-type="float">
            <text:p>202.301,3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/>
          <table:table-cell table:formula="of:=[.E22]+[.F23]-[.D23]" office:value-type="float" office:value="17718.59" calcext:value-type="float">
            <text:p>17.718,59</text:p>
          </table:table-cell>
          <table:table-cell/>
          <table:table-cell table:formula="of:=[.G22]+[.D23]-[.F23]" office:value-type="float" office:value="202301.35" calcext:value-type="float">
            <text:p>202.301,35</text:p>
          </table:table-cell>
          <table:table-cell table:number-columns-repeated="1017"/>
        </table:table-row>
        <table:table-row table:style-name="ro3">
          <table:table-cell table:style-name="ce326" office:value-type="float" office:value="2012" calcext:value-type="float">
            <text:p>2012</text:p>
          </table:table-cell>
          <table:table-cell table:style-name="ce13" office:value-type="string" calcext:value-type="string">
            <text:p>Hasibe Balcı</text:p>
          </table:table-cell>
          <table:table-cell table:style-name="Default"/>
          <table:table-cell/>
          <table:table-cell table:formula="of:=[.E23]+[.F24]-[.D24]" office:value-type="float" office:value="20588.55" calcext:value-type="float">
            <text:p>20.588,55</text:p>
          </table:table-cell>
          <table:table-cell office:value-type="float" office:value="2869.96" calcext:value-type="float">
            <text:p>2.869,96</text:p>
          </table:table-cell>
          <table:table-cell table:formula="of:=[.G23]+[.D24]-[.F24]" office:value-type="float" office:value="199431.39" calcext:value-type="float">
            <text:p>199.431,39</text:p>
          </table:table-cell>
          <table:table-cell table:number-columns-repeated="1017"/>
        </table:table-row>
        <table:table-row table:style-name="ro3">
          <table:table-cell table:style-name="ce185"/>
          <table:table-cell table:style-name="ce13" office:value-type="string" calcext:value-type="string">
            <text:p>avukat sözleşme</text:p>
          </table:table-cell>
          <table:table-cell table:style-name="Default"/>
          <table:table-cell/>
          <table:table-cell table:formula="of:=[.E24]+[.F25]-[.D25]" office:value-type="float" office:value="20788.55" calcext:value-type="float">
            <text:p>20.788,55</text:p>
          </table:table-cell>
          <table:table-cell office:value-type="float" office:value="200" calcext:value-type="float">
            <text:p>200,00</text:p>
          </table:table-cell>
          <table:table-cell table:formula="of:=[.G24]+[.D25]-[.F25]" office:value-type="float" office:value="199231.39" calcext:value-type="float">
            <text:p>199.231,39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/>
          <table:table-cell table:formula="of:=[.E25]+[.F26]-[.D26]" office:value-type="float" office:value="20788.55" calcext:value-type="float">
            <text:p>20.788,55</text:p>
          </table:table-cell>
          <table:table-cell/>
          <table:table-cell table:formula="of:=[.G25]+[.D26]-[.F26]" office:value-type="float" office:value="199231.39" calcext:value-type="float">
            <text:p>199.231,39</text:p>
          </table:table-cell>
          <table:table-cell table:number-columns-repeated="1017"/>
        </table:table-row>
        <table:table-row table:style-name="ro3">
          <table:table-cell table:style-name="ce326" office:value-type="float" office:value="2013" calcext:value-type="float">
            <text:p>2013</text:p>
          </table:table-cell>
          <table:table-cell table:style-name="ce13" office:value-type="string" calcext:value-type="string">
            <text:p>Hasibe Balcı</text:p>
          </table:table-cell>
          <table:table-cell table:style-name="Default"/>
          <table:table-cell/>
          <table:table-cell table:formula="of:=[.E26]+[.F27]-[.D27]" office:value-type="float" office:value="23770.43" calcext:value-type="float">
            <text:p>23.770,43</text:p>
          </table:table-cell>
          <table:table-cell office:value-type="float" office:value="2981.88" calcext:value-type="float">
            <text:p>2.981,88</text:p>
          </table:table-cell>
          <table:table-cell table:formula="of:=[.G26]+[.D27]-[.F27]" office:value-type="float" office:value="196249.51" calcext:value-type="float">
            <text:p>196.249,51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/>
          <table:table-cell table:formula="of:=[.E27]+[.F28]-[.D28]" office:value-type="float" office:value="23770.43" calcext:value-type="float">
            <text:p>23.770,43</text:p>
          </table:table-cell>
          <table:table-cell/>
          <table:table-cell table:formula="of:=[.G27]+[.D28]-[.F28]" office:value-type="float" office:value="196249.51" calcext:value-type="float">
            <text:p>196.249,51</text:p>
          </table:table-cell>
          <table:table-cell table:number-columns-repeated="1017"/>
        </table:table-row>
        <table:table-row table:style-name="ro3">
          <table:table-cell table:style-name="ce326" office:value-type="float" office:value="2014" calcext:value-type="float">
            <text:p>2014</text:p>
          </table:table-cell>
          <table:table-cell table:style-name="ce13" office:value-type="string" calcext:value-type="string">
            <text:p>Hasibe Balcı</text:p>
          </table:table-cell>
          <table:table-cell table:style-name="Default"/>
          <table:table-cell/>
          <table:table-cell table:formula="of:=[.E28]+[.F29]-[.D29]" office:value-type="float" office:value="26266.14" calcext:value-type="float">
            <text:p>26.266,14</text:p>
          </table:table-cell>
          <table:table-cell office:value-type="float" office:value="2495.71" calcext:value-type="float">
            <text:p>2.495,71</text:p>
          </table:table-cell>
          <table:table-cell table:formula="of:=[.G28]+[.D29]-[.F29]" office:value-type="float" office:value="193753.8" calcext:value-type="float">
            <text:p>193.753,80</text:p>
          </table:table-cell>
          <table:table-cell table:number-columns-repeated="1017"/>
        </table:table-row>
        <table:table-row table:style-name="ro3">
          <table:table-cell table:style-name="ce185"/>
          <table:table-cell table:style-name="ce12" office:value-type="string" calcext:value-type="string">
            <text:p>naciye annemin hesabı</text:p>
          </table:table-cell>
          <table:table-cell table:style-name="Default"/>
          <table:table-cell/>
          <table:table-cell table:formula="of:=[.E29]+[.F30]-[.D30]" office:value-type="float" office:value="32266.14" calcext:value-type="float">
            <text:p>32.266,14</text:p>
          </table:table-cell>
          <table:table-cell office:value-type="float" office:value="6000" calcext:value-type="float">
            <text:p>6.000,00</text:p>
          </table:table-cell>
          <table:table-cell table:formula="of:=[.G29]+[.D30]-[.F30]" office:value-type="float" office:value="187753.8" calcext:value-type="float">
            <text:p>187.753,80</text:p>
          </table:table-cell>
          <table:table-cell table:number-columns-repeated="1017"/>
        </table:table-row>
        <table:table-row table:style-name="ro3">
          <table:table-cell table:style-name="ce185"/>
          <table:table-cell table:style-name="ce13" office:value-type="string" calcext:value-type="string">
            <text:p>tapu masrafı ali balcı</text:p>
          </table:table-cell>
          <table:table-cell table:style-name="Default"/>
          <table:table-cell/>
          <table:table-cell table:formula="of:=[.E30]+[.F31]-[.D31]" office:value-type="float" office:value="33266.14" calcext:value-type="float">
            <text:p>33.266,14</text:p>
          </table:table-cell>
          <table:table-cell office:value-type="float" office:value="1000" calcext:value-type="float">
            <text:p>1.000,00</text:p>
          </table:table-cell>
          <table:table-cell table:formula="of:=[.G30]+[.D31]-[.F31]" office:value-type="float" office:value="186753.8" calcext:value-type="float">
            <text:p>186.753,80</text:p>
          </table:table-cell>
          <table:table-cell table:number-columns-repeated="1017"/>
        </table:table-row>
        <table:table-row table:style-name="ro3">
          <table:table-cell table:style-name="ce185"/>
          <table:table-cell table:style-name="ce13" office:value-type="string" calcext:value-type="string">
            <text:p>tapu masrafı ali balcı</text:p>
          </table:table-cell>
          <table:table-cell table:style-name="Default"/>
          <table:table-cell/>
          <table:table-cell table:formula="of:=[.E31]+[.F32]-[.D32]" office:value-type="float" office:value="38266.14" calcext:value-type="float">
            <text:p>38.266,14</text:p>
          </table:table-cell>
          <table:table-cell office:value-type="float" office:value="5000" calcext:value-type="float">
            <text:p>5.000,00</text:p>
          </table:table-cell>
          <table:table-cell table:formula="of:=[.G31]+[.D32]-[.F32]" office:value-type="float" office:value="181753.8" calcext:value-type="float">
            <text:p>181.753,80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[.E32]+[.F33]-[.D33]" office:value-type="float" office:value="38266.14" calcext:value-type="float">
            <text:p>38.266,14</text:p>
          </table:table-cell>
          <table:table-cell table:style-name="Default"/>
          <table:table-cell table:formula="of:=[.G32]+[.D33]-[.C33]" office:value-type="float" office:value="181753.8" calcext:value-type="float">
            <text:p>181.753,80</text:p>
          </table:table-cell>
          <table:table-cell table:number-columns-repeated="1017"/>
        </table:table-row>
        <table:table-row table:style-name="ro1">
          <table:table-cell table:style-name="ce73" office:value-type="float" office:value="2019" calcext:value-type="float">
            <text:p>2019</text:p>
          </table:table-cell>
          <table:table-cell office:value-type="string" calcext:value-type="string">
            <text:p>maliye <text:s/>damga vergisi vs <text:s/>125</text:p>
          </table:table-cell>
          <table:table-cell table:style-name="Default" table:number-columns-repeated="2"/>
          <table:table-cell table:formula="of:=[.E33]+[.F34]-[.D34]" office:value-type="float" office:value="38391.14" calcext:value-type="float">
            <text:p>38.391,14</text:p>
          </table:table-cell>
          <table:table-cell table:style-name="Default" office:value-type="float" office:value="125" calcext:value-type="float">
            <text:p>125</text:p>
          </table:table-cell>
          <table:table-cell table:formula="of:=[.G33]+[.D34]-[.C34]" office:value-type="float" office:value="181753.8" calcext:value-type="float">
            <text:p>181.753,80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formula="of:=[.E34]+[.F35]-[.D35]" office:value-type="float" office:value="38391.14" calcext:value-type="float">
            <text:p>38.391,14</text:p>
          </table:table-cell>
          <table:table-cell table:style-name="Default"/>
          <table:table-cell table:style-name="ce20" table:formula="of:=[.G34]+[.D35]-[.C35]" office:value-type="float" office:value="181753.8" calcext:value-type="float">
            <text:p>181.753,80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5" table:number-rows-repeated="3">
          <table:table-cell table:style-name="ce75"/>
          <table:table-cell table:style-name="ce76"/>
          <table:table-cell/>
          <table:table-cell table:style-name="ce77"/>
          <table:table-cell/>
          <table:table-cell table:style-name="Default"/>
          <table:table-cell table:number-columns-repeated="1018"/>
        </table:table-row>
        <table:table-row table:style-name="ro5">
          <table:table-cell table:style-name="ce75"/>
          <table:table-cell table:style-name="ce76"/>
          <table:table-cell/>
          <table:table-cell table:style-name="ce76"/>
          <table:table-cell/>
          <table:table-cell table:style-name="Default"/>
          <table:table-cell table:number-columns-repeated="1018"/>
        </table:table-row>
        <table:table-row table:style-name="ro1" table:number-rows-repeated="3">
          <table:table-cell table:style-name="ce75"/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Default" table:number-columns-repeated="4"/>
          <table:table-cell/>
          <table:table-cell table:style-name="Default"/>
          <table:table-cell table:number-columns-repeated="1018"/>
        </table:table-row>
        <table:table-row table:style-name="ro5" table:number-rows-repeated="2">
          <table:table-cell table:style-name="ce75"/>
          <table:table-cell table:style-name="ce76"/>
          <table:table-cell/>
          <table:table-cell table:style-name="ce76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Default" table:number-columns-repeated="4"/>
          <table:table-cell/>
          <table:table-cell table:style-name="Default"/>
          <table:table-cell table:number-columns-repeated="1018"/>
        </table:table-row>
        <table:table-row table:style-name="ro1" table:number-rows-repeated="3">
          <table:table-cell table:style-name="ce75"/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Default" table:number-columns-repeated="4"/>
          <table:table-cell/>
          <table:table-cell table:style-name="Default"/>
          <table:table-cell table:number-columns-repeated="1018"/>
        </table:table-row>
        <table:table-row table:style-name="ro5">
          <table:table-cell table:style-name="ce75"/>
          <table:table-cell table:style-name="ce76"/>
          <table:table-cell/>
          <table:table-cell table:style-name="ce76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Default" table:number-columns-repeated="4"/>
          <table:table-cell/>
          <table:table-cell table:style-name="Default"/>
          <table:table-cell table:number-columns-repeated="1018"/>
        </table:table-row>
        <table:table-row table:style-name="ro5">
          <table:table-cell table:style-name="ce75"/>
          <table:table-cell table:style-name="ce76"/>
          <table:table-cell/>
          <table:table-cell table:style-name="ce76"/>
          <table:table-cell/>
          <table:table-cell table:style-name="Default"/>
          <table:table-cell table:number-columns-repeated="1018"/>
        </table:table-row>
        <table:table-row table:style-name="ro1" table:number-rows-repeated="2">
          <table:table-cell table:style-name="Default" table:number-columns-repeated="4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75"/>
          <table:table-cell table:number-columns-repeated="4"/>
          <table:table-cell table:style-name="Default"/>
          <table:table-cell table:number-columns-repeated="1018"/>
        </table:table-row>
        <table:table-row table:style-name="ro1" table:number-rows-repeated="2">
          <table:table-cell table:style-name="Default" table:number-columns-repeated="6"/>
          <table:table-cell table:number-columns-repeated="1018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ygaz" table:style-name="ta1">
        <table:table-column table:style-name="co28" table:default-cell-style-name="Default"/>
        <table:table-column table:style-name="co29" table:default-cell-style-name="Default"/>
        <table:table-column table:style-name="co30" table:default-cell-style-name="ce15"/>
        <table:table-column table:style-name="co28" table:number-columns-repeated="2" table:default-cell-style-name="Default"/>
        <table:table-column table:style-name="co28" table:number-columns-repeated="3" table:default-cell-style-name="ce15"/>
        <table:table-row table:style-name="ro4">
          <table:table-cell/>
          <table:table-cell table:style-name="ce69" office:value-type="string" calcext:value-type="string">
            <text:p>Ali Paşa Aygaz</text:p>
          </table:table-cell>
          <table:table-cell table:number-columns-repeated="2"/>
          <table:table-cell table:style-name="ce71" office:value-type="string" calcext:value-type="string">
            <text:p>Toplam</text:p>
          </table:table-cell>
          <table:table-cell table:style-name="ce72" table:formula="of:=SUM([.F4:.F50])" office:value-type="float" office:value="24250" calcext:value-type="float">
            <text:p>24.250,00</text:p>
          </table:table-cell>
          <table:table-cell table:style-name="ce72" table:formula="of:=SUM([.G4:.G50])" office:value-type="float" office:value="18900" calcext:value-type="float">
            <text:p>18.900,00</text:p>
          </table:table-cell>
          <table:table-cell table:style-name="ce72" table:formula="of:=[.F1]-[.G1]" office:value-type="float" office:value="5350" calcext:value-type="float">
            <text:p>5.350,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65" office:value-type="string" calcext:value-type="string">
            <text:p>Tarih</text:p>
          </table:table-cell>
          <table:table-cell table:style-name="ce65" office:value-type="string" calcext:value-type="string">
            <text:p>Açıklama</text:p>
          </table:table-cell>
          <table:table-cell table:style-name="ce59" office:value-type="string" calcext:value-type="string">
            <text:p>Artış %</text:p>
          </table:table-cell>
          <table:table-cell table:style-name="ce65" office:value-type="string" calcext:value-type="string">
            <text:p>Başlangıç</text:p>
          </table:table-cell>
          <table:table-cell table:style-name="ce65" office:value-type="string" calcext:value-type="string">
            <text:p>Bitiş</text:p>
          </table:table-cell>
          <table:table-cell table:style-name="ce59" office:value-type="string" calcext:value-type="string">
            <text:p>Kira bedeli</text:p>
          </table:table-cell>
          <table:table-cell table:style-name="ce59" office:value-type="string" calcext:value-type="string">
            <text:p>Ödeme</text:p>
          </table:table-cell>
          <table:table-cell table:style-name="ce59" office:value-type="string" calcext:value-type="string">
            <text:p>Bakiye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style-name="ce66"/>
          <table:table-cell table:number-columns-repeated="7"/>
        </table:table-row>
        <table:table-row table:style-name="ro1">
          <table:table-cell table:style-name="ce66"/>
          <table:table-cell office:value-type="string" calcext:value-type="string">
            <text:p>2019 toplam ödeme</text:p>
          </table:table-cell>
          <table:table-cell table:style-name="Default" table:formula="of:=SUM([.G10:.G12])" office:value-type="float" office:value="7000" calcext:value-type="float">
            <text:p>7000</text:p>
          </table:table-cell>
          <table:table-cell table:number-columns-repeated="5"/>
        </table:table-row>
        <table:table-row table:style-name="ro1">
          <table:table-cell table:style-name="ce66" office:value-type="date" office:date-value="2018-12-08" calcext:value-type="date">
            <text:p>08.12.2018</text:p>
          </table:table-cell>
          <table:table-cell office:value-type="string" calcext:value-type="string">
            <text:p>DÜKKANA HARCANAN ELK-CAM-SU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3"/>
          <table:table-cell table:formula="of:=[.H10]+[.F9]-[.G9]" office:value-type="float" office:value="0" calcext:value-type="float">
            <text:p>0,00</text:p>
          </table:table-cell>
        </table:table-row>
        <table:table-row table:style-name="ro1">
          <table:table-cell table:style-name="ce66" office:value-type="date" office:date-value="2018-12-08" calcext:value-type="date">
            <text:p>08.12.2018</text:p>
          </table:table-cell>
          <table:table-cell office:value-type="string" calcext:value-type="string">
            <text:p>nakit </text:p>
          </table:table-cell>
          <table:table-cell table:number-columns-repeated="2"/>
          <table:table-cell office:value-type="string" calcext:value-type="string">
            <text:p>ÖDENDİ</text:p>
          </table:table-cell>
          <table:table-cell/>
          <table:table-cell office:value-type="float" office:value="4600" calcext:value-type="float">
            <text:p>4.600,00</text:p>
          </table:table-cell>
          <table:table-cell table:formula="of:=[.H11]+[.F10]-[.G10]" office:value-type="float" office:value="0" calcext:value-type="float">
            <text:p>0,00</text:p>
          </table:table-cell>
        </table:table-row>
        <table:table-row table:style-name="ro1">
          <table:table-cell table:style-name="ce66" office:value-type="date" office:date-value="2018-10-05" calcext:value-type="date">
            <text:p>05.10.2018</text:p>
          </table:table-cell>
          <table:table-cell office:value-type="string" calcext:value-type="string">
            <text:p>nakit 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2400" calcext:value-type="float">
            <text:p>2.400,00</text:p>
          </table:table-cell>
          <table:table-cell table:formula="of:=[.H12]+[.F11]-[.G11]" office:value-type="float" office:value="4600" calcext:value-type="float">
            <text:p>4.600,00</text:p>
          </table:table-cell>
        </table:table-row>
        <table:table-row table:style-name="ro1">
          <table:table-cell table:style-name="ce66" office:value-type="date" office:date-value="2018-10-05" calcext:value-type="date">
            <text:p>05.10.2018</text:p>
          </table:table-cell>
          <table:table-cell office:value-type="string" calcext:value-type="string">
            <text:p>Asena Dursun Kira Bedeli</text:p>
          </table:table-cell>
          <table:table-cell/>
          <table:table-cell table:style-name="ce66" office:value-type="date" office:date-value="2018-10-05" calcext:value-type="date">
            <text:p>05.10.2018</text:p>
          </table:table-cell>
          <table:table-cell table:style-name="ce66" office:value-type="date" office:date-value="2019-10-04" calcext:value-type="date">
            <text:p>04.10.2019</text:p>
          </table:table-cell>
          <table:table-cell office:value-type="float" office:value="7000" calcext:value-type="float">
            <text:p>7.000,00</text:p>
          </table:table-cell>
          <table:table-cell/>
          <table:table-cell table:formula="of:=[.H13]+[.F12]-[.G12]" office:value-type="float" office:value="7000" calcext:value-type="float">
            <text:p>7.000,00</text:p>
          </table:table-cell>
        </table:table-row>
        <table:table-row table:style-name="ro1">
          <table:table-cell table:style-name="ce67"/>
          <table:table-cell table:style-name="ce68"/>
          <table:table-cell table:style-name="ce70"/>
          <table:table-cell table:style-name="ce68" table:number-columns-repeated="2"/>
          <table:table-cell table:style-name="ce70" table:number-columns-repeated="3"/>
        </table:table-row>
        <table:table-row table:style-name="ro1">
          <table:table-cell table:style-name="ce66"/>
          <table:table-cell office:value-type="string" calcext:value-type="string">
            <text:p>2400 TL lik senedi var</text:p>
          </table:table-cell>
          <table:table-cell/>
          <table:table-cell table:style-name="ce66" table:number-columns-repeated="2"/>
          <table:table-cell table:number-columns-repeated="3"/>
        </table:table-row>
        <table:table-row table:style-name="ro1">
          <table:table-cell table:style-name="ce66"/>
          <table:table-cell office:value-type="string" calcext:value-type="string">
            <text:p>1700 tl borcu kaldı </text:p>
          </table:table-cell>
          <table:table-cell/>
          <table:table-cell table:style-name="ce66" table:number-columns-repeated="2"/>
          <table:table-cell table:number-columns-repeated="3"/>
        </table:table-row>
        <table:table-row table:style-name="ro1">
          <table:table-cell table:style-name="ce66"/>
          <table:table-cell office:value-type="string" calcext:value-type="string">
            <text:p>aygaza ait çelik kasayıda giderken çaldılar</text:p>
          </table:table-cell>
          <table:table-cell/>
          <table:table-cell table:style-name="ce66" table:number-columns-repeated="2"/>
          <table:table-cell table:number-columns-repeated="2"/>
          <table:table-cell table:formula="of:=[.H17]+[.F16]-[.G16]" office:value-type="float" office:value="1700" calcext:value-type="float">
            <text:p>1.700,00</text:p>
          </table:table-cell>
        </table:table-row>
        <table:table-row table:style-name="ro1">
          <table:table-cell table:style-name="ce66"/>
          <table:table-cell office:value-type="string" calcext:value-type="string">
            <text:p>2018 toplam ödeme</text:p>
          </table:table-cell>
          <table:table-cell table:style-name="Default" table:formula="of:=SUM([.G18:.G21])" office:value-type="float" office:value="3300" calcext:value-type="float">
            <text:p>3300</text:p>
          </table:table-cell>
          <table:table-cell table:style-name="ce66" table:number-columns-repeated="2"/>
          <table:table-cell table:number-columns-repeated="2"/>
          <table:table-cell table:formula="of:=[.H18]+[.F17]-[.G17]" office:value-type="float" office:value="1700" calcext:value-type="float">
            <text:p>1.700,00</text:p>
          </table:table-cell>
        </table:table-row>
        <table:table-row table:style-name="ro1">
          <table:table-cell table:style-name="ce66" office:value-type="date" office:date-value="2018-03-01" calcext:value-type="date">
            <text:p>01.03.2018</text:p>
          </table:table-cell>
          <table:table-cell office:value-type="string" calcext:value-type="string">
            <text:p>nakit kepçeci ahmet ödedi</text:p>
          </table:table-cell>
          <table:table-cell/>
          <table:table-cell table:style-name="ce66" table:number-columns-repeated="2"/>
          <table:table-cell/>
          <table:table-cell office:value-type="float" office:value="1000" calcext:value-type="float">
            <text:p>1.000,00</text:p>
          </table:table-cell>
          <table:table-cell table:formula="of:=[.H19]+[.F18]-[.G18]" office:value-type="float" office:value="1700" calcext:value-type="float">
            <text:p>1.700,00</text:p>
          </table:table-cell>
        </table:table-row>
        <table:table-row table:style-name="ro1">
          <table:table-cell table:style-name="ce66"/>
          <table:table-cell office:value-type="string" calcext:value-type="string">
            <text:p>kk </text:p>
          </table:table-cell>
          <table:table-cell/>
          <table:table-cell table:style-name="ce66" table:number-columns-repeated="2"/>
          <table:table-cell/>
          <table:table-cell office:value-type="float" office:value="500" calcext:value-type="float">
            <text:p>500,00</text:p>
          </table:table-cell>
          <table:table-cell table:formula="of:=[.H20]+[.F19]-[.G19]" office:value-type="float" office:value="2700" calcext:value-type="float">
            <text:p>2.700,00</text:p>
          </table:table-cell>
        </table:table-row>
        <table:table-row table:style-name="ro1">
          <table:table-cell table:style-name="ce66"/>
          <table:table-cell office:value-type="string" calcext:value-type="string">
            <text:p>kk </text:p>
          </table:table-cell>
          <table:table-cell/>
          <table:table-cell table:style-name="ce66" table:number-columns-repeated="2"/>
          <table:table-cell/>
          <table:table-cell office:value-type="float" office:value="800" calcext:value-type="float">
            <text:p>800,00</text:p>
          </table:table-cell>
          <table:table-cell table:formula="of:=[.H21]+[.F20]-[.G20]" office:value-type="float" office:value="3200" calcext:value-type="float">
            <text:p>3.200,00</text:p>
          </table:table-cell>
        </table:table-row>
        <table:table-row table:style-name="ro1">
          <table:table-cell table:style-name="ce66" office:value-type="date" office:date-value="2017-08-04" calcext:value-type="date">
            <text:p>04.08.2017</text:p>
          </table:table-cell>
          <table:table-cell office:value-type="string" calcext:value-type="string">
            <text:p>ödeme</text:p>
          </table:table-cell>
          <table:table-cell/>
          <table:table-cell table:style-name="ce66" table:number-columns-repeated="2"/>
          <table:table-cell/>
          <table:table-cell office:value-type="float" office:value="1000" calcext:value-type="float">
            <text:p>1.000,00</text:p>
          </table:table-cell>
          <table:table-cell table:formula="of:=[.H22]+[.F21]-[.G21]" office:value-type="float" office:value="4000" calcext:value-type="float">
            <text:p>4.000,00</text:p>
          </table:table-cell>
        </table:table-row>
        <table:table-row table:style-name="ro1">
          <table:table-cell table:style-name="ce66"/>
          <table:table-cell office:value-type="string" calcext:value-type="string">
            <text:p>Samet Mine kira bedeli</text:p>
          </table:table-cell>
          <table:table-cell/>
          <table:table-cell table:style-name="ce66" office:value-type="date" office:date-value="2017-08-04" calcext:value-type="date">
            <text:p>04.08.2017</text:p>
          </table:table-cell>
          <table:table-cell table:style-name="ce66" office:value-type="date" office:date-value="2018-08-03" calcext:value-type="date">
            <text:p>03.08.2018</text:p>
          </table:table-cell>
          <table:table-cell office:value-type="float" office:value="5000" calcext:value-type="float">
            <text:p>5.000,00</text:p>
          </table:table-cell>
          <table:table-cell/>
          <table:table-cell table:formula="of:=[.H23]+[.F22]-[.G22]" office:value-type="float" office:value="5000" calcext:value-type="float">
            <text:p>5.000,00</text:p>
          </table:table-cell>
        </table:table-row>
        <table:table-row table:style-name="ro1">
          <table:table-cell table:style-name="ce67"/>
          <table:table-cell table:style-name="ce68"/>
          <table:table-cell table:style-name="ce70"/>
          <table:table-cell table:style-name="ce67" table:number-columns-repeated="2"/>
          <table:table-cell table:style-name="ce70" table:number-columns-repeated="3"/>
        </table:table-row>
        <table:table-row table:style-name="ro1">
          <table:table-cell table:style-name="ce66"/>
          <table:table-cell office:value-type="string" calcext:value-type="string">
            <text:p>3500 TL senet yapıldı ödemedi</text:p>
          </table:table-cell>
          <table:table-cell/>
          <table:table-cell table:style-name="ce66" table:number-columns-repeated="2"/>
          <table:table-cell table:number-columns-repeated="3"/>
        </table:table-row>
        <table:table-row table:style-name="ro1">
          <table:table-cell table:style-name="ce66"/>
          <table:table-cell table:style-name="ce9" office:value-type="string" calcext:value-type="string">
            <text:p>senet icrada</text:p>
          </table:table-cell>
          <table:table-cell table:style-name="ce20"/>
          <table:table-cell table:style-name="ce66" table:number-columns-repeated="2"/>
          <table:table-cell table:number-columns-repeated="3"/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formula="of:=[.H27]+[.F26]-[.G26]" office:value-type="float" office:value="3650" calcext:value-type="float">
            <text:p>3.650,00</text:p>
          </table:table-cell>
        </table:table-row>
        <table:table-row table:style-name="ro1">
          <table:table-cell table:style-name="ce66"/>
          <table:table-cell office:value-type="string" calcext:value-type="string">
            <text:p>İsmail Tağaç Kira Bedeli</text:p>
          </table:table-cell>
          <table:table-cell/>
          <table:table-cell table:style-name="ce66" office:value-type="date" office:date-value="2017-01-20" calcext:value-type="date">
            <text:p>20.01.2017</text:p>
          </table:table-cell>
          <table:table-cell table:style-name="ce66" office:value-type="date" office:date-value="2017-07-20" calcext:value-type="date">
            <text:p>20.07.2017</text:p>
          </table:table-cell>
          <table:table-cell office:value-type="float" office:value="2400" calcext:value-type="float">
            <text:p>2.400,00</text:p>
          </table:table-cell>
          <table:table-cell/>
          <table:table-cell table:formula="of:=[.H28]+[.F27]-[.G27]" office:value-type="float" office:value="3650" calcext:value-type="float">
            <text:p>3.65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formula="of:=[.H29]+[.F28]-[.G28]" office:value-type="float" office:value="1250" calcext:value-type="float">
            <text:p>1.250,00</text:p>
          </table:table-cell>
        </table:table-row>
        <table:table-row table:style-name="ro1">
          <table:table-cell table:style-name="ce66" office:value-type="date" office:date-value="2016-10-20" calcext:value-type="date">
            <text:p>20.10.2016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500" calcext:value-type="float">
            <text:p>500,00</text:p>
          </table:table-cell>
          <table:table-cell table:formula="of:=[.H30]+[.F29]-[.G29]" office:value-type="float" office:value="1250" calcext:value-type="float">
            <text:p>1.250,00</text:p>
          </table:table-cell>
        </table:table-row>
        <table:table-row table:style-name="ro1">
          <table:table-cell table:style-name="ce66" office:value-type="date" office:date-value="2016-07-20" calcext:value-type="date">
            <text:p>20.07.2016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350" calcext:value-type="float">
            <text:p>350,00</text:p>
          </table:table-cell>
          <table:table-cell table:formula="of:=[.H31]+[.F30]-[.G30]" office:value-type="float" office:value="1750" calcext:value-type="float">
            <text:p>1.750,00</text:p>
          </table:table-cell>
        </table:table-row>
        <table:table-row table:style-name="ro1">
          <table:table-cell table:style-name="ce66" office:value-type="date" office:date-value="2016-06-20" calcext:value-type="date">
            <text:p>20.06.2016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350" calcext:value-type="float">
            <text:p>350,00</text:p>
          </table:table-cell>
          <table:table-cell table:formula="of:=[.H32]+[.F31]-[.G31]" office:value-type="float" office:value="2100" calcext:value-type="float">
            <text:p>2.100,00</text:p>
          </table:table-cell>
        </table:table-row>
        <table:table-row table:style-name="ro1">
          <table:table-cell table:style-name="ce66" office:value-type="date" office:date-value="2016-05-20" calcext:value-type="date">
            <text:p>20.05.2016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350" calcext:value-type="float">
            <text:p>350,00</text:p>
          </table:table-cell>
          <table:table-cell table:formula="of:=[.H33]+[.F32]-[.G32]" office:value-type="float" office:value="2450" calcext:value-type="float">
            <text:p>2.450,00</text:p>
          </table:table-cell>
        </table:table-row>
        <table:table-row table:style-name="ro1">
          <table:table-cell table:style-name="ce66" office:value-type="date" office:date-value="2016-04-20" calcext:value-type="date">
            <text:p>20.04.2016</text:p>
          </table:table-cell>
          <table:table-cell office:value-type="string" calcext:value-type="string">
            <text:p>2016 toplam ödeme</text:p>
          </table:table-cell>
          <table:table-cell table:style-name="Default" table:formula="of:=SUM([.G29:.G36])" office:value-type="float" office:value="2950" calcext:value-type="float">
            <text:p>2950</text:p>
          </table:table-cell>
          <table:table-cell table:style-name="ce66" table:number-columns-repeated="2"/>
          <table:table-cell/>
          <table:table-cell office:value-type="float" office:value="350" calcext:value-type="float">
            <text:p>350,00</text:p>
          </table:table-cell>
          <table:table-cell table:formula="of:=[.H34]+[.F33]-[.G33]" office:value-type="float" office:value="2800" calcext:value-type="float">
            <text:p>2.800,00</text:p>
          </table:table-cell>
        </table:table-row>
        <table:table-row table:style-name="ro1">
          <table:table-cell table:style-name="ce66" office:value-type="date" office:date-value="2016-03-20" calcext:value-type="date">
            <text:p>20.03.2016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350" calcext:value-type="float">
            <text:p>350,00</text:p>
          </table:table-cell>
          <table:table-cell table:formula="of:=[.H35]+[.F34]-[.G34]" office:value-type="float" office:value="3150" calcext:value-type="float">
            <text:p>3.150,00</text:p>
          </table:table-cell>
        </table:table-row>
        <table:table-row table:style-name="ro1">
          <table:table-cell table:style-name="ce66" office:value-type="date" office:date-value="2016-02-20" calcext:value-type="date">
            <text:p>20.02.2016</text:p>
          </table:table-cell>
          <table:table-cell table:number-columns-repeated="4"/>
          <table:table-cell table:style-name="Default"/>
          <table:table-cell office:value-type="float" office:value="350" calcext:value-type="float">
            <text:p>350,00</text:p>
          </table:table-cell>
          <table:table-cell table:formula="of:=[.H36]+[.F35]-[.G35]" office:value-type="float" office:value="3500" calcext:value-type="float">
            <text:p>3.500,00</text:p>
          </table:table-cell>
        </table:table-row>
        <table:table-row table:style-name="ro1">
          <table:table-cell table:style-name="ce66" office:value-type="date" office:date-value="2016-01-20" calcext:value-type="date">
            <text:p>20.01.2016</text:p>
          </table:table-cell>
          <table:table-cell table:number-columns-repeated="4"/>
          <table:table-cell table:style-name="Default"/>
          <table:table-cell office:value-type="float" office:value="350" calcext:value-type="float">
            <text:p>350,00</text:p>
          </table:table-cell>
          <table:table-cell table:formula="of:=[.H37]+[.F36]-[.G36]" office:value-type="float" office:value="3850" calcext:value-type="float">
            <text:p>3.850,00</text:p>
          </table:table-cell>
        </table:table-row>
        <table:table-row table:style-name="ro1">
          <table:table-cell/>
          <table:table-cell office:value-type="string" calcext:value-type="string">
            <text:p>İsmail Tağaç Kira Bedeli</text:p>
          </table:table-cell>
          <table:table-cell table:style-name="Default"/>
          <table:table-cell table:style-name="ce66" office:value-type="date" office:date-value="2016-01-20" calcext:value-type="date">
            <text:p>20.01.2016</text:p>
          </table:table-cell>
          <table:table-cell table:style-name="ce66" office:value-type="date" office:date-value="2017-01-19" calcext:value-type="date">
            <text:p>19.01.2017</text:p>
          </table:table-cell>
          <table:table-cell office:value-type="float" office:value="4200" calcext:value-type="float">
            <text:p>4.200,00</text:p>
          </table:table-cell>
          <table:table-cell table:style-name="Default"/>
          <table:table-cell table:formula="of:=[.H38]+[.F37]" office:value-type="float" office:value="4200" calcext:value-type="float">
            <text:p>4.200,0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formula="of:=[.H39]+[.F38]-[.G38]" office:value-type="float" office:value="0" calcext:value-type="float">
            <text:p>0,00</text:p>
          </table:table-cell>
        </table:table-row>
        <table:table-row table:style-name="ro1">
          <table:table-cell table:style-name="ce66" office:value-type="date" office:date-value="2016-01-25" calcext:value-type="date">
            <text:p>25.01.2016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float" office:value="1050" calcext:value-type="float">
            <text:p>1050</text:p>
          </table:table-cell>
          <table:table-cell table:formula="of:=[.H40]+[.F39]-[.G39]" office:value-type="float" office:value="0" calcext:value-type="float">
            <text:p>0,00</text:p>
          </table:table-cell>
        </table:table-row>
        <table:table-row table:style-name="ro1">
          <table:table-cell table:style-name="ce66" office:value-type="date" office:date-value="2015-08-20" calcext:value-type="date">
            <text:p>20.08.2015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formula="of:=[.H41]+[.F40]-[.G40]" office:value-type="float" office:value="1050" calcext:value-type="float">
            <text:p>1.050,00</text:p>
          </table:table-cell>
        </table:table-row>
        <table:table-row table:style-name="ro1">
          <table:table-cell table:style-name="ce66" office:value-type="date" office:date-value="2015-07-20" calcext:value-type="date">
            <text:p>20.07.2015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formula="of:=[.H42]+[.F41]-[.G41]" office:value-type="float" office:value="1400" calcext:value-type="float">
            <text:p>1.400,00</text:p>
          </table:table-cell>
        </table:table-row>
        <table:table-row table:style-name="ro1">
          <table:table-cell table:style-name="ce66" office:value-type="date" office:date-value="2015-04-20" calcext:value-type="date">
            <text:p>20.04.2015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formula="of:=[.H43]+[.F42]-[.G42]" office:value-type="float" office:value="1750" calcext:value-type="float">
            <text:p>1.750,00</text:p>
          </table:table-cell>
        </table:table-row>
        <table:table-row table:style-name="ro1">
          <table:table-cell table:style-name="ce66" office:value-type="date" office:date-value="2015-02-20" calcext:value-type="date">
            <text:p>20.02.2015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formula="of:=[.H44]+[.F43]-[.G43]" office:value-type="float" office:value="2100" calcext:value-type="float">
            <text:p>2.100,00</text:p>
          </table:table-cell>
        </table:table-row>
        <table:table-row table:style-name="ro1">
          <table:table-cell/>
          <table:table-cell office:value-type="string" calcext:value-type="string">
            <text:p>ödeme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float" office:value="1750" calcext:value-type="float">
            <text:p>1750</text:p>
          </table:table-cell>
          <table:table-cell table:formula="of:=[.H45]+[.F44]-[.G44]" office:value-type="float" office:value="2450" calcext:value-type="float">
            <text:p>2.450,00</text:p>
          </table:table-cell>
        </table:table-row>
        <table:table-row table:style-name="ro1">
          <table:table-cell/>
          <table:table-cell office:value-type="string" calcext:value-type="string">
            <text:p>İsmail Tağaç Kira Bedeli</text:p>
          </table:table-cell>
          <table:table-cell table:style-name="Default"/>
          <table:table-cell table:style-name="ce66" office:value-type="date" office:date-value="2015-01-20" calcext:value-type="date">
            <text:p>20.01.2015</text:p>
          </table:table-cell>
          <table:table-cell table:style-name="ce66" office:value-type="date" office:date-value="2016-01-19" calcext:value-type="date">
            <text:p>19.01.2016</text:p>
          </table:table-cell>
          <table:table-cell office:value-type="float" office:value="4200" calcext:value-type="float">
            <text:p>4.200,00</text:p>
          </table:table-cell>
          <table:table-cell table:style-name="Default"/>
          <table:table-cell table:formula="of:=[.H46]+[.F45]-[.G45]" office:value-type="float" office:value="4200" calcext:value-type="float">
            <text:p>4.200,00</text:p>
          </table:table-cell>
        </table:table-row>
        <table:table-row table:style-name="ro1">
          <table:table-cell table:style-name="ce68" table:number-columns-repeated="2"/>
          <table:table-cell table:style-name="ce70"/>
          <table:table-cell table:style-name="ce68" table:number-columns-repeated="2"/>
          <table:table-cell table:style-name="ce70" table:number-columns-repeated="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kira bedeli</text:p>
          </table:table-cell>
          <table:table-cell table:number-columns-repeated="3"/>
          <table:table-cell table:number-columns-repeated="2" office:value-type="float" office:value="450" calcext:value-type="float">
            <text:p>450,00</text:p>
          </table:table-cell>
          <table:table-cell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oş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kira bedeli</text:p>
          </table:table-cell>
          <table:table-cell table:number-columns-repeated="3"/>
          <table:table-cell table:number-columns-repeated="2" office:value-type="float" office:value="1000" calcext:value-type="float">
            <text:p>1.000,00</text:p>
          </table:table-cell>
          <table:table-cell/>
        </table:table-row>
        <table:table-row table:style-name="ro1" table:number-rows-repeated="104852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AP Ykm" table:style-name="ta1">
        <table:table-column table:style-name="co28" table:default-cell-style-name="Default"/>
        <table:table-column table:style-name="co29" table:default-cell-style-name="Default"/>
        <table:table-column table:style-name="co30" table:default-cell-style-name="ce15"/>
        <table:table-column table:style-name="co28" table:number-columns-repeated="2" table:default-cell-style-name="Default"/>
        <table:table-column table:style-name="co28" table:number-columns-repeated="3" table:default-cell-style-name="ce15"/>
        <table:table-row table:style-name="ro4">
          <table:table-cell/>
          <table:table-cell table:style-name="ce69" office:value-type="string" calcext:value-type="string">
            <text:p>Ali Paşa Yıkama</text:p>
          </table:table-cell>
          <table:table-cell table:number-columns-repeated="2"/>
          <table:table-cell table:style-name="ce71" office:value-type="string" calcext:value-type="string">
            <text:p>Toplam</text:p>
          </table:table-cell>
          <table:table-cell table:style-name="ce72" table:formula="of:=SUM([.F4:.F44])" office:value-type="float" office:value="135780" calcext:value-type="float">
            <text:p>135.780,00</text:p>
          </table:table-cell>
          <table:table-cell table:style-name="ce72" table:formula="of:=SUM([.G4:.G44])" office:value-type="float" office:value="133900" calcext:value-type="float">
            <text:p>133.900,00</text:p>
          </table:table-cell>
          <table:table-cell table:style-name="ce72" table:formula="of:=[.F1]-[.G1]" office:value-type="float" office:value="1880" calcext:value-type="float">
            <text:p>1.880,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65" office:value-type="string" calcext:value-type="string">
            <text:p>Tarih</text:p>
          </table:table-cell>
          <table:table-cell table:style-name="ce65" office:value-type="string" calcext:value-type="string">
            <text:p>Açıklama</text:p>
          </table:table-cell>
          <table:table-cell table:style-name="ce59" office:value-type="string" calcext:value-type="string">
            <text:p>Artış %</text:p>
          </table:table-cell>
          <table:table-cell table:style-name="ce65" office:value-type="string" calcext:value-type="string">
            <text:p>Başlangıç</text:p>
          </table:table-cell>
          <table:table-cell table:style-name="ce65" office:value-type="string" calcext:value-type="string">
            <text:p>Bitiş</text:p>
          </table:table-cell>
          <table:table-cell table:style-name="ce59" office:value-type="string" calcext:value-type="string">
            <text:p>Kira bedeli</text:p>
          </table:table-cell>
          <table:table-cell table:style-name="ce59" office:value-type="string" calcext:value-type="string">
            <text:p>Ödeme</text:p>
          </table:table-cell>
          <table:table-cell table:style-name="ce59" office:value-type="string" calcext:value-type="string">
            <text:p>Bakiye</text:p>
          </table:table-cell>
        </table:table-row>
        <table:table-row table:style-name="ro1">
          <table:table-cell table:number-columns-repeated="7"/>
          <table:table-cell table:formula="of:=[.H5]+[.F4]-[.G4]" office:value-type="float" office:value="1880" calcext:value-type="float">
            <text:p>1.880,00</text:p>
          </table:table-cell>
        </table:table-row>
        <table:table-row table:style-name="ro1">
          <table:table-cell table:number-columns-repeated="7"/>
          <table:table-cell table:formula="of:=[.H6]+[.F5]-[.G5]" office:value-type="float" office:value="1880" calcext:value-type="float">
            <text:p>1.880,00</text:p>
          </table:table-cell>
        </table:table-row>
        <table:table-row table:style-name="ro1">
          <table:table-cell table:number-columns-repeated="7"/>
          <table:table-cell table:formula="of:=[.H7]+[.F6]-[.G6]" office:value-type="float" office:value="1880" calcext:value-type="float">
            <text:p>1.880,00</text:p>
          </table:table-cell>
        </table:table-row>
        <table:table-row table:style-name="ro1">
          <table:table-cell table:style-name="ce66" office:value-type="date" office:date-value="2019-09-18" calcext:value-type="date">
            <text:p>18.09.2019</text:p>
          </table:table-cell>
          <table:table-cell office:value-type="string" calcext:value-type="string">
            <text:p>elden nakit</text:p>
          </table:table-cell>
          <table:table-cell table:number-columns-repeated="4"/>
          <table:table-cell office:value-type="float" office:value="4500" calcext:value-type="float">
            <text:p>4.500,00</text:p>
          </table:table-cell>
          <table:table-cell table:formula="of:=[.H8]+[.F7]-[.G7]" office:value-type="float" office:value="1880" calcext:value-type="float">
            <text:p>1.880,00</text:p>
          </table:table-cell>
        </table:table-row>
        <table:table-row table:style-name="ro1">
          <table:table-cell/>
          <table:table-cell office:value-type="string" calcext:value-type="string">
            <text:p>15-9 senet 6380</text:p>
          </table:table-cell>
          <table:table-cell table:number-columns-repeated="5"/>
          <table:table-cell table:formula="of:=[.H9]+[.F8]-[.G8]" office:value-type="float" office:value="6380" calcext:value-type="float">
            <text:p>6.380,00</text:p>
          </table:table-cell>
        </table:table-row>
        <table:table-row table:style-name="ro1">
          <table:table-cell table:style-name="ce66" office:value-type="date" office:date-value="2019-07-02" calcext:value-type="date">
            <text:p>02.07.2019</text:p>
          </table:table-cell>
          <table:table-cell office:value-type="string" calcext:value-type="string">
            <text:p>vakıf havale atila hesabına</text:p>
          </table:table-cell>
          <table:table-cell table:number-columns-repeated="4"/>
          <table:table-cell office:value-type="float" office:value="20000" calcext:value-type="float">
            <text:p>20.000,00</text:p>
          </table:table-cell>
          <table:table-cell table:formula="of:=[.H10]+[.F9]-[.G9]" office:value-type="float" office:value="6380" calcext:value-type="float">
            <text:p>6.380,00</text:p>
          </table:table-cell>
        </table:table-row>
        <table:table-row table:style-name="ro1">
          <table:table-cell table:style-name="ce66" office:value-type="date" office:date-value="2019-07-01" calcext:value-type="date">
            <text:p>01.07.2019</text:p>
          </table:table-cell>
          <table:table-cell office:value-type="string" calcext:value-type="string">
            <text:p>19-20 kira bedeli</text:p>
          </table:table-cell>
          <table:table-cell office:value-type="float" office:value="34" calcext:value-type="float">
            <text:p>34,00</text:p>
          </table:table-cell>
          <table:table-cell table:style-name="ce66" office:value-type="date" office:date-value="2018-07-01" calcext:value-type="date">
            <text:p>01.07.2018</text:p>
          </table:table-cell>
          <table:table-cell table:style-name="ce66" office:value-type="date" office:date-value="2019-06-30" calcext:value-type="date">
            <text:p>30.06.2019</text:p>
          </table:table-cell>
          <table:table-cell office:value-type="float" office:value="26380" calcext:value-type="float">
            <text:p>26.380,00</text:p>
          </table:table-cell>
          <table:table-cell/>
          <table:table-cell table:formula="of:=[.H11]+[.F10]-[.G10]" office:value-type="float" office:value="26380" calcext:value-type="float">
            <text:p>26.380,00</text:p>
          </table:table-cell>
        </table:table-row>
        <table:table-row table:style-name="ro1">
          <table:table-cell table:number-columns-repeated="7"/>
          <table:table-cell table:formula="of:=[.H12]+[.F11]-[.G11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office:value-type="float" office:value="-500" calcext:value-type="float">
            <text:p>-500,00</text:p>
          </table:table-cell>
          <table:table-cell/>
          <table:table-cell table:formula="of:=[.H13]+[.F12]-[.G12]" office:value-type="float" office:value="0" calcext:value-type="float">
            <text:p>0,00</text:p>
          </table:table-cell>
        </table:table-row>
        <table:table-row table:style-name="ro1">
          <table:table-cell table:style-name="ce66" office:value-type="date" office:date-value="2018-09-20" calcext:value-type="date">
            <text:p>20.09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2000" calcext:value-type="float">
            <text:p>2.000,00</text:p>
          </table:table-cell>
          <table:table-cell table:formula="of:=[.H14]+[.F13]-[.G13]" office:value-type="float" office:value="500" calcext:value-type="float">
            <text:p>500,00</text:p>
          </table:table-cell>
        </table:table-row>
        <table:table-row table:style-name="ro1">
          <table:table-cell table:style-name="ce66" office:value-type="date" office:date-value="2018-07-15" calcext:value-type="date">
            <text:p>15.07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3100" calcext:value-type="float">
            <text:p>3.100,00</text:p>
          </table:table-cell>
          <table:table-cell table:formula="of:=[.H15]+[.F14]-[.G14]" office:value-type="float" office:value="2500" calcext:value-type="float">
            <text:p>2.500,00</text:p>
          </table:table-cell>
        </table:table-row>
        <table:table-row table:style-name="ro1">
          <table:table-cell table:style-name="ce66" office:value-type="date" office:date-value="2018-07-12" calcext:value-type="date">
            <text:p>12.07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1900" calcext:value-type="float">
            <text:p>1.900,00</text:p>
          </table:table-cell>
          <table:table-cell table:formula="of:=[.H16]+[.F15]-[.G15]" office:value-type="float" office:value="5600" calcext:value-type="float">
            <text:p>5.600,00</text:p>
          </table:table-cell>
        </table:table-row>
        <table:table-row table:style-name="ro1">
          <table:table-cell table:style-name="ce66" office:value-type="date" office:date-value="2018-07-02" calcext:value-type="date">
            <text:p>02.07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5000" calcext:value-type="float">
            <text:p>5.000,00</text:p>
          </table:table-cell>
          <table:table-cell table:formula="of:=[.H17]+[.F16]-[.G16]" office:value-type="float" office:value="7500" calcext:value-type="float">
            <text:p>7.500,00</text:p>
          </table:table-cell>
        </table:table-row>
        <table:table-row table:style-name="ro1">
          <table:table-cell table:style-name="ce66" office:value-type="date" office:date-value="2018-06-26" calcext:value-type="date">
            <text:p>26.06.2018</text:p>
          </table:table-cell>
          <table:table-cell office:value-type="string" calcext:value-type="string">
            <text:p>ödeme</text:p>
          </table:table-cell>
          <table:table-cell/>
          <table:table-cell table:style-name="ce66" table:number-columns-repeated="2"/>
          <table:table-cell/>
          <table:table-cell office:value-type="float" office:value="10000" calcext:value-type="float">
            <text:p>10.000,00</text:p>
          </table:table-cell>
          <table:table-cell table:formula="of:=[.H18]+[.F17]-[.G17]" office:value-type="float" office:value="12500" calcext:value-type="float">
            <text:p>12.500,00</text:p>
          </table:table-cell>
        </table:table-row>
        <table:table-row table:style-name="ro1">
          <table:table-cell table:style-name="ce66" office:value-type="date" office:date-value="2018-05-01" calcext:value-type="date">
            <text:p>01.05.2018</text:p>
          </table:table-cell>
          <table:table-cell office:value-type="string" calcext:value-type="string">
            <text:p>Adem Kesici kira bedeli</text:p>
          </table:table-cell>
          <table:table-cell office:value-type="float" office:value="15.8" calcext:value-type="float">
            <text:p>15,80</text:p>
          </table:table-cell>
          <table:table-cell table:style-name="ce66" office:value-type="date" office:date-value="2018-07-01" calcext:value-type="date">
            <text:p>01.07.2018</text:p>
          </table:table-cell>
          <table:table-cell table:style-name="ce66" office:value-type="date" office:date-value="2019-06-30" calcext:value-type="date">
            <text:p>30.06.2019</text:p>
          </table:table-cell>
          <table:table-cell office:value-type="float" office:value="19686" calcext:value-type="float">
            <text:p>19.686,00</text:p>
          </table:table-cell>
          <table:table-cell/>
          <table:table-cell table:formula="of:=[.H19]+[.F18]-[.G18]" office:value-type="float" office:value="22500" calcext:value-type="float">
            <text:p>22.500,00</text:p>
          </table:table-cell>
        </table:table-row>
        <table:table-row table:style-name="ro1">
          <table:table-cell table:style-name="ce66"/>
          <table:table-cell office:value-type="string" calcext:value-type="string">
            <text:p>2017 kaln borç farkı % 15,80</text:p>
          </table:table-cell>
          <table:table-cell/>
          <table:table-cell table:style-name="ce66" table:number-columns-repeated="2"/>
          <table:table-cell office:value-type="float" office:value="289" calcext:value-type="float">
            <text:p>289,00</text:p>
          </table:table-cell>
          <table:table-cell/>
          <table:table-cell table:formula="of:=[.H20]+[.F19]-[.G19]" office:value-type="float" office:value="2814" calcext:value-type="float">
            <text:p>2.814,00</text:p>
          </table:table-cell>
        </table:table-row>
        <table:table-row table:style-name="ro1">
          <table:table-cell table:style-name="ce66"/>
          <table:table-cell table:style-name="ce9" office:value-type="string" calcext:value-type="string">
            <text:p>2017 yılından kalan borç</text:p>
          </table:table-cell>
          <table:table-cell table:style-name="ce20"/>
          <table:table-cell table:style-name="ce66" table:number-columns-repeated="2"/>
          <table:table-cell table:number-columns-repeated="2"/>
          <table:table-cell table:style-name="ce20" table:formula="of:=[.H21]+[.F20]-[.G20]" office:value-type="float" office:value="2525" calcext:value-type="float">
            <text:p>2.525,00</text:p>
          </table:table-cell>
        </table:table-row>
        <table:table-row table:style-name="ro1">
          <table:table-cell table:style-name="ce66"/>
          <table:table-cell office:value-type="string" calcext:value-type="string">
            <text:p>ödeme</text:p>
          </table:table-cell>
          <table:table-cell/>
          <table:table-cell table:style-name="ce66" table:number-columns-repeated="2"/>
          <table:table-cell/>
          <table:table-cell office:value-type="float" office:value="15000" calcext:value-type="float">
            <text:p>15.000,00</text:p>
          </table:table-cell>
          <table:table-cell table:formula="of:=[.H22]+[.F21]-[.G21]" office:value-type="float" office:value="2525" calcext:value-type="float">
            <text:p>2.525,00</text:p>
          </table:table-cell>
        </table:table-row>
        <table:table-row table:style-name="ro1">
          <table:table-cell table:style-name="ce66" office:value-type="date" office:date-value="2017-07-01" calcext:value-type="date">
            <text:p>01.07.2017</text:p>
          </table:table-cell>
          <table:table-cell office:value-type="string" calcext:value-type="string">
            <text:p>Adem Kesici kira bedeli</text:p>
          </table:table-cell>
          <table:table-cell office:value-type="float" office:value="12.45" calcext:value-type="float">
            <text:p>12,45</text:p>
          </table:table-cell>
          <table:table-cell table:style-name="ce66" office:value-type="date" office:date-value="2017-07-01" calcext:value-type="date">
            <text:p>01.07.2017</text:p>
          </table:table-cell>
          <table:table-cell table:style-name="ce66" office:value-type="date" office:date-value="2018-06-30" calcext:value-type="date">
            <text:p>30.06.2018</text:p>
          </table:table-cell>
          <table:table-cell office:value-type="float" office:value="17050" calcext:value-type="float">
            <text:p>17.050,00</text:p>
          </table:table-cell>
          <table:table-cell/>
          <table:table-cell table:formula="of:=[.H23]+[.F22]-[.G22]" office:value-type="float" office:value="17525" calcext:value-type="float">
            <text:p>17.525,00</text:p>
          </table:table-cell>
        </table:table-row>
        <table:table-row table:style-name="ro1">
          <table:table-cell table:style-name="ce66" office:value-type="date" office:date-value="2017-06-20" calcext:value-type="date">
            <text:p>20.06.2017</text:p>
          </table:table-cell>
          <table:table-cell office:value-type="string" calcext:value-type="string">
            <text:p>ödeme</text:p>
          </table:table-cell>
          <table:table-cell/>
          <table:table-cell table:style-name="ce66" table:number-columns-repeated="2"/>
          <table:table-cell/>
          <table:table-cell office:value-type="float" office:value="3000" calcext:value-type="float">
            <text:p>3.000,00</text:p>
          </table:table-cell>
          <table:table-cell table:formula="of:=[.H24]+[.F23]-[.G23]" office:value-type="float" office:value="475" calcext:value-type="float">
            <text:p>475,00</text:p>
          </table:table-cell>
        </table:table-row>
        <table:table-row table:style-name="ro1">
          <table:table-cell table:style-name="ce66" office:value-type="date" office:date-value="2017-04-11" calcext:value-type="date">
            <text:p>11.04.2017</text:p>
          </table:table-cell>
          <table:table-cell office:value-type="string" calcext:value-type="string">
            <text:p>ödeme</text:p>
          </table:table-cell>
          <table:table-cell/>
          <table:table-cell table:style-name="ce66" table:number-columns-repeated="2"/>
          <table:table-cell/>
          <table:table-cell office:value-type="float" office:value="1400" calcext:value-type="float">
            <text:p>1.400,00</text:p>
          </table:table-cell>
          <table:table-cell table:formula="of:=[.H25]+[.F24]-[.G24]" office:value-type="float" office:value="3475" calcext:value-type="float">
            <text:p>3.475,00</text:p>
          </table:table-cell>
        </table:table-row>
        <table:table-row table:style-name="ro1">
          <table:table-cell table:style-name="ce66" office:value-type="date" office:date-value="2017-05-01" calcext:value-type="date">
            <text:p>01.05.2017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66" office:value-type="date" office:date-value="2017-05-01" calcext:value-type="date">
            <text:p>01.05.2017</text:p>
          </table:table-cell>
          <table:table-cell table:style-name="ce66" office:value-type="date" office:date-value="2017-06-30" calcext:value-type="date">
            <text:p>30.06.2017</text:p>
          </table:table-cell>
          <table:table-cell office:value-type="float" office:value="3000" calcext:value-type="float">
            <text:p>3.000,00</text:p>
          </table:table-cell>
          <table:table-cell/>
          <table:table-cell table:formula="of:=[.H26]+[.F25]-[.G25]" office:value-type="float" office:value="4875" calcext:value-type="float">
            <text:p>4.875,00</text:p>
          </table:table-cell>
        </table:table-row>
        <table:table-row table:style-name="ro1">
          <table:table-cell table:style-name="ce66"/>
          <table:table-cell table:style-name="ce9" office:value-type="string" calcext:value-type="string">
            <text:p>2016 yılından kalan borç</text:p>
          </table:table-cell>
          <table:table-cell table:style-name="ce20"/>
          <table:table-cell table:style-name="ce66" table:number-columns-repeated="2"/>
          <table:table-cell table:number-columns-repeated="2"/>
          <table:table-cell table:style-name="ce20" table:formula="of:=[.H27]+[.F26]-[.G26]" office:value-type="float" office:value="1875" calcext:value-type="float">
            <text:p>1.875,00</text:p>
          </table:table-cell>
        </table:table-row>
        <table:table-row table:style-name="ro1">
          <table:table-cell table:style-name="ce66" office:value-type="date" office:date-value="2016-08-01" calcext:value-type="date">
            <text:p>01.08.2016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2000" calcext:value-type="float">
            <text:p>2.000,00</text:p>
          </table:table-cell>
          <table:table-cell table:formula="of:=[.H28]+[.F27]-[.G27]" office:value-type="float" office:value="1875" calcext:value-type="float">
            <text:p>1.875,00</text:p>
          </table:table-cell>
        </table:table-row>
        <table:table-row table:style-name="ro1">
          <table:table-cell table:style-name="ce66" office:value-type="date" office:date-value="2016-07-19" calcext:value-type="date">
            <text:p>19.07.2016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2500" calcext:value-type="float">
            <text:p>2.500,00</text:p>
          </table:table-cell>
          <table:table-cell table:formula="of:=[.H29]+[.F28]-[.G28]" office:value-type="float" office:value="3875" calcext:value-type="float">
            <text:p>3.875,00</text:p>
          </table:table-cell>
        </table:table-row>
        <table:table-row table:style-name="ro1">
          <table:table-cell table:style-name="ce66" office:value-type="date" office:date-value="2016-04-03" calcext:value-type="date">
            <text:p>03.04.2016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10000" calcext:value-type="float">
            <text:p>10.000,00</text:p>
          </table:table-cell>
          <table:table-cell table:formula="of:=[.H30]+[.F29]-[.G29]" office:value-type="float" office:value="6375" calcext:value-type="float">
            <text:p>6.375,00</text:p>
          </table:table-cell>
        </table:table-row>
        <table:table-row table:style-name="ro1">
          <table:table-cell table:style-name="ce66" office:value-type="date" office:date-value="2016-05-01" calcext:value-type="date">
            <text:p>01.05.2016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,00</text:p>
          </table:table-cell>
          <table:table-cell table:style-name="ce66" office:value-type="date" office:date-value="2016-05-01" calcext:value-type="date">
            <text:p>01.05.2016</text:p>
          </table:table-cell>
          <table:table-cell table:style-name="ce66" office:value-type="date" office:date-value="2017-04-30" calcext:value-type="date">
            <text:p>30.04.2017</text:p>
          </table:table-cell>
          <table:table-cell office:value-type="float" office:value="15125" calcext:value-type="float">
            <text:p>15.125,00</text:p>
          </table:table-cell>
          <table:table-cell/>
          <table:table-cell table:formula="of:=[.H31]+[.F30]-[.G30]" office:value-type="float" office:value="16375" calcext:value-type="float">
            <text:p>16.375,00</text:p>
          </table:table-cell>
        </table:table-row>
        <table:table-row table:style-name="ro1">
          <table:table-cell table:style-name="ce66"/>
          <table:table-cell table:style-name="ce9" office:value-type="string" calcext:value-type="string">
            <text:p>2015 yılından kalan borç</text:p>
          </table:table-cell>
          <table:table-cell table:style-name="ce20"/>
          <table:table-cell table:style-name="ce66" table:number-columns-repeated="2"/>
          <table:table-cell table:number-columns-repeated="2"/>
          <table:table-cell table:style-name="ce20" table:formula="of:=[.H32]+[.F31]-[.G31]" office:value-type="float" office:value="1250" calcext:value-type="float">
            <text:p>1.25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1500" calcext:value-type="float">
            <text:p>1.500,00</text:p>
          </table:table-cell>
          <table:table-cell table:formula="of:=[.H33]+[.F32]-[.G32]" office:value-type="float" office:value="1250" calcext:value-type="float">
            <text:p>1.250,00</text:p>
          </table:table-cell>
        </table:table-row>
        <table:table-row table:style-name="ro1">
          <table:table-cell table:style-name="ce66" office:value-type="date" office:date-value="2017-09-02" calcext:value-type="date">
            <text:p>02.09.2017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1500" calcext:value-type="float">
            <text:p>1.500,00</text:p>
          </table:table-cell>
          <table:table-cell table:formula="of:=[.H34]+[.F33]-[.G33]" office:value-type="float" office:value="2750" calcext:value-type="float">
            <text:p>2.750,00</text:p>
          </table:table-cell>
        </table:table-row>
        <table:table-row table:style-name="ro1">
          <table:table-cell table:style-name="ce66" office:value-type="date" office:date-value="2015-07-27" calcext:value-type="date">
            <text:p>27.07.2015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1000" calcext:value-type="float">
            <text:p>1.000,00</text:p>
          </table:table-cell>
          <table:table-cell table:formula="of:=[.H35]+[.F34]-[.G34]" office:value-type="float" office:value="4250" calcext:value-type="float">
            <text:p>4.250,00</text:p>
          </table:table-cell>
        </table:table-row>
        <table:table-row table:style-name="ro1">
          <table:table-cell table:style-name="ce66" office:value-type="date" office:date-value="2015-07-20" calcext:value-type="date">
            <text:p>20.07.2015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500" calcext:value-type="float">
            <text:p>500,00</text:p>
          </table:table-cell>
          <table:table-cell table:formula="of:=[.H36]+[.F35]-[.G35]" office:value-type="float" office:value="5250" calcext:value-type="float">
            <text:p>5.25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formula="of:=[.H37]+[.F36]-[.G36]" office:value-type="float" office:value="5750" calcext:value-type="float">
            <text:p>5.750,00</text:p>
          </table:table-cell>
        </table:table-row>
        <table:table-row table:style-name="ro1">
          <table:table-cell table:style-name="ce66"/>
          <table:table-cell office:value-type="string" calcext:value-type="string">
            <text:p>ödeme</text:p>
          </table:table-cell>
          <table:table-cell/>
          <table:table-cell table:style-name="ce66" table:number-columns-repeated="2"/>
          <table:table-cell/>
          <table:table-cell office:value-type="float" office:value="9500" calcext:value-type="float">
            <text:p>9.500,00</text:p>
          </table:table-cell>
          <table:table-cell table:formula="of:=[.H38]+[.F37]-[.G37]" office:value-type="float" office:value="5750" calcext:value-type="float">
            <text:p>5.750,00</text:p>
          </table:table-cell>
        </table:table-row>
        <table:table-row table:style-name="ro1">
          <table:table-cell table:style-name="ce66" office:value-type="date" office:date-value="2015-05-01" calcext:value-type="date">
            <text:p>01.05.2015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,00</text:p>
          </table:table-cell>
          <table:table-cell table:style-name="ce66" office:value-type="date" office:date-value="2015-05-01" calcext:value-type="date">
            <text:p>01.05.2015</text:p>
          </table:table-cell>
          <table:table-cell table:style-name="ce66" office:value-type="date" office:date-value="2016-04-30" calcext:value-type="date">
            <text:p>30.04.2016</text:p>
          </table:table-cell>
          <table:table-cell office:value-type="float" office:value="13750" calcext:value-type="float">
            <text:p>13.750,00</text:p>
          </table:table-cell>
          <table:table-cell/>
          <table:table-cell table:formula="of:=[.H39]+[.F38]-[.G38]" office:value-type="float" office:value="15250" calcext:value-type="float">
            <text:p>15.250,00</text:p>
          </table:table-cell>
        </table:table-row>
        <table:table-row table:style-name="ro1">
          <table:table-cell table:style-name="ce66"/>
          <table:table-cell table:style-name="ce9" office:value-type="string" calcext:value-type="string">
            <text:p>2014 yılından kalan borç</text:p>
          </table:table-cell>
          <table:table-cell table:style-name="ce20"/>
          <table:table-cell table:style-name="ce66" table:number-columns-repeated="2"/>
          <table:table-cell table:number-columns-repeated="2"/>
          <table:table-cell table:style-name="ce20" table:formula="of:=[.H40]+[.F39]-[.G39]" office:value-type="float" office:value="1500" calcext:value-type="float">
            <text:p>1.500,00</text:p>
          </table:table-cell>
        </table:table-row>
        <table:table-row table:style-name="ro1">
          <table:table-cell table:style-name="ce66" office:value-type="date" office:date-value="2014-05-01" calcext:value-type="date">
            <text:p>01.05.2014</text:p>
          </table:table-cell>
          <table:table-cell office:value-type="string" calcext:value-type="string">
            <text:p>ödeme</text:p>
          </table:table-cell>
          <table:table-cell/>
          <table:table-cell table:style-name="ce66" table:number-columns-repeated="2"/>
          <table:table-cell/>
          <table:table-cell office:value-type="float" office:value="11000" calcext:value-type="float">
            <text:p>11.000,00</text:p>
          </table:table-cell>
          <table:table-cell table:formula="of:=[.H41]+[.F40]-[.G40]" office:value-type="float" office:value="1500" calcext:value-type="float">
            <text:p>1.500,00</text:p>
          </table:table-cell>
        </table:table-row>
        <table:table-row table:style-name="ro1">
          <table:table-cell table:style-name="ce66" office:value-type="date" office:date-value="2014-05-01" calcext:value-type="date">
            <text:p>01.05.2014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66" office:value-type="date" office:date-value="2014-05-01" calcext:value-type="date">
            <text:p>01.05.2014</text:p>
          </table:table-cell>
          <table:table-cell table:style-name="ce66" office:value-type="date" office:date-value="2015-04-30" calcext:value-type="date">
            <text:p>30.04.2015</text:p>
          </table:table-cell>
          <table:table-cell office:value-type="float" office:value="12500" calcext:value-type="float">
            <text:p>12.500,00</text:p>
          </table:table-cell>
          <table:table-cell/>
          <table:table-cell table:formula="of:=[.H42]+[.F41]-[.G41]" office:value-type="float" office:value="12500" calcext:value-type="float">
            <text:p>12.500,00</text:p>
          </table:table-cell>
        </table:table-row>
        <table:table-row table:style-name="ro1">
          <table:table-cell table:style-name="ce66" office:value-type="date" office:date-value="2013-05-01" calcext:value-type="date">
            <text:p>01.05.2013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66" office:value-type="date" office:date-value="2013-05-01" calcext:value-type="date">
            <text:p>01.05.2013</text:p>
          </table:table-cell>
          <table:table-cell table:style-name="ce66" office:value-type="date" office:date-value="2014-04-30" calcext:value-type="date">
            <text:p>30.04.2014</text:p>
          </table:table-cell>
          <table:table-cell table:number-columns-repeated="2" office:value-type="float" office:value="9000" calcext:value-type="float">
            <text:p>9.000,00</text:p>
          </table:table-cell>
          <table:table-cell table:formula="of:=[.H43]+[.F42]-[.G42]" office:value-type="float" office:value="0" calcext:value-type="float">
            <text:p>0,00</text:p>
          </table:table-cell>
        </table:table-row>
        <table:table-row table:style-name="ro1">
          <table:table-cell table:style-name="ce66" office:value-type="date" office:date-value="2012-05-01" calcext:value-type="date">
            <text:p>01.05.2012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66" office:value-type="date" office:date-value="2012-05-01" calcext:value-type="date">
            <text:p>01.05.2012</text:p>
          </table:table-cell>
          <table:table-cell table:style-name="ce66" office:value-type="date" office:date-value="2013-04-30" calcext:value-type="date">
            <text:p>30.04.2013</text:p>
          </table:table-cell>
          <table:table-cell table:number-columns-repeated="2" office:value-type="float" office:value="10000" calcext:value-type="float">
            <text:p>10.000,00</text:p>
          </table:table-cell>
          <table:table-cell table:formula="of:=[.H44]+[.F43]-[.G43]" office:value-type="float" office:value="0" calcext:value-type="float">
            <text:p>0,00</text:p>
          </table:table-cell>
        </table:table-row>
        <table:table-row table:style-name="ro1">
          <table:table-cell table:style-name="ce66" office:value-type="date" office:date-value="2011-05-01" calcext:value-type="date">
            <text:p>01.05.2011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66" office:value-type="date" office:date-value="2011-05-01" calcext:value-type="date">
            <text:p>01.05.2011</text:p>
          </table:table-cell>
          <table:table-cell table:style-name="ce66" office:value-type="date" office:date-value="2012-04-30" calcext:value-type="date">
            <text:p>30.04.2012</text:p>
          </table:table-cell>
          <table:table-cell table:number-columns-repeated="2" office:value-type="float" office:value="9500" calcext:value-type="float">
            <text:p>9.500,00</text:p>
          </table:table-cell>
          <table:table-cell table:formula="of:=[.H45]+[.F44]-[.G44]" office:value-type="float" office:value="0" calcext:value-type="float">
            <text:p>0,00</text:p>
          </table:table-cell>
        </table:table-row>
        <table:table-row table:style-name="ro1" table:number-rows-repeated="104853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Mlngaz" table:style-name="ta1">
        <table:table-column table:style-name="co9" table:default-cell-style-name="Default"/>
        <table:table-column table:style-name="co31" table:default-cell-style-name="Default"/>
        <table:table-column table:style-name="co32" table:default-cell-style-name="ce15"/>
        <table:table-column table:style-name="co33" table:default-cell-style-name="Default"/>
        <table:table-column table:style-name="co34" table:default-cell-style-name="Default"/>
        <table:table-column table:style-name="co35" table:default-cell-style-name="ce15"/>
        <table:table-column table:style-name="co15" table:number-columns-repeated="2" table:default-cell-style-name="ce15"/>
        <table:table-row table:style-name="ro1">
          <table:table-cell/>
          <table:table-cell office:value-type="string" calcext:value-type="string">
            <text:p>Ali Paşa Milangaz</text:p>
          </table:table-cell>
          <table:table-cell table:number-columns-repeated="2"/>
          <table:table-cell table:style-name="ce71" office:value-type="string" calcext:value-type="string">
            <text:p>Toplam</text:p>
          </table:table-cell>
          <table:table-cell table:style-name="ce72" table:formula="of:=SUM([.F4:.F57])" office:value-type="float" office:value="29720" calcext:value-type="float">
            <text:p>29.720,00</text:p>
          </table:table-cell>
          <table:table-cell table:style-name="ce72" table:formula="of:=SUM([.G4:.G57])" office:value-type="float" office:value="29720" calcext:value-type="float">
            <text:p>29.720,00</text:p>
          </table:table-cell>
          <table:table-cell table:style-name="ce72" table:formula="of:=[.F1]-[.G1]" office:value-type="float" office:value="0" calcext:value-type="float">
            <text:p>0,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65" office:value-type="string" calcext:value-type="string">
            <text:p>Tarih</text:p>
          </table:table-cell>
          <table:table-cell table:style-name="ce65" office:value-type="string" calcext:value-type="string">
            <text:p>Açıklama</text:p>
          </table:table-cell>
          <table:table-cell table:style-name="ce59" office:value-type="string" calcext:value-type="string">
            <text:p>Artış %</text:p>
          </table:table-cell>
          <table:table-cell table:style-name="ce65" office:value-type="string" calcext:value-type="string">
            <text:p>Başlangıç</text:p>
          </table:table-cell>
          <table:table-cell table:style-name="ce65" office:value-type="string" calcext:value-type="string">
            <text:p>Bitiş</text:p>
          </table:table-cell>
          <table:table-cell table:style-name="ce59" office:value-type="string" calcext:value-type="string">
            <text:p>Kira bedeli</text:p>
          </table:table-cell>
          <table:table-cell table:style-name="ce59" office:value-type="string" calcext:value-type="string">
            <text:p>Ödeme</text:p>
          </table:table-cell>
          <table:table-cell table:style-name="ce59" office:value-type="string" calcext:value-type="string">
            <text:p>Bakiy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 table:formula="of:=[.H6]+[.F5]-[.G5]" office:value-type="float" office:value="0" calcext:value-type="float">
            <text:p>0,00</text:p>
          </table:table-cell>
        </table:table-row>
        <table:table-row table:style-name="ro1">
          <table:table-cell table:style-name="ce66" office:value-type="date" office:date-value="2019-09-30" calcext:value-type="date">
            <text:p>30.09.2019</text:p>
          </table:table-cell>
          <table:table-cell office:value-type="string" calcext:value-type="string">
            <text:p>nakit</text:p>
          </table:table-cell>
          <table:table-cell table:number-columns-repeated="4"/>
          <table:table-cell office:value-type="float" office:value="6770" calcext:value-type="float">
            <text:p>6.770,00</text:p>
          </table:table-cell>
          <table:table-cell table:formula="of:=[.H7]+[.F6]-[.G6]" office:value-type="float" office:value="0" calcext:value-type="float">
            <text:p>0,00</text:p>
          </table:table-cell>
        </table:table-row>
        <table:table-row table:style-name="ro1">
          <table:table-cell table:style-name="ce66" office:value-type="date" office:date-value="2019-07-28" calcext:value-type="date">
            <text:p>28.07.2019</text:p>
          </table:table-cell>
          <table:table-cell office:value-type="string" calcext:value-type="string">
            <text:p>atila vakıf havale</text:p>
          </table:table-cell>
          <table:table-cell table:number-columns-repeated="4"/>
          <table:table-cell office:value-type="float" office:value="1750" calcext:value-type="float">
            <text:p>1.750,00</text:p>
          </table:table-cell>
          <table:table-cell table:formula="of:=[.H8]+[.F7]-[.G7]" office:value-type="float" office:value="6770" calcext:value-type="float">
            <text:p>6.770,00</text:p>
          </table:table-cell>
        </table:table-row>
        <table:table-row table:style-name="ro1">
          <table:table-cell table:style-name="ce66" office:value-type="date" office:date-value="2019-06-30" calcext:value-type="date">
            <text:p>30.06.2019</text:p>
          </table:table-cell>
          <table:table-cell office:value-type="string" calcext:value-type="string">
            <text:p>özge kahraman kira bedeli</text:p>
          </table:table-cell>
          <table:table-cell/>
          <table:table-cell table:style-name="ce66" office:value-type="date" office:date-value="2019-06-30" calcext:value-type="date">
            <text:p>30.06.2019</text:p>
          </table:table-cell>
          <table:table-cell table:style-name="ce66" office:value-type="date" office:date-value="2020-06-29" calcext:value-type="date">
            <text:p>29.06.2020</text:p>
          </table:table-cell>
          <table:table-cell office:value-type="float" office:value="8520" calcext:value-type="float">
            <text:p>8.520,00</text:p>
          </table:table-cell>
          <table:table-cell/>
          <table:table-cell table:formula="of:=[.H9]+[.F8]-[.G8]" office:value-type="float" office:value="8520" calcext:value-type="float">
            <text:p>8.520,00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66" office:value-type="date" office:date-value="2018-10-30" calcext:value-type="date">
            <text:p>30.10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12]+[.F11]-[.G11]" office:value-type="float" office:value="0" calcext:value-type="float">
            <text:p>0,00</text:p>
          </table:table-cell>
        </table:table-row>
        <table:table-row table:style-name="ro1">
          <table:table-cell table:style-name="ce66" office:value-type="date" office:date-value="2018-09-30" calcext:value-type="date">
            <text:p>30.09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13]+[.F12]-[.G12]" office:value-type="float" office:value="1300" calcext:value-type="float">
            <text:p>1.300,00</text:p>
          </table:table-cell>
        </table:table-row>
        <table:table-row table:style-name="ro1">
          <table:table-cell table:style-name="ce66" office:value-type="date" office:date-value="2018-08-30" calcext:value-type="date">
            <text:p>30.08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14]+[.F13]-[.G13]" office:value-type="float" office:value="2600" calcext:value-type="float">
            <text:p>2.600,00</text:p>
          </table:table-cell>
        </table:table-row>
        <table:table-row table:style-name="ro1">
          <table:table-cell table:style-name="ce66" office:value-type="date" office:date-value="2018-07-30" calcext:value-type="date">
            <text:p>30.07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15]+[.F14]-[.G14]" office:value-type="float" office:value="3900" calcext:value-type="float">
            <text:p>3.900,00</text:p>
          </table:table-cell>
        </table:table-row>
        <table:table-row table:style-name="ro1">
          <table:table-cell table:style-name="ce66" office:value-type="date" office:date-value="2018-06-26" calcext:value-type="date">
            <text:p>26.06.2018</text:p>
          </table:table-cell>
          <table:table-cell office:value-type="string" calcext:value-type="string">
            <text:p>nakit</text:p>
          </table:table-cell>
          <table:table-cell/>
          <table:table-cell table:style-name="ce66"/>
          <table:table-cell table:style-name="ce66" office:value-type="string" calcext:value-type="string">
            <text:p>ödendi</text:p>
          </table:table-cell>
          <table:table-cell/>
          <table:table-cell office:value-type="float" office:value="2000" calcext:value-type="float">
            <text:p>2.000,00</text:p>
          </table:table-cell>
          <table:table-cell table:formula="of:=[.H16]+[.F15]-[.G15]" office:value-type="float" office:value="5200" calcext:value-type="float">
            <text:p>5.200,00</text:p>
          </table:table-cell>
        </table:table-row>
        <table:table-row table:style-name="ro1">
          <table:table-cell table:style-name="ce66" office:value-type="date" office:date-value="2018-06-30" calcext:value-type="date">
            <text:p>30.06.2018</text:p>
          </table:table-cell>
          <table:table-cell office:value-type="string" calcext:value-type="string">
            <text:p>özge kahraman kira bedeli</text:p>
          </table:table-cell>
          <table:table-cell/>
          <table:table-cell table:style-name="ce66" office:value-type="date" office:date-value="2018-06-30" calcext:value-type="date">
            <text:p>30.06.2018</text:p>
          </table:table-cell>
          <table:table-cell table:style-name="ce66" office:value-type="date" office:date-value="2019-06-29" calcext:value-type="date">
            <text:p>29.06.2019</text:p>
          </table:table-cell>
          <table:table-cell office:value-type="float" office:value="7200" calcext:value-type="float">
            <text:p>7.200,00</text:p>
          </table:table-cell>
          <table:table-cell/>
          <table:table-cell table:formula="of:=[.H17]+[.F16]-[.G16]" office:value-type="float" office:value="7200" calcext:value-type="float">
            <text:p>7.20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formula="of:=[.H18]+[.F17]-[.G17]" office:value-type="float" office:value="0" calcext:value-type="float">
            <text:p>0,00</text:p>
          </table:table-cell>
        </table:table-row>
        <table:table-row table:style-name="ro1">
          <table:table-cell table:style-name="ce66" office:value-type="date" office:date-value="2017-06-10" calcext:value-type="date">
            <text:p>10.06.2017</text:p>
          </table:table-cell>
          <table:table-cell table:style-name="ce9" office:value-type="string" calcext:value-type="string">
            <text:p>nakit</text:p>
          </table:table-cell>
          <table:table-cell table:style-name="ce20"/>
          <table:table-cell table:style-name="ce66"/>
          <table:table-cell table:style-name="ce66" office:value-type="string" calcext:value-type="string">
            <text:p>ödendi</text:p>
          </table:table-cell>
          <table:table-cell/>
          <table:table-cell office:value-type="float" office:value="4400" calcext:value-type="float">
            <text:p>4.400,00</text:p>
          </table:table-cell>
          <table:table-cell table:formula="of:=[.H19]+[.F18]-[.G18]" office:value-type="float" office:value="0" calcext:value-type="float">
            <text:p>0,00</text:p>
          </table:table-cell>
        </table:table-row>
        <table:table-row table:style-name="ro1">
          <table:table-cell table:style-name="ce66" office:value-type="date" office:date-value="2017-06-10" calcext:value-type="date">
            <text:p>10.06.2017</text:p>
          </table:table-cell>
          <table:table-cell office:value-type="string" calcext:value-type="string">
            <text:p>Gökhan Öner Kira Bedeli</text:p>
          </table:table-cell>
          <table:table-cell/>
          <table:table-cell table:style-name="ce66" office:value-type="date" office:date-value="2017-06-10" calcext:value-type="date">
            <text:p>10.06.2017</text:p>
          </table:table-cell>
          <table:table-cell table:style-name="ce66" office:value-type="date" office:date-value="2018-05-09" calcext:value-type="date">
            <text:p>09.05.2018</text:p>
          </table:table-cell>
          <table:table-cell office:value-type="float" office:value="4400" calcext:value-type="float">
            <text:p>4.400,00</text:p>
          </table:table-cell>
          <table:table-cell/>
          <table:table-cell table:formula="of:=[.H20]+[.F19]-[.G19]" office:value-type="float" office:value="4400" calcext:value-type="float">
            <text:p>4.40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formula="of:=[.H21]+[.F20]-[.G20]" office:value-type="float" office:value="0" calcext:value-type="float">
            <text:p>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formula="of:=[.H22]+[.F21]-[.G21]" office:value-type="float" office:value="0" calcext:value-type="float">
            <text:p>0,00</text:p>
          </table:table-cell>
        </table:table-row>
        <table:table-row table:style-name="ro1">
          <table:table-cell table:style-name="ce66"/>
          <table:table-cell office:value-type="string" calcext:value-type="string">
            <text:p>bakit</text:p>
          </table:table-cell>
          <table:table-cell/>
          <table:table-cell table:style-name="ce66"/>
          <table:table-cell table:style-name="ce66" office:value-type="string" calcext:value-type="string">
            <text:p>ödendi</text:p>
          </table:table-cell>
          <table:table-cell/>
          <table:table-cell office:value-type="float" office:value="5600" calcext:value-type="float">
            <text:p>5.600,00</text:p>
          </table:table-cell>
          <table:table-cell table:formula="of:=[.H23]+[.F22]-[.G22]" office:value-type="float" office:value="0" calcext:value-type="float">
            <text:p>0,00</text:p>
          </table:table-cell>
        </table:table-row>
        <table:table-row table:style-name="ro1">
          <table:table-cell table:style-name="ce73" office:value-type="float" office:value="2016" calcext:value-type="float">
            <text:p>2016</text:p>
          </table:table-cell>
          <table:table-cell office:value-type="string" calcext:value-type="string">
            <text:p>kira bedeli</text:p>
          </table:table-cell>
          <table:table-cell/>
          <table:table-cell table:style-name="ce66" table:number-columns-repeated="2"/>
          <table:table-cell office:value-type="float" office:value="5600" calcext:value-type="float">
            <text:p>5.600,00</text:p>
          </table:table-cell>
          <table:table-cell/>
          <table:table-cell table:formula="of:=[.H24]+[.F23]-[.G23]" office:value-type="float" office:value="5600" calcext:value-type="float">
            <text:p>5.60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formula="of:=[.H25]+[.F24]-[.G24]" office:value-type="float" office:value="0" calcext:value-type="float">
            <text:p>0,00</text:p>
          </table:table-cell>
        </table:table-row>
        <table:table-row table:style-name="ro1">
          <table:table-cell table:style-name="ce66"/>
          <table:table-cell office:value-type="string" calcext:value-type="string">
            <text:p>nakit</text:p>
          </table:table-cell>
          <table:table-cell/>
          <table:table-cell table:style-name="ce66"/>
          <table:table-cell table:style-name="ce66" office:value-type="string" calcext:value-type="string">
            <text:p>ödendi</text:p>
          </table:table-cell>
          <table:table-cell/>
          <table:table-cell office:value-type="float" office:value="4000" calcext:value-type="float">
            <text:p>4.000,00</text:p>
          </table:table-cell>
          <table:table-cell table:formula="of:=[.H26]+[.F25]-[.G25]" office:value-type="float" office:value="0" calcext:value-type="float">
            <text:p>0,00</text:p>
          </table:table-cell>
        </table:table-row>
        <table:table-row table:style-name="ro1">
          <table:table-cell table:style-name="ce73" office:value-type="float" office:value="2015" calcext:value-type="float">
            <text:p>2015</text:p>
          </table:table-cell>
          <table:table-cell office:value-type="string" calcext:value-type="string">
            <text:p>kira bedeli</text:p>
          </table:table-cell>
          <table:table-cell/>
          <table:table-cell table:style-name="ce66" table:number-columns-repeated="2"/>
          <table:table-cell office:value-type="float" office:value="4000" calcext:value-type="float">
            <text:p>4.000,00</text:p>
          </table:table-cell>
          <table:table-cell/>
          <table:table-cell table:formula="of:=[.H27]+[.F26]-[.G26]" office:value-type="float" office:value="4000" calcext:value-type="float">
            <text:p>4.000,00</text:p>
          </table:table-cell>
        </table:table-row>
        <table:table-row table:style-name="ro1">
          <table:table-cell table:style-name="ce73" office:value-type="float" office:value="2014" calcext:value-type="float">
            <text:p>2014</text:p>
          </table:table-cell>
          <table:table-cell office:value-type="string" calcext:value-type="string">
            <text:p>boş</text:p>
          </table:table-cell>
          <table:table-cell/>
          <table:table-cell table:style-name="ce66" table:number-columns-repeated="2"/>
          <table:table-cell table:number-columns-repeated="2"/>
          <table:table-cell table:formula="of:=[.H28]+[.F27]-[.G27]" office:value-type="float" office:value="0" calcext:value-type="float">
            <text:p>0,00</text:p>
          </table:table-cell>
        </table:table-row>
        <table:table-row table:style-name="ro1">
          <table:table-cell table:style-name="ce73" office:value-type="float" office:value="2013" calcext:value-type="float">
            <text:p>2013</text:p>
          </table:table-cell>
          <table:table-cell office:value-type="string" calcext:value-type="string">
            <text:p>boş</text:p>
          </table:table-cell>
          <table:table-cell/>
          <table:table-cell table:style-name="ce66" table:number-columns-repeated="2"/>
          <table:table-cell table:number-columns-repeated="2"/>
          <table:table-cell table:formula="of:=[.H29]+[.F28]-[.G28]" office:value-type="float" office:value="0" calcext:value-type="float">
            <text:p>0,00</text:p>
          </table:table-cell>
        </table:table-row>
        <table:table-row table:style-name="ro1">
          <table:table-cell table:style-name="ce73"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/>
          <table:table-cell table:style-name="ce66" table:number-columns-repeated="2"/>
          <table:table-cell table:number-columns-repeated="2"/>
          <table:table-cell table:formula="of:=[.H30]+[.F29]-[.G29]" office:value-type="float" office:value="0" calcext:value-type="float">
            <text:p>0,00</text:p>
          </table:table-cell>
        </table:table-row>
        <table:table-row table:style-name="ro1">
          <table:table-cell table:style-name="ce73" office:value-type="float" office:value="2011" calcext:value-type="float">
            <text:p>2011</text:p>
          </table:table-cell>
          <table:table-cell office:value-type="string" calcext:value-type="string">
            <text:p>boş</text:p>
          </table:table-cell>
          <table:table-cell/>
          <table:table-cell table:style-name="ce66" table:number-columns-repeated="2"/>
          <table:table-cell table:number-columns-repeated="2"/>
          <table:table-cell table:formula="of:=[.H31]+[.F30]-[.G30]" office:value-type="float" office:value="0" calcext:value-type="float">
            <text:p>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1">
          <table:table-cell table:style-name="ce66"/>
          <table:table-cell table:style-name="ce9"/>
          <table:table-cell table:style-name="ce20"/>
          <table:table-cell table:style-name="ce66" table:number-columns-repeated="2"/>
          <table:table-cell table:number-columns-repeated="3"/>
        </table:table-row>
        <table:table-row table:style-name="ro1" table:number-rows-repeated="4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1">
          <table:table-cell table:style-name="ce66"/>
          <table:table-cell table:style-name="ce9"/>
          <table:table-cell table:style-name="ce20"/>
          <table:table-cell table:style-name="ce66" table:number-columns-repeated="2"/>
          <table:table-cell table:number-columns-repeated="3"/>
        </table:table-row>
        <table:table-row table:style-name="ro1">
          <table:table-cell table:style-name="ce66"/>
          <table:table-cell table:number-columns-repeated="2"/>
          <table:table-cell table:style-name="ce73" table:number-columns-repeated="2"/>
          <table:table-cell table:number-columns-repeated="3"/>
        </table:table-row>
        <table:table-row table:style-name="ro1" table:number-rows-repeated="2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1">
          <table:table-cell table:style-name="ce66"/>
          <table:table-cell table:number-columns-repeated="2"/>
          <table:table-cell table:style-name="ce73" table:number-columns-repeated="2"/>
          <table:table-cell table:number-columns-repeated="3"/>
        </table:table-row>
        <table:table-row table:style-name="ro1" table:number-rows-repeated="7">
          <table:table-cell table:style-name="ce66"/>
          <table:table-cell table:number-columns-repeated="2"/>
          <table:table-cell table:style-name="ce15"/>
          <table:table-cell table:style-name="ce73"/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Default"/>
          <table:table-cell table:style-name="ce15"/>
          <table:table-cell table:style-name="ce73"/>
          <table:table-cell table:number-columns-repeated="3"/>
        </table:table-row>
        <table:table-row table:style-name="ro1" table:number-rows-repeated="2">
          <table:table-cell table:style-name="ce66"/>
          <table:table-cell/>
          <table:table-cell table:style-name="Default"/>
          <table:table-cell table:style-name="ce15"/>
          <table:table-cell table:style-name="ce73"/>
          <table:table-cell table:number-columns-repeated="3"/>
        </table:table-row>
        <table:table-row table:style-name="ro1" table:number-rows-repeated="3">
          <table:table-cell table:style-name="ce66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Default"/>
          <table:table-cell table:style-name="ce66" table:number-columns-repeated="2"/>
          <table:table-cell/>
          <table:table-cell table:style-name="Default"/>
          <table:table-cell/>
        </table:table-row>
        <table:table-row table:style-name="ro1" table:number-rows-repeated="8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Hzr - Snyi" table:style-name="ta1">
        <table:table-column table:style-name="co28" table:default-cell-style-name="Default"/>
        <table:table-column table:style-name="co29" table:default-cell-style-name="Default"/>
        <table:table-column table:style-name="co30" table:default-cell-style-name="ce15"/>
        <table:table-column table:style-name="co28" table:number-columns-repeated="2" table:default-cell-style-name="Default"/>
        <table:table-column table:style-name="co28" table:number-columns-repeated="3" table:default-cell-style-name="ce15"/>
        <table:table-row table:style-name="ro4">
          <table:table-cell/>
          <table:table-cell table:style-name="ce130" office:value-type="string" calcext:value-type="string">
            <text:p>Hızarhane Depo</text:p>
          </table:table-cell>
          <table:table-cell table:number-columns-repeated="2"/>
          <table:table-cell table:style-name="ce71" office:value-type="string" calcext:value-type="string">
            <text:p>Toplam</text:p>
          </table:table-cell>
          <table:table-cell table:style-name="ce72" table:formula="of:=SUM([.F4:.F12])" office:value-type="float" office:value="21000" calcext:value-type="float">
            <text:p>21.000,00</text:p>
          </table:table-cell>
          <table:table-cell table:style-name="ce72" table:formula="of:=SUM([.G4:.G12])" office:value-type="float" office:value="21000" calcext:value-type="float">
            <text:p>21.000,00</text:p>
          </table:table-cell>
          <table:table-cell table:style-name="ce72" table:formula="of:=[.F1]-[.G1]" office:value-type="float" office:value="0" calcext:value-type="float">
            <text:p>0,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65" office:value-type="string" calcext:value-type="string">
            <text:p>Tarih</text:p>
          </table:table-cell>
          <table:table-cell table:style-name="ce65" office:value-type="string" calcext:value-type="string">
            <text:p>Açıklama</text:p>
          </table:table-cell>
          <table:table-cell table:style-name="ce59" office:value-type="string" calcext:value-type="string">
            <text:p>Artış %</text:p>
          </table:table-cell>
          <table:table-cell table:style-name="ce65" office:value-type="string" calcext:value-type="string">
            <text:p>Başlangıç</text:p>
          </table:table-cell>
          <table:table-cell table:style-name="ce65" office:value-type="string" calcext:value-type="string">
            <text:p>Bitiş</text:p>
          </table:table-cell>
          <table:table-cell table:style-name="ce59" office:value-type="string" calcext:value-type="string">
            <text:p>Kira bedeli</text:p>
          </table:table-cell>
          <table:table-cell table:style-name="ce59" office:value-type="string" calcext:value-type="string">
            <text:p>Ödeme</text:p>
          </table:table-cell>
          <table:table-cell table:style-name="ce59" office:value-type="string" calcext:value-type="string">
            <text:p>Bakiy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66"/>
          <table:table-cell office:value-type="string" calcext:value-type="string">
            <text:p>Doğuşun 380 tl borcuna karşılık hesap sıfırlandı</text:p>
          </table:table-cell>
          <table:table-cell/>
          <table:table-cell table:style-name="ce66" table:number-columns-repeated="2"/>
          <table:table-cell/>
          <table:table-cell office:value-type="float" office:value="250" calcext:value-type="float">
            <text:p>250,00</text:p>
          </table:table-cell>
          <table:table-cell/>
        </table:table-row>
        <table:table-row table:style-name="ro1">
          <table:table-cell table:style-name="ce66"/>
          <table:table-cell table:number-columns-repeated="2"/>
          <table:table-cell table:style-name="ce66"/>
          <table:table-cell table:style-name="ce131" office:value-type="string" calcext:value-type="string">
            <text:p>arsa satıldı</text:p>
          </table:table-cell>
          <table:table-cell table:number-columns-repeated="3"/>
        </table:table-row>
        <table:table-row table:style-name="ro1">
          <table:table-cell table:style-name="ce66"/>
          <table:table-cell table:number-columns-repeated="2"/>
          <table:table-cell table:style-name="ce66"/>
          <table:table-cell table:style-name="ce131" office:value-type="date" office:date-value="2018-03-31" calcext:value-type="date">
            <text:p>31.03.2018</text:p>
          </table:table-cell>
          <table:table-cell table:number-columns-repeated="3"/>
        </table:table-row>
        <table:table-row table:style-name="ro1">
          <table:table-cell table:style-name="ce66" office:value-type="date" office:date-value="2014-10-15" calcext:value-type="date">
            <text:p>15.10.2014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66" office:value-type="date" office:date-value="2014-10-15" calcext:value-type="date">
            <text:p>15.10.2014</text:p>
          </table:table-cell>
          <table:table-cell table:style-name="ce66" office:value-type="date" office:date-value="2015-10-14" calcext:value-type="date">
            <text:p>14.10.2015</text:p>
          </table:table-cell>
          <table:table-cell office:value-type="float" office:value="6000" calcext:value-type="float">
            <text:p>6.000,00</text:p>
          </table:table-cell>
          <table:table-cell office:value-type="float" office:value="5750" calcext:value-type="float">
            <text:p>5.750,00</text:p>
          </table:table-cell>
          <table:table-cell/>
        </table:table-row>
        <table:table-row table:style-name="ro1">
          <table:table-cell table:style-name="ce66" office:value-type="date" office:date-value="2013-10-15" calcext:value-type="date">
            <text:p>15.10.2013</text:p>
          </table:table-cell>
          <table:table-cell office:value-type="string" calcext:value-type="string">
            <text:p>Taha İnşaat Kira Bedeli</text:p>
          </table:table-cell>
          <table:table-cell table:style-name="ce20"/>
          <table:table-cell table:style-name="ce66" office:value-type="date" office:date-value="2013-10-15" calcext:value-type="date">
            <text:p>15.10.2013</text:p>
          </table:table-cell>
          <table:table-cell table:style-name="ce66" office:value-type="date" office:date-value="2014-10-14" calcext:value-type="date">
            <text:p>14.10.2014</text:p>
          </table:table-cell>
          <table:table-cell table:number-columns-repeated="2" office:value-type="float" office:value="5500" calcext:value-type="float">
            <text:p>5.500,00</text:p>
          </table:table-cell>
          <table:table-cell/>
        </table:table-row>
        <table:table-row table:style-name="ro1">
          <table:table-cell table:style-name="ce66" office:value-type="date" office:date-value="2012-11-06" calcext:value-type="date">
            <text:p>06.11.2012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66" office:value-type="date" office:date-value="2012-11-06" calcext:value-type="date">
            <text:p>06.11.2012</text:p>
          </table:table-cell>
          <table:table-cell table:style-name="ce66" office:value-type="date" office:date-value="2013-11-05" calcext:value-type="date">
            <text:p>05.11.2013</text:p>
          </table:table-cell>
          <table:table-cell table:number-columns-repeated="2" office:value-type="float" office:value="5000" calcext:value-type="float">
            <text:p>5.000,00</text:p>
          </table:table-cell>
          <table:table-cell/>
        </table:table-row>
        <table:table-row table:style-name="ro1">
          <table:table-cell table:style-name="ce66" office:value-type="date" office:date-value="2011-10-15" calcext:value-type="date">
            <text:p>15.10.2011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66" office:value-type="date" office:date-value="2011-10-15" calcext:value-type="date">
            <text:p>15.10.2011</text:p>
          </table:table-cell>
          <table:table-cell table:style-name="ce66" office:value-type="date" office:date-value="2012-10-14" calcext:value-type="date">
            <text:p>14.10.2012</text:p>
          </table:table-cell>
          <table:table-cell table:number-columns-repeated="2" office:value-type="float" office:value="4500" calcext:value-type="float">
            <text:p>4.500,00</text:p>
          </table:table-cell>
          <table:table-cell/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1">
          <table:table-cell table:number-columns-repeated="8"/>
        </table:table-row>
        <table:table-row table:style-name="ro2">
          <table:table-cell/>
          <table:table-cell table:style-name="ce1" office:value-type="string" calcext:value-type="string">
            <text:p>Sanayi Acenta</text:p>
          </table:table-cell>
          <table:table-cell table:number-columns-repeated="2"/>
          <table:table-cell table:style-name="ce71" office:value-type="string" calcext:value-type="string">
            <text:p>Toplam</text:p>
          </table:table-cell>
          <table:table-cell table:style-name="ce72" table:formula="of:=SUM([.F17:.F20])" office:value-type="float" office:value="34000" calcext:value-type="float">
            <text:p>34.000,00</text:p>
          </table:table-cell>
          <table:table-cell table:style-name="ce72" table:formula="of:=SUM([.G17:.G20])" office:value-type="float" office:value="34000" calcext:value-type="float">
            <text:p>34.000,00</text:p>
          </table:table-cell>
          <table:table-cell table:style-name="ce72" table:formula="of:=[.F14]-[.G14]" office:value-type="float" office:value="0" calcext:value-type="float">
            <text:p>0,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65" office:value-type="string" calcext:value-type="string">
            <text:p>Tarih</text:p>
          </table:table-cell>
          <table:table-cell table:style-name="ce65" office:value-type="string" calcext:value-type="string">
            <text:p>Açıklama</text:p>
          </table:table-cell>
          <table:table-cell table:style-name="ce59" office:value-type="string" calcext:value-type="string">
            <text:p>Artış %</text:p>
          </table:table-cell>
          <table:table-cell table:style-name="ce65" office:value-type="string" calcext:value-type="string">
            <text:p>Başlangıç</text:p>
          </table:table-cell>
          <table:table-cell table:style-name="ce65" office:value-type="string" calcext:value-type="string">
            <text:p>Bitiş</text:p>
          </table:table-cell>
          <table:table-cell table:style-name="ce59" office:value-type="string" calcext:value-type="string">
            <text:p>Kira bedeli</text:p>
          </table:table-cell>
          <table:table-cell table:style-name="ce59" office:value-type="string" calcext:value-type="string">
            <text:p>Ödeme</text:p>
          </table:table-cell>
          <table:table-cell table:style-name="ce59" office:value-type="string" calcext:value-type="string">
            <text:p>Bakiye</text:p>
          </table:table-cell>
        </table:table-row>
        <table:table-row table:style-name="ro1">
          <table:table-cell table:style-name="ce73" office:value-type="float" office:value="2014" calcext:value-type="float">
            <text:p>2014</text:p>
          </table:table-cell>
          <table:table-cell office:value-type="string" calcext:value-type="string">
            <text:p>dükkanlar satıldı</text:p>
          </table:table-cell>
          <table:table-cell/>
          <table:table-cell table:style-name="ce66" table:number-columns-repeated="2"/>
          <table:table-cell table:number-columns-repeated="2" office:value-type="float" office:value="10000" calcext:value-type="float">
            <text:p>10.000,00</text:p>
          </table:table-cell>
          <table:table-cell/>
        </table:table-row>
        <table:table-row table:style-name="ro1">
          <table:table-cell table:style-name="ce73" office:value-type="float" office:value="2013" calcext:value-type="float">
            <text:p>2013</text:p>
          </table:table-cell>
          <table:table-cell table:number-columns-repeated="2"/>
          <table:table-cell table:style-name="ce66" table:number-columns-repeated="2"/>
          <table:table-cell table:number-columns-repeated="2" office:value-type="float" office:value="8500" calcext:value-type="float">
            <text:p>8.500,00</text:p>
          </table:table-cell>
          <table:table-cell/>
        </table:table-row>
        <table:table-row table:style-name="ro1">
          <table:table-cell table:style-name="ce73" office:value-type="float" office:value="2012" calcext:value-type="float">
            <text:p>2012</text:p>
          </table:table-cell>
          <table:table-cell table:number-columns-repeated="2"/>
          <table:table-cell table:style-name="ce66" table:number-columns-repeated="2"/>
          <table:table-cell table:number-columns-repeated="2" office:value-type="float" office:value="8000" calcext:value-type="float">
            <text:p>8.000,00</text:p>
          </table:table-cell>
          <table:table-cell/>
        </table:table-row>
        <table:table-row table:style-name="ro1">
          <table:table-cell table:style-name="ce73" office:value-type="float" office:value="2011" calcext:value-type="float">
            <text:p>2011</text:p>
          </table:table-cell>
          <table:table-cell table:number-columns-repeated="2"/>
          <table:table-cell table:style-name="ce66" table:number-columns-repeated="2"/>
          <table:table-cell table:number-columns-repeated="2" office:value-type="float" office:value="7500" calcext:value-type="float">
            <text:p>7.500,00</text:p>
          </table:table-cell>
          <table:table-cell/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71"/>
          <table:table-cell table:style-name="ce72" table:number-columns-repeated="3"/>
        </table:table-row>
        <table:table-row table:style-name="ro4">
          <table:table-cell/>
          <table:table-cell table:style-name="ce130" office:value-type="string" calcext:value-type="string">
            <text:p>Hızarhane Yıkama</text:p>
          </table:table-cell>
          <table:table-cell table:number-columns-repeated="2"/>
          <table:table-cell table:style-name="ce71" office:value-type="string" calcext:value-type="string">
            <text:p>Toplam</text:p>
          </table:table-cell>
          <table:table-cell table:style-name="ce72" table:formula="of:=SUM([.F27:.F43])" office:value-type="float" office:value="62850" calcext:value-type="float">
            <text:p>62.850,00</text:p>
          </table:table-cell>
          <table:table-cell table:style-name="ce72" table:formula="of:=SUM([.G27:.G44])" office:value-type="float" office:value="62850" calcext:value-type="float">
            <text:p>62.850,00</text:p>
          </table:table-cell>
          <table:table-cell table:style-name="ce72" table:formula="of:=[.F24]-[.G24]" office:value-type="float" office:value="0" calcext:value-type="float">
            <text:p>0,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65" office:value-type="string" calcext:value-type="string">
            <text:p>Tarih</text:p>
          </table:table-cell>
          <table:table-cell table:style-name="ce65" office:value-type="string" calcext:value-type="string">
            <text:p>Açıklama</text:p>
          </table:table-cell>
          <table:table-cell table:style-name="ce59" office:value-type="string" calcext:value-type="string">
            <text:p>Artış %</text:p>
          </table:table-cell>
          <table:table-cell table:style-name="ce65" office:value-type="string" calcext:value-type="string">
            <text:p>Başlangıç</text:p>
          </table:table-cell>
          <table:table-cell table:style-name="ce65" office:value-type="string" calcext:value-type="string">
            <text:p>Bitiş</text:p>
          </table:table-cell>
          <table:table-cell table:style-name="ce59" office:value-type="string" calcext:value-type="string">
            <text:p>Kira bedeli</text:p>
          </table:table-cell>
          <table:table-cell table:style-name="ce59" office:value-type="string" calcext:value-type="string">
            <text:p>Ödeme</text:p>
          </table:table-cell>
          <table:table-cell table:style-name="ce59" office:value-type="string" calcext:value-type="string">
            <text:p>Bakiye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66"/>
          <table:table-cell office:value-type="string" calcext:value-type="string">
            <text:p>2018 kirası için 3000 TL ödedi</text:p>
          </table:table-cell>
          <table:table-cell table:number-columns-repeated="6"/>
        </table:table-row>
        <table:table-row table:style-name="ro1">
          <table:table-cell table:style-name="ce66"/>
          <table:table-cell office:value-type="string" calcext:value-type="string">
            <text:p>31-3 te arsa satıldı</text:p>
          </table:table-cell>
          <table:table-cell table:number-columns-repeated="6"/>
        </table:table-row>
        <table:table-row table:style-name="ro1">
          <table:table-cell table:style-name="ce66"/>
          <table:table-cell office:value-type="string" calcext:value-type="string">
            <text:p>1 aylık kira 1500 TL kira hesabına geçti</text:p>
          </table:table-cell>
          <table:table-cell table:number-columns-repeated="5"/>
          <table:table-cell table:formula="of:=+[.F31]-[.G31]" office:value-type="float" office:value="0" calcext:value-type="float">
            <text:p>0,00</text:p>
          </table:table-cell>
        </table:table-row>
        <table:table-row table:style-name="ro1">
          <table:table-cell table:style-name="ce66"/>
          <table:table-cell office:value-type="string" calcext:value-type="string">
            <text:p>Kalan 1500 TL arsayı alan yeşilyurtluyla</text:p>
          </table:table-cell>
          <table:table-cell/>
          <table:table-cell table:style-name="ce66" table:number-columns-repeated="2"/>
          <table:table-cell table:number-columns-repeated="2"/>
          <table:table-cell table:formula="of:=+[.F32]-[.G32]" office:value-type="float" office:value="0" calcext:value-type="float">
            <text:p>0,00</text:p>
          </table:table-cell>
        </table:table-row>
        <table:table-row table:style-name="ro1">
          <table:table-cell table:style-name="ce66"/>
          <table:table-cell office:value-type="string" calcext:value-type="string">
            <text:p><text:s/>hesaplaşıldı</text:p>
          </table:table-cell>
          <table:table-cell/>
          <table:table-cell table:style-name="ce66"/>
          <table:table-cell table:style-name="ce131" office:value-type="string" calcext:value-type="string">
            <text:p>arsa satıldı</text:p>
          </table:table-cell>
          <table:table-cell table:number-columns-repeated="2"/>
          <table:table-cell table:formula="of:=+[.F33]-[.G33]" office:value-type="float" office:value="0" calcext:value-type="float">
            <text:p>0,00</text:p>
          </table:table-cell>
        </table:table-row>
        <table:table-row table:style-name="ro1">
          <table:table-cell table:style-name="ce73" office:value-type="float" office:value="2018" calcext:value-type="float">
            <text:p>2018</text:p>
          </table:table-cell>
          <table:table-cell office:value-type="string" calcext:value-type="string">
            <text:p>Mehmet Geyraslı kira bedeli</text:p>
          </table:table-cell>
          <table:table-cell/>
          <table:table-cell table:style-name="ce66" office:value-type="date" office:date-value="2018-03-02" calcext:value-type="date">
            <text:p>02.03.2018</text:p>
          </table:table-cell>
          <table:table-cell table:style-name="ce131" office:value-type="date" office:date-value="2018-03-31" calcext:value-type="date">
            <text:p>31.03.2018</text:p>
          </table:table-cell>
          <table:table-cell table:number-columns-repeated="2" office:value-type="float" office:value="1500" calcext:value-type="float">
            <text:p>1.500,00</text:p>
          </table:table-cell>
          <table:table-cell table:formula="of:=+[.F34]-[.G34]" office:value-type="float" office:value="0" calcext:value-type="float">
            <text:p>0,00</text:p>
          </table:table-cell>
        </table:table-row>
        <table:table-row table:style-name="ro1">
          <table:table-cell table:style-name="ce73" office:value-type="float" office:value="2017" calcext:value-type="float">
            <text:p>2017</text:p>
          </table:table-cell>
          <table:table-cell office:value-type="string" calcext:value-type="string">
            <text:p>Mehmet Geyraslı kira bedeli</text:p>
          </table:table-cell>
          <table:table-cell/>
          <table:table-cell table:style-name="ce66" office:value-type="date" office:date-value="2017-03-02" calcext:value-type="date">
            <text:p>02.03.2017</text:p>
          </table:table-cell>
          <table:table-cell table:style-name="ce66" office:value-type="date" office:date-value="2018-03-01" calcext:value-type="date">
            <text:p>01.03.2018</text:p>
          </table:table-cell>
          <table:table-cell table:number-columns-repeated="2" office:value-type="float" office:value="15400" calcext:value-type="float">
            <text:p>15.400,00</text:p>
          </table:table-cell>
          <table:table-cell table:formula="of:=+[.F35]-[.G35]" office:value-type="float" office:value="0" calcext:value-type="float">
            <text:p>0,00</text:p>
          </table:table-cell>
        </table:table-row>
        <table:table-row table:style-name="ro1">
          <table:table-cell table:style-name="ce66"/>
          <table:table-cell office:value-type="string" calcext:value-type="string">
            <text:p>Mehmet Geyraslı kira bedeli</text:p>
          </table:table-cell>
          <table:table-cell/>
          <table:table-cell table:style-name="ce66" office:value-type="date" office:date-value="2016-03-02" calcext:value-type="date">
            <text:p>02.03.2016</text:p>
          </table:table-cell>
          <table:table-cell table:style-name="ce66" office:value-type="date" office:date-value="2017-03-01" calcext:value-type="date">
            <text:p>01.03.2017</text:p>
          </table:table-cell>
          <table:table-cell table:number-columns-repeated="2" office:value-type="float" office:value="13000" calcext:value-type="float">
            <text:p>13.000,00</text:p>
          </table:table-cell>
          <table:table-cell table:formula="of:=+[.F36]-[.G36]" office:value-type="float" office:value="0" calcext:value-type="float">
            <text:p>0,00</text:p>
          </table:table-cell>
        </table:table-row>
        <table:table-row table:style-name="ro1">
          <table:table-cell table:style-name="ce73" office:value-type="float" office:value="2016" calcext:value-type="float">
            <text:p>2016</text:p>
          </table:table-cell>
          <table:table-cell office:value-type="string" calcext:value-type="string">
            <text:p>İndirim 14000-1000=13000 tl</text:p>
          </table:table-cell>
          <table:table-cell/>
          <table:table-cell table:style-name="ce66" table:number-columns-repeated="2"/>
          <table:table-cell table:number-columns-repeated="3"/>
        </table:table-row>
        <table:table-row table:style-name="ro1">
          <table:table-cell table:style-name="ce73" office:value-type="float" office:value="2014" calcext:value-type="float">
            <text:p>2014</text:p>
          </table:table-cell>
          <table:table-cell office:value-type="string" calcext:value-type="string">
            <text:p>harundan ödeme</text:p>
          </table:table-cell>
          <table:table-cell/>
          <table:table-cell table:style-name="ce66" table:number-columns-repeated="2"/>
          <table:table-cell table:number-columns-repeated="2" office:value-type="float" office:value="9350" calcext:value-type="float">
            <text:p>9.350,00</text:p>
          </table:table-cell>
          <table:table-cell/>
        </table:table-row>
        <table:table-row table:style-name="ro1">
          <table:table-cell table:style-name="ce73" office:value-type="float" office:value="2013" calcext:value-type="float">
            <text:p>2013</text:p>
          </table:table-cell>
          <table:table-cell office:value-type="string" calcext:value-type="string">
            <text:p>harundan ödeme</text:p>
          </table:table-cell>
          <table:table-cell/>
          <table:table-cell table:style-name="ce66" table:number-columns-repeated="2"/>
          <table:table-cell table:number-columns-repeated="2" office:value-type="float" office:value="8500" calcext:value-type="float">
            <text:p>8.500,00</text:p>
          </table:table-cell>
          <table:table-cell/>
        </table:table-row>
        <table:table-row table:style-name="ro1">
          <table:table-cell table:style-name="ce73" office:value-type="float" office:value="2012" calcext:value-type="float">
            <text:p>2012</text:p>
          </table:table-cell>
          <table:table-cell office:value-type="string" calcext:value-type="string">
            <text:p>harundan ödeme</text:p>
          </table:table-cell>
          <table:table-cell/>
          <table:table-cell table:style-name="ce66" table:number-columns-repeated="2"/>
          <table:table-cell table:number-columns-repeated="2" office:value-type="float" office:value="7900" calcext:value-type="float">
            <text:p>7.900,00</text:p>
          </table:table-cell>
          <table:table-cell/>
        </table:table-row>
        <table:table-row table:style-name="ro1">
          <table:table-cell table:style-name="ce73" office:value-type="float" office:value="2011" calcext:value-type="float">
            <text:p>2011</text:p>
          </table:table-cell>
          <table:table-cell office:value-type="string" calcext:value-type="string">
            <text:p>harundan ödeme</text:p>
          </table:table-cell>
          <table:table-cell/>
          <table:table-cell table:style-name="ce66" table:number-columns-repeated="2"/>
          <table:table-cell table:number-columns-repeated="2" office:value-type="float" office:value="7200" calcext:value-type="float">
            <text:p>7.200,00</text:p>
          </table:table-cell>
          <table:table-cell/>
        </table:table-row>
        <table:table-row table:style-name="ro1" table:number-rows-repeated="3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3"/>
        </table:table-row>
        <table:table-row table:style-name="ro1" table:number-rows-repeated="104853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ELANİK" table:style-name="ta1">
        <table:table-column table:style-name="co4" table:default-cell-style-name="ce188"/>
        <table:table-column table:style-name="co36" table:default-cell-style-name="ce188"/>
        <table:table-column table:style-name="co37" table:default-cell-style-name="ce188"/>
        <table:table-column table:style-name="co38" table:default-cell-style-name="ce188"/>
        <table:table-column table:style-name="co39" table:default-cell-style-name="ce188"/>
        <table:table-column table:style-name="co40" table:default-cell-style-name="ce188"/>
        <table:table-column table:style-name="co15" table:number-columns-repeated="977" table:default-cell-style-name="ce188"/>
        <table:table-row table:style-name="ro2">
          <table:table-cell table:style-name="ce348"/>
          <table:table-cell table:style-name="ce373" office:value-type="string" calcext:value-type="string">
            <text:p>SELANİK DOĞUŞ 2007-2019 HESAPLARI</text:p>
          </table:table-cell>
          <table:table-cell table:style-name="ce383" table:number-columns-repeated="4"/>
          <table:table-cell table:style-name="ce348"/>
          <table:table-cell table:number-columns-repeated="976"/>
        </table:table-row>
        <table:table-row table:style-name="ro3">
          <table:table-cell table:style-name="ce348"/>
          <table:table-cell table:style-name="ce374"/>
          <table:table-cell table:style-name="ce383" table:number-columns-repeated="4"/>
          <table:table-cell table:style-name="ce348"/>
          <table:table-cell table:number-columns-repeated="976"/>
        </table:table-row>
        <table:table-row table:style-name="ro3">
          <table:table-cell table:style-name="ce348"/>
          <table:table-cell table:style-name="ce374"/>
          <table:table-cell table:style-name="ce383" office:value-type="string" calcext:value-type="string">
            <text:p>SELANİK </text:p>
          </table:table-cell>
          <table:table-cell table:style-name="ce383" table:number-columns-repeated="3"/>
          <table:table-cell table:style-name="ce348"/>
          <table:table-cell table:number-columns-repeated="976"/>
        </table:table-row>
        <table:table-row table:style-name="ro3">
          <table:table-cell table:style-name="ce349"/>
          <table:table-cell table:style-name="ce375"/>
          <table:table-cell table:style-name="ce391" office:value-type="string" calcext:value-type="string">
            <text:p>SAN-Ö</text:p>
          </table:table-cell>
          <table:table-cell table:style-name="ce391" office:value-type="string" calcext:value-type="string">
            <text:p>DĞŞ-Ö</text:p>
          </table:table-cell>
          <table:table-cell table:style-name="ce391"/>
          <table:table-cell table:style-name="ce391" office:value-type="string" calcext:value-type="string">
            <text:p>BAKİYE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 office:value-type="float" office:value="2007" calcext:value-type="float">
            <text:p>2007</text:p>
          </table:table-cell>
          <table:table-cell table:style-name="ce375" office:value-type="string" calcext:value-type="string">
            <text:p>DEVİR DOĞUŞ ALACAKLI</text:p>
          </table:table-cell>
          <table:table-cell table:style-name="ce392"/>
          <table:table-cell table:style-name="ce392" office:value-type="float" office:value="39929" calcext:value-type="float">
            <text:p>39.929,00</text:p>
          </table:table-cell>
          <table:table-cell table:style-name="ce392"/>
          <table:table-cell table:style-name="ce392" table:formula="of:=[.D5]" office:value-type="float" office:value="39929" calcext:value-type="float">
            <text:p>39.929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 office:value-type="string" calcext:value-type="string">
            <text:p>7 AY</text:p>
          </table:table-cell>
          <table:table-cell table:style-name="ce375" office:value-type="string" calcext:value-type="string">
            <text:p>STPŞ-KDV</text:p>
          </table:table-cell>
          <table:table-cell table:style-name="ce392" office:value-type="float" office:value="211" calcext:value-type="float">
            <text:p>211,00</text:p>
          </table:table-cell>
          <table:table-cell table:style-name="ce392" table:number-columns-repeated="2"/>
          <table:table-cell table:style-name="ce392" table:formula="of:=[.F5]-[.C6]+[.D6]" office:value-type="float" office:value="39718" calcext:value-type="float">
            <text:p>39.718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/>
          <table:table-cell table:style-name="ce375" office:value-type="string" calcext:value-type="string">
            <text:p>ALİ <text:s/>ELDEN</text:p>
          </table:table-cell>
          <table:table-cell table:style-name="ce392" office:value-type="float" office:value="3750" calcext:value-type="float">
            <text:p>3.750,00</text:p>
          </table:table-cell>
          <table:table-cell table:style-name="ce392" table:number-columns-repeated="2"/>
          <table:table-cell table:style-name="ce392" table:formula="of:=[.F6]-[.C7]+[.D7]" office:value-type="float" office:value="35968" calcext:value-type="float">
            <text:p>35.968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/>
          <table:table-cell table:style-name="ce375" office:value-type="string" calcext:value-type="string">
            <text:p>NAKLİYE</text:p>
          </table:table-cell>
          <table:table-cell table:style-name="ce392"/>
          <table:table-cell table:style-name="ce392" office:value-type="float" office:value="25" calcext:value-type="float">
            <text:p>25,00</text:p>
          </table:table-cell>
          <table:table-cell table:style-name="ce392"/>
          <table:table-cell table:style-name="ce392" table:formula="of:=[.F7]-[.C8]+[.D8]" office:value-type="float" office:value="35993" calcext:value-type="float">
            <text:p>35.993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 office:value-type="string" calcext:value-type="string">
            <text:p>8 AY</text:p>
          </table:table-cell>
          <table:table-cell table:style-name="ce375" office:value-type="string" calcext:value-type="string">
            <text:p>İŞ KREDİ</text:p>
          </table:table-cell>
          <table:table-cell table:style-name="ce392"/>
          <table:table-cell table:style-name="ce392" office:value-type="float" office:value="4303" calcext:value-type="float">
            <text:p>4.303,00</text:p>
          </table:table-cell>
          <table:table-cell table:style-name="ce392"/>
          <table:table-cell table:style-name="ce392" table:formula="of:=[.F8]-[.C9]+[.D9]" office:value-type="float" office:value="40296" calcext:value-type="float">
            <text:p>40.296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/>
          <table:table-cell table:style-name="ce375" office:value-type="string" calcext:value-type="string">
            <text:p>ALİ <text:s/>ELDEN</text:p>
          </table:table-cell>
          <table:table-cell table:style-name="ce392" office:value-type="float" office:value="1900" calcext:value-type="float">
            <text:p>1.900,00</text:p>
          </table:table-cell>
          <table:table-cell table:style-name="ce392" table:number-columns-repeated="2"/>
          <table:table-cell table:style-name="ce392" table:formula="of:=[.F9]-[.C10]+[.D10]" office:value-type="float" office:value="38396" calcext:value-type="float">
            <text:p>38.396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/>
          <table:table-cell table:style-name="ce375" office:value-type="string" calcext:value-type="string">
            <text:p>MALZEME</text:p>
          </table:table-cell>
          <table:table-cell table:style-name="ce392"/>
          <table:table-cell table:style-name="ce392" office:value-type="float" office:value="1139" calcext:value-type="float">
            <text:p>1.139,00</text:p>
          </table:table-cell>
          <table:table-cell table:style-name="ce392"/>
          <table:table-cell table:style-name="ce392" table:formula="of:=[.F10]-[.C11]+[.D11]" office:value-type="float" office:value="39535" calcext:value-type="float">
            <text:p>39.535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/>
          <table:table-cell table:style-name="ce375" office:value-type="string" calcext:value-type="string">
            <text:p>ALİ BANKAMATİK</text:p>
          </table:table-cell>
          <table:table-cell table:style-name="ce392" office:value-type="float" office:value="200" calcext:value-type="float">
            <text:p>200,00</text:p>
          </table:table-cell>
          <table:table-cell table:style-name="ce392" table:number-columns-repeated="2"/>
          <table:table-cell table:style-name="ce392" table:formula="of:=[.F11]-[.C12]+[.D12]" office:value-type="float" office:value="39335" calcext:value-type="float">
            <text:p>39.335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/>
          <table:table-cell table:style-name="ce375" office:value-type="string" calcext:value-type="string">
            <text:p>BEL SU</text:p>
          </table:table-cell>
          <table:table-cell table:style-name="ce392" office:value-type="float" office:value="955" calcext:value-type="float">
            <text:p>955,00</text:p>
          </table:table-cell>
          <table:table-cell table:style-name="ce392" table:number-columns-repeated="2"/>
          <table:table-cell table:style-name="ce392" table:formula="of:=[.F12]-[.C13]+[.D13]" office:value-type="float" office:value="38380" calcext:value-type="float">
            <text:p>38.380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/>
          <table:table-cell table:style-name="ce375" office:value-type="string" calcext:value-type="string">
            <text:p>MALZEME</text:p>
          </table:table-cell>
          <table:table-cell table:style-name="ce392"/>
          <table:table-cell table:style-name="ce392" office:value-type="float" office:value="136" calcext:value-type="float">
            <text:p>136,00</text:p>
          </table:table-cell>
          <table:table-cell table:style-name="ce392"/>
          <table:table-cell table:style-name="ce392" table:formula="of:=[.F13]-[.C14]+[.D14]" office:value-type="float" office:value="38516" calcext:value-type="float">
            <text:p>38.516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/>
          <table:table-cell table:style-name="ce375" office:value-type="string" calcext:value-type="string">
            <text:p>ATİLA EL</text:p>
          </table:table-cell>
          <table:table-cell table:style-name="ce392" office:value-type="float" office:value="4500" calcext:value-type="float">
            <text:p>4.500,00</text:p>
          </table:table-cell>
          <table:table-cell table:style-name="ce392" table:number-columns-repeated="2"/>
          <table:table-cell table:style-name="ce392" table:formula="of:=[.F14]-[.C15]+[.D15]" office:value-type="float" office:value="34016" calcext:value-type="float">
            <text:p>34.016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/>
          <table:table-cell table:style-name="ce375" office:value-type="string" calcext:value-type="string">
            <text:p>MUSTAF GÜNEŞ</text:p>
          </table:table-cell>
          <table:table-cell table:style-name="ce392"/>
          <table:table-cell table:style-name="ce392" office:value-type="float" office:value="50" calcext:value-type="float">
            <text:p>50,00</text:p>
          </table:table-cell>
          <table:table-cell table:style-name="ce392"/>
          <table:table-cell table:style-name="ce392" table:formula="of:=[.F15]-[.C16]+[.D16]" office:value-type="float" office:value="34066" calcext:value-type="float">
            <text:p>34.066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/>
          <table:table-cell table:style-name="ce375" office:value-type="string" calcext:value-type="string">
            <text:p>İŞ KREDİ</text:p>
          </table:table-cell>
          <table:table-cell table:style-name="ce392"/>
          <table:table-cell table:style-name="ce392" office:value-type="float" office:value="4301" calcext:value-type="float">
            <text:p>4.301,00</text:p>
          </table:table-cell>
          <table:table-cell table:style-name="ce392"/>
          <table:table-cell table:style-name="ce392" table:formula="of:=[.F16]-[.C17]+[.D17]" office:value-type="float" office:value="38367" calcext:value-type="float">
            <text:p>38.367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/>
          <table:table-cell table:style-name="ce375" office:value-type="string" calcext:value-type="string">
            <text:p>STPŞ-KDV</text:p>
          </table:table-cell>
          <table:table-cell table:style-name="ce392" office:value-type="float" office:value="68" calcext:value-type="float">
            <text:p>68,00</text:p>
          </table:table-cell>
          <table:table-cell table:style-name="ce392" table:number-columns-repeated="2"/>
          <table:table-cell table:style-name="ce392" table:formula="of:=[.F17]-[.C18]+[.D18]" office:value-type="float" office:value="38299" calcext:value-type="float">
            <text:p>38.299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/>
          <table:table-cell table:style-name="ce375" office:value-type="string" calcext:value-type="string">
            <text:p>STPŞ-KDV</text:p>
          </table:table-cell>
          <table:table-cell table:style-name="ce392" office:value-type="float" office:value="168" calcext:value-type="float">
            <text:p>168,00</text:p>
          </table:table-cell>
          <table:table-cell table:style-name="ce392" table:number-columns-repeated="2"/>
          <table:table-cell table:style-name="ce392" table:formula="of:=[.F18]-[.C19]+[.D19]" office:value-type="float" office:value="38131" calcext:value-type="float">
            <text:p>38.131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 office:value-type="string" calcext:value-type="string">
            <text:p>9 AY</text:p>
          </table:table-cell>
          <table:table-cell table:style-name="ce375" office:value-type="string" calcext:value-type="string">
            <text:p>MALZEME</text:p>
          </table:table-cell>
          <table:table-cell table:style-name="ce392"/>
          <table:table-cell table:style-name="ce392" office:value-type="float" office:value="1720" calcext:value-type="float">
            <text:p>1.720,00</text:p>
          </table:table-cell>
          <table:table-cell table:style-name="ce392"/>
          <table:table-cell table:style-name="ce392" table:formula="of:=[.F19]-[.C20]+[.D20]" office:value-type="float" office:value="39851" calcext:value-type="float">
            <text:p>39.851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/>
          <table:table-cell table:style-name="ce375" office:value-type="string" calcext:value-type="string">
            <text:p>MUSTAF GÜNEŞ</text:p>
          </table:table-cell>
          <table:table-cell table:style-name="ce392"/>
          <table:table-cell table:style-name="ce392" office:value-type="float" office:value="100" calcext:value-type="float">
            <text:p>100,00</text:p>
          </table:table-cell>
          <table:table-cell table:style-name="ce392"/>
          <table:table-cell table:style-name="ce392" table:formula="of:=[.F20]-[.C21]+[.D21]" office:value-type="float" office:value="39951" calcext:value-type="float">
            <text:p>39.951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/>
          <table:table-cell table:style-name="ce375" office:value-type="string" calcext:value-type="string">
            <text:p>DURSUN AĞCA</text:p>
          </table:table-cell>
          <table:table-cell table:style-name="ce392" office:value-type="float" office:value="120" calcext:value-type="float">
            <text:p>120,00</text:p>
          </table:table-cell>
          <table:table-cell table:style-name="ce392" table:number-columns-repeated="2"/>
          <table:table-cell table:style-name="ce392" table:formula="of:=[.F21]-[.C22]+[.D22]" office:value-type="float" office:value="39831" calcext:value-type="float">
            <text:p>39.831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/>
          <table:table-cell table:style-name="ce375" office:value-type="string" calcext:value-type="string">
            <text:p>BEDESTE KK</text:p>
          </table:table-cell>
          <table:table-cell table:style-name="ce392" office:value-type="float" office:value="350" calcext:value-type="float">
            <text:p>350,00</text:p>
          </table:table-cell>
          <table:table-cell table:style-name="ce392" table:number-columns-repeated="2"/>
          <table:table-cell table:style-name="ce392" table:formula="of:=[.F22]-[.C23]+[.D23]" office:value-type="float" office:value="39481" calcext:value-type="float">
            <text:p>39.481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/>
          <table:table-cell table:style-name="ce375" office:value-type="string" calcext:value-type="string">
            <text:p>İZOCAM</text:p>
          </table:table-cell>
          <table:table-cell table:style-name="ce392" office:value-type="float" office:value="1050" calcext:value-type="float">
            <text:p>1.050,00</text:p>
          </table:table-cell>
          <table:table-cell table:style-name="ce392" table:number-columns-repeated="2"/>
          <table:table-cell table:style-name="ce392" table:formula="of:=[.F23]-[.C24]+[.D24]" office:value-type="float" office:value="38431" calcext:value-type="float">
            <text:p>38.431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/>
          <table:table-cell table:style-name="ce375" office:value-type="string" calcext:value-type="string">
            <text:p>M. BALCI</text:p>
          </table:table-cell>
          <table:table-cell table:style-name="ce392" office:value-type="float" office:value="1000" calcext:value-type="float">
            <text:p>1.000,00</text:p>
          </table:table-cell>
          <table:table-cell table:style-name="ce392" table:number-columns-repeated="2"/>
          <table:table-cell table:style-name="ce392" table:formula="of:=[.F24]-[.C25]+[.D25]" office:value-type="float" office:value="37431" calcext:value-type="float">
            <text:p>37.431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/>
          <table:table-cell table:style-name="ce375" office:value-type="string" calcext:value-type="string">
            <text:p>LATİFOĞLU</text:p>
          </table:table-cell>
          <table:table-cell table:style-name="ce392" office:value-type="float" office:value="100" calcext:value-type="float">
            <text:p>100,00</text:p>
          </table:table-cell>
          <table:table-cell table:style-name="ce392" table:number-columns-repeated="2"/>
          <table:table-cell table:style-name="ce392" table:formula="of:=[.F25]-[.C26]+[.D26]" office:value-type="float" office:value="37331" calcext:value-type="float">
            <text:p>37.331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/>
          <table:table-cell table:style-name="ce375" office:value-type="string" calcext:value-type="string">
            <text:p>MESUT ERYİĞİYT</text:p>
          </table:table-cell>
          <table:table-cell table:style-name="ce392" office:value-type="float" office:value="5" calcext:value-type="float">
            <text:p>5,00</text:p>
          </table:table-cell>
          <table:table-cell table:style-name="ce392" table:number-columns-repeated="2"/>
          <table:table-cell table:style-name="ce392" table:formula="of:=[.F26]-[.C27]+[.D27]" office:value-type="float" office:value="37326" calcext:value-type="float">
            <text:p>37.326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 office:value-type="string" calcext:value-type="string">
            <text:p>10 AY</text:p>
          </table:table-cell>
          <table:table-cell table:style-name="ce375" office:value-type="string" calcext:value-type="string">
            <text:p>MLZ</text:p>
          </table:table-cell>
          <table:table-cell table:style-name="ce392"/>
          <table:table-cell table:style-name="ce392" office:value-type="float" office:value="309" calcext:value-type="float">
            <text:p>309,00</text:p>
          </table:table-cell>
          <table:table-cell table:style-name="ce392"/>
          <table:table-cell table:style-name="ce392" table:formula="of:=[.F27]-[.C28]+[.D28]" office:value-type="float" office:value="37635" calcext:value-type="float">
            <text:p>37.635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/>
          <table:table-cell table:style-name="ce375" office:value-type="string" calcext:value-type="string">
            <text:p>STPŞ-KDV</text:p>
          </table:table-cell>
          <table:table-cell table:style-name="ce392" office:value-type="float" office:value="67" calcext:value-type="float">
            <text:p>67,00</text:p>
          </table:table-cell>
          <table:table-cell table:style-name="ce392" table:number-columns-repeated="2"/>
          <table:table-cell table:style-name="ce392" table:formula="of:=[.F28]-[.C29]+[.D29]" office:value-type="float" office:value="37568" calcext:value-type="float">
            <text:p>37.568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 office:value-type="string" calcext:value-type="string">
            <text:p>5 AY</text:p>
          </table:table-cell>
          <table:table-cell table:style-name="ce375" office:value-type="string" calcext:value-type="string">
            <text:p>HAKAN CEK</text:p>
          </table:table-cell>
          <table:table-cell table:style-name="ce392" office:value-type="float" office:value="3000" calcext:value-type="float">
            <text:p>3.000,00</text:p>
          </table:table-cell>
          <table:table-cell table:style-name="ce392" table:number-columns-repeated="2"/>
          <table:table-cell table:style-name="ce392" table:formula="of:=[.F29]-[.C30]+[.D30]" office:value-type="float" office:value="34568" calcext:value-type="float">
            <text:p>34.568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 office:value-type="string" calcext:value-type="string">
            <text:p>6 AY</text:p>
          </table:table-cell>
          <table:table-cell table:style-name="ce375" office:value-type="string" calcext:value-type="string">
            <text:p>HAKAN CEK</text:p>
          </table:table-cell>
          <table:table-cell table:style-name="ce392" office:value-type="float" office:value="4000" calcext:value-type="float">
            <text:p>4.000,00</text:p>
          </table:table-cell>
          <table:table-cell table:style-name="ce392" table:number-columns-repeated="2"/>
          <table:table-cell table:style-name="ce392" table:formula="of:=[.F30]-[.C31]+[.D31]" office:value-type="float" office:value="30568" calcext:value-type="float">
            <text:p>30.568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 office:value-type="string" calcext:value-type="string">
            <text:p>7 AY</text:p>
          </table:table-cell>
          <table:table-cell table:style-name="ce375" office:value-type="string" calcext:value-type="string">
            <text:p>HAKAN CEK</text:p>
          </table:table-cell>
          <table:table-cell table:style-name="ce392" office:value-type="float" office:value="4000" calcext:value-type="float">
            <text:p>4.000,00</text:p>
          </table:table-cell>
          <table:table-cell table:style-name="ce392" table:number-columns-repeated="2"/>
          <table:table-cell table:style-name="ce392" table:formula="of:=[.F31]-[.C32]+[.D32]" office:value-type="float" office:value="26568" calcext:value-type="float">
            <text:p>26.568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 office:value-type="string" calcext:value-type="string">
            <text:p>8 AY</text:p>
          </table:table-cell>
          <table:table-cell table:style-name="ce375" office:value-type="string" calcext:value-type="string">
            <text:p>HAKAN CEK</text:p>
          </table:table-cell>
          <table:table-cell table:style-name="ce392" office:value-type="float" office:value="4000" calcext:value-type="float">
            <text:p>4.000,00</text:p>
          </table:table-cell>
          <table:table-cell table:style-name="ce392" table:number-columns-repeated="2"/>
          <table:table-cell table:style-name="ce392" table:formula="of:=[.F32]-[.C33]+[.D33]" office:value-type="float" office:value="22568" calcext:value-type="float">
            <text:p>22.568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/>
          <table:table-cell table:style-name="ce375" office:value-type="string" calcext:value-type="string">
            <text:p>KÖMEC MUZAFER</text:p>
          </table:table-cell>
          <table:table-cell table:style-name="ce392" office:value-type="float" office:value="400" calcext:value-type="float">
            <text:p>400,00</text:p>
          </table:table-cell>
          <table:table-cell table:style-name="ce392" table:number-columns-repeated="2"/>
          <table:table-cell table:style-name="ce392" table:formula="of:=[.F33]-[.C34]+[.D34]" office:value-type="float" office:value="22168" calcext:value-type="float">
            <text:p>22.168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/>
          <table:table-cell table:style-name="ce375" office:value-type="string" calcext:value-type="string">
            <text:p>BEDESTE KK</text:p>
          </table:table-cell>
          <table:table-cell table:style-name="ce392" office:value-type="float" office:value="350" calcext:value-type="float">
            <text:p>350,00</text:p>
          </table:table-cell>
          <table:table-cell table:style-name="ce392" table:number-columns-repeated="2"/>
          <table:table-cell table:style-name="ce392" table:formula="of:=[.F34]-[.C35]+[.D35]" office:value-type="float" office:value="21818" calcext:value-type="float">
            <text:p>21.818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/>
          <table:table-cell table:style-name="ce375" office:value-type="string" calcext:value-type="string">
            <text:p>BEDESTE KK</text:p>
          </table:table-cell>
          <table:table-cell table:style-name="ce392" office:value-type="float" office:value="250" calcext:value-type="float">
            <text:p>250,00</text:p>
          </table:table-cell>
          <table:table-cell table:style-name="ce392" table:number-columns-repeated="2"/>
          <table:table-cell table:style-name="ce392" table:formula="of:=[.F35]-[.C36]+[.D36]" office:value-type="float" office:value="21568" calcext:value-type="float">
            <text:p>21.568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/>
          <table:table-cell table:style-name="ce375" office:value-type="string" calcext:value-type="string">
            <text:p>SSK</text:p>
          </table:table-cell>
          <table:table-cell table:style-name="ce392" office:value-type="float" office:value="224" calcext:value-type="float">
            <text:p>224,00</text:p>
          </table:table-cell>
          <table:table-cell table:style-name="ce392" table:number-columns-repeated="2"/>
          <table:table-cell table:style-name="ce392" table:formula="of:=[.F36]-[.C37]+[.D37]" office:value-type="float" office:value="21344" calcext:value-type="float">
            <text:p>21.344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 office:value-type="string" calcext:value-type="string">
            <text:p>11 AY</text:p>
          </table:table-cell>
          <table:table-cell table:style-name="ce375" office:value-type="string" calcext:value-type="string">
            <text:p>STPŞ-KDV</text:p>
          </table:table-cell>
          <table:table-cell table:style-name="ce392" office:value-type="float" office:value="137" calcext:value-type="float">
            <text:p>137,00</text:p>
          </table:table-cell>
          <table:table-cell table:style-name="ce392" table:number-columns-repeated="2"/>
          <table:table-cell table:style-name="ce392" table:formula="of:=[.F37]-[.C38]+[.D38]" office:value-type="float" office:value="21207" calcext:value-type="float">
            <text:p>21.207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/>
          <table:table-cell table:style-name="ce375" office:value-type="string" calcext:value-type="string">
            <text:p>CİVATA</text:p>
          </table:table-cell>
          <table:table-cell table:style-name="ce392" office:value-type="float" office:value="70" calcext:value-type="float">
            <text:p>70,00</text:p>
          </table:table-cell>
          <table:table-cell table:style-name="ce392" table:number-columns-repeated="2"/>
          <table:table-cell table:style-name="ce392" table:formula="of:=[.F38]-[.C39]+[.D39]" office:value-type="float" office:value="21137" calcext:value-type="float">
            <text:p>21.137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/>
          <table:table-cell table:style-name="ce375" office:value-type="string" calcext:value-type="string">
            <text:p>BEDESTE KK</text:p>
          </table:table-cell>
          <table:table-cell table:style-name="ce392" office:value-type="float" office:value="150" calcext:value-type="float">
            <text:p>150,00</text:p>
          </table:table-cell>
          <table:table-cell table:style-name="ce392" table:number-columns-repeated="2"/>
          <table:table-cell table:style-name="ce392" table:formula="of:=[.F39]-[.C40]+[.D40]" office:value-type="float" office:value="20987" calcext:value-type="float">
            <text:p>20.987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/>
          <table:table-cell table:style-name="ce375" office:value-type="string" calcext:value-type="string">
            <text:p>MALZ</text:p>
          </table:table-cell>
          <table:table-cell table:style-name="ce392"/>
          <table:table-cell table:style-name="ce392" office:value-type="float" office:value="112" calcext:value-type="float">
            <text:p>112,00</text:p>
          </table:table-cell>
          <table:table-cell table:style-name="ce392"/>
          <table:table-cell table:style-name="ce392" table:formula="of:=[.F40]-[.C41]+[.D41]" office:value-type="float" office:value="21099" calcext:value-type="float">
            <text:p>21.099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 office:value-type="float" office:value="2008" calcext:value-type="float">
            <text:p>2008</text:p>
          </table:table-cell>
          <table:table-cell table:style-name="ce375" office:value-type="string" calcext:value-type="string">
            <text:p>MURAT</text:p>
          </table:table-cell>
          <table:table-cell table:style-name="ce392"/>
          <table:table-cell table:style-name="ce392" office:value-type="float" office:value="26" calcext:value-type="float">
            <text:p>26,00</text:p>
          </table:table-cell>
          <table:table-cell table:style-name="ce392"/>
          <table:table-cell table:style-name="ce392" table:formula="of:=[.F41]-[.C42]+[.D42]" office:value-type="float" office:value="21125" calcext:value-type="float">
            <text:p>21.125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/>
          <table:table-cell table:style-name="ce375" office:value-type="string" calcext:value-type="string">
            <text:p>NECMİ HOCA</text:p>
          </table:table-cell>
          <table:table-cell table:style-name="ce392" office:value-type="float" office:value="230" calcext:value-type="float">
            <text:p>230,00</text:p>
          </table:table-cell>
          <table:table-cell table:style-name="ce392" table:number-columns-repeated="2"/>
          <table:table-cell table:style-name="ce392" table:formula="of:=[.F42]-[.C43]+[.D43]" office:value-type="float" office:value="20895" calcext:value-type="float">
            <text:p>20.895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/>
          <table:table-cell table:style-name="ce375" office:value-type="string" calcext:value-type="string">
            <text:p>MALZ</text:p>
          </table:table-cell>
          <table:table-cell table:style-name="ce392"/>
          <table:table-cell table:style-name="ce392" office:value-type="float" office:value="127" calcext:value-type="float">
            <text:p>127,00</text:p>
          </table:table-cell>
          <table:table-cell table:style-name="ce392"/>
          <table:table-cell table:style-name="ce392" table:formula="of:=[.F43]-[.C44]+[.D44]" office:value-type="float" office:value="21022" calcext:value-type="float">
            <text:p>21.022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 office:value-type="string" calcext:value-type="string">
            <text:p>1 AY</text:p>
          </table:table-cell>
          <table:table-cell table:style-name="ce375" office:value-type="string" calcext:value-type="string">
            <text:p>STPŞ-KDV</text:p>
          </table:table-cell>
          <table:table-cell table:style-name="ce392" office:value-type="float" office:value="874" calcext:value-type="float">
            <text:p>874,00</text:p>
          </table:table-cell>
          <table:table-cell table:style-name="ce392" table:number-columns-repeated="2"/>
          <table:table-cell table:style-name="ce392" table:formula="of:=[.F44]-[.C45]+[.D45]" office:value-type="float" office:value="20148" calcext:value-type="float">
            <text:p>20.148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/>
          <table:table-cell table:style-name="ce375" office:value-type="string" calcext:value-type="string">
            <text:p>STPŞ-KDV</text:p>
          </table:table-cell>
          <table:table-cell table:style-name="ce392" office:value-type="float" office:value="270" calcext:value-type="float">
            <text:p>270,00</text:p>
          </table:table-cell>
          <table:table-cell table:style-name="ce392" table:number-columns-repeated="2"/>
          <table:table-cell table:style-name="ce392" table:formula="of:=[.F45]-[.C46]+[.D46]" office:value-type="float" office:value="19878" calcext:value-type="float">
            <text:p>19.878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/>
          <table:table-cell table:style-name="ce375" office:value-type="string" calcext:value-type="string">
            <text:p>İZOCAM</text:p>
          </table:table-cell>
          <table:table-cell table:style-name="ce392"/>
          <table:table-cell table:style-name="ce392" office:value-type="float" office:value="50" calcext:value-type="float">
            <text:p>50,00</text:p>
          </table:table-cell>
          <table:table-cell table:style-name="ce392"/>
          <table:table-cell table:style-name="ce392" table:formula="of:=[.F46]-[.C47]+[.D47]" office:value-type="float" office:value="19928" calcext:value-type="float">
            <text:p>19.928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/>
          <table:table-cell table:style-name="ce375" office:value-type="string" calcext:value-type="string">
            <text:p>STPŞ-KDV</text:p>
          </table:table-cell>
          <table:table-cell table:style-name="ce392" office:value-type="float" office:value="70" calcext:value-type="float">
            <text:p>70,00</text:p>
          </table:table-cell>
          <table:table-cell table:style-name="ce392" table:number-columns-repeated="2"/>
          <table:table-cell table:style-name="ce392" table:formula="of:=[.F47]-[.C48]+[.D48]" office:value-type="float" office:value="19858" calcext:value-type="float">
            <text:p>19.858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 office:value-type="string" calcext:value-type="string">
            <text:p>2 AY</text:p>
          </table:table-cell>
          <table:table-cell table:style-name="ce375" office:value-type="string" calcext:value-type="string">
            <text:p>STPŞ-KDV</text:p>
          </table:table-cell>
          <table:table-cell table:style-name="ce392" office:value-type="float" office:value="149" calcext:value-type="float">
            <text:p>149,00</text:p>
          </table:table-cell>
          <table:table-cell table:style-name="ce392" table:number-columns-repeated="2"/>
          <table:table-cell table:style-name="ce392" table:formula="of:=[.F48]-[.C49]+[.D49]" office:value-type="float" office:value="19709" calcext:value-type="float">
            <text:p>19.709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/>
          <table:table-cell table:style-name="ce375" office:value-type="string" calcext:value-type="string">
            <text:p>ELEK ŞÜKRÜ</text:p>
          </table:table-cell>
          <table:table-cell table:style-name="ce392"/>
          <table:table-cell table:style-name="ce392" office:value-type="float" office:value="130" calcext:value-type="float">
            <text:p>130,00</text:p>
          </table:table-cell>
          <table:table-cell table:style-name="ce392"/>
          <table:table-cell table:style-name="ce392" table:formula="of:=[.F49]-[.C50]+[.D50]" office:value-type="float" office:value="19839" calcext:value-type="float">
            <text:p>19.839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/>
          <table:table-cell table:style-name="ce375" office:value-type="string" calcext:value-type="string">
            <text:p>TÜRKİYELİ</text:p>
          </table:table-cell>
          <table:table-cell table:style-name="ce392"/>
          <table:table-cell table:style-name="ce392" office:value-type="float" office:value="231" calcext:value-type="float">
            <text:p>231,00</text:p>
          </table:table-cell>
          <table:table-cell table:style-name="ce392"/>
          <table:table-cell table:style-name="ce392" table:formula="of:=[.F50]-[.C51]+[.D51]" office:value-type="float" office:value="20070" calcext:value-type="float">
            <text:p>20.070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/>
          <table:table-cell table:style-name="ce375" office:value-type="string" calcext:value-type="string">
            <text:p>ECZ ÖZLEM</text:p>
          </table:table-cell>
          <table:table-cell table:style-name="ce392" office:value-type="float" office:value="528" calcext:value-type="float">
            <text:p>528,00</text:p>
          </table:table-cell>
          <table:table-cell table:style-name="ce392" table:number-columns-repeated="2"/>
          <table:table-cell table:style-name="ce392" table:formula="of:=[.F51]-[.C52]+[.D52]" office:value-type="float" office:value="19542" calcext:value-type="float">
            <text:p>19.542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/>
          <table:table-cell table:style-name="ce375" office:value-type="string" calcext:value-type="string">
            <text:p>ALCI NAK</text:p>
          </table:table-cell>
          <table:table-cell table:style-name="ce392" office:value-type="float" office:value="450" calcext:value-type="float">
            <text:p>450,00</text:p>
          </table:table-cell>
          <table:table-cell table:style-name="ce392" table:number-columns-repeated="2"/>
          <table:table-cell table:style-name="ce392" table:formula="of:=[.F52]-[.C53]+[.D53]" office:value-type="float" office:value="19092" calcext:value-type="float">
            <text:p>19.092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 office:value-type="string" calcext:value-type="string">
            <text:p>3 AY</text:p>
          </table:table-cell>
          <table:table-cell table:style-name="ce375" office:value-type="string" calcext:value-type="string">
            <text:p>STPŞ-KDV</text:p>
          </table:table-cell>
          <table:table-cell table:style-name="ce392" office:value-type="float" office:value="153" calcext:value-type="float">
            <text:p>153,00</text:p>
          </table:table-cell>
          <table:table-cell table:style-name="ce392" table:number-columns-repeated="2"/>
          <table:table-cell table:style-name="ce392" table:formula="of:=[.F53]-[.C54]+[.D54]" office:value-type="float" office:value="18939" calcext:value-type="float">
            <text:p>18.939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/>
          <table:table-cell table:style-name="ce375" office:value-type="string" calcext:value-type="string">
            <text:p>BOYACI FİKRİ</text:p>
          </table:table-cell>
          <table:table-cell table:style-name="ce392" office:value-type="float" office:value="250" calcext:value-type="float">
            <text:p>250,00</text:p>
          </table:table-cell>
          <table:table-cell table:style-name="ce392" table:number-columns-repeated="2"/>
          <table:table-cell table:style-name="ce392" table:formula="of:=[.F54]-[.C55]+[.D55]" office:value-type="float" office:value="18689" calcext:value-type="float">
            <text:p>18.689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 office:value-type="string" calcext:value-type="string">
            <text:p>4 AY</text:p>
          </table:table-cell>
          <table:table-cell table:style-name="ce375" office:value-type="string" calcext:value-type="string">
            <text:p>PER SSK</text:p>
          </table:table-cell>
          <table:table-cell table:style-name="ce392" office:value-type="float" office:value="233" calcext:value-type="float">
            <text:p>233,00</text:p>
          </table:table-cell>
          <table:table-cell table:style-name="ce392" table:number-columns-repeated="2"/>
          <table:table-cell table:style-name="ce392" table:formula="of:=[.F55]-[.C56]+[.D56]" office:value-type="float" office:value="18456" calcext:value-type="float">
            <text:p>18.456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/>
          <table:table-cell table:style-name="ce375" office:value-type="string" calcext:value-type="string">
            <text:p>MART MALZEME</text:p>
          </table:table-cell>
          <table:table-cell table:style-name="ce392"/>
          <table:table-cell table:style-name="ce392" office:value-type="float" office:value="236" calcext:value-type="float">
            <text:p>236,00</text:p>
          </table:table-cell>
          <table:table-cell table:style-name="ce392"/>
          <table:table-cell table:style-name="ce392" table:formula="of:=[.F56]-[.C57]+[.D57]" office:value-type="float" office:value="18692" calcext:value-type="float">
            <text:p>18.692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/>
          <table:table-cell table:style-name="ce375" office:value-type="string" calcext:value-type="string">
            <text:p>NİSAN MALZZEME</text:p>
          </table:table-cell>
          <table:table-cell table:style-name="ce392"/>
          <table:table-cell table:style-name="ce392" office:value-type="float" office:value="339" calcext:value-type="float">
            <text:p>339,00</text:p>
          </table:table-cell>
          <table:table-cell table:style-name="ce392"/>
          <table:table-cell table:style-name="ce392" table:formula="of:=[.F57]-[.C58]+[.D58]" office:value-type="float" office:value="19031" calcext:value-type="float">
            <text:p>19.031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/>
          <table:table-cell table:style-name="ce375" office:value-type="string" calcext:value-type="string">
            <text:p>İŞ KREDİ</text:p>
          </table:table-cell>
          <table:table-cell table:style-name="ce392"/>
          <table:table-cell table:style-name="ce392" office:value-type="float" office:value="1103" calcext:value-type="float">
            <text:p>1.103,00</text:p>
          </table:table-cell>
          <table:table-cell table:style-name="ce392"/>
          <table:table-cell table:style-name="ce392" table:formula="of:=[.F58]-[.C59]+[.D59]" office:value-type="float" office:value="20134" calcext:value-type="float">
            <text:p>20.134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/>
          <table:table-cell table:style-name="ce375" office:value-type="string" calcext:value-type="string">
            <text:p>ZİRAT</text:p>
          </table:table-cell>
          <table:table-cell table:style-name="ce392"/>
          <table:table-cell table:style-name="ce392" office:value-type="float" office:value="306" calcext:value-type="float">
            <text:p>306,00</text:p>
          </table:table-cell>
          <table:table-cell table:style-name="ce392"/>
          <table:table-cell table:style-name="ce392" table:formula="of:=[.F59]-[.C60]+[.D60]" office:value-type="float" office:value="20440" calcext:value-type="float">
            <text:p>20.440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/>
          <table:table-cell table:style-name="ce375" office:value-type="string" calcext:value-type="string">
            <text:p>YAKUP HOCA</text:p>
          </table:table-cell>
          <table:table-cell table:style-name="ce392" office:value-type="float" office:value="200" calcext:value-type="float">
            <text:p>200,00</text:p>
          </table:table-cell>
          <table:table-cell table:style-name="ce392" table:number-columns-repeated="2"/>
          <table:table-cell table:style-name="ce392" table:formula="of:=[.F60]-[.C61]+[.D61]" office:value-type="float" office:value="20240" calcext:value-type="float">
            <text:p>20.240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 office:value-type="string" calcext:value-type="string">
            <text:p>6 AY</text:p>
          </table:table-cell>
          <table:table-cell table:style-name="ce375" office:value-type="string" calcext:value-type="string">
            <text:p>YEŞİLYURT KK</text:p>
          </table:table-cell>
          <table:table-cell table:style-name="ce392" office:value-type="float" office:value="2000" calcext:value-type="float">
            <text:p>2.000,00</text:p>
          </table:table-cell>
          <table:table-cell table:style-name="ce392" table:number-columns-repeated="2"/>
          <table:table-cell table:style-name="ce392" table:formula="of:=[.F61]-[.C62]+[.D62]" office:value-type="float" office:value="18240" calcext:value-type="float">
            <text:p>18.240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/>
          <table:table-cell table:style-name="ce375" office:value-type="string" calcext:value-type="string">
            <text:p>EBE</text:p>
          </table:table-cell>
          <table:table-cell table:style-name="ce392" office:value-type="float" office:value="1000" calcext:value-type="float">
            <text:p>1.000,00</text:p>
          </table:table-cell>
          <table:table-cell table:style-name="ce392" table:number-columns-repeated="2"/>
          <table:table-cell table:style-name="ce392" table:formula="of:=[.F62]-[.C63]+[.D63]" office:value-type="float" office:value="17240" calcext:value-type="float">
            <text:p>17.240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/>
          <table:table-cell table:style-name="ce375" office:value-type="string" calcext:value-type="string">
            <text:p>CETİN KK</text:p>
          </table:table-cell>
          <table:table-cell table:style-name="ce392"/>
          <table:table-cell table:style-name="ce392" office:value-type="float" office:value="150" calcext:value-type="float">
            <text:p>150,00</text:p>
          </table:table-cell>
          <table:table-cell table:style-name="ce392"/>
          <table:table-cell table:style-name="ce392" table:formula="of:=[.F63]-[.C64]+[.D64]" office:value-type="float" office:value="17390" calcext:value-type="float">
            <text:p>17.390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/>
          <table:table-cell table:style-name="ce375" office:value-type="string" calcext:value-type="string">
            <text:p>KEMAL KK</text:p>
          </table:table-cell>
          <table:table-cell table:style-name="ce392"/>
          <table:table-cell table:style-name="ce392" office:value-type="float" office:value="100" calcext:value-type="float">
            <text:p>100,00</text:p>
          </table:table-cell>
          <table:table-cell table:style-name="ce392"/>
          <table:table-cell table:style-name="ce392" table:formula="of:=[.F64]-[.C65]+[.D65]" office:value-type="float" office:value="17490" calcext:value-type="float">
            <text:p>17.490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 office:value-type="string" calcext:value-type="string">
            <text:p>6 AY</text:p>
          </table:table-cell>
          <table:table-cell table:style-name="ce375" office:value-type="string" calcext:value-type="string">
            <text:p>DİŞCİ KK</text:p>
          </table:table-cell>
          <table:table-cell table:style-name="ce392" office:value-type="float" office:value="500" calcext:value-type="float">
            <text:p>500,00</text:p>
          </table:table-cell>
          <table:table-cell table:style-name="ce392" table:number-columns-repeated="2"/>
          <table:table-cell table:style-name="ce392" table:formula="of:=[.F65]-[.C66]+[.D66]" office:value-type="float" office:value="16990" calcext:value-type="float">
            <text:p>16.990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/>
          <table:table-cell table:style-name="ce375" office:value-type="string" calcext:value-type="string">
            <text:p>NURULLAH MERMER</text:p>
          </table:table-cell>
          <table:table-cell table:style-name="ce392" office:value-type="float" office:value="100" calcext:value-type="float">
            <text:p>100,00</text:p>
          </table:table-cell>
          <table:table-cell table:style-name="ce392" table:number-columns-repeated="2"/>
          <table:table-cell table:style-name="ce392" table:formula="of:=[.F66]-[.C67]+[.D67]" office:value-type="float" office:value="16890" calcext:value-type="float">
            <text:p>16.890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/>
          <table:table-cell table:style-name="ce375" office:value-type="string" calcext:value-type="string">
            <text:p>HURDACI</text:p>
          </table:table-cell>
          <table:table-cell table:style-name="ce392" office:value-type="float" office:value="1400" calcext:value-type="float">
            <text:p>1.400,00</text:p>
          </table:table-cell>
          <table:table-cell table:style-name="ce392" table:number-columns-repeated="2"/>
          <table:table-cell table:style-name="ce392" table:formula="of:=[.F67]-[.C68]+[.D68]" office:value-type="float" office:value="15490" calcext:value-type="float">
            <text:p>15.490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/>
          <table:table-cell table:style-name="ce375" office:value-type="string" calcext:value-type="string">
            <text:p>ELDİVEN</text:p>
          </table:table-cell>
          <table:table-cell table:style-name="ce392"/>
          <table:table-cell table:style-name="ce392" office:value-type="float" office:value="40" calcext:value-type="float">
            <text:p>40,00</text:p>
          </table:table-cell>
          <table:table-cell table:style-name="ce392"/>
          <table:table-cell table:style-name="ce392" table:formula="of:=[.F68]-[.C69]+[.D69]" office:value-type="float" office:value="15530" calcext:value-type="float">
            <text:p>15.530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/>
          <table:table-cell table:style-name="ce375" office:value-type="string" calcext:value-type="string">
            <text:p>ELDİVEN</text:p>
          </table:table-cell>
          <table:table-cell table:style-name="ce392"/>
          <table:table-cell table:style-name="ce392" office:value-type="float" office:value="50" calcext:value-type="float">
            <text:p>50,00</text:p>
          </table:table-cell>
          <table:table-cell table:style-name="ce392"/>
          <table:table-cell table:style-name="ce392" table:formula="of:=[.F69]-[.C70]+[.D70]" office:value-type="float" office:value="15580" calcext:value-type="float">
            <text:p>15.580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/>
          <table:table-cell table:style-name="ce375" office:value-type="string" calcext:value-type="string">
            <text:p>MURAT BATARYA</text:p>
          </table:table-cell>
          <table:table-cell table:style-name="ce392"/>
          <table:table-cell table:style-name="ce392" office:value-type="float" office:value="35" calcext:value-type="float">
            <text:p>35,00</text:p>
          </table:table-cell>
          <table:table-cell table:style-name="ce392"/>
          <table:table-cell table:style-name="ce392" table:formula="of:=[.F70]-[.C71]+[.D71]" office:value-type="float" office:value="15615" calcext:value-type="float">
            <text:p>15.615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 office:value-type="string" calcext:value-type="string">
            <text:p>8 AY</text:p>
          </table:table-cell>
          <table:table-cell table:style-name="ce375" office:value-type="string" calcext:value-type="string">
            <text:p>İŞ KREDİ</text:p>
          </table:table-cell>
          <table:table-cell table:style-name="ce392"/>
          <table:table-cell table:style-name="ce392" office:value-type="float" office:value="4301" calcext:value-type="float">
            <text:p>4.301,00</text:p>
          </table:table-cell>
          <table:table-cell table:style-name="ce392"/>
          <table:table-cell table:style-name="ce392" table:formula="of:=[.F71]-[.C72]+[.D72]" office:value-type="float" office:value="19916" calcext:value-type="float">
            <text:p>19.916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/>
          <table:table-cell table:style-name="ce375" office:value-type="string" calcext:value-type="string">
            <text:p>ELDEN</text:p>
          </table:table-cell>
          <table:table-cell table:style-name="ce392"/>
          <table:table-cell table:style-name="ce392" office:value-type="float" office:value="1000" calcext:value-type="float">
            <text:p>1.000,00</text:p>
          </table:table-cell>
          <table:table-cell table:style-name="ce392"/>
          <table:table-cell table:style-name="ce392" table:formula="of:=[.F72]-[.C73]+[.D73]" office:value-type="float" office:value="20916" calcext:value-type="float">
            <text:p>20.916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/>
          <table:table-cell table:style-name="ce375" office:value-type="string" calcext:value-type="string">
            <text:p>MALZEME</text:p>
          </table:table-cell>
          <table:table-cell table:style-name="ce392"/>
          <table:table-cell table:style-name="ce392" office:value-type="float" office:value="27" calcext:value-type="float">
            <text:p>27,00</text:p>
          </table:table-cell>
          <table:table-cell table:style-name="ce392"/>
          <table:table-cell table:style-name="ce392" table:formula="of:=[.F73]-[.C74]+[.D74]" office:value-type="float" office:value="20943" calcext:value-type="float">
            <text:p>20.943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 office:value-type="string" calcext:value-type="string">
            <text:p>7 AY</text:p>
          </table:table-cell>
          <table:table-cell table:style-name="ce375" office:value-type="string" calcext:value-type="string">
            <text:p>STPŞ-KDV</text:p>
          </table:table-cell>
          <table:table-cell table:style-name="ce392" office:value-type="float" office:value="358" calcext:value-type="float">
            <text:p>358,00</text:p>
          </table:table-cell>
          <table:table-cell table:style-name="ce392" table:number-columns-repeated="2"/>
          <table:table-cell table:style-name="ce392" table:formula="of:=[.F74]-[.C75]+[.D75]" office:value-type="float" office:value="20585" calcext:value-type="float">
            <text:p>20.585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/>
          <table:table-cell table:style-name="ce375" office:value-type="string" calcext:value-type="string">
            <text:p>ALİ ELDEN</text:p>
          </table:table-cell>
          <table:table-cell table:style-name="ce392"/>
          <table:table-cell table:style-name="ce392" office:value-type="float" office:value="2000" calcext:value-type="float">
            <text:p>2.000,00</text:p>
          </table:table-cell>
          <table:table-cell table:style-name="ce392"/>
          <table:table-cell table:style-name="ce392" table:formula="of:=[.F75]-[.C76]+[.D76]" office:value-type="float" office:value="22585" calcext:value-type="float">
            <text:p>22.585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 office:value-type="string" calcext:value-type="string">
            <text:p>8 AY</text:p>
          </table:table-cell>
          <table:table-cell table:style-name="ce375" office:value-type="string" calcext:value-type="string">
            <text:p>ALİ ELDEN</text:p>
          </table:table-cell>
          <table:table-cell table:style-name="ce392" office:value-type="float" office:value="7300" calcext:value-type="float">
            <text:p>7.300,00</text:p>
          </table:table-cell>
          <table:table-cell table:style-name="ce392" table:number-columns-repeated="2"/>
          <table:table-cell table:style-name="ce392" table:formula="of:=[.F76]-[.C77]+[.D77]" office:value-type="float" office:value="15285" calcext:value-type="float">
            <text:p>15.285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/>
          <table:table-cell table:style-name="ce375" office:value-type="string" calcext:value-type="string">
            <text:p>HURDACI</text:p>
          </table:table-cell>
          <table:table-cell table:style-name="ce392"/>
          <table:table-cell table:style-name="ce392" office:value-type="float" office:value="55" calcext:value-type="float">
            <text:p>55,00</text:p>
          </table:table-cell>
          <table:table-cell table:style-name="ce392"/>
          <table:table-cell table:style-name="ce392" table:formula="of:=[.F77]-[.C78]+[.D78]" office:value-type="float" office:value="15340" calcext:value-type="float">
            <text:p>15.340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/>
          <table:table-cell table:style-name="ce375" office:value-type="string" calcext:value-type="string">
            <text:p>BAH DOĞU BOYACI</text:p>
          </table:table-cell>
          <table:table-cell table:style-name="ce392"/>
          <table:table-cell table:style-name="ce392" office:value-type="float" office:value="300" calcext:value-type="float">
            <text:p>300,00</text:p>
          </table:table-cell>
          <table:table-cell table:style-name="ce392"/>
          <table:table-cell table:style-name="ce392" table:formula="of:=[.F78]-[.C79]+[.D79]" office:value-type="float" office:value="15640" calcext:value-type="float">
            <text:p>15.640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/>
          <table:table-cell table:style-name="ce375" office:value-type="string" calcext:value-type="string">
            <text:p>KK</text:p>
          </table:table-cell>
          <table:table-cell table:style-name="ce392" office:value-type="float" office:value="750" calcext:value-type="float">
            <text:p>750,00</text:p>
          </table:table-cell>
          <table:table-cell table:style-name="ce392" table:number-columns-repeated="2"/>
          <table:table-cell table:style-name="ce392" table:formula="of:=[.F79]-[.C80]+[.D80]" office:value-type="float" office:value="14890" calcext:value-type="float">
            <text:p>14.890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/>
          <table:table-cell table:style-name="ce375" office:value-type="string" calcext:value-type="string">
            <text:p>BAHATTİN DOĞU</text:p>
          </table:table-cell>
          <table:table-cell table:style-name="ce392"/>
          <table:table-cell table:style-name="ce392" office:value-type="float" office:value="871" calcext:value-type="float">
            <text:p>871,00</text:p>
          </table:table-cell>
          <table:table-cell table:style-name="ce392"/>
          <table:table-cell table:style-name="ce392" table:formula="of:=[.F80]-[.C81]+[.D81]" office:value-type="float" office:value="15761" calcext:value-type="float">
            <text:p>15.761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 office:value-type="string" calcext:value-type="string">
            <text:p>10 AY</text:p>
          </table:table-cell>
          <table:table-cell table:style-name="ce375" office:value-type="string" calcext:value-type="string">
            <text:p>STPŞ-KDV</text:p>
          </table:table-cell>
          <table:table-cell table:style-name="ce392"/>
          <table:table-cell table:style-name="ce392" office:value-type="float" office:value="122" calcext:value-type="float">
            <text:p>122,00</text:p>
          </table:table-cell>
          <table:table-cell table:style-name="ce392"/>
          <table:table-cell table:style-name="ce392" table:formula="of:=[.F81]-[.C82]+[.D82]" office:value-type="float" office:value="15883" calcext:value-type="float">
            <text:p>15.883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/>
          <table:table-cell table:style-name="ce375" office:value-type="string" calcext:value-type="string">
            <text:p>HÜSEYİN COBANOĞ</text:p>
          </table:table-cell>
          <table:table-cell table:style-name="ce392"/>
          <table:table-cell table:style-name="ce392" office:value-type="float" office:value="300" calcext:value-type="float">
            <text:p>300,00</text:p>
          </table:table-cell>
          <table:table-cell table:style-name="ce392"/>
          <table:table-cell table:style-name="ce392" table:formula="of:=[.F82]-[.C83]+[.D83]" office:value-type="float" office:value="16183" calcext:value-type="float">
            <text:p>16.183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/>
          <table:table-cell table:style-name="ce375" office:value-type="string" calcext:value-type="string">
            <text:p>NUH MALZ</text:p>
          </table:table-cell>
          <table:table-cell table:style-name="ce392"/>
          <table:table-cell table:style-name="ce392" office:value-type="float" office:value="1080" calcext:value-type="float">
            <text:p>1.080,00</text:p>
          </table:table-cell>
          <table:table-cell table:style-name="ce392"/>
          <table:table-cell table:style-name="ce392" table:formula="of:=[.F83]-[.C84]+[.D84]" office:value-type="float" office:value="17263" calcext:value-type="float">
            <text:p>17.263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/>
          <table:table-cell table:style-name="ce375" office:value-type="string" calcext:value-type="string">
            <text:p>NACİ</text:p>
          </table:table-cell>
          <table:table-cell table:style-name="ce392"/>
          <table:table-cell table:style-name="ce392" office:value-type="float" office:value="40" calcext:value-type="float">
            <text:p>40,00</text:p>
          </table:table-cell>
          <table:table-cell table:style-name="ce392"/>
          <table:table-cell table:style-name="ce392" table:formula="of:=[.F84]-[.C85]+[.D85]" office:value-type="float" office:value="17303" calcext:value-type="float">
            <text:p>17.303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/>
          <table:table-cell table:style-name="ce375" office:value-type="string" calcext:value-type="string">
            <text:p>ALİ İŞ</text:p>
          </table:table-cell>
          <table:table-cell table:style-name="ce392"/>
          <table:table-cell table:style-name="ce392" office:value-type="float" office:value="600" calcext:value-type="float">
            <text:p>600,00</text:p>
          </table:table-cell>
          <table:table-cell table:style-name="ce392"/>
          <table:table-cell table:style-name="ce392" table:formula="of:=[.F85]-[.C86]+[.D86]" office:value-type="float" office:value="17903" calcext:value-type="float">
            <text:p>17.903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/>
          <table:table-cell table:style-name="ce376"/>
          <table:table-cell table:style-name="ce392"/>
          <table:table-cell table:style-name="ce392" office:value-type="float" office:value="67" calcext:value-type="float">
            <text:p>67,00</text:p>
          </table:table-cell>
          <table:table-cell table:style-name="ce392"/>
          <table:table-cell table:style-name="ce392" table:formula="of:=[.F86]-[.C87]+[.D87]" office:value-type="float" office:value="17970" calcext:value-type="float">
            <text:p>17.970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/>
          <table:table-cell table:style-name="ce375" office:value-type="string" calcext:value-type="string">
            <text:p>MALZEME</text:p>
          </table:table-cell>
          <table:table-cell table:style-name="ce392"/>
          <table:table-cell table:style-name="ce392" office:value-type="float" office:value="848" calcext:value-type="float">
            <text:p>848,00</text:p>
          </table:table-cell>
          <table:table-cell table:style-name="ce392"/>
          <table:table-cell table:style-name="ce392" table:formula="of:=[.F87]-[.C88]+[.D88]" office:value-type="float" office:value="18818" calcext:value-type="float">
            <text:p>18.818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 office:value-type="string" calcext:value-type="string">
            <text:p>2 AY</text:p>
          </table:table-cell>
          <table:table-cell table:style-name="ce375" office:value-type="string" calcext:value-type="string">
            <text:p>İŞ ALINAN</text:p>
          </table:table-cell>
          <table:table-cell table:style-name="ce392"/>
          <table:table-cell table:style-name="ce392" office:value-type="float" office:value="100" calcext:value-type="float">
            <text:p>100,00</text:p>
          </table:table-cell>
          <table:table-cell table:style-name="ce392"/>
          <table:table-cell table:style-name="ce392" table:formula="of:=[.F88]-[.C89]+[.D89]" office:value-type="float" office:value="18918" calcext:value-type="float">
            <text:p>18.918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/>
          <table:table-cell table:style-name="ce375" office:value-type="string" calcext:value-type="string">
            <text:p>MALZME</text:p>
          </table:table-cell>
          <table:table-cell table:style-name="ce392"/>
          <table:table-cell table:style-name="ce392" office:value-type="float" office:value="331" calcext:value-type="float">
            <text:p>331,00</text:p>
          </table:table-cell>
          <table:table-cell table:style-name="ce392"/>
          <table:table-cell table:style-name="ce392" table:formula="of:=[.F89]-[.C90]+[.D90]" office:value-type="float" office:value="19249" calcext:value-type="float">
            <text:p>19.249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 office:value-type="string" calcext:value-type="string">
            <text:p>4 AY</text:p>
          </table:table-cell>
          <table:table-cell table:style-name="ce375" office:value-type="string" calcext:value-type="string">
            <text:p>KK</text:p>
          </table:table-cell>
          <table:table-cell table:style-name="ce392" office:value-type="float" office:value="2000" calcext:value-type="float">
            <text:p>2.000,00</text:p>
          </table:table-cell>
          <table:table-cell table:style-name="ce392" table:number-columns-repeated="2"/>
          <table:table-cell table:style-name="ce392" table:formula="of:=[.F90]-[.C91]+[.D91]" office:value-type="float" office:value="17249" calcext:value-type="float">
            <text:p>17.249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/>
          <table:table-cell table:style-name="ce375" office:value-type="string" calcext:value-type="string">
            <text:p>STPŞ-KDV</text:p>
          </table:table-cell>
          <table:table-cell table:style-name="ce392" office:value-type="float" office:value="74" calcext:value-type="float">
            <text:p>74,00</text:p>
          </table:table-cell>
          <table:table-cell table:style-name="ce392" table:number-columns-repeated="2"/>
          <table:table-cell table:style-name="ce392" table:formula="of:=[.F91]-[.C92]+[.D92]" office:value-type="float" office:value="17175" calcext:value-type="float">
            <text:p>17.175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/>
          <table:table-cell table:style-name="ce375" office:value-type="string" calcext:value-type="string">
            <text:p>STPŞ-KDV</text:p>
          </table:table-cell>
          <table:table-cell table:style-name="ce392" office:value-type="float" office:value="118" calcext:value-type="float">
            <text:p>118,00</text:p>
          </table:table-cell>
          <table:table-cell table:style-name="ce392" table:number-columns-repeated="2"/>
          <table:table-cell table:style-name="ce392" table:formula="of:=[.F92]-[.C93]+[.D93]" office:value-type="float" office:value="17057" calcext:value-type="float">
            <text:p>17.057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/>
          <table:table-cell table:style-name="ce375" office:value-type="string" calcext:value-type="string">
            <text:p>DAMĞA</text:p>
          </table:table-cell>
          <table:table-cell table:style-name="ce392" office:value-type="float" office:value="85" calcext:value-type="float">
            <text:p>85,00</text:p>
          </table:table-cell>
          <table:table-cell table:style-name="ce392" table:number-columns-repeated="2"/>
          <table:table-cell table:style-name="ce392" table:formula="of:=[.F93]-[.C94]+[.D94]" office:value-type="float" office:value="16972" calcext:value-type="float">
            <text:p>16.972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 office:value-type="string" calcext:value-type="string">
            <text:p>4 AY</text:p>
          </table:table-cell>
          <table:table-cell table:style-name="ce375" office:value-type="string" calcext:value-type="string">
            <text:p>MALZEME</text:p>
          </table:table-cell>
          <table:table-cell table:style-name="ce392"/>
          <table:table-cell table:style-name="ce392" office:value-type="float" office:value="108" calcext:value-type="float">
            <text:p>108,00</text:p>
          </table:table-cell>
          <table:table-cell table:style-name="ce392"/>
          <table:table-cell table:style-name="ce392" table:formula="of:=[.F94]-[.C95]+[.D95]" office:value-type="float" office:value="17080" calcext:value-type="float">
            <text:p>17.080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/>
          <table:table-cell table:style-name="ce375" office:value-type="string" calcext:value-type="string">
            <text:p>SARAC MALZ</text:p>
          </table:table-cell>
          <table:table-cell table:style-name="ce392"/>
          <table:table-cell table:style-name="ce392" office:value-type="float" office:value="210" calcext:value-type="float">
            <text:p>210,00</text:p>
          </table:table-cell>
          <table:table-cell table:style-name="ce392"/>
          <table:table-cell table:style-name="ce392" table:formula="of:=[.F95]-[.C96]+[.D96]" office:value-type="float" office:value="17290" calcext:value-type="float">
            <text:p>17.290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/>
          <table:table-cell table:style-name="ce375" office:value-type="string" calcext:value-type="string">
            <text:p>APO YEŞİLYURT</text:p>
          </table:table-cell>
          <table:table-cell table:style-name="ce392" office:value-type="float" office:value="700" calcext:value-type="float">
            <text:p>700,00</text:p>
          </table:table-cell>
          <table:table-cell table:style-name="ce392" table:number-columns-repeated="2"/>
          <table:table-cell table:style-name="ce392" table:formula="of:=[.F96]-[.C97]+[.D97]" office:value-type="float" office:value="16590" calcext:value-type="float">
            <text:p>16.590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/>
          <table:table-cell table:style-name="ce375" office:value-type="string" calcext:value-type="string">
            <text:p>ELEK ŞÜKRÜ</text:p>
          </table:table-cell>
          <table:table-cell table:style-name="ce392"/>
          <table:table-cell table:style-name="ce392" office:value-type="float" office:value="126" calcext:value-type="float">
            <text:p>126,00</text:p>
          </table:table-cell>
          <table:table-cell table:style-name="ce392"/>
          <table:table-cell table:style-name="ce392" table:formula="of:=[.F97]-[.C98]+[.D98]" office:value-type="float" office:value="16716" calcext:value-type="float">
            <text:p>16.716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/>
          <table:table-cell table:style-name="ce375" office:value-type="string" calcext:value-type="string">
            <text:p>BAĞKUR</text:p>
          </table:table-cell>
          <table:table-cell table:style-name="ce392" office:value-type="float" office:value="375" calcext:value-type="float">
            <text:p>375,00</text:p>
          </table:table-cell>
          <table:table-cell table:style-name="ce392" table:number-columns-repeated="2"/>
          <table:table-cell table:style-name="ce392" table:formula="of:=[.F98]-[.C99]+[.D99]" office:value-type="float" office:value="16341" calcext:value-type="float">
            <text:p>16.341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/>
          <table:table-cell table:style-name="ce375" office:value-type="string" calcext:value-type="string">
            <text:p>STPŞ-KDV</text:p>
          </table:table-cell>
          <table:table-cell table:style-name="ce392" office:value-type="float" office:value="74" calcext:value-type="float">
            <text:p>74,00</text:p>
          </table:table-cell>
          <table:table-cell table:style-name="ce392" table:number-columns-repeated="2"/>
          <table:table-cell table:style-name="ce392" table:formula="of:=[.F99]-[.C100]+[.D100]" office:value-type="float" office:value="16267" calcext:value-type="float">
            <text:p>16.267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/>
          <table:table-cell table:style-name="ce375" office:value-type="string" calcext:value-type="string">
            <text:p>ELDİVEN</text:p>
          </table:table-cell>
          <table:table-cell table:style-name="ce392"/>
          <table:table-cell table:style-name="ce392" office:value-type="float" office:value="50" calcext:value-type="float">
            <text:p>50,00</text:p>
          </table:table-cell>
          <table:table-cell table:style-name="ce392"/>
          <table:table-cell table:style-name="ce392" table:formula="of:=[.F100]-[.C101]+[.D101]" office:value-type="float" office:value="16317" calcext:value-type="float">
            <text:p>16.317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 office:value-type="float" office:value="2009" calcext:value-type="float">
            <text:p>2009</text:p>
          </table:table-cell>
          <table:table-cell table:style-name="ce375" office:value-type="string" calcext:value-type="string">
            <text:p>BOYA</text:p>
          </table:table-cell>
          <table:table-cell table:style-name="ce392"/>
          <table:table-cell table:style-name="ce392" office:value-type="float" office:value="85" calcext:value-type="float">
            <text:p>85,00</text:p>
          </table:table-cell>
          <table:table-cell table:style-name="ce392"/>
          <table:table-cell table:style-name="ce392" table:formula="of:=[.F101]-[.C102]+[.D102]" office:value-type="float" office:value="16402" calcext:value-type="float">
            <text:p>16.402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/>
          <table:table-cell table:style-name="ce375" office:value-type="string" calcext:value-type="string">
            <text:p>ORHAN</text:p>
          </table:table-cell>
          <table:table-cell table:style-name="ce392"/>
          <table:table-cell table:style-name="ce392" office:value-type="float" office:value="70" calcext:value-type="float">
            <text:p>70,00</text:p>
          </table:table-cell>
          <table:table-cell table:style-name="ce392"/>
          <table:table-cell table:style-name="ce392" table:formula="of:=[.F102]-[.C103]+[.D103]" office:value-type="float" office:value="16472" calcext:value-type="float">
            <text:p>16.472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/>
          <table:table-cell table:style-name="ce375" office:value-type="string" calcext:value-type="string">
            <text:p>MURAT</text:p>
          </table:table-cell>
          <table:table-cell table:style-name="ce392"/>
          <table:table-cell table:style-name="ce392" office:value-type="float" office:value="28" calcext:value-type="float">
            <text:p>28,00</text:p>
          </table:table-cell>
          <table:table-cell table:style-name="ce392"/>
          <table:table-cell table:style-name="ce392" table:formula="of:=[.F103]-[.C104]+[.D104]" office:value-type="float" office:value="16500" calcext:value-type="float">
            <text:p>16.500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/>
          <table:table-cell table:style-name="ce375" office:value-type="string" calcext:value-type="string">
            <text:p>CEROĞLU KK</text:p>
          </table:table-cell>
          <table:table-cell table:style-name="ce392" office:value-type="float" office:value="1000" calcext:value-type="float">
            <text:p>1.000,00</text:p>
          </table:table-cell>
          <table:table-cell table:style-name="ce392" table:number-columns-repeated="2"/>
          <table:table-cell table:style-name="ce392" table:formula="of:=[.F104]-[.C105]+[.D105]" office:value-type="float" office:value="15500" calcext:value-type="float">
            <text:p>15.500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/>
          <table:table-cell table:style-name="ce375" office:value-type="string" calcext:value-type="string">
            <text:p>BOYA</text:p>
          </table:table-cell>
          <table:table-cell table:style-name="ce392" office:value-type="float" office:value="2013" calcext:value-type="float">
            <text:p>2.013,00</text:p>
          </table:table-cell>
          <table:table-cell table:style-name="ce392" table:number-columns-repeated="2"/>
          <table:table-cell table:style-name="ce392" table:formula="of:=[.F105]-[.C106]+[.D106]" office:value-type="float" office:value="13487" calcext:value-type="float">
            <text:p>13.487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/>
          <table:table-cell table:style-name="ce375" office:value-type="string" calcext:value-type="string">
            <text:p>STPŞ-KDV</text:p>
          </table:table-cell>
          <table:table-cell table:style-name="ce392" office:value-type="float" office:value="290" calcext:value-type="float">
            <text:p>290,00</text:p>
          </table:table-cell>
          <table:table-cell table:style-name="ce392" table:number-columns-repeated="2"/>
          <table:table-cell table:style-name="ce392" table:formula="of:=[.F106]-[.C107]+[.D107]" office:value-type="float" office:value="13197" calcext:value-type="float">
            <text:p>13.197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 office:value-type="string" calcext:value-type="string">
            <text:p>9 AY</text:p>
          </table:table-cell>
          <table:table-cell table:style-name="ce375" office:value-type="string" calcext:value-type="string">
            <text:p>STPŞ-KDV</text:p>
          </table:table-cell>
          <table:table-cell table:style-name="ce392" office:value-type="float" office:value="77" calcext:value-type="float">
            <text:p>77,00</text:p>
          </table:table-cell>
          <table:table-cell table:style-name="ce392" table:number-columns-repeated="2"/>
          <table:table-cell table:style-name="ce392" table:formula="of:=[.F107]-[.C108]+[.D108]" office:value-type="float" office:value="13120" calcext:value-type="float">
            <text:p>13.120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/>
          <table:table-cell table:style-name="ce375" office:value-type="string" calcext:value-type="string">
            <text:p>ORĞ BOYA</text:p>
          </table:table-cell>
          <table:table-cell table:style-name="ce392"/>
          <table:table-cell table:style-name="ce392" office:value-type="float" office:value="300" calcext:value-type="float">
            <text:p>300,00</text:p>
          </table:table-cell>
          <table:table-cell table:style-name="ce392"/>
          <table:table-cell table:style-name="ce392" table:formula="of:=[.F108]-[.C109]+[.D109]" office:value-type="float" office:value="13420" calcext:value-type="float">
            <text:p>13.420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 office:value-type="string" calcext:value-type="string">
            <text:p>12 AY</text:p>
          </table:table-cell>
          <table:table-cell table:style-name="ce375" office:value-type="string" calcext:value-type="string">
            <text:p>PER KURBAN</text:p>
          </table:table-cell>
          <table:table-cell table:style-name="ce392"/>
          <table:table-cell table:style-name="ce392" office:value-type="float" office:value="750" calcext:value-type="float">
            <text:p>750,00</text:p>
          </table:table-cell>
          <table:table-cell table:style-name="ce392"/>
          <table:table-cell table:style-name="ce392" table:formula="of:=[.F109]-[.C110]+[.D110]" office:value-type="float" office:value="14170" calcext:value-type="float">
            <text:p>14.170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/>
          <table:table-cell table:style-name="ce375" office:value-type="string" calcext:value-type="string">
            <text:p>PER ZRT</text:p>
          </table:table-cell>
          <table:table-cell table:style-name="ce392"/>
          <table:table-cell table:style-name="ce392" office:value-type="float" office:value="330" calcext:value-type="float">
            <text:p>330,00</text:p>
          </table:table-cell>
          <table:table-cell table:style-name="ce392"/>
          <table:table-cell table:style-name="ce392" table:formula="of:=[.F110]-[.C111]+[.D111]" office:value-type="float" office:value="14500" calcext:value-type="float">
            <text:p>14.500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/>
          <table:table-cell table:style-name="ce375" office:value-type="string" calcext:value-type="string">
            <text:p>PER SSK</text:p>
          </table:table-cell>
          <table:table-cell table:style-name="ce392" office:value-type="float" office:value="231" calcext:value-type="float">
            <text:p>231,00</text:p>
          </table:table-cell>
          <table:table-cell table:style-name="ce392" table:number-columns-repeated="2"/>
          <table:table-cell table:style-name="ce392" table:formula="of:=[.F111]-[.C112]+[.D112]" office:value-type="float" office:value="14269" calcext:value-type="float">
            <text:p>14.269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/>
          <table:table-cell table:style-name="ce375" office:value-type="string" calcext:value-type="string">
            <text:p>HACI BAĞKUR</text:p>
          </table:table-cell>
          <table:table-cell table:style-name="ce392" office:value-type="float" office:value="745" calcext:value-type="float">
            <text:p>745,00</text:p>
          </table:table-cell>
          <table:table-cell table:style-name="ce392" table:number-columns-repeated="2"/>
          <table:table-cell table:style-name="ce392" table:formula="of:=[.F112]-[.C113]+[.D113]" office:value-type="float" office:value="13524" calcext:value-type="float">
            <text:p>13.524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 office:value-type="float" office:value="2010" calcext:value-type="float">
            <text:p>2010</text:p>
          </table:table-cell>
          <table:table-cell table:style-name="ce375" office:value-type="string" calcext:value-type="string">
            <text:p>STPŞ-KDV</text:p>
          </table:table-cell>
          <table:table-cell table:style-name="ce392" office:value-type="float" office:value="74" calcext:value-type="float">
            <text:p>74,00</text:p>
          </table:table-cell>
          <table:table-cell table:style-name="ce392" table:number-columns-repeated="2"/>
          <table:table-cell table:style-name="ce392" table:formula="of:=[.F113]-[.C114]+[.D114]" office:value-type="float" office:value="13450" calcext:value-type="float">
            <text:p>13.450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 office:value-type="string" calcext:value-type="string">
            <text:p>1 AY</text:p>
          </table:table-cell>
          <table:table-cell table:style-name="ce375" office:value-type="string" calcext:value-type="string">
            <text:p>DĞŞ VER</text:p>
          </table:table-cell>
          <table:table-cell table:style-name="ce392" office:value-type="float" office:value="275" calcext:value-type="float">
            <text:p>275,00</text:p>
          </table:table-cell>
          <table:table-cell table:style-name="ce392" table:number-columns-repeated="2"/>
          <table:table-cell table:style-name="ce392" table:formula="of:=[.F114]-[.C115]+[.D115]" office:value-type="float" office:value="13175" calcext:value-type="float">
            <text:p>13.175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/>
          <table:table-cell table:style-name="ce375" office:value-type="string" calcext:value-type="string">
            <text:p>STPŞ-KDV</text:p>
          </table:table-cell>
          <table:table-cell table:style-name="ce392" office:value-type="float" office:value="18" calcext:value-type="float">
            <text:p>18,00</text:p>
          </table:table-cell>
          <table:table-cell table:style-name="ce392" table:number-columns-repeated="2"/>
          <table:table-cell table:style-name="ce392" table:formula="of:=[.F115]-[.C116]+[.D116]" office:value-type="float" office:value="13157" calcext:value-type="float">
            <text:p>13.157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 office:value-type="string" calcext:value-type="string">
            <text:p>2 AY</text:p>
          </table:table-cell>
          <table:table-cell table:style-name="ce375" office:value-type="string" calcext:value-type="string">
            <text:p>PER SSK</text:p>
          </table:table-cell>
          <table:table-cell table:style-name="ce392" office:value-type="float" office:value="244" calcext:value-type="float">
            <text:p>244,00</text:p>
          </table:table-cell>
          <table:table-cell table:style-name="ce392" table:number-columns-repeated="2"/>
          <table:table-cell table:style-name="ce392" table:formula="of:=[.F116]-[.C117]+[.D117]" office:value-type="float" office:value="12913" calcext:value-type="float">
            <text:p>12.913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/>
          <table:table-cell table:style-name="ce375" office:value-type="string" calcext:value-type="string">
            <text:p>STPŞ-KDV</text:p>
          </table:table-cell>
          <table:table-cell table:style-name="ce392" office:value-type="float" office:value="78" calcext:value-type="float">
            <text:p>78,00</text:p>
          </table:table-cell>
          <table:table-cell table:style-name="ce392" table:number-columns-repeated="2"/>
          <table:table-cell table:style-name="ce392" table:formula="of:=[.F117]-[.C118]+[.D118]" office:value-type="float" office:value="12835" calcext:value-type="float">
            <text:p>12.835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/>
          <table:table-cell table:style-name="ce375" office:value-type="string" calcext:value-type="string">
            <text:p>BİLAL DEMİRSOY</text:p>
          </table:table-cell>
          <table:table-cell table:style-name="ce392" office:value-type="float" office:value="750" calcext:value-type="float">
            <text:p>750,00</text:p>
          </table:table-cell>
          <table:table-cell table:style-name="ce392" table:number-columns-repeated="2"/>
          <table:table-cell table:style-name="ce392" table:formula="of:=[.F118]-[.C119]+[.D119]" office:value-type="float" office:value="12085" calcext:value-type="float">
            <text:p>12.085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/>
          <table:table-cell table:style-name="ce375" office:value-type="string" calcext:value-type="string">
            <text:p>MEHMET DİLEK</text:p>
          </table:table-cell>
          <table:table-cell table:style-name="ce392" office:value-type="float" office:value="375" calcext:value-type="float">
            <text:p>375,00</text:p>
          </table:table-cell>
          <table:table-cell table:style-name="ce392" table:number-columns-repeated="2"/>
          <table:table-cell table:style-name="ce392" table:formula="of:=[.F119]-[.C120]+[.D120]" office:value-type="float" office:value="11710" calcext:value-type="float">
            <text:p>11.710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 office:value-type="string" calcext:value-type="string">
            <text:p>3 AY</text:p>
          </table:table-cell>
          <table:table-cell table:style-name="ce375" office:value-type="string" calcext:value-type="string">
            <text:p>STPŞ-KDV</text:p>
          </table:table-cell>
          <table:table-cell table:style-name="ce392" office:value-type="float" office:value="78" calcext:value-type="float">
            <text:p>78,00</text:p>
          </table:table-cell>
          <table:table-cell table:style-name="ce392" table:number-columns-repeated="2"/>
          <table:table-cell table:style-name="ce392" table:formula="of:=[.F120]-[.C121]+[.D121]" office:value-type="float" office:value="11632" calcext:value-type="float">
            <text:p>11.632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/>
          <table:table-cell table:style-name="ce375" office:value-type="string" calcext:value-type="string">
            <text:p>CİT TELİ</text:p>
          </table:table-cell>
          <table:table-cell table:style-name="ce392" office:value-type="float" office:value="2425" calcext:value-type="float">
            <text:p>2.425,00</text:p>
          </table:table-cell>
          <table:table-cell table:style-name="ce392" table:number-columns-repeated="2"/>
          <table:table-cell table:style-name="ce392" table:formula="of:=[.F121]-[.C122]+[.D122]" office:value-type="float" office:value="9207" calcext:value-type="float">
            <text:p>9.207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/>
          <table:table-cell table:style-name="ce375" office:value-type="string" calcext:value-type="string">
            <text:p>BORU BAHCE</text:p>
          </table:table-cell>
          <table:table-cell table:style-name="ce392" office:value-type="float" office:value="210" calcext:value-type="float">
            <text:p>210,00</text:p>
          </table:table-cell>
          <table:table-cell table:style-name="ce392" table:number-columns-repeated="2"/>
          <table:table-cell table:style-name="ce392" table:formula="of:=[.F122]-[.C123]+[.D123]" office:value-type="float" office:value="8997" calcext:value-type="float">
            <text:p>8.997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/>
          <table:table-cell table:style-name="ce375" office:value-type="string" calcext:value-type="string">
            <text:p>DUVAR İŞCİLİĞİ</text:p>
          </table:table-cell>
          <table:table-cell table:style-name="ce392" office:value-type="float" office:value="630" calcext:value-type="float">
            <text:p>630,00</text:p>
          </table:table-cell>
          <table:table-cell table:style-name="ce392" table:number-columns-repeated="2"/>
          <table:table-cell table:style-name="ce392" table:formula="of:=[.F123]-[.C124]+[.D124]" office:value-type="float" office:value="8367" calcext:value-type="float">
            <text:p>8.367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/>
          <table:table-cell table:style-name="ce375" office:value-type="string" calcext:value-type="string">
            <text:p>SSK</text:p>
          </table:table-cell>
          <table:table-cell table:style-name="ce392" office:value-type="float" office:value="243" calcext:value-type="float">
            <text:p>243,00</text:p>
          </table:table-cell>
          <table:table-cell table:style-name="ce392" table:number-columns-repeated="2"/>
          <table:table-cell table:style-name="ce392" table:formula="of:=[.F124]-[.C125]+[.D125]" office:value-type="float" office:value="8124" calcext:value-type="float">
            <text:p>8.124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 office:value-type="string" calcext:value-type="string">
            <text:p>4 AY</text:p>
          </table:table-cell>
          <table:table-cell table:style-name="ce375" office:value-type="string" calcext:value-type="string">
            <text:p>SSK</text:p>
          </table:table-cell>
          <table:table-cell table:style-name="ce392" office:value-type="float" office:value="243" calcext:value-type="float">
            <text:p>243,00</text:p>
          </table:table-cell>
          <table:table-cell table:style-name="ce392" table:number-columns-repeated="2"/>
          <table:table-cell table:style-name="ce392" table:formula="of:=[.F125]-[.C126]+[.D126]" office:value-type="float" office:value="7881" calcext:value-type="float">
            <text:p>7.881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/>
          <table:table-cell table:style-name="ce375" office:value-type="string" calcext:value-type="string">
            <text:p>STPŞ-KDV</text:p>
          </table:table-cell>
          <table:table-cell table:style-name="ce392" office:value-type="float" office:value="75" calcext:value-type="float">
            <text:p>75,00</text:p>
          </table:table-cell>
          <table:table-cell table:style-name="ce392" table:number-columns-repeated="2"/>
          <table:table-cell table:style-name="ce392" table:formula="of:=[.F126]-[.C127]+[.D127]" office:value-type="float" office:value="7806" calcext:value-type="float">
            <text:p>7.806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/>
          <table:table-cell table:style-name="ce375" office:value-type="string" calcext:value-type="string">
            <text:p>STPŞ-KDV</text:p>
          </table:table-cell>
          <table:table-cell table:style-name="ce392" office:value-type="float" office:value="75" calcext:value-type="float">
            <text:p>75,00</text:p>
          </table:table-cell>
          <table:table-cell table:style-name="ce392" table:number-columns-repeated="2"/>
          <table:table-cell table:style-name="ce392" table:formula="of:=[.F127]-[.C128]+[.D128]" office:value-type="float" office:value="7731" calcext:value-type="float">
            <text:p>7.731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/>
          <table:table-cell table:style-name="ce375" office:value-type="string" calcext:value-type="string">
            <text:p>G. GV</text:p>
          </table:table-cell>
          <table:table-cell table:style-name="ce392" office:value-type="float" office:value="60" calcext:value-type="float">
            <text:p>60,00</text:p>
          </table:table-cell>
          <table:table-cell table:style-name="ce392" table:number-columns-repeated="2"/>
          <table:table-cell table:style-name="ce392" table:formula="of:=[.F128]-[.C129]+[.D129]" office:value-type="float" office:value="7671" calcext:value-type="float">
            <text:p>7.671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/>
          <table:table-cell table:style-name="ce375" office:value-type="string" calcext:value-type="string">
            <text:p>BETON</text:p>
          </table:table-cell>
          <table:table-cell table:style-name="ce392" office:value-type="float" office:value="1000" calcext:value-type="float">
            <text:p>1.000,00</text:p>
          </table:table-cell>
          <table:table-cell table:style-name="ce392" table:number-columns-repeated="2"/>
          <table:table-cell table:style-name="ce392" table:formula="of:=[.F129]-[.C130]+[.D130]" office:value-type="float" office:value="6671" calcext:value-type="float">
            <text:p>6.671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/>
          <table:table-cell table:style-name="ce375" office:value-type="string" calcext:value-type="string">
            <text:p>PERFORJE</text:p>
          </table:table-cell>
          <table:table-cell table:style-name="ce392" office:value-type="float" office:value="815" calcext:value-type="float">
            <text:p>815,00</text:p>
          </table:table-cell>
          <table:table-cell table:style-name="ce392" table:number-columns-repeated="2"/>
          <table:table-cell table:style-name="ce392" table:formula="of:=[.F130]-[.C131]+[.D131]" office:value-type="float" office:value="5856" calcext:value-type="float">
            <text:p>5.856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/>
          <table:table-cell table:style-name="ce375" office:value-type="string" calcext:value-type="string">
            <text:p>İHSAN ŞENMAN</text:p>
          </table:table-cell>
          <table:table-cell table:style-name="ce392" office:value-type="float" office:value="150" calcext:value-type="float">
            <text:p>150,00</text:p>
          </table:table-cell>
          <table:table-cell table:style-name="ce392" table:number-columns-repeated="2"/>
          <table:table-cell table:style-name="ce392" table:formula="of:=[.F131]-[.C132]+[.D132]" office:value-type="float" office:value="5706" calcext:value-type="float">
            <text:p>5.706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/>
          <table:table-cell table:style-name="ce375" office:value-type="string" calcext:value-type="string">
            <text:p>TANER ERAYDIN</text:p>
          </table:table-cell>
          <table:table-cell table:style-name="ce392" office:value-type="float" office:value="600" calcext:value-type="float">
            <text:p>600,00</text:p>
          </table:table-cell>
          <table:table-cell table:style-name="ce392" table:number-columns-repeated="2"/>
          <table:table-cell table:style-name="ce392" table:formula="of:=[.F132]-[.C133]+[.D133]" office:value-type="float" office:value="5106" calcext:value-type="float">
            <text:p>5.106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/>
          <table:table-cell table:style-name="ce375" office:value-type="string" calcext:value-type="string">
            <text:p>MUST DİNC</text:p>
          </table:table-cell>
          <table:table-cell table:style-name="ce392" office:value-type="float" office:value="750" calcext:value-type="float">
            <text:p>750,00</text:p>
          </table:table-cell>
          <table:table-cell table:style-name="ce392" table:number-columns-repeated="2"/>
          <table:table-cell table:style-name="ce392" table:formula="of:=[.F133]-[.C134]+[.D134]" office:value-type="float" office:value="4356" calcext:value-type="float">
            <text:p>4.356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/>
          <table:table-cell table:style-name="ce375" office:value-type="string" calcext:value-type="string">
            <text:p>CEM SIĞIRECI</text:p>
          </table:table-cell>
          <table:table-cell table:style-name="ce392" office:value-type="float" office:value="750" calcext:value-type="float">
            <text:p>750,00</text:p>
          </table:table-cell>
          <table:table-cell table:style-name="ce392" table:number-columns-repeated="2"/>
          <table:table-cell table:style-name="ce392" table:formula="of:=[.F134]-[.C135]+[.D135]" office:value-type="float" office:value="3606" calcext:value-type="float">
            <text:p>3.606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/>
          <table:table-cell table:style-name="ce375" office:value-type="string" calcext:value-type="string">
            <text:p>Ş. CIRDKLI PER</text:p>
          </table:table-cell>
          <table:table-cell table:style-name="ce392" office:value-type="float" office:value="110" calcext:value-type="float">
            <text:p>110,00</text:p>
          </table:table-cell>
          <table:table-cell table:style-name="ce392" table:number-columns-repeated="2"/>
          <table:table-cell table:style-name="ce392" table:formula="of:=[.F135]-[.C136]+[.D136]" office:value-type="float" office:value="3496" calcext:value-type="float">
            <text:p>3.496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/>
          <table:table-cell table:style-name="ce375" office:value-type="string" calcext:value-type="string">
            <text:p>BORU</text:p>
          </table:table-cell>
          <table:table-cell table:style-name="ce392" office:value-type="float" office:value="270" calcext:value-type="float">
            <text:p>270,00</text:p>
          </table:table-cell>
          <table:table-cell table:style-name="ce392" table:number-columns-repeated="2"/>
          <table:table-cell table:style-name="ce392" table:formula="of:=[.F136]-[.C137]+[.D137]" office:value-type="float" office:value="3226" calcext:value-type="float">
            <text:p>3.226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 office:value-type="string" calcext:value-type="string">
            <text:p>6 AY</text:p>
          </table:table-cell>
          <table:table-cell table:style-name="ce375" office:value-type="string" calcext:value-type="string">
            <text:p>BAĞKUR</text:p>
          </table:table-cell>
          <table:table-cell table:style-name="ce392" office:value-type="float" office:value="367" calcext:value-type="float">
            <text:p>367,00</text:p>
          </table:table-cell>
          <table:table-cell table:style-name="ce392" table:number-columns-repeated="2"/>
          <table:table-cell table:style-name="ce392" table:formula="of:=[.F137]-[.C138]+[.D138]" office:value-type="float" office:value="2859" calcext:value-type="float">
            <text:p>2.859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 office:value-type="string" calcext:value-type="string">
            <text:p>8 AY</text:p>
          </table:table-cell>
          <table:table-cell table:style-name="ce375" office:value-type="string" calcext:value-type="string">
            <text:p>MALZEME</text:p>
          </table:table-cell>
          <table:table-cell table:style-name="ce392"/>
          <table:table-cell table:style-name="ce392" office:value-type="float" office:value="224" calcext:value-type="float">
            <text:p>224,00</text:p>
          </table:table-cell>
          <table:table-cell table:style-name="ce392"/>
          <table:table-cell table:style-name="ce392" table:formula="of:=[.F138]-[.C139]+[.D139]" office:value-type="float" office:value="3083" calcext:value-type="float">
            <text:p>3.083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/>
          <table:table-cell table:style-name="ce375" office:value-type="string" calcext:value-type="string">
            <text:p>ORĞ BOYA</text:p>
          </table:table-cell>
          <table:table-cell table:style-name="ce392"/>
          <table:table-cell table:style-name="ce392" office:value-type="float" office:value="530" calcext:value-type="float">
            <text:p>530,00</text:p>
          </table:table-cell>
          <table:table-cell table:style-name="ce392"/>
          <table:table-cell table:style-name="ce392" table:formula="of:=[.F139]-[.C140]+[.D140]" office:value-type="float" office:value="3613" calcext:value-type="float">
            <text:p>3.613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 office:value-type="string" calcext:value-type="string">
            <text:p>10 AY</text:p>
          </table:table-cell>
          <table:table-cell table:style-name="ce375" office:value-type="string" calcext:value-type="string">
            <text:p>H. AYRANCI</text:p>
          </table:table-cell>
          <table:table-cell table:style-name="ce392" office:value-type="float" office:value="100" calcext:value-type="float">
            <text:p>100,00</text:p>
          </table:table-cell>
          <table:table-cell table:style-name="ce392" table:number-columns-repeated="2"/>
          <table:table-cell table:style-name="ce392" table:formula="of:=[.F140]-[.C141]+[.D141]" office:value-type="float" office:value="3513" calcext:value-type="float">
            <text:p>3.513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/>
          <table:table-cell table:style-name="ce375" office:value-type="string" calcext:value-type="string">
            <text:p>HAVRULU</text:p>
          </table:table-cell>
          <table:table-cell table:style-name="ce392"/>
          <table:table-cell table:style-name="ce392" office:value-type="float" office:value="500" calcext:value-type="float">
            <text:p>500,00</text:p>
          </table:table-cell>
          <table:table-cell table:style-name="ce392"/>
          <table:table-cell table:style-name="ce392" table:formula="of:=[.F141]-[.C142]+[.D142]" office:value-type="float" office:value="4013" calcext:value-type="float">
            <text:p>4.013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/>
          <table:table-cell table:style-name="ce375" office:value-type="string" calcext:value-type="string">
            <text:p>H. AYRANCI</text:p>
          </table:table-cell>
          <table:table-cell table:style-name="ce392" office:value-type="float" office:value="100" calcext:value-type="float">
            <text:p>100,00</text:p>
          </table:table-cell>
          <table:table-cell table:style-name="ce392" table:number-columns-repeated="2"/>
          <table:table-cell table:style-name="ce392" table:formula="of:=[.F142]-[.C143]+[.D143]" office:value-type="float" office:value="3913" calcext:value-type="float">
            <text:p>3.913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50"/>
          <table:table-cell table:style-name="ce375" office:value-type="string" calcext:value-type="string">
            <text:p>FIRCA ISPATULA</text:p>
          </table:table-cell>
          <table:table-cell table:style-name="ce392"/>
          <table:table-cell table:style-name="ce392" office:value-type="float" office:value="14" calcext:value-type="float">
            <text:p>14,00</text:p>
          </table:table-cell>
          <table:table-cell table:style-name="ce392"/>
          <table:table-cell table:style-name="ce392" table:formula="of:=[.F143]-[.C144]+[.D144]" office:value-type="float" office:value="3927" calcext:value-type="float">
            <text:p>3.927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 office:value-type="string" calcext:value-type="string">
            <text:p>12 AY</text:p>
          </table:table-cell>
          <table:table-cell table:style-name="ce375" office:value-type="string" calcext:value-type="string">
            <text:p>KDV STB</text:p>
          </table:table-cell>
          <table:table-cell table:style-name="ce392" office:value-type="float" office:value="80" calcext:value-type="float">
            <text:p>80,00</text:p>
          </table:table-cell>
          <table:table-cell table:style-name="ce392" table:number-columns-repeated="2"/>
          <table:table-cell table:style-name="ce392" table:formula="of:=[.F144]-[.C145]+[.D145]" office:value-type="float" office:value="3847" calcext:value-type="float">
            <text:p>3.847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 office:value-type="float" office:value="2011" calcext:value-type="float">
            <text:p>2011</text:p>
          </table:table-cell>
          <table:table-cell table:style-name="ce375" office:value-type="string" calcext:value-type="string">
            <text:p>KK</text:p>
          </table:table-cell>
          <table:table-cell table:style-name="ce392" office:value-type="float" office:value="1600" calcext:value-type="float">
            <text:p>1.600,00</text:p>
          </table:table-cell>
          <table:table-cell table:style-name="ce392" table:number-columns-repeated="2"/>
          <table:table-cell table:style-name="ce392" table:formula="of:=[.F145]-[.C146]+[.D146]" office:value-type="float" office:value="2247" calcext:value-type="float">
            <text:p>2.247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/>
          <table:table-cell table:style-name="ce375" office:value-type="string" calcext:value-type="string">
            <text:p>TALİP EKİCİ</text:p>
          </table:table-cell>
          <table:table-cell table:style-name="ce392" office:value-type="float" office:value="200" calcext:value-type="float">
            <text:p>200,00</text:p>
          </table:table-cell>
          <table:table-cell table:style-name="ce392" table:number-columns-repeated="2"/>
          <table:table-cell table:style-name="ce392" table:formula="of:=[.F146]-[.C147]+[.D147]" office:value-type="float" office:value="2047" calcext:value-type="float">
            <text:p>2.047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 office:value-type="string" calcext:value-type="string">
            <text:p>1 AY</text:p>
          </table:table-cell>
          <table:table-cell table:style-name="ce375" office:value-type="string" calcext:value-type="string">
            <text:p>KDV</text:p>
          </table:table-cell>
          <table:table-cell table:style-name="ce392" office:value-type="float" office:value="60" calcext:value-type="float">
            <text:p>60,00</text:p>
          </table:table-cell>
          <table:table-cell table:style-name="ce392" table:number-columns-repeated="2"/>
          <table:table-cell table:style-name="ce392" table:formula="of:=[.F147]-[.C148]+[.D148]" office:value-type="float" office:value="1987" calcext:value-type="float">
            <text:p>1.987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 office:value-type="string" calcext:value-type="string">
            <text:p>2 AY</text:p>
          </table:table-cell>
          <table:table-cell table:style-name="ce375" office:value-type="string" calcext:value-type="string">
            <text:p>KDV</text:p>
          </table:table-cell>
          <table:table-cell table:style-name="ce392" office:value-type="float" office:value="60" calcext:value-type="float">
            <text:p>60,00</text:p>
          </table:table-cell>
          <table:table-cell table:style-name="ce392" table:number-columns-repeated="2"/>
          <table:table-cell table:style-name="ce392" table:formula="of:=[.F148]-[.C149]+[.D149]" office:value-type="float" office:value="1927" calcext:value-type="float">
            <text:p>1.927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 office:value-type="string" calcext:value-type="string">
            <text:p>3 AY</text:p>
          </table:table-cell>
          <table:table-cell table:style-name="ce375" office:value-type="string" calcext:value-type="string">
            <text:p>KDV</text:p>
          </table:table-cell>
          <table:table-cell table:style-name="ce392" office:value-type="float" office:value="60" calcext:value-type="float">
            <text:p>60,00</text:p>
          </table:table-cell>
          <table:table-cell table:style-name="ce392" table:number-columns-repeated="2"/>
          <table:table-cell table:style-name="ce392" table:formula="of:=[.F149]-[.C150]+[.D150]" office:value-type="float" office:value="1867" calcext:value-type="float">
            <text:p>1.867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 office:value-type="string" calcext:value-type="string">
            <text:p>3 AY</text:p>
          </table:table-cell>
          <table:table-cell table:style-name="ce375" office:value-type="string" calcext:value-type="string">
            <text:p>GV</text:p>
          </table:table-cell>
          <table:table-cell table:style-name="ce392" office:value-type="float" office:value="129" calcext:value-type="float">
            <text:p>129,00</text:p>
          </table:table-cell>
          <table:table-cell table:style-name="ce392" table:number-columns-repeated="2"/>
          <table:table-cell table:style-name="ce392" table:formula="of:=[.F150]-[.C151]+[.D151]" office:value-type="float" office:value="1738" calcext:value-type="float">
            <text:p>1.738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 office:value-type="string" calcext:value-type="string">
            <text:p>3 AY</text:p>
          </table:table-cell>
          <table:table-cell table:style-name="ce375" office:value-type="string" calcext:value-type="string">
            <text:p>M.B <text:s text:c="2"/>Ğ.VER</text:p>
          </table:table-cell>
          <table:table-cell table:style-name="ce392" office:value-type="float" office:value="1720" calcext:value-type="float">
            <text:p>1.720,00</text:p>
          </table:table-cell>
          <table:table-cell table:style-name="ce392" table:number-columns-repeated="2"/>
          <table:table-cell table:style-name="ce392" table:formula="of:=[.F151]-[.C152]+[.D152]" office:value-type="float" office:value="18" calcext:value-type="float">
            <text:p>18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51" office:value-type="date" office:date-value="2011-04-07" calcext:value-type="date">
            <text:p>07.Nis</text:p>
          </table:table-cell>
          <table:table-cell table:style-name="ce375" office:value-type="string" calcext:value-type="string">
            <text:p>ELDEN</text:p>
          </table:table-cell>
          <table:table-cell table:style-name="ce392" office:value-type="float" office:value="850" calcext:value-type="float">
            <text:p>850,00</text:p>
          </table:table-cell>
          <table:table-cell table:style-name="ce392" table:number-columns-repeated="2"/>
          <table:table-cell table:style-name="ce392" table:formula="of:=[.F152]-[.C153]+[.D153]" office:value-type="float" office:value="-832" calcext:value-type="float">
            <text:p>-832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/>
          <table:table-cell table:style-name="ce375" office:value-type="string" calcext:value-type="string">
            <text:p>ASTAR</text:p>
          </table:table-cell>
          <table:table-cell table:style-name="ce392"/>
          <table:table-cell table:style-name="ce392" office:value-type="float" office:value="420" calcext:value-type="float">
            <text:p>420,00</text:p>
          </table:table-cell>
          <table:table-cell table:style-name="ce392"/>
          <table:table-cell table:style-name="ce392" table:formula="of:=[.F153]-[.C154]+[.D154]" office:value-type="float" office:value="-412" calcext:value-type="float">
            <text:p>-412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/>
          <table:table-cell table:style-name="ce375" office:value-type="string" calcext:value-type="string">
            <text:p>ANAK TK</text:p>
          </table:table-cell>
          <table:table-cell table:style-name="ce392"/>
          <table:table-cell table:style-name="ce392" office:value-type="float" office:value="754" calcext:value-type="float">
            <text:p>754,00</text:p>
          </table:table-cell>
          <table:table-cell table:style-name="ce392"/>
          <table:table-cell table:style-name="ce392" table:formula="of:=[.F154]-[.C155]+[.D155]" office:value-type="float" office:value="342" calcext:value-type="float">
            <text:p>342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/>
          <table:table-cell table:style-name="ce375" office:value-type="string" calcext:value-type="string">
            <text:p>CİZME</text:p>
          </table:table-cell>
          <table:table-cell table:style-name="ce392"/>
          <table:table-cell table:style-name="ce392" office:value-type="float" office:value="120" calcext:value-type="float">
            <text:p>120,00</text:p>
          </table:table-cell>
          <table:table-cell table:style-name="ce392"/>
          <table:table-cell table:style-name="ce392" table:formula="of:=[.F155]-[.C156]+[.D156]" office:value-type="float" office:value="462" calcext:value-type="float">
            <text:p>462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/>
          <table:table-cell table:style-name="ce375" office:value-type="string" calcext:value-type="string">
            <text:p>BOYACI MUSTAFA</text:p>
          </table:table-cell>
          <table:table-cell table:style-name="ce392" office:value-type="float" office:value="140" calcext:value-type="float">
            <text:p>140,00</text:p>
          </table:table-cell>
          <table:table-cell table:style-name="ce392" table:number-columns-repeated="2"/>
          <table:table-cell table:style-name="ce392" table:formula="of:=[.F156]-[.C157]+[.D157]" office:value-type="float" office:value="322" calcext:value-type="float">
            <text:p>322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/>
          <table:table-cell table:style-name="ce375" office:value-type="string" calcext:value-type="string">
            <text:p>OPEL MUAYENE</text:p>
          </table:table-cell>
          <table:table-cell table:style-name="ce392" office:value-type="float" office:value="220" calcext:value-type="float">
            <text:p>220,00</text:p>
          </table:table-cell>
          <table:table-cell table:style-name="ce392" table:number-columns-repeated="2"/>
          <table:table-cell table:style-name="ce392" table:formula="of:=[.F157]-[.C158]+[.D158]" office:value-type="float" office:value="102" calcext:value-type="float">
            <text:p>102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/>
          <table:table-cell table:style-name="ce375" office:value-type="string" calcext:value-type="string">
            <text:p>KDV</text:p>
          </table:table-cell>
          <table:table-cell table:style-name="ce392" office:value-type="float" office:value="80" calcext:value-type="float">
            <text:p>80,00</text:p>
          </table:table-cell>
          <table:table-cell table:style-name="ce392" table:number-columns-repeated="2"/>
          <table:table-cell table:style-name="ce392" table:formula="of:=[.F158]-[.C159]+[.D159]" office:value-type="float" office:value="22" calcext:value-type="float">
            <text:p>22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/>
          <table:table-cell table:style-name="ce375" office:value-type="string" calcext:value-type="string">
            <text:p>ALTIN</text:p>
          </table:table-cell>
          <table:table-cell table:style-name="ce392"/>
          <table:table-cell table:style-name="ce392" office:value-type="float" office:value="500" calcext:value-type="float">
            <text:p>500,00</text:p>
          </table:table-cell>
          <table:table-cell table:style-name="ce392"/>
          <table:table-cell table:style-name="ce392" table:formula="of:=[.F159]-[.C160]+[.D160]" office:value-type="float" office:value="522" calcext:value-type="float">
            <text:p>522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 office:value-type="string" calcext:value-type="string">
            <text:p>NİSAN</text:p>
          </table:table-cell>
          <table:table-cell table:style-name="ce375" office:value-type="string" calcext:value-type="string">
            <text:p>MALZEME</text:p>
          </table:table-cell>
          <table:table-cell table:style-name="ce392"/>
          <table:table-cell table:style-name="ce392" office:value-type="float" office:value="750" calcext:value-type="float">
            <text:p>750,00</text:p>
          </table:table-cell>
          <table:table-cell table:style-name="ce392"/>
          <table:table-cell table:style-name="ce392" table:formula="of:=[.F160]-[.C161]+[.D161]" office:value-type="float" office:value="1272" calcext:value-type="float">
            <text:p>1.272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/>
          <table:table-cell table:style-name="ce375" office:value-type="string" calcext:value-type="string">
            <text:p>SU MALZ</text:p>
          </table:table-cell>
          <table:table-cell table:style-name="ce392"/>
          <table:table-cell table:style-name="ce392" office:value-type="float" office:value="14" calcext:value-type="float">
            <text:p>14,00</text:p>
          </table:table-cell>
          <table:table-cell table:style-name="ce392"/>
          <table:table-cell table:style-name="ce392" table:formula="of:=[.F161]-[.C162]+[.D162]" office:value-type="float" office:value="1286" calcext:value-type="float">
            <text:p>1.286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/>
          <table:table-cell table:style-name="ce375" office:value-type="string" calcext:value-type="string">
            <text:p>KESİCİ TEX</text:p>
          </table:table-cell>
          <table:table-cell table:style-name="ce392" office:value-type="float" office:value="120" calcext:value-type="float">
            <text:p>120,00</text:p>
          </table:table-cell>
          <table:table-cell table:style-name="ce392" table:number-columns-repeated="2"/>
          <table:table-cell table:style-name="ce392" table:formula="of:=[.F162]-[.C163]+[.D163]" office:value-type="float" office:value="1166" calcext:value-type="float">
            <text:p>1.166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/>
          <table:table-cell table:style-name="ce375" office:value-type="string" calcext:value-type="string">
            <text:p>HIZ KONT ÖDEME</text:p>
          </table:table-cell>
          <table:table-cell table:style-name="ce392"/>
          <table:table-cell table:style-name="ce392" office:value-type="float" office:value="708" calcext:value-type="float">
            <text:p>708,00</text:p>
          </table:table-cell>
          <table:table-cell table:style-name="ce392"/>
          <table:table-cell table:style-name="ce392" table:formula="of:=[.F163]-[.C164]+[.D164]" office:value-type="float" office:value="1874" calcext:value-type="float">
            <text:p>1.874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51" office:value-type="date" office:date-value="2011-06-24" calcext:value-type="date">
            <text:p>24.Haz</text:p>
          </table:table-cell>
          <table:table-cell table:style-name="ce375" office:value-type="string" calcext:value-type="string">
            <text:p>2 GL SLK BOYA</text:p>
          </table:table-cell>
          <table:table-cell table:style-name="ce392"/>
          <table:table-cell table:style-name="ce392" office:value-type="float" office:value="26" calcext:value-type="float">
            <text:p>26,00</text:p>
          </table:table-cell>
          <table:table-cell table:style-name="ce392"/>
          <table:table-cell table:style-name="ce392" table:formula="of:=[.F164]-[.C165]+[.D165]" office:value-type="float" office:value="1900" calcext:value-type="float">
            <text:p>1.900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/>
          <table:table-cell table:style-name="ce375" office:value-type="string" calcext:value-type="string">
            <text:p>4 PAR RULO</text:p>
          </table:table-cell>
          <table:table-cell table:style-name="ce392"/>
          <table:table-cell table:style-name="ce392" office:value-type="float" office:value="8" calcext:value-type="float">
            <text:p>8,00</text:p>
          </table:table-cell>
          <table:table-cell table:style-name="ce392"/>
          <table:table-cell table:style-name="ce392" table:formula="of:=[.F165]-[.C166]+[.D166]" office:value-type="float" office:value="1908" calcext:value-type="float">
            <text:p>1.908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/>
          <table:table-cell table:style-name="ce375" office:value-type="string" calcext:value-type="string">
            <text:p>1 KES</text:p>
          </table:table-cell>
          <table:table-cell table:style-name="ce392"/>
          <table:table-cell table:style-name="ce392" office:value-type="float" office:value="4" calcext:value-type="float">
            <text:p>4,00</text:p>
          </table:table-cell>
          <table:table-cell table:style-name="ce392"/>
          <table:table-cell table:style-name="ce392" table:formula="of:=[.F166]-[.C167]+[.D167]" office:value-type="float" office:value="1912" calcext:value-type="float">
            <text:p>1.912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/>
          <table:table-cell table:style-name="ce375" office:value-type="string" calcext:value-type="string">
            <text:p>2 GL TİNER</text:p>
          </table:table-cell>
          <table:table-cell table:style-name="ce392"/>
          <table:table-cell table:style-name="ce392" office:value-type="float" office:value="18" calcext:value-type="float">
            <text:p>18,00</text:p>
          </table:table-cell>
          <table:table-cell table:style-name="ce392"/>
          <table:table-cell table:style-name="ce392" table:formula="of:=[.F167]-[.C168]+[.D168]" office:value-type="float" office:value="1930" calcext:value-type="float">
            <text:p>1.930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/>
          <table:table-cell table:style-name="ce375" office:value-type="string" calcext:value-type="string">
            <text:p>1 GL ANTİPAS</text:p>
          </table:table-cell>
          <table:table-cell table:style-name="ce392"/>
          <table:table-cell table:style-name="ce392" office:value-type="float" office:value="20" calcext:value-type="float">
            <text:p>20,00</text:p>
          </table:table-cell>
          <table:table-cell table:style-name="ce392"/>
          <table:table-cell table:style-name="ce392" table:formula="of:=[.F168]-[.C169]+[.D169]" office:value-type="float" office:value="1950" calcext:value-type="float">
            <text:p>1.950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/>
          <table:table-cell table:style-name="ce375" office:value-type="string" calcext:value-type="string">
            <text:p>2 <text:s/>TOR. YAPŞ</text:p>
          </table:table-cell>
          <table:table-cell table:style-name="ce392"/>
          <table:table-cell table:style-name="ce392" office:value-type="float" office:value="20" calcext:value-type="float">
            <text:p>20,00</text:p>
          </table:table-cell>
          <table:table-cell table:style-name="ce392"/>
          <table:table-cell table:style-name="ce392" table:formula="of:=[.F169]-[.C170]+[.D170]" office:value-type="float" office:value="1970" calcext:value-type="float">
            <text:p>1.970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/>
          <table:table-cell table:style-name="ce375" office:value-type="string" calcext:value-type="string">
            <text:p>1 KĞ ENAMEL</text:p>
          </table:table-cell>
          <table:table-cell table:style-name="ce392"/>
          <table:table-cell table:style-name="ce392" office:value-type="float" office:value="9" calcext:value-type="float">
            <text:p>9,00</text:p>
          </table:table-cell>
          <table:table-cell table:style-name="ce392"/>
          <table:table-cell table:style-name="ce392" table:formula="of:=[.F170]-[.C171]+[.D171]" office:value-type="float" office:value="1979" calcext:value-type="float">
            <text:p>1.979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/>
          <table:table-cell table:style-name="ce375" office:value-type="string" calcext:value-type="string">
            <text:p>NOTER ALİ BALCI</text:p>
          </table:table-cell>
          <table:table-cell table:style-name="ce392"/>
          <table:table-cell table:style-name="ce392" office:value-type="float" office:value="3000" calcext:value-type="float">
            <text:p>3.000,00</text:p>
          </table:table-cell>
          <table:table-cell table:style-name="ce392"/>
          <table:table-cell table:style-name="ce392" table:formula="of:=[.F171]-[.C172]+[.D172]" office:value-type="float" office:value="4979" calcext:value-type="float">
            <text:p>4.979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/>
          <table:table-cell table:style-name="ce375" office:value-type="string" calcext:value-type="string">
            <text:p>İSKENDİYER</text:p>
          </table:table-cell>
          <table:table-cell table:style-name="ce392" office:value-type="float" office:value="600" calcext:value-type="float">
            <text:p>600,00</text:p>
          </table:table-cell>
          <table:table-cell table:style-name="ce392" table:number-columns-repeated="2"/>
          <table:table-cell table:style-name="ce392" table:formula="of:=[.F172]-[.C173]+[.D173]" office:value-type="float" office:value="4379" calcext:value-type="float">
            <text:p>4.379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/>
          <table:table-cell table:style-name="ce375" office:value-type="string" calcext:value-type="string">
            <text:p>ALİ BALCI ELDEN</text:p>
          </table:table-cell>
          <table:table-cell table:style-name="ce392" office:value-type="float" office:value="1400" calcext:value-type="float">
            <text:p>1.400,00</text:p>
          </table:table-cell>
          <table:table-cell table:style-name="ce392" table:number-columns-repeated="2"/>
          <table:table-cell table:style-name="ce392" table:formula="of:=[.F173]-[.C174]+[.D174]" office:value-type="float" office:value="2979" calcext:value-type="float">
            <text:p>2.979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 office:value-type="string" calcext:value-type="string">
            <text:p>8.AĞS</text:p>
          </table:table-cell>
          <table:table-cell table:style-name="ce375" office:value-type="string" calcext:value-type="string">
            <text:p>KDV</text:p>
          </table:table-cell>
          <table:table-cell table:style-name="ce392" office:value-type="float" office:value="224" calcext:value-type="float">
            <text:p>224,00</text:p>
          </table:table-cell>
          <table:table-cell table:style-name="ce392" table:number-columns-repeated="2"/>
          <table:table-cell table:style-name="ce392" table:formula="of:=[.F174]-[.C175]+[.D175]" office:value-type="float" office:value="2755" calcext:value-type="float">
            <text:p>2.755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/>
          <table:table-cell table:style-name="ce375" office:value-type="string" calcext:value-type="string">
            <text:p>LOK MAAŞ</text:p>
          </table:table-cell>
          <table:table-cell table:style-name="ce392" office:value-type="float" office:value="660" calcext:value-type="float">
            <text:p>660,00</text:p>
          </table:table-cell>
          <table:table-cell table:style-name="ce392" table:number-columns-repeated="2"/>
          <table:table-cell table:style-name="ce392" table:formula="of:=[.F175]-[.C176]+[.D176]" office:value-type="float" office:value="2095" calcext:value-type="float">
            <text:p>2.095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/>
          <table:table-cell table:style-name="ce375" office:value-type="string" calcext:value-type="string">
            <text:p>LOK SSK</text:p>
          </table:table-cell>
          <table:table-cell table:style-name="ce392" office:value-type="float" office:value="520" calcext:value-type="float">
            <text:p>520,00</text:p>
          </table:table-cell>
          <table:table-cell table:style-name="ce392" table:number-columns-repeated="2"/>
          <table:table-cell table:style-name="ce392" table:formula="of:=[.F176]-[.C177]+[.D177]" office:value-type="float" office:value="1575" calcext:value-type="float">
            <text:p>1.575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51" office:value-type="date" office:date-value="2011-09-30" calcext:value-type="date">
            <text:p>30.Eyl</text:p>
          </table:table-cell>
          <table:table-cell table:style-name="ce375" office:value-type="string" calcext:value-type="string">
            <text:p>LOK SSK</text:p>
          </table:table-cell>
          <table:table-cell table:style-name="ce392" office:value-type="float" office:value="240" calcext:value-type="float">
            <text:p>240,00</text:p>
          </table:table-cell>
          <table:table-cell table:style-name="ce392" table:number-columns-repeated="2"/>
          <table:table-cell table:style-name="ce392" table:formula="of:=[.F177]-[.C178]+[.D178]" office:value-type="float" office:value="1335" calcext:value-type="float">
            <text:p>1.335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/>
          <table:table-cell table:style-name="ce375" office:value-type="string" calcext:value-type="string">
            <text:p>ÜNV MALZ</text:p>
          </table:table-cell>
          <table:table-cell table:style-name="ce392"/>
          <table:table-cell table:style-name="ce392" office:value-type="float" office:value="1082" calcext:value-type="float">
            <text:p>1.082,00</text:p>
          </table:table-cell>
          <table:table-cell table:style-name="ce392"/>
          <table:table-cell table:style-name="ce392" table:formula="of:=[.F178]-[.C179]+[.D179]" office:value-type="float" office:value="2417" calcext:value-type="float">
            <text:p>2.417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/>
          <table:table-cell table:style-name="ce375" office:value-type="string" calcext:value-type="string">
            <text:p>CİM NAK</text:p>
          </table:table-cell>
          <table:table-cell table:style-name="ce392" office:value-type="float" office:value="850" calcext:value-type="float">
            <text:p>850,00</text:p>
          </table:table-cell>
          <table:table-cell table:style-name="ce392" table:number-columns-repeated="2"/>
          <table:table-cell table:style-name="ce392" table:formula="of:=[.F179]-[.C180]+[.D180]" office:value-type="float" office:value="1567" calcext:value-type="float">
            <text:p>1.567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/>
          <table:table-cell table:style-name="ce375" office:value-type="string" calcext:value-type="string">
            <text:p>MEZAR HASAN TAŞ</text:p>
          </table:table-cell>
          <table:table-cell table:style-name="ce392" office:value-type="float" office:value="500" calcext:value-type="float">
            <text:p>500,00</text:p>
          </table:table-cell>
          <table:table-cell table:style-name="ce392" table:number-columns-repeated="2"/>
          <table:table-cell table:style-name="ce392" table:formula="of:=[.F180]-[.C181]+[.D181]" office:value-type="float" office:value="1067" calcext:value-type="float">
            <text:p>1.067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 office:value-type="string" calcext:value-type="string">
            <text:p>10 AY</text:p>
          </table:table-cell>
          <table:table-cell table:style-name="ce375" office:value-type="string" calcext:value-type="string">
            <text:p>LOK <text:s/>MAAŞ</text:p>
          </table:table-cell>
          <table:table-cell table:style-name="ce392" office:value-type="float" office:value="660" calcext:value-type="float">
            <text:p>660,00</text:p>
          </table:table-cell>
          <table:table-cell table:style-name="ce392" table:number-columns-repeated="2"/>
          <table:table-cell table:style-name="ce392" table:formula="of:=[.F181]-[.C182]+[.D182]" office:value-type="float" office:value="407" calcext:value-type="float">
            <text:p>407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/>
          <table:table-cell table:style-name="ce375" office:value-type="string" calcext:value-type="string">
            <text:p>MEZAR PARASI</text:p>
          </table:table-cell>
          <table:table-cell table:style-name="ce392" office:value-type="float" office:value="700" calcext:value-type="float">
            <text:p>700,00</text:p>
          </table:table-cell>
          <table:table-cell table:style-name="ce392" table:number-columns-repeated="2"/>
          <table:table-cell table:style-name="ce392" table:formula="of:=[.F182]-[.C183]+[.D183]" office:value-type="float" office:value="-293" calcext:value-type="float">
            <text:p>-293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 office:value-type="string" calcext:value-type="string">
            <text:p>11 AY</text:p>
          </table:table-cell>
          <table:table-cell table:style-name="ce375" office:value-type="string" calcext:value-type="string">
            <text:p>LOK SSK</text:p>
          </table:table-cell>
          <table:table-cell table:style-name="ce392" office:value-type="float" office:value="240" calcext:value-type="float">
            <text:p>240,00</text:p>
          </table:table-cell>
          <table:table-cell table:style-name="ce392" table:number-columns-repeated="2"/>
          <table:table-cell table:style-name="ce392" table:formula="of:=[.F183]-[.C184]+[.D184]" office:value-type="float" office:value="-533" calcext:value-type="float">
            <text:p>-533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/>
          <table:table-cell table:style-name="ce375" office:value-type="string" calcext:value-type="string">
            <text:p>BEL EMLAK</text:p>
          </table:table-cell>
          <table:table-cell table:style-name="ce392" office:value-type="float" office:value="5020" calcext:value-type="float">
            <text:p>5.020,00</text:p>
          </table:table-cell>
          <table:table-cell table:style-name="ce392" table:number-columns-repeated="2"/>
          <table:table-cell table:style-name="ce392" table:formula="of:=[.F184]-[.C185]+[.D185]" office:value-type="float" office:value="-5553" calcext:value-type="float">
            <text:p>-5.553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 office:value-type="string" calcext:value-type="string">
            <text:p>11 AY</text:p>
          </table:table-cell>
          <table:table-cell table:style-name="ce375" office:value-type="string" calcext:value-type="string">
            <text:p>GEC VR</text:p>
          </table:table-cell>
          <table:table-cell table:style-name="ce392" office:value-type="float" office:value="97" calcext:value-type="float">
            <text:p>97,00</text:p>
          </table:table-cell>
          <table:table-cell table:style-name="ce392" table:number-columns-repeated="2"/>
          <table:table-cell table:style-name="ce392" table:formula="of:=[.F185]-[.C186]+[.D186]" office:value-type="float" office:value="-5650" calcext:value-type="float">
            <text:p>-5.650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 office:value-type="string" calcext:value-type="string">
            <text:p>12 AY</text:p>
          </table:table-cell>
          <table:table-cell table:style-name="ce375" office:value-type="string" calcext:value-type="string">
            <text:p>LOK MAAŞ</text:p>
          </table:table-cell>
          <table:table-cell table:style-name="ce392" office:value-type="float" office:value="660" calcext:value-type="float">
            <text:p>660,00</text:p>
          </table:table-cell>
          <table:table-cell table:style-name="ce392" table:number-columns-repeated="2"/>
          <table:table-cell table:style-name="ce392" table:formula="of:=[.F186]-[.C187]+[.D187]" office:value-type="float" office:value="-6310" calcext:value-type="float">
            <text:p>-6.310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 office:value-type="string" calcext:value-type="string">
            <text:p>12 AY</text:p>
          </table:table-cell>
          <table:table-cell table:style-name="ce375" office:value-type="string" calcext:value-type="string">
            <text:p>M.B <text:s text:c="2"/>Ğ.VER</text:p>
          </table:table-cell>
          <table:table-cell table:style-name="ce392" office:value-type="float" office:value="845" calcext:value-type="float">
            <text:p>845,00</text:p>
          </table:table-cell>
          <table:table-cell table:style-name="ce392" table:number-columns-repeated="2"/>
          <table:table-cell table:style-name="ce392" table:formula="of:=[.F187]-[.C188]+[.D188]" office:value-type="float" office:value="-7155" calcext:value-type="float">
            <text:p>-7.155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 office:value-type="string" calcext:value-type="string">
            <text:p>12 AY</text:p>
          </table:table-cell>
          <table:table-cell table:style-name="ce375" office:value-type="string" calcext:value-type="string">
            <text:p>DĞ VERĞİ</text:p>
          </table:table-cell>
          <table:table-cell table:style-name="ce392" office:value-type="float" office:value="246" calcext:value-type="float">
            <text:p>246,00</text:p>
          </table:table-cell>
          <table:table-cell table:style-name="ce392" table:number-columns-repeated="2"/>
          <table:table-cell table:style-name="ce392" table:formula="of:=[.F188]-[.C189]+[.D189]" office:value-type="float" office:value="-7401" calcext:value-type="float">
            <text:p>-7.401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 office:value-type="string" calcext:value-type="string">
            <text:p>6 AY</text:p>
          </table:table-cell>
          <table:table-cell table:style-name="ce375" office:value-type="string" calcext:value-type="string">
            <text:p>KREDİ 1</text:p>
          </table:table-cell>
          <table:table-cell table:style-name="ce392"/>
          <table:table-cell table:style-name="ce392" office:value-type="float" office:value="2375" calcext:value-type="float">
            <text:p>2.375,00</text:p>
          </table:table-cell>
          <table:table-cell table:style-name="ce392"/>
          <table:table-cell table:style-name="ce392" table:formula="of:=[.F189]-[.C190]+[.D190]" office:value-type="float" office:value="-5026" calcext:value-type="float">
            <text:p>-5.026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 office:value-type="string" calcext:value-type="string">
            <text:p>7 AY</text:p>
          </table:table-cell>
          <table:table-cell table:style-name="ce375" office:value-type="string" calcext:value-type="string">
            <text:p>KREDİ 2</text:p>
          </table:table-cell>
          <table:table-cell table:style-name="ce392"/>
          <table:table-cell table:style-name="ce392" office:value-type="float" office:value="2375" calcext:value-type="float">
            <text:p>2.375,00</text:p>
          </table:table-cell>
          <table:table-cell table:style-name="ce392"/>
          <table:table-cell table:style-name="ce392" table:formula="of:=[.F190]-[.C191]+[.D191]" office:value-type="float" office:value="-2651" calcext:value-type="float">
            <text:p>-2.651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 office:value-type="string" calcext:value-type="string">
            <text:p>8 AY</text:p>
          </table:table-cell>
          <table:table-cell table:style-name="ce375" office:value-type="string" calcext:value-type="string">
            <text:p>KREDİ 3</text:p>
          </table:table-cell>
          <table:table-cell table:style-name="ce392"/>
          <table:table-cell table:style-name="ce392" office:value-type="float" office:value="2375" calcext:value-type="float">
            <text:p>2.375,00</text:p>
          </table:table-cell>
          <table:table-cell table:style-name="ce392"/>
          <table:table-cell table:style-name="ce392" table:formula="of:=[.F191]-[.C192]+[.D192]" office:value-type="float" office:value="-276" calcext:value-type="float">
            <text:p>-276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 office:value-type="string" calcext:value-type="string">
            <text:p>9 AY</text:p>
          </table:table-cell>
          <table:table-cell table:style-name="ce375" office:value-type="string" calcext:value-type="string">
            <text:p>KREDİ 4</text:p>
          </table:table-cell>
          <table:table-cell table:style-name="ce392"/>
          <table:table-cell table:style-name="ce392" office:value-type="float" office:value="2375" calcext:value-type="float">
            <text:p>2.375,00</text:p>
          </table:table-cell>
          <table:table-cell table:style-name="ce392"/>
          <table:table-cell table:style-name="ce392" table:formula="of:=[.F192]-[.C193]+[.D193]" office:value-type="float" office:value="2099" calcext:value-type="float">
            <text:p>2.099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 office:value-type="string" calcext:value-type="string">
            <text:p>10 ay</text:p>
          </table:table-cell>
          <table:table-cell table:style-name="ce375" office:value-type="string" calcext:value-type="string">
            <text:p>KREDİ 5</text:p>
          </table:table-cell>
          <table:table-cell table:style-name="ce392"/>
          <table:table-cell table:style-name="ce392" office:value-type="float" office:value="2375" calcext:value-type="float">
            <text:p>2.375,00</text:p>
          </table:table-cell>
          <table:table-cell table:style-name="ce392"/>
          <table:table-cell table:style-name="ce392" table:formula="of:=[.F193]-[.C194]+[.D194]" office:value-type="float" office:value="4474" calcext:value-type="float">
            <text:p>4.474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 office:value-type="string" calcext:value-type="string">
            <text:p>11 AY</text:p>
          </table:table-cell>
          <table:table-cell table:style-name="ce375" office:value-type="string" calcext:value-type="string">
            <text:p>KREDİ 6</text:p>
          </table:table-cell>
          <table:table-cell table:style-name="ce392"/>
          <table:table-cell table:style-name="ce392" office:value-type="float" office:value="2375" calcext:value-type="float">
            <text:p>2.375,00</text:p>
          </table:table-cell>
          <table:table-cell table:style-name="ce392"/>
          <table:table-cell table:style-name="ce392" table:formula="of:=[.F194]-[.C195]+[.D195]" office:value-type="float" office:value="6849" calcext:value-type="float">
            <text:p>6.849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 office:value-type="string" calcext:value-type="string">
            <text:p>12 <text:s/>AY</text:p>
          </table:table-cell>
          <table:table-cell table:style-name="ce375" office:value-type="string" calcext:value-type="string">
            <text:p>LOK SSK</text:p>
          </table:table-cell>
          <table:table-cell table:style-name="ce392" office:value-type="float" office:value="240" calcext:value-type="float">
            <text:p>240,00</text:p>
          </table:table-cell>
          <table:table-cell table:style-name="ce392" table:number-columns-repeated="2"/>
          <table:table-cell table:style-name="ce392" table:formula="of:=[.F195]-[.C196]+[.D196]" office:value-type="float" office:value="6609" calcext:value-type="float">
            <text:p>6.609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/>
          <table:table-cell table:style-name="ce375" office:value-type="string" calcext:value-type="string">
            <text:p>NAKLİYE</text:p>
          </table:table-cell>
          <table:table-cell table:style-name="ce392" office:value-type="float" office:value="6" calcext:value-type="float">
            <text:p>6,00</text:p>
          </table:table-cell>
          <table:table-cell table:style-name="ce392" table:number-columns-repeated="2"/>
          <table:table-cell table:style-name="ce392" table:formula="of:=[.F196]-[.C197]+[.D197]" office:value-type="float" office:value="6603" calcext:value-type="float">
            <text:p>6.603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 office:value-type="string" calcext:value-type="string">
            <text:p>12. ay</text:p>
          </table:table-cell>
          <table:table-cell table:style-name="ce375" office:value-type="string" calcext:value-type="string">
            <text:p>KREDİ 7</text:p>
          </table:table-cell>
          <table:table-cell table:style-name="ce392"/>
          <table:table-cell table:style-name="ce392" office:value-type="float" office:value="2375" calcext:value-type="float">
            <text:p>2.375,00</text:p>
          </table:table-cell>
          <table:table-cell table:style-name="ce392"/>
          <table:table-cell table:style-name="ce392" table:formula="of:=[.F197]-[.C198]+[.D198]" office:value-type="float" office:value="8978" calcext:value-type="float">
            <text:p>8.978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/>
          <table:table-cell table:style-name="ce375" office:value-type="string" calcext:value-type="string">
            <text:p>ÜNVERSİTE <text:s/>MALZ</text:p>
          </table:table-cell>
          <table:table-cell table:style-name="ce392" office:value-type="float" office:value="9600" calcext:value-type="float">
            <text:p>9.600,00</text:p>
          </table:table-cell>
          <table:table-cell table:style-name="ce392" table:number-columns-repeated="2"/>
          <table:table-cell table:style-name="ce392" table:formula="of:=[.F198]-[.C199]+[.D199]" office:value-type="float" office:value="-622" calcext:value-type="float">
            <text:p>-622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/>
          <table:table-cell table:style-name="ce375" office:value-type="string" calcext:value-type="string">
            <text:p>hüs cankurt</text:p>
          </table:table-cell>
          <table:table-cell table:style-name="ce392" office:value-type="float" office:value="200" calcext:value-type="float">
            <text:p>200,00</text:p>
          </table:table-cell>
          <table:table-cell table:style-name="ce392" table:number-columns-repeated="2"/>
          <table:table-cell table:style-name="ce392" table:formula="of:=[.F199]-[.C200]+[.D200]" office:value-type="float" office:value="-822" calcext:value-type="float">
            <text:p>-822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/>
          <table:table-cell table:style-name="ce375" office:value-type="string" calcext:value-type="string">
            <text:p>deniz mak</text:p>
          </table:table-cell>
          <table:table-cell table:style-name="ce392" office:value-type="float" office:value="280" calcext:value-type="float">
            <text:p>280,00</text:p>
          </table:table-cell>
          <table:table-cell table:style-name="ce392" table:number-columns-repeated="2"/>
          <table:table-cell table:style-name="ce392" table:formula="of:=[.F200]-[.C201]+[.D201]" office:value-type="float" office:value="-1102" calcext:value-type="float">
            <text:p>-1.102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/>
          <table:table-cell table:style-name="ce375" office:value-type="string" calcext:value-type="string">
            <text:p>boru</text:p>
          </table:table-cell>
          <table:table-cell table:style-name="ce392" office:value-type="float" office:value="90" calcext:value-type="float">
            <text:p>90,00</text:p>
          </table:table-cell>
          <table:table-cell table:style-name="ce392" table:number-columns-repeated="2"/>
          <table:table-cell table:style-name="ce392" table:formula="of:=[.F201]-[.C202]+[.D202]" office:value-type="float" office:value="-1192" calcext:value-type="float">
            <text:p>-1.192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 office:value-type="float" office:value="2011" calcext:value-type="float">
            <text:p>2011</text:p>
          </table:table-cell>
          <table:table-cell table:style-name="ce377" office:value-type="string" calcext:value-type="string">
            <text:p>DOĞUŞ BORÇLU</text:p>
          </table:table-cell>
          <table:table-cell table:style-name="ce392" table:number-columns-repeated="3"/>
          <table:table-cell table:style-name="ce393" table:formula="of:=[.F202]-[.C203]+[.D203]" office:value-type="float" office:value="-1192" calcext:value-type="float">
            <text:p>-1.192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/>
          <table:table-cell table:style-name="ce377"/>
          <table:table-cell table:style-name="ce392" table:number-columns-repeated="3"/>
          <table:table-cell table:style-name="ce392" table:formula="of:=[.F203]-[.C204]+[.D204]" office:value-type="float" office:value="-1192" calcext:value-type="float">
            <text:p>-1.192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8"/>
          <table:table-cell table:style-name="ce374"/>
          <table:table-cell table:style-name="ce383" table:number-columns-repeated="3"/>
          <table:table-cell table:style-name="ce392" table:formula="of:=[.F204]-[.C205]+[.D205]" office:value-type="float" office:value="-1192" calcext:value-type="float">
            <text:p>-1.192,0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9" office:value-type="float" office:value="2011" calcext:value-type="float">
            <text:p>2011</text:p>
          </table:table-cell>
          <table:table-cell table:style-name="ce377" office:value-type="string" calcext:value-type="string">
            <text:p>DOĞUŞ BORÇLU</text:p>
          </table:table-cell>
          <table:table-cell table:style-name="ce392" table:number-columns-repeated="3"/>
          <table:table-cell table:style-name="ce393" table:formula="of:=[.F205]-[.C206]+[.D206]" office:value-type="float" office:value="-1192" calcext:value-type="float">
            <text:p>-1.192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49" office:value-type="float" office:value="2012" calcext:value-type="float">
            <text:p>2012</text:p>
          </table:table-cell>
          <table:table-cell table:style-name="ce375" office:value-type="string" calcext:value-type="string">
            <text:p>ali balcı kaloriferci</text:p>
          </table:table-cell>
          <table:table-cell table:style-name="ce392"/>
          <table:table-cell table:style-name="ce392" office:value-type="float" office:value="225" calcext:value-type="float">
            <text:p>225,00</text:p>
          </table:table-cell>
          <table:table-cell table:style-name="ce392"/>
          <table:table-cell table:style-name="ce392" table:formula="of:=[.F206]-[.C207]+[.D207]" office:value-type="float" office:value="-967" calcext:value-type="float">
            <text:p>-967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/>
          <table:table-cell table:style-name="ce375" office:value-type="string" calcext:value-type="string">
            <text:p>ali balcı ş.çırdaklı</text:p>
          </table:table-cell>
          <table:table-cell table:style-name="ce392"/>
          <table:table-cell table:style-name="ce392" office:value-type="float" office:value="500" calcext:value-type="float">
            <text:p>500,00</text:p>
          </table:table-cell>
          <table:table-cell table:style-name="ce392"/>
          <table:table-cell table:style-name="ce392" table:formula="of:=[.F207]-[.C208]+[.D208]" office:value-type="float" office:value="-467" calcext:value-type="float">
            <text:p>-467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/>
          <table:table-cell table:style-name="ce375" office:value-type="string" calcext:value-type="string">
            <text:p>izocam nakliye</text:p>
          </table:table-cell>
          <table:table-cell table:style-name="ce392" office:value-type="float" office:value="160" calcext:value-type="float">
            <text:p>160,00</text:p>
          </table:table-cell>
          <table:table-cell table:style-name="ce392" table:number-columns-repeated="2"/>
          <table:table-cell table:style-name="ce392" table:formula="of:=[.F208]-[.C209]+[.D209]" office:value-type="float" office:value="-627" calcext:value-type="float">
            <text:p>-627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/>
          <table:table-cell table:style-name="ce375" office:value-type="string" calcext:value-type="string">
            <text:p>kredi</text:p>
          </table:table-cell>
          <table:table-cell table:style-name="ce392" table:number-columns-repeated="3"/>
          <table:table-cell table:style-name="ce392" table:formula="of:=[.F209]-[.C210]+[.D210]" office:value-type="float" office:value="-627" calcext:value-type="float">
            <text:p>-627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/>
          <table:table-cell table:style-name="ce375" office:value-type="string" calcext:value-type="string">
            <text:p>2375*10=23750</text:p>
          </table:table-cell>
          <table:table-cell table:style-name="ce392" table:number-columns-repeated="3"/>
          <table:table-cell table:style-name="ce392" table:formula="of:=[.F210]-[.C211]+[.D211]" office:value-type="float" office:value="-627" calcext:value-type="float">
            <text:p>-627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/>
          <table:table-cell table:style-name="ce375" office:value-type="string" calcext:value-type="string">
            <text:p>2375*1 = <text:s/>2375</text:p>
          </table:table-cell>
          <table:table-cell table:style-name="ce392" table:number-columns-repeated="3"/>
          <table:table-cell table:style-name="ce392" table:formula="of:=[.F211]-[.C212]+[.D212]" office:value-type="float" office:value="-627" calcext:value-type="float">
            <text:p>-627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/>
          <table:table-cell table:style-name="ce375" office:value-type="string" calcext:value-type="string">
            <text:p>1* 375 = <text:s text:c="2"/>375</text:p>
          </table:table-cell>
          <table:table-cell table:style-name="ce392" table:number-columns-repeated="3"/>
          <table:table-cell table:style-name="ce392" table:formula="of:=[.F212]-[.C213]+[.D213]" office:value-type="float" office:value="-627" calcext:value-type="float">
            <text:p>-627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/>
          <table:table-cell table:style-name="ce375" office:value-type="string" calcext:value-type="string">
            <text:p>toplam <text:s text:c="14"/>26500</text:p>
          </table:table-cell>
          <table:table-cell table:style-name="ce392" table:number-columns-repeated="3"/>
          <table:table-cell table:style-name="ce392" table:formula="of:=[.F213]-[.C214]+[.D214]" office:value-type="float" office:value="-627" calcext:value-type="float">
            <text:p>-627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 office:value-type="string" calcext:value-type="string">
            <text:p>1. ay</text:p>
          </table:table-cell>
          <table:table-cell table:style-name="ce375" office:value-type="string" calcext:value-type="string">
            <text:p>KREDİ 8-9-10-11</text:p>
          </table:table-cell>
          <table:table-cell table:style-name="ce392"/>
          <table:table-cell table:style-name="ce392" office:value-type="float" office:value="9500" calcext:value-type="float">
            <text:p>9.500,00</text:p>
          </table:table-cell>
          <table:table-cell table:style-name="ce392"/>
          <table:table-cell table:style-name="ce392" table:formula="of:=[.F214]-[.C215]+[.D215]" office:value-type="float" office:value="8873" calcext:value-type="float">
            <text:p>8.873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/>
          <table:table-cell table:style-name="ce375" office:value-type="string" calcext:value-type="string">
            <text:p>kredi 12</text:p>
          </table:table-cell>
          <table:table-cell table:style-name="ce392"/>
          <table:table-cell table:style-name="ce392" office:value-type="float" office:value="375" calcext:value-type="float">
            <text:p>375,00</text:p>
          </table:table-cell>
          <table:table-cell table:style-name="ce392"/>
          <table:table-cell table:style-name="ce392" table:formula="of:=[.F215]-[.C216]+[.D216]" office:value-type="float" office:value="9248" calcext:value-type="float">
            <text:p>9.248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/>
          <table:table-cell table:style-name="ce375" office:value-type="string" calcext:value-type="string">
            <text:p>ak kk atila</text:p>
          </table:table-cell>
          <table:table-cell table:style-name="ce392"/>
          <table:table-cell table:style-name="ce392" office:value-type="float" office:value="960" calcext:value-type="float">
            <text:p>960,00</text:p>
          </table:table-cell>
          <table:table-cell table:style-name="ce392"/>
          <table:table-cell table:style-name="ce392" table:formula="of:=[.F216]-[.C217]+[.D217]" office:value-type="float" office:value="10208" calcext:value-type="float">
            <text:p>10.208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/>
          <table:table-cell table:style-name="ce375" office:value-type="string" calcext:value-type="string">
            <text:p>aygaz atila</text:p>
          </table:table-cell>
          <table:table-cell table:style-name="ce392"/>
          <table:table-cell table:style-name="ce392" office:value-type="float" office:value="168" calcext:value-type="float">
            <text:p>168,00</text:p>
          </table:table-cell>
          <table:table-cell table:style-name="ce392"/>
          <table:table-cell table:style-name="ce392" table:formula="of:=[.F217]-[.C218]+[.D218]" office:value-type="float" office:value="10376" calcext:value-type="float">
            <text:p>10.376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/>
          <table:table-cell table:style-name="ce375" office:value-type="string" calcext:value-type="string">
            <text:p>aygaz ali</text:p>
          </table:table-cell>
          <table:table-cell table:style-name="ce392"/>
          <table:table-cell table:style-name="ce392" office:value-type="float" office:value="195" calcext:value-type="float">
            <text:p>195,00</text:p>
          </table:table-cell>
          <table:table-cell table:style-name="ce392"/>
          <table:table-cell table:style-name="ce392" table:formula="of:=[.F218]-[.C219]+[.D219]" office:value-type="float" office:value="10571" calcext:value-type="float">
            <text:p>10.571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/>
          <table:table-cell table:style-name="ce375" office:value-type="string" calcext:value-type="string">
            <text:p>30-3-2012 çek</text:p>
          </table:table-cell>
          <table:table-cell table:style-name="ce392"/>
          <table:table-cell table:style-name="ce392" office:value-type="float" office:value="2000" calcext:value-type="float">
            <text:p>2.000,00</text:p>
          </table:table-cell>
          <table:table-cell table:style-name="ce392"/>
          <table:table-cell table:style-name="ce392" table:formula="of:=[.F219]-[.C220]+[.D220]" office:value-type="float" office:value="12571" calcext:value-type="float">
            <text:p>12.571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/>
          <table:table-cell table:style-name="ce375" office:value-type="string" calcext:value-type="string">
            <text:p>aslan tic</text:p>
          </table:table-cell>
          <table:table-cell table:style-name="ce392" office:value-type="float" office:value="930" calcext:value-type="float">
            <text:p>930,00</text:p>
          </table:table-cell>
          <table:table-cell table:style-name="ce392" table:number-columns-repeated="2"/>
          <table:table-cell table:style-name="ce392" table:formula="of:=[.F220]-[.C221]+[.D221]" office:value-type="float" office:value="11641" calcext:value-type="float">
            <text:p>11.641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/>
          <table:table-cell table:style-name="ce375" office:value-type="string" calcext:value-type="string">
            <text:p>ulusu tüp</text:p>
          </table:table-cell>
          <table:table-cell table:style-name="ce392" office:value-type="float" office:value="600" calcext:value-type="float">
            <text:p>600,00</text:p>
          </table:table-cell>
          <table:table-cell table:style-name="ce392" table:number-columns-repeated="2"/>
          <table:table-cell table:style-name="ce392" table:formula="of:=[.F221]-[.C222]+[.D222]" office:value-type="float" office:value="11041" calcext:value-type="float">
            <text:p>11.041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/>
          <table:table-cell table:style-name="ce375" office:value-type="string" calcext:value-type="string">
            <text:p>türkeller şenele ödeme</text:p>
          </table:table-cell>
          <table:table-cell table:style-name="ce392" office:value-type="float" office:value="5818" calcext:value-type="float">
            <text:p>5.818,00</text:p>
          </table:table-cell>
          <table:table-cell table:style-name="ce392" table:number-columns-repeated="2"/>
          <table:table-cell table:style-name="ce392" table:formula="of:=[.F222]-[.C223]+[.D223]" office:value-type="float" office:value="5223" calcext:value-type="float">
            <text:p>5.223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/>
          <table:table-cell table:style-name="ce375" office:value-type="string" calcext:value-type="string">
            <text:p>bayraktar cıvata şnl</text:p>
          </table:table-cell>
          <table:table-cell table:style-name="ce392" office:value-type="float" office:value="406" calcext:value-type="float">
            <text:p>406,00</text:p>
          </table:table-cell>
          <table:table-cell table:style-name="ce392" table:number-columns-repeated="2"/>
          <table:table-cell table:style-name="ce392" table:formula="of:=[.F223]-[.C224]+[.D224]" office:value-type="float" office:value="4817" calcext:value-type="float">
            <text:p>4.817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/>
          <table:table-cell table:style-name="ce375" office:value-type="string" calcext:value-type="string">
            <text:p>boyacı yusuf şnl mrmr</text:p>
          </table:table-cell>
          <table:table-cell table:style-name="ce392" office:value-type="float" office:value="850" calcext:value-type="float">
            <text:p>850,00</text:p>
          </table:table-cell>
          <table:table-cell table:style-name="ce392" table:number-columns-repeated="2"/>
          <table:table-cell table:style-name="ce392" table:formula="of:=[.F224]-[.C225]+[.D225]" office:value-type="float" office:value="3967" calcext:value-type="float">
            <text:p>3.967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/>
          <table:table-cell table:style-name="ce375" office:value-type="string" calcext:value-type="string">
            <text:p>ali balcıya nakit verilen</text:p>
          </table:table-cell>
          <table:table-cell table:style-name="ce392"/>
          <table:table-cell table:style-name="ce392" office:value-type="float" office:value="150" calcext:value-type="float">
            <text:p>150,00</text:p>
          </table:table-cell>
          <table:table-cell table:style-name="ce392"/>
          <table:table-cell table:style-name="ce392" table:formula="of:=[.F225]-[.C226]+[.D226]" office:value-type="float" office:value="4117" calcext:value-type="float">
            <text:p>4.117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/>
          <table:table-cell table:style-name="ce375" office:value-type="string" calcext:value-type="string">
            <text:p>ali balcıya nakit verilen</text:p>
          </table:table-cell>
          <table:table-cell table:style-name="ce392"/>
          <table:table-cell table:style-name="ce392" office:value-type="float" office:value="100" calcext:value-type="float">
            <text:p>100,00</text:p>
          </table:table-cell>
          <table:table-cell table:style-name="ce392"/>
          <table:table-cell table:style-name="ce392" table:formula="of:=[.F226]-[.C227]+[.D227]" office:value-type="float" office:value="4217" calcext:value-type="float">
            <text:p>4.217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/>
          <table:table-cell table:style-name="ce375" office:value-type="string" calcext:value-type="string">
            <text:p>yangın dolabı çağdaş</text:p>
          </table:table-cell>
          <table:table-cell table:style-name="ce392"/>
          <table:table-cell table:style-name="ce392" office:value-type="float" office:value="590" calcext:value-type="float">
            <text:p>590,00</text:p>
          </table:table-cell>
          <table:table-cell table:style-name="ce392"/>
          <table:table-cell table:style-name="ce392" table:formula="of:=[.F227]-[.C228]+[.D228]" office:value-type="float" office:value="4807" calcext:value-type="float">
            <text:p>4.807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/>
          <table:table-cell table:style-name="ce375" office:value-type="string" calcext:value-type="string">
            <text:p>orman işl havale</text:p>
          </table:table-cell>
          <table:table-cell table:style-name="ce392"/>
          <table:table-cell table:style-name="ce392" office:value-type="float" office:value="400" calcext:value-type="float">
            <text:p>400,00</text:p>
          </table:table-cell>
          <table:table-cell table:style-name="ce392"/>
          <table:table-cell table:style-name="ce392" table:formula="of:=[.F228]-[.C229]+[.D229]" office:value-type="float" office:value="5207" calcext:value-type="float">
            <text:p>5.207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 office:value-type="date" office:date-value="2012-02-24" calcext:value-type="date">
            <text:p>24.02.2012</text:p>
          </table:table-cell>
          <table:table-cell table:style-name="ce375" office:value-type="string" calcext:value-type="string">
            <text:p>ali balcıya nakit verilen</text:p>
          </table:table-cell>
          <table:table-cell table:style-name="ce392"/>
          <table:table-cell table:style-name="ce392" office:value-type="float" office:value="3000" calcext:value-type="float">
            <text:p>3.000,00</text:p>
          </table:table-cell>
          <table:table-cell table:style-name="ce392"/>
          <table:table-cell table:style-name="ce392" table:formula="of:=[.F229]-[.C230]+[.D230]" office:value-type="float" office:value="8207" calcext:value-type="float">
            <text:p>8.207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/>
          <table:table-cell table:style-name="ce375" office:value-type="string" calcext:value-type="string">
            <text:p>doğuş emlak vergisi,</text:p>
          </table:table-cell>
          <table:table-cell table:style-name="ce392"/>
          <table:table-cell table:style-name="ce392" office:value-type="float" office:value="244" calcext:value-type="float">
            <text:p>244,00</text:p>
          </table:table-cell>
          <table:table-cell table:style-name="ce392"/>
          <table:table-cell table:style-name="ce392" table:formula="of:=[.F230]-[.C231]+[.D231]" office:value-type="float" office:value="8451" calcext:value-type="float">
            <text:p>8.451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/>
          <table:table-cell table:style-name="ce375" office:value-type="string" calcext:value-type="string">
            <text:p>ali balcıya nakit verilen</text:p>
          </table:table-cell>
          <table:table-cell table:style-name="ce392"/>
          <table:table-cell table:style-name="ce392" office:value-type="float" office:value="150" calcext:value-type="float">
            <text:p>150,00</text:p>
          </table:table-cell>
          <table:table-cell table:style-name="ce392"/>
          <table:table-cell table:style-name="ce392" table:formula="of:=[.F231]-[.C232]+[.D232]" office:value-type="float" office:value="8601" calcext:value-type="float">
            <text:p>8.601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/>
          <table:table-cell table:style-name="ce375" office:value-type="string" calcext:value-type="string">
            <text:p>ali balcıdan çek</text:p>
          </table:table-cell>
          <table:table-cell table:style-name="ce392" office:value-type="float" office:value="3400" calcext:value-type="float">
            <text:p>3.400,00</text:p>
          </table:table-cell>
          <table:table-cell table:style-name="ce392" table:number-columns-repeated="2"/>
          <table:table-cell table:style-name="ce392" table:formula="of:=[.F232]-[.C233]+[.D233]" office:value-type="float" office:value="5201" calcext:value-type="float">
            <text:p>5.201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/>
          <table:table-cell table:style-name="ce375" office:value-type="string" calcext:value-type="string">
            <text:p>ali balcıya nakit verilen</text:p>
          </table:table-cell>
          <table:table-cell table:style-name="ce392"/>
          <table:table-cell table:style-name="ce392" office:value-type="float" office:value="2500" calcext:value-type="float">
            <text:p>2.500,00</text:p>
          </table:table-cell>
          <table:table-cell table:style-name="ce392"/>
          <table:table-cell table:style-name="ce392" table:formula="of:=[.F233]-[.C234]+[.D234]" office:value-type="float" office:value="7701" calcext:value-type="float">
            <text:p>7.701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 office:value-type="date" office:date-value="2012-02-25" calcext:value-type="date">
            <text:p>25.02.2012</text:p>
          </table:table-cell>
          <table:table-cell table:style-name="ce375" office:value-type="string" calcext:value-type="string">
            <text:p>lokantacı ocak maaş</text:p>
          </table:table-cell>
          <table:table-cell table:style-name="ce392" office:value-type="float" office:value="300" calcext:value-type="float">
            <text:p>300,00</text:p>
          </table:table-cell>
          <table:table-cell table:style-name="ce392" table:number-columns-repeated="2"/>
          <table:table-cell table:style-name="ce392" table:formula="of:=[.F234]-[.C235]+[.D235]" office:value-type="float" office:value="7401" calcext:value-type="float">
            <text:p>7.401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/>
          <table:table-cell table:style-name="ce375" office:value-type="string" calcext:value-type="string">
            <text:p>ali balcıya nakit verilen</text:p>
          </table:table-cell>
          <table:table-cell table:style-name="ce392"/>
          <table:table-cell table:style-name="ce392" office:value-type="float" office:value="300" calcext:value-type="float">
            <text:p>300,00</text:p>
          </table:table-cell>
          <table:table-cell table:style-name="ce392"/>
          <table:table-cell table:style-name="ce392" table:formula="of:=[.F235]-[.C236]+[.D236]" office:value-type="float" office:value="7701" calcext:value-type="float">
            <text:p>7.701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 office:value-type="date" office:date-value="2012-03-05" calcext:value-type="date">
            <text:p>05.03.2012</text:p>
          </table:table-cell>
          <table:table-cell table:style-name="ce375" office:value-type="string" calcext:value-type="string">
            <text:p>ali balcıya nakit verilen</text:p>
          </table:table-cell>
          <table:table-cell table:style-name="ce392"/>
          <table:table-cell table:style-name="ce392" office:value-type="float" office:value="250" calcext:value-type="float">
            <text:p>250,00</text:p>
          </table:table-cell>
          <table:table-cell table:style-name="ce392"/>
          <table:table-cell table:style-name="ce392" table:formula="of:=[.F236]-[.C237]+[.D237]" office:value-type="float" office:value="7951" calcext:value-type="float">
            <text:p>7.951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 office:value-type="date" office:date-value="2012-03-14" calcext:value-type="date">
            <text:p>14.03.2012</text:p>
          </table:table-cell>
          <table:table-cell table:style-name="ce375" office:value-type="string" calcext:value-type="string">
            <text:p>ali balcıya nakit verilen</text:p>
          </table:table-cell>
          <table:table-cell table:style-name="ce392"/>
          <table:table-cell table:style-name="ce392" office:value-type="float" office:value="550" calcext:value-type="float">
            <text:p>550,00</text:p>
          </table:table-cell>
          <table:table-cell table:style-name="ce392"/>
          <table:table-cell table:style-name="ce392" table:formula="of:=[.F237]-[.C238]+[.D238]" office:value-type="float" office:value="8501" calcext:value-type="float">
            <text:p>8.501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 office:value-type="date" office:date-value="2012-03-14" calcext:value-type="date">
            <text:p>14.03.2012</text:p>
          </table:table-cell>
          <table:table-cell table:style-name="ce375" office:value-type="string" calcext:value-type="string">
            <text:p>lokantacı ssk</text:p>
          </table:table-cell>
          <table:table-cell table:style-name="ce392" office:value-type="float" office:value="240" calcext:value-type="float">
            <text:p>240,00</text:p>
          </table:table-cell>
          <table:table-cell table:style-name="ce392" table:number-columns-repeated="2"/>
          <table:table-cell table:style-name="ce392" table:formula="of:=[.F238]-[.C239]+[.D239]" office:value-type="float" office:value="8261" calcext:value-type="float">
            <text:p>8.261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 office:value-type="date" office:date-value="2012-04-07" calcext:value-type="date">
            <text:p>07.04.2012</text:p>
          </table:table-cell>
          <table:table-cell table:style-name="ce375" office:value-type="string" calcext:value-type="string">
            <text:p>lokantacı ssk</text:p>
          </table:table-cell>
          <table:table-cell table:style-name="ce392" office:value-type="float" office:value="240" calcext:value-type="float">
            <text:p>240,00</text:p>
          </table:table-cell>
          <table:table-cell table:style-name="ce392" table:number-columns-repeated="2"/>
          <table:table-cell table:style-name="ce392" table:formula="of:=[.F239]-[.C240]+[.D240]" office:value-type="float" office:value="8021" calcext:value-type="float">
            <text:p>8.021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 office:value-type="date" office:date-value="2012-04-10" calcext:value-type="date">
            <text:p>10.04.2012</text:p>
          </table:table-cell>
          <table:table-cell table:style-name="ce375" office:value-type="string" calcext:value-type="string">
            <text:p>havale</text:p>
          </table:table-cell>
          <table:table-cell table:style-name="ce392"/>
          <table:table-cell table:style-name="ce392" office:value-type="float" office:value="7085" calcext:value-type="float">
            <text:p>7.085,00</text:p>
          </table:table-cell>
          <table:table-cell table:style-name="ce392"/>
          <table:table-cell table:style-name="ce392" table:formula="of:=[.F240]-[.C241]+[.D241]" office:value-type="float" office:value="15106" calcext:value-type="float">
            <text:p>15.106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 office:value-type="date" office:date-value="2012-04-11" calcext:value-type="date">
            <text:p>11.04.2012</text:p>
          </table:table-cell>
          <table:table-cell table:style-name="ce375" office:value-type="string" calcext:value-type="string">
            <text:p>ali balcıya nakit verilen</text:p>
          </table:table-cell>
          <table:table-cell table:style-name="ce392"/>
          <table:table-cell table:style-name="ce392" office:value-type="float" office:value="7500" calcext:value-type="float">
            <text:p>7.500,00</text:p>
          </table:table-cell>
          <table:table-cell table:style-name="ce392"/>
          <table:table-cell table:style-name="ce392" table:formula="of:=[.F241]-[.C242]+[.D242]" office:value-type="float" office:value="22606" calcext:value-type="float">
            <text:p>22.606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/>
          <table:table-cell table:style-name="ce375" office:value-type="string" calcext:value-type="string">
            <text:p>Halkbank tan atla</text:p>
          </table:table-cell>
          <table:table-cell table:style-name="ce392" office:value-type="float" office:value="975" calcext:value-type="float">
            <text:p>975,00</text:p>
          </table:table-cell>
          <table:table-cell table:style-name="ce392" table:number-columns-repeated="2"/>
          <table:table-cell table:style-name="ce392" table:formula="of:=[.F242]-[.C243]+[.D243]" office:value-type="float" office:value="21631" calcext:value-type="float">
            <text:p>21.631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/>
          <table:table-cell table:style-name="ce375" office:value-type="string" calcext:value-type="string">
            <text:p>kömür parası öğrenci</text:p>
          </table:table-cell>
          <table:table-cell table:style-name="ce392"/>
          <table:table-cell table:style-name="ce392" office:value-type="float" office:value="495" calcext:value-type="float">
            <text:p>495,00</text:p>
          </table:table-cell>
          <table:table-cell table:style-name="ce392"/>
          <table:table-cell table:style-name="ce392" table:formula="of:=[.F243]-[.C244]+[.D244]" office:value-type="float" office:value="22126" calcext:value-type="float">
            <text:p>22.126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/>
          <table:table-cell table:style-name="ce375" office:value-type="string" calcext:value-type="string">
            <text:p>hacı usta</text:p>
          </table:table-cell>
          <table:table-cell table:style-name="ce392"/>
          <table:table-cell table:style-name="ce392" office:value-type="float" office:value="300" calcext:value-type="float">
            <text:p>300,00</text:p>
          </table:table-cell>
          <table:table-cell table:style-name="ce392"/>
          <table:table-cell table:style-name="ce392" table:formula="of:=[.F244]-[.C245]+[.D245]" office:value-type="float" office:value="22426" calcext:value-type="float">
            <text:p>22.426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 office:value-type="date" office:date-value="2012-04-25" calcext:value-type="date">
            <text:p>25.04.2012</text:p>
          </table:table-cell>
          <table:table-cell table:style-name="ce375" office:value-type="string" calcext:value-type="string">
            <text:p>kk ali balcı</text:p>
          </table:table-cell>
          <table:table-cell table:style-name="ce392"/>
          <table:table-cell table:style-name="ce392" office:value-type="float" office:value="1482" calcext:value-type="float">
            <text:p>1.482,00</text:p>
          </table:table-cell>
          <table:table-cell table:style-name="ce392"/>
          <table:table-cell table:style-name="ce392" table:formula="of:=[.F245]-[.C246]+[.D246]" office:value-type="float" office:value="23908" calcext:value-type="float">
            <text:p>23.908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/>
          <table:table-cell table:style-name="ce375" office:value-type="string" calcext:value-type="string">
            <text:p>kk ali balcı</text:p>
          </table:table-cell>
          <table:table-cell table:style-name="ce392"/>
          <table:table-cell table:style-name="ce392" office:value-type="float" office:value="735" calcext:value-type="float">
            <text:p>735,00</text:p>
          </table:table-cell>
          <table:table-cell table:style-name="ce392"/>
          <table:table-cell table:style-name="ce392" table:formula="of:=[.F246]-[.C247]+[.D247]" office:value-type="float" office:value="24643" calcext:value-type="float">
            <text:p>24.643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/>
          <table:table-cell table:style-name="ce375" office:value-type="string" calcext:value-type="string">
            <text:p>pob san kredi a blcı</text:p>
          </table:table-cell>
          <table:table-cell table:style-name="ce392"/>
          <table:table-cell table:style-name="ce392" office:value-type="float" office:value="2048" calcext:value-type="float">
            <text:p>2.048,00</text:p>
          </table:table-cell>
          <table:table-cell table:style-name="ce392"/>
          <table:table-cell table:style-name="ce392" table:formula="of:=[.F247]-[.C248]+[.D248]" office:value-type="float" office:value="26691" calcext:value-type="float">
            <text:p>26.691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/>
          <table:table-cell table:style-name="ce375" office:value-type="string" calcext:value-type="string">
            <text:p>nakit a balcı</text:p>
          </table:table-cell>
          <table:table-cell table:style-name="ce392"/>
          <table:table-cell table:style-name="ce392" office:value-type="float" office:value="1000" calcext:value-type="float">
            <text:p>1.000,00</text:p>
          </table:table-cell>
          <table:table-cell table:style-name="ce392"/>
          <table:table-cell table:style-name="ce392" table:formula="of:=[.F248]-[.C249]+[.D249]" office:value-type="float" office:value="27691" calcext:value-type="float">
            <text:p>27.691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 office:value-type="date" office:date-value="2012-04-25" calcext:value-type="date">
            <text:p>25.04.2012</text:p>
          </table:table-cell>
          <table:table-cell table:style-name="ce375" office:value-type="string" calcext:value-type="string">
            <text:p>ziraat çek için şenel</text:p>
          </table:table-cell>
          <table:table-cell table:style-name="ce392" office:value-type="float" office:value="1150" calcext:value-type="float">
            <text:p>1.150,00</text:p>
          </table:table-cell>
          <table:table-cell table:style-name="ce392" table:number-columns-repeated="2"/>
          <table:table-cell table:style-name="ce392" table:formula="of:=[.F249]-[.C250]+[.D250]" office:value-type="float" office:value="26541" calcext:value-type="float">
            <text:p>26.541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/>
          <table:table-cell table:style-name="ce375" office:value-type="string" calcext:value-type="string">
            <text:p>eldiven 20 ad</text:p>
          </table:table-cell>
          <table:table-cell table:style-name="ce392"/>
          <table:table-cell table:style-name="ce392" office:value-type="float" office:value="40" calcext:value-type="float">
            <text:p>40,00</text:p>
          </table:table-cell>
          <table:table-cell table:style-name="ce392"/>
          <table:table-cell table:style-name="ce392" table:formula="of:=[.F250]-[.C251]+[.D251]" office:value-type="float" office:value="26581" calcext:value-type="float">
            <text:p>26.581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 office:value-type="date" office:date-value="2012-05-10" calcext:value-type="date">
            <text:p>10.05.2012</text:p>
          </table:table-cell>
          <table:table-cell table:style-name="ce375" office:value-type="string" calcext:value-type="string">
            <text:p>lokanta ssk</text:p>
          </table:table-cell>
          <table:table-cell table:style-name="ce392" office:value-type="float" office:value="240" calcext:value-type="float">
            <text:p>240,00</text:p>
          </table:table-cell>
          <table:table-cell table:style-name="ce392" table:number-columns-repeated="2"/>
          <table:table-cell table:style-name="ce392" table:formula="of:=[.F251]-[.C252]+[.D252]" office:value-type="float" office:value="26341" calcext:value-type="float">
            <text:p>26.341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/>
          <table:table-cell table:style-name="ce375" office:value-type="string" calcext:value-type="string">
            <text:p>nakliye iskele parç</text:p>
          </table:table-cell>
          <table:table-cell table:style-name="ce392" office:value-type="float" office:value="150" calcext:value-type="float">
            <text:p>150,00</text:p>
          </table:table-cell>
          <table:table-cell table:style-name="ce392" table:number-columns-repeated="2"/>
          <table:table-cell table:style-name="ce392" table:formula="of:=[.F252]-[.C253]+[.D253]" office:value-type="float" office:value="26191" calcext:value-type="float">
            <text:p>26.191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/>
          <table:table-cell table:style-name="ce375" office:value-type="string" calcext:value-type="string">
            <text:p>nakliye iskele parç</text:p>
          </table:table-cell>
          <table:table-cell table:style-name="ce392" office:value-type="float" office:value="120" calcext:value-type="float">
            <text:p>120,00</text:p>
          </table:table-cell>
          <table:table-cell table:style-name="ce392" table:number-columns-repeated="2"/>
          <table:table-cell table:style-name="ce392" table:formula="of:=[.F253]-[.C254]+[.D254]" office:value-type="float" office:value="26071" calcext:value-type="float">
            <text:p>26.071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/>
          <table:table-cell table:style-name="ce375" office:value-type="string" calcext:value-type="string">
            <text:p>arı tuğla şenel</text:p>
          </table:table-cell>
          <table:table-cell table:style-name="ce392" office:value-type="float" office:value="300" calcext:value-type="float">
            <text:p>300,00</text:p>
          </table:table-cell>
          <table:table-cell table:style-name="ce392" table:number-columns-repeated="2"/>
          <table:table-cell table:style-name="ce392" table:formula="of:=[.F254]-[.C255]+[.D255]" office:value-type="float" office:value="25771" calcext:value-type="float">
            <text:p>25.771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/>
          <table:table-cell table:style-name="ce375" office:value-type="string" calcext:value-type="string">
            <text:p>çevirgen şenel</text:p>
          </table:table-cell>
          <table:table-cell table:style-name="ce392" office:value-type="float" office:value="604" calcext:value-type="float">
            <text:p>604,00</text:p>
          </table:table-cell>
          <table:table-cell table:style-name="ce392" table:number-columns-repeated="2"/>
          <table:table-cell table:style-name="ce392" table:formula="of:=[.F255]-[.C256]+[.D256]" office:value-type="float" office:value="25167" calcext:value-type="float">
            <text:p>25.167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 office:value-type="date" office:date-value="2012-06-22" calcext:value-type="date">
            <text:p>22.06.2012</text:p>
          </table:table-cell>
          <table:table-cell table:style-name="ce375" office:value-type="string" calcext:value-type="string">
            <text:p>lokantacı ssk</text:p>
          </table:table-cell>
          <table:table-cell table:style-name="ce392" office:value-type="float" office:value="240" calcext:value-type="float">
            <text:p>240,00</text:p>
          </table:table-cell>
          <table:table-cell table:style-name="ce392" table:number-columns-repeated="2"/>
          <table:table-cell table:style-name="ce392" table:formula="of:=[.F256]-[.C257]+[.D257]" office:value-type="float" office:value="24927" calcext:value-type="float">
            <text:p>24.927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 office:value-type="date" office:date-value="2012-07-22" calcext:value-type="date">
            <text:p>22.07.2012</text:p>
          </table:table-cell>
          <table:table-cell table:style-name="ce375" office:value-type="string" calcext:value-type="string">
            <text:p>lokantacı ssk</text:p>
          </table:table-cell>
          <table:table-cell table:style-name="ce392" office:value-type="float" office:value="240" calcext:value-type="float">
            <text:p>240,00</text:p>
          </table:table-cell>
          <table:table-cell table:style-name="ce392" table:number-columns-repeated="2"/>
          <table:table-cell table:style-name="ce392" table:formula="of:=[.F257]-[.C258]+[.D258]" office:value-type="float" office:value="24687" calcext:value-type="float">
            <text:p>24.687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/>
          <table:table-cell table:style-name="ce375" office:value-type="string" calcext:value-type="string">
            <text:p>feyz dergisi şenel</text:p>
          </table:table-cell>
          <table:table-cell table:style-name="ce392" office:value-type="float" office:value="120" calcext:value-type="float">
            <text:p>120,00</text:p>
          </table:table-cell>
          <table:table-cell table:style-name="ce392" table:number-columns-repeated="2"/>
          <table:table-cell table:style-name="ce392" table:formula="of:=[.F258]-[.C259]+[.D259]" office:value-type="float" office:value="24567" calcext:value-type="float">
            <text:p>24.567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/>
          <table:table-cell table:style-name="ce375" office:value-type="string" calcext:value-type="string">
            <text:p>kap emin</text:p>
          </table:table-cell>
          <table:table-cell table:style-name="ce392" office:value-type="float" office:value="3000" calcext:value-type="float">
            <text:p>3.000,00</text:p>
          </table:table-cell>
          <table:table-cell table:style-name="ce392" table:number-columns-repeated="2"/>
          <table:table-cell table:style-name="ce392" table:formula="of:=[.F259]-[.C260]+[.D260]" office:value-type="float" office:value="21567" calcext:value-type="float">
            <text:p>21.567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/>
          <table:table-cell table:style-name="ce375" office:value-type="string" calcext:value-type="string">
            <text:p>finansbank kredi</text:p>
          </table:table-cell>
          <table:table-cell table:style-name="ce392"/>
          <table:table-cell table:style-name="ce392" office:value-type="float" office:value="3885" calcext:value-type="float">
            <text:p>3.885,00</text:p>
          </table:table-cell>
          <table:table-cell table:style-name="ce392"/>
          <table:table-cell table:style-name="ce392" table:formula="of:=[.F260]-[.C261]+[.D261]" office:value-type="float" office:value="25452" calcext:value-type="float">
            <text:p>25.452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/>
          <table:table-cell table:style-name="ce375" office:value-type="string" calcext:value-type="string">
            <text:p>nk ödenen</text:p>
          </table:table-cell>
          <table:table-cell table:style-name="ce392" office:value-type="float" office:value="1000" calcext:value-type="float">
            <text:p>1.000,00</text:p>
          </table:table-cell>
          <table:table-cell table:style-name="ce392" table:number-columns-repeated="2"/>
          <table:table-cell table:style-name="ce392" table:formula="of:=[.F261]-[.C262]+[.D262]" office:value-type="float" office:value="24452" calcext:value-type="float">
            <text:p>24.452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/>
          <table:table-cell table:style-name="ce375" office:value-type="string" calcext:value-type="string">
            <text:p>çember demir</text:p>
          </table:table-cell>
          <table:table-cell table:style-name="ce392"/>
          <table:table-cell table:style-name="ce392" office:value-type="float" office:value="160" calcext:value-type="float">
            <text:p>160,00</text:p>
          </table:table-cell>
          <table:table-cell table:style-name="ce392"/>
          <table:table-cell table:style-name="ce392" table:formula="of:=[.F262]-[.C263]+[.D263]" office:value-type="float" office:value="24612" calcext:value-type="float">
            <text:p>24.612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 office:value-type="date" office:date-value="2012-07-31" calcext:value-type="date">
            <text:p>31.07.2012</text:p>
          </table:table-cell>
          <table:table-cell table:style-name="ce375" office:value-type="string" calcext:value-type="string">
            <text:p>nakit a balcı</text:p>
          </table:table-cell>
          <table:table-cell table:style-name="ce392"/>
          <table:table-cell table:style-name="ce392" office:value-type="float" office:value="4000" calcext:value-type="float">
            <text:p>4.000,00</text:p>
          </table:table-cell>
          <table:table-cell table:style-name="ce392"/>
          <table:table-cell table:style-name="ce392" table:formula="of:=[.F263]-[.C264]+[.D264]" office:value-type="float" office:value="28612" calcext:value-type="float">
            <text:p>28.612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 office:value-type="date" office:date-value="2012-08-15" calcext:value-type="date">
            <text:p>15.08.2012</text:p>
          </table:table-cell>
          <table:table-cell table:style-name="ce375" office:value-type="string" calcext:value-type="string">
            <text:p>lok ved</text:p>
          </table:table-cell>
          <table:table-cell table:style-name="ce392" office:value-type="float" office:value="240" calcext:value-type="float">
            <text:p>240,00</text:p>
          </table:table-cell>
          <table:table-cell table:style-name="ce392" table:number-columns-repeated="2"/>
          <table:table-cell table:style-name="ce392" table:formula="of:=[.F264]-[.C265]+[.D265]" office:value-type="float" office:value="28372" calcext:value-type="float">
            <text:p>28.372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 office:value-type="date" office:date-value="2012-09-22" calcext:value-type="date">
            <text:p>22.09.2012</text:p>
          </table:table-cell>
          <table:table-cell table:style-name="ce375" office:value-type="string" calcext:value-type="string">
            <text:p>eldiven 12</text:p>
          </table:table-cell>
          <table:table-cell table:style-name="ce392"/>
          <table:table-cell table:style-name="ce392" office:value-type="float" office:value="24" calcext:value-type="float">
            <text:p>24,00</text:p>
          </table:table-cell>
          <table:table-cell table:style-name="ce392"/>
          <table:table-cell table:style-name="ce392" table:formula="of:=[.F265]-[.C266]+[.D266]" office:value-type="float" office:value="28396" calcext:value-type="float">
            <text:p>28.396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 office:value-type="date" office:date-value="2012-09-26" calcext:value-type="date">
            <text:p>26.09.2012</text:p>
          </table:table-cell>
          <table:table-cell table:style-name="ce375" office:value-type="string" calcext:value-type="string">
            <text:p>pervin ev kredi</text:p>
          </table:table-cell>
          <table:table-cell table:style-name="ce392"/>
          <table:table-cell table:style-name="ce392" office:value-type="float" office:value="2050" calcext:value-type="float">
            <text:p>2.050,00</text:p>
          </table:table-cell>
          <table:table-cell table:style-name="ce392"/>
          <table:table-cell table:style-name="ce392" table:formula="of:=[.F266]-[.C267]+[.D267]" office:value-type="float" office:value="30446" calcext:value-type="float">
            <text:p>30.446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/>
          <table:table-cell table:style-name="ce375" office:value-type="string" calcext:value-type="string">
            <text:p>nakit ali balcıya</text:p>
          </table:table-cell>
          <table:table-cell table:style-name="ce392"/>
          <table:table-cell table:style-name="ce392" office:value-type="float" office:value="8000" calcext:value-type="float">
            <text:p>8.000,00</text:p>
          </table:table-cell>
          <table:table-cell table:style-name="ce392"/>
          <table:table-cell table:style-name="ce392" table:formula="of:=[.F267]-[.C268]+[.D268]" office:value-type="float" office:value="38446" calcext:value-type="float">
            <text:p>38.446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/>
          <table:table-cell table:style-name="ce375" office:value-type="string" calcext:value-type="string">
            <text:p>nakit ali balcıya</text:p>
          </table:table-cell>
          <table:table-cell table:style-name="ce392"/>
          <table:table-cell table:style-name="ce392" office:value-type="float" office:value="1200" calcext:value-type="float">
            <text:p>1.200,00</text:p>
          </table:table-cell>
          <table:table-cell table:style-name="ce392"/>
          <table:table-cell table:style-name="ce392" table:formula="of:=[.F268]-[.C269]+[.D269]" office:value-type="float" office:value="39646" calcext:value-type="float">
            <text:p>39.646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/>
          <table:table-cell table:style-name="ce375" office:value-type="string" calcext:value-type="string">
            <text:p>İŞ e havale</text:p>
          </table:table-cell>
          <table:table-cell table:style-name="ce392"/>
          <table:table-cell table:style-name="ce392" office:value-type="float" office:value="2000" calcext:value-type="float">
            <text:p>2.000,00</text:p>
          </table:table-cell>
          <table:table-cell table:style-name="ce392"/>
          <table:table-cell table:style-name="ce392" table:formula="of:=[.F269]-[.C270]+[.D270]" office:value-type="float" office:value="41646" calcext:value-type="float">
            <text:p>41.646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/>
          <table:table-cell table:style-name="ce375" office:value-type="string" calcext:value-type="string">
            <text:p>iş e yatan</text:p>
          </table:table-cell>
          <table:table-cell table:style-name="ce392"/>
          <table:table-cell table:style-name="ce392" office:value-type="float" office:value="400" calcext:value-type="float">
            <text:p>400,00</text:p>
          </table:table-cell>
          <table:table-cell table:style-name="ce392"/>
          <table:table-cell table:style-name="ce392" table:formula="of:=[.F270]-[.C271]+[.D271]" office:value-type="float" office:value="42046" calcext:value-type="float">
            <text:p>42.046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/>
          <table:table-cell table:style-name="ce375" office:value-type="string" calcext:value-type="string">
            <text:p>iş eft birleşim</text:p>
          </table:table-cell>
          <table:table-cell table:style-name="ce392"/>
          <table:table-cell table:style-name="ce392" office:value-type="float" office:value="6000" calcext:value-type="float">
            <text:p>6.000,00</text:p>
          </table:table-cell>
          <table:table-cell table:style-name="ce392"/>
          <table:table-cell table:style-name="ce392" table:formula="of:=[.F271]-[.C272]+[.D272]" office:value-type="float" office:value="48046" calcext:value-type="float">
            <text:p>48.046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 office:value-type="date" office:date-value="2012-10-05" calcext:value-type="date">
            <text:p>05.10.2012</text:p>
          </table:table-cell>
          <table:table-cell table:style-name="ce375" office:value-type="string" calcext:value-type="string">
            <text:p>melih işçi</text:p>
          </table:table-cell>
          <table:table-cell table:style-name="ce392"/>
          <table:table-cell table:style-name="ce392" office:value-type="float" office:value="300" calcext:value-type="float">
            <text:p>300,00</text:p>
          </table:table-cell>
          <table:table-cell table:style-name="ce392"/>
          <table:table-cell table:style-name="ce392" table:formula="of:=[.F272]-[.C273]+[.D273]" office:value-type="float" office:value="48346" calcext:value-type="float">
            <text:p>48.346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 office:value-type="date" office:date-value="2012-10-06" calcext:value-type="date">
            <text:p>06.10.2012</text:p>
          </table:table-cell>
          <table:table-cell table:style-name="ce375" office:value-type="string" calcext:value-type="string">
            <text:p>lok ved</text:p>
          </table:table-cell>
          <table:table-cell table:style-name="ce392" office:value-type="float" office:value="240" calcext:value-type="float">
            <text:p>240,00</text:p>
          </table:table-cell>
          <table:table-cell table:style-name="ce392" table:number-columns-repeated="2"/>
          <table:table-cell table:style-name="ce392" table:formula="of:=[.F273]-[.C274]+[.D274]" office:value-type="float" office:value="48106" calcext:value-type="float">
            <text:p>48.106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/>
          <table:table-cell table:style-name="ce375" office:value-type="string" calcext:value-type="string">
            <text:p>çizme 5</text:p>
          </table:table-cell>
          <table:table-cell table:style-name="ce392"/>
          <table:table-cell table:style-name="ce392" office:value-type="float" office:value="60" calcext:value-type="float">
            <text:p>60,00</text:p>
          </table:table-cell>
          <table:table-cell table:style-name="ce392"/>
          <table:table-cell table:style-name="ce392" table:formula="of:=[.F274]-[.C275]+[.D275]" office:value-type="float" office:value="48166" calcext:value-type="float">
            <text:p>48.166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/>
          <table:table-cell table:style-name="ce375" office:value-type="string" calcext:value-type="string">
            <text:p>mt 3</text:p>
          </table:table-cell>
          <table:table-cell table:style-name="ce392"/>
          <table:table-cell table:style-name="ce392" office:value-type="float" office:value="9" calcext:value-type="float">
            <text:p>9,00</text:p>
          </table:table-cell>
          <table:table-cell table:style-name="ce392"/>
          <table:table-cell table:style-name="ce392" table:formula="of:=[.F275]-[.C276]+[.D276]" office:value-type="float" office:value="48175" calcext:value-type="float">
            <text:p>48.175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/>
          <table:table-cell table:style-name="ce375" office:value-type="string" calcext:value-type="string">
            <text:p>eld 24 ad</text:p>
          </table:table-cell>
          <table:table-cell table:style-name="ce392"/>
          <table:table-cell table:style-name="ce392" office:value-type="float" office:value="48" calcext:value-type="float">
            <text:p>48,00</text:p>
          </table:table-cell>
          <table:table-cell table:style-name="ce392"/>
          <table:table-cell table:style-name="ce392" table:formula="of:=[.F276]-[.C277]+[.D277]" office:value-type="float" office:value="48223" calcext:value-type="float">
            <text:p>48.223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 office:value-type="date" office:date-value="2012-11-17" calcext:value-type="date">
            <text:p>17.11.2012</text:p>
          </table:table-cell>
          <table:table-cell table:style-name="ce375" office:value-type="string" calcext:value-type="string">
            <text:p>doğuş ggv</text:p>
          </table:table-cell>
          <table:table-cell table:style-name="ce392" office:value-type="float" office:value="197" calcext:value-type="float">
            <text:p>197,00</text:p>
          </table:table-cell>
          <table:table-cell table:style-name="ce392" table:number-columns-repeated="2"/>
          <table:table-cell table:style-name="ce392" table:formula="of:=[.F277]-[.C278]+[.D278]" office:value-type="float" office:value="48026" calcext:value-type="float">
            <text:p>48.026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/>
          <table:table-cell table:style-name="ce375" office:value-type="string" calcext:value-type="string">
            <text:p>kazova boya</text:p>
          </table:table-cell>
          <table:table-cell table:style-name="ce392" office:value-type="float" office:value="230" calcext:value-type="float">
            <text:p>230,00</text:p>
          </table:table-cell>
          <table:table-cell table:style-name="ce392" table:number-columns-repeated="2"/>
          <table:table-cell table:style-name="ce392" table:formula="of:=[.F278]-[.C279]+[.D279]" office:value-type="float" office:value="47796" calcext:value-type="float">
            <text:p>47.796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 office:value-type="date" office:date-value="2012-11-14" calcext:value-type="date">
            <text:p>14.11.2012</text:p>
          </table:table-cell>
          <table:table-cell table:style-name="ce375" office:value-type="string" calcext:value-type="string">
            <text:p>lok ved</text:p>
          </table:table-cell>
          <table:table-cell table:style-name="ce392" office:value-type="float" office:value="240" calcext:value-type="float">
            <text:p>240,00</text:p>
          </table:table-cell>
          <table:table-cell table:style-name="ce392" table:number-columns-repeated="2"/>
          <table:table-cell table:style-name="ce392" table:formula="of:=[.F279]-[.C280]+[.D280]" office:value-type="float" office:value="47556" calcext:value-type="float">
            <text:p>47.556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 office:value-type="date" office:date-value="2012-12-14" calcext:value-type="date">
            <text:p>14.12.2012</text:p>
          </table:table-cell>
          <table:table-cell table:style-name="ce375" office:value-type="string" calcext:value-type="string">
            <text:p>lok ved</text:p>
          </table:table-cell>
          <table:table-cell table:style-name="ce392" office:value-type="float" office:value="240" calcext:value-type="float">
            <text:p>240,00</text:p>
          </table:table-cell>
          <table:table-cell table:style-name="ce392" table:number-columns-repeated="2"/>
          <table:table-cell table:style-name="ce392" table:formula="of:=[.F280]-[.C281]+[.D281]" office:value-type="float" office:value="47316" calcext:value-type="float">
            <text:p>47.316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/>
          <table:table-cell table:style-name="ce377" office:value-type="string" calcext:value-type="string">
            <text:p>İŞ kredi</text:p>
          </table:table-cell>
          <table:table-cell table:style-name="ce393" office:value-type="float" office:value="100000" calcext:value-type="float">
            <text:p>100.000,00</text:p>
          </table:table-cell>
          <table:table-cell table:style-name="ce393" table:number-columns-repeated="2"/>
          <table:table-cell table:style-name="ce392" table:formula="of:=[.F281]-[.C282]+[.D282]" office:value-type="float" office:value="-52684" calcext:value-type="float">
            <text:p>-52.684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/>
          <table:table-cell table:style-name="ce375" office:value-type="string" calcext:value-type="string">
            <text:p>3409*36=122724</text:p>
          </table:table-cell>
          <table:table-cell table:style-name="ce392" table:number-columns-repeated="3"/>
          <table:table-cell table:style-name="ce392" table:formula="of:=[.F282]-[.C283]+[.D283]" office:value-type="float" office:value="-52684" calcext:value-type="float">
            <text:p>-52.684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/>
          <table:table-cell table:style-name="ce375" office:value-type="string" calcext:value-type="string">
            <text:p>17 kas 13 --- 17 ekim 2016</text:p>
          </table:table-cell>
          <table:table-cell table:style-name="ce392" table:number-columns-repeated="3"/>
          <table:table-cell table:style-name="ce392" table:formula="of:=[.F283]-[.C284]+[.D284]" office:value-type="float" office:value="-52684" calcext:value-type="float">
            <text:p>-52.684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 office:value-type="date" office:date-value="2013-10-29" calcext:value-type="date">
            <text:p>29.10.2013</text:p>
          </table:table-cell>
          <table:table-cell table:style-name="ce375" office:value-type="string" calcext:value-type="string">
            <text:p>kk</text:p>
          </table:table-cell>
          <table:table-cell table:style-name="ce392"/>
          <table:table-cell table:style-name="ce392" office:value-type="float" office:value="874" calcext:value-type="float">
            <text:p>874,00</text:p>
          </table:table-cell>
          <table:table-cell table:style-name="ce392"/>
          <table:table-cell table:style-name="ce392" table:formula="of:=[.F284]-[.C285]+[.D285]" office:value-type="float" office:value="-51810" calcext:value-type="float">
            <text:p>-51.810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/>
          <table:table-cell table:style-name="ce375" office:value-type="string" calcext:value-type="string">
            <text:p>kk</text:p>
          </table:table-cell>
          <table:table-cell table:style-name="ce392"/>
          <table:table-cell table:style-name="ce392" office:value-type="float" office:value="5452" calcext:value-type="float">
            <text:p>5.452,00</text:p>
          </table:table-cell>
          <table:table-cell table:style-name="ce392"/>
          <table:table-cell table:style-name="ce392" table:formula="of:=[.F285]-[.C286]+[.D286]" office:value-type="float" office:value="-46358" calcext:value-type="float">
            <text:p>-46.358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/>
          <table:table-cell table:style-name="ce375" office:value-type="string" calcext:value-type="string">
            <text:p>kk</text:p>
          </table:table-cell>
          <table:table-cell table:style-name="ce392"/>
          <table:table-cell table:style-name="ce392" office:value-type="float" office:value="1675" calcext:value-type="float">
            <text:p>1.675,00</text:p>
          </table:table-cell>
          <table:table-cell table:style-name="ce392"/>
          <table:table-cell table:style-name="ce392" table:formula="of:=[.F286]-[.C287]+[.D287]" office:value-type="float" office:value="-44683" calcext:value-type="float">
            <text:p>-44.683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/>
          <table:table-cell table:style-name="ce375" office:value-type="string" calcext:value-type="string">
            <text:p>nakit</text:p>
          </table:table-cell>
          <table:table-cell table:style-name="ce392"/>
          <table:table-cell table:style-name="ce392" office:value-type="float" office:value="13000" calcext:value-type="float">
            <text:p>13.000,00</text:p>
          </table:table-cell>
          <table:table-cell table:style-name="ce392"/>
          <table:table-cell table:style-name="ce392" table:formula="of:=[.F287]-[.C288]+[.D288]" office:value-type="float" office:value="-31683" calcext:value-type="float">
            <text:p>-31.683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/>
          <table:table-cell table:style-name="ce375" office:value-type="string" calcext:value-type="string">
            <text:p>nakit</text:p>
          </table:table-cell>
          <table:table-cell table:style-name="ce392"/>
          <table:table-cell table:style-name="ce392" office:value-type="float" office:value="27000" calcext:value-type="float">
            <text:p>27.000,00</text:p>
          </table:table-cell>
          <table:table-cell table:style-name="ce392"/>
          <table:table-cell table:style-name="ce392" table:formula="of:=[.F288]-[.C289]+[.D289]" office:value-type="float" office:value="-4683" calcext:value-type="float">
            <text:p>-4.683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/>
          <table:table-cell table:style-name="ce375" office:value-type="string" calcext:value-type="string">
            <text:p>vergiler</text:p>
          </table:table-cell>
          <table:table-cell table:style-name="ce392"/>
          <table:table-cell table:style-name="ce392" office:value-type="float" office:value="2960" calcext:value-type="float">
            <text:p>2.960,00</text:p>
          </table:table-cell>
          <table:table-cell table:style-name="ce392"/>
          <table:table-cell table:style-name="ce392" table:formula="of:=[.F289]-[.C290]+[.D290]" office:value-type="float" office:value="-1723" calcext:value-type="float">
            <text:p>-1.723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 office:value-type="date" office:date-value="2013-11-09" calcext:value-type="date">
            <text:p>09.11.2013</text:p>
          </table:table-cell>
          <table:table-cell table:style-name="ce375" office:value-type="string" calcext:value-type="string">
            <text:p>nk</text:p>
          </table:table-cell>
          <table:table-cell table:style-name="ce392"/>
          <table:table-cell table:style-name="ce392" office:value-type="float" office:value="1500" calcext:value-type="float">
            <text:p>1.500,00</text:p>
          </table:table-cell>
          <table:table-cell table:style-name="ce392"/>
          <table:table-cell table:style-name="ce392" table:formula="of:=[.F290]-[.C291]+[.D291]" office:value-type="float" office:value="-223" calcext:value-type="float">
            <text:p>-223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 office:value-type="date" office:date-value="2013-11-12" calcext:value-type="date">
            <text:p>12.11.2013</text:p>
          </table:table-cell>
          <table:table-cell table:style-name="ce375" office:value-type="string" calcext:value-type="string">
            <text:p>nk</text:p>
          </table:table-cell>
          <table:table-cell table:style-name="ce392"/>
          <table:table-cell table:style-name="ce392" office:value-type="float" office:value="15000" calcext:value-type="float">
            <text:p>15.000,00</text:p>
          </table:table-cell>
          <table:table-cell table:style-name="ce392"/>
          <table:table-cell table:style-name="ce392" table:formula="of:=[.F291]-[.C292]+[.D292]" office:value-type="float" office:value="14777" calcext:value-type="float">
            <text:p>14.777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/>
          <table:table-cell table:style-name="ce375" office:value-type="string" calcext:value-type="string">
            <text:p>kk</text:p>
          </table:table-cell>
          <table:table-cell table:style-name="ce392"/>
          <table:table-cell table:style-name="ce392" office:value-type="float" office:value="4277" calcext:value-type="float">
            <text:p>4.277,00</text:p>
          </table:table-cell>
          <table:table-cell table:style-name="ce392"/>
          <table:table-cell table:style-name="ce392" table:formula="of:=[.F292]-[.C293]+[.D293]" office:value-type="float" office:value="19054" calcext:value-type="float">
            <text:p>19.054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 office:value-type="date" office:date-value="2013-11-17" calcext:value-type="date">
            <text:p>17.11.2013</text:p>
          </table:table-cell>
          <table:table-cell table:style-name="ce375" office:value-type="string" calcext:value-type="string">
            <text:p>KREDİ 1. TAKSİT</text:p>
          </table:table-cell>
          <table:table-cell table:style-name="ce392"/>
          <table:table-cell table:style-name="ce392" office:value-type="float" office:value="3409" calcext:value-type="float">
            <text:p>3.409,00</text:p>
          </table:table-cell>
          <table:table-cell table:style-name="ce392"/>
          <table:table-cell table:style-name="ce392" table:formula="of:=[.F293]-[.C294]+[.D294]" office:value-type="float" office:value="22463" calcext:value-type="float">
            <text:p>22.463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/>
          <table:table-cell table:style-name="ce375" office:value-type="string" calcext:value-type="string">
            <text:p>NK</text:p>
          </table:table-cell>
          <table:table-cell table:style-name="ce392"/>
          <table:table-cell table:style-name="ce392" office:value-type="float" office:value="750" calcext:value-type="float">
            <text:p>750,00</text:p>
          </table:table-cell>
          <table:table-cell table:style-name="ce392"/>
          <table:table-cell table:style-name="ce392" table:formula="of:=[.F294]-[.C295]+[.D295]" office:value-type="float" office:value="23213" calcext:value-type="float">
            <text:p>23.213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/>
          <table:table-cell table:style-name="ce375" office:value-type="string" calcext:value-type="string">
            <text:p>NK</text:p>
          </table:table-cell>
          <table:table-cell table:style-name="ce392"/>
          <table:table-cell table:style-name="ce392" office:value-type="float" office:value="100" calcext:value-type="float">
            <text:p>100,00</text:p>
          </table:table-cell>
          <table:table-cell table:style-name="ce392"/>
          <table:table-cell table:style-name="ce392" table:formula="of:=[.F295]-[.C296]+[.D296]" office:value-type="float" office:value="23313" calcext:value-type="float">
            <text:p>23.313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/>
          <table:table-cell table:style-name="ce375" office:value-type="string" calcext:value-type="string">
            <text:p>ADLİYE</text:p>
          </table:table-cell>
          <table:table-cell table:style-name="ce392"/>
          <table:table-cell table:style-name="ce392" office:value-type="float" office:value="700" calcext:value-type="float">
            <text:p>700,00</text:p>
          </table:table-cell>
          <table:table-cell table:style-name="ce392"/>
          <table:table-cell table:style-name="ce392" table:formula="of:=[.F296]-[.C297]+[.D297]" office:value-type="float" office:value="24013" calcext:value-type="float">
            <text:p>24.013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/>
          <table:table-cell table:style-name="ce375"/>
          <table:table-cell table:style-name="ce392"/>
          <table:table-cell table:style-name="ce392" office:value-type="float" office:value="800" calcext:value-type="float">
            <text:p>800,00</text:p>
          </table:table-cell>
          <table:table-cell table:style-name="ce392"/>
          <table:table-cell table:style-name="ce392" table:formula="of:=[.F297]-[.C298]+[.D298]" office:value-type="float" office:value="24813" calcext:value-type="float">
            <text:p>24.813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/>
          <table:table-cell table:style-name="ce375"/>
          <table:table-cell table:style-name="ce392"/>
          <table:table-cell table:style-name="ce392" office:value-type="float" office:value="20" calcext:value-type="float">
            <text:p>20,00</text:p>
          </table:table-cell>
          <table:table-cell table:style-name="ce392"/>
          <table:table-cell table:style-name="ce392" table:formula="of:=[.F298]-[.C299]+[.D299]" office:value-type="float" office:value="24833" calcext:value-type="float">
            <text:p>24.833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 office:value-type="date" office:date-value="2013-12-26" calcext:value-type="date">
            <text:p>26.12.2013</text:p>
          </table:table-cell>
          <table:table-cell table:style-name="ce375" office:value-type="string" calcext:value-type="string">
            <text:p>VERGİ</text:p>
          </table:table-cell>
          <table:table-cell table:style-name="ce392"/>
          <table:table-cell table:style-name="ce392" office:value-type="float" office:value="5003" calcext:value-type="float">
            <text:p>5.003,00</text:p>
          </table:table-cell>
          <table:table-cell table:style-name="ce392"/>
          <table:table-cell table:style-name="ce392" table:formula="of:=[.F299]-[.C300]+[.D300]" office:value-type="float" office:value="29836" calcext:value-type="float">
            <text:p>29.836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/>
          <table:table-cell table:style-name="ce375" office:value-type="string" calcext:value-type="string">
            <text:p>NK</text:p>
          </table:table-cell>
          <table:table-cell table:style-name="ce392"/>
          <table:table-cell table:style-name="ce392" office:value-type="float" office:value="5000" calcext:value-type="float">
            <text:p>5.000,00</text:p>
          </table:table-cell>
          <table:table-cell table:style-name="ce392"/>
          <table:table-cell table:style-name="ce392" table:formula="of:=[.F300]-[.C301]+[.D301]" office:value-type="float" office:value="34836" calcext:value-type="float">
            <text:p>34.836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 office:value-type="date" office:date-value="2013-12-27" calcext:value-type="date">
            <text:p>27.12.2013</text:p>
          </table:table-cell>
          <table:table-cell table:style-name="ce375" office:value-type="string" calcext:value-type="string">
            <text:p>KK</text:p>
          </table:table-cell>
          <table:table-cell table:style-name="ce392"/>
          <table:table-cell table:style-name="ce392" office:value-type="float" office:value="4000" calcext:value-type="float">
            <text:p>4.000,00</text:p>
          </table:table-cell>
          <table:table-cell table:style-name="ce392"/>
          <table:table-cell table:style-name="ce392" table:formula="of:=[.F301]-[.C302]+[.D302]" office:value-type="float" office:value="38836" calcext:value-type="float">
            <text:p>38.836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 office:value-type="date" office:date-value="2013-12-17" calcext:value-type="date">
            <text:p>17.12.2013</text:p>
          </table:table-cell>
          <table:table-cell table:style-name="ce375" office:value-type="string" calcext:value-type="string">
            <text:p>KREDİ 2. TAKSİT</text:p>
          </table:table-cell>
          <table:table-cell table:style-name="ce392"/>
          <table:table-cell table:style-name="ce392" office:value-type="float" office:value="3409" calcext:value-type="float">
            <text:p>3.409,00</text:p>
          </table:table-cell>
          <table:table-cell table:style-name="ce392"/>
          <table:table-cell table:style-name="ce392" table:formula="of:=[.F302]-[.C303]+[.D303]" office:value-type="float" office:value="42245" calcext:value-type="float">
            <text:p>42.245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/>
          <table:table-cell table:style-name="ce377" office:value-type="string" calcext:value-type="string">
            <text:p>2012 sonu</text:p>
          </table:table-cell>
          <table:table-cell table:style-name="ce392" table:number-columns-repeated="3"/>
          <table:table-cell table:style-name="ce393" table:formula="of:=[.F303]-[.C304]+[.D304]" office:value-type="float" office:value="42245" calcext:value-type="float">
            <text:p>42.245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/>
          <table:table-cell table:style-name="ce377" office:value-type="string" calcext:value-type="string">
            <text:p>DOĞUŞ ALACAKLI</text:p>
          </table:table-cell>
          <table:table-cell table:style-name="ce392" table:number-columns-repeated="3"/>
          <table:table-cell table:style-name="ce393"/>
          <table:table-cell table:style-name="ce349"/>
          <table:table-cell table:number-columns-repeated="976"/>
        </table:table-row>
        <table:table-row table:style-name="ro3">
          <table:table-cell table:style-name="ce352"/>
          <table:table-cell table:style-name="ce377"/>
          <table:table-cell table:style-name="ce392" table:number-columns-repeated="3"/>
          <table:table-cell table:style-name="ce393"/>
          <table:table-cell table:style-name="ce349"/>
          <table:table-cell table:number-columns-repeated="976"/>
        </table:table-row>
        <table:table-row table:style-name="ro3">
          <table:table-cell table:style-name="ce353" office:value-type="date" office:date-value="2011-10-05" calcext:value-type="date">
            <text:p>05.10.2011</text:p>
          </table:table-cell>
          <table:table-cell table:style-name="ce378" office:value-type="string" calcext:value-type="string">
            <text:p>işe yatan</text:p>
          </table:table-cell>
          <table:table-cell table:style-name="ce394"/>
          <table:table-cell table:style-name="ce402" office:value-type="float" office:value="30000" calcext:value-type="float">
            <text:p>30.000,00</text:p>
          </table:table-cell>
          <table:table-cell table:style-name="ce407"/>
          <table:table-cell table:style-name="ce410" table:formula="of:=[.D307]" office:value-type="float" office:value="30000" calcext:value-type="float">
            <text:p>30.000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4" office:value-type="date" office:date-value="2011-10-05" calcext:value-type="date">
            <text:p>05.10.2011</text:p>
          </table:table-cell>
          <table:table-cell table:style-name="ce379" office:value-type="string" calcext:value-type="string">
            <text:p>işe yatan</text:p>
          </table:table-cell>
          <table:table-cell table:style-name="ce383"/>
          <table:table-cell table:style-name="ce403" office:value-type="float" office:value="25000" calcext:value-type="float">
            <text:p>25.000,00</text:p>
          </table:table-cell>
          <table:table-cell table:style-name="ce24"/>
          <table:table-cell table:style-name="ce411" table:formula="of:=[.F307]+[.D308]" office:value-type="float" office:value="55000" calcext:value-type="float">
            <text:p>55.000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4" office:value-type="date" office:date-value="2012-11-23" calcext:value-type="date">
            <text:p>23.11.2012</text:p>
          </table:table-cell>
          <table:table-cell table:style-name="ce379" office:value-type="string" calcext:value-type="string">
            <text:p>hesaba akt</text:p>
          </table:table-cell>
          <table:table-cell table:style-name="ce383"/>
          <table:table-cell table:style-name="ce403" office:value-type="float" office:value="-7000" calcext:value-type="float">
            <text:p>-7.000,00</text:p>
          </table:table-cell>
          <table:table-cell table:style-name="ce24"/>
          <table:table-cell table:style-name="ce411" table:formula="of:=[.F308]+[.D309]" office:value-type="float" office:value="48000" calcext:value-type="float">
            <text:p>48.000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4"/>
          <table:table-cell table:style-name="ce379" office:value-type="string" calcext:value-type="string">
            <text:p>hesaba yat</text:p>
          </table:table-cell>
          <table:table-cell table:style-name="ce383"/>
          <table:table-cell table:style-name="ce403" office:value-type="float" office:value="-500" calcext:value-type="float">
            <text:p>-500,00</text:p>
          </table:table-cell>
          <table:table-cell table:style-name="ce24"/>
          <table:table-cell table:style-name="ce411" table:formula="of:=[.F309]+[.D310]" office:value-type="float" office:value="47500" calcext:value-type="float">
            <text:p>47.500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4"/>
          <table:table-cell table:style-name="ce379" office:value-type="string" calcext:value-type="string">
            <text:p>nakit ver</text:p>
          </table:table-cell>
          <table:table-cell table:style-name="ce383"/>
          <table:table-cell table:style-name="ce403" office:value-type="float" office:value="-18000" calcext:value-type="float">
            <text:p>-18.000,00</text:p>
          </table:table-cell>
          <table:table-cell table:style-name="ce24"/>
          <table:table-cell table:style-name="ce411" table:formula="of:=[.F310]+[.D311]" office:value-type="float" office:value="29500" calcext:value-type="float">
            <text:p>29.500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4" office:value-type="date" office:date-value="2012-01-04" calcext:value-type="date">
            <text:p>04.01.2012</text:p>
          </table:table-cell>
          <table:table-cell table:style-name="ce379" office:value-type="string" calcext:value-type="string">
            <text:p>teminat için</text:p>
          </table:table-cell>
          <table:table-cell table:style-name="ce383"/>
          <table:table-cell table:style-name="ce403" office:value-type="float" office:value="-12000" calcext:value-type="float">
            <text:p>-12.000,00</text:p>
          </table:table-cell>
          <table:table-cell table:style-name="ce24"/>
          <table:table-cell table:style-name="ce411" table:formula="of:=[.F311]+[.D312]" office:value-type="float" office:value="17500" calcext:value-type="float">
            <text:p>17.500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5" office:value-type="date" office:date-value="2012-01-09" calcext:value-type="date">
            <text:p>09.01.2012</text:p>
          </table:table-cell>
          <table:table-cell table:style-name="ce380" office:value-type="string" calcext:value-type="string">
            <text:p>Nk 3000 3000 11500</text:p>
          </table:table-cell>
          <table:table-cell table:style-name="ce395"/>
          <table:table-cell table:style-name="ce404" office:value-type="float" office:value="-17500" calcext:value-type="float">
            <text:p>-17.500,00</text:p>
          </table:table-cell>
          <table:table-cell table:style-name="ce408"/>
          <table:table-cell table:style-name="ce412" table:formula="of:=[.F312]+[.D313]" office:value-type="float" office:value="0" calcext:value-type="float">
            <text:p>0,00</text:p>
          </table:table-cell>
          <table:table-cell table:style-name="ce349"/>
          <table:table-cell table:number-columns-repeated="976"/>
        </table:table-row>
        <table:table-row table:style-name="ro3" table:number-rows-repeated="2">
          <table:table-cell table:style-name="ce352"/>
          <table:table-cell table:style-name="ce375"/>
          <table:table-cell table:style-name="ce383" table:number-columns-repeated="2"/>
          <table:table-cell table:style-name="ce392" table:number-columns-repeated="2"/>
          <table:table-cell table:style-name="ce349"/>
          <table:table-cell table:number-columns-repeated="976"/>
        </table:table-row>
        <table:table-row table:style-name="ro3">
          <table:table-cell table:style-name="ce352"/>
          <table:table-cell table:style-name="ce377" office:value-type="string" calcext:value-type="string">
            <text:p>2012 sonu doğuş alacaklı</text:p>
          </table:table-cell>
          <table:table-cell table:style-name="ce392" office:value-type="string" calcext:value-type="string">
            <text:p>SAN-Ö</text:p>
          </table:table-cell>
          <table:table-cell table:style-name="ce392" office:value-type="string" calcext:value-type="string">
            <text:p>DĞŞ-Ö</text:p>
          </table:table-cell>
          <table:table-cell table:style-name="ce392"/>
          <table:table-cell table:style-name="ce383"/>
          <table:table-cell table:style-name="ce349"/>
          <table:table-cell table:number-columns-repeated="976"/>
        </table:table-row>
        <table:table-row table:style-name="ro3">
          <table:table-cell table:style-name="ce356"/>
          <table:table-cell table:style-name="ce381" office:value-type="string" calcext:value-type="string">
            <text:p>2012 DEVİR</text:p>
          </table:table-cell>
          <table:table-cell table:style-name="ce392" table:number-columns-repeated="3"/>
          <table:table-cell table:style-name="ce393" table:formula="of:=[.F304]" office:value-type="float" office:value="42245" calcext:value-type="float">
            <text:p>42.245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/>
          <table:table-cell table:style-name="ce375" office:value-type="string" calcext:value-type="string">
            <text:p>DOĞUŞ ALACAKLI</text:p>
          </table:table-cell>
          <table:table-cell table:style-name="ce392" table:number-columns-repeated="3"/>
          <table:table-cell table:style-name="ce392" table:formula="of:=[.F317]-[.C318]+[.D318]" office:value-type="float" office:value="42245" calcext:value-type="float">
            <text:p>42.245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 office:value-type="date" office:date-value="2013-01-17" calcext:value-type="date">
            <text:p>17.01.2013</text:p>
          </table:table-cell>
          <table:table-cell table:style-name="ce375" office:value-type="string" calcext:value-type="string">
            <text:p>KREDİ 3. TAKSİT</text:p>
          </table:table-cell>
          <table:table-cell table:style-name="ce392"/>
          <table:table-cell table:style-name="ce392" office:value-type="float" office:value="3409" calcext:value-type="float">
            <text:p>3.409,00</text:p>
          </table:table-cell>
          <table:table-cell table:style-name="ce392"/>
          <table:table-cell table:style-name="ce392" table:formula="of:=[.F318]-[.C319]+[.D319]" office:value-type="float" office:value="45654" calcext:value-type="float">
            <text:p>45.654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/>
          <table:table-cell table:style-name="ce375" office:value-type="string" calcext:value-type="string">
            <text:p>alçıpan</text:p>
          </table:table-cell>
          <table:table-cell table:style-name="ce392"/>
          <table:table-cell table:style-name="ce392" office:value-type="float" office:value="110" calcext:value-type="float">
            <text:p>110,00</text:p>
          </table:table-cell>
          <table:table-cell table:style-name="ce392"/>
          <table:table-cell table:style-name="ce392" table:formula="of:=[.F319]-[.C320]+[.D320]" office:value-type="float" office:value="45764" calcext:value-type="float">
            <text:p>45.764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/>
          <table:table-cell table:style-name="ce375" office:value-type="string" calcext:value-type="string">
            <text:p>vida</text:p>
          </table:table-cell>
          <table:table-cell table:style-name="ce392"/>
          <table:table-cell table:style-name="ce392" office:value-type="float" office:value="20" calcext:value-type="float">
            <text:p>20,00</text:p>
          </table:table-cell>
          <table:table-cell table:style-name="ce392"/>
          <table:table-cell table:style-name="ce392" table:formula="of:=[.F320]-[.C321]+[.D321]" office:value-type="float" office:value="45784" calcext:value-type="float">
            <text:p>45.784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/>
          <table:table-cell table:style-name="ce375" office:value-type="string" calcext:value-type="string">
            <text:p>file</text:p>
          </table:table-cell>
          <table:table-cell table:style-name="ce392"/>
          <table:table-cell table:style-name="ce392" office:value-type="float" office:value="40" calcext:value-type="float">
            <text:p>40,00</text:p>
          </table:table-cell>
          <table:table-cell table:style-name="ce392"/>
          <table:table-cell table:style-name="ce392" table:formula="of:=[.F321]-[.C322]+[.D322]" office:value-type="float" office:value="45824" calcext:value-type="float">
            <text:p>45.824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/>
          <table:table-cell table:style-name="ce375" office:value-type="string" calcext:value-type="string">
            <text:p>deri eldiven 12</text:p>
          </table:table-cell>
          <table:table-cell table:style-name="ce392"/>
          <table:table-cell table:style-name="ce392" office:value-type="float" office:value="60" calcext:value-type="float">
            <text:p>60,00</text:p>
          </table:table-cell>
          <table:table-cell table:style-name="ce392"/>
          <table:table-cell table:style-name="ce392" table:formula="of:=[.F322]-[.C323]+[.D323]" office:value-type="float" office:value="45884" calcext:value-type="float">
            <text:p>45.884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/>
          <table:table-cell table:style-name="ce375" office:value-type="string" calcext:value-type="string">
            <text:p>el arabası 2</text:p>
          </table:table-cell>
          <table:table-cell table:style-name="ce392"/>
          <table:table-cell table:style-name="ce392" office:value-type="float" office:value="90" calcext:value-type="float">
            <text:p>90,00</text:p>
          </table:table-cell>
          <table:table-cell table:style-name="ce392"/>
          <table:table-cell table:style-name="ce392" table:formula="of:=[.F323]-[.C324]+[.D324]" office:value-type="float" office:value="45974" calcext:value-type="float">
            <text:p>45.974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/>
          <table:table-cell table:style-name="ce375" office:value-type="string" calcext:value-type="string">
            <text:p>spatula 2</text:p>
          </table:table-cell>
          <table:table-cell table:style-name="ce392"/>
          <table:table-cell table:style-name="ce392" office:value-type="float" office:value="4" calcext:value-type="float">
            <text:p>4,00</text:p>
          </table:table-cell>
          <table:table-cell table:style-name="ce392"/>
          <table:table-cell table:style-name="ce392" table:formula="of:=[.F324]-[.C325]+[.D325]" office:value-type="float" office:value="45978" calcext:value-type="float">
            <text:p>45.978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/>
          <table:table-cell table:style-name="ce375" office:value-type="string" calcext:value-type="string">
            <text:p>ilhami haykır</text:p>
          </table:table-cell>
          <table:table-cell table:style-name="ce392"/>
          <table:table-cell table:style-name="ce392" office:value-type="float" office:value="300" calcext:value-type="float">
            <text:p>300,00</text:p>
          </table:table-cell>
          <table:table-cell table:style-name="ce392"/>
          <table:table-cell table:style-name="ce392" table:formula="of:=[.F325]-[.C326]+[.D326]" office:value-type="float" office:value="46278" calcext:value-type="float">
            <text:p>46.278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/>
          <table:table-cell table:style-name="ce375" office:value-type="string" calcext:value-type="string">
            <text:p>nakit ali balcıya</text:p>
          </table:table-cell>
          <table:table-cell table:style-name="ce392"/>
          <table:table-cell table:style-name="ce392" office:value-type="float" office:value="10000" calcext:value-type="float">
            <text:p>10.000,00</text:p>
          </table:table-cell>
          <table:table-cell table:style-name="ce392"/>
          <table:table-cell table:style-name="ce392" table:formula="of:=[.F326]-[.C327]+[.D327]" office:value-type="float" office:value="56278" calcext:value-type="float">
            <text:p>56.278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/>
          <table:table-cell table:style-name="ce375" office:value-type="string" calcext:value-type="string">
            <text:p>nakit ali balcıya</text:p>
          </table:table-cell>
          <table:table-cell table:style-name="ce392"/>
          <table:table-cell table:style-name="ce392" office:value-type="float" office:value="6600" calcext:value-type="float">
            <text:p>6.600,00</text:p>
          </table:table-cell>
          <table:table-cell table:style-name="ce392"/>
          <table:table-cell table:style-name="ce392" table:formula="of:=[.F327]-[.C328]+[.D328]" office:value-type="float" office:value="62878" calcext:value-type="float">
            <text:p>62.878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 office:value-type="date" office:date-value="2013-02-17" calcext:value-type="date">
            <text:p>17.02.2013</text:p>
          </table:table-cell>
          <table:table-cell table:style-name="ce375" office:value-type="string" calcext:value-type="string">
            <text:p>KREDİ 4. TAKSİT</text:p>
          </table:table-cell>
          <table:table-cell table:style-name="ce392"/>
          <table:table-cell table:style-name="ce392" office:value-type="float" office:value="3409" calcext:value-type="float">
            <text:p>3.409,00</text:p>
          </table:table-cell>
          <table:table-cell table:style-name="ce392"/>
          <table:table-cell table:style-name="ce392" table:formula="of:=[.F328]-[.C329]+[.D329]" office:value-type="float" office:value="66287" calcext:value-type="float">
            <text:p>66.287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/>
          <table:table-cell table:style-name="ce375" office:value-type="string" calcext:value-type="string">
            <text:p>nakit</text:p>
          </table:table-cell>
          <table:table-cell table:style-name="ce392"/>
          <table:table-cell table:style-name="ce392" office:value-type="float" office:value="6000" calcext:value-type="float">
            <text:p>6.000,00</text:p>
          </table:table-cell>
          <table:table-cell table:style-name="ce392"/>
          <table:table-cell table:style-name="ce392" table:formula="of:=[.F329]-[.C330]+[.D330]" office:value-type="float" office:value="72287" calcext:value-type="float">
            <text:p>72.287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 office:value-type="date" office:date-value="2013-03-17" calcext:value-type="date">
            <text:p>17.03.2013</text:p>
          </table:table-cell>
          <table:table-cell table:style-name="ce375" office:value-type="string" calcext:value-type="string">
            <text:p>KREDİ 5. TAKSİT</text:p>
          </table:table-cell>
          <table:table-cell table:style-name="ce392"/>
          <table:table-cell table:style-name="ce392" office:value-type="float" office:value="3409" calcext:value-type="float">
            <text:p>3.409,00</text:p>
          </table:table-cell>
          <table:table-cell table:style-name="ce392"/>
          <table:table-cell table:style-name="ce392" table:formula="of:=[.F330]-[.C331]+[.D331]" office:value-type="float" office:value="75696" calcext:value-type="float">
            <text:p>75.696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 office:value-type="date" office:date-value="2013-03-16" calcext:value-type="date">
            <text:p>16.03.2013</text:p>
          </table:table-cell>
          <table:table-cell table:style-name="ce375" office:value-type="string" calcext:value-type="string">
            <text:p>nakit ali balcıya</text:p>
          </table:table-cell>
          <table:table-cell table:style-name="ce392"/>
          <table:table-cell table:style-name="ce392" office:value-type="float" office:value="10000" calcext:value-type="float">
            <text:p>10.000,00</text:p>
          </table:table-cell>
          <table:table-cell table:style-name="ce392"/>
          <table:table-cell table:style-name="ce392" table:formula="of:=[.F331]-[.C332]+[.D332]" office:value-type="float" office:value="85696" calcext:value-type="float">
            <text:p>85.696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 office:value-type="date" office:date-value="2013-03-19" calcext:value-type="date">
            <text:p>19.03.2013</text:p>
          </table:table-cell>
          <table:table-cell table:style-name="ce375" office:value-type="string" calcext:value-type="string">
            <text:p>kk</text:p>
          </table:table-cell>
          <table:table-cell table:style-name="ce392"/>
          <table:table-cell table:style-name="ce392" office:value-type="float" office:value="4402" calcext:value-type="float">
            <text:p>4.402,00</text:p>
          </table:table-cell>
          <table:table-cell table:style-name="ce392"/>
          <table:table-cell table:style-name="ce392" table:formula="of:=[.F332]-[.C333]+[.D333]" office:value-type="float" office:value="90098" calcext:value-type="float">
            <text:p>90.098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/>
          <table:table-cell table:style-name="ce375" office:value-type="string" calcext:value-type="string">
            <text:p>nakit ali balcıya</text:p>
          </table:table-cell>
          <table:table-cell table:style-name="ce392"/>
          <table:table-cell table:style-name="ce392" office:value-type="float" office:value="2200" calcext:value-type="float">
            <text:p>2.200,00</text:p>
          </table:table-cell>
          <table:table-cell table:style-name="ce392"/>
          <table:table-cell table:style-name="ce392" table:formula="of:=[.F333]-[.C334]+[.D334]" office:value-type="float" office:value="92298" calcext:value-type="float">
            <text:p>92.298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 office:value-type="date" office:date-value="2013-03-23" calcext:value-type="date">
            <text:p>23.03.2013</text:p>
          </table:table-cell>
          <table:table-cell table:style-name="ce375" office:value-type="string" calcext:value-type="string">
            <text:p>nakit ali balcıya</text:p>
          </table:table-cell>
          <table:table-cell table:style-name="ce392"/>
          <table:table-cell table:style-name="ce392" office:value-type="float" office:value="1000" calcext:value-type="float">
            <text:p>1.000,00</text:p>
          </table:table-cell>
          <table:table-cell table:style-name="ce392"/>
          <table:table-cell table:style-name="ce392" table:formula="of:=[.F334]-[.C335]+[.D335]" office:value-type="float" office:value="93298" calcext:value-type="float">
            <text:p>93.298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 office:value-type="date" office:date-value="2013-03-29" calcext:value-type="date">
            <text:p>29.03.2013</text:p>
          </table:table-cell>
          <table:table-cell table:style-name="ce375" office:value-type="string" calcext:value-type="string">
            <text:p>nakit ali balcıya çek iade</text:p>
          </table:table-cell>
          <table:table-cell table:style-name="ce392"/>
          <table:table-cell table:style-name="ce392" office:value-type="float" office:value="4000" calcext:value-type="float">
            <text:p>4.000,00</text:p>
          </table:table-cell>
          <table:table-cell table:style-name="ce392"/>
          <table:table-cell table:style-name="ce392" table:formula="of:=[.F335]-[.C336]+[.D336]" office:value-type="float" office:value="97298" calcext:value-type="float">
            <text:p>97.298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/>
          <table:table-cell table:style-name="ce375" office:value-type="string" calcext:value-type="string">
            <text:p>30-3 fevzi deniz çek</text:p>
          </table:table-cell>
          <table:table-cell table:style-name="ce392" office:value-type="float" office:value="4000" calcext:value-type="float">
            <text:p>4.000,00</text:p>
          </table:table-cell>
          <table:table-cell table:style-name="ce392" table:number-columns-repeated="2"/>
          <table:table-cell table:style-name="ce392" table:formula="of:=[.F336]-[.C337]+[.D337]" office:value-type="float" office:value="93298" calcext:value-type="float">
            <text:p>93.298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/>
          <table:table-cell table:style-name="ce375" office:value-type="string" calcext:value-type="string">
            <text:p>nakit iade</text:p>
          </table:table-cell>
          <table:table-cell table:style-name="ce392" office:value-type="float" office:value="2000" calcext:value-type="float">
            <text:p>2.000,00</text:p>
          </table:table-cell>
          <table:table-cell table:style-name="ce392" table:number-columns-repeated="2"/>
          <table:table-cell table:style-name="ce392" table:formula="of:=[.F337]-[.C338]+[.D338]" office:value-type="float" office:value="91298" calcext:value-type="float">
            <text:p>91.298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 office:value-type="date" office:date-value="2013-04-01" calcext:value-type="date">
            <text:p>01.04.2013</text:p>
          </table:table-cell>
          <table:table-cell table:style-name="ce375" office:value-type="string" calcext:value-type="string">
            <text:p>nakit mustafaya</text:p>
          </table:table-cell>
          <table:table-cell table:style-name="ce392"/>
          <table:table-cell table:style-name="ce392" office:value-type="float" office:value="3500" calcext:value-type="float">
            <text:p>3.500,00</text:p>
          </table:table-cell>
          <table:table-cell table:style-name="ce392"/>
          <table:table-cell table:style-name="ce392" table:formula="of:=[.F338]-[.C339]+[.D339]" office:value-type="float" office:value="94798" calcext:value-type="float">
            <text:p>94.798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 office:value-type="date" office:date-value="2013-04-01" calcext:value-type="date">
            <text:p>01.04.2013</text:p>
          </table:table-cell>
          <table:table-cell table:style-name="ce375" office:value-type="string" calcext:value-type="string">
            <text:p>işe yatan kredi faizi</text:p>
          </table:table-cell>
          <table:table-cell table:style-name="ce392"/>
          <table:table-cell table:style-name="ce392" office:value-type="float" office:value="3105" calcext:value-type="float">
            <text:p>3.105,00</text:p>
          </table:table-cell>
          <table:table-cell table:style-name="ce392"/>
          <table:table-cell table:style-name="ce392" table:formula="of:=[.F339]-[.C340]+[.D340]" office:value-type="float" office:value="97903" calcext:value-type="float">
            <text:p>97.903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 office:value-type="date" office:date-value="2013-04-08" calcext:value-type="date">
            <text:p>08.04.2013</text:p>
          </table:table-cell>
          <table:table-cell table:style-name="ce375" office:value-type="string" calcext:value-type="string">
            <text:p>atila balcı tapu için</text:p>
          </table:table-cell>
          <table:table-cell table:style-name="ce392"/>
          <table:table-cell table:style-name="ce392" office:value-type="float" office:value="300" calcext:value-type="float">
            <text:p>300,00</text:p>
          </table:table-cell>
          <table:table-cell table:style-name="ce392"/>
          <table:table-cell table:style-name="ce392" table:formula="of:=[.F340]-[.C341]+[.D341]" office:value-type="float" office:value="98203" calcext:value-type="float">
            <text:p>98.203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/>
          <table:table-cell table:style-name="ce375" office:value-type="string" calcext:value-type="string">
            <text:p>mustafa işçi için</text:p>
          </table:table-cell>
          <table:table-cell table:style-name="ce392"/>
          <table:table-cell table:style-name="ce392" office:value-type="float" office:value="1000" calcext:value-type="float">
            <text:p>1.000,00</text:p>
          </table:table-cell>
          <table:table-cell table:style-name="ce392"/>
          <table:table-cell table:style-name="ce392" table:formula="of:=[.F341]-[.C342]+[.D342]" office:value-type="float" office:value="99203" calcext:value-type="float">
            <text:p>99.203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 office:value-type="date" office:date-value="2013-04-11" calcext:value-type="date">
            <text:p>11.04.2013</text:p>
          </table:table-cell>
          <table:table-cell table:style-name="ce375" office:value-type="string" calcext:value-type="string">
            <text:p>işe yatan</text:p>
          </table:table-cell>
          <table:table-cell table:style-name="ce392" office:value-type="float" office:value="15000" calcext:value-type="float">
            <text:p>15.000,00</text:p>
          </table:table-cell>
          <table:table-cell table:style-name="ce392" table:number-columns-repeated="2"/>
          <table:table-cell table:style-name="ce392" table:formula="of:=[.F342]-[.C343]+[.D343]" office:value-type="float" office:value="84203" calcext:value-type="float">
            <text:p>84.203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/>
          <table:table-cell table:style-name="ce375" office:value-type="string" calcext:value-type="string">
            <text:p>iade</text:p>
          </table:table-cell>
          <table:table-cell table:style-name="ce392" office:value-type="float" office:value="1000" calcext:value-type="float">
            <text:p>1.000,00</text:p>
          </table:table-cell>
          <table:table-cell table:style-name="ce392" table:number-columns-repeated="2"/>
          <table:table-cell table:style-name="ce392" table:formula="of:=[.F343]-[.C344]+[.D344]" office:value-type="float" office:value="83203" calcext:value-type="float">
            <text:p>83.203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/>
          <table:table-cell table:style-name="ce375" office:value-type="string" calcext:value-type="string">
            <text:p>ali balcı nkt</text:p>
          </table:table-cell>
          <table:table-cell table:style-name="ce392"/>
          <table:table-cell table:style-name="ce392" office:value-type="float" office:value="100" calcext:value-type="float">
            <text:p>100,00</text:p>
          </table:table-cell>
          <table:table-cell table:style-name="ce392"/>
          <table:table-cell table:style-name="ce392" table:formula="of:=[.F344]-[.C345]+[.D345]" office:value-type="float" office:value="83303" calcext:value-type="float">
            <text:p>83.303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 office:value-type="date" office:date-value="2013-04-30" calcext:value-type="date">
            <text:p>30.04.2013</text:p>
          </table:table-cell>
          <table:table-cell table:style-name="ce375" office:value-type="string" calcext:value-type="string">
            <text:p>şenel çek</text:p>
          </table:table-cell>
          <table:table-cell table:style-name="ce392" office:value-type="float" office:value="20000" calcext:value-type="float">
            <text:p>20.000,00</text:p>
          </table:table-cell>
          <table:table-cell table:style-name="ce392" table:number-columns-repeated="2"/>
          <table:table-cell table:style-name="ce392" table:formula="of:=[.F345]-[.C346]+[.D346]" office:value-type="float" office:value="63303" calcext:value-type="float">
            <text:p>63.303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/>
          <table:table-cell table:style-name="ce375" office:value-type="string" calcext:value-type="string">
            <text:p>işe yatan a balcı hesabına</text:p>
          </table:table-cell>
          <table:table-cell table:style-name="ce392"/>
          <table:table-cell table:style-name="ce392" office:value-type="float" office:value="5000" calcext:value-type="float">
            <text:p>5.000,00</text:p>
          </table:table-cell>
          <table:table-cell table:style-name="ce392"/>
          <table:table-cell table:style-name="ce392" table:formula="of:=[.F346]-[.C347]+[.D347]" office:value-type="float" office:value="68303" calcext:value-type="float">
            <text:p>68.303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/>
          <table:table-cell table:style-name="ce375" office:value-type="string" calcext:value-type="string">
            <text:p>sanayide elden verilen</text:p>
          </table:table-cell>
          <table:table-cell table:style-name="ce392"/>
          <table:table-cell table:style-name="ce392" office:value-type="float" office:value="1000" calcext:value-type="float">
            <text:p>1.000,00</text:p>
          </table:table-cell>
          <table:table-cell table:style-name="ce392"/>
          <table:table-cell table:style-name="ce392" table:formula="of:=[.F347]-[.C348]+[.D348]" office:value-type="float" office:value="69303" calcext:value-type="float">
            <text:p>69.303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 office:value-type="date" office:date-value="2013-04-17" calcext:value-type="date">
            <text:p>17.04.2013</text:p>
          </table:table-cell>
          <table:table-cell table:style-name="ce375" office:value-type="string" calcext:value-type="string">
            <text:p>KREDİ 6. TAKSİT</text:p>
          </table:table-cell>
          <table:table-cell table:style-name="ce392"/>
          <table:table-cell table:style-name="ce392" office:value-type="float" office:value="3409" calcext:value-type="float">
            <text:p>3.409,00</text:p>
          </table:table-cell>
          <table:table-cell table:style-name="ce392"/>
          <table:table-cell table:style-name="ce392" table:formula="of:=[.F348]-[.C349]+[.D349]" office:value-type="float" office:value="72712" calcext:value-type="float">
            <text:p>72.712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/>
          <table:table-cell table:style-name="ce375" office:value-type="string" calcext:value-type="string">
            <text:p>kazan nakl serkan</text:p>
          </table:table-cell>
          <table:table-cell table:style-name="ce392" office:value-type="float" office:value="250" calcext:value-type="float">
            <text:p>250,00</text:p>
          </table:table-cell>
          <table:table-cell table:style-name="ce392" table:number-columns-repeated="2"/>
          <table:table-cell table:style-name="ce392" table:formula="of:=[.F349]-[.C350]+[.D350]" office:value-type="float" office:value="72462" calcext:value-type="float">
            <text:p>72.462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 office:value-type="date" office:date-value="2013-04-19" calcext:value-type="date">
            <text:p>19.04.2013</text:p>
          </table:table-cell>
          <table:table-cell table:style-name="ce375" office:value-type="string" calcext:value-type="string">
            <text:p>brleşim mad.</text:p>
          </table:table-cell>
          <table:table-cell table:style-name="ce392"/>
          <table:table-cell table:style-name="ce392" office:value-type="float" office:value="6000" calcext:value-type="float">
            <text:p>6.000,00</text:p>
          </table:table-cell>
          <table:table-cell table:style-name="ce392"/>
          <table:table-cell table:style-name="ce392" table:formula="of:=[.F350]-[.C351]+[.D351]" office:value-type="float" office:value="78462" calcext:value-type="float">
            <text:p>78.462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 office:value-type="date" office:date-value="2013-04-09" calcext:value-type="date">
            <text:p>09.04.2013</text:p>
          </table:table-cell>
          <table:table-cell table:style-name="ce375" office:value-type="string" calcext:value-type="string">
            <text:p>seramik nakliye</text:p>
          </table:table-cell>
          <table:table-cell table:style-name="ce392" office:value-type="float" office:value="200" calcext:value-type="float">
            <text:p>200,00</text:p>
          </table:table-cell>
          <table:table-cell table:style-name="ce392" table:number-columns-repeated="2"/>
          <table:table-cell table:style-name="ce392" table:formula="of:=[.F351]-[.C352]+[.D352]" office:value-type="float" office:value="78262" calcext:value-type="float">
            <text:p>78.262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/>
          <table:table-cell table:style-name="ce375" office:value-type="string" calcext:value-type="string">
            <text:p>eldiven 10 ad</text:p>
          </table:table-cell>
          <table:table-cell table:style-name="ce392"/>
          <table:table-cell table:style-name="ce392" office:value-type="float" office:value="30" calcext:value-type="float">
            <text:p>30,00</text:p>
          </table:table-cell>
          <table:table-cell table:style-name="ce392"/>
          <table:table-cell table:style-name="ce392" table:formula="of:=[.F352]-[.C353]+[.D353]" office:value-type="float" office:value="78292" calcext:value-type="float">
            <text:p>78.292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 office:value-type="date" office:date-value="2013-05-17" calcext:value-type="date">
            <text:p>17.05.2013</text:p>
          </table:table-cell>
          <table:table-cell table:style-name="ce375" office:value-type="string" calcext:value-type="string">
            <text:p>KREDİ 7. TAKSİT</text:p>
          </table:table-cell>
          <table:table-cell table:style-name="ce392"/>
          <table:table-cell table:style-name="ce392" office:value-type="float" office:value="3409" calcext:value-type="float">
            <text:p>3.409,00</text:p>
          </table:table-cell>
          <table:table-cell table:style-name="ce392"/>
          <table:table-cell table:style-name="ce392" table:formula="of:=[.F353]-[.C354]+[.D354]" office:value-type="float" office:value="81701" calcext:value-type="float">
            <text:p>81.701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/>
          <table:table-cell table:style-name="ce375" office:value-type="string" calcext:value-type="string">
            <text:p>çivi su mlz</text:p>
          </table:table-cell>
          <table:table-cell table:style-name="ce392"/>
          <table:table-cell table:style-name="ce392" office:value-type="float" office:value="18" calcext:value-type="float">
            <text:p>18,00</text:p>
          </table:table-cell>
          <table:table-cell table:style-name="ce392"/>
          <table:table-cell table:style-name="ce392" table:formula="of:=[.F354]-[.C355]+[.D355]" office:value-type="float" office:value="81719" calcext:value-type="float">
            <text:p>81.719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 office:value-type="date" office:date-value="2013-05-31" calcext:value-type="date">
            <text:p>31.05.2013</text:p>
          </table:table-cell>
          <table:table-cell table:style-name="ce375" office:value-type="string" calcext:value-type="string">
            <text:p>şenel çek</text:p>
          </table:table-cell>
          <table:table-cell table:style-name="ce392" office:value-type="float" office:value="20000" calcext:value-type="float">
            <text:p>20.000,00</text:p>
          </table:table-cell>
          <table:table-cell table:style-name="ce392" table:number-columns-repeated="2"/>
          <table:table-cell table:style-name="ce392" table:formula="of:=[.F355]-[.C356]+[.D356]" office:value-type="float" office:value="61719" calcext:value-type="float">
            <text:p>61.719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 office:value-type="date" office:date-value="2013-06-17" calcext:value-type="date">
            <text:p>17.06.2013</text:p>
          </table:table-cell>
          <table:table-cell table:style-name="ce375" office:value-type="string" calcext:value-type="string">
            <text:p>KREDİ 8. TAKSİT</text:p>
          </table:table-cell>
          <table:table-cell table:style-name="ce392"/>
          <table:table-cell table:style-name="ce392" office:value-type="float" office:value="3409" calcext:value-type="float">
            <text:p>3.409,00</text:p>
          </table:table-cell>
          <table:table-cell table:style-name="ce392"/>
          <table:table-cell table:style-name="ce392" table:formula="of:=[.F356]-[.C357]+[.D357]" office:value-type="float" office:value="65128" calcext:value-type="float">
            <text:p>65.128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 office:value-type="string" calcext:value-type="string">
            <text:p>31-6</text:p>
          </table:table-cell>
          <table:table-cell table:style-name="ce375" office:value-type="string" calcext:value-type="string">
            <text:p>sanayi dükkan kirası burhan</text:p>
          </table:table-cell>
          <table:table-cell table:style-name="ce392"/>
          <table:table-cell table:style-name="ce392" office:value-type="float" office:value="8500" calcext:value-type="float">
            <text:p>8.500,00</text:p>
          </table:table-cell>
          <table:table-cell table:style-name="ce392"/>
          <table:table-cell table:style-name="ce392" table:formula="of:=[.F357]-[.C358]+[.D358]" office:value-type="float" office:value="73628" calcext:value-type="float">
            <text:p>73.628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 office:value-type="date" office:date-value="2013-07-17" calcext:value-type="date">
            <text:p>17.07.2013</text:p>
          </table:table-cell>
          <table:table-cell table:style-name="ce375" office:value-type="string" calcext:value-type="string">
            <text:p>KREDİ 9. TAKSİT</text:p>
          </table:table-cell>
          <table:table-cell table:style-name="ce392"/>
          <table:table-cell table:style-name="ce392" office:value-type="float" office:value="3409" calcext:value-type="float">
            <text:p>3.409,00</text:p>
          </table:table-cell>
          <table:table-cell table:style-name="ce392"/>
          <table:table-cell table:style-name="ce392" table:formula="of:=[.F358]-[.C359]+[.D359]" office:value-type="float" office:value="77037" calcext:value-type="float">
            <text:p>77.037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/>
          <table:table-cell table:style-name="ce375" office:value-type="string" calcext:value-type="string">
            <text:p>30-7 çek</text:p>
          </table:table-cell>
          <table:table-cell table:style-name="ce392" office:value-type="float" office:value="8495" calcext:value-type="float">
            <text:p>8.495,00</text:p>
          </table:table-cell>
          <table:table-cell table:style-name="ce392" table:number-columns-repeated="2"/>
          <table:table-cell table:style-name="ce392" table:formula="of:=[.F359]-[.C360]+[.D360]" office:value-type="float" office:value="68542" calcext:value-type="float">
            <text:p>68.542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 office:value-type="date" office:date-value="2013-08-17" calcext:value-type="date">
            <text:p>17.08.2013</text:p>
          </table:table-cell>
          <table:table-cell table:style-name="ce375" office:value-type="string" calcext:value-type="string">
            <text:p>KREDİ 10. TAKSİT</text:p>
          </table:table-cell>
          <table:table-cell table:style-name="ce392"/>
          <table:table-cell table:style-name="ce392" office:value-type="float" office:value="3409" calcext:value-type="float">
            <text:p>3.409,00</text:p>
          </table:table-cell>
          <table:table-cell table:style-name="ce392"/>
          <table:table-cell table:style-name="ce392" table:formula="of:=[.F360]-[.C361]+[.D361]" office:value-type="float" office:value="71951" calcext:value-type="float">
            <text:p>71.951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 office:value-type="date" office:date-value="2013-08-30" calcext:value-type="date">
            <text:p>30.08.2013</text:p>
          </table:table-cell>
          <table:table-cell table:style-name="ce375" office:value-type="string" calcext:value-type="string">
            <text:p>KİREMİT İÇİN</text:p>
          </table:table-cell>
          <table:table-cell table:style-name="ce392" office:value-type="float" office:value="4300" calcext:value-type="float">
            <text:p>4.300,00</text:p>
          </table:table-cell>
          <table:table-cell table:style-name="ce392" table:number-columns-repeated="2"/>
          <table:table-cell table:style-name="ce392" table:formula="of:=[.F361]-[.C362]+[.D362]" office:value-type="float" office:value="67651" calcext:value-type="float">
            <text:p>67.651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/>
          <table:table-cell table:style-name="ce375" office:value-type="string" calcext:value-type="string">
            <text:p>ÇORUM TURGUT NAKL</text:p>
          </table:table-cell>
          <table:table-cell table:style-name="ce392"/>
          <table:table-cell table:style-name="ce392" office:value-type="float" office:value="1500" calcext:value-type="float">
            <text:p>1.500,00</text:p>
          </table:table-cell>
          <table:table-cell table:style-name="ce392"/>
          <table:table-cell table:style-name="ce392" table:formula="of:=[.F362]-[.C363]+[.D363]" office:value-type="float" office:value="69151" calcext:value-type="float">
            <text:p>69.151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/>
          <table:table-cell table:style-name="ce375" office:value-type="string" calcext:value-type="string">
            <text:p>SERETEKS NAKLİYE</text:p>
          </table:table-cell>
          <table:table-cell table:style-name="ce392" office:value-type="float" office:value="660" calcext:value-type="float">
            <text:p>660,00</text:p>
          </table:table-cell>
          <table:table-cell table:style-name="ce392" table:number-columns-repeated="2"/>
          <table:table-cell table:style-name="ce392" table:formula="of:=[.F363]-[.C364]+[.D364]" office:value-type="float" office:value="68491" calcext:value-type="float">
            <text:p>68.491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/>
          <table:table-cell table:style-name="ce375" office:value-type="string" calcext:value-type="string">
            <text:p>SERETEKS NAKLİYE</text:p>
          </table:table-cell>
          <table:table-cell table:style-name="ce392" office:value-type="float" office:value="600" calcext:value-type="float">
            <text:p>600,00</text:p>
          </table:table-cell>
          <table:table-cell table:style-name="ce392" table:number-columns-repeated="2"/>
          <table:table-cell table:style-name="ce392" table:formula="of:=[.F364]-[.C365]+[.D365]" office:value-type="float" office:value="67891" calcext:value-type="float">
            <text:p>67.891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 office:value-type="date" office:date-value="2013-09-17" calcext:value-type="date">
            <text:p>17.09.2013</text:p>
          </table:table-cell>
          <table:table-cell table:style-name="ce375" office:value-type="string" calcext:value-type="string">
            <text:p>KREDİ 11. TAKSİT</text:p>
          </table:table-cell>
          <table:table-cell table:style-name="ce392"/>
          <table:table-cell table:style-name="ce392" office:value-type="float" office:value="3409" calcext:value-type="float">
            <text:p>3.409,00</text:p>
          </table:table-cell>
          <table:table-cell table:style-name="ce392"/>
          <table:table-cell table:style-name="ce392" table:formula="of:=[.F365]-[.C366]+[.D366]" office:value-type="float" office:value="71300" calcext:value-type="float">
            <text:p>71.300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/>
          <table:table-cell table:style-name="ce375" office:value-type="string" calcext:value-type="string">
            <text:p>lise arkası kira çek ahmet çalışkan</text:p>
          </table:table-cell>
          <table:table-cell table:style-name="ce392"/>
          <table:table-cell table:style-name="ce392" office:value-type="float" office:value="18700" calcext:value-type="float">
            <text:p>18.700,00</text:p>
          </table:table-cell>
          <table:table-cell table:style-name="ce392"/>
          <table:table-cell table:style-name="ce392" table:formula="of:=[.F366]-[.C367]+[.D367]" office:value-type="float" office:value="90000" calcext:value-type="float">
            <text:p>90.000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 office:value-type="date" office:date-value="2013-10-17" calcext:value-type="date">
            <text:p>17.10.2013</text:p>
          </table:table-cell>
          <table:table-cell table:style-name="ce375" office:value-type="string" calcext:value-type="string">
            <text:p>KREDİ 12. TAKSİT</text:p>
          </table:table-cell>
          <table:table-cell table:style-name="ce392"/>
          <table:table-cell table:style-name="ce392" office:value-type="float" office:value="3409" calcext:value-type="float">
            <text:p>3.409,00</text:p>
          </table:table-cell>
          <table:table-cell table:style-name="ce392"/>
          <table:table-cell table:style-name="ce392" table:formula="of:=[.F367]-[.C368]+[.D368]" office:value-type="float" office:value="93409" calcext:value-type="float">
            <text:p>93.409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 office:value-type="date" office:date-value="2014-10-23" calcext:value-type="date">
            <text:p>23.10.2014</text:p>
          </table:table-cell>
          <table:table-cell table:style-name="ce375" office:value-type="string" calcext:value-type="string">
            <text:p>malzeme</text:p>
          </table:table-cell>
          <table:table-cell table:style-name="ce392"/>
          <table:table-cell table:style-name="ce392" office:value-type="float" office:value="120" calcext:value-type="float">
            <text:p>120,00</text:p>
          </table:table-cell>
          <table:table-cell table:style-name="ce392"/>
          <table:table-cell table:style-name="ce392" table:formula="of:=[.F368]-[.C369]+[.D369]" office:value-type="float" office:value="93529" calcext:value-type="float">
            <text:p>93.529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/>
          <table:table-cell table:style-name="ce375" office:value-type="string" calcext:value-type="string">
            <text:p>sanat okulu 6000 kiremit</text:p>
          </table:table-cell>
          <table:table-cell table:style-name="ce392"/>
          <table:table-cell table:style-name="ce392" office:value-type="float" office:value="3600" calcext:value-type="float">
            <text:p>3.600,00</text:p>
          </table:table-cell>
          <table:table-cell table:style-name="ce392"/>
          <table:table-cell table:style-name="ce392" table:formula="of:=[.F369]-[.C370]+[.D370]" office:value-type="float" office:value="97129" calcext:value-type="float">
            <text:p>97.129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/>
          <table:table-cell table:style-name="ce375" office:value-type="string" calcext:value-type="string">
            <text:p>sanat okulu 1000 mahya</text:p>
          </table:table-cell>
          <table:table-cell table:style-name="ce392"/>
          <table:table-cell table:style-name="ce392" office:value-type="float" office:value="600" calcext:value-type="float">
            <text:p>600,00</text:p>
          </table:table-cell>
          <table:table-cell table:style-name="ce392"/>
          <table:table-cell table:style-name="ce392" table:formula="of:=[.F370]-[.C371]+[.D371]" office:value-type="float" office:value="97729" calcext:value-type="float">
            <text:p>97.729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/>
          <table:table-cell table:style-name="ce375" office:value-type="string" calcext:value-type="string">
            <text:p>sağlık meslek 3000 kiremit</text:p>
          </table:table-cell>
          <table:table-cell table:style-name="ce392"/>
          <table:table-cell table:style-name="ce392" office:value-type="float" office:value="1800" calcext:value-type="float">
            <text:p>1.800,00</text:p>
          </table:table-cell>
          <table:table-cell table:style-name="ce392"/>
          <table:table-cell table:style-name="ce392" table:formula="of:=[.F371]-[.C372]+[.D372]" office:value-type="float" office:value="99529" calcext:value-type="float">
            <text:p>99.529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/>
          <table:table-cell table:style-name="ce375" office:value-type="string" calcext:value-type="string">
            <text:p>çorum tokat kiremit nakli 3 sefer</text:p>
          </table:table-cell>
          <table:table-cell table:style-name="ce392" office:value-type="float" office:value="3000" calcext:value-type="float">
            <text:p>3.000,00</text:p>
          </table:table-cell>
          <table:table-cell table:style-name="ce392" table:number-columns-repeated="2"/>
          <table:table-cell table:style-name="ce392" table:formula="of:=[.F372]-[.C373]+[.D373]" office:value-type="float" office:value="96529" calcext:value-type="float">
            <text:p>96.529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/>
          <table:table-cell table:style-name="ce375" office:value-type="string" calcext:value-type="string">
            <text:p>meteoroloji hesap</text:p>
          </table:table-cell>
          <table:table-cell table:style-name="ce392"/>
          <table:table-cell table:style-name="ce392" office:value-type="float" office:value="120" calcext:value-type="float">
            <text:p>120,00</text:p>
          </table:table-cell>
          <table:table-cell table:style-name="ce392"/>
          <table:table-cell table:style-name="ce392" table:formula="of:=[.F373]-[.C374]+[.D374]" office:value-type="float" office:value="96649" calcext:value-type="float">
            <text:p>96.649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/>
          <table:table-cell table:style-name="ce375" office:value-type="string" calcext:value-type="string">
            <text:p>ufuk elektrik</text:p>
          </table:table-cell>
          <table:table-cell table:style-name="ce392"/>
          <table:table-cell table:style-name="ce392" office:value-type="float" office:value="180" calcext:value-type="float">
            <text:p>180,00</text:p>
          </table:table-cell>
          <table:table-cell table:style-name="ce392"/>
          <table:table-cell table:style-name="ce392" table:formula="of:=[.F374]-[.C375]+[.D375]" office:value-type="float" office:value="96829" calcext:value-type="float">
            <text:p>96.829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/>
          <table:table-cell table:style-name="ce375" office:value-type="string" calcext:value-type="string">
            <text:p>paytoncuoğlu</text:p>
          </table:table-cell>
          <table:table-cell table:style-name="ce392"/>
          <table:table-cell table:style-name="ce392" office:value-type="float" office:value="190" calcext:value-type="float">
            <text:p>190,00</text:p>
          </table:table-cell>
          <table:table-cell table:style-name="ce392"/>
          <table:table-cell table:style-name="ce392" table:formula="of:=[.F375]-[.C376]+[.D376]" office:value-type="float" office:value="97019" calcext:value-type="float">
            <text:p>97.019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 office:value-type="date" office:date-value="2014-12-17" calcext:value-type="date">
            <text:p>17.12.2014</text:p>
          </table:table-cell>
          <table:table-cell table:style-name="ce375" office:value-type="string" calcext:value-type="string">
            <text:p>KREDİ 11-12-13-14. TAKSİT</text:p>
          </table:table-cell>
          <table:table-cell table:style-name="ce392"/>
          <table:table-cell table:style-name="ce392" office:value-type="float" office:value="13636" calcext:value-type="float">
            <text:p>13.636,00</text:p>
          </table:table-cell>
          <table:table-cell table:style-name="ce392"/>
          <table:table-cell table:style-name="ce392" table:formula="of:=[.F376]-[.C377]+[.D377]" office:value-type="float" office:value="110655" calcext:value-type="float">
            <text:p>110.655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/>
          <table:table-cell table:style-name="ce375" office:value-type="string" calcext:value-type="string">
            <text:p>tokmer</text:p>
          </table:table-cell>
          <table:table-cell table:style-name="ce392"/>
          <table:table-cell table:style-name="ce392" office:value-type="float" office:value="466" calcext:value-type="float">
            <text:p>466,00</text:p>
          </table:table-cell>
          <table:table-cell table:style-name="ce392"/>
          <table:table-cell table:style-name="ce392" table:formula="of:=[.F377]-[.C378]+[.D378]" office:value-type="float" office:value="111121" calcext:value-type="float">
            <text:p>111.121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/>
          <table:table-cell table:style-name="ce375" office:value-type="string" calcext:value-type="string">
            <text:p>gıda laboratuarı faturadan</text:p>
          </table:table-cell>
          <table:table-cell table:style-name="ce392" office:value-type="float" office:value="7460" calcext:value-type="float">
            <text:p>7.460,00</text:p>
          </table:table-cell>
          <table:table-cell table:style-name="ce392" table:number-columns-repeated="2"/>
          <table:table-cell table:style-name="ce392" table:formula="of:=[.F378]-[.C379]+[.D379]" office:value-type="float" office:value="103661" calcext:value-type="float">
            <text:p>103.661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/>
          <table:table-cell table:style-name="ce375" office:value-type="string" calcext:value-type="string">
            <text:p>çizme 4 ad</text:p>
          </table:table-cell>
          <table:table-cell table:style-name="ce392"/>
          <table:table-cell table:style-name="ce392" office:value-type="float" office:value="50" calcext:value-type="float">
            <text:p>50,00</text:p>
          </table:table-cell>
          <table:table-cell table:style-name="ce392"/>
          <table:table-cell table:style-name="ce392" table:formula="of:=[.F379]-[.C380]+[.D380]" office:value-type="float" office:value="103711" calcext:value-type="float">
            <text:p>103.711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/>
          <table:table-cell table:style-name="ce375" office:value-type="string" calcext:value-type="string">
            <text:p>elden annemin maaş</text:p>
          </table:table-cell>
          <table:table-cell table:style-name="ce392"/>
          <table:table-cell table:style-name="ce392" office:value-type="float" office:value="1350" calcext:value-type="float">
            <text:p>1.350,00</text:p>
          </table:table-cell>
          <table:table-cell table:style-name="ce392"/>
          <table:table-cell table:style-name="ce392" table:formula="of:=[.F380]-[.C381]+[.D381]" office:value-type="float" office:value="105061" calcext:value-type="float">
            <text:p>105.061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/>
          <table:table-cell table:style-name="ce375" office:value-type="string" calcext:value-type="string">
            <text:p>elden <text:s text:c="2"/></text:p>
          </table:table-cell>
          <table:table-cell table:style-name="ce392"/>
          <table:table-cell table:style-name="ce392" office:value-type="float" office:value="250" calcext:value-type="float">
            <text:p>250,00</text:p>
          </table:table-cell>
          <table:table-cell table:style-name="ce392"/>
          <table:table-cell table:style-name="ce392" table:formula="of:=[.F381]-[.C382]+[.D382]" office:value-type="float" office:value="105311" calcext:value-type="float">
            <text:p>105.311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/>
          <table:table-cell table:style-name="ce375" office:value-type="string" calcext:value-type="string">
            <text:p>elden</text:p>
          </table:table-cell>
          <table:table-cell table:style-name="ce392"/>
          <table:table-cell table:style-name="ce392" office:value-type="float" office:value="50" calcext:value-type="float">
            <text:p>50,00</text:p>
          </table:table-cell>
          <table:table-cell table:style-name="ce392"/>
          <table:table-cell table:style-name="ce392" table:formula="of:=[.F382]-[.C383]+[.D383]" office:value-type="float" office:value="105361" calcext:value-type="float">
            <text:p>105.361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/>
          <table:table-cell table:style-name="ce375" office:value-type="string" calcext:value-type="string">
            <text:p>elden</text:p>
          </table:table-cell>
          <table:table-cell table:style-name="ce392"/>
          <table:table-cell table:style-name="ce392" office:value-type="float" office:value="200" calcext:value-type="float">
            <text:p>200,00</text:p>
          </table:table-cell>
          <table:table-cell table:style-name="ce392"/>
          <table:table-cell table:style-name="ce392" table:formula="of:=[.F383]-[.C384]+[.D384]" office:value-type="float" office:value="105561" calcext:value-type="float">
            <text:p>105.561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/>
          <table:table-cell table:style-name="ce375" office:value-type="string" calcext:value-type="string">
            <text:p>elden</text:p>
          </table:table-cell>
          <table:table-cell table:style-name="ce392"/>
          <table:table-cell table:style-name="ce392" office:value-type="float" office:value="400" calcext:value-type="float">
            <text:p>400,00</text:p>
          </table:table-cell>
          <table:table-cell table:style-name="ce392"/>
          <table:table-cell table:style-name="ce392" table:formula="of:=[.F384]-[.C385]+[.D385]" office:value-type="float" office:value="105961" calcext:value-type="float">
            <text:p>105.961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/>
          <table:table-cell table:style-name="ce375" office:value-type="string" calcext:value-type="string">
            <text:p>eldiven 12 ad</text:p>
          </table:table-cell>
          <table:table-cell table:style-name="ce392"/>
          <table:table-cell table:style-name="ce392" office:value-type="float" office:value="36" calcext:value-type="float">
            <text:p>36,00</text:p>
          </table:table-cell>
          <table:table-cell table:style-name="ce392"/>
          <table:table-cell table:style-name="ce392" table:formula="of:=[.F385]-[.C386]+[.D386]" office:value-type="float" office:value="105997" calcext:value-type="float">
            <text:p>105.997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 office:value-type="date" office:date-value="1905-07-05" calcext:value-type="date">
            <text:p>05.07.1905</text:p>
          </table:table-cell>
          <table:table-cell table:style-name="ce375" office:value-type="string" calcext:value-type="string">
            <text:p>maket bıç ve ydk 2 ad</text:p>
          </table:table-cell>
          <table:table-cell table:style-name="ce392"/>
          <table:table-cell table:style-name="ce392" office:value-type="float" office:value="10" calcext:value-type="float">
            <text:p>10,00</text:p>
          </table:table-cell>
          <table:table-cell table:style-name="ce392"/>
          <table:table-cell table:style-name="ce392" table:formula="of:=[.F386]-[.C387]+[.D387]" office:value-type="float" office:value="106007" calcext:value-type="float">
            <text:p>106.007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/>
          <table:table-cell table:style-name="ce375" office:value-type="string" calcext:value-type="string">
            <text:p>2012 Ford Transit</text:p>
          </table:table-cell>
          <table:table-cell table:style-name="ce392"/>
          <table:table-cell table:style-name="ce392" office:value-type="float" office:value="55000" calcext:value-type="float">
            <text:p>55.000,00</text:p>
          </table:table-cell>
          <table:table-cell table:style-name="ce392"/>
          <table:table-cell table:style-name="ce392" table:formula="of:=[.F387]-[.C388]+[.D388]" office:value-type="float" office:value="161007" calcext:value-type="float">
            <text:p>161.007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/>
          <table:table-cell table:style-name="ce377" office:value-type="string" calcext:value-type="string">
            <text:p>2013 sonu doğuş alacaklı</text:p>
          </table:table-cell>
          <table:table-cell table:style-name="ce392" table:number-columns-repeated="3"/>
          <table:table-cell table:style-name="ce393" table:formula="of:=[.F388]-[.C389]+[.D389]" office:value-type="float" office:value="161007" calcext:value-type="float">
            <text:p>161.007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/>
          <table:table-cell table:style-name="ce375"/>
          <table:table-cell table:style-name="ce392" table:number-columns-repeated="3"/>
          <table:table-cell table:style-name="ce392" table:formula="of:=[.F389]-[.C390]+[.D390]" office:value-type="float" office:value="161007" calcext:value-type="float">
            <text:p>161.007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/>
          <table:table-cell table:style-name="ce377" office:value-type="string" calcext:value-type="string">
            <text:p>DEVİR 2013 doğuş alacaklı</text:p>
          </table:table-cell>
          <table:table-cell table:style-name="ce393"/>
          <table:table-cell table:style-name="ce393" table:formula="of:=[.F389]" office:value-type="float" office:value="161007" calcext:value-type="float">
            <text:p>161.007,00</text:p>
          </table:table-cell>
          <table:table-cell table:style-name="ce393"/>
          <table:table-cell table:style-name="ce393" table:formula="of:=[.D391]" office:value-type="float" office:value="161007" calcext:value-type="float">
            <text:p>161.007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/>
          <table:table-cell table:style-name="ce375"/>
          <table:table-cell table:style-name="ce392" table:number-columns-repeated="3"/>
          <table:table-cell table:style-name="ce392" table:formula="of:=[.F391]-[.C392]+[.D392]" office:value-type="float" office:value="161007" calcext:value-type="float">
            <text:p>161.007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 office:value-type="date" office:date-value="1905-07-06" calcext:value-type="date">
            <text:p>06.07.1905</text:p>
          </table:table-cell>
          <table:table-cell table:style-name="ce375"/>
          <table:table-cell table:style-name="ce392" table:number-columns-repeated="3"/>
          <table:table-cell table:style-name="ce392" table:formula="of:=[.F392]-[.C393]+[.D393]" office:value-type="float" office:value="161007" calcext:value-type="float">
            <text:p>161.007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 office:value-type="date" office:date-value="2014-01-17" calcext:value-type="date">
            <text:p>17.01.2014</text:p>
          </table:table-cell>
          <table:table-cell table:style-name="ce375" office:value-type="string" calcext:value-type="string">
            <text:p>KREDİ 15. TAKSİT</text:p>
          </table:table-cell>
          <table:table-cell table:style-name="ce392"/>
          <table:table-cell table:style-name="ce392" office:value-type="float" office:value="3409" calcext:value-type="float">
            <text:p>3.409,00</text:p>
          </table:table-cell>
          <table:table-cell table:style-name="ce392"/>
          <table:table-cell table:style-name="ce392" table:formula="of:=[.F393]-[.C394]+[.D394]" office:value-type="float" office:value="164416" calcext:value-type="float">
            <text:p>164.416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 office:value-type="date" office:date-value="2014-02-17" calcext:value-type="date">
            <text:p>17.02.2014</text:p>
          </table:table-cell>
          <table:table-cell table:style-name="ce375" office:value-type="string" calcext:value-type="string">
            <text:p>KREDİ 16. TAKSİT</text:p>
          </table:table-cell>
          <table:table-cell table:style-name="ce392"/>
          <table:table-cell table:style-name="ce392" office:value-type="float" office:value="3409" calcext:value-type="float">
            <text:p>3.409,00</text:p>
          </table:table-cell>
          <table:table-cell table:style-name="ce392"/>
          <table:table-cell table:style-name="ce392" table:formula="of:=[.F394]-[.C395]+[.D395]" office:value-type="float" office:value="167825" calcext:value-type="float">
            <text:p>167.825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 office:value-type="date" office:date-value="2014-03-07" calcext:value-type="date">
            <text:p>07.03.2014</text:p>
          </table:table-cell>
          <table:table-cell table:style-name="ce375" office:value-type="string" calcext:value-type="string">
            <text:p>ali balcı işbank</text:p>
          </table:table-cell>
          <table:table-cell table:style-name="ce392" office:value-type="float" office:value="80000" calcext:value-type="float">
            <text:p>80.000,00</text:p>
          </table:table-cell>
          <table:table-cell table:style-name="ce392" table:number-columns-repeated="2"/>
          <table:table-cell table:style-name="ce392" table:formula="of:=[.F395]-[.C396]+[.D396]" office:value-type="float" office:value="87825" calcext:value-type="float">
            <text:p>87.825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 office:value-type="date" office:date-value="2014-03-17" calcext:value-type="date">
            <text:p>17.03.2014</text:p>
          </table:table-cell>
          <table:table-cell table:style-name="ce375" office:value-type="string" calcext:value-type="string">
            <text:p>KREDİ 17. TAKSİT</text:p>
          </table:table-cell>
          <table:table-cell table:style-name="ce392"/>
          <table:table-cell table:style-name="ce392" office:value-type="float" office:value="3409" calcext:value-type="float">
            <text:p>3.409,00</text:p>
          </table:table-cell>
          <table:table-cell table:style-name="ce392"/>
          <table:table-cell table:style-name="ce392" table:formula="of:=[.F396]-[.C397]+[.D397]" office:value-type="float" office:value="91234" calcext:value-type="float">
            <text:p>91.234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 office:value-type="date" office:date-value="2014-03-20" calcext:value-type="date">
            <text:p>20.03.2014</text:p>
          </table:table-cell>
          <table:table-cell table:style-name="ce375" office:value-type="string" calcext:value-type="string">
            <text:p>qali balcı işbank</text:p>
          </table:table-cell>
          <table:table-cell table:style-name="ce392" office:value-type="float" office:value="20000" calcext:value-type="float">
            <text:p>20.000,00</text:p>
          </table:table-cell>
          <table:table-cell table:style-name="ce392" table:number-columns-repeated="2"/>
          <table:table-cell table:style-name="ce392" table:formula="of:=[.F397]-[.C398]+[.D398]" office:value-type="float" office:value="71234" calcext:value-type="float">
            <text:p>71.234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 office:value-type="date" office:date-value="2014-03-25" calcext:value-type="date">
            <text:p>25.03.2014</text:p>
          </table:table-cell>
          <table:table-cell table:style-name="ce375" office:value-type="string" calcext:value-type="string">
            <text:p>serkana çek için</text:p>
          </table:table-cell>
          <table:table-cell table:style-name="ce392" office:value-type="float" office:value="11700" calcext:value-type="float">
            <text:p>11.700,00</text:p>
          </table:table-cell>
          <table:table-cell table:style-name="ce392" table:number-columns-repeated="2"/>
          <table:table-cell table:style-name="ce392" table:formula="of:=[.F398]-[.C399]+[.D399]" office:value-type="float" office:value="59534" calcext:value-type="float">
            <text:p>59.534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 office:value-type="date" office:date-value="2014-03-31" calcext:value-type="date">
            <text:p>31.03.2014</text:p>
          </table:table-cell>
          <table:table-cell table:style-name="ce375" office:value-type="string" calcext:value-type="string">
            <text:p>serkana çek için</text:p>
          </table:table-cell>
          <table:table-cell table:style-name="ce392" office:value-type="float" office:value="22000" calcext:value-type="float">
            <text:p>22.000,00</text:p>
          </table:table-cell>
          <table:table-cell table:style-name="ce392" table:number-columns-repeated="2"/>
          <table:table-cell table:style-name="ce392" table:formula="of:=[.F399]-[.C400]+[.D400]" office:value-type="float" office:value="37534" calcext:value-type="float">
            <text:p>37.534,00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 office:value-type="date" office:date-value="2014-03-31" calcext:value-type="date">
            <text:p>31.03.2014</text:p>
          </table:table-cell>
          <table:table-cell table:style-name="ce375" office:value-type="string" calcext:value-type="string">
            <text:p>hmb ygv</text:p>
          </table:table-cell>
          <table:table-cell table:style-name="ce392" office:value-type="float" office:value="91.54" calcext:value-type="float">
            <text:p>91,54</text:p>
          </table:table-cell>
          <table:table-cell table:style-name="ce392" table:number-columns-repeated="2"/>
          <table:table-cell table:style-name="ce392" table:formula="of:=[.F400]-[.C401]+[.D401]" office:value-type="float" office:value="37442.46" calcext:value-type="float">
            <text:p>37.442,46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/>
          <table:table-cell table:style-name="ce375" office:value-type="string" calcext:value-type="string">
            <text:p>nazan ygv</text:p>
          </table:table-cell>
          <table:table-cell table:style-name="ce392" office:value-type="float" office:value="758.12" calcext:value-type="float">
            <text:p>758,12</text:p>
          </table:table-cell>
          <table:table-cell table:style-name="ce392" table:number-columns-repeated="2"/>
          <table:table-cell table:style-name="ce392" table:formula="of:=[.F401]-[.C402]+[.D402]" office:value-type="float" office:value="36684.34" calcext:value-type="float">
            <text:p>36.684,34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/>
          <table:table-cell table:style-name="ce375" office:value-type="string" calcext:value-type="string">
            <text:p>ayşe balcı gv</text:p>
          </table:table-cell>
          <table:table-cell table:style-name="ce392" office:value-type="float" office:value="693.7" calcext:value-type="float">
            <text:p>693,70</text:p>
          </table:table-cell>
          <table:table-cell table:style-name="ce392" table:number-columns-repeated="2"/>
          <table:table-cell table:style-name="ce392" table:formula="of:=[.F402]-[.C403]+[.D403]" office:value-type="float" office:value="35990.64" calcext:value-type="float">
            <text:p>35.990,64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/>
          <table:table-cell table:style-name="ce375" office:value-type="string" calcext:value-type="string">
            <text:p>pimapen senet</text:p>
          </table:table-cell>
          <table:table-cell table:style-name="ce392" office:value-type="float" office:value="1000" calcext:value-type="float">
            <text:p>1.000,00</text:p>
          </table:table-cell>
          <table:table-cell table:style-name="ce392" table:number-columns-repeated="2"/>
          <table:table-cell table:style-name="ce392" table:formula="of:=[.F403]-[.C404]+[.D404]" office:value-type="float" office:value="34990.64" calcext:value-type="float">
            <text:p>34.990,64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 office:value-type="date" office:date-value="2014-03-31" calcext:value-type="date">
            <text:p>31.03.2014</text:p>
          </table:table-cell>
          <table:table-cell table:style-name="ce375" office:value-type="string" calcext:value-type="string">
            <text:p>ali balcı işbank</text:p>
          </table:table-cell>
          <table:table-cell table:style-name="ce392" office:value-type="float" office:value="20000" calcext:value-type="float">
            <text:p>20.000,00</text:p>
          </table:table-cell>
          <table:table-cell table:style-name="ce392" table:number-columns-repeated="2"/>
          <table:table-cell table:style-name="ce392" table:formula="of:=[.F404]-[.C405]+[.D405]" office:value-type="float" office:value="14990.64" calcext:value-type="float">
            <text:p>14.990,64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/>
          <table:table-cell table:style-name="ce375" office:value-type="string" calcext:value-type="string">
            <text:p>su mlz</text:p>
          </table:table-cell>
          <table:table-cell table:style-name="ce392"/>
          <table:table-cell table:style-name="ce392" office:value-type="float" office:value="88" calcext:value-type="float">
            <text:p>88,00</text:p>
          </table:table-cell>
          <table:table-cell table:style-name="ce392"/>
          <table:table-cell table:style-name="ce392" table:formula="of:=[.F405]-[.C406]+[.D406]" office:value-type="float" office:value="15078.64" calcext:value-type="float">
            <text:p>15.078,64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 office:value-type="date" office:date-value="2014-04-02" calcext:value-type="date">
            <text:p>02.04.2014</text:p>
          </table:table-cell>
          <table:table-cell table:style-name="ce375" office:value-type="string" calcext:value-type="string">
            <text:p>fatih aydın</text:p>
          </table:table-cell>
          <table:table-cell table:style-name="ce392" office:value-type="float" office:value="2100" calcext:value-type="float">
            <text:p>2.100,00</text:p>
          </table:table-cell>
          <table:table-cell table:style-name="ce392" table:number-columns-repeated="2"/>
          <table:table-cell table:style-name="ce392" table:formula="of:=[.F406]-[.C407]+[.D407]" office:value-type="float" office:value="12978.64" calcext:value-type="float">
            <text:p>12.978,64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/>
          <table:table-cell table:style-name="ce375" office:value-type="string" calcext:value-type="string">
            <text:p>elden ali balcıya</text:p>
          </table:table-cell>
          <table:table-cell table:style-name="ce392"/>
          <table:table-cell table:style-name="ce392" office:value-type="float" office:value="250" calcext:value-type="float">
            <text:p>250,00</text:p>
          </table:table-cell>
          <table:table-cell table:style-name="ce392"/>
          <table:table-cell table:style-name="ce392" table:formula="of:=[.F407]-[.C408]+[.D408]" office:value-type="float" office:value="13228.64" calcext:value-type="float">
            <text:p>13.228,64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/>
          <table:table-cell table:style-name="ce375" office:value-type="string" calcext:value-type="string">
            <text:p>elden ali balcıya san</text:p>
          </table:table-cell>
          <table:table-cell table:style-name="ce392"/>
          <table:table-cell table:style-name="ce392" office:value-type="float" office:value="50" calcext:value-type="float">
            <text:p>50,00</text:p>
          </table:table-cell>
          <table:table-cell table:style-name="ce392"/>
          <table:table-cell table:style-name="ce392" table:formula="of:=[.F408]-[.C409]+[.D409]" office:value-type="float" office:value="13278.64" calcext:value-type="float">
            <text:p>13.278,64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 office:value-type="date" office:date-value="2014-04-17" calcext:value-type="date">
            <text:p>17.04.2014</text:p>
          </table:table-cell>
          <table:table-cell table:style-name="ce375" office:value-type="string" calcext:value-type="string">
            <text:p>KREDİ 18. TAKSİT</text:p>
          </table:table-cell>
          <table:table-cell table:style-name="ce392"/>
          <table:table-cell table:style-name="ce392" office:value-type="float" office:value="3409" calcext:value-type="float">
            <text:p>3.409,00</text:p>
          </table:table-cell>
          <table:table-cell table:style-name="ce392"/>
          <table:table-cell table:style-name="ce392" table:formula="of:=[.F409]-[.C410]+[.D410]" office:value-type="float" office:value="16687.64" calcext:value-type="float">
            <text:p>16.687,64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 office:value-type="date" office:date-value="2014-05-15" calcext:value-type="date">
            <text:p>15.05.2014</text:p>
          </table:table-cell>
          <table:table-cell table:style-name="ce375" office:value-type="string" calcext:value-type="string">
            <text:p>elden ali balcıya</text:p>
          </table:table-cell>
          <table:table-cell table:style-name="ce392"/>
          <table:table-cell table:style-name="ce392" office:value-type="float" office:value="1500" calcext:value-type="float">
            <text:p>1.500,00</text:p>
          </table:table-cell>
          <table:table-cell table:style-name="ce392"/>
          <table:table-cell table:style-name="ce392" table:formula="of:=[.F410]-[.C411]+[.D411]" office:value-type="float" office:value="18187.64" calcext:value-type="float">
            <text:p>18.187,64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 office:value-type="date" office:date-value="2014-05-28" calcext:value-type="date">
            <text:p>28.05.2014</text:p>
          </table:table-cell>
          <table:table-cell table:style-name="ce375" office:value-type="string" calcext:value-type="string">
            <text:p>elden ali balcıya</text:p>
          </table:table-cell>
          <table:table-cell table:style-name="ce392"/>
          <table:table-cell table:style-name="ce392" office:value-type="float" office:value="250" calcext:value-type="float">
            <text:p>250,00</text:p>
          </table:table-cell>
          <table:table-cell table:style-name="ce392"/>
          <table:table-cell table:style-name="ce392" table:formula="of:=[.F411]-[.C412]+[.D412]" office:value-type="float" office:value="18437.64" calcext:value-type="float">
            <text:p>18.437,64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/>
          <table:table-cell table:style-name="ce375" office:value-type="string" calcext:value-type="string">
            <text:p>iade</text:p>
          </table:table-cell>
          <table:table-cell table:style-name="ce392" office:value-type="float" office:value="100" calcext:value-type="float">
            <text:p>100,00</text:p>
          </table:table-cell>
          <table:table-cell table:style-name="ce392" table:number-columns-repeated="2"/>
          <table:table-cell table:style-name="ce392" table:formula="of:=[.F412]-[.C413]+[.D413]" office:value-type="float" office:value="18337.64" calcext:value-type="float">
            <text:p>18.337,64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/>
          <table:table-cell table:style-name="ce375" office:value-type="string" calcext:value-type="string">
            <text:p>hacı ustaya</text:p>
          </table:table-cell>
          <table:table-cell table:style-name="ce392"/>
          <table:table-cell table:style-name="ce392" office:value-type="float" office:value="200" calcext:value-type="float">
            <text:p>200,00</text:p>
          </table:table-cell>
          <table:table-cell table:style-name="ce392"/>
          <table:table-cell table:style-name="ce392" table:formula="of:=[.F413]-[.C414]+[.D414]" office:value-type="float" office:value="18537.64" calcext:value-type="float">
            <text:p>18.537,64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 office:value-type="date" office:date-value="2014-06-24" calcext:value-type="date">
            <text:p>24.06.2014</text:p>
          </table:table-cell>
          <table:table-cell table:style-name="ce375" office:value-type="string" calcext:value-type="string">
            <text:p>elden ali balcıya</text:p>
          </table:table-cell>
          <table:table-cell table:style-name="ce392"/>
          <table:table-cell table:style-name="ce392" office:value-type="float" office:value="500" calcext:value-type="float">
            <text:p>500,00</text:p>
          </table:table-cell>
          <table:table-cell table:style-name="ce392"/>
          <table:table-cell table:style-name="ce392" table:formula="of:=[.F414]-[.C415]+[.D415]" office:value-type="float" office:value="19037.64" calcext:value-type="float">
            <text:p>19.037,64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 office:value-type="date" office:date-value="2014-05-17" calcext:value-type="date">
            <text:p>17.05.2014</text:p>
          </table:table-cell>
          <table:table-cell table:style-name="ce375" office:value-type="string" calcext:value-type="string">
            <text:p>KREDİ 19. TAKSİT</text:p>
          </table:table-cell>
          <table:table-cell table:style-name="ce392"/>
          <table:table-cell table:style-name="ce392" office:value-type="float" office:value="3409" calcext:value-type="float">
            <text:p>3.409,00</text:p>
          </table:table-cell>
          <table:table-cell table:style-name="ce392"/>
          <table:table-cell table:style-name="ce392" table:formula="of:=[.F415]-[.C416]+[.D416]" office:value-type="float" office:value="22446.64" calcext:value-type="float">
            <text:p>22.446,64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 office:value-type="date" office:date-value="2014-06-17" calcext:value-type="date">
            <text:p>17.06.2014</text:p>
          </table:table-cell>
          <table:table-cell table:style-name="ce375" office:value-type="string" calcext:value-type="string">
            <text:p>KREDİ 20. TAKSİT</text:p>
          </table:table-cell>
          <table:table-cell table:style-name="ce392"/>
          <table:table-cell table:style-name="ce392" office:value-type="float" office:value="3409" calcext:value-type="float">
            <text:p>3.409,00</text:p>
          </table:table-cell>
          <table:table-cell table:style-name="ce392"/>
          <table:table-cell table:style-name="ce392" table:formula="of:=[.F416]-[.C417]+[.D417]" office:value-type="float" office:value="25855.64" calcext:value-type="float">
            <text:p>25.855,64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 office:value-type="date" office:date-value="2014-07-17" calcext:value-type="date">
            <text:p>17.07.2014</text:p>
          </table:table-cell>
          <table:table-cell table:style-name="ce375" office:value-type="string" calcext:value-type="string">
            <text:p>KREDİ 21. TAKSİT</text:p>
          </table:table-cell>
          <table:table-cell table:style-name="ce392"/>
          <table:table-cell table:style-name="ce392" office:value-type="float" office:value="3409" calcext:value-type="float">
            <text:p>3.409,00</text:p>
          </table:table-cell>
          <table:table-cell table:style-name="ce392"/>
          <table:table-cell table:style-name="ce392" table:formula="of:=[.F417]-[.C418]+[.D418]" office:value-type="float" office:value="29264.64" calcext:value-type="float">
            <text:p>29.264,64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 office:value-type="date" office:date-value="2014-07-21" calcext:value-type="date">
            <text:p>21.07.2014</text:p>
          </table:table-cell>
          <table:table-cell table:style-name="ce375" office:value-type="string" calcext:value-type="string">
            <text:p>ssk</text:p>
          </table:table-cell>
          <table:table-cell table:style-name="ce392"/>
          <table:table-cell table:style-name="ce392" office:value-type="float" office:value="640" calcext:value-type="float">
            <text:p>640,00</text:p>
          </table:table-cell>
          <table:table-cell table:style-name="ce392"/>
          <table:table-cell table:style-name="ce392" table:formula="of:=[.F418]-[.C419]+[.D419]" office:value-type="float" office:value="29904.64" calcext:value-type="float">
            <text:p>29.904,64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 office:value-type="date" office:date-value="2014-06-30" calcext:value-type="date">
            <text:p>30.06.2014</text:p>
          </table:table-cell>
          <table:table-cell table:style-name="ce375" office:value-type="string" calcext:value-type="string">
            <text:p>elden ali balcıya</text:p>
          </table:table-cell>
          <table:table-cell table:style-name="ce392"/>
          <table:table-cell table:style-name="ce392" office:value-type="float" office:value="8000" calcext:value-type="float">
            <text:p>8.000,00</text:p>
          </table:table-cell>
          <table:table-cell table:style-name="ce392"/>
          <table:table-cell table:style-name="ce392" table:formula="of:=[.F419]-[.C420]+[.D420]" office:value-type="float" office:value="37904.64" calcext:value-type="float">
            <text:p>37.904,64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 office:value-type="date" office:date-value="2014-07-14" calcext:value-type="date">
            <text:p>14.07.2014</text:p>
          </table:table-cell>
          <table:table-cell table:style-name="ce375" office:value-type="string" calcext:value-type="string">
            <text:p>elden ali balcıya</text:p>
          </table:table-cell>
          <table:table-cell table:style-name="ce392"/>
          <table:table-cell table:style-name="ce392" office:value-type="float" office:value="20000" calcext:value-type="float">
            <text:p>20.000,00</text:p>
          </table:table-cell>
          <table:table-cell table:style-name="ce392"/>
          <table:table-cell table:style-name="ce392" table:formula="of:=[.F420]-[.C421]+[.D421]" office:value-type="float" office:value="57904.64" calcext:value-type="float">
            <text:p>57.904,64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 office:value-type="date" office:date-value="2014-07-17" calcext:value-type="date">
            <text:p>17.07.2014</text:p>
          </table:table-cell>
          <table:table-cell table:style-name="ce375" office:value-type="string" calcext:value-type="string">
            <text:p>elden ali balcıya</text:p>
          </table:table-cell>
          <table:table-cell table:style-name="ce392"/>
          <table:table-cell table:style-name="ce392" office:value-type="float" office:value="6500" calcext:value-type="float">
            <text:p>6.500,00</text:p>
          </table:table-cell>
          <table:table-cell table:style-name="ce392"/>
          <table:table-cell table:style-name="ce392" table:formula="of:=[.F421]-[.C422]+[.D422]" office:value-type="float" office:value="64404.64" calcext:value-type="float">
            <text:p>64.404,64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 office:value-type="date" office:date-value="2014-07-22" calcext:value-type="date">
            <text:p>22.07.2014</text:p>
          </table:table-cell>
          <table:table-cell table:style-name="ce375" office:value-type="string" calcext:value-type="string">
            <text:p>ssk</text:p>
          </table:table-cell>
          <table:table-cell table:style-name="ce392"/>
          <table:table-cell table:style-name="ce392" office:value-type="float" office:value="2250" calcext:value-type="float">
            <text:p>2.250,00</text:p>
          </table:table-cell>
          <table:table-cell table:style-name="ce392"/>
          <table:table-cell table:style-name="ce392" table:formula="of:=[.F422]-[.C423]+[.D423]" office:value-type="float" office:value="66654.64" calcext:value-type="float">
            <text:p>66.654,64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 office:value-type="date" office:date-value="2014-07-23" calcext:value-type="date">
            <text:p>23.07.2014</text:p>
          </table:table-cell>
          <table:table-cell table:style-name="ce375" office:value-type="string" calcext:value-type="string">
            <text:p>elden ali balcıya</text:p>
          </table:table-cell>
          <table:table-cell table:style-name="ce392"/>
          <table:table-cell table:style-name="ce392" office:value-type="float" office:value="20000" calcext:value-type="float">
            <text:p>20.000,00</text:p>
          </table:table-cell>
          <table:table-cell table:style-name="ce392"/>
          <table:table-cell table:style-name="ce392" table:formula="of:=[.F423]-[.C424]+[.D424]" office:value-type="float" office:value="86654.64" calcext:value-type="float">
            <text:p>86.654,64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 office:value-type="date" office:date-value="2014-08-06" calcext:value-type="date">
            <text:p>06.08.2014</text:p>
          </table:table-cell>
          <table:table-cell table:style-name="ce375" office:value-type="string" calcext:value-type="string">
            <text:p>elden ali balcıya</text:p>
          </table:table-cell>
          <table:table-cell table:style-name="ce392"/>
          <table:table-cell table:style-name="ce392" office:value-type="float" office:value="3000" calcext:value-type="float">
            <text:p>3.000,00</text:p>
          </table:table-cell>
          <table:table-cell table:style-name="ce392"/>
          <table:table-cell table:style-name="ce392" table:formula="of:=[.F424]-[.C425]+[.D425]" office:value-type="float" office:value="89654.64" calcext:value-type="float">
            <text:p>89.654,64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 office:value-type="date" office:date-value="2014-08-17" calcext:value-type="date">
            <text:p>17.08.2014</text:p>
          </table:table-cell>
          <table:table-cell table:style-name="ce375" office:value-type="string" calcext:value-type="string">
            <text:p>KREDİ 22-36 TAKSİT</text:p>
          </table:table-cell>
          <table:table-cell table:style-name="ce392"/>
          <table:table-cell table:style-name="ce392" office:value-type="float" office:value="3409" calcext:value-type="float">
            <text:p>3.409,00</text:p>
          </table:table-cell>
          <table:table-cell table:style-name="ce392"/>
          <table:table-cell table:style-name="ce392" table:formula="of:=[.F425]-[.C426]+[.D426]" office:value-type="float" office:value="93063.64" calcext:value-type="float">
            <text:p>93.063,64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 office:value-type="date" office:date-value="2014-08-23" calcext:value-type="date">
            <text:p>23.08.2014</text:p>
          </table:table-cell>
          <table:table-cell table:style-name="ce375" office:value-type="string" calcext:value-type="string">
            <text:p>çizme eldiven</text:p>
          </table:table-cell>
          <table:table-cell table:style-name="ce392"/>
          <table:table-cell table:style-name="ce392" office:value-type="float" office:value="57" calcext:value-type="float">
            <text:p>57,00</text:p>
          </table:table-cell>
          <table:table-cell table:style-name="ce392"/>
          <table:table-cell table:style-name="ce392" table:formula="of:=[.F426]-[.C427]+[.D427]" office:value-type="float" office:value="93120.64" calcext:value-type="float">
            <text:p>93.120,64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 office:value-type="date" office:date-value="2014-08-27" calcext:value-type="date">
            <text:p>27.08.2014</text:p>
          </table:table-cell>
          <table:table-cell table:style-name="ce377" office:value-type="string" calcext:value-type="string">
            <text:p>denizbank doğuş</text:p>
          </table:table-cell>
          <table:table-cell table:style-name="ce393" office:value-type="float" office:value="80000" calcext:value-type="float">
            <text:p>80.000,00</text:p>
          </table:table-cell>
          <table:table-cell table:style-name="ce393" table:number-columns-repeated="2"/>
          <table:table-cell table:style-name="ce392" table:formula="of:=[.F427]-[.C428]+[.D428]" office:value-type="float" office:value="13120.64" calcext:value-type="float">
            <text:p>13.120,64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7" office:value-type="date" office:date-value="2014-09-02" calcext:value-type="date">
            <text:p>02.09.2014</text:p>
          </table:table-cell>
          <table:table-cell table:style-name="ce381" office:value-type="string" calcext:value-type="string">
            <text:p>denizbank doğuş</text:p>
          </table:table-cell>
          <table:table-cell table:style-name="ce396" office:value-type="float" office:value="65000" calcext:value-type="float">
            <text:p>65.000,00</text:p>
          </table:table-cell>
          <table:table-cell table:style-name="ce396"/>
          <table:table-cell table:style-name="ce393"/>
          <table:table-cell table:style-name="ce392" table:formula="of:=[.F428]-[.C429]+[.D429]" office:value-type="float" office:value="-51879.36" calcext:value-type="float">
            <text:p>-51.879,36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 office:value-type="date" office:date-value="2014-09-01" calcext:value-type="date">
            <text:p>01.09.2014</text:p>
          </table:table-cell>
          <table:table-cell table:style-name="ce375" office:value-type="string" calcext:value-type="string">
            <text:p>ali balcı işbank</text:p>
          </table:table-cell>
          <table:table-cell table:style-name="ce392"/>
          <table:table-cell table:style-name="ce392" office:value-type="float" office:value="3000" calcext:value-type="float">
            <text:p>3.000,00</text:p>
          </table:table-cell>
          <table:table-cell table:style-name="ce392"/>
          <table:table-cell table:style-name="ce392" table:formula="of:=[.F429]-[.C430]+[.D430]" office:value-type="float" office:value="-48879.36" calcext:value-type="float">
            <text:p>-48.879,36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 office:value-type="date" office:date-value="2014-09-05" calcext:value-type="date">
            <text:p>05.09.2014</text:p>
          </table:table-cell>
          <table:table-cell table:style-name="ce375" office:value-type="string" calcext:value-type="string">
            <text:p>İş 800 e aktarılan</text:p>
          </table:table-cell>
          <table:table-cell table:style-name="ce392"/>
          <table:table-cell table:style-name="ce392" office:value-type="float" office:value="5000" calcext:value-type="float">
            <text:p>5.000,00</text:p>
          </table:table-cell>
          <table:table-cell table:style-name="ce392"/>
          <table:table-cell table:style-name="ce392" table:formula="of:=[.F430]-[.C431]+[.D431]" office:value-type="float" office:value="-43879.36" calcext:value-type="float">
            <text:p>-43.879,36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/>
          <table:table-cell table:style-name="ce375" office:value-type="string" calcext:value-type="string">
            <text:p>MEHMET SAMUR KARO KK</text:p>
          </table:table-cell>
          <table:table-cell table:style-name="ce392" office:value-type="float" office:value="400" calcext:value-type="float">
            <text:p>400,00</text:p>
          </table:table-cell>
          <table:table-cell table:style-name="ce392" table:number-columns-repeated="2"/>
          <table:table-cell table:style-name="ce392" table:formula="of:=[.F431]-[.C432]+[.D432]" office:value-type="float" office:value="-44279.36" calcext:value-type="float">
            <text:p>-44.279,36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7" office:value-type="date" office:date-value="2014-09-26" calcext:value-type="date">
            <text:p>26.09.2014</text:p>
          </table:table-cell>
          <table:table-cell table:style-name="ce382" office:value-type="string" calcext:value-type="string">
            <text:p>İş 800 e aktarılan</text:p>
          </table:table-cell>
          <table:table-cell table:style-name="ce383"/>
          <table:table-cell table:style-name="ce383" office:value-type="float" office:value="3000" calcext:value-type="float">
            <text:p>3.000,00</text:p>
          </table:table-cell>
          <table:table-cell table:style-name="ce392"/>
          <table:table-cell table:style-name="ce392" table:formula="of:=[.F432]-[.C433]+[.D433]" office:value-type="float" office:value="-41279.36" calcext:value-type="float">
            <text:p>-41.279,36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7"/>
          <table:table-cell table:style-name="ce382" office:value-type="string" calcext:value-type="string">
            <text:p>deniz kredi 1. tkst için</text:p>
          </table:table-cell>
          <table:table-cell table:style-name="ce383"/>
          <table:table-cell table:style-name="ce383" office:value-type="float" office:value="1000" calcext:value-type="float">
            <text:p>1.000,00</text:p>
          </table:table-cell>
          <table:table-cell table:style-name="ce392"/>
          <table:table-cell table:style-name="ce392" table:formula="of:=[.F433]-[.C434]+[.D434]" office:value-type="float" office:value="-40279.36" calcext:value-type="float">
            <text:p>-40.279,36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 office:value-type="date" office:date-value="2014-09-30" calcext:value-type="date">
            <text:p>30.09.2014</text:p>
          </table:table-cell>
          <table:table-cell table:style-name="ce375" office:value-type="string" calcext:value-type="string">
            <text:p>şekerbank bch a</text:p>
          </table:table-cell>
          <table:table-cell table:style-name="ce392"/>
          <table:table-cell table:style-name="ce392" office:value-type="float" office:value="100000" calcext:value-type="float">
            <text:p>100.000,00</text:p>
          </table:table-cell>
          <table:table-cell table:style-name="ce392"/>
          <table:table-cell table:style-name="ce392" table:formula="of:=[.F434]-[.C435]+[.D435]" office:value-type="float" office:value="59720.64" calcext:value-type="float">
            <text:p>59.720,64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/>
          <table:table-cell table:style-name="ce375" office:value-type="string" calcext:value-type="string">
            <text:p>kk yıldız tic</text:p>
          </table:table-cell>
          <table:table-cell table:style-name="ce392" office:value-type="float" office:value="3000" calcext:value-type="float">
            <text:p>3.000,00</text:p>
          </table:table-cell>
          <table:table-cell table:style-name="ce392" table:number-columns-repeated="2"/>
          <table:table-cell table:style-name="ce392" table:formula="of:=[.F435]-[.C436]+[.D436]" office:value-type="float" office:value="56720.64" calcext:value-type="float">
            <text:p>56.720,64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/>
          <table:table-cell table:style-name="ce375" office:value-type="string" calcext:value-type="string">
            <text:p>elden ali balcıya</text:p>
          </table:table-cell>
          <table:table-cell table:style-name="ce392"/>
          <table:table-cell table:style-name="ce392" office:value-type="float" office:value="5000" calcext:value-type="float">
            <text:p>5.000,00</text:p>
          </table:table-cell>
          <table:table-cell table:style-name="ce392"/>
          <table:table-cell table:style-name="ce392" table:formula="of:=[.F436]-[.C437]+[.D437]" office:value-type="float" office:value="61720.64" calcext:value-type="float">
            <text:p>61.720,64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/>
          <table:table-cell table:style-name="ce375" office:value-type="string" calcext:value-type="string">
            <text:p>eldiven</text:p>
          </table:table-cell>
          <table:table-cell table:style-name="ce392"/>
          <table:table-cell table:style-name="ce392" office:value-type="float" office:value="28" calcext:value-type="float">
            <text:p>28,00</text:p>
          </table:table-cell>
          <table:table-cell table:style-name="ce392"/>
          <table:table-cell table:style-name="ce392" table:formula="of:=[.F437]-[.C438]+[.D438]" office:value-type="float" office:value="61748.64" calcext:value-type="float">
            <text:p>61.748,64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7"/>
          <table:table-cell table:style-name="ce382" office:value-type="string" calcext:value-type="string">
            <text:p>çizme <text:s/></text:p>
          </table:table-cell>
          <table:table-cell table:style-name="ce383"/>
          <table:table-cell table:style-name="ce383" office:value-type="float" office:value="15" calcext:value-type="float">
            <text:p>15,00</text:p>
          </table:table-cell>
          <table:table-cell table:style-name="ce392"/>
          <table:table-cell table:style-name="ce392" table:formula="of:=[.F438]-[.C439]+[.D439]" office:value-type="float" office:value="61763.64" calcext:value-type="float">
            <text:p>61.763,64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 office:value-type="date" office:date-value="2014-09-17" calcext:value-type="date">
            <text:p>17.09.2014</text:p>
          </table:table-cell>
          <table:table-cell table:style-name="ce375" office:value-type="string" calcext:value-type="string">
            <text:p>KREDİ 23-36 TAKSİT</text:p>
          </table:table-cell>
          <table:table-cell table:style-name="ce392"/>
          <table:table-cell table:style-name="ce392" office:value-type="float" office:value="3409" calcext:value-type="float">
            <text:p>3.409,00</text:p>
          </table:table-cell>
          <table:table-cell table:style-name="ce392"/>
          <table:table-cell table:style-name="ce392" table:formula="of:=[.F439]-[.C440]+[.D440]" office:value-type="float" office:value="65172.64" calcext:value-type="float">
            <text:p>65.172,64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 office:value-type="date" office:date-value="2014-10-13" calcext:value-type="date">
            <text:p>13.10.2014</text:p>
          </table:table-cell>
          <table:table-cell table:style-name="ce375" office:value-type="string" calcext:value-type="string">
            <text:p>elden ali balcıya</text:p>
          </table:table-cell>
          <table:table-cell table:style-name="ce392"/>
          <table:table-cell table:style-name="ce392" office:value-type="float" office:value="850" calcext:value-type="float">
            <text:p>850,00</text:p>
          </table:table-cell>
          <table:table-cell table:style-name="ce392"/>
          <table:table-cell table:style-name="ce392" table:formula="of:=[.F440]-[.C441]+[.D441]" office:value-type="float" office:value="66022.64" calcext:value-type="float">
            <text:p>66.022,64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 office:value-type="date" office:date-value="2014-10-15" calcext:value-type="date">
            <text:p>15.10.2014</text:p>
          </table:table-cell>
          <table:table-cell table:style-name="ce375" office:value-type="string" calcext:value-type="string">
            <text:p>elden ali balcıya</text:p>
          </table:table-cell>
          <table:table-cell table:style-name="ce392"/>
          <table:table-cell table:style-name="ce392" office:value-type="float" office:value="4000" calcext:value-type="float">
            <text:p>4.000,00</text:p>
          </table:table-cell>
          <table:table-cell table:style-name="ce392"/>
          <table:table-cell table:style-name="ce392" table:formula="of:=[.F441]-[.C442]+[.D442]" office:value-type="float" office:value="70022.64" calcext:value-type="float">
            <text:p>70.022,64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 office:value-type="date" office:date-value="2014-10-17" calcext:value-type="date">
            <text:p>17.10.2014</text:p>
          </table:table-cell>
          <table:table-cell table:style-name="ce375" office:value-type="string" calcext:value-type="string">
            <text:p>KREDİ 24-36 TAKSİT</text:p>
          </table:table-cell>
          <table:table-cell table:style-name="ce392"/>
          <table:table-cell table:style-name="ce392" office:value-type="float" office:value="3409" calcext:value-type="float">
            <text:p>3.409,00</text:p>
          </table:table-cell>
          <table:table-cell table:style-name="ce392"/>
          <table:table-cell table:style-name="ce392" table:formula="of:=[.F442]-[.C443]+[.D443]" office:value-type="float" office:value="73431.64" calcext:value-type="float">
            <text:p>73.431,64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7" office:value-type="date" office:date-value="2014-10-16" calcext:value-type="date">
            <text:p>16.10.2014</text:p>
          </table:table-cell>
          <table:table-cell table:style-name="ce382" office:value-type="string" calcext:value-type="string">
            <text:p>iş kredi</text:p>
          </table:table-cell>
          <table:table-cell table:style-name="ce383"/>
          <table:table-cell table:style-name="ce383" office:value-type="float" office:value="1727" calcext:value-type="float">
            <text:p>1.727,00</text:p>
          </table:table-cell>
          <table:table-cell table:style-name="ce392"/>
          <table:table-cell table:style-name="ce392" table:formula="of:=[.F443]-[.C444]+[.D444]" office:value-type="float" office:value="75158.64" calcext:value-type="float">
            <text:p>75.158,64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7" office:value-type="date" office:date-value="2014-10-26" calcext:value-type="date">
            <text:p>26.10.2014</text:p>
          </table:table-cell>
          <table:table-cell table:style-name="ce382" office:value-type="string" calcext:value-type="string">
            <text:p>deniz kredi 2</text:p>
          </table:table-cell>
          <table:table-cell table:style-name="ce383"/>
          <table:table-cell table:style-name="ce383" office:value-type="float" office:value="6765" calcext:value-type="float">
            <text:p>6.765,00</text:p>
          </table:table-cell>
          <table:table-cell table:style-name="ce392"/>
          <table:table-cell table:style-name="ce392" table:formula="of:=[.F444]-[.C445]+[.D445]" office:value-type="float" office:value="81923.64" calcext:value-type="float">
            <text:p>81.923,64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7"/>
          <table:table-cell table:style-name="ce382" office:value-type="string" calcext:value-type="string">
            <text:p>çivi köpük çizme</text:p>
          </table:table-cell>
          <table:table-cell table:style-name="ce383"/>
          <table:table-cell table:style-name="ce383" office:value-type="float" office:value="70" calcext:value-type="float">
            <text:p>70,00</text:p>
          </table:table-cell>
          <table:table-cell table:style-name="ce392"/>
          <table:table-cell table:style-name="ce392" table:formula="of:=[.F445]-[.C446]+[.D446]" office:value-type="float" office:value="81993.64" calcext:value-type="float">
            <text:p>81.993,64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7" office:value-type="date" office:date-value="2014-11-03" calcext:value-type="date">
            <text:p>03.11.2014</text:p>
          </table:table-cell>
          <table:table-cell table:style-name="ce382" office:value-type="string" calcext:value-type="string">
            <text:p>623087 hesaba</text:p>
          </table:table-cell>
          <table:table-cell table:style-name="ce383"/>
          <table:table-cell table:style-name="ce383" office:value-type="float" office:value="2782" calcext:value-type="float">
            <text:p>2.782,00</text:p>
          </table:table-cell>
          <table:table-cell table:style-name="ce392"/>
          <table:table-cell table:style-name="ce392" table:formula="of:=[.F446]-[.C447]+[.D447]" office:value-type="float" office:value="84775.64" calcext:value-type="float">
            <text:p>84.775,64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 office:value-type="date" office:date-value="2014-11-17" calcext:value-type="date">
            <text:p>17.11.2014</text:p>
          </table:table-cell>
          <table:table-cell table:style-name="ce375" office:value-type="string" calcext:value-type="string">
            <text:p>KREDİ 25-36 TAKSİT</text:p>
          </table:table-cell>
          <table:table-cell table:style-name="ce392"/>
          <table:table-cell table:style-name="ce392" office:value-type="float" office:value="3409" calcext:value-type="float">
            <text:p>3.409,00</text:p>
          </table:table-cell>
          <table:table-cell table:style-name="ce392"/>
          <table:table-cell table:style-name="ce392" table:formula="of:=[.F447]-[.C448]+[.D448]" office:value-type="float" office:value="88184.64" calcext:value-type="float">
            <text:p>88.184,64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7"/>
          <table:table-cell table:style-name="ce382" office:value-type="string" calcext:value-type="string">
            <text:p>kadıoğlu kk ile ödeme</text:p>
          </table:table-cell>
          <table:table-cell table:style-name="ce383" office:value-type="float" office:value="8500" calcext:value-type="float">
            <text:p>8.500,00</text:p>
          </table:table-cell>
          <table:table-cell table:style-name="ce383"/>
          <table:table-cell table:style-name="ce392"/>
          <table:table-cell table:style-name="ce392" table:formula="of:=[.F448]-[.C449]+[.D449]" office:value-type="float" office:value="79684.64" calcext:value-type="float">
            <text:p>79.684,64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7"/>
          <table:table-cell table:style-name="ce382" office:value-type="string" calcext:value-type="string">
            <text:p>sanayide elden</text:p>
          </table:table-cell>
          <table:table-cell table:style-name="ce383"/>
          <table:table-cell table:style-name="ce383" office:value-type="float" office:value="450" calcext:value-type="float">
            <text:p>450,00</text:p>
          </table:table-cell>
          <table:table-cell table:style-name="ce392"/>
          <table:table-cell table:style-name="ce392" table:formula="of:=[.F449]-[.C450]+[.D450]" office:value-type="float" office:value="80134.64" calcext:value-type="float">
            <text:p>80.134,64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7"/>
          <table:table-cell table:style-name="ce382" office:value-type="string" calcext:value-type="string">
            <text:p>Çivi 25 kg</text:p>
          </table:table-cell>
          <table:table-cell table:style-name="ce383"/>
          <table:table-cell table:style-name="ce383" office:value-type="float" office:value="60" calcext:value-type="float">
            <text:p>60,00</text:p>
          </table:table-cell>
          <table:table-cell table:style-name="ce392"/>
          <table:table-cell table:style-name="ce392" table:formula="of:=[.F450]-[.C451]+[.D451]" office:value-type="float" office:value="80194.64" calcext:value-type="float">
            <text:p>80.194,64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7"/>
          <table:table-cell table:style-name="ce382" office:value-type="string" calcext:value-type="string">
            <text:p>eldiven beybi 3*12</text:p>
          </table:table-cell>
          <table:table-cell table:style-name="ce383"/>
          <table:table-cell table:style-name="ce383" office:value-type="float" office:value="36" calcext:value-type="float">
            <text:p>36,00</text:p>
          </table:table-cell>
          <table:table-cell table:style-name="ce392"/>
          <table:table-cell table:style-name="ce392" table:formula="of:=[.F451]-[.C452]+[.D452]" office:value-type="float" office:value="80230.64" calcext:value-type="float">
            <text:p>80.230,64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7"/>
          <table:table-cell table:style-name="ce382" office:value-type="string" calcext:value-type="string">
            <text:p>eldiven <text:s/>beybi</text:p>
          </table:table-cell>
          <table:table-cell table:style-name="ce383"/>
          <table:table-cell table:style-name="ce383" office:value-type="float" office:value="72" calcext:value-type="float">
            <text:p>72,00</text:p>
          </table:table-cell>
          <table:table-cell table:style-name="ce392"/>
          <table:table-cell table:style-name="ce392" table:formula="of:=[.F452]-[.C453]+[.D453]" office:value-type="float" office:value="80302.64" calcext:value-type="float">
            <text:p>80.302,64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7"/>
          <table:table-cell table:style-name="ce382" office:value-type="string" calcext:value-type="string">
            <text:p>eldiven uni</text:p>
          </table:table-cell>
          <table:table-cell table:style-name="ce383"/>
          <table:table-cell table:style-name="ce383" office:value-type="float" office:value="48" calcext:value-type="float">
            <text:p>48,00</text:p>
          </table:table-cell>
          <table:table-cell table:style-name="ce392"/>
          <table:table-cell table:style-name="ce392" table:formula="of:=[.F453]-[.C454]+[.D454]" office:value-type="float" office:value="80350.64" calcext:value-type="float">
            <text:p>80.350,64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7"/>
          <table:table-cell table:style-name="ce382" office:value-type="string" calcext:value-type="string">
            <text:p>eldiven uni</text:p>
          </table:table-cell>
          <table:table-cell table:style-name="ce383"/>
          <table:table-cell table:style-name="ce383" office:value-type="float" office:value="48" calcext:value-type="float">
            <text:p>48,00</text:p>
          </table:table-cell>
          <table:table-cell table:style-name="ce392"/>
          <table:table-cell table:style-name="ce392" table:formula="of:=[.F454]-[.C455]+[.D455]" office:value-type="float" office:value="80398.64" calcext:value-type="float">
            <text:p>80.398,64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7" office:value-type="date" office:date-value="2014-11-26" calcext:value-type="date">
            <text:p>26.11.2014</text:p>
          </table:table-cell>
          <table:table-cell table:style-name="ce382" office:value-type="string" calcext:value-type="string">
            <text:p>deniz kredi 3/60</text:p>
          </table:table-cell>
          <table:table-cell table:style-name="ce383"/>
          <table:table-cell table:style-name="ce383" office:value-type="float" office:value="6765" calcext:value-type="float">
            <text:p>6.765,00</text:p>
          </table:table-cell>
          <table:table-cell table:style-name="ce392"/>
          <table:table-cell table:style-name="ce392" table:formula="of:=[.F455]-[.C456]+[.D456]" office:value-type="float" office:value="87163.64" calcext:value-type="float">
            <text:p>87.163,64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2" office:value-type="date" office:date-value="2014-12-17" calcext:value-type="date">
            <text:p>17.12.2014</text:p>
          </table:table-cell>
          <table:table-cell table:style-name="ce375" office:value-type="string" calcext:value-type="string">
            <text:p>KREDİ 26-36 TAKSİT</text:p>
          </table:table-cell>
          <table:table-cell table:style-name="ce392"/>
          <table:table-cell table:style-name="ce392" office:value-type="float" office:value="3409" calcext:value-type="float">
            <text:p>3.409,00</text:p>
          </table:table-cell>
          <table:table-cell table:style-name="ce392"/>
          <table:table-cell table:style-name="ce392" table:formula="of:=[.F456]-[.C457]+[.D457]" office:value-type="float" office:value="90572.64" calcext:value-type="float">
            <text:p>90.572,64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7" office:value-type="date" office:date-value="2014-12-26" calcext:value-type="date">
            <text:p>26.12.2014</text:p>
          </table:table-cell>
          <table:table-cell table:style-name="ce382" office:value-type="string" calcext:value-type="string">
            <text:p>deniz kredi 4/60 <text:s text:c="2"/>6600 çek ile ödendi</text:p>
          </table:table-cell>
          <table:table-cell table:style-name="ce383" table:number-columns-repeated="2"/>
          <table:table-cell table:style-name="ce392"/>
          <table:table-cell table:style-name="ce392" table:formula="of:=[.F457]-[.C458]+[.D458]" office:value-type="float" office:value="90572.64" calcext:value-type="float">
            <text:p>90.572,64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7"/>
          <table:table-cell table:style-name="ce382" office:value-type="string" calcext:value-type="string">
            <text:p>deniz kredi için</text:p>
          </table:table-cell>
          <table:table-cell table:style-name="ce383"/>
          <table:table-cell table:style-name="ce383" office:value-type="float" office:value="160" calcext:value-type="float">
            <text:p>160,00</text:p>
          </table:table-cell>
          <table:table-cell table:style-name="ce392"/>
          <table:table-cell table:style-name="ce392" table:formula="of:=[.F458]-[.C459]+[.D459]" office:value-type="float" office:value="90732.64" calcext:value-type="float">
            <text:p>90.732,64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7"/>
          <table:table-cell table:style-name="ce381" office:value-type="string" calcext:value-type="string">
            <text:p>SANAYİ dükkan satışından</text:p>
          </table:table-cell>
          <table:table-cell table:style-name="ce396" office:value-type="float" office:value="100000" calcext:value-type="float">
            <text:p>100.000,00</text:p>
          </table:table-cell>
          <table:table-cell table:style-name="ce396"/>
          <table:table-cell table:style-name="ce393"/>
          <table:table-cell table:style-name="ce392" table:formula="of:=[.F459]-[.C460]+[.D460]" office:value-type="float" office:value="-9267.36" calcext:value-type="float">
            <text:p>-9.267,36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7"/>
          <table:table-cell table:style-name="ce382" office:value-type="string" calcext:value-type="string">
            <text:p>ATİLA BALCI EV BODRUM YALITIMI</text:p>
          </table:table-cell>
          <table:table-cell table:style-name="ce383"/>
          <table:table-cell table:style-name="ce383" office:value-type="float" office:value="1960" calcext:value-type="float">
            <text:p>1.960,00</text:p>
          </table:table-cell>
          <table:table-cell table:style-name="ce392"/>
          <table:table-cell table:style-name="ce392" table:formula="of:=[.F460]-[.C461]+[.D461]" office:value-type="float" office:value="-7307.36" calcext:value-type="float">
            <text:p>-7.307,36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7"/>
          <table:table-cell table:style-name="ce382"/>
          <table:table-cell table:style-name="ce383" table:number-columns-repeated="2"/>
          <table:table-cell table:style-name="ce392"/>
          <table:table-cell table:style-name="ce392" table:formula="of:=[.F461]-[.C462]+[.D462]" office:value-type="float" office:value="-7307.36" calcext:value-type="float">
            <text:p>-7.307,36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8"/>
          <table:table-cell table:style-name="ce381" office:value-type="string" calcext:value-type="string">
            <text:p>2014 SONU DOĞUŞ BORÇLU</text:p>
          </table:table-cell>
          <table:table-cell table:style-name="ce396" table:number-columns-repeated="2"/>
          <table:table-cell table:style-name="ce393"/>
          <table:table-cell table:style-name="ce393" table:formula="of:=[.F462]-[.C463]+[.D463]" office:value-type="float" office:value="-7307.36" calcext:value-type="float">
            <text:p>-7.307,36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7"/>
          <table:table-cell table:style-name="ce382"/>
          <table:table-cell table:style-name="ce383" table:number-columns-repeated="2"/>
          <table:table-cell table:style-name="ce392"/>
          <table:table-cell table:style-name="ce392" table:formula="of:=[.F463]-[.C464]+[.D464]" office:value-type="float" office:value="-7307.36" calcext:value-type="float">
            <text:p>-7.307,36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7"/>
          <table:table-cell table:style-name="ce382" office:value-type="string" calcext:value-type="string">
            <text:p>ATİLA BALCI EV BODRUM YALITIMI</text:p>
          </table:table-cell>
          <table:table-cell table:style-name="ce383" table:number-columns-repeated="2"/>
          <table:table-cell table:style-name="ce392"/>
          <table:table-cell table:style-name="ce392" table:formula="of:=[.F464]-[.C465]+[.D465]" office:value-type="float" office:value="-7307.36" calcext:value-type="float">
            <text:p>-7.307,36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7"/>
          <table:table-cell table:style-name="ce382" office:value-type="string" calcext:value-type="string">
            <text:p>XPS 2 CM 11*15=165 M2</text:p>
          </table:table-cell>
          <table:table-cell table:style-name="ce383" table:number-columns-repeated="3"/>
          <table:table-cell table:style-name="ce392" table:formula="of:=[.F465]-[.C466]+[.D466]" office:value-type="float" office:value="-7307.36" calcext:value-type="float">
            <text:p>-7.307,36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7"/>
          <table:table-cell table:style-name="ce382" office:value-type="string" calcext:value-type="string">
            <text:p>XPS 3 CM 14*10.5=147 M2</text:p>
          </table:table-cell>
          <table:table-cell table:style-name="ce383" table:number-columns-repeated="3"/>
          <table:table-cell table:style-name="ce392" table:formula="of:=[.F466]-[.C467]+[.D467]" office:value-type="float" office:value="-7307.36" calcext:value-type="float">
            <text:p>-7.307,36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7"/>
          <table:table-cell table:style-name="ce382" office:value-type="string" calcext:value-type="string">
            <text:p>XPS YAPIŞTIRICI</text:p>
          </table:table-cell>
          <table:table-cell table:style-name="ce383" table:number-columns-repeated="3"/>
          <table:table-cell table:style-name="ce392" table:formula="of:=[.F467]-[.C468]+[.D468]" office:value-type="float" office:value="-7307.36" calcext:value-type="float">
            <text:p>-7.307,36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7"/>
          <table:table-cell table:style-name="ce383" office:value-type="string" calcext:value-type="string">
            <text:p>11*60=660</text:p>
          </table:table-cell>
          <table:table-cell table:style-name="ce383" table:number-columns-repeated="3"/>
          <table:table-cell table:style-name="ce392" table:formula="of:=[.F468]-[.C469]+[.D469]" office:value-type="float" office:value="-7307.36" calcext:value-type="float">
            <text:p>-7.307,36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7"/>
          <table:table-cell table:style-name="ce383" office:value-type="string" calcext:value-type="string">
            <text:p>14*60=840</text:p>
          </table:table-cell>
          <table:table-cell table:style-name="Default"/>
          <table:table-cell table:style-name="ce383" table:number-columns-repeated="2"/>
          <table:table-cell table:style-name="ce392" table:formula="of:=[.F469]-[.C470]+[.D470]" office:value-type="float" office:value="-7307.36" calcext:value-type="float">
            <text:p>-7.307,36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57"/>
          <table:table-cell table:style-name="ce383" office:value-type="string" calcext:value-type="string">
            <text:p>46*10=460</text:p>
          </table:table-cell>
          <table:table-cell table:style-name="Default"/>
          <table:table-cell table:style-name="ce383" table:number-columns-repeated="2"/>
          <table:table-cell table:style-name="ce392" table:formula="of:=[.F470]-[.C471]+[.D471]" office:value-type="float" office:value="-7307.36" calcext:value-type="float">
            <text:p>-7.307,36</text:p>
          </table:table-cell>
          <table:table-cell table:style-name="ce349"/>
          <table:table-cell table:number-columns-repeated="976"/>
        </table:table-row>
        <table:table-row table:style-name="ro3">
          <table:table-cell table:style-name="ce348"/>
          <table:table-cell table:style-name="ce374"/>
          <table:table-cell table:style-name="ce383" table:number-columns-repeated="3"/>
          <table:table-cell table:style-name="ce392" table:formula="of:=[.F471]-[.C472]+[.D472]" office:value-type="float" office:value="-7307.36" calcext:value-type="float">
            <text:p>-7.307,36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52"/>
          <table:table-cell table:style-name="ce375"/>
          <table:table-cell table:style-name="ce392" table:number-columns-repeated="3"/>
          <table:table-cell table:style-name="ce392" table:formula="of:=[.F472]-[.C473]+[.D473]" office:value-type="float" office:value="-7307.36" calcext:value-type="float">
            <text:p>-7.307,36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52"/>
          <table:table-cell table:style-name="ce377" office:value-type="string" calcext:value-type="string">
            <text:p>DEVİR 2014 doğuş borçlu</text:p>
          </table:table-cell>
          <table:table-cell table:style-name="ce393"/>
          <table:table-cell table:style-name="ce393" table:formula="of:=[.F463]" office:value-type="float" office:value="-7307.36" calcext:value-type="float">
            <text:p>-7.307,36</text:p>
          </table:table-cell>
          <table:table-cell table:style-name="ce393"/>
          <table:table-cell table:style-name="ce393" table:formula="of:=[.D474]" office:value-type="float" office:value="-7307.36" calcext:value-type="float">
            <text:p>-7.307,36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57"/>
          <table:table-cell table:style-name="ce377" office:value-type="float" office:value="2015" calcext:value-type="float">
            <text:p>2015</text:p>
          </table:table-cell>
          <table:table-cell table:style-name="ce392" table:number-columns-repeated="3"/>
          <table:table-cell table:style-name="ce392" table:formula="of:=[.F474]-[.C475]+[.D475]" office:value-type="float" office:value="-7307.36" calcext:value-type="float">
            <text:p>-7.307,36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52" office:value-type="date" office:date-value="2015-01-08" calcext:value-type="date">
            <text:p>08.01.2015</text:p>
          </table:table-cell>
          <table:table-cell table:style-name="ce375" office:value-type="string" calcext:value-type="string">
            <text:p>kadıoğlu yavuz kk</text:p>
          </table:table-cell>
          <table:table-cell table:style-name="ce392" office:value-type="float" office:value="1800" calcext:value-type="float">
            <text:p>1.800,00</text:p>
          </table:table-cell>
          <table:table-cell table:style-name="ce392" table:number-columns-repeated="2"/>
          <table:table-cell table:style-name="ce392" table:formula="of:=[.F475]-[.C476]+[.D476]" office:value-type="float" office:value="-9107.36" calcext:value-type="float">
            <text:p>-9.107,36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52" office:value-type="date" office:date-value="2015-01-08" calcext:value-type="date">
            <text:p>08.01.2015</text:p>
          </table:table-cell>
          <table:table-cell table:style-name="ce375" office:value-type="string" calcext:value-type="string">
            <text:p>ankara akbank eft kepçe için</text:p>
          </table:table-cell>
          <table:table-cell table:style-name="ce392"/>
          <table:table-cell table:style-name="ce392" office:value-type="float" office:value="1650" calcext:value-type="float">
            <text:p>1.650,00</text:p>
          </table:table-cell>
          <table:table-cell table:style-name="ce392"/>
          <table:table-cell table:style-name="ce392" table:formula="of:=[.F476]-[.C477]+[.D477]" office:value-type="float" office:value="-7457.36" calcext:value-type="float">
            <text:p>-7.457,36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52"/>
          <table:table-cell table:style-name="ce375" office:value-type="string" calcext:value-type="string">
            <text:p>atila balcı elden</text:p>
          </table:table-cell>
          <table:table-cell table:style-name="ce392"/>
          <table:table-cell table:style-name="ce392" office:value-type="float" office:value="100" calcext:value-type="float">
            <text:p>100,00</text:p>
          </table:table-cell>
          <table:table-cell table:style-name="ce392"/>
          <table:table-cell table:style-name="ce392" table:formula="of:=[.F477]-[.C478]+[.D478]" office:value-type="float" office:value="-7357.36" calcext:value-type="float">
            <text:p>-7.357,36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52"/>
          <table:table-cell table:style-name="ce384" office:value-type="string" calcext:value-type="string">
            <text:p>SERKAN KAYALAR TEMİNAT İÇİN BCH TAN</text:p>
          </table:table-cell>
          <table:table-cell table:style-name="ce393"/>
          <table:table-cell table:style-name="ce393" office:value-type="float" office:value="80000" calcext:value-type="float">
            <text:p>80.000,00</text:p>
          </table:table-cell>
          <table:table-cell table:style-name="ce392"/>
          <table:table-cell table:style-name="ce392" table:formula="of:=[.F478]-[.C479]+[.D479]" office:value-type="float" office:value="72642.64" calcext:value-type="float">
            <text:p>72.642,64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59" office:value-type="date" office:date-value="2015-01-20" calcext:value-type="date">
            <text:p>20.01.15</text:p>
          </table:table-cell>
          <table:table-cell table:style-name="ce382" office:value-type="string" calcext:value-type="string">
            <text:p>ALİ BALCI ELDEN</text:p>
          </table:table-cell>
          <table:table-cell table:style-name="ce383" office:value-type="float" office:value="8000" calcext:value-type="float">
            <text:p>8.000,00</text:p>
          </table:table-cell>
          <table:table-cell table:style-name="ce383"/>
          <table:table-cell table:style-name="ce392"/>
          <table:table-cell table:style-name="ce392" table:formula="of:=[.F479]-[.C480]+[.D480]" office:value-type="float" office:value="64642.64" calcext:value-type="float">
            <text:p>64.642,64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59" office:value-type="date" office:date-value="2015-01-26" calcext:value-type="date">
            <text:p>26.01.15</text:p>
          </table:table-cell>
          <table:table-cell table:style-name="ce382" office:value-type="string" calcext:value-type="string">
            <text:p>DENİZ KREDİ 5/60. TAKSİT</text:p>
          </table:table-cell>
          <table:table-cell table:style-name="ce383"/>
          <table:table-cell table:style-name="ce383" office:value-type="float" office:value="6765" calcext:value-type="float">
            <text:p>6.765,00</text:p>
          </table:table-cell>
          <table:table-cell table:style-name="ce392"/>
          <table:table-cell table:style-name="ce392" table:formula="of:=[.F480]-[.C481]+[.D481]" office:value-type="float" office:value="71407.64" calcext:value-type="float">
            <text:p>71.407,64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0" office:value-type="date" office:date-value="2015-01-17" calcext:value-type="date">
            <text:p>17.01.15</text:p>
          </table:table-cell>
          <table:table-cell table:style-name="ce375" office:value-type="string" calcext:value-type="string">
            <text:p>KREDİ 27-36 TAKSİT</text:p>
          </table:table-cell>
          <table:table-cell table:style-name="ce392"/>
          <table:table-cell table:style-name="ce392" office:value-type="float" office:value="3409" calcext:value-type="float">
            <text:p>3.409,00</text:p>
          </table:table-cell>
          <table:table-cell table:style-name="ce392"/>
          <table:table-cell table:style-name="ce392" table:formula="of:=[.F481]-[.C482]+[.D482]" office:value-type="float" office:value="74816.64" calcext:value-type="float">
            <text:p>74.816,64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52"/>
          <table:table-cell table:style-name="ce375" office:value-type="string" calcext:value-type="string">
            <text:p>kdv</text:p>
          </table:table-cell>
          <table:table-cell table:style-name="ce392" office:value-type="float" office:value="30" calcext:value-type="float">
            <text:p>30,00</text:p>
          </table:table-cell>
          <table:table-cell table:style-name="ce392" table:number-columns-repeated="2"/>
          <table:table-cell table:style-name="ce392" table:formula="of:=[.F482]-[.C483]+[.D483]" office:value-type="float" office:value="74786.64" calcext:value-type="float">
            <text:p>74.786,64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52"/>
          <table:table-cell table:style-name="ce375" office:value-type="string" calcext:value-type="string">
            <text:p>stğj</text:p>
          </table:table-cell>
          <table:table-cell table:style-name="ce392" office:value-type="float" office:value="70" calcext:value-type="float">
            <text:p>70,00</text:p>
          </table:table-cell>
          <table:table-cell table:style-name="ce392" table:number-columns-repeated="2"/>
          <table:table-cell table:style-name="ce392" table:formula="of:=[.F483]-[.C484]+[.D484]" office:value-type="float" office:value="74716.64" calcext:value-type="float">
            <text:p>74.716,64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52"/>
          <table:table-cell table:style-name="ce375" office:value-type="string" calcext:value-type="string">
            <text:p>tapu için</text:p>
          </table:table-cell>
          <table:table-cell table:style-name="ce392"/>
          <table:table-cell table:style-name="ce392" office:value-type="float" office:value="300" calcext:value-type="float">
            <text:p>300,00</text:p>
          </table:table-cell>
          <table:table-cell table:style-name="ce392"/>
          <table:table-cell table:style-name="ce392" table:formula="of:=[.F484]-[.C485]+[.D485]" office:value-type="float" office:value="75016.64" calcext:value-type="float">
            <text:p>75.016,64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52" office:value-type="date" office:date-value="2015-02-10" calcext:value-type="date">
            <text:p>10.02.2015</text:p>
          </table:table-cell>
          <table:table-cell table:style-name="ce375" office:value-type="string" calcext:value-type="string">
            <text:p>iş doğuş hesaba yatan bch a bch sıfırlandı</text:p>
          </table:table-cell>
          <table:table-cell table:style-name="ce392" office:value-type="float" office:value="80000" calcext:value-type="float">
            <text:p>80.000,00</text:p>
          </table:table-cell>
          <table:table-cell table:style-name="ce392" table:number-columns-repeated="2"/>
          <table:table-cell table:style-name="ce392" table:formula="of:=[.F485]-[.C486]+[.D486]" office:value-type="float" office:value="-4983.36" calcext:value-type="float">
            <text:p>-4.983,36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59" office:value-type="date" office:date-value="2015-02-26" calcext:value-type="date">
            <text:p>26.02.15</text:p>
          </table:table-cell>
          <table:table-cell table:style-name="ce382" office:value-type="string" calcext:value-type="string">
            <text:p>DENİZ KREDİ 6/60. TAKSİT</text:p>
          </table:table-cell>
          <table:table-cell table:style-name="ce383"/>
          <table:table-cell table:style-name="ce383" office:value-type="float" office:value="6765" calcext:value-type="float">
            <text:p>6.765,00</text:p>
          </table:table-cell>
          <table:table-cell table:style-name="ce392"/>
          <table:table-cell table:style-name="ce392" table:formula="of:=[.F486]-[.C487]+[.D487]" office:value-type="float" office:value="1781.64" calcext:value-type="float">
            <text:p>1.781,64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52" office:value-type="date" office:date-value="2015-02-26" calcext:value-type="date">
            <text:p>26.02.2015</text:p>
          </table:table-cell>
          <table:table-cell table:style-name="ce375" office:value-type="string" calcext:value-type="string">
            <text:p>elden kredi için</text:p>
          </table:table-cell>
          <table:table-cell table:style-name="ce392" office:value-type="float" office:value="6700" calcext:value-type="float">
            <text:p>6.700,00</text:p>
          </table:table-cell>
          <table:table-cell table:style-name="ce392" table:number-columns-repeated="2"/>
          <table:table-cell table:style-name="ce392" table:formula="of:=[.F487]-[.C488]+[.D488]" office:value-type="float" office:value="-4918.36" calcext:value-type="float">
            <text:p>-4.918,36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0" office:value-type="date" office:date-value="2015-02-17" calcext:value-type="date">
            <text:p>17.02.15</text:p>
          </table:table-cell>
          <table:table-cell table:style-name="ce375" office:value-type="string" calcext:value-type="string">
            <text:p>KREDİ 28-36 TAKSİT</text:p>
          </table:table-cell>
          <table:table-cell table:style-name="ce383"/>
          <table:table-cell table:style-name="ce383" office:value-type="float" office:value="3409" calcext:value-type="float">
            <text:p>3.409,00</text:p>
          </table:table-cell>
          <table:table-cell table:style-name="ce392"/>
          <table:table-cell table:style-name="ce392" table:formula="of:=[.F488]-[.C489]+[.D489]" office:value-type="float" office:value="-1509.36" calcext:value-type="float">
            <text:p>-1.509,36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52" office:value-type="date" office:date-value="2015-03-04" calcext:value-type="date">
            <text:p>04.03.2015</text:p>
          </table:table-cell>
          <table:table-cell table:style-name="ce377" office:value-type="string" calcext:value-type="string">
            <text:p>bch tan ali ye</text:p>
          </table:table-cell>
          <table:table-cell table:style-name="ce396"/>
          <table:table-cell table:style-name="ce396" office:value-type="float" office:value="90000" calcext:value-type="float">
            <text:p>90.000,00</text:p>
          </table:table-cell>
          <table:table-cell table:style-name="ce392"/>
          <table:table-cell table:style-name="ce392" table:formula="of:=[.F489]-[.C490]+[.D490]" office:value-type="float" office:value="88490.64" calcext:value-type="float">
            <text:p>88.490,64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0"/>
          <table:table-cell table:style-name="ce377" office:value-type="string" calcext:value-type="string">
            <text:p>halk tan işe esnaf kefalet kredisi</text:p>
          </table:table-cell>
          <table:table-cell table:style-name="ce396" office:value-type="float" office:value="140000" calcext:value-type="float">
            <text:p>140.000,00</text:p>
          </table:table-cell>
          <table:table-cell table:style-name="ce396"/>
          <table:table-cell table:style-name="ce392"/>
          <table:table-cell table:style-name="ce392" table:formula="of:=[.F490]-[.C491]+[.D491]" office:value-type="float" office:value="-51509.36" calcext:value-type="float">
            <text:p>-51.509,36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0"/>
          <table:table-cell table:style-name="ce375" office:value-type="string" calcext:value-type="string">
            <text:p>sanayide elden</text:p>
          </table:table-cell>
          <table:table-cell table:style-name="ce383"/>
          <table:table-cell table:style-name="ce383" office:value-type="float" office:value="250" calcext:value-type="float">
            <text:p>250,00</text:p>
          </table:table-cell>
          <table:table-cell table:style-name="ce392"/>
          <table:table-cell table:style-name="ce392" table:formula="of:=[.F491]-[.C492]+[.D492]" office:value-type="float" office:value="-51259.36" calcext:value-type="float">
            <text:p>-51.259,36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52" office:value-type="date" office:date-value="2015-03-25" calcext:value-type="date">
            <text:p>25.03.2015</text:p>
          </table:table-cell>
          <table:table-cell table:style-name="ce375" office:value-type="string" calcext:value-type="string">
            <text:p>işten ali ye kredi kartları için</text:p>
          </table:table-cell>
          <table:table-cell table:style-name="ce383"/>
          <table:table-cell table:style-name="ce383" office:value-type="float" office:value="5000" calcext:value-type="float">
            <text:p>5.000,00</text:p>
          </table:table-cell>
          <table:table-cell table:style-name="ce392"/>
          <table:table-cell table:style-name="ce392" table:formula="of:=[.F492]-[.C493]+[.D493]" office:value-type="float" office:value="-46259.36" calcext:value-type="float">
            <text:p>-46.259,36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56"/>
          <table:table-cell table:style-name="ce382"/>
          <table:table-cell table:style-name="ce392" table:number-columns-repeated="3"/>
          <table:table-cell table:style-name="ce392" table:formula="of:=[.F493]-[.C494]+[.D494]" office:value-type="float" office:value="-46259.36" calcext:value-type="float">
            <text:p>-46.259,36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52" office:value-type="date" office:date-value="2015-03-05" calcext:value-type="date">
            <text:p>05.03.2015</text:p>
          </table:table-cell>
          <table:table-cell table:style-name="ce382" office:value-type="string" calcext:value-type="string">
            <text:p>ali balcı dan işe</text:p>
          </table:table-cell>
          <table:table-cell table:style-name="ce392" office:value-type="float" office:value="20000" calcext:value-type="float">
            <text:p>20.000,00</text:p>
          </table:table-cell>
          <table:table-cell table:style-name="ce392" table:number-columns-repeated="2"/>
          <table:table-cell table:style-name="ce392" table:formula="of:=[.F494]-[.C495]+[.D495]" office:value-type="float" office:value="-66259.36" calcext:value-type="float">
            <text:p>-66.259,36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52" office:value-type="date" office:date-value="2015-03-16" calcext:value-type="date">
            <text:p>16.03.2015</text:p>
          </table:table-cell>
          <table:table-cell table:style-name="ce375" office:value-type="string" calcext:value-type="string">
            <text:p>iş ten ali balcıya</text:p>
          </table:table-cell>
          <table:table-cell table:style-name="ce392"/>
          <table:table-cell table:style-name="ce392" office:value-type="float" office:value="11000" calcext:value-type="float">
            <text:p>11.000,00</text:p>
          </table:table-cell>
          <table:table-cell table:style-name="ce392"/>
          <table:table-cell table:style-name="ce392" table:formula="of:=[.F495]-[.C496]+[.D496]" office:value-type="float" office:value="-55259.36" calcext:value-type="float">
            <text:p>-55.259,36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52"/>
          <table:table-cell table:style-name="ce375"/>
          <table:table-cell table:style-name="ce392" table:number-columns-repeated="3"/>
          <table:table-cell table:style-name="ce392" table:formula="of:=[.F496]-[.C497]+[.D497]" office:value-type="float" office:value="-55259.36" calcext:value-type="float">
            <text:p>-55.259,36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0" office:value-type="date" office:date-value="2015-03-17" calcext:value-type="date">
            <text:p>17.03.15</text:p>
          </table:table-cell>
          <table:table-cell table:style-name="ce375" office:value-type="string" calcext:value-type="string">
            <text:p>KREDİ 29-36 TAKSİT</text:p>
          </table:table-cell>
          <table:table-cell table:style-name="ce392"/>
          <table:table-cell table:style-name="ce392" office:value-type="float" office:value="3409" calcext:value-type="float">
            <text:p>3.409,00</text:p>
          </table:table-cell>
          <table:table-cell table:style-name="ce392"/>
          <table:table-cell table:style-name="ce392" table:formula="of:=[.F497]-[.C498]+[.D498]" office:value-type="float" office:value="-51850.36" calcext:value-type="float">
            <text:p>-51.850,36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59" office:value-type="date" office:date-value="2015-03-26" calcext:value-type="date">
            <text:p>26.03.15</text:p>
          </table:table-cell>
          <table:table-cell table:style-name="ce382" office:value-type="string" calcext:value-type="string">
            <text:p>DENİZ KREDİ 7/60. TAKSİT</text:p>
          </table:table-cell>
          <table:table-cell table:style-name="ce383"/>
          <table:table-cell table:style-name="ce383" office:value-type="float" office:value="6765" calcext:value-type="float">
            <text:p>6.765,00</text:p>
          </table:table-cell>
          <table:table-cell table:style-name="ce392"/>
          <table:table-cell table:style-name="ce392" table:formula="of:=[.F498]-[.C499]+[.D499]" office:value-type="float" office:value="-45085.36" calcext:value-type="float">
            <text:p>-45.085,36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52" office:value-type="date" office:date-value="2015-03-31" calcext:value-type="date">
            <text:p>31.03.2015</text:p>
          </table:table-cell>
          <table:table-cell table:style-name="ce375" office:value-type="string" calcext:value-type="string">
            <text:p>ali nalcı bch a</text:p>
          </table:table-cell>
          <table:table-cell table:style-name="ce392"/>
          <table:table-cell table:style-name="ce392" office:value-type="float" office:value="1640" calcext:value-type="float">
            <text:p>1.640,00</text:p>
          </table:table-cell>
          <table:table-cell table:style-name="ce392"/>
          <table:table-cell table:style-name="ce392" table:formula="of:=[.F499]-[.C500]+[.D500]" office:value-type="float" office:value="-43445.36" calcext:value-type="float">
            <text:p>-43.445,36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56"/>
          <table:table-cell table:style-name="ce382" office:value-type="string" calcext:value-type="string">
            <text:p>ali balcıya</text:p>
          </table:table-cell>
          <table:table-cell table:style-name="ce392"/>
          <table:table-cell table:style-name="ce392" office:value-type="float" office:value="20000" calcext:value-type="float">
            <text:p>20.000,00</text:p>
          </table:table-cell>
          <table:table-cell table:style-name="ce392"/>
          <table:table-cell table:style-name="ce392" table:formula="of:=[.F500]-[.C501]+[.D501]" office:value-type="float" office:value="-23445.36" calcext:value-type="float">
            <text:p>-23.445,36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52" office:value-type="date" office:date-value="2015-03-31" calcext:value-type="date">
            <text:p>31.03.2015</text:p>
          </table:table-cell>
          <table:table-cell table:style-name="ce375" office:value-type="string" calcext:value-type="string">
            <text:p>İşten 800 e</text:p>
          </table:table-cell>
          <table:table-cell table:style-name="ce392"/>
          <table:table-cell table:style-name="ce392" office:value-type="float" office:value="5000" calcext:value-type="float">
            <text:p>5.000,00</text:p>
          </table:table-cell>
          <table:table-cell table:style-name="ce392"/>
          <table:table-cell table:style-name="ce392" table:formula="of:=[.F501]-[.C502]+[.D502]" office:value-type="float" office:value="-18445.36" calcext:value-type="float">
            <text:p>-18.445,36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52" office:value-type="date" office:date-value="2015-04-03" calcext:value-type="date">
            <text:p>03.04.2015</text:p>
          </table:table-cell>
          <table:table-cell table:style-name="ce375" office:value-type="string" calcext:value-type="string">
            <text:p>havale</text:p>
          </table:table-cell>
          <table:table-cell table:style-name="ce392"/>
          <table:table-cell table:style-name="ce392" office:value-type="float" office:value="5000" calcext:value-type="float">
            <text:p>5.000,00</text:p>
          </table:table-cell>
          <table:table-cell table:style-name="ce392"/>
          <table:table-cell table:style-name="ce392" table:formula="of:=[.F502]-[.C503]+[.D503]" office:value-type="float" office:value="-13445.36" calcext:value-type="float">
            <text:p>-13.445,36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52" office:value-type="date" office:date-value="2015-04-06" calcext:value-type="date">
            <text:p>06.04.2015</text:p>
          </table:table-cell>
          <table:table-cell table:style-name="ce375" office:value-type="string" calcext:value-type="string">
            <text:p>elden <text:s/></text:p>
          </table:table-cell>
          <table:table-cell table:style-name="ce392"/>
          <table:table-cell table:style-name="ce392" office:value-type="float" office:value="10000" calcext:value-type="float">
            <text:p>10.000,00</text:p>
          </table:table-cell>
          <table:table-cell table:style-name="ce392"/>
          <table:table-cell table:style-name="ce392" table:formula="of:=[.F503]-[.C504]+[.D504]" office:value-type="float" office:value="-3445.36" calcext:value-type="float">
            <text:p>-3.445,36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52" office:value-type="date" office:date-value="2015-04-07" calcext:value-type="date">
            <text:p>07.04.2015</text:p>
          </table:table-cell>
          <table:table-cell table:style-name="ce375" office:value-type="string" calcext:value-type="string">
            <text:p>telefon</text:p>
          </table:table-cell>
          <table:table-cell table:style-name="ce392"/>
          <table:table-cell table:style-name="ce392" office:value-type="float" office:value="247" calcext:value-type="float">
            <text:p>247,00</text:p>
          </table:table-cell>
          <table:table-cell table:style-name="ce392"/>
          <table:table-cell table:style-name="ce392" table:formula="of:=[.F504]-[.C505]+[.D505]" office:value-type="float" office:value="-3198.36" calcext:value-type="float">
            <text:p>-3.198,36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52" office:value-type="date" office:date-value="2015-04-10" calcext:value-type="date">
            <text:p>10.04.2015</text:p>
          </table:table-cell>
          <table:table-cell table:style-name="ce375" office:value-type="string" calcext:value-type="string">
            <text:p>çivi</text:p>
          </table:table-cell>
          <table:table-cell table:style-name="ce392"/>
          <table:table-cell table:style-name="ce392" office:value-type="float" office:value="60" calcext:value-type="float">
            <text:p>60,00</text:p>
          </table:table-cell>
          <table:table-cell table:style-name="ce392"/>
          <table:table-cell table:style-name="ce392" table:formula="of:=[.F505]-[.C506]+[.D506]" office:value-type="float" office:value="-3138.36" calcext:value-type="float">
            <text:p>-3.138,36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52"/>
          <table:table-cell table:style-name="ce375" office:value-type="string" calcext:value-type="string">
            <text:p>çivi</text:p>
          </table:table-cell>
          <table:table-cell table:style-name="ce392"/>
          <table:table-cell table:style-name="ce392" office:value-type="float" office:value="60" calcext:value-type="float">
            <text:p>60,00</text:p>
          </table:table-cell>
          <table:table-cell table:style-name="ce392"/>
          <table:table-cell table:style-name="ce392" table:formula="of:=[.F506]-[.C507]+[.D507]" office:value-type="float" office:value="-3078.36" calcext:value-type="float">
            <text:p>-3.078,36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52"/>
          <table:table-cell table:style-name="ce375" office:value-type="string" calcext:value-type="string">
            <text:p>otel</text:p>
          </table:table-cell>
          <table:table-cell table:style-name="ce392"/>
          <table:table-cell table:style-name="ce392" office:value-type="float" office:value="100" calcext:value-type="float">
            <text:p>100,00</text:p>
          </table:table-cell>
          <table:table-cell table:style-name="ce392"/>
          <table:table-cell table:style-name="ce392" table:formula="of:=[.F507]-[.C508]+[.D508]" office:value-type="float" office:value="-2978.36" calcext:value-type="float">
            <text:p>-2.978,36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52" office:value-type="date" office:date-value="2015-04-15" calcext:value-type="date">
            <text:p>15.04.2015</text:p>
          </table:table-cell>
          <table:table-cell table:style-name="ce375" office:value-type="string" calcext:value-type="string">
            <text:p>işten <text:s text:c="2"/></text:p>
          </table:table-cell>
          <table:table-cell table:style-name="ce392"/>
          <table:table-cell table:style-name="ce392" office:value-type="float" office:value="15000" calcext:value-type="float">
            <text:p>15.000,00</text:p>
          </table:table-cell>
          <table:table-cell table:style-name="ce392"/>
          <table:table-cell table:style-name="ce392" table:formula="of:=[.F508]-[.C509]+[.D509]" office:value-type="float" office:value="12021.64" calcext:value-type="float">
            <text:p>12.021,64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52" office:value-type="date" office:date-value="2015-04-20" calcext:value-type="date">
            <text:p>20.04.2015</text:p>
          </table:table-cell>
          <table:table-cell table:style-name="ce375" office:value-type="string" calcext:value-type="string">
            <text:p>kredi kartı</text:p>
          </table:table-cell>
          <table:table-cell table:style-name="ce392" office:value-type="float" office:value="4144" calcext:value-type="float">
            <text:p>4.144,00</text:p>
          </table:table-cell>
          <table:table-cell table:style-name="ce392" table:number-columns-repeated="2"/>
          <table:table-cell table:style-name="ce392" table:formula="of:=[.F509]-[.C510]+[.D510]" office:value-type="float" office:value="7877.64" calcext:value-type="float">
            <text:p>7.877,64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0" office:value-type="date" office:date-value="2015-04-17" calcext:value-type="date">
            <text:p>17.04.15</text:p>
          </table:table-cell>
          <table:table-cell table:style-name="ce375" office:value-type="string" calcext:value-type="string">
            <text:p>KREDİ 30-36 TAKSİT</text:p>
          </table:table-cell>
          <table:table-cell table:style-name="ce392"/>
          <table:table-cell table:style-name="ce392" office:value-type="float" office:value="3409" calcext:value-type="float">
            <text:p>3.409,00</text:p>
          </table:table-cell>
          <table:table-cell table:style-name="ce392"/>
          <table:table-cell table:style-name="ce392" table:formula="of:=[.F510]-[.C511]+[.D511]" office:value-type="float" office:value="11286.64" calcext:value-type="float">
            <text:p>11.286,64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59" office:value-type="date" office:date-value="2015-04-26" calcext:value-type="date">
            <text:p>26.04.15</text:p>
          </table:table-cell>
          <table:table-cell table:style-name="ce382" office:value-type="string" calcext:value-type="string">
            <text:p>DENİZ KREDİ 8/60. TAKSİT</text:p>
          </table:table-cell>
          <table:table-cell table:style-name="ce383" table:number-columns-repeated="2"/>
          <table:table-cell table:style-name="ce392"/>
          <table:table-cell table:style-name="ce392" table:formula="of:=[.F511]-[.C512]+[.D512]" office:value-type="float" office:value="11286.64" calcext:value-type="float">
            <text:p>11.286,64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52" office:value-type="date" office:date-value="2015-04-22" calcext:value-type="date">
            <text:p>22.04.2015</text:p>
          </table:table-cell>
          <table:table-cell table:style-name="ce375" office:value-type="string" calcext:value-type="string">
            <text:p>elden mustafaya</text:p>
          </table:table-cell>
          <table:table-cell table:style-name="ce392"/>
          <table:table-cell table:style-name="ce392" office:value-type="float" office:value="4000" calcext:value-type="float">
            <text:p>4.000,00</text:p>
          </table:table-cell>
          <table:table-cell table:style-name="ce392"/>
          <table:table-cell table:style-name="ce392" table:formula="of:=[.F512]-[.C513]+[.D513]" office:value-type="float" office:value="15286.64" calcext:value-type="float">
            <text:p>15.286,64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52"/>
          <table:table-cell table:style-name="ce375" office:value-type="string" calcext:value-type="string">
            <text:p>işten ali ye <text:s text:c="36"/>20000</text:p>
          </table:table-cell>
          <table:table-cell table:style-name="ce392"/>
          <table:table-cell table:style-name="ce392" office:value-type="float" office:value="20000" calcext:value-type="float">
            <text:p>20.000,00</text:p>
          </table:table-cell>
          <table:table-cell table:style-name="ce392"/>
          <table:table-cell table:style-name="ce392" table:formula="of:=[.F513]-[.C514]+[.D514]" office:value-type="float" office:value="35286.64" calcext:value-type="float">
            <text:p>35.286,64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52"/>
          <table:table-cell table:style-name="ce385" office:value-type="string" calcext:value-type="string">
            <text:p>DENİZ KREDİ 8/60. TAKSİT <text:s text:c="2"/>6765</text:p>
          </table:table-cell>
          <table:table-cell table:style-name="ce392" table:number-columns-repeated="3"/>
          <table:table-cell table:style-name="ce392" table:formula="of:=[.F514]-[.C515]+[.D515]" office:value-type="float" office:value="35286.64" calcext:value-type="float">
            <text:p>35.286,64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52"/>
          <table:table-cell table:style-name="ce385" office:value-type="string" calcext:value-type="string">
            <text:p>Halk <text:s text:c="37"/>7461</text:p>
          </table:table-cell>
          <table:table-cell table:style-name="ce392" table:number-columns-repeated="3"/>
          <table:table-cell table:style-name="ce392" table:formula="of:=[.F515]-[.C516]+[.D516]" office:value-type="float" office:value="35286.64" calcext:value-type="float">
            <text:p>35.286,64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52"/>
          <table:table-cell table:style-name="ce385" office:value-type="string" calcext:value-type="string">
            <text:p>Nakit <text:s text:c="35"/>5035</text:p>
          </table:table-cell>
          <table:table-cell table:style-name="ce392" table:number-columns-repeated="3"/>
          <table:table-cell table:style-name="ce392" table:formula="of:=[.F516]-[.C517]+[.D517]" office:value-type="float" office:value="35286.64" calcext:value-type="float">
            <text:p>35.286,64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52"/>
          <table:table-cell table:style-name="ce385" office:value-type="string" calcext:value-type="string">
            <text:p>Şeker <text:s text:c="37"/>600</text:p>
          </table:table-cell>
          <table:table-cell table:style-name="ce392" table:number-columns-repeated="3"/>
          <table:table-cell table:style-name="ce392" table:formula="of:=[.F517]-[.C518]+[.D518]" office:value-type="float" office:value="35286.64" calcext:value-type="float">
            <text:p>35.286,64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52"/>
          <table:table-cell table:style-name="ce375" office:value-type="string" calcext:value-type="string">
            <text:p>20000 den kalan</text:p>
          </table:table-cell>
          <table:table-cell table:style-name="ce392" office:value-type="float" office:value="139" calcext:value-type="float">
            <text:p>139,00</text:p>
          </table:table-cell>
          <table:table-cell table:style-name="ce392" table:number-columns-repeated="2"/>
          <table:table-cell table:style-name="ce392" table:formula="of:=[.F518]-[.C519]+[.D519]" office:value-type="float" office:value="35147.64" calcext:value-type="float">
            <text:p>35.147,64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59" office:value-type="date" office:date-value="2015-04-17" calcext:value-type="date">
            <text:p>17.04.15</text:p>
          </table:table-cell>
          <table:table-cell table:style-name="ce382" office:value-type="string" calcext:value-type="string">
            <text:p>nalan bilgisayar</text:p>
          </table:table-cell>
          <table:table-cell table:style-name="ce383"/>
          <table:table-cell table:style-name="ce383" office:value-type="float" office:value="3055" calcext:value-type="float">
            <text:p>3.055,00</text:p>
          </table:table-cell>
          <table:table-cell table:style-name="ce392"/>
          <table:table-cell table:style-name="ce392" table:formula="of:=[.F519]-[.C520]+[.D520]" office:value-type="float" office:value="38202.64" calcext:value-type="float">
            <text:p>38.202,64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56"/>
          <table:table-cell table:style-name="ce382" office:value-type="string" calcext:value-type="string">
            <text:p>çizme</text:p>
          </table:table-cell>
          <table:table-cell table:style-name="ce383"/>
          <table:table-cell table:style-name="ce383" office:value-type="float" office:value="12" calcext:value-type="float">
            <text:p>12,00</text:p>
          </table:table-cell>
          <table:table-cell table:style-name="ce392"/>
          <table:table-cell table:style-name="ce392" table:formula="of:=[.F520]-[.C521]+[.D521]" office:value-type="float" office:value="38214.64" calcext:value-type="float">
            <text:p>38.214,64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52" office:value-type="date" office:date-value="2015-04-30" calcext:value-type="date">
            <text:p>30.04.2015</text:p>
          </table:table-cell>
          <table:table-cell table:style-name="ce375" office:value-type="string" calcext:value-type="string">
            <text:p>işten aliye</text:p>
          </table:table-cell>
          <table:table-cell table:style-name="ce392"/>
          <table:table-cell table:style-name="ce392" office:value-type="float" office:value="40000" calcext:value-type="float">
            <text:p>40.000,00</text:p>
          </table:table-cell>
          <table:table-cell table:style-name="ce392"/>
          <table:table-cell table:style-name="ce392" table:formula="of:=[.F521]-[.C522]+[.D522]" office:value-type="float" office:value="78214.64" calcext:value-type="float">
            <text:p>78.214,64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52" office:value-type="date" office:date-value="2015-04-30" calcext:value-type="date">
            <text:p>30.04.2015</text:p>
          </table:table-cell>
          <table:table-cell table:style-name="ce375" office:value-type="string" calcext:value-type="string">
            <text:p>işten aliye</text:p>
          </table:table-cell>
          <table:table-cell table:style-name="ce392"/>
          <table:table-cell table:style-name="ce392" office:value-type="float" office:value="8000" calcext:value-type="float">
            <text:p>8.000,00</text:p>
          </table:table-cell>
          <table:table-cell table:style-name="ce392"/>
          <table:table-cell table:style-name="ce392" table:formula="of:=[.F522]-[.C523]+[.D523]" office:value-type="float" office:value="86214.64" calcext:value-type="float">
            <text:p>86.214,64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52" office:value-type="date" office:date-value="2015-05-06" calcext:value-type="date">
            <text:p>06.05.2015</text:p>
          </table:table-cell>
          <table:table-cell table:style-name="ce375" office:value-type="string" calcext:value-type="string">
            <text:p>işten aliye</text:p>
          </table:table-cell>
          <table:table-cell table:style-name="ce392"/>
          <table:table-cell table:style-name="ce392" office:value-type="float" office:value="10000" calcext:value-type="float">
            <text:p>10.000,00</text:p>
          </table:table-cell>
          <table:table-cell table:style-name="ce392"/>
          <table:table-cell table:style-name="ce392" table:formula="of:=[.F523]-[.C524]+[.D524]" office:value-type="float" office:value="96214.64" calcext:value-type="float">
            <text:p>96.214,64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59" office:value-type="date" office:date-value="2015-05-11" calcext:value-type="date">
            <text:p>11.05.15</text:p>
          </table:table-cell>
          <table:table-cell table:style-name="ce382" office:value-type="string" calcext:value-type="string">
            <text:p>ali balcı iş kredi</text:p>
          </table:table-cell>
          <table:table-cell table:style-name="ce383"/>
          <table:table-cell table:style-name="ce383" office:value-type="float" office:value="5007" calcext:value-type="float">
            <text:p>5.007,00</text:p>
          </table:table-cell>
          <table:table-cell table:style-name="ce392"/>
          <table:table-cell table:style-name="ce392" table:formula="of:=[.F524]-[.C525]+[.D525]" office:value-type="float" office:value="101221.64" calcext:value-type="float">
            <text:p>101.221,64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0" office:value-type="date" office:date-value="2015-05-17" calcext:value-type="date">
            <text:p>17.05.15</text:p>
          </table:table-cell>
          <table:table-cell table:style-name="ce375" office:value-type="string" calcext:value-type="string">
            <text:p>KREDİ 31-36 TAKSİT</text:p>
          </table:table-cell>
          <table:table-cell table:style-name="ce392"/>
          <table:table-cell table:style-name="ce392" office:value-type="float" office:value="3409" calcext:value-type="float">
            <text:p>3.409,00</text:p>
          </table:table-cell>
          <table:table-cell table:style-name="ce392"/>
          <table:table-cell table:style-name="ce392" table:formula="of:=[.F525]-[.C526]+[.D526]" office:value-type="float" office:value="104630.64" calcext:value-type="float">
            <text:p>104.630,64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59" office:value-type="date" office:date-value="2015-05-26" calcext:value-type="date">
            <text:p>26.05.15</text:p>
          </table:table-cell>
          <table:table-cell table:style-name="ce382" office:value-type="string" calcext:value-type="string">
            <text:p>DENİZ KREDİ 9/60. TAKSİT</text:p>
          </table:table-cell>
          <table:table-cell table:style-name="ce383"/>
          <table:table-cell table:style-name="ce383" office:value-type="float" office:value="6765" calcext:value-type="float">
            <text:p>6.765,00</text:p>
          </table:table-cell>
          <table:table-cell table:style-name="ce392"/>
          <table:table-cell table:style-name="ce392" table:formula="of:=[.F526]-[.C527]+[.D527]" office:value-type="float" office:value="111395.64" calcext:value-type="float">
            <text:p>111.395,64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0" office:value-type="date" office:date-value="2015-06-17" calcext:value-type="date">
            <text:p>17.06.15</text:p>
          </table:table-cell>
          <table:table-cell table:style-name="ce375" office:value-type="string" calcext:value-type="string">
            <text:p>KREDİ 32-36 TAKSİT</text:p>
          </table:table-cell>
          <table:table-cell table:style-name="ce392"/>
          <table:table-cell table:style-name="ce392" office:value-type="float" office:value="3409" calcext:value-type="float">
            <text:p>3.409,00</text:p>
          </table:table-cell>
          <table:table-cell table:style-name="ce392"/>
          <table:table-cell table:style-name="ce392" table:formula="of:=[.F527]-[.C528]+[.D528]" office:value-type="float" office:value="114804.64" calcext:value-type="float">
            <text:p>114.804,64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59" office:value-type="date" office:date-value="2015-06-26" calcext:value-type="date">
            <text:p>26.06.15</text:p>
          </table:table-cell>
          <table:table-cell table:style-name="ce382" office:value-type="string" calcext:value-type="string">
            <text:p>DENİZ KREDİ 10/60. TAKSİT</text:p>
          </table:table-cell>
          <table:table-cell table:style-name="ce383"/>
          <table:table-cell table:style-name="ce383" office:value-type="float" office:value="6765" calcext:value-type="float">
            <text:p>6.765,00</text:p>
          </table:table-cell>
          <table:table-cell table:style-name="ce392"/>
          <table:table-cell table:style-name="ce392" table:formula="of:=[.F528]-[.C529]+[.D529]" office:value-type="float" office:value="121569.64" calcext:value-type="float">
            <text:p>121.569,64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52" office:value-type="date" office:date-value="2015-06-26" calcext:value-type="date">
            <text:p>26.06.2015</text:p>
          </table:table-cell>
          <table:table-cell table:style-name="ce375" office:value-type="string" calcext:value-type="string">
            <text:p>vergi</text:p>
          </table:table-cell>
          <table:table-cell table:style-name="ce392"/>
          <table:table-cell table:style-name="ce392" office:value-type="float" office:value="275" calcext:value-type="float">
            <text:p>275,00</text:p>
          </table:table-cell>
          <table:table-cell table:style-name="ce392"/>
          <table:table-cell table:style-name="ce392" table:formula="of:=[.F529]-[.C530]+[.D530]" office:value-type="float" office:value="121844.64" calcext:value-type="float">
            <text:p>121.844,64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56"/>
          <table:table-cell table:style-name="ce382" office:value-type="string" calcext:value-type="string">
            <text:p>vergi</text:p>
          </table:table-cell>
          <table:table-cell table:style-name="ce383"/>
          <table:table-cell table:style-name="ce383" office:value-type="float" office:value="356" calcext:value-type="float">
            <text:p>356,00</text:p>
          </table:table-cell>
          <table:table-cell table:style-name="ce392"/>
          <table:table-cell table:style-name="ce392" table:formula="of:=[.F530]-[.C531]+[.D531]" office:value-type="float" office:value="122200.64" calcext:value-type="float">
            <text:p>122.200,64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56"/>
          <table:table-cell table:style-name="ce382" office:value-type="string" calcext:value-type="string">
            <text:p>vergi</text:p>
          </table:table-cell>
          <table:table-cell table:style-name="ce383"/>
          <table:table-cell table:style-name="ce383" office:value-type="float" office:value="30" calcext:value-type="float">
            <text:p>30,00</text:p>
          </table:table-cell>
          <table:table-cell table:style-name="ce392"/>
          <table:table-cell table:style-name="ce392" table:formula="of:=[.F531]-[.C532]+[.D532]" office:value-type="float" office:value="122230.64" calcext:value-type="float">
            <text:p>122.230,64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52"/>
          <table:table-cell table:style-name="ce375" office:value-type="string" calcext:value-type="string">
            <text:p>vergi</text:p>
          </table:table-cell>
          <table:table-cell table:style-name="ce392"/>
          <table:table-cell table:style-name="ce392" office:value-type="float" office:value="30" calcext:value-type="float">
            <text:p>30,00</text:p>
          </table:table-cell>
          <table:table-cell table:style-name="ce392"/>
          <table:table-cell table:style-name="ce392" table:formula="of:=[.F532]-[.C533]+[.D533]" office:value-type="float" office:value="122260.64" calcext:value-type="float">
            <text:p>122.260,64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59" office:value-type="date" office:date-value="2015-06-30" calcext:value-type="date">
            <text:p>30.06.15</text:p>
          </table:table-cell>
          <table:table-cell table:style-name="ce382" office:value-type="string" calcext:value-type="string">
            <text:p>ali ye</text:p>
          </table:table-cell>
          <table:table-cell table:style-name="ce383"/>
          <table:table-cell table:style-name="ce383" office:value-type="float" office:value="1500" calcext:value-type="float">
            <text:p>1.500,00</text:p>
          </table:table-cell>
          <table:table-cell table:style-name="ce392"/>
          <table:table-cell table:style-name="ce392" table:formula="of:=[.F533]-[.C534]+[.D534]" office:value-type="float" office:value="123760.64" calcext:value-type="float">
            <text:p>123.760,64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59" office:value-type="date" office:date-value="2015-07-01" calcext:value-type="date">
            <text:p>01.07.15</text:p>
          </table:table-cell>
          <table:table-cell table:style-name="ce382" office:value-type="string" calcext:value-type="string">
            <text:p>ali ye</text:p>
          </table:table-cell>
          <table:table-cell table:style-name="ce383"/>
          <table:table-cell table:style-name="ce383" office:value-type="float" office:value="8000" calcext:value-type="float">
            <text:p>8.000,00</text:p>
          </table:table-cell>
          <table:table-cell table:style-name="ce392"/>
          <table:table-cell table:style-name="ce392" table:formula="of:=[.F534]-[.C535]+[.D535]" office:value-type="float" office:value="131760.64" calcext:value-type="float">
            <text:p>131.760,64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59"/>
          <table:table-cell table:style-name="ce382" office:value-type="string" calcext:value-type="string">
            <text:p>ali den trafik cezası dr 184</text:p>
          </table:table-cell>
          <table:table-cell table:style-name="ce383" office:value-type="float" office:value="141" calcext:value-type="float">
            <text:p>141,00</text:p>
          </table:table-cell>
          <table:table-cell table:style-name="ce383"/>
          <table:table-cell table:style-name="ce392"/>
          <table:table-cell table:style-name="ce392" table:formula="of:=[.F535]-[.C536]+[.D536]" office:value-type="float" office:value="131619.64" calcext:value-type="float">
            <text:p>131.619,64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59"/>
          <table:table-cell table:style-name="ce382" office:value-type="string" calcext:value-type="string">
            <text:p>ali, ye</text:p>
          </table:table-cell>
          <table:table-cell table:style-name="ce383"/>
          <table:table-cell table:style-name="ce383" office:value-type="float" office:value="5000" calcext:value-type="float">
            <text:p>5.000,00</text:p>
          </table:table-cell>
          <table:table-cell table:style-name="ce392"/>
          <table:table-cell table:style-name="ce392" table:formula="of:=[.F536]-[.C537]+[.D537]" office:value-type="float" office:value="136619.64" calcext:value-type="float">
            <text:p>136.619,64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59" office:value-type="date" office:date-value="2015-07-02" calcext:value-type="date">
            <text:p>02.07.15</text:p>
          </table:table-cell>
          <table:table-cell table:style-name="ce382" office:value-type="string" calcext:value-type="string">
            <text:p>ali ye</text:p>
          </table:table-cell>
          <table:table-cell table:style-name="ce383"/>
          <table:table-cell table:style-name="ce383" office:value-type="float" office:value="500" calcext:value-type="float">
            <text:p>500,00</text:p>
          </table:table-cell>
          <table:table-cell table:style-name="ce392"/>
          <table:table-cell table:style-name="ce392" table:formula="of:=[.F537]-[.C538]+[.D538]" office:value-type="float" office:value="137119.64" calcext:value-type="float">
            <text:p>137.119,64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59"/>
          <table:table-cell table:style-name="ce382" office:value-type="string" calcext:value-type="string">
            <text:p>ali ye</text:p>
          </table:table-cell>
          <table:table-cell table:style-name="ce383"/>
          <table:table-cell table:style-name="ce383" office:value-type="float" office:value="100" calcext:value-type="float">
            <text:p>100,00</text:p>
          </table:table-cell>
          <table:table-cell table:style-name="ce392"/>
          <table:table-cell table:style-name="ce392" table:formula="of:=[.F538]-[.C539]+[.D539]" office:value-type="float" office:value="137219.64" calcext:value-type="float">
            <text:p>137.219,64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59"/>
          <table:table-cell table:style-name="ce382" office:value-type="string" calcext:value-type="string">
            <text:p>ali ye</text:p>
          </table:table-cell>
          <table:table-cell table:style-name="ce383"/>
          <table:table-cell table:style-name="ce383" office:value-type="float" office:value="100" calcext:value-type="float">
            <text:p>100,00</text:p>
          </table:table-cell>
          <table:table-cell table:style-name="ce392"/>
          <table:table-cell table:style-name="ce392" table:formula="of:=[.F539]-[.C540]+[.D540]" office:value-type="float" office:value="137319.64" calcext:value-type="float">
            <text:p>137.319,64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59"/>
          <table:table-cell table:style-name="ce382" office:value-type="string" calcext:value-type="string">
            <text:p>ali den kk</text:p>
          </table:table-cell>
          <table:table-cell table:style-name="ce383" office:value-type="float" office:value="3000" calcext:value-type="float">
            <text:p>3.000,00</text:p>
          </table:table-cell>
          <table:table-cell table:style-name="ce383"/>
          <table:table-cell table:style-name="ce392"/>
          <table:table-cell table:style-name="ce392" table:formula="of:=[.F540]-[.C541]+[.D541]" office:value-type="float" office:value="134319.64" calcext:value-type="float">
            <text:p>134.319,64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59" office:value-type="date" office:date-value="2015-07-06" calcext:value-type="date">
            <text:p>06.07.15</text:p>
          </table:table-cell>
          <table:table-cell table:style-name="ce382" office:value-type="string" calcext:value-type="string">
            <text:p>ali ye</text:p>
          </table:table-cell>
          <table:table-cell table:style-name="ce383"/>
          <table:table-cell table:style-name="ce383" office:value-type="float" office:value="10000" calcext:value-type="float">
            <text:p>10.000,00</text:p>
          </table:table-cell>
          <table:table-cell table:style-name="ce392"/>
          <table:table-cell table:style-name="ce392" table:formula="of:=[.F541]-[.C542]+[.D542]" office:value-type="float" office:value="144319.64" calcext:value-type="float">
            <text:p>144.319,64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59" office:value-type="date" office:date-value="2015-07-09" calcext:value-type="date">
            <text:p>09.07.15</text:p>
          </table:table-cell>
          <table:table-cell table:style-name="ce382" office:value-type="string" calcext:value-type="string">
            <text:p>ali den kk</text:p>
          </table:table-cell>
          <table:table-cell table:style-name="ce383" office:value-type="float" office:value="2900" calcext:value-type="float">
            <text:p>2.900,00</text:p>
          </table:table-cell>
          <table:table-cell table:style-name="ce383"/>
          <table:table-cell table:style-name="ce392"/>
          <table:table-cell table:style-name="ce392" table:formula="of:=[.F542]-[.C543]+[.D543]" office:value-type="float" office:value="141419.64" calcext:value-type="float">
            <text:p>141.419,64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59"/>
          <table:table-cell table:style-name="ce382" office:value-type="string" calcext:value-type="string">
            <text:p>ali ye</text:p>
          </table:table-cell>
          <table:table-cell table:style-name="ce383"/>
          <table:table-cell table:style-name="ce383" office:value-type="float" office:value="1000" calcext:value-type="float">
            <text:p>1.000,00</text:p>
          </table:table-cell>
          <table:table-cell table:style-name="ce392"/>
          <table:table-cell table:style-name="ce392" table:formula="of:=[.F543]-[.C544]+[.D544]" office:value-type="float" office:value="142419.64" calcext:value-type="float">
            <text:p>142.419,64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59" office:value-type="date" office:date-value="2015-07-10" calcext:value-type="date">
            <text:p>10.07.15</text:p>
          </table:table-cell>
          <table:table-cell table:style-name="ce382" office:value-type="string" calcext:value-type="string">
            <text:p>ali ye iş kredi</text:p>
          </table:table-cell>
          <table:table-cell table:style-name="ce383"/>
          <table:table-cell table:style-name="ce383" office:value-type="float" office:value="5007" calcext:value-type="float">
            <text:p>5.007,00</text:p>
          </table:table-cell>
          <table:table-cell table:style-name="ce392"/>
          <table:table-cell table:style-name="ce392" table:formula="of:=[.F544]-[.C545]+[.D545]" office:value-type="float" office:value="147426.64" calcext:value-type="float">
            <text:p>147.426,64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59" office:value-type="date" office:date-value="2015-07-13" calcext:value-type="date">
            <text:p>13.07.15</text:p>
          </table:table-cell>
          <table:table-cell table:style-name="ce382" office:value-type="string" calcext:value-type="string">
            <text:p>ali ye</text:p>
          </table:table-cell>
          <table:table-cell table:style-name="ce383"/>
          <table:table-cell table:style-name="ce383" office:value-type="float" office:value="11000" calcext:value-type="float">
            <text:p>11.000,00</text:p>
          </table:table-cell>
          <table:table-cell table:style-name="ce392"/>
          <table:table-cell table:style-name="ce392" table:formula="of:=[.F545]-[.C546]+[.D546]" office:value-type="float" office:value="158426.64" calcext:value-type="float">
            <text:p>158.426,64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59" office:value-type="date" office:date-value="2015-07-15" calcext:value-type="date">
            <text:p>15.07.15</text:p>
          </table:table-cell>
          <table:table-cell table:style-name="ce382" office:value-type="string" calcext:value-type="string">
            <text:p>ali den kk</text:p>
          </table:table-cell>
          <table:table-cell table:style-name="ce383" office:value-type="float" office:value="600" calcext:value-type="float">
            <text:p>600,00</text:p>
          </table:table-cell>
          <table:table-cell table:style-name="ce383" table:number-columns-repeated="2"/>
          <table:table-cell table:style-name="ce392" table:formula="of:=[.F546]-[.C547]+[.D547]" office:value-type="float" office:value="157826.64" calcext:value-type="float">
            <text:p>157.826,64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0" office:value-type="date" office:date-value="2015-07-17" calcext:value-type="date">
            <text:p>17.07.15</text:p>
          </table:table-cell>
          <table:table-cell table:style-name="ce375" office:value-type="string" calcext:value-type="string">
            <text:p>KREDİ 33-36 TAKSİT</text:p>
          </table:table-cell>
          <table:table-cell table:style-name="ce392"/>
          <table:table-cell table:style-name="ce392" office:value-type="float" office:value="3409" calcext:value-type="float">
            <text:p>3.409,00</text:p>
          </table:table-cell>
          <table:table-cell table:style-name="ce392"/>
          <table:table-cell table:style-name="ce392" table:formula="of:=[.F547]-[.C548]+[.D548]" office:value-type="float" office:value="161235.64" calcext:value-type="float">
            <text:p>161.235,64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59" office:value-type="date" office:date-value="2015-07-26" calcext:value-type="date">
            <text:p>26.07.15</text:p>
          </table:table-cell>
          <table:table-cell table:style-name="ce382" office:value-type="string" calcext:value-type="string">
            <text:p>DENİZ KREDİ 11/60. TAKSİT</text:p>
          </table:table-cell>
          <table:table-cell table:style-name="ce383"/>
          <table:table-cell table:style-name="ce383" office:value-type="float" office:value="6765" calcext:value-type="float">
            <text:p>6.765,00</text:p>
          </table:table-cell>
          <table:table-cell table:style-name="ce392"/>
          <table:table-cell table:style-name="ce392" table:formula="of:=[.F548]-[.C549]+[.D549]" office:value-type="float" office:value="168000.64" calcext:value-type="float">
            <text:p>168.000,64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59" office:value-type="date" office:date-value="2015-07-30" calcext:value-type="date">
            <text:p>30.07.15</text:p>
          </table:table-cell>
          <table:table-cell table:style-name="ce382" office:value-type="string" calcext:value-type="string">
            <text:p>İŞ KREDİ 1/36</text:p>
          </table:table-cell>
          <table:table-cell table:style-name="ce383"/>
          <table:table-cell table:style-name="ce383" office:value-type="float" office:value="3423.21" calcext:value-type="float">
            <text:p>3.423,21</text:p>
          </table:table-cell>
          <table:table-cell table:style-name="ce392"/>
          <table:table-cell table:style-name="ce392" table:formula="of:=[.F549]-[.C550]+[.D550]" office:value-type="float" office:value="171423.85" calcext:value-type="float">
            <text:p>171.423,85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59" office:value-type="date" office:date-value="2015-07-20" calcext:value-type="date">
            <text:p>20.07.15</text:p>
          </table:table-cell>
          <table:table-cell table:style-name="ce382" office:value-type="string" calcext:value-type="string">
            <text:p>ali den <text:s text:c="2"/></text:p>
          </table:table-cell>
          <table:table-cell table:style-name="ce383" office:value-type="float" office:value="9500" calcext:value-type="float">
            <text:p>9.500,00</text:p>
          </table:table-cell>
          <table:table-cell table:style-name="ce383" table:number-columns-repeated="2"/>
          <table:table-cell table:style-name="ce392" table:formula="of:=[.F550]-[.C551]+[.D551]" office:value-type="float" office:value="161923.85" calcext:value-type="float">
            <text:p>161.923,85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59"/>
          <table:table-cell table:style-name="ce382" office:value-type="string" calcext:value-type="string">
            <text:p>ali ye</text:p>
          </table:table-cell>
          <table:table-cell table:style-name="ce383"/>
          <table:table-cell table:style-name="ce383" office:value-type="float" office:value="2000" calcext:value-type="float">
            <text:p>2.000,00</text:p>
          </table:table-cell>
          <table:table-cell table:style-name="ce383"/>
          <table:table-cell table:style-name="ce392" table:formula="of:=[.F551]-[.C552]+[.D552]" office:value-type="float" office:value="163923.85" calcext:value-type="float">
            <text:p>163.923,85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59" office:value-type="date" office:date-value="2015-07-23" calcext:value-type="date">
            <text:p>23.07.15</text:p>
          </table:table-cell>
          <table:table-cell table:style-name="ce382" office:value-type="string" calcext:value-type="string">
            <text:p>ali ye</text:p>
          </table:table-cell>
          <table:table-cell table:style-name="ce383"/>
          <table:table-cell table:style-name="ce383" office:value-type="float" office:value="3500" calcext:value-type="float">
            <text:p>3.500,00</text:p>
          </table:table-cell>
          <table:table-cell table:style-name="ce383"/>
          <table:table-cell table:style-name="ce392" table:formula="of:=[.F552]-[.C553]+[.D553]" office:value-type="float" office:value="167423.85" calcext:value-type="float">
            <text:p>167.423,85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59" office:value-type="date" office:date-value="2015-07-25" calcext:value-type="date">
            <text:p>25.07.15</text:p>
          </table:table-cell>
          <table:table-cell table:style-name="ce382" office:value-type="string" calcext:value-type="string">
            <text:p>ali den erdemir inş nk</text:p>
          </table:table-cell>
          <table:table-cell table:style-name="ce383" office:value-type="float" office:value="2000" calcext:value-type="float">
            <text:p>2.000,00</text:p>
          </table:table-cell>
          <table:table-cell table:style-name="ce383" table:number-columns-repeated="2"/>
          <table:table-cell table:style-name="ce392" table:formula="of:=[.F553]-[.C554]+[.D554]" office:value-type="float" office:value="165423.85" calcext:value-type="float">
            <text:p>165.423,85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59"/>
          <table:table-cell table:style-name="ce382" office:value-type="string" calcext:value-type="string">
            <text:p>ali den erdemir inş kk</text:p>
          </table:table-cell>
          <table:table-cell table:style-name="ce383" office:value-type="float" office:value="2000" calcext:value-type="float">
            <text:p>2.000,00</text:p>
          </table:table-cell>
          <table:table-cell table:style-name="ce383" table:number-columns-repeated="2"/>
          <table:table-cell table:style-name="ce392" table:formula="of:=[.F554]-[.C555]+[.D555]" office:value-type="float" office:value="163423.85" calcext:value-type="float">
            <text:p>163.423,85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59" office:value-type="date" office:date-value="2015-07-27" calcext:value-type="date">
            <text:p>27.07.15</text:p>
          </table:table-cell>
          <table:table-cell table:style-name="ce382" office:value-type="string" calcext:value-type="string">
            <text:p>ali ye halk kredi</text:p>
          </table:table-cell>
          <table:table-cell table:style-name="ce383"/>
          <table:table-cell table:style-name="ce383" office:value-type="float" office:value="7600" calcext:value-type="float">
            <text:p>7.600,00</text:p>
          </table:table-cell>
          <table:table-cell table:style-name="ce383"/>
          <table:table-cell table:style-name="ce392" table:formula="of:=[.F555]-[.C556]+[.D556]" office:value-type="float" office:value="171023.85" calcext:value-type="float">
            <text:p>171.023,85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59" office:value-type="date" office:date-value="2015-07-27" calcext:value-type="date">
            <text:p>27.07.15</text:p>
          </table:table-cell>
          <table:table-cell table:style-name="ce382" office:value-type="string" calcext:value-type="string">
            <text:p>ali den <text:s text:c="2"/></text:p>
          </table:table-cell>
          <table:table-cell table:style-name="ce383" office:value-type="float" office:value="16600" calcext:value-type="float">
            <text:p>16.600,00</text:p>
          </table:table-cell>
          <table:table-cell table:style-name="ce383" table:number-columns-repeated="2"/>
          <table:table-cell table:style-name="ce392" table:formula="of:=[.F556]-[.C557]+[.D557]" office:value-type="float" office:value="154423.85" calcext:value-type="float">
            <text:p>154.423,85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56"/>
          <table:table-cell table:style-name="ce382" office:value-type="string" calcext:value-type="string">
            <text:p>ali den senet duran eryılmaz 30-8</text:p>
          </table:table-cell>
          <table:table-cell table:style-name="ce383" office:value-type="float" office:value="2500" calcext:value-type="float">
            <text:p>2.500,00</text:p>
          </table:table-cell>
          <table:table-cell table:style-name="ce383" table:number-columns-repeated="2"/>
          <table:table-cell table:style-name="ce392" table:formula="of:=[.F557]-[.C558]+[.D558]" office:value-type="float" office:value="151923.85" calcext:value-type="float">
            <text:p>151.923,85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56" office:value-type="string" calcext:value-type="string">
            <text:p>ödendi</text:p>
          </table:table-cell>
          <table:table-cell table:style-name="ce382" office:value-type="string" calcext:value-type="string">
            <text:p>ali den senet orhan keskinkılıç 15-8</text:p>
          </table:table-cell>
          <table:table-cell table:style-name="ce383" office:value-type="float" office:value="1600" calcext:value-type="float">
            <text:p>1.600,00</text:p>
          </table:table-cell>
          <table:table-cell table:style-name="ce383" table:number-columns-repeated="2"/>
          <table:table-cell table:style-name="ce392" table:formula="of:=[.F558]-[.C559]+[.D559]" office:value-type="float" office:value="150323.85" calcext:value-type="float">
            <text:p>150.323,85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52"/>
          <table:table-cell table:style-name="ce382" office:value-type="string" calcext:value-type="string">
            <text:p>ali den senet orhan keskinkılıç 30-8</text:p>
          </table:table-cell>
          <table:table-cell table:style-name="ce392" office:value-type="float" office:value="1600" calcext:value-type="float">
            <text:p>1.600,00</text:p>
          </table:table-cell>
          <table:table-cell table:style-name="ce392" table:number-columns-repeated="2"/>
          <table:table-cell table:style-name="ce392" table:formula="of:=[.F559]-[.C560]+[.D560]" office:value-type="float" office:value="148723.85" calcext:value-type="float">
            <text:p>148.723,85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52" office:value-type="date" office:date-value="2015-07-28" calcext:value-type="date">
            <text:p>28.07.2015</text:p>
          </table:table-cell>
          <table:table-cell table:style-name="ce375" office:value-type="string" calcext:value-type="string">
            <text:p>atila da kk ümit</text:p>
          </table:table-cell>
          <table:table-cell table:style-name="ce392" office:value-type="float" office:value="1000" calcext:value-type="float">
            <text:p>1.000,00</text:p>
          </table:table-cell>
          <table:table-cell table:style-name="ce392" table:number-columns-repeated="2"/>
          <table:table-cell table:style-name="ce392" table:formula="of:=[.F560]-[.C561]+[.D561]" office:value-type="float" office:value="147723.85" calcext:value-type="float">
            <text:p>147.723,85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52"/>
          <table:table-cell table:style-name="ce375" office:value-type="string" calcext:value-type="string">
            <text:p>ali ye tedaş elk kk 2 taksit</text:p>
          </table:table-cell>
          <table:table-cell table:style-name="ce392"/>
          <table:table-cell table:style-name="ce392" office:value-type="float" office:value="2963" calcext:value-type="float">
            <text:p>2.963,00</text:p>
          </table:table-cell>
          <table:table-cell table:style-name="ce392"/>
          <table:table-cell table:style-name="ce392" table:formula="of:=[.F561]-[.C562]+[.D562]" office:value-type="float" office:value="150686.85" calcext:value-type="float">
            <text:p>150.686,85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56"/>
          <table:table-cell table:style-name="ce382" office:value-type="string" calcext:value-type="string">
            <text:p>ali ye</text:p>
          </table:table-cell>
          <table:table-cell table:style-name="ce383"/>
          <table:table-cell table:style-name="ce383" office:value-type="float" office:value="20000" calcext:value-type="float">
            <text:p>20.000,00</text:p>
          </table:table-cell>
          <table:table-cell table:style-name="ce392"/>
          <table:table-cell table:style-name="ce392" table:formula="of:=[.F562]-[.C563]+[.D563]" office:value-type="float" office:value="170686.85" calcext:value-type="float">
            <text:p>170.686,85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56"/>
          <table:table-cell table:style-name="ce382" office:value-type="string" calcext:value-type="string">
            <text:p>ali ye</text:p>
          </table:table-cell>
          <table:table-cell table:style-name="ce383"/>
          <table:table-cell table:style-name="ce383" office:value-type="float" office:value="500" calcext:value-type="float">
            <text:p>500,00</text:p>
          </table:table-cell>
          <table:table-cell table:style-name="ce392"/>
          <table:table-cell table:style-name="ce392" table:formula="of:=[.F563]-[.C564]+[.D564]" office:value-type="float" office:value="171186.85" calcext:value-type="float">
            <text:p>171.186,85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59" office:value-type="date" office:date-value="2015-08-03" calcext:value-type="date">
            <text:p>03.08.15</text:p>
          </table:table-cell>
          <table:table-cell table:style-name="ce382" office:value-type="string" calcext:value-type="string">
            <text:p>ali ye vergi</text:p>
          </table:table-cell>
          <table:table-cell table:style-name="ce383"/>
          <table:table-cell table:style-name="ce383" office:value-type="float" office:value="595" calcext:value-type="float">
            <text:p>595,00</text:p>
          </table:table-cell>
          <table:table-cell table:style-name="ce392"/>
          <table:table-cell table:style-name="ce392" table:formula="of:=[.F564]-[.C565]+[.D565]" office:value-type="float" office:value="171781.85" calcext:value-type="float">
            <text:p>171.781,85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52"/>
          <table:table-cell table:style-name="ce375" office:value-type="string" calcext:value-type="string">
            <text:p>ali ye</text:p>
          </table:table-cell>
          <table:table-cell table:style-name="ce392"/>
          <table:table-cell table:style-name="ce392" office:value-type="float" office:value="4000" calcext:value-type="float">
            <text:p>4.000,00</text:p>
          </table:table-cell>
          <table:table-cell table:style-name="ce392"/>
          <table:table-cell table:style-name="ce392" table:formula="of:=[.F565]-[.C566]+[.D566]" office:value-type="float" office:value="175781.85" calcext:value-type="float">
            <text:p>175.781,85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52" office:value-type="date" office:date-value="2015-08-03" calcext:value-type="date">
            <text:p>03.08.2015</text:p>
          </table:table-cell>
          <table:table-cell table:style-name="ce375" office:value-type="string" calcext:value-type="string">
            <text:p>ali den fayansçı ihsan</text:p>
          </table:table-cell>
          <table:table-cell table:style-name="ce392" office:value-type="float" office:value="1100" calcext:value-type="float">
            <text:p>1.100,00</text:p>
          </table:table-cell>
          <table:table-cell table:style-name="ce392" table:number-columns-repeated="2"/>
          <table:table-cell table:style-name="ce392" table:formula="of:=[.F566]-[.C567]+[.D567]" office:value-type="float" office:value="174681.85" calcext:value-type="float">
            <text:p>174.681,85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52" office:value-type="date" office:date-value="2015-08-06" calcext:value-type="date">
            <text:p>06.08.2015</text:p>
          </table:table-cell>
          <table:table-cell table:style-name="ce375" office:value-type="string" calcext:value-type="string">
            <text:p>atila ya mahkeme için orgnz kira</text:p>
          </table:table-cell>
          <table:table-cell table:style-name="ce383"/>
          <table:table-cell table:style-name="ce392" office:value-type="float" office:value="900" calcext:value-type="float">
            <text:p>900,00</text:p>
          </table:table-cell>
          <table:table-cell table:style-name="ce392"/>
          <table:table-cell table:style-name="ce392" table:formula="of:=[.F567]-[.C568]+[.D568]" office:value-type="float" office:value="175581.85" calcext:value-type="float">
            <text:p>175.581,85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59" office:value-type="date" office:date-value="2015-08-10" calcext:value-type="date">
            <text:p>10.08.15</text:p>
          </table:table-cell>
          <table:table-cell table:style-name="ce382" office:value-type="string" calcext:value-type="string">
            <text:p>ali ye iş kredi</text:p>
          </table:table-cell>
          <table:table-cell table:style-name="ce383"/>
          <table:table-cell table:style-name="ce383" office:value-type="float" office:value="5007" calcext:value-type="float">
            <text:p>5.007,00</text:p>
          </table:table-cell>
          <table:table-cell table:style-name="ce392"/>
          <table:table-cell table:style-name="ce392" table:formula="of:=[.F568]-[.C569]+[.D569]" office:value-type="float" office:value="180588.85" calcext:value-type="float">
            <text:p>180.588,85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52"/>
          <table:table-cell table:style-name="ce375" office:value-type="string" calcext:value-type="string">
            <text:p>ali ye</text:p>
          </table:table-cell>
          <table:table-cell table:style-name="ce392"/>
          <table:table-cell table:style-name="ce392" office:value-type="float" office:value="3000" calcext:value-type="float">
            <text:p>3.000,00</text:p>
          </table:table-cell>
          <table:table-cell table:style-name="ce392"/>
          <table:table-cell table:style-name="ce392" table:formula="of:=[.F569]-[.C570]+[.D570]" office:value-type="float" office:value="183588.85" calcext:value-type="float">
            <text:p>183.588,85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52" office:value-type="date" office:date-value="2015-08-15" calcext:value-type="date">
            <text:p>15.08.2015</text:p>
          </table:table-cell>
          <table:table-cell table:style-name="ce375" office:value-type="string" calcext:value-type="string">
            <text:p>ali ye</text:p>
          </table:table-cell>
          <table:table-cell table:style-name="ce392"/>
          <table:table-cell table:style-name="ce392" office:value-type="float" office:value="15000" calcext:value-type="float">
            <text:p>15.000,00</text:p>
          </table:table-cell>
          <table:table-cell table:style-name="ce392"/>
          <table:table-cell table:style-name="ce392" table:formula="of:=[.F570]-[.C571]+[.D571]" office:value-type="float" office:value="198588.85" calcext:value-type="float">
            <text:p>198.588,85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52"/>
          <table:table-cell table:style-name="ce375" office:value-type="string" calcext:value-type="string">
            <text:p>ali ye çetin</text:p>
          </table:table-cell>
          <table:table-cell table:style-name="ce392"/>
          <table:table-cell table:style-name="ce392" office:value-type="float" office:value="600" calcext:value-type="float">
            <text:p>600,00</text:p>
          </table:table-cell>
          <table:table-cell table:style-name="ce392"/>
          <table:table-cell table:style-name="ce392" table:formula="of:=[.F571]-[.C572]+[.D572]" office:value-type="float" office:value="199188.85" calcext:value-type="float">
            <text:p>199.188,85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0" office:value-type="date" office:date-value="2015-08-17" calcext:value-type="date">
            <text:p>17.08.15</text:p>
          </table:table-cell>
          <table:table-cell table:style-name="ce375" office:value-type="string" calcext:value-type="string">
            <text:p>KREDİ 34-36 TAKSİT</text:p>
          </table:table-cell>
          <table:table-cell table:style-name="ce392"/>
          <table:table-cell table:style-name="ce392" office:value-type="float" office:value="3409" calcext:value-type="float">
            <text:p>3.409,00</text:p>
          </table:table-cell>
          <table:table-cell table:style-name="ce392"/>
          <table:table-cell table:style-name="ce392" table:formula="of:=[.F572]-[.C573]+[.D573]" office:value-type="float" office:value="202597.85" calcext:value-type="float">
            <text:p>202.597,85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59" office:value-type="date" office:date-value="2015-08-26" calcext:value-type="date">
            <text:p>26.08.15</text:p>
          </table:table-cell>
          <table:table-cell table:style-name="ce382" office:value-type="string" calcext:value-type="string">
            <text:p>DENİZ KREDİ 12/60. TAKSİT</text:p>
          </table:table-cell>
          <table:table-cell table:style-name="ce383"/>
          <table:table-cell table:style-name="ce383" office:value-type="float" office:value="6765" calcext:value-type="float">
            <text:p>6.765,00</text:p>
          </table:table-cell>
          <table:table-cell table:style-name="ce392"/>
          <table:table-cell table:style-name="ce392" table:formula="of:=[.F573]-[.C574]+[.D574]" office:value-type="float" office:value="209362.85" calcext:value-type="float">
            <text:p>209.362,85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59" office:value-type="date" office:date-value="2015-08-30" calcext:value-type="date">
            <text:p>30.08.15</text:p>
          </table:table-cell>
          <table:table-cell table:style-name="ce382" office:value-type="string" calcext:value-type="string">
            <text:p>İŞ KREDİ 2/36</text:p>
          </table:table-cell>
          <table:table-cell table:style-name="ce392"/>
          <table:table-cell table:style-name="ce383" office:value-type="float" office:value="3424.21" calcext:value-type="float">
            <text:p>3.424,21</text:p>
          </table:table-cell>
          <table:table-cell table:style-name="ce392"/>
          <table:table-cell table:style-name="ce392" table:formula="of:=[.F574]-[.C575]+[.D575]" office:value-type="float" office:value="212787.06" calcext:value-type="float">
            <text:p>212.787,06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52"/>
          <table:table-cell table:style-name="ce375" office:value-type="string" calcext:value-type="string">
            <text:p>atila ya metin gözütok hesabına</text:p>
          </table:table-cell>
          <table:table-cell table:style-name="ce392"/>
          <table:table-cell table:style-name="ce392" office:value-type="float" office:value="650" calcext:value-type="float">
            <text:p>650,00</text:p>
          </table:table-cell>
          <table:table-cell table:style-name="ce392"/>
          <table:table-cell table:style-name="ce392" table:formula="of:=[.F575]-[.C576]+[.D576]" office:value-type="float" office:value="213437.06" calcext:value-type="float">
            <text:p>213.437,06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52"/>
          <table:table-cell table:style-name="ce375" office:value-type="string" calcext:value-type="string">
            <text:p>ali ye lise arksı kiradan</text:p>
          </table:table-cell>
          <table:table-cell table:style-name="ce392"/>
          <table:table-cell table:style-name="ce392" office:value-type="float" office:value="2550" calcext:value-type="float">
            <text:p>2.550,00</text:p>
          </table:table-cell>
          <table:table-cell table:style-name="ce392"/>
          <table:table-cell table:style-name="ce392" table:formula="of:=[.F576]-[.C577]+[.D577]" office:value-type="float" office:value="215987.06" calcext:value-type="float">
            <text:p>215.987,06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52" office:value-type="date" office:date-value="2015-08-30" calcext:value-type="date">
            <text:p>30.08.2015</text:p>
          </table:table-cell>
          <table:table-cell table:style-name="ce375" office:value-type="string" calcext:value-type="string">
            <text:p>ali ye senet için o.keskinkılıç</text:p>
          </table:table-cell>
          <table:table-cell table:style-name="ce392"/>
          <table:table-cell table:style-name="ce392" office:value-type="float" office:value="500" calcext:value-type="float">
            <text:p>500,00</text:p>
          </table:table-cell>
          <table:table-cell table:style-name="ce392"/>
          <table:table-cell table:style-name="ce392" table:formula="of:=[.F577]-[.C578]+[.D578]" office:value-type="float" office:value="216487.06" calcext:value-type="float">
            <text:p>216.487,06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52"/>
          <table:table-cell table:style-name="ce375"/>
          <table:table-cell table:style-name="ce392" table:number-columns-repeated="3"/>
          <table:table-cell table:style-name="ce392" table:formula="of:=[.F578]-[.C579]+[.D579]" office:value-type="float" office:value="216487.06" calcext:value-type="float">
            <text:p>216.487,06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52" office:value-type="date" office:date-value="2015-09-03" calcext:value-type="date">
            <text:p>03.09.2015</text:p>
          </table:table-cell>
          <table:table-cell table:style-name="ce375" office:value-type="string" calcext:value-type="string">
            <text:p>ali ye</text:p>
          </table:table-cell>
          <table:table-cell table:style-name="ce392"/>
          <table:table-cell table:style-name="ce392" office:value-type="float" office:value="500" calcext:value-type="float">
            <text:p>500,00</text:p>
          </table:table-cell>
          <table:table-cell table:style-name="ce392"/>
          <table:table-cell table:style-name="ce392" table:formula="of:=[.F579]-[.C580]+[.D580]" office:value-type="float" office:value="216987.06" calcext:value-type="float">
            <text:p>216.987,06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52" office:value-type="date" office:date-value="2015-09-04" calcext:value-type="date">
            <text:p>04.09.2015</text:p>
          </table:table-cell>
          <table:table-cell table:style-name="ce375" office:value-type="string" calcext:value-type="string">
            <text:p>atila dan <text:s text:c="29"/>arsadan 15</text:p>
          </table:table-cell>
          <table:table-cell table:style-name="ce392" office:value-type="float" office:value="20000" calcext:value-type="float">
            <text:p>20.000,00</text:p>
          </table:table-cell>
          <table:table-cell table:style-name="ce392" table:number-columns-repeated="2"/>
          <table:table-cell table:style-name="ce392" table:formula="of:=[.F580]-[.C581]+[.D581]" office:value-type="float" office:value="196987.06" calcext:value-type="float">
            <text:p>196.987,06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52" office:value-type="date" office:date-value="2015-09-07" calcext:value-type="date">
            <text:p>07.09.2015</text:p>
          </table:table-cell>
          <table:table-cell table:style-name="ce375" office:value-type="string" calcext:value-type="string">
            <text:p>ali ye</text:p>
          </table:table-cell>
          <table:table-cell table:style-name="ce392"/>
          <table:table-cell table:style-name="ce392" office:value-type="float" office:value="4000" calcext:value-type="float">
            <text:p>4.000,00</text:p>
          </table:table-cell>
          <table:table-cell table:style-name="ce392"/>
          <table:table-cell table:style-name="ce392" table:formula="of:=[.F581]-[.C582]+[.D582]" office:value-type="float" office:value="200987.06" calcext:value-type="float">
            <text:p>200.987,06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52" office:value-type="date" office:date-value="2015-09-07" calcext:value-type="date">
            <text:p>07.09.2015</text:p>
          </table:table-cell>
          <table:table-cell table:style-name="ce375" office:value-type="string" calcext:value-type="string">
            <text:p>ai ye ziraat</text:p>
          </table:table-cell>
          <table:table-cell table:style-name="ce392"/>
          <table:table-cell table:style-name="ce392" office:value-type="float" office:value="44700" calcext:value-type="float">
            <text:p>44.700,00</text:p>
          </table:table-cell>
          <table:table-cell table:style-name="ce392"/>
          <table:table-cell table:style-name="ce392" table:formula="of:=[.F582]-[.C583]+[.D583]" office:value-type="float" office:value="245687.06" calcext:value-type="float">
            <text:p>245.687,06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52"/>
          <table:table-cell table:style-name="ce375" office:value-type="string" calcext:value-type="string">
            <text:p>ali den <text:s text:c="20"/>arsdana 50 den 30</text:p>
          </table:table-cell>
          <table:table-cell table:style-name="ce392" office:value-type="float" office:value="30000" calcext:value-type="float">
            <text:p>30.000,00</text:p>
          </table:table-cell>
          <table:table-cell table:style-name="ce392" table:number-columns-repeated="2"/>
          <table:table-cell table:style-name="ce392" table:formula="of:=[.F583]-[.C584]+[.D584]" office:value-type="float" office:value="215687.06" calcext:value-type="float">
            <text:p>215.687,06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52" office:value-type="date" office:date-value="2015-09-10" calcext:value-type="date">
            <text:p>10.09.2015</text:p>
          </table:table-cell>
          <table:table-cell table:style-name="ce375" office:value-type="string" calcext:value-type="string">
            <text:p>ali ye iş kredi için</text:p>
          </table:table-cell>
          <table:table-cell table:style-name="ce392"/>
          <table:table-cell table:style-name="ce392" office:value-type="float" office:value="5000" calcext:value-type="float">
            <text:p>5.000,00</text:p>
          </table:table-cell>
          <table:table-cell table:style-name="ce392"/>
          <table:table-cell table:style-name="ce392" table:formula="of:=[.F584]-[.C585]+[.D585]" office:value-type="float" office:value="220687.06" calcext:value-type="float">
            <text:p>220.687,06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52" office:value-type="date" office:date-value="2015-09-11" calcext:value-type="date">
            <text:p>11.09.2015</text:p>
          </table:table-cell>
          <table:table-cell table:style-name="ce377" office:value-type="string" calcext:value-type="string">
            <text:p>ali den <text:s text:c="30"/>arsadan 200</text:p>
          </table:table-cell>
          <table:table-cell table:style-name="ce393" office:value-type="float" office:value="200000" calcext:value-type="float">
            <text:p>200.000,00</text:p>
          </table:table-cell>
          <table:table-cell table:style-name="ce392" table:number-columns-repeated="2"/>
          <table:table-cell table:style-name="ce392" table:formula="of:=[.F585]-[.C586]+[.D586]" office:value-type="float" office:value="20687.06" calcext:value-type="float">
            <text:p>20.687,06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52" office:value-type="date" office:date-value="2015-09-11" calcext:value-type="date">
            <text:p>11.09.2015</text:p>
          </table:table-cell>
          <table:table-cell table:style-name="ce375" office:value-type="string" calcext:value-type="string">
            <text:p>ali ye <text:s text:c="3"/>şükriye bch</text:p>
          </table:table-cell>
          <table:table-cell table:style-name="ce392"/>
          <table:table-cell table:style-name="ce392" office:value-type="float" office:value="20000" calcext:value-type="float">
            <text:p>20.000,00</text:p>
          </table:table-cell>
          <table:table-cell table:style-name="ce392"/>
          <table:table-cell table:style-name="ce392" table:formula="of:=[.F586]-[.C587]+[.D587]" office:value-type="float" office:value="40687.06" calcext:value-type="float">
            <text:p>40.687,06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52" office:value-type="date" office:date-value="2015-09-11" calcext:value-type="date">
            <text:p>11.09.2015</text:p>
          </table:table-cell>
          <table:table-cell table:style-name="ce375" office:value-type="string" calcext:value-type="string">
            <text:p>ali den onur boya fatihe</text:p>
          </table:table-cell>
          <table:table-cell table:style-name="ce392" office:value-type="float" office:value="1800" calcext:value-type="float">
            <text:p>1.800,00</text:p>
          </table:table-cell>
          <table:table-cell table:style-name="ce392" table:number-columns-repeated="2"/>
          <table:table-cell table:style-name="ce392" table:formula="of:=[.F587]-[.C588]+[.D588]" office:value-type="float" office:value="38887.06" calcext:value-type="float">
            <text:p>38.887,06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1" office:value-type="date" office:date-value="2015-08-04" calcext:value-type="date">
            <text:p>4.Ağu</text:p>
          </table:table-cell>
          <table:table-cell table:style-name="ce375" office:value-type="string" calcext:value-type="string">
            <text:p>nalan dan <text:s/>şakirenin</text:p>
          </table:table-cell>
          <table:table-cell table:style-name="ce392" office:value-type="float" office:value="34400" calcext:value-type="float">
            <text:p>34.400,00</text:p>
          </table:table-cell>
          <table:table-cell table:style-name="ce392"/>
          <table:table-cell table:style-name="ce383"/>
          <table:table-cell table:style-name="ce392" table:formula="of:=[.F588]-[.C589]+[.D589]" office:value-type="float" office:value="4487.06" calcext:value-type="float">
            <text:p>4.487,06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1" office:value-type="date" office:date-value="2015-08-08" calcext:value-type="date">
            <text:p>8.Ağu</text:p>
          </table:table-cell>
          <table:table-cell table:style-name="ce375" office:value-type="string" calcext:value-type="string">
            <text:p>ali ye <text:s text:c="10"/>şakirenin</text:p>
          </table:table-cell>
          <table:table-cell table:style-name="ce383"/>
          <table:table-cell table:style-name="ce392" office:value-type="float" office:value="3000" calcext:value-type="float">
            <text:p>3.000,00</text:p>
          </table:table-cell>
          <table:table-cell table:style-name="ce392"/>
          <table:table-cell table:style-name="ce392" table:formula="of:=[.F589]-[.C590]+[.D590]" office:value-type="float" office:value="7487.06" calcext:value-type="float">
            <text:p>7.487,06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59" office:value-type="date" office:date-value="2015-09-12" calcext:value-type="date">
            <text:p>12.09.15</text:p>
          </table:table-cell>
          <table:table-cell table:style-name="ce382" office:value-type="string" calcext:value-type="string">
            <text:p>ali ye işçiler için nalana</text:p>
          </table:table-cell>
          <table:table-cell table:style-name="ce383"/>
          <table:table-cell table:style-name="ce383" office:value-type="float" office:value="1500" calcext:value-type="float">
            <text:p>1.500,00</text:p>
          </table:table-cell>
          <table:table-cell table:style-name="ce383"/>
          <table:table-cell table:style-name="ce392" table:formula="of:=[.F590]-[.C591]+[.D591]" office:value-type="float" office:value="8987.06" calcext:value-type="float">
            <text:p>8.987,06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0" office:value-type="date" office:date-value="2015-09-17" calcext:value-type="date">
            <text:p>17.09.15</text:p>
          </table:table-cell>
          <table:table-cell table:style-name="ce375" office:value-type="string" calcext:value-type="string">
            <text:p>KREDİ 35-36 TAKSİT</text:p>
          </table:table-cell>
          <table:table-cell table:style-name="ce392"/>
          <table:table-cell table:style-name="ce392" office:value-type="float" office:value="3409" calcext:value-type="float">
            <text:p>3.409,00</text:p>
          </table:table-cell>
          <table:table-cell table:style-name="ce392"/>
          <table:table-cell table:style-name="ce392" table:formula="of:=[.F591]-[.C592]+[.D592]" office:value-type="float" office:value="12396.06" calcext:value-type="float">
            <text:p>12.396,06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59" office:value-type="date" office:date-value="2015-09-26" calcext:value-type="date">
            <text:p>26.09.15</text:p>
          </table:table-cell>
          <table:table-cell table:style-name="ce382" office:value-type="string" calcext:value-type="string">
            <text:p>DENİZ KREDİ 13/60. TAKSİT</text:p>
          </table:table-cell>
          <table:table-cell table:style-name="ce383"/>
          <table:table-cell table:style-name="ce383" office:value-type="float" office:value="6765" calcext:value-type="float">
            <text:p>6.765,00</text:p>
          </table:table-cell>
          <table:table-cell table:style-name="ce392"/>
          <table:table-cell table:style-name="ce392" table:formula="of:=[.F592]-[.C593]+[.D593]" office:value-type="float" office:value="19161.06" calcext:value-type="float">
            <text:p>19.161,06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59" office:value-type="date" office:date-value="2015-09-30" calcext:value-type="date">
            <text:p>30.09.15</text:p>
          </table:table-cell>
          <table:table-cell table:style-name="ce382" office:value-type="string" calcext:value-type="string">
            <text:p>İŞ KREDİ 3/36</text:p>
          </table:table-cell>
          <table:table-cell table:style-name="ce392"/>
          <table:table-cell table:style-name="ce383" office:value-type="float" office:value="3423.21" calcext:value-type="float">
            <text:p>3.423,21</text:p>
          </table:table-cell>
          <table:table-cell table:style-name="ce392"/>
          <table:table-cell table:style-name="ce392" table:formula="of:=[.F593]-[.C594]+[.D594]" office:value-type="float" office:value="22584.27" calcext:value-type="float">
            <text:p>22.584,27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52"/>
          <table:table-cell table:style-name="ce375"/>
          <table:table-cell table:style-name="ce392" table:number-columns-repeated="3"/>
          <table:table-cell table:style-name="ce392" table:formula="of:=[.F594]-[.C595]+[.D595]" office:value-type="float" office:value="22584.27" calcext:value-type="float">
            <text:p>22.584,27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/>
          <table:table-cell table:style-name="ce370" office:value-type="string" calcext:value-type="string">
            <text:p>ali ye</text:p>
          </table:table-cell>
          <table:table-cell table:style-name="ce397"/>
          <table:table-cell table:style-name="ce397" office:value-type="float" office:value="20000" calcext:value-type="float">
            <text:p>20.000,00</text:p>
          </table:table-cell>
          <table:table-cell table:style-name="ce397"/>
          <table:table-cell table:style-name="ce392" table:formula="of:=[.F595]-[.C596]+[.D596]" office:value-type="float" office:value="42584.27" calcext:value-type="float">
            <text:p>42.584,27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/>
          <table:table-cell table:style-name="ce370" office:value-type="string" calcext:value-type="string">
            <text:p>ali ye</text:p>
          </table:table-cell>
          <table:table-cell table:style-name="ce397"/>
          <table:table-cell table:style-name="ce397" office:value-type="float" office:value="5000" calcext:value-type="float">
            <text:p>5.000,00</text:p>
          </table:table-cell>
          <table:table-cell table:style-name="ce397"/>
          <table:table-cell table:style-name="ce392" table:formula="of:=[.F596]-[.C597]+[.D597]" office:value-type="float" office:value="47584.27" calcext:value-type="float">
            <text:p>47.584,27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 office:value-type="date" office:date-value="2015-09-19" calcext:value-type="date">
            <text:p>19.09.2015</text:p>
          </table:table-cell>
          <table:table-cell table:style-name="ce370" office:value-type="string" calcext:value-type="string">
            <text:p>al ye işçi</text:p>
          </table:table-cell>
          <table:table-cell table:style-name="ce397"/>
          <table:table-cell table:style-name="ce397" office:value-type="float" office:value="3000" calcext:value-type="float">
            <text:p>3.000,00</text:p>
          </table:table-cell>
          <table:table-cell table:style-name="ce397"/>
          <table:table-cell table:style-name="ce392" table:formula="of:=[.F597]-[.C598]+[.D598]" office:value-type="float" office:value="50584.27" calcext:value-type="float">
            <text:p>50.584,27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/>
          <table:table-cell table:style-name="ce370" office:value-type="string" calcext:value-type="string">
            <text:p>ali den ksdıoğlu kk <text:s text:c="2"/>4340</text:p>
          </table:table-cell>
          <table:table-cell table:style-name="ce397" office:value-type="float" office:value="4275" calcext:value-type="float">
            <text:p>4.275,00</text:p>
          </table:table-cell>
          <table:table-cell table:style-name="ce397" table:number-columns-repeated="2"/>
          <table:table-cell table:style-name="ce392" table:formula="of:=[.F598]-[.C599]+[.D599]" office:value-type="float" office:value="46309.27" calcext:value-type="float">
            <text:p>46.309,27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/>
          <table:table-cell table:style-name="ce370" office:value-type="string" calcext:value-type="string">
            <text:p>al' ye 'stanbul </text:p>
          </table:table-cell>
          <table:table-cell table:style-name="ce397"/>
          <table:table-cell table:style-name="ce397" office:value-type="float" office:value="40000" calcext:value-type="float">
            <text:p>40.000,00</text:p>
          </table:table-cell>
          <table:table-cell table:style-name="ce397"/>
          <table:table-cell table:style-name="ce392" table:formula="of:=[.F599]-[.C600]+[.D600]" office:value-type="float" office:value="86309.27" calcext:value-type="float">
            <text:p>86.309,27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/>
          <table:table-cell table:style-name="ce370" office:value-type="string" calcext:value-type="string">
            <text:p>al' ';bank kred\ 10. ay</text:p>
          </table:table-cell>
          <table:table-cell table:style-name="ce397"/>
          <table:table-cell table:style-name="ce397" office:value-type="float" office:value="5016" calcext:value-type="float">
            <text:p>5.016,00</text:p>
          </table:table-cell>
          <table:table-cell table:style-name="ce397"/>
          <table:table-cell table:style-name="ce392" table:formula="of:=[.F600]-[.C601]+[.D601]" office:value-type="float" office:value="91325.27" calcext:value-type="float">
            <text:p>91.325,27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/>
          <table:table-cell table:style-name="ce386" office:value-type="string" calcext:value-type="string">
            <text:p>al' ye <text:s/>işçi şetin</text:p>
          </table:table-cell>
          <table:table-cell table:style-name="ce397"/>
          <table:table-cell table:style-name="ce405" office:value-type="float" office:value="200" calcext:value-type="float">
            <text:p>200,00</text:p>
          </table:table-cell>
          <table:table-cell table:style-name="ce397"/>
          <table:table-cell table:style-name="ce392" table:formula="of:=[.F601]-[.C602]+[.D602]" office:value-type="float" office:value="91525.27" calcext:value-type="float">
            <text:p>91.525,27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/>
          <table:table-cell table:style-name="ce370" office:value-type="string" calcext:value-type="string">
            <text:p>al' ye işçi orhan</text:p>
          </table:table-cell>
          <table:table-cell table:style-name="ce397"/>
          <table:table-cell table:style-name="ce405" office:value-type="float" office:value="250" calcext:value-type="float">
            <text:p>250,00</text:p>
          </table:table-cell>
          <table:table-cell table:style-name="ce397"/>
          <table:table-cell table:style-name="ce392" table:formula="of:=[.F602]-[.C603]+[.D603]" office:value-type="float" office:value="91775.27" calcext:value-type="float">
            <text:p>91.775,27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/>
          <table:table-cell table:style-name="ce387" office:value-type="string" calcext:value-type="string">
            <text:p>; devre fa'z'</text:p>
          </table:table-cell>
          <table:table-cell table:style-name="ce397"/>
          <table:table-cell table:style-name="ce405" office:value-type="float" office:value="4100" calcext:value-type="float">
            <text:p>4.100,00</text:p>
          </table:table-cell>
          <table:table-cell table:style-name="ce397"/>
          <table:table-cell table:style-name="ce392" table:formula="of:=[.F603]-[.C604]+[.D604]" office:value-type="float" office:value="95875.27" calcext:value-type="float">
            <text:p>95.875,27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3" office:value-type="date" office:date-value="2015-10-17" calcext:value-type="date">
            <text:p>17.10.15</text:p>
          </table:table-cell>
          <table:table-cell table:style-name="ce370" office:value-type="string" calcext:value-type="string">
            <text:p>KREDİ 36-36 TAKSİT <text:s/>*******</text:p>
          </table:table-cell>
          <table:table-cell table:style-name="ce397"/>
          <table:table-cell table:style-name="ce397" office:value-type="float" office:value="3409" calcext:value-type="float">
            <text:p>3.409,00</text:p>
          </table:table-cell>
          <table:table-cell table:style-name="ce397"/>
          <table:table-cell table:style-name="ce392" table:formula="of:=[.F604]-[.C605]+[.D605]" office:value-type="float" office:value="99284.27" calcext:value-type="float">
            <text:p>99.284,27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3" office:value-type="date" office:date-value="2015-10-26" calcext:value-type="date">
            <text:p>26.10.15</text:p>
          </table:table-cell>
          <table:table-cell table:style-name="ce370" office:value-type="string" calcext:value-type="string">
            <text:p>DENİZ KREDİ 14/60. TAKSİT</text:p>
          </table:table-cell>
          <table:table-cell table:style-name="ce397"/>
          <table:table-cell table:style-name="ce397" office:value-type="float" office:value="6765" calcext:value-type="float">
            <text:p>6.765,00</text:p>
          </table:table-cell>
          <table:table-cell table:style-name="ce397"/>
          <table:table-cell table:style-name="ce392" table:formula="of:=[.F605]-[.C606]+[.D606]" office:value-type="float" office:value="106049.27" calcext:value-type="float">
            <text:p>106.049,27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4" office:value-type="date" office:date-value="2015-10-30" calcext:value-type="date">
            <text:p>30.10.15</text:p>
          </table:table-cell>
          <table:table-cell table:style-name="ce370" office:value-type="string" calcext:value-type="string">
            <text:p>İŞ KREDİ 4/36</text:p>
          </table:table-cell>
          <table:table-cell table:style-name="ce397"/>
          <table:table-cell table:style-name="ce397" office:value-type="float" office:value="3423.21" calcext:value-type="float">
            <text:p>3.423,21</text:p>
          </table:table-cell>
          <table:table-cell table:style-name="ce397"/>
          <table:table-cell table:style-name="ce392" table:formula="of:=[.F606]-[.C607]+[.D607]" office:value-type="float" office:value="109472.48" calcext:value-type="float">
            <text:p>109.472,48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5" office:value-type="date" office:date-value="2015-10-22" calcext:value-type="date">
            <text:p>22.Eki</text:p>
          </table:table-cell>
          <table:table-cell table:style-name="ce388" office:value-type="string" calcext:value-type="string">
            <text:p>ali den İŞ köşe arsa</text:p>
          </table:table-cell>
          <table:table-cell table:style-name="ce398" office:value-type="float" office:value="265000" calcext:value-type="float">
            <text:p>265.000,00</text:p>
          </table:table-cell>
          <table:table-cell table:style-name="ce397" table:number-columns-repeated="2"/>
          <table:table-cell table:style-name="ce392" table:formula="of:=[.F607]-[.C608]+[.D608]" office:value-type="float" office:value="-155527.52" calcext:value-type="float">
            <text:p>-155.527,52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/>
          <table:table-cell table:style-name="ce370" office:value-type="string" calcext:value-type="string">
            <text:p>ali ye</text:p>
          </table:table-cell>
          <table:table-cell table:style-name="ce397"/>
          <table:table-cell table:style-name="ce397" office:value-type="float" office:value="18000" calcext:value-type="float">
            <text:p>18.000,00</text:p>
          </table:table-cell>
          <table:table-cell table:style-name="ce397"/>
          <table:table-cell table:style-name="ce392" table:formula="of:=[.F608]-[.C609]+[.D609]" office:value-type="float" office:value="-137527.52" calcext:value-type="float">
            <text:p>-137.527,52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/>
          <table:table-cell table:style-name="ce370" office:value-type="string" calcext:value-type="string">
            <text:p>ali ye işçi çetin boya </text:p>
          </table:table-cell>
          <table:table-cell table:style-name="ce397"/>
          <table:table-cell table:style-name="ce397" office:value-type="float" office:value="170" calcext:value-type="float">
            <text:p>170,00</text:p>
          </table:table-cell>
          <table:table-cell table:style-name="ce397"/>
          <table:table-cell table:style-name="ce392" table:formula="of:=[.F609]-[.C610]+[.D610]" office:value-type="float" office:value="-137357.52" calcext:value-type="float">
            <text:p>-137.357,52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5" office:value-type="date" office:date-value="2015-10-24" calcext:value-type="date">
            <text:p>24.Eki</text:p>
          </table:table-cell>
          <table:table-cell table:style-name="ce370" office:value-type="string" calcext:value-type="string">
            <text:p>anadolu gençlik ten</text:p>
          </table:table-cell>
          <table:table-cell table:style-name="ce397" office:value-type="float" office:value="1000" calcext:value-type="float">
            <text:p>1.000,00</text:p>
          </table:table-cell>
          <table:table-cell table:style-name="ce397" table:number-columns-repeated="2"/>
          <table:table-cell table:style-name="ce392" table:formula="of:=[.F610]-[.C611]+[.D611]" office:value-type="float" office:value="-138357.52" calcext:value-type="float">
            <text:p>-138.357,52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5" office:value-type="date" office:date-value="2015-10-24" calcext:value-type="date">
            <text:p>24.Eki</text:p>
          </table:table-cell>
          <table:table-cell table:style-name="ce370" office:value-type="string" calcext:value-type="string">
            <text:p>atila ya kuyumcu ali menekşe</text:p>
          </table:table-cell>
          <table:table-cell table:style-name="ce397"/>
          <table:table-cell table:style-name="ce397" office:value-type="float" office:value="1000" calcext:value-type="float">
            <text:p>1.000,00</text:p>
          </table:table-cell>
          <table:table-cell table:style-name="ce397"/>
          <table:table-cell table:style-name="ce392" table:formula="of:=[.F611]-[.C612]+[.D612]" office:value-type="float" office:value="-137357.52" calcext:value-type="float">
            <text:p>-137.357,52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/>
          <table:table-cell table:style-name="ce370"/>
          <table:table-cell table:style-name="ce397" table:number-columns-repeated="3"/>
          <table:table-cell table:style-name="ce392" table:formula="of:=[.F612]-[.C613]+[.D613]" office:value-type="float" office:value="-137357.52" calcext:value-type="float">
            <text:p>-137.357,52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5" office:value-type="date" office:date-value="2015-11-02" calcext:value-type="date">
            <text:p>02.Kas</text:p>
          </table:table-cell>
          <table:table-cell table:style-name="ce370" office:value-type="string" calcext:value-type="string">
            <text:p>ali ye</text:p>
          </table:table-cell>
          <table:table-cell table:style-name="ce397"/>
          <table:table-cell table:style-name="ce397" office:value-type="float" office:value="50000" calcext:value-type="float">
            <text:p>50.000,00</text:p>
          </table:table-cell>
          <table:table-cell table:style-name="ce397"/>
          <table:table-cell table:style-name="ce392" table:formula="of:=[.F613]-[.C614]+[.D614]" office:value-type="float" office:value="-87357.52" calcext:value-type="float">
            <text:p>-87.357,52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5" office:value-type="date" office:date-value="2015-11-09" calcext:value-type="date">
            <text:p>09.Kas</text:p>
          </table:table-cell>
          <table:table-cell table:style-name="ce370" office:value-type="string" calcext:value-type="string">
            <text:p>ali ye</text:p>
          </table:table-cell>
          <table:table-cell table:style-name="ce397"/>
          <table:table-cell table:style-name="ce397" office:value-type="float" office:value="10000" calcext:value-type="float">
            <text:p>10.000,00</text:p>
          </table:table-cell>
          <table:table-cell table:style-name="ce397"/>
          <table:table-cell table:style-name="ce392" table:formula="of:=[.F614]-[.C615]+[.D615]" office:value-type="float" office:value="-77357.52" calcext:value-type="float">
            <text:p>-77.357,52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5" office:value-type="date" office:date-value="2015-11-16" calcext:value-type="date">
            <text:p>16.Kas</text:p>
          </table:table-cell>
          <table:table-cell table:style-name="ce370" office:value-type="string" calcext:value-type="string">
            <text:p>ali ye iş kredi</text:p>
          </table:table-cell>
          <table:table-cell table:style-name="ce397"/>
          <table:table-cell table:style-name="ce397" office:value-type="float" office:value="5027" calcext:value-type="float">
            <text:p>5.027,00</text:p>
          </table:table-cell>
          <table:table-cell table:style-name="ce397"/>
          <table:table-cell table:style-name="ce392" table:formula="of:=[.F615]-[.C616]+[.D616]" office:value-type="float" office:value="-72330.52" calcext:value-type="float">
            <text:p>-72.330,52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5" office:value-type="date" office:date-value="2015-11-17" calcext:value-type="date">
            <text:p>17.Kas</text:p>
          </table:table-cell>
          <table:table-cell table:style-name="ce370" office:value-type="string" calcext:value-type="string">
            <text:p>ali ye nail den yalıtım taksidi</text:p>
          </table:table-cell>
          <table:table-cell table:style-name="ce397"/>
          <table:table-cell table:style-name="ce397" office:value-type="float" office:value="1000" calcext:value-type="float">
            <text:p>1.000,00</text:p>
          </table:table-cell>
          <table:table-cell table:style-name="ce397"/>
          <table:table-cell table:style-name="ce392" table:formula="of:=[.F616]-[.C617]+[.D617]" office:value-type="float" office:value="-71330.52" calcext:value-type="float">
            <text:p>-71.330,52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5" office:value-type="date" office:date-value="2015-11-17" calcext:value-type="date">
            <text:p>17.Kas</text:p>
          </table:table-cell>
          <table:table-cell table:style-name="ce370" office:value-type="string" calcext:value-type="string">
            <text:p>ali ye avlunlar hacı yalıtım</text:p>
          </table:table-cell>
          <table:table-cell table:style-name="ce397"/>
          <table:table-cell table:style-name="ce397" office:value-type="float" office:value="270" calcext:value-type="float">
            <text:p>270,00</text:p>
          </table:table-cell>
          <table:table-cell table:style-name="ce397"/>
          <table:table-cell table:style-name="ce392" table:formula="of:=[.F617]-[.C618]+[.D618]" office:value-type="float" office:value="-71060.52" calcext:value-type="float">
            <text:p>-71.060,52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5" office:value-type="date" office:date-value="2015-11-20" calcext:value-type="date">
            <text:p>20.Kas</text:p>
          </table:table-cell>
          <table:table-cell table:style-name="ce370" office:value-type="string" calcext:value-type="string">
            <text:p>atila ya siyah bmw</text:p>
          </table:table-cell>
          <table:table-cell table:style-name="ce397"/>
          <table:table-cell table:style-name="ce397" office:value-type="float" office:value="1000" calcext:value-type="float">
            <text:p>1.000,00</text:p>
          </table:table-cell>
          <table:table-cell table:style-name="ce397"/>
          <table:table-cell table:style-name="ce392" table:formula="of:=[.F618]-[.C619]+[.D619]" office:value-type="float" office:value="-70060.52" calcext:value-type="float">
            <text:p>-70.060,52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 office:value-type="date" office:date-value="2015-11-25" calcext:value-type="date">
            <text:p>25.11.2015</text:p>
          </table:table-cell>
          <table:table-cell table:style-name="ce370" office:value-type="string" calcext:value-type="string">
            <text:p>atila ya</text:p>
          </table:table-cell>
          <table:table-cell table:style-name="ce397"/>
          <table:table-cell table:style-name="ce397" office:value-type="float" office:value="10000" calcext:value-type="float">
            <text:p>10.000,00</text:p>
          </table:table-cell>
          <table:table-cell table:style-name="ce397"/>
          <table:table-cell table:style-name="ce392" table:formula="of:=[.F619]-[.C620]+[.D620]" office:value-type="float" office:value="-60060.52" calcext:value-type="float">
            <text:p>-60.060,52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3" office:value-type="date" office:date-value="2015-11-26" calcext:value-type="date">
            <text:p>26.11.15</text:p>
          </table:table-cell>
          <table:table-cell table:style-name="ce370" office:value-type="string" calcext:value-type="string">
            <text:p>DENİZ KREDİ 15/60. TAKSİT</text:p>
          </table:table-cell>
          <table:table-cell table:style-name="ce397"/>
          <table:table-cell table:style-name="ce397" office:value-type="float" office:value="6765" calcext:value-type="float">
            <text:p>6.765,00</text:p>
          </table:table-cell>
          <table:table-cell table:style-name="ce397"/>
          <table:table-cell table:style-name="ce392" table:formula="of:=[.F620]-[.C621]+[.D621]" office:value-type="float" office:value="-53295.52" calcext:value-type="float">
            <text:p>-53.295,52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4" office:value-type="date" office:date-value="2015-11-30" calcext:value-type="date">
            <text:p>30.11.15</text:p>
          </table:table-cell>
          <table:table-cell table:style-name="ce370" office:value-type="string" calcext:value-type="string">
            <text:p>İŞ KREDİ 5/36</text:p>
          </table:table-cell>
          <table:table-cell table:style-name="ce397"/>
          <table:table-cell table:style-name="ce397" office:value-type="float" office:value="3423.21" calcext:value-type="float">
            <text:p>3.423,21</text:p>
          </table:table-cell>
          <table:table-cell table:style-name="ce397"/>
          <table:table-cell table:style-name="ce392" table:formula="of:=[.F621]-[.C622]+[.D622]" office:value-type="float" office:value="-49872.31" calcext:value-type="float">
            <text:p>-49.872,31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 office:value-type="date" office:date-value="2015-11-26" calcext:value-type="date">
            <text:p>26.11.2015</text:p>
          </table:table-cell>
          <table:table-cell table:style-name="ce370" office:value-type="string" calcext:value-type="string">
            <text:p>iş havale</text:p>
          </table:table-cell>
          <table:table-cell table:style-name="ce397"/>
          <table:table-cell table:style-name="ce397" office:value-type="float" office:value="400" calcext:value-type="float">
            <text:p>400,00</text:p>
          </table:table-cell>
          <table:table-cell table:style-name="ce397"/>
          <table:table-cell table:style-name="ce392" table:formula="of:=[.F622]-[.C623]+[.D623]" office:value-type="float" office:value="-49472.31" calcext:value-type="float">
            <text:p>-49.472,31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 office:value-type="date" office:date-value="2015-11-27" calcext:value-type="date">
            <text:p>27.11.2015</text:p>
          </table:table-cell>
          <table:table-cell table:style-name="ce370" office:value-type="string" calcext:value-type="string">
            <text:p>atila ya metin kuveyt havale</text:p>
          </table:table-cell>
          <table:table-cell table:style-name="ce397"/>
          <table:table-cell table:style-name="ce397" office:value-type="float" office:value="1000" calcext:value-type="float">
            <text:p>1.000,00</text:p>
          </table:table-cell>
          <table:table-cell table:style-name="ce397"/>
          <table:table-cell table:style-name="ce392" table:formula="of:=[.F623]-[.C624]+[.D624]" office:value-type="float" office:value="-48472.31" calcext:value-type="float">
            <text:p>-48.472,31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 office:value-type="date" office:date-value="2015-11-28" calcext:value-type="date">
            <text:p>28.11.2015</text:p>
          </table:table-cell>
          <table:table-cell table:style-name="ce370" office:value-type="string" calcext:value-type="string">
            <text:p>ali ye nail den yalıtım taksidi</text:p>
          </table:table-cell>
          <table:table-cell table:style-name="ce397"/>
          <table:table-cell table:style-name="ce397" office:value-type="float" office:value="1200" calcext:value-type="float">
            <text:p>1.200,00</text:p>
          </table:table-cell>
          <table:table-cell table:style-name="ce397"/>
          <table:table-cell table:style-name="ce392" table:formula="of:=[.F624]-[.C625]+[.D625]" office:value-type="float" office:value="-47272.31" calcext:value-type="float">
            <text:p>-47.272,31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 office:value-type="date" office:date-value="2015-12-02" calcext:value-type="date">
            <text:p>02.12.2015</text:p>
          </table:table-cell>
          <table:table-cell table:style-name="ce370" office:value-type="string" calcext:value-type="string">
            <text:p>ali ye</text:p>
          </table:table-cell>
          <table:table-cell table:style-name="ce397"/>
          <table:table-cell table:style-name="ce397" office:value-type="float" office:value="30000" calcext:value-type="float">
            <text:p>30.000,00</text:p>
          </table:table-cell>
          <table:table-cell table:style-name="ce397"/>
          <table:table-cell table:style-name="ce392" table:formula="of:=[.F625]-[.C626]+[.D626]" office:value-type="float" office:value="-17272.31" calcext:value-type="float">
            <text:p>-17.272,31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 office:value-type="date" office:date-value="2015-11-20" calcext:value-type="date">
            <text:p>20.11.2015</text:p>
          </table:table-cell>
          <table:table-cell table:style-name="ce370" office:value-type="string" calcext:value-type="string">
            <text:p>yalıtım mermer hesabı</text:p>
          </table:table-cell>
          <table:table-cell table:style-name="ce397" office:value-type="float" office:value="1835" calcext:value-type="float">
            <text:p>1.835,00</text:p>
          </table:table-cell>
          <table:table-cell table:style-name="ce397" table:number-columns-repeated="2"/>
          <table:table-cell table:style-name="ce392" table:formula="of:=[.F626]-[.C627]+[.D627]" office:value-type="float" office:value="-19107.31" calcext:value-type="float">
            <text:p>-19.107,31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 office:value-type="date" office:date-value="2015-12-07" calcext:value-type="date">
            <text:p>07.12.2015</text:p>
          </table:table-cell>
          <table:table-cell table:style-name="ce370" office:value-type="string" calcext:value-type="string">
            <text:p>ali ye</text:p>
          </table:table-cell>
          <table:table-cell table:style-name="ce397"/>
          <table:table-cell table:style-name="ce397" office:value-type="float" office:value="15000" calcext:value-type="float">
            <text:p>15.000,00</text:p>
          </table:table-cell>
          <table:table-cell table:style-name="ce397"/>
          <table:table-cell table:style-name="ce392" table:formula="of:=[.F627]-[.C628]+[.D628]" office:value-type="float" office:value="-4107.31000000002" calcext:value-type="float">
            <text:p>-4.107,31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 office:value-type="date" office:date-value="2015-12-15" calcext:value-type="date">
            <text:p>15.12.2015</text:p>
          </table:table-cell>
          <table:table-cell table:style-name="ce370" office:value-type="string" calcext:value-type="string">
            <text:p>ali ye</text:p>
          </table:table-cell>
          <table:table-cell table:style-name="ce397"/>
          <table:table-cell table:style-name="ce397" office:value-type="float" office:value="10000" calcext:value-type="float">
            <text:p>10.000,00</text:p>
          </table:table-cell>
          <table:table-cell table:style-name="ce397"/>
          <table:table-cell table:style-name="ce392" table:formula="of:=[.F628]-[.C629]+[.D629]" office:value-type="float" office:value="5892.68999999998" calcext:value-type="float">
            <text:p>5.892,69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3" office:value-type="date" office:date-value="2015-12-26" calcext:value-type="date">
            <text:p>26.12.15</text:p>
          </table:table-cell>
          <table:table-cell table:style-name="ce370" office:value-type="string" calcext:value-type="string">
            <text:p>DENİZ KREDİ 16/60. TAKSİT</text:p>
          </table:table-cell>
          <table:table-cell table:style-name="ce397"/>
          <table:table-cell table:style-name="ce397" office:value-type="float" office:value="6765" calcext:value-type="float">
            <text:p>6.765,00</text:p>
          </table:table-cell>
          <table:table-cell table:style-name="ce397"/>
          <table:table-cell table:style-name="ce392" table:formula="of:=[.F629]-[.C630]+[.D630]" office:value-type="float" office:value="12657.69" calcext:value-type="float">
            <text:p>12.657,69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4" office:value-type="date" office:date-value="2015-12-30" calcext:value-type="date">
            <text:p>30.12.15</text:p>
          </table:table-cell>
          <table:table-cell table:style-name="ce370" office:value-type="string" calcext:value-type="string">
            <text:p>İŞ KREDİ 6/36</text:p>
          </table:table-cell>
          <table:table-cell table:style-name="ce397"/>
          <table:table-cell table:style-name="ce397" office:value-type="float" office:value="3423.21" calcext:value-type="float">
            <text:p>3.423,21</text:p>
          </table:table-cell>
          <table:table-cell table:style-name="ce397"/>
          <table:table-cell table:style-name="ce392" table:formula="of:=[.F630]-[.C631]+[.D631]" office:value-type="float" office:value="16080.9" calcext:value-type="float">
            <text:p>16.080,9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/>
          <table:table-cell table:style-name="ce370" office:value-type="string" calcext:value-type="string">
            <text:p>yalıtım mermer hesabı</text:p>
          </table:table-cell>
          <table:table-cell table:style-name="ce397" table:number-columns-repeated="3"/>
          <table:table-cell table:style-name="ce392" table:formula="of:=[.F631]-[.C632]+[.D632]" office:value-type="float" office:value="16080.9" calcext:value-type="float">
            <text:p>16.080,9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/>
          <table:table-cell table:style-name="ce370" office:value-type="string" calcext:value-type="string">
            <text:p>65 mt * 15 cm denizlik <text:s text:c="5"/>500</text:p>
          </table:table-cell>
          <table:table-cell table:style-name="ce397" table:number-columns-repeated="3"/>
          <table:table-cell table:style-name="ce392" table:formula="of:=[.F632]-[.C633]+[.D633]" office:value-type="float" office:value="16080.9" calcext:value-type="float">
            <text:p>16.080,9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/>
          <table:table-cell table:style-name="ce370" office:value-type="string" calcext:value-type="string">
            <text:p>350 ad karo <text:s text:c="26"/>350</text:p>
          </table:table-cell>
          <table:table-cell table:style-name="ce397" table:number-columns-repeated="3"/>
          <table:table-cell table:style-name="ce392" table:formula="of:=[.F633]-[.C634]+[.D634]" office:value-type="float" office:value="16080.9" calcext:value-type="float">
            <text:p>16.080,9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/>
          <table:table-cell table:style-name="ce370" office:value-type="string" calcext:value-type="string">
            <text:p>27 m2 traverten <text:s text:c="18"/>675</text:p>
          </table:table-cell>
          <table:table-cell table:style-name="ce397" table:number-columns-repeated="3"/>
          <table:table-cell table:style-name="ce392" table:formula="of:=[.F634]-[.C635]+[.D635]" office:value-type="float" office:value="16080.9" calcext:value-type="float">
            <text:p>16.080,9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/>
          <table:table-cell table:style-name="ce370" office:value-type="string" calcext:value-type="string">
            <text:p>15 mt * 15 cm küpeşte <text:s text:c="6"/>100</text:p>
          </table:table-cell>
          <table:table-cell table:style-name="ce397" table:number-columns-repeated="3"/>
          <table:table-cell table:style-name="ce392" table:formula="of:=[.F635]-[.C636]+[.D636]" office:value-type="float" office:value="16080.9" calcext:value-type="float">
            <text:p>16.080,9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/>
          <table:table-cell table:style-name="ce370" office:value-type="string" calcext:value-type="string">
            <text:p>30 mt * 5 cm küpeşte <text:s text:c="11"/>60</text:p>
          </table:table-cell>
          <table:table-cell table:style-name="ce397" table:number-columns-repeated="3"/>
          <table:table-cell table:style-name="ce392" table:formula="of:=[.F636]-[.C637]+[.D637]" office:value-type="float" office:value="16080.9" calcext:value-type="float">
            <text:p>16.080,9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/>
          <table:table-cell table:style-name="ce370" office:value-type="string" calcext:value-type="string">
            <text:p>denizli işçiliği <text:s text:c="26"/>100</text:p>
          </table:table-cell>
          <table:table-cell table:style-name="ce397" table:number-columns-repeated="3"/>
          <table:table-cell table:style-name="ce392" table:formula="of:=[.F637]-[.C638]+[.D638]" office:value-type="float" office:value="16080.9" calcext:value-type="float">
            <text:p>16.080,9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/>
          <table:table-cell table:style-name="ce370" office:value-type="string" calcext:value-type="string">
            <text:p>kum <text:s text:c="45"/>50</text:p>
          </table:table-cell>
          <table:table-cell table:style-name="ce397" table:number-columns-repeated="3"/>
          <table:table-cell table:style-name="ce392" table:formula="of:=[.F638]-[.C639]+[.D639]" office:value-type="float" office:value="16080.9" calcext:value-type="float">
            <text:p>16.080,9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/>
          <table:table-cell table:style-name="ce370" office:value-type="string" calcext:value-type="string">
            <text:p><text:s text:c="29"/>toplam <text:s text:c="4"/>1835</text:p>
          </table:table-cell>
          <table:table-cell table:style-name="ce397" table:number-columns-repeated="3"/>
          <table:table-cell table:style-name="ce392" table:formula="of:=[.F639]-[.C640]+[.D640]" office:value-type="float" office:value="16080.9" calcext:value-type="float">
            <text:p>16.080,9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 office:value-type="date" office:date-value="2015-12-16" calcext:value-type="date">
            <text:p>16.12.2015</text:p>
          </table:table-cell>
          <table:table-cell table:style-name="ce370" office:value-type="string" calcext:value-type="string">
            <text:p>ali ye</text:p>
          </table:table-cell>
          <table:table-cell table:style-name="ce397"/>
          <table:table-cell table:style-name="ce397" office:value-type="float" office:value="4000" calcext:value-type="float">
            <text:p>4.000,00</text:p>
          </table:table-cell>
          <table:table-cell table:style-name="ce397"/>
          <table:table-cell table:style-name="ce392" table:formula="of:=[.F640]-[.C641]+[.D641]" office:value-type="float" office:value="20080.9" calcext:value-type="float">
            <text:p>20.080,9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 office:value-type="date" office:date-value="2015-12-28" calcext:value-type="date">
            <text:p>28.12.2015</text:p>
          </table:table-cell>
          <table:table-cell table:style-name="ce370" office:value-type="string" calcext:value-type="string">
            <text:p>ali ye nail den yalıtım taksidi</text:p>
          </table:table-cell>
          <table:table-cell table:style-name="ce397"/>
          <table:table-cell table:style-name="ce397" office:value-type="float" office:value="1000" calcext:value-type="float">
            <text:p>1.000,00</text:p>
          </table:table-cell>
          <table:table-cell table:style-name="ce397"/>
          <table:table-cell table:style-name="ce392" table:formula="of:=[.F641]-[.C642]+[.D642]" office:value-type="float" office:value="21080.9" calcext:value-type="float">
            <text:p>21.080,9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/>
          <table:table-cell table:style-name="ce370"/>
          <table:table-cell table:style-name="ce397" table:number-columns-repeated="3"/>
          <table:table-cell table:style-name="ce392" table:formula="of:=[.F642]-[.C643]+[.D643]" office:value-type="float" office:value="21080.9" calcext:value-type="float">
            <text:p>21.080,9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/>
          <table:table-cell table:style-name="ce388" office:value-type="string" calcext:value-type="string">
            <text:p>2016 ya devirdoğuş alacaklı</text:p>
          </table:table-cell>
          <table:table-cell table:style-name="ce397" table:number-columns-repeated="3"/>
          <table:table-cell table:style-name="ce413" table:formula="of:=[.F643]-[.C644]+[.D644]" office:value-type="float" office:value="21080.9" calcext:value-type="float">
            <text:p>21.080,9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8"/>
          <table:table-cell table:style-name="ce374"/>
          <table:table-cell table:style-name="ce383" table:number-columns-repeated="3"/>
          <table:table-cell table:style-name="ce392" table:formula="of:=[.F644]-[.C645]+[.D645]" office:value-type="float" office:value="21080.9" calcext:value-type="float">
            <text:p>21.080,9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/>
          <table:table-cell table:style-name="ce389" office:value-type="string" calcext:value-type="string">
            <text:p>DEVİR 2015 doğuş borçlu</text:p>
          </table:table-cell>
          <table:table-cell table:style-name="ce399" table:number-columns-repeated="3"/>
          <table:table-cell table:style-name="ce413" table:formula="of:=[.F645]-[.C646]+[.D646]" office:value-type="float" office:value="21080.9" calcext:value-type="float">
            <text:p>21.080,90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4" office:value-type="date" office:date-value="2016-02-29" calcext:value-type="date">
            <text:p>29.02.16</text:p>
          </table:table-cell>
          <table:table-cell table:style-name="ce370" office:value-type="string" calcext:value-type="string">
            <text:p>İŞ KREDİ 8/36</text:p>
          </table:table-cell>
          <table:table-cell table:style-name="ce397"/>
          <table:table-cell table:style-name="ce397" office:value-type="float" office:value="3423.21" calcext:value-type="float">
            <text:p>3.423,21</text:p>
          </table:table-cell>
          <table:table-cell table:style-name="ce397"/>
          <table:table-cell table:style-name="ce397" table:formula="of:=[.F646]-[.C647]+[.D647]" office:value-type="float" office:value="24504.11" calcext:value-type="float">
            <text:p>24.504,11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3" office:value-type="date" office:date-value="2016-02-26" calcext:value-type="date">
            <text:p>26.02.16</text:p>
          </table:table-cell>
          <table:table-cell table:style-name="ce370" office:value-type="string" calcext:value-type="string">
            <text:p>DENİZ KREDİ 18/60. TAKSİT</text:p>
          </table:table-cell>
          <table:table-cell table:style-name="ce397"/>
          <table:table-cell table:style-name="ce397" office:value-type="float" office:value="6765" calcext:value-type="float">
            <text:p>6.765,00</text:p>
          </table:table-cell>
          <table:table-cell table:style-name="ce397"/>
          <table:table-cell table:style-name="ce397" table:formula="of:=[.F647]-[.C648]+[.D648]" office:value-type="float" office:value="31269.11" calcext:value-type="float">
            <text:p>31.269,11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 office:value-type="date" office:date-value="2016-02-01" calcext:value-type="date">
            <text:p>01.02.2016</text:p>
          </table:table-cell>
          <table:table-cell table:style-name="ce370" office:value-type="string" calcext:value-type="string">
            <text:p>ali ye ssk</text:p>
          </table:table-cell>
          <table:table-cell table:style-name="ce397"/>
          <table:table-cell table:style-name="ce397" office:value-type="float" office:value="3777" calcext:value-type="float">
            <text:p>3.777,00</text:p>
          </table:table-cell>
          <table:table-cell table:style-name="ce397"/>
          <table:table-cell table:style-name="ce397" table:formula="of:=[.F648]-[.C649]+[.D649]" office:value-type="float" office:value="35046.11" calcext:value-type="float">
            <text:p>35.046,11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4" office:value-type="date" office:date-value="2016-01-30" calcext:value-type="date">
            <text:p>30.01.16</text:p>
          </table:table-cell>
          <table:table-cell table:style-name="ce370" office:value-type="string" calcext:value-type="string">
            <text:p>İŞ KREDİ 7/36</text:p>
          </table:table-cell>
          <table:table-cell table:style-name="ce397"/>
          <table:table-cell table:style-name="ce397" office:value-type="float" office:value="3423.21" calcext:value-type="float">
            <text:p>3.423,21</text:p>
          </table:table-cell>
          <table:table-cell table:style-name="ce397"/>
          <table:table-cell table:style-name="ce397" table:formula="of:=[.F649]-[.C650]+[.D650]" office:value-type="float" office:value="38469.32" calcext:value-type="float">
            <text:p>38.469,32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3" office:value-type="date" office:date-value="2016-01-26" calcext:value-type="date">
            <text:p>26.01.16</text:p>
          </table:table-cell>
          <table:table-cell table:style-name="ce370" office:value-type="string" calcext:value-type="string">
            <text:p>DENİZ KREDİ 17/60. TAKSİT <text:s text:c="5"/></text:p>
          </table:table-cell>
          <table:table-cell table:style-name="ce397"/>
          <table:table-cell table:style-name="ce397" office:value-type="float" office:value="6765" calcext:value-type="float">
            <text:p>6.765,00</text:p>
          </table:table-cell>
          <table:table-cell table:style-name="ce397"/>
          <table:table-cell table:style-name="ce397" table:formula="of:=[.F650]-[.C651]+[.D651]" office:value-type="float" office:value="45234.32" calcext:value-type="float">
            <text:p>45.234,32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 office:value-type="date" office:date-value="2016-01-25" calcext:value-type="date">
            <text:p>25.01.2016</text:p>
          </table:table-cell>
          <table:table-cell table:style-name="ce370" office:value-type="string" calcext:value-type="string">
            <text:p>ali ye nkt <text:s text:c="41"/></text:p>
          </table:table-cell>
          <table:table-cell table:style-name="ce397"/>
          <table:table-cell table:style-name="ce397" office:value-type="float" office:value="12747" calcext:value-type="float">
            <text:p>12.747,00</text:p>
          </table:table-cell>
          <table:table-cell table:style-name="ce397"/>
          <table:table-cell table:style-name="ce397" table:formula="of:=[.F651]-[.C652]+[.D652]" office:value-type="float" office:value="57981.32" calcext:value-type="float">
            <text:p>57.981,32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 office:value-type="date" office:date-value="2016-01-25" calcext:value-type="date">
            <text:p>25.01.2016</text:p>
          </table:table-cell>
          <table:table-cell table:style-name="ce370" office:value-type="string" calcext:value-type="string">
            <text:p>ali ye kdv stopaj <text:s text:c="20"/>20 000</text:p>
          </table:table-cell>
          <table:table-cell table:style-name="ce397"/>
          <table:table-cell table:style-name="ce397" office:value-type="float" office:value="488" calcext:value-type="float">
            <text:p>488,00</text:p>
          </table:table-cell>
          <table:table-cell table:style-name="ce397"/>
          <table:table-cell table:style-name="ce397" table:formula="of:=[.F652]-[.C653]+[.D653]" office:value-type="float" office:value="58469.32" calcext:value-type="float">
            <text:p>58.469,32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 office:value-type="date" office:date-value="2016-01-15" calcext:value-type="date">
            <text:p>15.01.2016</text:p>
          </table:table-cell>
          <table:table-cell table:style-name="ce370" office:value-type="string" calcext:value-type="string">
            <text:p>ali ye <text:s text:c="64"/></text:p>
          </table:table-cell>
          <table:table-cell table:style-name="ce397"/>
          <table:table-cell table:style-name="ce397" office:value-type="float" office:value="5000" calcext:value-type="float">
            <text:p>5.000,00</text:p>
          </table:table-cell>
          <table:table-cell table:style-name="ce397"/>
          <table:table-cell table:style-name="ce397" table:formula="of:=[.F653]-[.C654]+[.D654]" office:value-type="float" office:value="63469.32" calcext:value-type="float">
            <text:p>63.469,32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 office:value-type="date" office:date-value="2016-03-25" calcext:value-type="date">
            <text:p>25.03.2016</text:p>
          </table:table-cell>
          <table:table-cell table:style-name="ce370" office:value-type="string" calcext:value-type="string">
            <text:p>elden </text:p>
          </table:table-cell>
          <table:table-cell table:style-name="ce397"/>
          <table:table-cell table:style-name="ce397" office:value-type="float" office:value="2000" calcext:value-type="float">
            <text:p>2.000,00</text:p>
          </table:table-cell>
          <table:table-cell table:style-name="ce397"/>
          <table:table-cell table:style-name="ce397" table:formula="of:=[.F654]-[.C655]+[.D655]" office:value-type="float" office:value="65469.32" calcext:value-type="float">
            <text:p>65.469,32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/>
          <table:table-cell table:style-name="ce370" office:value-type="string" calcext:value-type="string">
            <text:p>iş kredi selanik</text:p>
          </table:table-cell>
          <table:table-cell table:style-name="ce397"/>
          <table:table-cell table:style-name="ce397" office:value-type="float" office:value="5033" calcext:value-type="float">
            <text:p>5.033,00</text:p>
          </table:table-cell>
          <table:table-cell table:style-name="ce397"/>
          <table:table-cell table:style-name="ce397" table:formula="of:=[.F655]-[.C656]+[.D656]" office:value-type="float" office:value="70502.32" calcext:value-type="float">
            <text:p>70.502,32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/>
          <table:table-cell table:style-name="ce370" office:value-type="string" calcext:value-type="string">
            <text:p>hacı kamil mezar parası tevfşkten</text:p>
          </table:table-cell>
          <table:table-cell table:style-name="ce397" office:value-type="float" office:value="600" calcext:value-type="float">
            <text:p>600,00</text:p>
          </table:table-cell>
          <table:table-cell table:style-name="ce397" table:number-columns-repeated="2"/>
          <table:table-cell table:style-name="ce397" table:formula="of:=[.F656]-[.C657]+[.D657]" office:value-type="float" office:value="69902.32" calcext:value-type="float">
            <text:p>69.902,32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 office:value-type="date" office:date-value="2016-03-20" calcext:value-type="date">
            <text:p>20.03.2016</text:p>
          </table:table-cell>
          <table:table-cell table:style-name="ce370" office:value-type="string" calcext:value-type="string">
            <text:p>doğuş kdv</text:p>
          </table:table-cell>
          <table:table-cell table:style-name="ce397" office:value-type="float" office:value="574" calcext:value-type="float">
            <text:p>574,00</text:p>
          </table:table-cell>
          <table:table-cell table:style-name="ce397" table:number-columns-repeated="2"/>
          <table:table-cell table:style-name="ce397" table:formula="of:=[.F657]-[.C658]+[.D658]" office:value-type="float" office:value="69328.32" calcext:value-type="float">
            <text:p>69.328,32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 office:value-type="date" office:date-value="2016-03-19" calcext:value-type="date">
            <text:p>19.03.2016</text:p>
          </table:table-cell>
          <table:table-cell table:style-name="ce370" office:value-type="string" calcext:value-type="string">
            <text:p>aliye</text:p>
          </table:table-cell>
          <table:table-cell table:style-name="ce397"/>
          <table:table-cell table:style-name="ce397" office:value-type="float" office:value="500" calcext:value-type="float">
            <text:p>500,00</text:p>
          </table:table-cell>
          <table:table-cell table:style-name="ce397"/>
          <table:table-cell table:style-name="ce397" table:formula="of:=[.F658]-[.C659]+[.D659]" office:value-type="float" office:value="69828.32" calcext:value-type="float">
            <text:p>69.828,32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/>
          <table:table-cell table:style-name="ce370" office:value-type="string" calcext:value-type="string">
            <text:p>selim demircan mezar parası</text:p>
          </table:table-cell>
          <table:table-cell table:style-name="ce397" office:value-type="float" office:value="500" calcext:value-type="float">
            <text:p>500,00</text:p>
          </table:table-cell>
          <table:table-cell table:style-name="ce397" table:number-columns-repeated="2"/>
          <table:table-cell table:style-name="ce397" table:formula="of:=[.F659]-[.C660]+[.D660]" office:value-type="float" office:value="69328.32" calcext:value-type="float">
            <text:p>69.328,32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/>
          <table:table-cell table:style-name="ce370" office:value-type="string" calcext:value-type="string">
            <text:p>TIR dan atşlaya</text:p>
          </table:table-cell>
          <table:table-cell table:style-name="ce397"/>
          <table:table-cell table:style-name="ce397" office:value-type="float" office:value="3000" calcext:value-type="float">
            <text:p>3.000,00</text:p>
          </table:table-cell>
          <table:table-cell table:style-name="ce397"/>
          <table:table-cell table:style-name="ce397" table:formula="of:=[.F660]-[.C661]+[.D661]" office:value-type="float" office:value="72328.32" calcext:value-type="float">
            <text:p>72.328,32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 office:value-type="date" office:date-value="2016-03-10" calcext:value-type="date">
            <text:p>10.03.2016</text:p>
          </table:table-cell>
          <table:table-cell table:style-name="ce370" office:value-type="string" calcext:value-type="string">
            <text:p>TIR dan</text:p>
          </table:table-cell>
          <table:table-cell table:style-name="ce397" office:value-type="float" office:value="39000" calcext:value-type="float">
            <text:p>39.000,00</text:p>
          </table:table-cell>
          <table:table-cell table:style-name="ce397" table:number-columns-repeated="2"/>
          <table:table-cell table:style-name="ce397" table:formula="of:=[.F661]-[.C662]+[.D662]" office:value-type="float" office:value="33328.32" calcext:value-type="float">
            <text:p>33.328,32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 office:value-type="date" office:date-value="2016-03-07" calcext:value-type="date">
            <text:p>07.03.2016</text:p>
          </table:table-cell>
          <table:table-cell table:style-name="ce370" office:value-type="string" calcext:value-type="string">
            <text:p>elden </text:p>
          </table:table-cell>
          <table:table-cell table:style-name="ce397"/>
          <table:table-cell table:style-name="ce397" office:value-type="float" office:value="300" calcext:value-type="float">
            <text:p>300,00</text:p>
          </table:table-cell>
          <table:table-cell table:style-name="ce397"/>
          <table:table-cell table:style-name="ce397" table:formula="of:=[.F662]-[.C663]+[.D663]" office:value-type="float" office:value="33628.32" calcext:value-type="float">
            <text:p>33.628,32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/>
          <table:table-cell table:style-name="ce370" office:value-type="string" calcext:value-type="string">
            <text:p>ayşe 2 ay kira en alt kat</text:p>
          </table:table-cell>
          <table:table-cell table:style-name="ce397"/>
          <table:table-cell table:style-name="ce397" office:value-type="float" office:value="600" calcext:value-type="float">
            <text:p>600,00</text:p>
          </table:table-cell>
          <table:table-cell table:style-name="ce397"/>
          <table:table-cell table:style-name="ce397" table:formula="of:=[.F663]-[.C664]+[.D664]" office:value-type="float" office:value="34228.32" calcext:value-type="float">
            <text:p>34.228,32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3" office:value-type="date" office:date-value="2016-03-26" calcext:value-type="date">
            <text:p>26.03.16</text:p>
          </table:table-cell>
          <table:table-cell table:style-name="ce370" office:value-type="string" calcext:value-type="string">
            <text:p>DENİZ KREDİ 19/60. TAKSİT</text:p>
          </table:table-cell>
          <table:table-cell table:style-name="ce397"/>
          <table:table-cell table:style-name="ce397" office:value-type="float" office:value="6765" calcext:value-type="float">
            <text:p>6.765,00</text:p>
          </table:table-cell>
          <table:table-cell table:style-name="ce397"/>
          <table:table-cell table:style-name="ce397" table:formula="of:=[.F664]-[.C665]+[.D665]" office:value-type="float" office:value="40993.32" calcext:value-type="float">
            <text:p>40.993,32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4" office:value-type="date" office:date-value="2016-03-30" calcext:value-type="date">
            <text:p>30.03.16</text:p>
          </table:table-cell>
          <table:table-cell table:style-name="ce370" office:value-type="string" calcext:value-type="string">
            <text:p>İŞ KREDİ 9/36</text:p>
          </table:table-cell>
          <table:table-cell table:style-name="ce397"/>
          <table:table-cell table:style-name="ce397" office:value-type="float" office:value="3423.21" calcext:value-type="float">
            <text:p>3.423,21</text:p>
          </table:table-cell>
          <table:table-cell table:style-name="ce397"/>
          <table:table-cell table:style-name="ce397" table:formula="of:=[.F665]-[.C666]+[.D666]" office:value-type="float" office:value="44416.53" calcext:value-type="float">
            <text:p>44.416,53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/>
          <table:table-cell table:style-name="ce370" office:value-type="string" calcext:value-type="string">
            <text:p>iş güvenliği için</text:p>
          </table:table-cell>
          <table:table-cell table:style-name="ce397"/>
          <table:table-cell table:style-name="ce397" office:value-type="float" office:value="1000" calcext:value-type="float">
            <text:p>1.000,00</text:p>
          </table:table-cell>
          <table:table-cell table:style-name="ce397"/>
          <table:table-cell table:style-name="ce397" table:formula="of:=[.F666]-[.C667]+[.D667]" office:value-type="float" office:value="45416.53" calcext:value-type="float">
            <text:p>45.416,53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/>
          <table:table-cell table:style-name="ce370" office:value-type="string" calcext:value-type="string">
            <text:p>naciye</text:p>
          </table:table-cell>
          <table:table-cell table:style-name="ce397"/>
          <table:table-cell table:style-name="ce397" office:value-type="float" office:value="350" calcext:value-type="float">
            <text:p>350,00</text:p>
          </table:table-cell>
          <table:table-cell table:style-name="ce397"/>
          <table:table-cell table:style-name="ce397" table:formula="of:=[.F667]-[.C668]+[.D668]" office:value-type="float" office:value="45766.53" calcext:value-type="float">
            <text:p>45.766,53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/>
          <table:table-cell table:style-name="ce370" office:value-type="string" calcext:value-type="string">
            <text:p>ümit kk mermer hesabı</text:p>
          </table:table-cell>
          <table:table-cell table:style-name="ce397" office:value-type="float" office:value="300" calcext:value-type="float">
            <text:p>300,00</text:p>
          </table:table-cell>
          <table:table-cell table:style-name="ce397" table:number-columns-repeated="2"/>
          <table:table-cell table:style-name="ce397" table:formula="of:=[.F668]-[.C669]+[.D669]" office:value-type="float" office:value="45466.53" calcext:value-type="float">
            <text:p>45.466,53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3" office:value-type="date" office:date-value="2016-05-26" calcext:value-type="date">
            <text:p>26.05.16</text:p>
          </table:table-cell>
          <table:table-cell table:style-name="ce370" office:value-type="string" calcext:value-type="string">
            <text:p>DENİZ KREDİ 21/60. TAKSİT</text:p>
          </table:table-cell>
          <table:table-cell table:style-name="ce397"/>
          <table:table-cell table:style-name="ce397" office:value-type="float" office:value="6765" calcext:value-type="float">
            <text:p>6.765,00</text:p>
          </table:table-cell>
          <table:table-cell table:style-name="ce397"/>
          <table:table-cell table:style-name="ce397" table:formula="of:=[.F669]-[.C670]+[.D670]" office:value-type="float" office:value="52231.53" calcext:value-type="float">
            <text:p>52.231,53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4" office:value-type="date" office:date-value="2016-05-30" calcext:value-type="date">
            <text:p>30.05.16</text:p>
          </table:table-cell>
          <table:table-cell table:style-name="ce370" office:value-type="string" calcext:value-type="string">
            <text:p>İŞ KREDİ 11/36</text:p>
          </table:table-cell>
          <table:table-cell table:style-name="ce397"/>
          <table:table-cell table:style-name="ce397" office:value-type="float" office:value="3423.21" calcext:value-type="float">
            <text:p>3.423,21</text:p>
          </table:table-cell>
          <table:table-cell table:style-name="ce397"/>
          <table:table-cell table:style-name="ce397" table:formula="of:=[.F670]-[.C671]+[.D671]" office:value-type="float" office:value="55654.74" calcext:value-type="float">
            <text:p>55.654,74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3" office:value-type="date" office:date-value="2016-04-26" calcext:value-type="date">
            <text:p>26.04.16</text:p>
          </table:table-cell>
          <table:table-cell table:style-name="ce370" office:value-type="string" calcext:value-type="string">
            <text:p>DENİZ KREDİ 20/60. TAKSİT</text:p>
          </table:table-cell>
          <table:table-cell table:style-name="ce397"/>
          <table:table-cell table:style-name="ce397" office:value-type="float" office:value="6765" calcext:value-type="float">
            <text:p>6.765,00</text:p>
          </table:table-cell>
          <table:table-cell table:style-name="ce397"/>
          <table:table-cell table:style-name="ce397" table:formula="of:=[.F671]-[.C672]+[.D672]" office:value-type="float" office:value="62419.74" calcext:value-type="float">
            <text:p>62.419,74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4" office:value-type="date" office:date-value="2016-04-30" calcext:value-type="date">
            <text:p>30.04.16</text:p>
          </table:table-cell>
          <table:table-cell table:style-name="ce370" office:value-type="string" calcext:value-type="string">
            <text:p>İŞ KREDİ 10/36</text:p>
          </table:table-cell>
          <table:table-cell table:style-name="ce397"/>
          <table:table-cell table:style-name="ce397" office:value-type="float" office:value="3423.21" calcext:value-type="float">
            <text:p>3.423,21</text:p>
          </table:table-cell>
          <table:table-cell table:style-name="ce397"/>
          <table:table-cell table:style-name="ce397" table:formula="of:=[.F672]-[.C673]+[.D673]" office:value-type="float" office:value="65842.95" calcext:value-type="float">
            <text:p>65.842,95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/>
          <table:table-cell table:style-name="ce370" office:value-type="string" calcext:value-type="string">
            <text:p>aliye</text:p>
          </table:table-cell>
          <table:table-cell table:style-name="ce397"/>
          <table:table-cell table:style-name="ce397" office:value-type="float" office:value="10000" calcext:value-type="float">
            <text:p>10.000,00</text:p>
          </table:table-cell>
          <table:table-cell table:style-name="ce397"/>
          <table:table-cell table:style-name="ce397" table:formula="of:=[.F673]-[.C674]+[.D674]" office:value-type="float" office:value="75842.95" calcext:value-type="float">
            <text:p>75.842,95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/>
          <table:table-cell table:style-name="ce370" office:value-type="string" calcext:value-type="string">
            <text:p>deniz çek</text:p>
          </table:table-cell>
          <table:table-cell table:style-name="ce397" office:value-type="float" office:value="12500" calcext:value-type="float">
            <text:p>12.500,00</text:p>
          </table:table-cell>
          <table:table-cell table:style-name="ce397" table:number-columns-repeated="2"/>
          <table:table-cell table:style-name="ce397" table:formula="of:=[.F674]-[.C675]+[.D675]" office:value-type="float" office:value="63342.95" calcext:value-type="float">
            <text:p>63.342,95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 office:value-type="date" office:date-value="2016-04-04" calcext:value-type="date">
            <text:p>04.04.2016</text:p>
          </table:table-cell>
          <table:table-cell table:style-name="ce370" office:value-type="string" calcext:value-type="string">
            <text:p>yurt kredi</text:p>
          </table:table-cell>
          <table:table-cell table:style-name="ce397"/>
          <table:table-cell table:style-name="ce397" office:value-type="float" office:value="5000" calcext:value-type="float">
            <text:p>5.000,00</text:p>
          </table:table-cell>
          <table:table-cell table:style-name="ce397"/>
          <table:table-cell table:style-name="ce397" table:formula="of:=[.F675]-[.C676]+[.D676]" office:value-type="float" office:value="68342.95" calcext:value-type="float">
            <text:p>68.342,95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 office:value-type="date" office:date-value="2016-04-01" calcext:value-type="date">
            <text:p>01.04.2016</text:p>
          </table:table-cell>
          <table:table-cell table:style-name="ce370" office:value-type="string" calcext:value-type="string">
            <text:p>nail yalıtım</text:p>
          </table:table-cell>
          <table:table-cell table:style-name="ce397"/>
          <table:table-cell table:style-name="ce397" office:value-type="float" office:value="1500" calcext:value-type="float">
            <text:p>1.500,00</text:p>
          </table:table-cell>
          <table:table-cell table:style-name="ce397"/>
          <table:table-cell table:style-name="ce397" table:formula="of:=[.F676]-[.C677]+[.D677]" office:value-type="float" office:value="69842.95" calcext:value-type="float">
            <text:p>69.842,95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 office:value-type="date" office:date-value="2016-04-01" calcext:value-type="date">
            <text:p>01.04.2016</text:p>
          </table:table-cell>
          <table:table-cell table:style-name="ce370"/>
          <table:table-cell table:style-name="ce397" table:number-columns-repeated="3"/>
          <table:table-cell table:style-name="ce397" table:formula="of:=[.F677]-[.C678]+[.D678]" office:value-type="float" office:value="69842.95" calcext:value-type="float">
            <text:p>69.842,95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 office:value-type="date" office:date-value="2016-06-27" calcext:value-type="date">
            <text:p>27.06.2016</text:p>
          </table:table-cell>
          <table:table-cell table:style-name="ce370" office:value-type="string" calcext:value-type="string">
            <text:p>ali ye</text:p>
          </table:table-cell>
          <table:table-cell table:style-name="ce397"/>
          <table:table-cell table:style-name="ce397" office:value-type="float" office:value="7000" calcext:value-type="float">
            <text:p>7.000,00</text:p>
          </table:table-cell>
          <table:table-cell table:style-name="ce397"/>
          <table:table-cell table:style-name="ce397" table:formula="of:=[.F678]-[.C679]+[.D679]" office:value-type="float" office:value="76842.95" calcext:value-type="float">
            <text:p>76.842,95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3" office:value-type="date" office:date-value="2016-06-30" calcext:value-type="date">
            <text:p>30.06.16</text:p>
          </table:table-cell>
          <table:table-cell table:style-name="ce370" office:value-type="string" calcext:value-type="string">
            <text:p>samsun havale</text:p>
          </table:table-cell>
          <table:table-cell table:style-name="ce397"/>
          <table:table-cell table:style-name="ce397" office:value-type="float" office:value="8000" calcext:value-type="float">
            <text:p>8.000,00</text:p>
          </table:table-cell>
          <table:table-cell table:style-name="ce397"/>
          <table:table-cell table:style-name="ce397" table:formula="of:=[.F679]-[.C680]+[.D680]" office:value-type="float" office:value="84842.95" calcext:value-type="float">
            <text:p>84.842,95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3" office:value-type="date" office:date-value="2016-06-14" calcext:value-type="date">
            <text:p>14.06.16</text:p>
          </table:table-cell>
          <table:table-cell table:style-name="ce370" office:value-type="string" calcext:value-type="string">
            <text:p>aliye</text:p>
          </table:table-cell>
          <table:table-cell table:style-name="ce397"/>
          <table:table-cell table:style-name="ce397" office:value-type="float" office:value="15000" calcext:value-type="float">
            <text:p>15.000,00</text:p>
          </table:table-cell>
          <table:table-cell table:style-name="ce397"/>
          <table:table-cell table:style-name="ce397" table:formula="of:=[.F680]-[.C681]+[.D681]" office:value-type="float" office:value="99842.95" calcext:value-type="float">
            <text:p>99.842,95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3" office:value-type="date" office:date-value="2016-06-15" calcext:value-type="date">
            <text:p>15.06.16</text:p>
          </table:table-cell>
          <table:table-cell table:style-name="ce370" office:value-type="string" calcext:value-type="string">
            <text:p>iş 800 havale çek için</text:p>
          </table:table-cell>
          <table:table-cell table:style-name="ce397"/>
          <table:table-cell table:style-name="ce397" office:value-type="float" office:value="3500" calcext:value-type="float">
            <text:p>3.500,00</text:p>
          </table:table-cell>
          <table:table-cell table:style-name="ce397"/>
          <table:table-cell table:style-name="ce397" table:formula="of:=[.F681]-[.C682]+[.D682]" office:value-type="float" office:value="103342.95" calcext:value-type="float">
            <text:p>103.342,95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3" office:value-type="date" office:date-value="2016-06-30" calcext:value-type="date">
            <text:p>30.06.16</text:p>
          </table:table-cell>
          <table:table-cell table:style-name="ce370" office:value-type="string" calcext:value-type="string">
            <text:p>ali ye</text:p>
          </table:table-cell>
          <table:table-cell table:style-name="ce397"/>
          <table:table-cell table:style-name="ce397" office:value-type="float" office:value="22000" calcext:value-type="float">
            <text:p>22.000,00</text:p>
          </table:table-cell>
          <table:table-cell table:style-name="ce397"/>
          <table:table-cell table:style-name="ce397" table:formula="of:=[.F682]-[.C683]+[.D683]" office:value-type="float" office:value="125342.95" calcext:value-type="float">
            <text:p>125.342,95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3" office:value-type="date" office:date-value="2016-06-26" calcext:value-type="date">
            <text:p>26.06.16</text:p>
          </table:table-cell>
          <table:table-cell table:style-name="ce370" office:value-type="string" calcext:value-type="string">
            <text:p>DENİZ KREDİ 22/60.</text:p>
          </table:table-cell>
          <table:table-cell table:style-name="ce397"/>
          <table:table-cell table:style-name="ce397" office:value-type="float" office:value="6765" calcext:value-type="float">
            <text:p>6.765,00</text:p>
          </table:table-cell>
          <table:table-cell table:style-name="ce397"/>
          <table:table-cell table:style-name="ce397" table:formula="of:=[.F683]-[.C684]+[.D684]" office:value-type="float" office:value="132107.95" calcext:value-type="float">
            <text:p>132.107,95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4" office:value-type="date" office:date-value="2016-06-30" calcext:value-type="date">
            <text:p>30.06.16</text:p>
          </table:table-cell>
          <table:table-cell table:style-name="ce370" office:value-type="string" calcext:value-type="string">
            <text:p>İŞ KREDİ 12/36</text:p>
          </table:table-cell>
          <table:table-cell table:style-name="ce397"/>
          <table:table-cell table:style-name="ce397" office:value-type="float" office:value="3423.21" calcext:value-type="float">
            <text:p>3.423,21</text:p>
          </table:table-cell>
          <table:table-cell table:style-name="ce397"/>
          <table:table-cell table:style-name="ce397" table:formula="of:=[.F684]-[.C685]+[.D685]" office:value-type="float" office:value="135531.16" calcext:value-type="float">
            <text:p>135.531,16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3" office:value-type="date" office:date-value="2016-06-18" calcext:value-type="date">
            <text:p>18.06.16</text:p>
          </table:table-cell>
          <table:table-cell table:style-name="ce370" office:value-type="string" calcext:value-type="string">
            <text:p>iş kredi ali</text:p>
          </table:table-cell>
          <table:table-cell table:style-name="ce397"/>
          <table:table-cell table:style-name="ce397" office:value-type="float" office:value="5040" calcext:value-type="float">
            <text:p>5.040,00</text:p>
          </table:table-cell>
          <table:table-cell table:style-name="ce397"/>
          <table:table-cell table:style-name="ce397" table:formula="of:=[.F685]-[.C686]+[.D686]" office:value-type="float" office:value="140571.16" calcext:value-type="float">
            <text:p>140.571,16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3" office:value-type="date" office:date-value="2016-06-08" calcext:value-type="date">
            <text:p>08.06.16</text:p>
          </table:table-cell>
          <table:table-cell table:style-name="ce370" office:value-type="string" calcext:value-type="string">
            <text:p>aliden</text:p>
          </table:table-cell>
          <table:table-cell table:style-name="ce397" office:value-type="float" office:value="2900" calcext:value-type="float">
            <text:p>2.900,00</text:p>
          </table:table-cell>
          <table:table-cell table:style-name="ce397" table:number-columns-repeated="2"/>
          <table:table-cell table:style-name="ce397" table:formula="of:=[.F686]-[.C687]+[.D687]" office:value-type="float" office:value="137671.16" calcext:value-type="float">
            <text:p>137.671,16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3" office:value-type="date" office:date-value="2016-06-07" calcext:value-type="date">
            <text:p>07.06.16</text:p>
          </table:table-cell>
          <table:table-cell table:style-name="ce370" office:value-type="string" calcext:value-type="string">
            <text:p>bch tan aliye</text:p>
          </table:table-cell>
          <table:table-cell table:style-name="ce397"/>
          <table:table-cell table:style-name="ce397" office:value-type="float" office:value="30000" calcext:value-type="float">
            <text:p>30.000,00</text:p>
          </table:table-cell>
          <table:table-cell table:style-name="ce397"/>
          <table:table-cell table:style-name="ce397" table:formula="of:=[.F687]-[.C688]+[.D688]" office:value-type="float" office:value="167671.16" calcext:value-type="float">
            <text:p>167.671,16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3" office:value-type="date" office:date-value="2016-07-26" calcext:value-type="date">
            <text:p>26.07.16</text:p>
          </table:table-cell>
          <table:table-cell table:style-name="ce370" office:value-type="string" calcext:value-type="string">
            <text:p>DENİZ KREDİ 23/60. TAKSİT</text:p>
          </table:table-cell>
          <table:table-cell table:style-name="ce397"/>
          <table:table-cell table:style-name="ce397" office:value-type="float" office:value="6765" calcext:value-type="float">
            <text:p>6.765,00</text:p>
          </table:table-cell>
          <table:table-cell table:style-name="ce397"/>
          <table:table-cell table:style-name="ce397" table:formula="of:=[.F688]-[.C689]+[.D689]" office:value-type="float" office:value="174436.16" calcext:value-type="float">
            <text:p>174.436,16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4" office:value-type="date" office:date-value="2016-07-30" calcext:value-type="date">
            <text:p>30.07.16</text:p>
          </table:table-cell>
          <table:table-cell table:style-name="ce370" office:value-type="string" calcext:value-type="string">
            <text:p>İŞ KREDİ 13/36</text:p>
          </table:table-cell>
          <table:table-cell table:style-name="ce397"/>
          <table:table-cell table:style-name="ce397" office:value-type="float" office:value="3423.21" calcext:value-type="float">
            <text:p>3.423,21</text:p>
          </table:table-cell>
          <table:table-cell table:style-name="ce397"/>
          <table:table-cell table:style-name="ce397" table:formula="of:=[.F689]-[.C690]+[.D690]" office:value-type="float" office:value="177859.37" calcext:value-type="float">
            <text:p>177.859,37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 office:value-type="date" office:date-value="2016-07-26" calcext:value-type="date">
            <text:p>26.07.2016</text:p>
          </table:table-cell>
          <table:table-cell table:style-name="ce370" office:value-type="string" calcext:value-type="string">
            <text:p>vergi </text:p>
          </table:table-cell>
          <table:table-cell table:style-name="ce397"/>
          <table:table-cell table:style-name="ce397" office:value-type="float" office:value="705" calcext:value-type="float">
            <text:p>705,00</text:p>
          </table:table-cell>
          <table:table-cell table:style-name="ce397"/>
          <table:table-cell table:style-name="ce397" table:formula="of:=[.F690]-[.C691]+[.D691]" office:value-type="float" office:value="178564.37" calcext:value-type="float">
            <text:p>178.564,37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 office:value-type="date" office:date-value="2016-06-30" calcext:value-type="date">
            <text:p>30.06.2016</text:p>
          </table:table-cell>
          <table:table-cell table:style-name="ce370" office:value-type="string" calcext:value-type="string">
            <text:p>bch iş devre faizi</text:p>
          </table:table-cell>
          <table:table-cell table:style-name="ce397"/>
          <table:table-cell table:style-name="ce397" office:value-type="float" office:value="665" calcext:value-type="float">
            <text:p>665,00</text:p>
          </table:table-cell>
          <table:table-cell table:style-name="ce397"/>
          <table:table-cell table:style-name="ce397" table:formula="of:=[.F691]-[.C692]+[.D692]" office:value-type="float" office:value="179229.37" calcext:value-type="float">
            <text:p>179.229,37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 office:value-type="date" office:date-value="2016-07-01" calcext:value-type="date">
            <text:p>01.07.2016</text:p>
          </table:table-cell>
          <table:table-cell table:style-name="ce370" office:value-type="string" calcext:value-type="string">
            <text:p>aliye</text:p>
          </table:table-cell>
          <table:table-cell table:style-name="ce397"/>
          <table:table-cell table:style-name="ce397" office:value-type="float" office:value="4000" calcext:value-type="float">
            <text:p>4.000,00</text:p>
          </table:table-cell>
          <table:table-cell table:style-name="ce397"/>
          <table:table-cell table:style-name="ce397" table:formula="of:=[.F692]-[.C693]+[.D693]" office:value-type="float" office:value="183229.37" calcext:value-type="float">
            <text:p>183.229,37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 office:value-type="date" office:date-value="2016-07-11" calcext:value-type="date">
            <text:p>11.07.2016</text:p>
          </table:table-cell>
          <table:table-cell table:style-name="ce370" office:value-type="string" calcext:value-type="string">
            <text:p>ali iş kredi için</text:p>
          </table:table-cell>
          <table:table-cell table:style-name="ce397"/>
          <table:table-cell table:style-name="ce397" office:value-type="float" office:value="5000" calcext:value-type="float">
            <text:p>5.000,00</text:p>
          </table:table-cell>
          <table:table-cell table:style-name="ce397"/>
          <table:table-cell table:style-name="ce397" table:formula="of:=[.F693]-[.C694]+[.D694]" office:value-type="float" office:value="188229.37" calcext:value-type="float">
            <text:p>188.229,37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/>
          <table:table-cell table:style-name="ce370" office:value-type="string" calcext:value-type="string">
            <text:p>iskeleden killik</text:p>
          </table:table-cell>
          <table:table-cell table:style-name="ce397"/>
          <table:table-cell table:style-name="ce397" office:value-type="float" office:value="700" calcext:value-type="float">
            <text:p>700,00</text:p>
          </table:table-cell>
          <table:table-cell table:style-name="ce397"/>
          <table:table-cell table:style-name="ce397" table:formula="of:=[.F694]-[.C695]+[.D695]" office:value-type="float" office:value="188929.37" calcext:value-type="float">
            <text:p>188.929,37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/>
          <table:table-cell table:style-name="ce370" office:value-type="string" calcext:value-type="string">
            <text:p>şahin çırdaklı ya</text:p>
          </table:table-cell>
          <table:table-cell table:style-name="ce397" office:value-type="float" office:value="500" calcext:value-type="float">
            <text:p>500,00</text:p>
          </table:table-cell>
          <table:table-cell table:style-name="ce397" table:number-columns-repeated="2"/>
          <table:table-cell table:style-name="ce397" table:formula="of:=[.F695]-[.C696]+[.D696]" office:value-type="float" office:value="188429.37" calcext:value-type="float">
            <text:p>188.429,37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/>
          <table:table-cell table:style-name="ce370" office:value-type="string" calcext:value-type="string">
            <text:p>yıkamacı mehmet en</text:p>
          </table:table-cell>
          <table:table-cell table:style-name="ce397"/>
          <table:table-cell table:style-name="ce397" office:value-type="float" office:value="300" calcext:value-type="float">
            <text:p>300,00</text:p>
          </table:table-cell>
          <table:table-cell table:style-name="ce397"/>
          <table:table-cell table:style-name="ce397" table:formula="of:=[.F696]-[.C697]+[.D697]" office:value-type="float" office:value="188729.37" calcext:value-type="float">
            <text:p>188.729,37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/>
          <table:table-cell table:style-name="ce370" office:value-type="string" calcext:value-type="string">
            <text:p>yusuf parlak dan</text:p>
          </table:table-cell>
          <table:table-cell table:style-name="ce397"/>
          <table:table-cell table:style-name="ce397" office:value-type="float" office:value="100" calcext:value-type="float">
            <text:p>100,00</text:p>
          </table:table-cell>
          <table:table-cell table:style-name="ce397"/>
          <table:table-cell table:style-name="ce397" table:formula="of:=[.F697]-[.C698]+[.D698]" office:value-type="float" office:value="188829.37" calcext:value-type="float">
            <text:p>188.829,37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/>
          <table:table-cell table:style-name="ce370" office:value-type="string" calcext:value-type="string">
            <text:p>kk mermer</text:p>
          </table:table-cell>
          <table:table-cell table:style-name="ce397" office:value-type="float" office:value="750" calcext:value-type="float">
            <text:p>750,00</text:p>
          </table:table-cell>
          <table:table-cell table:style-name="ce397" table:number-columns-repeated="2"/>
          <table:table-cell table:style-name="ce397" table:formula="of:=[.F698]-[.C699]+[.D699]" office:value-type="float" office:value="188079.37" calcext:value-type="float">
            <text:p>188.079,37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 office:value-type="date" office:date-value="2016-07-10" calcext:value-type="date">
            <text:p>10.07.2016</text:p>
          </table:table-cell>
          <table:table-cell table:style-name="ce370" office:value-type="string" calcext:value-type="string">
            <text:p>kıbrıstan iş 800 e havale</text:p>
          </table:table-cell>
          <table:table-cell table:style-name="ce397"/>
          <table:table-cell table:style-name="ce397" office:value-type="float" office:value="5000" calcext:value-type="float">
            <text:p>5.000,00</text:p>
          </table:table-cell>
          <table:table-cell table:style-name="ce397"/>
          <table:table-cell table:style-name="ce397" table:formula="of:=[.F699]-[.C700]+[.D700]" office:value-type="float" office:value="193079.37" calcext:value-type="float">
            <text:p>193.079,37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 office:value-type="date" office:date-value="2016-08-01" calcext:value-type="date">
            <text:p>01.08.2016</text:p>
          </table:table-cell>
          <table:table-cell table:style-name="ce370" office:value-type="string" calcext:value-type="string">
            <text:p>samsun havale</text:p>
          </table:table-cell>
          <table:table-cell table:style-name="ce397"/>
          <table:table-cell table:style-name="ce397" office:value-type="float" office:value="10000" calcext:value-type="float">
            <text:p>10.000,00</text:p>
          </table:table-cell>
          <table:table-cell table:style-name="ce397"/>
          <table:table-cell table:style-name="ce397" table:formula="of:=[.F700]-[.C701]+[.D701]" office:value-type="float" office:value="203079.37" calcext:value-type="float">
            <text:p>203.079,37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 office:value-type="date" office:date-value="2016-08-01" calcext:value-type="date">
            <text:p>01.08.2016</text:p>
          </table:table-cell>
          <table:table-cell table:style-name="ce370" office:value-type="string" calcext:value-type="string">
            <text:p>aliden</text:p>
          </table:table-cell>
          <table:table-cell table:style-name="ce397" office:value-type="float" office:value="9900" calcext:value-type="float">
            <text:p>9.900,00</text:p>
          </table:table-cell>
          <table:table-cell table:style-name="ce397" table:number-columns-repeated="2"/>
          <table:table-cell table:style-name="ce397" table:formula="of:=[.F701]-[.C702]+[.D702]" office:value-type="float" office:value="193179.37" calcext:value-type="float">
            <text:p>193.179,37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4" office:value-type="date" office:date-value="2016-08-30" calcext:value-type="date">
            <text:p>30.08.16</text:p>
          </table:table-cell>
          <table:table-cell table:style-name="ce370" office:value-type="string" calcext:value-type="string">
            <text:p>İŞ KREDİ 14/36</text:p>
          </table:table-cell>
          <table:table-cell table:style-name="ce397"/>
          <table:table-cell table:style-name="ce397" office:value-type="float" office:value="3423.21" calcext:value-type="float">
            <text:p>3.423,21</text:p>
          </table:table-cell>
          <table:table-cell table:style-name="ce397"/>
          <table:table-cell table:style-name="ce397" table:formula="of:=[.F702]-[.C703]+[.D703]" office:value-type="float" office:value="196602.58" calcext:value-type="float">
            <text:p>196.602,58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/>
          <table:table-cell table:style-name="ce370" office:value-type="string" calcext:value-type="string">
            <text:p>san seçkin ant yalıtım</text:p>
          </table:table-cell>
          <table:table-cell table:style-name="ce397"/>
          <table:table-cell table:style-name="ce397" office:value-type="float" office:value="4800" calcext:value-type="float">
            <text:p>4.800,00</text:p>
          </table:table-cell>
          <table:table-cell table:style-name="ce397"/>
          <table:table-cell table:style-name="ce397" table:formula="of:=[.F703]-[.C704]+[.D704]" office:value-type="float" office:value="201402.58" calcext:value-type="float">
            <text:p>201.402,58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3" office:value-type="date" office:date-value="2016-08-26" calcext:value-type="date">
            <text:p>26.08.16</text:p>
          </table:table-cell>
          <table:table-cell table:style-name="ce370" office:value-type="string" calcext:value-type="string">
            <text:p>DENİZ KREDİ 24/60. TAKSİT</text:p>
          </table:table-cell>
          <table:table-cell table:style-name="ce397"/>
          <table:table-cell table:style-name="ce397" office:value-type="float" office:value="6765" calcext:value-type="float">
            <text:p>6.765,00</text:p>
          </table:table-cell>
          <table:table-cell table:style-name="ce397"/>
          <table:table-cell table:style-name="ce397" table:formula="of:=[.F704]-[.C705]+[.D705]" office:value-type="float" office:value="208167.58" calcext:value-type="float">
            <text:p>208.167,58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/>
          <table:table-cell table:style-name="ce370" office:value-type="string" calcext:value-type="string">
            <text:p>aliden nakit</text:p>
          </table:table-cell>
          <table:table-cell table:style-name="ce397" office:value-type="float" office:value="6750" calcext:value-type="float">
            <text:p>6.750,00</text:p>
          </table:table-cell>
          <table:table-cell table:style-name="ce397" table:number-columns-repeated="2"/>
          <table:table-cell table:style-name="ce397" table:formula="of:=[.F705]-[.C706]+[.D706]" office:value-type="float" office:value="201417.58" calcext:value-type="float">
            <text:p>201.417,58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/>
          <table:table-cell table:style-name="ce370" office:value-type="string" calcext:value-type="string">
            <text:p>yibo hilton evye <text:s text:c="5"/>75 tl * 110</text:p>
          </table:table-cell>
          <table:table-cell table:style-name="ce397"/>
          <table:table-cell table:style-name="ce397" office:value-type="float" office:value="8250" calcext:value-type="float">
            <text:p>8.250,00</text:p>
          </table:table-cell>
          <table:table-cell table:style-name="ce397"/>
          <table:table-cell table:style-name="ce397" table:formula="of:=[.F706]-[.C707]+[.D707]" office:value-type="float" office:value="209667.58" calcext:value-type="float">
            <text:p>209.667,58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/>
          <table:table-cell table:style-name="ce370" office:value-type="string" calcext:value-type="string">
            <text:p>marmara bilardo hesabı</text:p>
          </table:table-cell>
          <table:table-cell table:style-name="ce397" office:value-type="float" office:value="8500" calcext:value-type="float">
            <text:p>8.500,00</text:p>
          </table:table-cell>
          <table:table-cell table:style-name="ce397" table:number-columns-repeated="2"/>
          <table:table-cell table:style-name="ce397" table:formula="of:=[.F707]-[.C708]+[.D708]" office:value-type="float" office:value="201167.58" calcext:value-type="float">
            <text:p>201.167,58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/>
          <table:table-cell table:style-name="ce370" office:value-type="string" calcext:value-type="string">
            <text:p>elden aliye</text:p>
          </table:table-cell>
          <table:table-cell table:style-name="ce397"/>
          <table:table-cell table:style-name="ce397" office:value-type="float" office:value="300" calcext:value-type="float">
            <text:p>300,00</text:p>
          </table:table-cell>
          <table:table-cell table:style-name="ce397"/>
          <table:table-cell table:style-name="ce397" table:formula="of:=[.F708]-[.C709]+[.D709]" office:value-type="float" office:value="201467.58" calcext:value-type="float">
            <text:p>201.467,58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/>
          <table:table-cell table:style-name="ce370" office:value-type="string" calcext:value-type="string">
            <text:p>kk mermer kadtem</text:p>
          </table:table-cell>
          <table:table-cell table:style-name="ce397" office:value-type="float" office:value="2950" calcext:value-type="float">
            <text:p>2.950,00</text:p>
          </table:table-cell>
          <table:table-cell table:style-name="ce397" table:number-columns-repeated="2"/>
          <table:table-cell table:style-name="ce397" table:formula="of:=[.F709]-[.C710]+[.D710]" office:value-type="float" office:value="198517.58" calcext:value-type="float">
            <text:p>198.517,58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 office:value-type="date" office:date-value="2016-09-10" calcext:value-type="date">
            <text:p>10.09.2016</text:p>
          </table:table-cell>
          <table:table-cell table:style-name="ce370" office:value-type="string" calcext:value-type="string">
            <text:p>iş kredi 795411 e havale</text:p>
          </table:table-cell>
          <table:table-cell table:style-name="ce397"/>
          <table:table-cell table:style-name="ce397" office:value-type="float" office:value="5100" calcext:value-type="float">
            <text:p>5.100,00</text:p>
          </table:table-cell>
          <table:table-cell table:style-name="ce397"/>
          <table:table-cell table:style-name="ce397" table:formula="of:=[.F710]-[.C711]+[.D711]" office:value-type="float" office:value="203617.58" calcext:value-type="float">
            <text:p>203.617,58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/>
          <table:table-cell table:style-name="ce370" office:value-type="string" calcext:value-type="string">
            <text:p>taç yapı kk</text:p>
          </table:table-cell>
          <table:table-cell table:style-name="ce397" office:value-type="float" office:value="3700" calcext:value-type="float">
            <text:p>3.700,00</text:p>
          </table:table-cell>
          <table:table-cell table:style-name="ce397" table:number-columns-repeated="2"/>
          <table:table-cell table:style-name="ce397" table:formula="of:=[.F711]-[.C712]+[.D712]" office:value-type="float" office:value="199917.58" calcext:value-type="float">
            <text:p>199.917,58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/>
          <table:table-cell table:style-name="ce370" office:value-type="string" calcext:value-type="string">
            <text:p>aliye</text:p>
          </table:table-cell>
          <table:table-cell table:style-name="ce397"/>
          <table:table-cell table:style-name="ce397" office:value-type="float" office:value="200" calcext:value-type="float">
            <text:p>200,00</text:p>
          </table:table-cell>
          <table:table-cell table:style-name="ce397"/>
          <table:table-cell table:style-name="ce397" table:formula="of:=[.F712]-[.C713]+[.D713]" office:value-type="float" office:value="200117.58" calcext:value-type="float">
            <text:p>200.117,58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/>
          <table:table-cell table:style-name="ce370" office:value-type="string" calcext:value-type="string">
            <text:p>sgk işten yattı</text:p>
          </table:table-cell>
          <table:table-cell table:style-name="ce397"/>
          <table:table-cell table:style-name="ce397" office:value-type="float" office:value="3719" calcext:value-type="float">
            <text:p>3.719,00</text:p>
          </table:table-cell>
          <table:table-cell table:style-name="ce397"/>
          <table:table-cell table:style-name="ce397" table:formula="of:=[.F713]-[.C714]+[.D714]" office:value-type="float" office:value="203836.58" calcext:value-type="float">
            <text:p>203.836,58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/>
          <table:table-cell table:style-name="ce370" office:value-type="string" calcext:value-type="string">
            <text:p>halat havale</text:p>
          </table:table-cell>
          <table:table-cell table:style-name="ce397"/>
          <table:table-cell table:style-name="ce397" office:value-type="float" office:value="600" calcext:value-type="float">
            <text:p>600,00</text:p>
          </table:table-cell>
          <table:table-cell table:style-name="ce397"/>
          <table:table-cell table:style-name="ce397" table:formula="of:=[.F714]-[.C715]+[.D715]" office:value-type="float" office:value="204436.58" calcext:value-type="float">
            <text:p>204.436,58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/>
          <table:table-cell table:style-name="ce370" office:value-type="string" calcext:value-type="string">
            <text:p>samsun havale</text:p>
          </table:table-cell>
          <table:table-cell table:style-name="ce397"/>
          <table:table-cell table:style-name="ce397" office:value-type="float" office:value="15000" calcext:value-type="float">
            <text:p>15.000,00</text:p>
          </table:table-cell>
          <table:table-cell table:style-name="ce397"/>
          <table:table-cell table:style-name="ce397" table:formula="of:=[.F715]-[.C716]+[.D716]" office:value-type="float" office:value="219436.58" calcext:value-type="float">
            <text:p>219.436,58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/>
          <table:table-cell table:style-name="ce370" office:value-type="string" calcext:value-type="string">
            <text:p>alden</text:p>
          </table:table-cell>
          <table:table-cell table:style-name="ce397" office:value-type="float" office:value="26500" calcext:value-type="float">
            <text:p>26.500,00</text:p>
          </table:table-cell>
          <table:table-cell table:style-name="ce397" table:number-columns-repeated="2"/>
          <table:table-cell table:style-name="ce397" table:formula="of:=[.F716]-[.C717]+[.D717]" office:value-type="float" office:value="192936.58" calcext:value-type="float">
            <text:p>192.936,58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 office:value-type="date" office:date-value="2016-10-10" calcext:value-type="date">
            <text:p>10.10.2016</text:p>
          </table:table-cell>
          <table:table-cell table:style-name="ce370" office:value-type="string" calcext:value-type="string">
            <text:p>atila şeker kk</text:p>
          </table:table-cell>
          <table:table-cell table:style-name="ce397"/>
          <table:table-cell table:style-name="ce397" office:value-type="float" office:value="600" calcext:value-type="float">
            <text:p>600,00</text:p>
          </table:table-cell>
          <table:table-cell table:style-name="ce397"/>
          <table:table-cell table:style-name="ce397" table:formula="of:=[.F717]-[.C718]+[.D718]" office:value-type="float" office:value="193536.58" calcext:value-type="float">
            <text:p>193.536,58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/>
          <table:table-cell table:style-name="ce370" office:value-type="string" calcext:value-type="string">
            <text:p>çatı hesabından hüsam</text:p>
          </table:table-cell>
          <table:table-cell table:style-name="ce397" office:value-type="float" office:value="800" calcext:value-type="float">
            <text:p>800,00</text:p>
          </table:table-cell>
          <table:table-cell table:style-name="ce397" table:number-columns-repeated="2"/>
          <table:table-cell table:style-name="ce397" table:formula="of:=[.F718]-[.C719]+[.D719]" office:value-type="float" office:value="192736.58" calcext:value-type="float">
            <text:p>192.736,58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/>
          <table:table-cell table:style-name="ce370" office:value-type="string" calcext:value-type="string">
            <text:p>kk hasan sengün</text:p>
          </table:table-cell>
          <table:table-cell table:style-name="ce397" office:value-type="float" office:value="120" calcext:value-type="float">
            <text:p>120,00</text:p>
          </table:table-cell>
          <table:table-cell table:style-name="ce397" table:number-columns-repeated="2"/>
          <table:table-cell table:style-name="ce397" table:formula="of:=[.F719]-[.C720]+[.D720]" office:value-type="float" office:value="192616.58" calcext:value-type="float">
            <text:p>192.616,58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3" office:value-type="date" office:date-value="2016-09-26" calcext:value-type="date">
            <text:p>26.09.16</text:p>
          </table:table-cell>
          <table:table-cell table:style-name="ce370" office:value-type="string" calcext:value-type="string">
            <text:p>DENİZ KREDİ 25/60. TAKSİT</text:p>
          </table:table-cell>
          <table:table-cell table:style-name="ce397"/>
          <table:table-cell table:style-name="ce397" office:value-type="float" office:value="6765" calcext:value-type="float">
            <text:p>6.765,00</text:p>
          </table:table-cell>
          <table:table-cell table:style-name="ce397"/>
          <table:table-cell table:style-name="ce397" table:formula="of:=[.F720]-[.C721]+[.D721]" office:value-type="float" office:value="199381.58" calcext:value-type="float">
            <text:p>199.381,58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4" office:value-type="date" office:date-value="2016-09-30" calcext:value-type="date">
            <text:p>30.09.16</text:p>
          </table:table-cell>
          <table:table-cell table:style-name="ce370" office:value-type="string" calcext:value-type="string">
            <text:p>İŞ KREDİ 15/36</text:p>
          </table:table-cell>
          <table:table-cell table:style-name="ce397"/>
          <table:table-cell table:style-name="ce397" office:value-type="float" office:value="3423.21" calcext:value-type="float">
            <text:p>3.423,21</text:p>
          </table:table-cell>
          <table:table-cell table:style-name="ce397"/>
          <table:table-cell table:style-name="ce397" table:formula="of:=[.F721]-[.C722]+[.D722]" office:value-type="float" office:value="202804.79" calcext:value-type="float">
            <text:p>202.804,79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4" office:value-type="date" office:date-value="2016-09-30" calcext:value-type="date">
            <text:p>30.09.16</text:p>
          </table:table-cell>
          <table:table-cell table:style-name="ce370" office:value-type="string" calcext:value-type="string">
            <text:p>bch iş devre faizi</text:p>
          </table:table-cell>
          <table:table-cell table:style-name="ce397"/>
          <table:table-cell table:style-name="ce397" office:value-type="float" office:value="5281.62" calcext:value-type="float">
            <text:p>5.281,62</text:p>
          </table:table-cell>
          <table:table-cell table:style-name="ce397"/>
          <table:table-cell table:style-name="ce397" table:formula="of:=[.F722]-[.C723]+[.D723]" office:value-type="float" office:value="208086.41" calcext:value-type="float">
            <text:p>208.086,41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3" office:value-type="date" office:date-value="2016-10-26" calcext:value-type="date">
            <text:p>26.10.16</text:p>
          </table:table-cell>
          <table:table-cell table:style-name="ce370" office:value-type="string" calcext:value-type="string">
            <text:p>DENİZ KREDİ 26/60. TAKSİT</text:p>
          </table:table-cell>
          <table:table-cell table:style-name="ce397"/>
          <table:table-cell table:style-name="ce397" office:value-type="float" office:value="6765" calcext:value-type="float">
            <text:p>6.765,00</text:p>
          </table:table-cell>
          <table:table-cell table:style-name="ce397"/>
          <table:table-cell table:style-name="ce397" table:formula="of:=[.F723]-[.C724]+[.D724]" office:value-type="float" office:value="214851.41" calcext:value-type="float">
            <text:p>214.851,41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4" office:value-type="date" office:date-value="2016-10-30" calcext:value-type="date">
            <text:p>30.10.16</text:p>
          </table:table-cell>
          <table:table-cell table:style-name="ce370" office:value-type="string" calcext:value-type="string">
            <text:p>İŞ KREDİ 16/36</text:p>
          </table:table-cell>
          <table:table-cell table:style-name="ce397"/>
          <table:table-cell table:style-name="ce397" office:value-type="float" office:value="3423.21" calcext:value-type="float">
            <text:p>3.423,21</text:p>
          </table:table-cell>
          <table:table-cell table:style-name="ce397"/>
          <table:table-cell table:style-name="ce397" table:formula="of:=[.F724]-[.C725]+[.D725]" office:value-type="float" office:value="218274.62" calcext:value-type="float">
            <text:p>218.274,62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/>
          <table:table-cell table:style-name="ce370" office:value-type="string" calcext:value-type="string">
            <text:p>atiladan</text:p>
          </table:table-cell>
          <table:table-cell table:style-name="ce397" office:value-type="float" office:value="740" calcext:value-type="float">
            <text:p>740,00</text:p>
          </table:table-cell>
          <table:table-cell table:style-name="ce397" table:number-columns-repeated="2"/>
          <table:table-cell table:style-name="ce397" table:formula="of:=[.F725]-[.C726]+[.D726]" office:value-type="float" office:value="217534.62" calcext:value-type="float">
            <text:p>217.534,62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 office:value-type="date" office:date-value="2016-11-10" calcext:value-type="date">
            <text:p>10.11.2016</text:p>
          </table:table-cell>
          <table:table-cell table:style-name="ce370" office:value-type="string" calcext:value-type="string">
            <text:p>atila şeker kk</text:p>
          </table:table-cell>
          <table:table-cell table:style-name="ce397"/>
          <table:table-cell table:style-name="ce397" office:value-type="float" office:value="850" calcext:value-type="float">
            <text:p>850,00</text:p>
          </table:table-cell>
          <table:table-cell table:style-name="ce397"/>
          <table:table-cell table:style-name="ce397" table:formula="of:=[.F726]-[.C727]+[.D727]" office:value-type="float" office:value="218384.62" calcext:value-type="float">
            <text:p>218.384,62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 office:value-type="date" office:date-value="2016-11-12" calcext:value-type="date">
            <text:p>12.11.2016</text:p>
          </table:table-cell>
          <table:table-cell table:style-name="ce370" office:value-type="string" calcext:value-type="string">
            <text:p>emre şentürk kk sivas hesabı için</text:p>
          </table:table-cell>
          <table:table-cell table:style-name="ce397" office:value-type="float" office:value="1145" calcext:value-type="float">
            <text:p>1.145,00</text:p>
          </table:table-cell>
          <table:table-cell table:style-name="ce397" table:number-columns-repeated="2"/>
          <table:table-cell table:style-name="ce397" table:formula="of:=[.F727]-[.C728]+[.D728]" office:value-type="float" office:value="217239.62" calcext:value-type="float">
            <text:p>217.239,62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/>
          <table:table-cell table:style-name="ce370" office:value-type="string" calcext:value-type="string">
            <text:p>ocak malzeme</text:p>
          </table:table-cell>
          <table:table-cell table:style-name="ce397"/>
          <table:table-cell table:style-name="ce397" office:value-type="float" office:value="392" calcext:value-type="float">
            <text:p>392,00</text:p>
          </table:table-cell>
          <table:table-cell table:style-name="ce397"/>
          <table:table-cell table:style-name="ce397" table:formula="of:=[.F728]-[.C729]+[.D729]" office:value-type="float" office:value="217631.62" calcext:value-type="float">
            <text:p>217.631,62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 office:value-type="date" office:date-value="2016-11-26" calcext:value-type="date">
            <text:p>26.11.2016</text:p>
          </table:table-cell>
          <table:table-cell table:style-name="ce370" office:value-type="string" calcext:value-type="string">
            <text:p>atiladan</text:p>
          </table:table-cell>
          <table:table-cell table:style-name="ce397" office:value-type="float" office:value="800" calcext:value-type="float">
            <text:p>800,00</text:p>
          </table:table-cell>
          <table:table-cell table:style-name="ce397" table:number-columns-repeated="2"/>
          <table:table-cell table:style-name="ce397" table:formula="of:=[.F729]-[.C730]+[.D730]" office:value-type="float" office:value="216831.62" calcext:value-type="float">
            <text:p>216.831,62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/>
          <table:table-cell table:style-name="ce370" office:value-type="string" calcext:value-type="string">
            <text:p>atila kuyumcu sabri</text:p>
          </table:table-cell>
          <table:table-cell table:style-name="ce397"/>
          <table:table-cell table:style-name="ce397" office:value-type="float" office:value="450" calcext:value-type="float">
            <text:p>450,00</text:p>
          </table:table-cell>
          <table:table-cell table:style-name="ce397"/>
          <table:table-cell table:style-name="ce397" table:formula="of:=[.F730]-[.C731]+[.D731]" office:value-type="float" office:value="217281.62" calcext:value-type="float">
            <text:p>217.281,62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/>
          <table:table-cell table:style-name="ce370" office:value-type="string" calcext:value-type="string">
            <text:p>atila şeker kk</text:p>
          </table:table-cell>
          <table:table-cell table:style-name="ce397"/>
          <table:table-cell table:style-name="ce397" office:value-type="float" office:value="350" calcext:value-type="float">
            <text:p>350,00</text:p>
          </table:table-cell>
          <table:table-cell table:style-name="ce397"/>
          <table:table-cell table:style-name="ce397" table:formula="of:=[.F731]-[.C732]+[.D732]" office:value-type="float" office:value="217631.62" calcext:value-type="float">
            <text:p>217.631,62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4" office:value-type="date" office:date-value="2016-11-30" calcext:value-type="date">
            <text:p>30.11.16</text:p>
          </table:table-cell>
          <table:table-cell table:style-name="ce370" office:value-type="string" calcext:value-type="string">
            <text:p>İŞ KREDİ 17/36</text:p>
          </table:table-cell>
          <table:table-cell table:style-name="ce397"/>
          <table:table-cell table:style-name="ce397" office:value-type="float" office:value="3423.21" calcext:value-type="float">
            <text:p>3.423,21</text:p>
          </table:table-cell>
          <table:table-cell table:style-name="ce397"/>
          <table:table-cell table:style-name="ce397" table:formula="of:=[.F732]-[.C733]+[.D733]" office:value-type="float" office:value="221054.83" calcext:value-type="float">
            <text:p>221.054,83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3" office:value-type="date" office:date-value="2016-11-26" calcext:value-type="date">
            <text:p>26.11.16</text:p>
          </table:table-cell>
          <table:table-cell table:style-name="ce370" office:value-type="string" calcext:value-type="string">
            <text:p>DENİZ KREDİ 27/60. TAKSİT</text:p>
          </table:table-cell>
          <table:table-cell table:style-name="ce397"/>
          <table:table-cell table:style-name="ce397" office:value-type="float" office:value="6765" calcext:value-type="float">
            <text:p>6.765,00</text:p>
          </table:table-cell>
          <table:table-cell table:style-name="ce397"/>
          <table:table-cell table:style-name="ce397" table:formula="of:=[.F733]-[.C734]+[.D734]" office:value-type="float" office:value="227819.83" calcext:value-type="float">
            <text:p>227.819,83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3" office:value-type="date" office:date-value="2016-12-06" calcext:value-type="date">
            <text:p>06.12.16</text:p>
          </table:table-cell>
          <table:table-cell table:style-name="ce370" office:value-type="string" calcext:value-type="string">
            <text:p>aliye</text:p>
          </table:table-cell>
          <table:table-cell table:style-name="ce397"/>
          <table:table-cell table:style-name="ce397" office:value-type="float" office:value="300" calcext:value-type="float">
            <text:p>300,00</text:p>
          </table:table-cell>
          <table:table-cell table:style-name="ce397"/>
          <table:table-cell table:style-name="ce397" table:formula="of:=[.F734]-[.C735]+[.D735]" office:value-type="float" office:value="228119.83" calcext:value-type="float">
            <text:p>228.119,83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3" office:value-type="date" office:date-value="2016-12-12" calcext:value-type="date">
            <text:p>12.12.16</text:p>
          </table:table-cell>
          <table:table-cell table:style-name="ce370" office:value-type="string" calcext:value-type="string">
            <text:p>Ayşe balcı kat 4 satışı</text:p>
          </table:table-cell>
          <table:table-cell table:style-name="ce398" office:value-type="float" office:value="115000" calcext:value-type="float">
            <text:p>115.000,00</text:p>
          </table:table-cell>
          <table:table-cell table:style-name="ce397" table:number-columns-repeated="2"/>
          <table:table-cell table:style-name="ce397" table:formula="of:=[.F735]-[.C736]+[.D736]" office:value-type="float" office:value="113119.83" calcext:value-type="float">
            <text:p>113.119,83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3" office:value-type="date" office:date-value="2016-12-12" calcext:value-type="date">
            <text:p>12.12.16</text:p>
          </table:table-cell>
          <table:table-cell table:style-name="ce370" office:value-type="string" calcext:value-type="string">
            <text:p>tamirci yusuf hesabı</text:p>
          </table:table-cell>
          <table:table-cell table:style-name="ce397"/>
          <table:table-cell table:style-name="ce397" office:value-type="float" office:value="4800" calcext:value-type="float">
            <text:p>4.800,00</text:p>
          </table:table-cell>
          <table:table-cell table:style-name="ce397"/>
          <table:table-cell table:style-name="ce397" table:formula="of:=[.F736]-[.C737]+[.D737]" office:value-type="float" office:value="117919.83" calcext:value-type="float">
            <text:p>117.919,83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3" office:value-type="date" office:date-value="2016-12-12" calcext:value-type="date">
            <text:p>12.12.16</text:p>
          </table:table-cell>
          <table:table-cell table:style-name="ce370" office:value-type="string" calcext:value-type="string">
            <text:p>aliden kdv</text:p>
          </table:table-cell>
          <table:table-cell table:style-name="ce397" office:value-type="float" office:value="875" calcext:value-type="float">
            <text:p>875,00</text:p>
          </table:table-cell>
          <table:table-cell table:style-name="ce397" table:number-columns-repeated="2"/>
          <table:table-cell table:style-name="ce397" table:formula="of:=[.F737]-[.C738]+[.D738]" office:value-type="float" office:value="117044.83" calcext:value-type="float">
            <text:p>117.044,83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3" office:value-type="date" office:date-value="2016-12-12" calcext:value-type="date">
            <text:p>12.12.16</text:p>
          </table:table-cell>
          <table:table-cell table:style-name="ce370" office:value-type="string" calcext:value-type="string">
            <text:p>aliye</text:p>
          </table:table-cell>
          <table:table-cell table:style-name="ce397"/>
          <table:table-cell table:style-name="ce397" office:value-type="float" office:value="20000" calcext:value-type="float">
            <text:p>20.000,00</text:p>
          </table:table-cell>
          <table:table-cell table:style-name="ce397"/>
          <table:table-cell table:style-name="ce397" table:formula="of:=[.F738]-[.C739]+[.D739]" office:value-type="float" office:value="137044.83" calcext:value-type="float">
            <text:p>137.044,83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3" office:value-type="date" office:date-value="2016-12-12" calcext:value-type="date">
            <text:p>12.12.16</text:p>
          </table:table-cell>
          <table:table-cell table:style-name="ce370" office:value-type="string" calcext:value-type="string">
            <text:p>iş kredi masrafı</text:p>
          </table:table-cell>
          <table:table-cell table:style-name="ce397"/>
          <table:table-cell table:style-name="ce397" office:value-type="float" office:value="3134" calcext:value-type="float">
            <text:p>3.134,00</text:p>
          </table:table-cell>
          <table:table-cell table:style-name="ce397"/>
          <table:table-cell table:style-name="ce397" table:formula="of:=[.F739]-[.C740]+[.D740]" office:value-type="float" office:value="140178.83" calcext:value-type="float">
            <text:p>140.178,83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3" office:value-type="date" office:date-value="2016-12-12" calcext:value-type="date">
            <text:p>12.12.16</text:p>
          </table:table-cell>
          <table:table-cell table:style-name="ce370" office:value-type="string" calcext:value-type="string">
            <text:p>BCH için alınan <text:s text:c="3"/>BCH a ödendi</text:p>
          </table:table-cell>
          <table:table-cell table:style-name="ce397" office:value-type="float" office:value="38880" calcext:value-type="float">
            <text:p>38.880,00</text:p>
          </table:table-cell>
          <table:table-cell table:style-name="ce397" table:number-columns-repeated="2"/>
          <table:table-cell table:style-name="ce397" table:formula="of:=[.F740]-[.C741]+[.D741]" office:value-type="float" office:value="101298.83" calcext:value-type="float">
            <text:p>101.298,83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4"/>
          <table:table-cell table:style-name="ce370" office:value-type="string" calcext:value-type="string">
            <text:p>ayın 30 unda odene iş kredisi kapandı</text:p>
          </table:table-cell>
          <table:table-cell table:style-name="ce397" table:number-columns-repeated="3"/>
          <table:table-cell table:style-name="ce397" table:formula="of:=[.F741]-[.C742]+[.D742]" office:value-type="float" office:value="101298.83" calcext:value-type="float">
            <text:p>101.298,83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4"/>
          <table:table-cell table:style-name="ce370" office:value-type="string" calcext:value-type="string">
            <text:p>ayın 12 sinde 36 ay vade yeni kredi </text:p>
          </table:table-cell>
          <table:table-cell table:style-name="ce397" table:number-columns-repeated="3"/>
          <table:table-cell table:style-name="ce397" table:formula="of:=[.F742]-[.C743]+[.D743]" office:value-type="float" office:value="101298.83" calcext:value-type="float">
            <text:p>101.298,83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4"/>
          <table:table-cell table:style-name="ce370" office:value-type="string" calcext:value-type="string">
            <text:p>iş kredi kapatıldı yeni kredi açıldı</text:p>
          </table:table-cell>
          <table:table-cell table:style-name="ce397" table:number-columns-repeated="3"/>
          <table:table-cell table:style-name="ce397" table:formula="of:=[.F743]-[.C744]+[.D744]" office:value-type="float" office:value="101298.83" calcext:value-type="float">
            <text:p>101.298,83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3" office:value-type="date" office:date-value="2016-12-26" calcext:value-type="date">
            <text:p>26.12.16</text:p>
          </table:table-cell>
          <table:table-cell table:style-name="ce370" office:value-type="string" calcext:value-type="string">
            <text:p>DENİZ KREDİ 28/60. TAKSİT</text:p>
          </table:table-cell>
          <table:table-cell table:style-name="ce397"/>
          <table:table-cell table:style-name="ce397" office:value-type="float" office:value="6765" calcext:value-type="float">
            <text:p>6.765,00</text:p>
          </table:table-cell>
          <table:table-cell table:style-name="ce397"/>
          <table:table-cell table:style-name="ce397" table:formula="of:=[.F744]-[.C745]+[.D745]" office:value-type="float" office:value="108063.83" calcext:value-type="float">
            <text:p>108.063,83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 office:value-type="date" office:date-value="2016-12-30" calcext:value-type="date">
            <text:p>30.12.2016</text:p>
          </table:table-cell>
          <table:table-cell table:style-name="ce370" office:value-type="string" calcext:value-type="string">
            <text:p>BCH dönem faizi</text:p>
          </table:table-cell>
          <table:table-cell table:style-name="ce397"/>
          <table:table-cell table:style-name="ce397" office:value-type="float" office:value="4100" calcext:value-type="float">
            <text:p>4.100,00</text:p>
          </table:table-cell>
          <table:table-cell table:style-name="ce397"/>
          <table:table-cell table:style-name="ce397" table:formula="of:=[.F745]-[.C746]+[.D746]" office:value-type="float" office:value="112163.83" calcext:value-type="float">
            <text:p>112.163,83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/>
          <table:table-cell table:style-name="ce388" office:value-type="string" calcext:value-type="string">
            <text:p>2016 sonu devir doğuş alacaklı</text:p>
          </table:table-cell>
          <table:table-cell table:style-name="ce397" table:number-columns-repeated="3"/>
          <table:table-cell table:style-name="ce398" table:formula="of:=[.F746]-[.C747]+[.D747]" office:value-type="float" office:value="112163.83" calcext:value-type="float">
            <text:p>112.163,83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/>
          <table:table-cell table:style-name="ce370"/>
          <table:table-cell table:style-name="ce397" table:number-columns-repeated="3"/>
          <table:table-cell table:style-name="ce397" table:formula="of:=[.F747]-[.C748]+[.D748]" office:value-type="float" office:value="112163.83" calcext:value-type="float">
            <text:p>112.163,83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/>
          <table:table-cell table:style-name="ce389" office:value-type="string" calcext:value-type="string">
            <text:p>DEVİR 2016 dan doğuş alacaklı</text:p>
          </table:table-cell>
          <table:table-cell table:style-name="ce399"/>
          <table:table-cell table:style-name="ce399" table:formula="of:=[.F746]" office:value-type="float" office:value="112163.83" calcext:value-type="float">
            <text:p>112.163,83</text:p>
          </table:table-cell>
          <table:table-cell table:style-name="ce399"/>
          <table:table-cell table:style-name="ce399" table:formula="of:=[.F746]" office:value-type="float" office:value="112163.83" calcext:value-type="float">
            <text:p>112.163,83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3" office:value-type="date" office:date-value="2017-02-26" calcext:value-type="date">
            <text:p>26.02.17</text:p>
          </table:table-cell>
          <table:table-cell table:style-name="ce370" office:value-type="string" calcext:value-type="string">
            <text:p>DENİZ KREDİ 30/60. TAKSİT</text:p>
          </table:table-cell>
          <table:table-cell table:style-name="ce397"/>
          <table:table-cell table:style-name="ce397" office:value-type="float" office:value="6765" calcext:value-type="float">
            <text:p>6.765,00</text:p>
          </table:table-cell>
          <table:table-cell table:style-name="ce397"/>
          <table:table-cell table:style-name="ce397" table:formula="of:=[.F749]-[.C750]+[.D750]" office:value-type="float" office:value="118928.83" calcext:value-type="float">
            <text:p>118.928,83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/>
          <table:table-cell table:style-name="ce370" office:value-type="string" calcext:value-type="string">
            <text:p>bch faizi</text:p>
          </table:table-cell>
          <table:table-cell table:style-name="ce397"/>
          <table:table-cell table:style-name="ce397" office:value-type="float" office:value="4860" calcext:value-type="float">
            <text:p>4.860,00</text:p>
          </table:table-cell>
          <table:table-cell table:style-name="ce397"/>
          <table:table-cell table:style-name="ce397" table:formula="of:=[.F750]-[.C751]+[.D751]" office:value-type="float" office:value="123788.83" calcext:value-type="float">
            <text:p>123.788,83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6" office:value-type="date" office:date-value="2017-02-14" calcext:value-type="date">
            <text:p>14.02.2017</text:p>
          </table:table-cell>
          <table:table-cell table:style-name="ce370" office:value-type="string" calcext:value-type="string">
            <text:p>hvl 800</text:p>
          </table:table-cell>
          <table:table-cell table:style-name="ce397"/>
          <table:table-cell table:style-name="ce397" office:value-type="float" office:value="4000" calcext:value-type="float">
            <text:p>4.000,00</text:p>
          </table:table-cell>
          <table:table-cell table:style-name="ce397"/>
          <table:table-cell table:style-name="ce397" table:formula="of:=[.F751]-[.C752]+[.D752]" office:value-type="float" office:value="127788.83" calcext:value-type="float">
            <text:p>127.788,83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6" office:value-type="date" office:date-value="2017-02-12" calcext:value-type="date">
            <text:p>12.02.2017</text:p>
          </table:table-cell>
          <table:table-cell table:style-name="ce370" office:value-type="string" calcext:value-type="string">
            <text:p>İŞ KREDİ 2/36. TAKSİT</text:p>
          </table:table-cell>
          <table:table-cell table:style-name="ce397"/>
          <table:table-cell table:style-name="ce397" office:value-type="float" office:value="3345" calcext:value-type="float">
            <text:p>3.345,00</text:p>
          </table:table-cell>
          <table:table-cell table:style-name="ce397"/>
          <table:table-cell table:style-name="ce397" table:formula="of:=[.F752]-[.C753]+[.D753]" office:value-type="float" office:value="131133.83" calcext:value-type="float">
            <text:p>131.133,83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3" office:value-type="date" office:date-value="2017-01-26" calcext:value-type="date">
            <text:p>26.01.17</text:p>
          </table:table-cell>
          <table:table-cell table:style-name="ce370" office:value-type="string" calcext:value-type="string">
            <text:p>DENİZ KREDİ 29/60. TAKSİT</text:p>
          </table:table-cell>
          <table:table-cell table:style-name="ce397"/>
          <table:table-cell table:style-name="ce397" office:value-type="float" office:value="6765" calcext:value-type="float">
            <text:p>6.765,00</text:p>
          </table:table-cell>
          <table:table-cell table:style-name="ce397"/>
          <table:table-cell table:style-name="ce397" table:formula="of:=[.F753]-[.C754]+[.D754]" office:value-type="float" office:value="137898.83" calcext:value-type="float">
            <text:p>137.898,83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6" office:value-type="date" office:date-value="2017-01-12" calcext:value-type="date">
            <text:p>12.01.2017</text:p>
          </table:table-cell>
          <table:table-cell table:style-name="ce370" office:value-type="string" calcext:value-type="string">
            <text:p>İŞ KREDİ 1/36. TAKSİT</text:p>
          </table:table-cell>
          <table:table-cell table:style-name="ce397"/>
          <table:table-cell table:style-name="ce397" office:value-type="float" office:value="3345" calcext:value-type="float">
            <text:p>3.345,00</text:p>
          </table:table-cell>
          <table:table-cell table:style-name="ce397"/>
          <table:table-cell table:style-name="ce397" table:formula="of:=[.F754]-[.C755]+[.D755]" office:value-type="float" office:value="141243.83" calcext:value-type="float">
            <text:p>141.243,83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/>
          <table:table-cell table:style-name="ce370" office:value-type="string" calcext:value-type="string">
            <text:p>atila ya maden</text:p>
          </table:table-cell>
          <table:table-cell table:style-name="ce397"/>
          <table:table-cell table:style-name="ce397" office:value-type="float" office:value="20000" calcext:value-type="float">
            <text:p>20.000,00</text:p>
          </table:table-cell>
          <table:table-cell table:style-name="ce397"/>
          <table:table-cell table:style-name="ce397" table:formula="of:=[.F755]-[.C756]+[.D756]" office:value-type="float" office:value="161243.83" calcext:value-type="float">
            <text:p>161.243,83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/>
          <table:table-cell table:style-name="ce370" office:value-type="string" calcext:value-type="string">
            <text:p>ali ye maden</text:p>
          </table:table-cell>
          <table:table-cell table:style-name="ce397"/>
          <table:table-cell table:style-name="ce397" office:value-type="float" office:value="19800" calcext:value-type="float">
            <text:p>19.800,00</text:p>
          </table:table-cell>
          <table:table-cell table:style-name="ce397"/>
          <table:table-cell table:style-name="ce397" table:formula="of:=[.F756]-[.C757]+[.D757]" office:value-type="float" office:value="181043.83" calcext:value-type="float">
            <text:p>181.043,83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/>
          <table:table-cell table:style-name="ce370" office:value-type="string" calcext:value-type="string">
            <text:p>hvl balmer</text:p>
          </table:table-cell>
          <table:table-cell table:style-name="ce397"/>
          <table:table-cell table:style-name="ce397" office:value-type="float" office:value="5000" calcext:value-type="float">
            <text:p>5.000,00</text:p>
          </table:table-cell>
          <table:table-cell table:style-name="ce397"/>
          <table:table-cell table:style-name="ce397" table:formula="of:=[.F757]-[.C758]+[.D758]" office:value-type="float" office:value="186043.83" calcext:value-type="float">
            <text:p>186.043,83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/>
          <table:table-cell table:style-name="ce370" office:value-type="string" calcext:value-type="string">
            <text:p>hvl balmer</text:p>
          </table:table-cell>
          <table:table-cell table:style-name="ce397"/>
          <table:table-cell table:style-name="ce397" office:value-type="float" office:value="12000" calcext:value-type="float">
            <text:p>12.000,00</text:p>
          </table:table-cell>
          <table:table-cell table:style-name="ce397"/>
          <table:table-cell table:style-name="ce397" table:formula="of:=[.F758]-[.C759]+[.D759]" office:value-type="float" office:value="198043.83" calcext:value-type="float">
            <text:p>198.043,83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/>
          <table:table-cell table:style-name="ce370" office:value-type="string" calcext:value-type="string">
            <text:p>hvl 800</text:p>
          </table:table-cell>
          <table:table-cell table:style-name="ce397"/>
          <table:table-cell table:style-name="ce397" office:value-type="float" office:value="4000" calcext:value-type="float">
            <text:p>4.000,00</text:p>
          </table:table-cell>
          <table:table-cell table:style-name="ce397"/>
          <table:table-cell table:style-name="ce397" table:formula="of:=[.F759]-[.C760]+[.D760]" office:value-type="float" office:value="202043.83" calcext:value-type="float">
            <text:p>202.043,83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/>
          <table:table-cell table:style-name="ce370" office:value-type="string" calcext:value-type="string">
            <text:p>ssk</text:p>
          </table:table-cell>
          <table:table-cell table:style-name="ce397"/>
          <table:table-cell table:style-name="ce397" office:value-type="float" office:value="1160" calcext:value-type="float">
            <text:p>1.160,00</text:p>
          </table:table-cell>
          <table:table-cell table:style-name="ce397"/>
          <table:table-cell table:style-name="ce397" table:formula="of:=[.F760]-[.C761]+[.D761]" office:value-type="float" office:value="203203.83" calcext:value-type="float">
            <text:p>203.203,83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4"/>
          <table:table-cell table:style-name="ce370" office:value-type="string" calcext:value-type="string">
            <text:p>hvl 800</text:p>
          </table:table-cell>
          <table:table-cell table:style-name="ce397"/>
          <table:table-cell table:style-name="ce397" office:value-type="float" office:value="1500" calcext:value-type="float">
            <text:p>1.500,00</text:p>
          </table:table-cell>
          <table:table-cell table:style-name="ce397"/>
          <table:table-cell table:style-name="ce397" table:formula="of:=[.F761]-[.C762]+[.D762]" office:value-type="float" office:value="204703.83" calcext:value-type="float">
            <text:p>204.703,83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3"/>
          <table:table-cell table:style-name="ce370" office:value-type="string" calcext:value-type="string">
            <text:p>ali ye</text:p>
          </table:table-cell>
          <table:table-cell table:style-name="ce397"/>
          <table:table-cell table:style-name="ce397" office:value-type="float" office:value="10000" calcext:value-type="float">
            <text:p>10.000,00</text:p>
          </table:table-cell>
          <table:table-cell table:style-name="ce397"/>
          <table:table-cell table:style-name="ce397" table:formula="of:=[.F762]-[.C763]+[.D763]" office:value-type="float" office:value="214703.83" calcext:value-type="float">
            <text:p>214.703,83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/>
          <table:table-cell table:style-name="ce370" office:value-type="string" calcext:value-type="string">
            <text:p>hvl 800</text:p>
          </table:table-cell>
          <table:table-cell table:style-name="ce397"/>
          <table:table-cell table:style-name="ce397" office:value-type="float" office:value="2500" calcext:value-type="float">
            <text:p>2.500,00</text:p>
          </table:table-cell>
          <table:table-cell table:style-name="ce397"/>
          <table:table-cell table:style-name="ce397" table:formula="of:=[.F763]-[.C764]+[.D764]" office:value-type="float" office:value="217203.83" calcext:value-type="float">
            <text:p>217.203,83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/>
          <table:table-cell table:style-name="ce370" office:value-type="string" calcext:value-type="string">
            <text:p>vakıf kredi</text:p>
          </table:table-cell>
          <table:table-cell table:style-name="ce397"/>
          <table:table-cell table:style-name="ce397" office:value-type="float" office:value="30000" calcext:value-type="float">
            <text:p>30.000,00</text:p>
          </table:table-cell>
          <table:table-cell table:style-name="ce397"/>
          <table:table-cell table:style-name="ce397" table:formula="of:=[.F764]-[.C765]+[.D765]" office:value-type="float" office:value="247203.83" calcext:value-type="float">
            <text:p>247.203,83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/>
          <table:table-cell table:style-name="ce370" office:value-type="string" calcext:value-type="string">
            <text:p>iş 800 e havale</text:p>
          </table:table-cell>
          <table:table-cell table:style-name="ce397"/>
          <table:table-cell table:style-name="ce397" office:value-type="float" office:value="5000" calcext:value-type="float">
            <text:p>5.000,00</text:p>
          </table:table-cell>
          <table:table-cell table:style-name="ce397"/>
          <table:table-cell table:style-name="ce397" table:formula="of:=[.F765]-[.C766]+[.D766]" office:value-type="float" office:value="252203.83" calcext:value-type="float">
            <text:p>252.203,83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5" office:value-type="date" office:date-value="2017-01-05" calcext:value-type="date">
            <text:p>05.Oca</text:p>
          </table:table-cell>
          <table:table-cell table:style-name="ce370" office:value-type="string" calcext:value-type="string">
            <text:p>eman çek</text:p>
          </table:table-cell>
          <table:table-cell table:style-name="ce397" office:value-type="float" office:value="60000" calcext:value-type="float">
            <text:p>60.000,00</text:p>
          </table:table-cell>
          <table:table-cell table:style-name="ce397"/>
          <table:table-cell table:style-name="ce409"/>
          <table:table-cell table:style-name="ce397" table:formula="of:=[.F766]-[.C767]+[.D767]" office:value-type="float" office:value="192203.83" calcext:value-type="float">
            <text:p>192.203,83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Default" table:number-columns-repeated="5"/>
          <table:table-cell table:style-name="ce397" table:formula="of:=[.F767]-[.C768]+[.D768]" office:value-type="float" office:value="192203.83" calcext:value-type="float">
            <text:p>192.203,83</text:p>
          </table:table-cell>
          <table:table-cell table:style-name="Default"/>
          <table:table-cell table:number-columns-repeated="976"/>
        </table:table-row>
        <table:table-row table:style-name="ro3">
          <table:table-cell table:style-name="ce362" office:value-type="date" office:date-value="2017-04-20" calcext:value-type="date">
            <text:p>20.04.2017</text:p>
          </table:table-cell>
          <table:table-cell table:style-name="ce370" office:value-type="string" calcext:value-type="string">
            <text:p>ayşe kat 3</text:p>
          </table:table-cell>
          <table:table-cell table:style-name="ce397" office:value-type="float" office:value="165000" calcext:value-type="float">
            <text:p>165.000,00</text:p>
          </table:table-cell>
          <table:table-cell table:style-name="ce397" table:number-columns-repeated="2"/>
          <table:table-cell table:style-name="ce397" table:formula="of:=[.F768]-[.C769]+[.D769]" office:value-type="float" office:value="27203.8299999999" calcext:value-type="float">
            <text:p>27.203,83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 office:value-type="date" office:date-value="2017-04-20" calcext:value-type="date">
            <text:p>20.04.2017</text:p>
          </table:table-cell>
          <table:table-cell table:style-name="ce370" office:value-type="string" calcext:value-type="string">
            <text:p>İş 800 yatan</text:p>
          </table:table-cell>
          <table:table-cell table:style-name="ce397"/>
          <table:table-cell table:style-name="ce397" office:value-type="float" office:value="100000" calcext:value-type="float">
            <text:p>100.000,00</text:p>
          </table:table-cell>
          <table:table-cell table:style-name="ce397"/>
          <table:table-cell table:style-name="ce397" table:formula="of:=[.F769]-[.C770]+[.D770]" office:value-type="float" office:value="127203.83" calcext:value-type="float">
            <text:p>127.203,83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/>
          <table:table-cell table:style-name="ce370"/>
          <table:table-cell table:style-name="ce397" table:number-columns-repeated="3"/>
          <table:table-cell table:style-name="ce397" table:formula="of:=[.F770]-[.C771]+[.D771]" office:value-type="float" office:value="127203.83" calcext:value-type="float">
            <text:p>127.203,83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6" office:value-type="date" office:date-value="2017-03-12" calcext:value-type="date">
            <text:p>12.03.2017</text:p>
          </table:table-cell>
          <table:table-cell table:style-name="ce370" office:value-type="string" calcext:value-type="string">
            <text:p>İŞ KREDİ 3/36. TAKSİT</text:p>
          </table:table-cell>
          <table:table-cell table:style-name="ce397"/>
          <table:table-cell table:style-name="ce406" office:value-type="float" office:value="3335" calcext:value-type="float">
            <text:p>3.335,00</text:p>
          </table:table-cell>
          <table:table-cell table:style-name="ce397"/>
          <table:table-cell table:style-name="ce397" table:formula="of:=[.F771]-[.C772]+[.D772]" office:value-type="float" office:value="130538.83" calcext:value-type="float">
            <text:p>130.538,83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6" office:value-type="date" office:date-value="2017-04-12" calcext:value-type="date">
            <text:p>12.04.2017</text:p>
          </table:table-cell>
          <table:table-cell table:style-name="ce370" office:value-type="string" calcext:value-type="string">
            <text:p>İŞ KREDİ 4/36. TAKSİT</text:p>
          </table:table-cell>
          <table:table-cell table:style-name="ce397"/>
          <table:table-cell table:style-name="ce406" office:value-type="float" office:value="3335" calcext:value-type="float">
            <text:p>3.335,00</text:p>
          </table:table-cell>
          <table:table-cell table:style-name="ce397"/>
          <table:table-cell table:style-name="ce397" table:formula="of:=[.F772]-[.C773]+[.D773]" office:value-type="float" office:value="133873.83" calcext:value-type="float">
            <text:p>133.873,83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3" office:value-type="date" office:date-value="2017-03-26" calcext:value-type="date">
            <text:p>26.03.17</text:p>
          </table:table-cell>
          <table:table-cell table:style-name="ce370" office:value-type="string" calcext:value-type="string">
            <text:p>DENİZ KREDİ 31/60. TAKSİT</text:p>
          </table:table-cell>
          <table:table-cell table:style-name="ce397"/>
          <table:table-cell table:style-name="ce397" office:value-type="float" office:value="6765" calcext:value-type="float">
            <text:p>6.765,00</text:p>
          </table:table-cell>
          <table:table-cell table:style-name="ce397"/>
          <table:table-cell table:style-name="ce397" table:formula="of:=[.F773]-[.C774]+[.D774]" office:value-type="float" office:value="140638.83" calcext:value-type="float">
            <text:p>140.638,83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/>
          <table:table-cell table:style-name="ce370" office:value-type="string" calcext:value-type="string">
            <text:p>deniz kredi kapatma</text:p>
          </table:table-cell>
          <table:table-cell table:style-name="ce397"/>
          <table:table-cell table:style-name="ce397" office:value-type="float" office:value="169310" calcext:value-type="float">
            <text:p>169.310,00</text:p>
          </table:table-cell>
          <table:table-cell table:style-name="ce397"/>
          <table:table-cell table:style-name="ce397" table:formula="of:=[.F774]-[.C775]+[.D775]" office:value-type="float" office:value="309948.83" calcext:value-type="float">
            <text:p>309.948,83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/>
          <table:table-cell table:style-name="ce370" office:value-type="string" calcext:value-type="string">
            <text:p>deniz tapu için</text:p>
          </table:table-cell>
          <table:table-cell table:style-name="ce397"/>
          <table:table-cell table:style-name="ce397" office:value-type="float" office:value="20" calcext:value-type="float">
            <text:p>20,00</text:p>
          </table:table-cell>
          <table:table-cell table:style-name="ce397"/>
          <table:table-cell table:style-name="ce397" table:formula="of:=[.F775]-[.C776]+[.D776]" office:value-type="float" office:value="309968.83" calcext:value-type="float">
            <text:p>309.968,83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 office:value-type="date" office:date-value="2017-03-10" calcext:value-type="date">
            <text:p>10.03.2017</text:p>
          </table:table-cell>
          <table:table-cell table:style-name="ce370" office:value-type="string" calcext:value-type="string">
            <text:p>aliye </text:p>
          </table:table-cell>
          <table:table-cell table:style-name="ce397"/>
          <table:table-cell table:style-name="ce397" office:value-type="float" office:value="400" calcext:value-type="float">
            <text:p>400,00</text:p>
          </table:table-cell>
          <table:table-cell table:style-name="ce397"/>
          <table:table-cell table:style-name="ce397" table:formula="of:=[.F776]-[.C777]+[.D777]" office:value-type="float" office:value="310368.83" calcext:value-type="float">
            <text:p>310.368,83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/>
          <table:table-cell table:style-name="ce370" office:value-type="string" calcext:value-type="string">
            <text:p>hızarhane yıkama kira iş 800 havale</text:p>
          </table:table-cell>
          <table:table-cell table:style-name="ce397"/>
          <table:table-cell table:style-name="ce397" office:value-type="float" office:value="15400" calcext:value-type="float">
            <text:p>15.400,00</text:p>
          </table:table-cell>
          <table:table-cell table:style-name="ce397"/>
          <table:table-cell table:style-name="ce397" table:formula="of:=[.F777]-[.C778]+[.D778]" office:value-type="float" office:value="325768.83" calcext:value-type="float">
            <text:p>325.768,83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6" office:value-type="date" office:date-value="2017-05-12" calcext:value-type="date">
            <text:p>12.05.2017</text:p>
          </table:table-cell>
          <table:table-cell table:style-name="ce370" office:value-type="string" calcext:value-type="string">
            <text:p>İŞ KREDİ 5/36. TAKSİT</text:p>
          </table:table-cell>
          <table:table-cell table:style-name="ce397"/>
          <table:table-cell table:style-name="ce406" office:value-type="float" office:value="3335" calcext:value-type="float">
            <text:p>3.335,00</text:p>
          </table:table-cell>
          <table:table-cell table:style-name="ce397"/>
          <table:table-cell table:style-name="ce397" table:formula="of:=[.F778]-[.C779]+[.D779]" office:value-type="float" office:value="329103.83" calcext:value-type="float">
            <text:p>329.103,83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 office:value-type="date" office:date-value="2017-05-31" calcext:value-type="date">
            <text:p>31.05.2017</text:p>
          </table:table-cell>
          <table:table-cell table:style-name="ce370" office:value-type="string" calcext:value-type="string">
            <text:p>aliye</text:p>
          </table:table-cell>
          <table:table-cell table:style-name="ce397"/>
          <table:table-cell table:style-name="ce397" office:value-type="float" office:value="25000" calcext:value-type="float">
            <text:p>25.000,00</text:p>
          </table:table-cell>
          <table:table-cell table:style-name="ce397"/>
          <table:table-cell table:style-name="ce397" table:formula="of:=[.F779]-[.C780]+[.D780]" office:value-type="float" office:value="354103.83" calcext:value-type="float">
            <text:p>354.103,83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 office:value-type="date" office:date-value="2017-05-29" calcext:value-type="date">
            <text:p>29.05.2017</text:p>
          </table:table-cell>
          <table:table-cell table:style-name="ce370" office:value-type="string" calcext:value-type="string">
            <text:p>aliye yapılandırma</text:p>
          </table:table-cell>
          <table:table-cell table:style-name="ce397"/>
          <table:table-cell table:style-name="ce397" office:value-type="float" office:value="10000" calcext:value-type="float">
            <text:p>10.000,00</text:p>
          </table:table-cell>
          <table:table-cell table:style-name="ce397"/>
          <table:table-cell table:style-name="ce397" table:formula="of:=[.F780]-[.C781]+[.D781]" office:value-type="float" office:value="364103.83" calcext:value-type="float">
            <text:p>364.103,83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 office:value-type="date" office:date-value="2017-05-23" calcext:value-type="date">
            <text:p>23.05.2017</text:p>
          </table:table-cell>
          <table:table-cell table:style-name="ce370" office:value-type="string" calcext:value-type="string">
            <text:p>aliye</text:p>
          </table:table-cell>
          <table:table-cell table:style-name="ce397"/>
          <table:table-cell table:style-name="ce397" office:value-type="float" office:value="1000" calcext:value-type="float">
            <text:p>1.000,00</text:p>
          </table:table-cell>
          <table:table-cell table:style-name="ce397"/>
          <table:table-cell table:style-name="ce397" table:formula="of:=[.F781]-[.C782]+[.D782]" office:value-type="float" office:value="365103.83" calcext:value-type="float">
            <text:p>365.103,83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/>
          <table:table-cell table:style-name="ce370" office:value-type="string" calcext:value-type="string">
            <text:p>mozaik</text:p>
          </table:table-cell>
          <table:table-cell table:style-name="ce397" office:value-type="float" office:value="10" calcext:value-type="float">
            <text:p>10,00</text:p>
          </table:table-cell>
          <table:table-cell table:style-name="ce397" table:number-columns-repeated="2"/>
          <table:table-cell table:style-name="ce397" table:formula="of:=[.F782]-[.C783]+[.D783]" office:value-type="float" office:value="365093.83" calcext:value-type="float">
            <text:p>365.093,83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/>
          <table:table-cell table:style-name="ce370" office:value-type="string" calcext:value-type="string">
            <text:p>mermer</text:p>
          </table:table-cell>
          <table:table-cell table:style-name="ce397" office:value-type="float" office:value="50" calcext:value-type="float">
            <text:p>50,00</text:p>
          </table:table-cell>
          <table:table-cell table:style-name="ce397" table:number-columns-repeated="2"/>
          <table:table-cell table:style-name="ce397" table:formula="of:=[.F783]-[.C784]+[.D784]" office:value-type="float" office:value="365043.83" calcext:value-type="float">
            <text:p>365.043,83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 office:value-type="date" office:date-value="2017-05-18" calcext:value-type="date">
            <text:p>18.05.2017</text:p>
          </table:table-cell>
          <table:table-cell table:style-name="ce370" office:value-type="string" calcext:value-type="string">
            <text:p>aliye <text:s/></text:p>
          </table:table-cell>
          <table:table-cell table:style-name="ce397"/>
          <table:table-cell table:style-name="ce397" office:value-type="float" office:value="500" calcext:value-type="float">
            <text:p>500,00</text:p>
          </table:table-cell>
          <table:table-cell table:style-name="ce397"/>
          <table:table-cell table:style-name="ce397" table:formula="of:=[.F784]-[.C785]+[.D785]" office:value-type="float" office:value="365543.83" calcext:value-type="float">
            <text:p>365.543,83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/>
          <table:table-cell table:style-name="ce370" office:value-type="string" calcext:value-type="string">
            <text:p>mozaik</text:p>
          </table:table-cell>
          <table:table-cell table:style-name="ce397" office:value-type="float" office:value="40" calcext:value-type="float">
            <text:p>40,00</text:p>
          </table:table-cell>
          <table:table-cell table:style-name="ce397" table:number-columns-repeated="2"/>
          <table:table-cell table:style-name="ce397" table:formula="of:=[.F785]-[.C786]+[.D786]" office:value-type="float" office:value="365503.83" calcext:value-type="float">
            <text:p>365.503,83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/>
          <table:table-cell table:style-name="ce370" office:value-type="string" calcext:value-type="string">
            <text:p>b çim</text:p>
          </table:table-cell>
          <table:table-cell table:style-name="ce397" office:value-type="float" office:value="30" calcext:value-type="float">
            <text:p>30,00</text:p>
          </table:table-cell>
          <table:table-cell table:style-name="ce397" table:number-columns-repeated="2"/>
          <table:table-cell table:style-name="ce397" table:formula="of:=[.F786]-[.C787]+[.D787]" office:value-type="float" office:value="365473.83" calcext:value-type="float">
            <text:p>365.473,83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/>
          <table:table-cell table:style-name="ce370" office:value-type="string" calcext:value-type="string">
            <text:p>mozaik</text:p>
          </table:table-cell>
          <table:table-cell table:style-name="ce397" office:value-type="float" office:value="50" calcext:value-type="float">
            <text:p>50,00</text:p>
          </table:table-cell>
          <table:table-cell table:style-name="ce397" table:number-columns-repeated="2"/>
          <table:table-cell table:style-name="ce397" table:formula="of:=[.F787]-[.C788]+[.D788]" office:value-type="float" office:value="365423.83" calcext:value-type="float">
            <text:p>365.423,83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/>
          <table:table-cell table:style-name="ce370" office:value-type="string" calcext:value-type="string">
            <text:p>mozaik</text:p>
          </table:table-cell>
          <table:table-cell table:style-name="ce397" office:value-type="float" office:value="30" calcext:value-type="float">
            <text:p>30,00</text:p>
          </table:table-cell>
          <table:table-cell table:style-name="ce397" table:number-columns-repeated="2"/>
          <table:table-cell table:style-name="ce397" table:formula="of:=[.F788]-[.C789]+[.D789]" office:value-type="float" office:value="365393.83" calcext:value-type="float">
            <text:p>365.393,83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/>
          <table:table-cell table:style-name="ce370" office:value-type="string" calcext:value-type="string">
            <text:p>aliye kçk altın</text:p>
          </table:table-cell>
          <table:table-cell table:style-name="ce397"/>
          <table:table-cell table:style-name="ce397" office:value-type="float" office:value="240" calcext:value-type="float">
            <text:p>240,00</text:p>
          </table:table-cell>
          <table:table-cell table:style-name="ce397"/>
          <table:table-cell table:style-name="ce397" table:formula="of:=[.F789]-[.C790]+[.D790]" office:value-type="float" office:value="365633.83" calcext:value-type="float">
            <text:p>365.633,83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/>
          <table:table-cell table:style-name="ce370" office:value-type="string" calcext:value-type="string">
            <text:p>aliden</text:p>
          </table:table-cell>
          <table:table-cell table:style-name="ce397" office:value-type="float" office:value="400" calcext:value-type="float">
            <text:p>400,00</text:p>
          </table:table-cell>
          <table:table-cell table:style-name="ce397" table:number-columns-repeated="2"/>
          <table:table-cell table:style-name="ce397" table:formula="of:=[.F790]-[.C791]+[.D791]" office:value-type="float" office:value="365233.83" calcext:value-type="float">
            <text:p>365.233,83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/>
          <table:table-cell table:style-name="ce370" office:value-type="string" calcext:value-type="string">
            <text:p>ayşe kat 1</text:p>
          </table:table-cell>
          <table:table-cell table:style-name="ce397" office:value-type="float" office:value="107500" calcext:value-type="float">
            <text:p>107.500,00</text:p>
          </table:table-cell>
          <table:table-cell table:style-name="ce397" table:number-columns-repeated="2"/>
          <table:table-cell table:style-name="ce397" table:formula="of:=[.F791]-[.C792]+[.D792]" office:value-type="float" office:value="257733.83" calcext:value-type="float">
            <text:p>257.733,83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/>
          <table:table-cell table:style-name="ce370" office:value-type="string" calcext:value-type="string">
            <text:p>ayşe kat 2</text:p>
          </table:table-cell>
          <table:table-cell table:style-name="ce397" office:value-type="float" office:value="175000" calcext:value-type="float">
            <text:p>175.000,00</text:p>
          </table:table-cell>
          <table:table-cell table:style-name="ce397" table:number-columns-repeated="2"/>
          <table:table-cell table:style-name="ce397" table:formula="of:=[.F792]-[.C793]+[.D793]" office:value-type="float" office:value="82733.83" calcext:value-type="float">
            <text:p>82.733,83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 office:value-type="date" office:date-value="2017-09-10" calcext:value-type="date">
            <text:p>10.09.2017</text:p>
          </table:table-cell>
          <table:table-cell table:style-name="ce370" office:value-type="string" calcext:value-type="string">
            <text:p>aliye emlakçı kiracıdan gokhan</text:p>
          </table:table-cell>
          <table:table-cell table:style-name="ce397"/>
          <table:table-cell table:style-name="ce397" office:value-type="float" office:value="400" calcext:value-type="float">
            <text:p>400,00</text:p>
          </table:table-cell>
          <table:table-cell table:style-name="ce397"/>
          <table:table-cell table:style-name="ce397" table:formula="of:=[.F793]-[.C794]+[.D794]" office:value-type="float" office:value="83133.83" calcext:value-type="float">
            <text:p>83.133,83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/>
          <table:table-cell table:style-name="ce370" office:value-type="string" calcext:value-type="string">
            <text:p>bayraktar emlakçı samet kk geçildi</text:p>
          </table:table-cell>
          <table:table-cell table:style-name="ce397"/>
          <table:table-cell table:style-name="ce397" office:value-type="float" office:value="300" calcext:value-type="float">
            <text:p>300,00</text:p>
          </table:table-cell>
          <table:table-cell table:style-name="ce397"/>
          <table:table-cell table:style-name="ce397" table:formula="of:=[.F794]-[.C795]+[.D795]" office:value-type="float" office:value="83433.83" calcext:value-type="float">
            <text:p>83.433,83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/>
          <table:table-cell table:style-name="ce370" office:value-type="string" calcext:value-type="string">
            <text:p>murat ticaret emlakçı samet kk geçildi</text:p>
          </table:table-cell>
          <table:table-cell table:style-name="ce397"/>
          <table:table-cell table:style-name="ce406" office:value-type="float" office:value="500" calcext:value-type="float">
            <text:p>500,00</text:p>
          </table:table-cell>
          <table:table-cell table:style-name="ce397"/>
          <table:table-cell table:style-name="ce397" table:formula="of:=[.F795]-[.C796]+[.D796]" office:value-type="float" office:value="83933.83" calcext:value-type="float">
            <text:p>83.933,83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6" office:value-type="date" office:date-value="2017-07-12" calcext:value-type="date">
            <text:p>12.07.2017</text:p>
          </table:table-cell>
          <table:table-cell table:style-name="ce370" office:value-type="string" calcext:value-type="string">
            <text:p>İŞ KREDİ 7/36. TAKSİT</text:p>
          </table:table-cell>
          <table:table-cell table:style-name="ce397"/>
          <table:table-cell table:style-name="ce397" office:value-type="float" office:value="3335" calcext:value-type="float">
            <text:p>3.335,00</text:p>
          </table:table-cell>
          <table:table-cell table:style-name="ce397"/>
          <table:table-cell table:style-name="ce397" table:formula="of:=[.F796]-[.C797]+[.D797]" office:value-type="float" office:value="87268.83" calcext:value-type="float">
            <text:p>87.268,83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6" office:value-type="date" office:date-value="2017-07-12" calcext:value-type="date">
            <text:p>12.07.2017</text:p>
          </table:table-cell>
          <table:table-cell table:style-name="ce370" office:value-type="string" calcext:value-type="string">
            <text:p>aliden İŞ KREDİ 7/36 için alınan</text:p>
          </table:table-cell>
          <table:table-cell table:style-name="ce397" office:value-type="float" office:value="3335" calcext:value-type="float">
            <text:p>3.335,00</text:p>
          </table:table-cell>
          <table:table-cell table:style-name="ce406"/>
          <table:table-cell table:style-name="ce397"/>
          <table:table-cell table:style-name="ce397" table:formula="of:=[.F797]-[.C798]+[.D798]" office:value-type="float" office:value="83933.83" calcext:value-type="float">
            <text:p>83.933,83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6" office:value-type="date" office:date-value="2017-06-12" calcext:value-type="date">
            <text:p>12.06.2017</text:p>
          </table:table-cell>
          <table:table-cell table:style-name="ce370" office:value-type="string" calcext:value-type="string">
            <text:p>İŞ KREDİ 6/36. TAKSİT</text:p>
          </table:table-cell>
          <table:table-cell table:style-name="ce397"/>
          <table:table-cell table:style-name="ce406" office:value-type="float" office:value="3335" calcext:value-type="float">
            <text:p>3.335,00</text:p>
          </table:table-cell>
          <table:table-cell table:style-name="ce397"/>
          <table:table-cell table:style-name="ce397" table:formula="of:=[.F798]-[.C799]+[.D799]" office:value-type="float" office:value="87268.83" calcext:value-type="float">
            <text:p>87.268,83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 office:value-type="date" office:date-value="2017-06-30" calcext:value-type="date">
            <text:p>30.06.2017</text:p>
          </table:table-cell>
          <table:table-cell table:style-name="ce370" office:value-type="string" calcext:value-type="string">
            <text:p>aliye</text:p>
          </table:table-cell>
          <table:table-cell table:style-name="ce397"/>
          <table:table-cell table:style-name="ce397" office:value-type="float" office:value="20000" calcext:value-type="float">
            <text:p>20.000,00</text:p>
          </table:table-cell>
          <table:table-cell table:style-name="ce397"/>
          <table:table-cell table:style-name="ce397" table:formula="of:=[.F799]-[.C800]+[.D800]" office:value-type="float" office:value="107268.83" calcext:value-type="float">
            <text:p>107.268,83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 office:value-type="date" office:date-value="2017-06-30" calcext:value-type="date">
            <text:p>30.06.2017</text:p>
          </table:table-cell>
          <table:table-cell table:style-name="ce370" office:value-type="string" calcext:value-type="string">
            <text:p>ali sivas benzinci çeki (ali paşa yıkama kira)</text:p>
          </table:table-cell>
          <table:table-cell table:style-name="ce397"/>
          <table:table-cell table:style-name="ce397" office:value-type="float" office:value="15000" calcext:value-type="float">
            <text:p>15.000,00</text:p>
          </table:table-cell>
          <table:table-cell table:style-name="ce397"/>
          <table:table-cell table:style-name="ce397" table:formula="of:=[.F800]-[.C801]+[.D801]" office:value-type="float" office:value="122268.83" calcext:value-type="float">
            <text:p>122.268,83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/>
          <table:table-cell table:style-name="ce370" office:value-type="string" calcext:value-type="string">
            <text:p>karo</text:p>
          </table:table-cell>
          <table:table-cell table:style-name="ce397" office:value-type="float" office:value="230" calcext:value-type="float">
            <text:p>230,00</text:p>
          </table:table-cell>
          <table:table-cell table:style-name="ce397" table:number-columns-repeated="2"/>
          <table:table-cell table:style-name="ce397" table:formula="of:=[.F801]-[.C802]+[.D802]" office:value-type="float" office:value="122038.83" calcext:value-type="float">
            <text:p>122.038,83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 office:value-type="date" office:date-value="2017-06-06" calcext:value-type="date">
            <text:p>06.06.2017</text:p>
          </table:table-cell>
          <table:table-cell table:style-name="ce370" office:value-type="string" calcext:value-type="string">
            <text:p>aliye</text:p>
          </table:table-cell>
          <table:table-cell table:style-name="ce397"/>
          <table:table-cell table:style-name="ce397" office:value-type="float" office:value="25000" calcext:value-type="float">
            <text:p>25.000,00</text:p>
          </table:table-cell>
          <table:table-cell table:style-name="ce397"/>
          <table:table-cell table:style-name="ce397" table:formula="of:=[.F802]-[.C803]+[.D803]" office:value-type="float" office:value="147038.83" calcext:value-type="float">
            <text:p>147.038,83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 office:value-type="date" office:date-value="2017-08-23" calcext:value-type="date">
            <text:p>23.08.2017</text:p>
          </table:table-cell>
          <table:table-cell table:style-name="ce370" office:value-type="string" calcext:value-type="string">
            <text:p>vakıfbanka yatan</text:p>
          </table:table-cell>
          <table:table-cell table:style-name="ce397"/>
          <table:table-cell table:style-name="ce397" office:value-type="float" office:value="100" calcext:value-type="float">
            <text:p>100,00</text:p>
          </table:table-cell>
          <table:table-cell table:style-name="ce397"/>
          <table:table-cell table:style-name="ce397" table:formula="of:=[.F803]-[.C804]+[.D804]" office:value-type="float" office:value="147138.83" calcext:value-type="float">
            <text:p>147.138,83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 office:value-type="date" office:date-value="2017-08-18" calcext:value-type="date">
            <text:p>18.08.2017</text:p>
          </table:table-cell>
          <table:table-cell table:style-name="ce370" office:value-type="string" calcext:value-type="string">
            <text:p>denizlik</text:p>
          </table:table-cell>
          <table:table-cell table:style-name="ce397" office:value-type="float" office:value="150" calcext:value-type="float">
            <text:p>150,00</text:p>
          </table:table-cell>
          <table:table-cell table:style-name="ce397" table:number-columns-repeated="2"/>
          <table:table-cell table:style-name="ce397" table:formula="of:=[.F804]-[.C805]+[.D805]" office:value-type="float" office:value="146988.83" calcext:value-type="float">
            <text:p>146.988,83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 office:value-type="date" office:date-value="2017-08-17" calcext:value-type="date">
            <text:p>17.08.2017</text:p>
          </table:table-cell>
          <table:table-cell table:style-name="ce370" office:value-type="string" calcext:value-type="string">
            <text:p>karo</text:p>
          </table:table-cell>
          <table:table-cell table:style-name="ce397" office:value-type="float" office:value="75" calcext:value-type="float">
            <text:p>75,00</text:p>
          </table:table-cell>
          <table:table-cell table:style-name="ce397" table:number-columns-repeated="2"/>
          <table:table-cell table:style-name="ce397" table:formula="of:=[.F805]-[.C806]+[.D806]" office:value-type="float" office:value="146913.83" calcext:value-type="float">
            <text:p>146.913,83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/>
          <table:table-cell table:style-name="ce370" office:value-type="string" calcext:value-type="string">
            <text:p>aliye</text:p>
          </table:table-cell>
          <table:table-cell table:style-name="ce397"/>
          <table:table-cell table:style-name="ce397" office:value-type="float" office:value="2000" calcext:value-type="float">
            <text:p>2.000,00</text:p>
          </table:table-cell>
          <table:table-cell table:style-name="ce397"/>
          <table:table-cell table:style-name="ce397" table:formula="of:=[.F806]-[.C807]+[.D807]" office:value-type="float" office:value="148913.83" calcext:value-type="float">
            <text:p>148.913,83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/>
          <table:table-cell table:style-name="ce370" office:value-type="string" calcext:value-type="string">
            <text:p>dr turan kaya</text:p>
          </table:table-cell>
          <table:table-cell table:style-name="ce397" office:value-type="float" office:value="750" calcext:value-type="float">
            <text:p>750,00</text:p>
          </table:table-cell>
          <table:table-cell table:style-name="ce397" table:number-columns-repeated="2"/>
          <table:table-cell table:style-name="ce397" table:formula="of:=[.F807]-[.C808]+[.D808]" office:value-type="float" office:value="148163.83" calcext:value-type="float">
            <text:p>148.163,83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/>
          <table:table-cell table:style-name="ce370" office:value-type="string" calcext:value-type="string">
            <text:p>çetin <text:s/>birlik inş</text:p>
          </table:table-cell>
          <table:table-cell table:style-name="ce397" office:value-type="float" office:value="1500" calcext:value-type="float">
            <text:p>1.500,00</text:p>
          </table:table-cell>
          <table:table-cell table:style-name="ce397" table:number-columns-repeated="2"/>
          <table:table-cell table:style-name="ce397" table:formula="of:=[.F808]-[.C809]+[.D809]" office:value-type="float" office:value="146663.83" calcext:value-type="float">
            <text:p>146.663,83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 office:value-type="date" office:date-value="2017-08-16" calcext:value-type="date">
            <text:p>16.08.2017</text:p>
          </table:table-cell>
          <table:table-cell table:style-name="ce370" office:value-type="string" calcext:value-type="string">
            <text:p>ayak baş mezar</text:p>
          </table:table-cell>
          <table:table-cell table:style-name="ce397" office:value-type="float" office:value="100" calcext:value-type="float">
            <text:p>100,00</text:p>
          </table:table-cell>
          <table:table-cell table:style-name="ce397" table:number-columns-repeated="2"/>
          <table:table-cell table:style-name="ce397" table:formula="of:=[.F809]-[.C810]+[.D810]" office:value-type="float" office:value="146563.83" calcext:value-type="float">
            <text:p>146.563,83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/>
          <table:table-cell table:style-name="ce370" office:value-type="string" calcext:value-type="string">
            <text:p>umut üstü açık araba <text:s/>lastik</text:p>
          </table:table-cell>
          <table:table-cell table:style-name="ce397" office:value-type="float" office:value="2000" calcext:value-type="float">
            <text:p>2.000,00</text:p>
          </table:table-cell>
          <table:table-cell table:style-name="ce397" table:number-columns-repeated="2"/>
          <table:table-cell table:style-name="ce397" table:formula="of:=[.F810]-[.C811]+[.D811]" office:value-type="float" office:value="144563.83" calcext:value-type="float">
            <text:p>144.563,83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/>
          <table:table-cell table:style-name="ce370" office:value-type="string" calcext:value-type="string">
            <text:p>karo</text:p>
          </table:table-cell>
          <table:table-cell table:style-name="ce397" office:value-type="float" office:value="520" calcext:value-type="float">
            <text:p>520,00</text:p>
          </table:table-cell>
          <table:table-cell table:style-name="ce397" table:number-columns-repeated="2"/>
          <table:table-cell table:style-name="ce397" table:formula="of:=[.F811]-[.C812]+[.D812]" office:value-type="float" office:value="144043.83" calcext:value-type="float">
            <text:p>144.043,83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/>
          <table:table-cell table:style-name="ce370" office:value-type="string" calcext:value-type="string">
            <text:p>eas akü</text:p>
          </table:table-cell>
          <table:table-cell table:style-name="ce397" office:value-type="float" office:value="240" calcext:value-type="float">
            <text:p>240,00</text:p>
          </table:table-cell>
          <table:table-cell table:style-name="ce397" table:number-columns-repeated="2"/>
          <table:table-cell table:style-name="ce397" table:formula="of:=[.F812]-[.C813]+[.D813]" office:value-type="float" office:value="143803.83" calcext:value-type="float">
            <text:p>143.803,83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/>
          <table:table-cell table:style-name="ce370" office:value-type="string" calcext:value-type="string">
            <text:p>bch faizi</text:p>
          </table:table-cell>
          <table:table-cell table:style-name="ce397"/>
          <table:table-cell table:style-name="ce397" office:value-type="float" office:value="800" calcext:value-type="float">
            <text:p>800,00</text:p>
          </table:table-cell>
          <table:table-cell table:style-name="ce397"/>
          <table:table-cell table:style-name="ce397" table:formula="of:=[.F813]-[.C814]+[.D814]" office:value-type="float" office:value="144603.83" calcext:value-type="float">
            <text:p>144.603,83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/>
          <table:table-cell table:style-name="ce370" office:value-type="string" calcext:value-type="string">
            <text:p>aliye</text:p>
          </table:table-cell>
          <table:table-cell table:style-name="ce397"/>
          <table:table-cell table:style-name="ce397" office:value-type="float" office:value="500" calcext:value-type="float">
            <text:p>500,00</text:p>
          </table:table-cell>
          <table:table-cell table:style-name="ce397"/>
          <table:table-cell table:style-name="ce397" table:formula="of:=[.F814]-[.C815]+[.D815]" office:value-type="float" office:value="145103.83" calcext:value-type="float">
            <text:p>145.103,83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/>
          <table:table-cell table:style-name="ce370" office:value-type="string" calcext:value-type="string">
            <text:p>ömer çakmaktan</text:p>
          </table:table-cell>
          <table:table-cell table:style-name="ce397" office:value-type="float" office:value="450" calcext:value-type="float">
            <text:p>450,00</text:p>
          </table:table-cell>
          <table:table-cell table:style-name="ce397" table:number-columns-repeated="2"/>
          <table:table-cell table:style-name="ce397" table:formula="of:=[.F815]-[.C816]+[.D816]" office:value-type="float" office:value="144653.83" calcext:value-type="float">
            <text:p>144.653,83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/>
          <table:table-cell table:style-name="ce370" office:value-type="string" calcext:value-type="string">
            <text:p>hakkı emmi eşik</text:p>
          </table:table-cell>
          <table:table-cell table:style-name="ce397" office:value-type="float" office:value="15" calcext:value-type="float">
            <text:p>15,00</text:p>
          </table:table-cell>
          <table:table-cell table:style-name="ce397" table:number-columns-repeated="2"/>
          <table:table-cell table:style-name="ce397" table:formula="of:=[.F816]-[.C817]+[.D817]" office:value-type="float" office:value="144638.83" calcext:value-type="float">
            <text:p>144.638,83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/>
          <table:table-cell table:style-name="ce370" office:value-type="string" calcext:value-type="string">
            <text:p>hakkı emmi boya</text:p>
          </table:table-cell>
          <table:table-cell table:style-name="ce397" office:value-type="float" office:value="225" calcext:value-type="float">
            <text:p>225,00</text:p>
          </table:table-cell>
          <table:table-cell table:style-name="ce397" table:number-columns-repeated="2"/>
          <table:table-cell table:style-name="ce397" table:formula="of:=[.F817]-[.C818]+[.D818]" office:value-type="float" office:value="144413.83" calcext:value-type="float">
            <text:p>144.413,83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/>
          <table:table-cell table:style-name="ce370" office:value-type="string" calcext:value-type="string">
            <text:p>çalışkan kira <text:s/>iş 800 havale</text:p>
          </table:table-cell>
          <table:table-cell table:style-name="ce397"/>
          <table:table-cell table:style-name="ce397" office:value-type="float" office:value="27500" calcext:value-type="float">
            <text:p>27.500,00</text:p>
          </table:table-cell>
          <table:table-cell table:style-name="ce397"/>
          <table:table-cell table:style-name="ce397" table:formula="of:=[.F818]-[.C819]+[.D819]" office:value-type="float" office:value="171913.83" calcext:value-type="float">
            <text:p>171.913,83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 office:value-type="date" office:date-value="2017-09-30" calcext:value-type="date">
            <text:p>30.09.2017</text:p>
          </table:table-cell>
          <table:table-cell table:style-name="ce370" office:value-type="string" calcext:value-type="string">
            <text:p>bch faizi</text:p>
          </table:table-cell>
          <table:table-cell table:style-name="ce397"/>
          <table:table-cell table:style-name="ce397" office:value-type="float" office:value="319" calcext:value-type="float">
            <text:p>319,00</text:p>
          </table:table-cell>
          <table:table-cell table:style-name="ce397"/>
          <table:table-cell table:style-name="ce397" table:formula="of:=[.F819]-[.C820]+[.D820]" office:value-type="float" office:value="172232.83" calcext:value-type="float">
            <text:p>172.232,83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/>
          <table:table-cell table:style-name="ce370" office:value-type="string" calcext:value-type="string">
            <text:p>esnaf kefalet halka odenen senet</text:p>
          </table:table-cell>
          <table:table-cell table:style-name="ce397"/>
          <table:table-cell table:style-name="ce397" office:value-type="float" office:value="5110" calcext:value-type="float">
            <text:p>5.110,00</text:p>
          </table:table-cell>
          <table:table-cell table:style-name="ce397"/>
          <table:table-cell table:style-name="ce397" table:formula="of:=[.F820]-[.C821]+[.D821]" office:value-type="float" office:value="177342.83" calcext:value-type="float">
            <text:p>177.342,83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/>
          <table:table-cell table:style-name="ce370" office:value-type="string" calcext:value-type="string">
            <text:p>esnaf kefalet halka odenen senet</text:p>
          </table:table-cell>
          <table:table-cell table:style-name="ce397"/>
          <table:table-cell table:style-name="ce397" office:value-type="float" office:value="7170" calcext:value-type="float">
            <text:p>7.170,00</text:p>
          </table:table-cell>
          <table:table-cell table:style-name="ce397"/>
          <table:table-cell table:style-name="ce397" table:formula="of:=[.F821]-[.C822]+[.D822]" office:value-type="float" office:value="184512.83" calcext:value-type="float">
            <text:p>184.512,83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/>
          <table:table-cell table:style-name="ce370" office:value-type="string" calcext:value-type="string">
            <text:p>esnaf kefalet halka odenen senet</text:p>
          </table:table-cell>
          <table:table-cell table:style-name="ce397"/>
          <table:table-cell table:style-name="ce397" office:value-type="float" office:value="8887" calcext:value-type="float">
            <text:p>8.887,00</text:p>
          </table:table-cell>
          <table:table-cell table:style-name="ce397"/>
          <table:table-cell table:style-name="ce397" table:formula="of:=[.F822]-[.C823]+[.D823]" office:value-type="float" office:value="193399.83" calcext:value-type="float">
            <text:p>193.399,83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/>
          <table:table-cell table:style-name="ce370" office:value-type="string" calcext:value-type="string">
            <text:p>esnaf kefalet halka odenen senet</text:p>
          </table:table-cell>
          <table:table-cell table:style-name="ce397"/>
          <table:table-cell table:style-name="ce397" office:value-type="float" office:value="4085" calcext:value-type="float">
            <text:p>4.085,00</text:p>
          </table:table-cell>
          <table:table-cell table:style-name="ce397"/>
          <table:table-cell table:style-name="ce397" table:formula="of:=[.F823]-[.C824]+[.D824]" office:value-type="float" office:value="197484.83" calcext:value-type="float">
            <text:p>197.484,83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/>
          <table:table-cell table:style-name="ce370" office:value-type="string" calcext:value-type="string">
            <text:p>doğuş kk satış</text:p>
          </table:table-cell>
          <table:table-cell table:style-name="ce397"/>
          <table:table-cell table:style-name="ce397" office:value-type="float" office:value="830" calcext:value-type="float">
            <text:p>830,00</text:p>
          </table:table-cell>
          <table:table-cell table:style-name="ce397"/>
          <table:table-cell table:style-name="ce397" table:formula="of:=[.F824]-[.C825]+[.D825]" office:value-type="float" office:value="198314.83" calcext:value-type="float">
            <text:p>198.314,83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/>
          <table:table-cell table:style-name="ce370" office:value-type="string" calcext:value-type="string">
            <text:p>atila cep</text:p>
          </table:table-cell>
          <table:table-cell table:style-name="ce397"/>
          <table:table-cell table:style-name="ce397" office:value-type="float" office:value="55" calcext:value-type="float">
            <text:p>55,00</text:p>
          </table:table-cell>
          <table:table-cell table:style-name="ce397"/>
          <table:table-cell table:style-name="ce397" table:formula="of:=[.F825]-[.C826]+[.D826]" office:value-type="float" office:value="198369.83" calcext:value-type="float">
            <text:p>198.369,83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/>
          <table:table-cell table:style-name="ce370" office:value-type="string" calcext:value-type="string">
            <text:p>ali kk için iş ten aktarılan</text:p>
          </table:table-cell>
          <table:table-cell table:style-name="ce397"/>
          <table:table-cell table:style-name="ce397" office:value-type="float" office:value="10615" calcext:value-type="float">
            <text:p>10.615,00</text:p>
          </table:table-cell>
          <table:table-cell table:style-name="ce397"/>
          <table:table-cell table:style-name="ce397" table:formula="of:=[.F826]-[.C827]+[.D827]" office:value-type="float" office:value="208984.83" calcext:value-type="float">
            <text:p>208.984,83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/>
          <table:table-cell table:style-name="ce370" office:value-type="string" calcext:value-type="string">
            <text:p>kepçe motor parça kargo</text:p>
          </table:table-cell>
          <table:table-cell table:style-name="ce397"/>
          <table:table-cell table:style-name="ce397" office:value-type="float" office:value="45" calcext:value-type="float">
            <text:p>45,00</text:p>
          </table:table-cell>
          <table:table-cell table:style-name="ce397"/>
          <table:table-cell table:style-name="ce397" table:formula="of:=[.F827]-[.C828]+[.D828]" office:value-type="float" office:value="209029.83" calcext:value-type="float">
            <text:p>209.029,83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 office:value-type="date" office:date-value="2017-09-27" calcext:value-type="date">
            <text:p>27.09.2017</text:p>
          </table:table-cell>
          <table:table-cell table:style-name="ce370" office:value-type="string" calcext:value-type="string">
            <text:p>kepçe motor parça kargo</text:p>
          </table:table-cell>
          <table:table-cell table:style-name="ce397"/>
          <table:table-cell table:style-name="ce397" office:value-type="float" office:value="55" calcext:value-type="float">
            <text:p>55,00</text:p>
          </table:table-cell>
          <table:table-cell table:style-name="ce397"/>
          <table:table-cell table:style-name="ce397" table:formula="of:=[.F828]-[.C829]+[.D829]" office:value-type="float" office:value="209084.83" calcext:value-type="float">
            <text:p>209.084,83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/>
          <table:table-cell table:style-name="ce370" office:value-type="string" calcext:value-type="string">
            <text:p>mustafa (ali demirelden veresiye)</text:p>
          </table:table-cell>
          <table:table-cell table:style-name="ce397"/>
          <table:table-cell table:style-name="ce397" office:value-type="float" office:value="65" calcext:value-type="float">
            <text:p>65,00</text:p>
          </table:table-cell>
          <table:table-cell table:style-name="ce397"/>
          <table:table-cell table:style-name="ce397" table:formula="of:=[.F829]-[.C830]+[.D830]" office:value-type="float" office:value="209149.83" calcext:value-type="float">
            <text:p>209.149,83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 office:value-type="date" office:date-value="2017-09-24" calcext:value-type="date">
            <text:p>24.09.2017</text:p>
          </table:table-cell>
          <table:table-cell table:style-name="ce370" office:value-type="string" calcext:value-type="string">
            <text:p>mezar yemek</text:p>
          </table:table-cell>
          <table:table-cell table:style-name="ce397"/>
          <table:table-cell table:style-name="ce397" office:value-type="float" office:value="75" calcext:value-type="float">
            <text:p>75,00</text:p>
          </table:table-cell>
          <table:table-cell table:style-name="ce397"/>
          <table:table-cell table:style-name="ce397" table:formula="of:=[.F830]-[.C831]+[.D831]" office:value-type="float" office:value="209224.83" calcext:value-type="float">
            <text:p>209.224,83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/>
          <table:table-cell table:style-name="ce370" office:value-type="string" calcext:value-type="string">
            <text:p>sebati çalışkan</text:p>
          </table:table-cell>
          <table:table-cell table:style-name="ce397" office:value-type="float" office:value="300" calcext:value-type="float">
            <text:p>300,00</text:p>
          </table:table-cell>
          <table:table-cell table:style-name="ce397" table:number-columns-repeated="2"/>
          <table:table-cell table:style-name="ce397" table:formula="of:=[.F831]-[.C832]+[.D832]" office:value-type="float" office:value="208924.83" calcext:value-type="float">
            <text:p>208.924,83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/>
          <table:table-cell table:style-name="ce370" office:value-type="string" calcext:value-type="string">
            <text:p>mermer</text:p>
          </table:table-cell>
          <table:table-cell table:style-name="ce397" office:value-type="float" office:value="40" calcext:value-type="float">
            <text:p>40,00</text:p>
          </table:table-cell>
          <table:table-cell table:style-name="ce397" table:number-columns-repeated="2"/>
          <table:table-cell table:style-name="ce397" table:formula="of:=[.F832]-[.C833]+[.D833]" office:value-type="float" office:value="208884.83" calcext:value-type="float">
            <text:p>208.884,83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 office:value-type="date" office:date-value="2017-09-08" calcext:value-type="date">
            <text:p>08.09.2017</text:p>
          </table:table-cell>
          <table:table-cell table:style-name="ce370" office:value-type="string" calcext:value-type="string">
            <text:p>mozaik</text:p>
          </table:table-cell>
          <table:table-cell table:style-name="ce397" office:value-type="float" office:value="30" calcext:value-type="float">
            <text:p>30,00</text:p>
          </table:table-cell>
          <table:table-cell table:style-name="ce397" table:number-columns-repeated="2"/>
          <table:table-cell table:style-name="ce397" table:formula="of:=[.F833]-[.C834]+[.D834]" office:value-type="float" office:value="208854.83" calcext:value-type="float">
            <text:p>208.854,83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/>
          <table:table-cell table:style-name="ce370" office:value-type="string" calcext:value-type="string">
            <text:p>mermer</text:p>
          </table:table-cell>
          <table:table-cell table:style-name="ce397" office:value-type="float" office:value="25" calcext:value-type="float">
            <text:p>25,00</text:p>
          </table:table-cell>
          <table:table-cell table:style-name="ce397" table:number-columns-repeated="2"/>
          <table:table-cell table:style-name="ce397" table:formula="of:=[.F834]-[.C835]+[.D835]" office:value-type="float" office:value="208829.83" calcext:value-type="float">
            <text:p>208.829,83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/>
          <table:table-cell table:style-name="ce370" office:value-type="string" calcext:value-type="string">
            <text:p>aliye</text:p>
          </table:table-cell>
          <table:table-cell table:style-name="ce397" office:value-type="float" office:value="20" calcext:value-type="float">
            <text:p>20,00</text:p>
          </table:table-cell>
          <table:table-cell table:style-name="ce397" table:number-columns-repeated="2"/>
          <table:table-cell table:style-name="ce397" table:formula="of:=[.F835]-[.C836]+[.D836]" office:value-type="float" office:value="208809.83" calcext:value-type="float">
            <text:p>208.809,83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 office:value-type="date" office:date-value="2017-10-19" calcext:value-type="date">
            <text:p>19.10.2017</text:p>
          </table:table-cell>
          <table:table-cell table:style-name="ce370" office:value-type="string" calcext:value-type="string">
            <text:p>aliye tedaş</text:p>
          </table:table-cell>
          <table:table-cell table:style-name="ce397"/>
          <table:table-cell table:style-name="ce397" office:value-type="float" office:value="5000" calcext:value-type="float">
            <text:p>5.000,00</text:p>
          </table:table-cell>
          <table:table-cell table:style-name="ce397"/>
          <table:table-cell table:style-name="ce397" table:formula="of:=[.F836]-[.C837]+[.D837]" office:value-type="float" office:value="213809.83" calcext:value-type="float">
            <text:p>213.809,83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 office:value-type="date" office:date-value="2017-10-14" calcext:value-type="date">
            <text:p>14.10.2017</text:p>
          </table:table-cell>
          <table:table-cell table:style-name="ce370" office:value-type="string" calcext:value-type="string">
            <text:p>doğuş kk satış</text:p>
          </table:table-cell>
          <table:table-cell table:style-name="ce397"/>
          <table:table-cell table:style-name="ce397" office:value-type="float" office:value="320" calcext:value-type="float">
            <text:p>320,00</text:p>
          </table:table-cell>
          <table:table-cell table:style-name="ce397"/>
          <table:table-cell table:style-name="ce397" table:formula="of:=[.F837]-[.C838]+[.D838]" office:value-type="float" office:value="214129.83" calcext:value-type="float">
            <text:p>214.129,83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 office:value-type="date" office:date-value="2017-11-30" calcext:value-type="date">
            <text:p>30.11.2017</text:p>
          </table:table-cell>
          <table:table-cell table:style-name="ce370" office:value-type="string" calcext:value-type="string">
            <text:p>eman çek</text:p>
          </table:table-cell>
          <table:table-cell table:style-name="ce397" office:value-type="float" office:value="50000" calcext:value-type="float">
            <text:p>50.000,00</text:p>
          </table:table-cell>
          <table:table-cell table:style-name="ce397" table:number-columns-repeated="2"/>
          <table:table-cell table:style-name="ce397" table:formula="of:=[.F838]-[.C839]+[.D839]" office:value-type="float" office:value="164129.83" calcext:value-type="float">
            <text:p>164.129,83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/>
          <table:table-cell table:style-name="ce370" office:value-type="string" calcext:value-type="string">
            <text:p>800 havale</text:p>
          </table:table-cell>
          <table:table-cell table:style-name="ce397"/>
          <table:table-cell table:style-name="ce397" office:value-type="float" office:value="2000" calcext:value-type="float">
            <text:p>2.000,00</text:p>
          </table:table-cell>
          <table:table-cell table:style-name="ce397"/>
          <table:table-cell table:style-name="ce397" table:formula="of:=[.F839]-[.C840]+[.D840]" office:value-type="float" office:value="166129.83" calcext:value-type="float">
            <text:p>166.129,83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/>
          <table:table-cell table:style-name="ce370" office:value-type="string" calcext:value-type="string">
            <text:p>karo</text:p>
          </table:table-cell>
          <table:table-cell table:style-name="ce397" office:value-type="float" office:value="300" calcext:value-type="float">
            <text:p>300,00</text:p>
          </table:table-cell>
          <table:table-cell table:style-name="ce397" table:number-columns-repeated="2"/>
          <table:table-cell table:style-name="ce397" table:formula="of:=[.F840]-[.C841]+[.D841]" office:value-type="float" office:value="165829.83" calcext:value-type="float">
            <text:p>165.829,83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/>
          <table:table-cell table:style-name="ce370" office:value-type="string" calcext:value-type="string">
            <text:p>nalan</text:p>
          </table:table-cell>
          <table:table-cell table:style-name="ce397"/>
          <table:table-cell table:style-name="ce397" office:value-type="float" office:value="100" calcext:value-type="float">
            <text:p>100,00</text:p>
          </table:table-cell>
          <table:table-cell table:style-name="ce397"/>
          <table:table-cell table:style-name="ce397" table:formula="of:=[.F841]-[.C842]+[.D842]" office:value-type="float" office:value="165929.83" calcext:value-type="float">
            <text:p>165.929,83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/>
          <table:table-cell table:style-name="ce370" office:value-type="string" calcext:value-type="string">
            <text:p>nakliye için mustafa</text:p>
          </table:table-cell>
          <table:table-cell table:style-name="ce397"/>
          <table:table-cell table:style-name="ce397" office:value-type="float" office:value="550" calcext:value-type="float">
            <text:p>550,00</text:p>
          </table:table-cell>
          <table:table-cell table:style-name="ce397"/>
          <table:table-cell table:style-name="ce397" table:formula="of:=[.F842]-[.C843]+[.D843]" office:value-type="float" office:value="166479.83" calcext:value-type="float">
            <text:p>166.479,83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/>
          <table:table-cell table:style-name="ce370" office:value-type="string" calcext:value-type="string">
            <text:p>İŞ KREDİ 11/36. TAKSİT</text:p>
          </table:table-cell>
          <table:table-cell table:style-name="ce397"/>
          <table:table-cell table:style-name="ce397" office:value-type="float" office:value="3345" calcext:value-type="float">
            <text:p>3.345,00</text:p>
          </table:table-cell>
          <table:table-cell table:style-name="ce397"/>
          <table:table-cell table:style-name="ce397" table:formula="of:=[.F843]-[.C844]+[.D844]" office:value-type="float" office:value="169824.83" calcext:value-type="float">
            <text:p>169.824,83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/>
          <table:table-cell table:style-name="ce370" office:value-type="string" calcext:value-type="string">
            <text:p>aliye</text:p>
          </table:table-cell>
          <table:table-cell table:style-name="ce397"/>
          <table:table-cell table:style-name="ce397" office:value-type="float" office:value="5000" calcext:value-type="float">
            <text:p>5.000,00</text:p>
          </table:table-cell>
          <table:table-cell table:style-name="ce397"/>
          <table:table-cell table:style-name="ce397" table:formula="of:=[.F844]-[.C845]+[.D845]" office:value-type="float" office:value="174824.83" calcext:value-type="float">
            <text:p>174.824,83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 office:value-type="date" office:date-value="2017-11-30" calcext:value-type="date">
            <text:p>30.11.2017</text:p>
          </table:table-cell>
          <table:table-cell table:style-name="ce370" office:value-type="string" calcext:value-type="string">
            <text:p>aliye</text:p>
          </table:table-cell>
          <table:table-cell table:style-name="ce397"/>
          <table:table-cell table:style-name="ce397" office:value-type="float" office:value="6000" calcext:value-type="float">
            <text:p>6.000,00</text:p>
          </table:table-cell>
          <table:table-cell table:style-name="ce397"/>
          <table:table-cell table:style-name="ce397" table:formula="of:=[.F845]-[.C846]+[.D846]" office:value-type="float" office:value="180824.83" calcext:value-type="float">
            <text:p>180.824,83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/>
          <table:table-cell table:style-name="ce370" office:value-type="string" calcext:value-type="string">
            <text:p>karo satış</text:p>
          </table:table-cell>
          <table:table-cell table:style-name="ce397" office:value-type="float" office:value="150" calcext:value-type="float">
            <text:p>150,00</text:p>
          </table:table-cell>
          <table:table-cell table:style-name="ce397" table:number-columns-repeated="2"/>
          <table:table-cell table:style-name="ce397" table:formula="of:=[.F846]-[.C847]+[.D847]" office:value-type="float" office:value="180674.83" calcext:value-type="float">
            <text:p>180.674,83</text:p>
          </table:table-cell>
          <table:table-cell table:style-name="Default"/>
          <table:table-cell table:number-columns-repeated="976"/>
        </table:table-row>
        <table:table-row table:style-name="ro3">
          <table:table-cell table:style-name="ce362"/>
          <table:table-cell table:style-name="ce370" office:value-type="string" calcext:value-type="string">
            <text:p>balmer hesaba exper</text:p>
          </table:table-cell>
          <table:table-cell table:style-name="ce397"/>
          <table:table-cell table:style-name="ce397" office:value-type="float" office:value="1000" calcext:value-type="float">
            <text:p>1.000,00</text:p>
          </table:table-cell>
          <table:table-cell table:style-name="ce397"/>
          <table:table-cell table:style-name="ce397" table:formula="of:=[.F847]-[.C848]+[.D848]" office:value-type="float" office:value="181674.83" calcext:value-type="float">
            <text:p>181.674,83</text:p>
          </table:table-cell>
          <table:table-cell table:style-name="Default"/>
          <table:table-cell table:number-columns-repeated="976"/>
        </table:table-row>
        <table:table-row table:style-name="ro3">
          <table:table-cell table:style-name="ce362"/>
          <table:table-cell table:style-name="ce370" office:value-type="string" calcext:value-type="string">
            <text:p>aliye</text:p>
          </table:table-cell>
          <table:table-cell table:style-name="ce397"/>
          <table:table-cell table:style-name="ce397" office:value-type="float" office:value="2000" calcext:value-type="float">
            <text:p>2.000,00</text:p>
          </table:table-cell>
          <table:table-cell table:style-name="ce397"/>
          <table:table-cell table:style-name="ce397" table:formula="of:=[.F848]-[.C849]+[.D849]" office:value-type="float" office:value="183674.83" calcext:value-type="float">
            <text:p>183.674,83</text:p>
          </table:table-cell>
          <table:table-cell table:style-name="Default"/>
          <table:table-cell table:number-columns-repeated="976"/>
        </table:table-row>
        <table:table-row table:style-name="ro3">
          <table:table-cell table:style-name="ce362"/>
          <table:table-cell table:style-name="ce370" office:value-type="string" calcext:value-type="string">
            <text:p>sivas tapu havale</text:p>
          </table:table-cell>
          <table:table-cell table:style-name="ce397"/>
          <table:table-cell table:style-name="ce397" office:value-type="float" office:value="1550" calcext:value-type="float">
            <text:p>1.550,00</text:p>
          </table:table-cell>
          <table:table-cell table:style-name="ce397"/>
          <table:table-cell table:style-name="ce397" table:formula="of:=[.F849]-[.C850]+[.D850]" office:value-type="float" office:value="185224.83" calcext:value-type="float">
            <text:p>185.224,83</text:p>
          </table:table-cell>
          <table:table-cell table:style-name="Default"/>
          <table:table-cell table:number-columns-repeated="976"/>
        </table:table-row>
        <table:table-row table:style-name="ro3">
          <table:table-cell table:style-name="ce362"/>
          <table:table-cell table:style-name="ce370" office:value-type="string" calcext:value-type="string">
            <text:p>kepçeciye ertana</text:p>
          </table:table-cell>
          <table:table-cell table:style-name="ce397"/>
          <table:table-cell table:style-name="ce397" office:value-type="float" office:value="1000" calcext:value-type="float">
            <text:p>1.000,00</text:p>
          </table:table-cell>
          <table:table-cell table:style-name="ce397"/>
          <table:table-cell table:style-name="ce397" table:formula="of:=[.F850]-[.C851]+[.D851]" office:value-type="float" office:value="186224.83" calcext:value-type="float">
            <text:p>186.224,83</text:p>
          </table:table-cell>
          <table:table-cell table:style-name="Default"/>
          <table:table-cell table:number-columns-repeated="976"/>
        </table:table-row>
        <table:table-row table:style-name="ro3">
          <table:table-cell table:style-name="ce362"/>
          <table:table-cell table:style-name="ce370" office:value-type="string" calcext:value-type="string">
            <text:p>doğuş kk satış xps</text:p>
          </table:table-cell>
          <table:table-cell table:style-name="ce397"/>
          <table:table-cell table:style-name="ce397" office:value-type="float" office:value="3000" calcext:value-type="float">
            <text:p>3.000,00</text:p>
          </table:table-cell>
          <table:table-cell table:style-name="ce397"/>
          <table:table-cell table:style-name="ce397" table:formula="of:=[.F851]-[.C852]+[.D852]" office:value-type="float" office:value="189224.83" calcext:value-type="float">
            <text:p>189.224,83</text:p>
          </table:table-cell>
          <table:table-cell table:style-name="Default"/>
          <table:table-cell table:number-columns-repeated="976"/>
        </table:table-row>
        <table:table-row table:style-name="ro3">
          <table:table-cell table:style-name="ce348"/>
          <table:table-cell table:style-name="ce374" office:value-type="string" calcext:value-type="string">
            <text:p>passat devir</text:p>
          </table:table-cell>
          <table:table-cell table:style-name="ce383"/>
          <table:table-cell table:style-name="ce383" office:value-type="float" office:value="200" calcext:value-type="float">
            <text:p>200,00</text:p>
          </table:table-cell>
          <table:table-cell table:style-name="ce383"/>
          <table:table-cell table:style-name="ce397" table:formula="of:=[.F852]-[.C853]+[.D853]" office:value-type="float" office:value="189424.83" calcext:value-type="float">
            <text:p>189.424,83</text:p>
          </table:table-cell>
          <table:table-cell table:style-name="Default"/>
          <table:table-cell table:number-columns-repeated="976"/>
        </table:table-row>
        <table:table-row table:style-name="ro3">
          <table:table-cell table:style-name="ce366" office:value-type="date" office:date-value="2017-12-12" calcext:value-type="date">
            <text:p>12.12.2017</text:p>
          </table:table-cell>
          <table:table-cell table:style-name="ce370" office:value-type="string" calcext:value-type="string">
            <text:p>İŞ KREDİ 12/36. TAKSİT</text:p>
          </table:table-cell>
          <table:table-cell table:style-name="ce397"/>
          <table:table-cell table:style-name="ce397" office:value-type="float" office:value="3335" calcext:value-type="float">
            <text:p>3.335,00</text:p>
          </table:table-cell>
          <table:table-cell table:style-name="ce397"/>
          <table:table-cell table:style-name="ce397" table:formula="of:=[.F853]-[.C854]+[.D854]" office:value-type="float" office:value="192759.83" calcext:value-type="float">
            <text:p>192.759,83</text:p>
          </table:table-cell>
          <table:table-cell table:style-name="Default"/>
          <table:table-cell table:number-columns-repeated="976"/>
        </table:table-row>
        <table:table-row table:style-name="ro3">
          <table:table-cell table:style-name="ce362"/>
          <table:table-cell table:style-name="ce370" office:value-type="string" calcext:value-type="string">
            <text:p>doküm merdiven arif ust emmisi</text:p>
          </table:table-cell>
          <table:table-cell table:style-name="ce397" office:value-type="float" office:value="325" calcext:value-type="float">
            <text:p>325,00</text:p>
          </table:table-cell>
          <table:table-cell table:style-name="ce397" table:number-columns-repeated="2"/>
          <table:table-cell table:style-name="ce397" table:formula="of:=[.F854]-[.C855]+[.D855]" office:value-type="float" office:value="192434.83" calcext:value-type="float">
            <text:p>192.434,83</text:p>
          </table:table-cell>
          <table:table-cell table:style-name="Default"/>
          <table:table-cell table:number-columns-repeated="976"/>
        </table:table-row>
        <table:table-row table:style-name="ro3">
          <table:table-cell table:style-name="ce362"/>
          <table:table-cell table:style-name="ce370" office:value-type="string" calcext:value-type="string">
            <text:p>aliye</text:p>
          </table:table-cell>
          <table:table-cell table:style-name="ce397"/>
          <table:table-cell table:style-name="ce397" office:value-type="float" office:value="2000" calcext:value-type="float">
            <text:p>2.000,00</text:p>
          </table:table-cell>
          <table:table-cell table:style-name="ce397"/>
          <table:table-cell table:style-name="ce397" table:formula="of:=[.F855]-[.C856]+[.D856]" office:value-type="float" office:value="194434.83" calcext:value-type="float">
            <text:p>194.434,83</text:p>
          </table:table-cell>
          <table:table-cell table:style-name="Default"/>
          <table:table-cell table:number-columns-repeated="976"/>
        </table:table-row>
        <table:table-row table:style-name="ro3">
          <table:table-cell table:style-name="ce362"/>
          <table:table-cell table:style-name="ce370" office:value-type="string" calcext:value-type="string">
            <text:p>birlik yapı çetin</text:p>
          </table:table-cell>
          <table:table-cell table:style-name="ce397" office:value-type="float" office:value="2000" calcext:value-type="float">
            <text:p>2.000,00</text:p>
          </table:table-cell>
          <table:table-cell table:style-name="ce397" table:number-columns-repeated="2"/>
          <table:table-cell table:style-name="ce397" table:formula="of:=[.F856]-[.C857]+[.D857]" office:value-type="float" office:value="192434.83" calcext:value-type="float">
            <text:p>192.434,83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/>
          <table:table-cell table:style-name="ce370" office:value-type="string" calcext:value-type="string">
            <text:p>nalan kk</text:p>
          </table:table-cell>
          <table:table-cell table:style-name="ce397"/>
          <table:table-cell table:style-name="ce397" office:value-type="float" office:value="5000" calcext:value-type="float">
            <text:p>5.000,00</text:p>
          </table:table-cell>
          <table:table-cell table:style-name="ce397"/>
          <table:table-cell table:style-name="ce397" table:formula="of:=[.F857]-[.C858]+[.D858]" office:value-type="float" office:value="197434.83" calcext:value-type="float">
            <text:p>197.434,83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/>
          <table:table-cell table:style-name="ce370" office:value-type="string" calcext:value-type="string">
            <text:p>aliye</text:p>
          </table:table-cell>
          <table:table-cell table:style-name="ce397"/>
          <table:table-cell table:style-name="ce397" office:value-type="float" office:value="10000" calcext:value-type="float">
            <text:p>10.000,00</text:p>
          </table:table-cell>
          <table:table-cell table:style-name="ce397"/>
          <table:table-cell table:style-name="ce397" table:formula="of:=[.F858]-[.C859]+[.D859]" office:value-type="float" office:value="207434.83" calcext:value-type="float">
            <text:p>207.434,83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/>
          <table:table-cell table:style-name="ce370" office:value-type="string" calcext:value-type="string">
            <text:p>kk satış</text:p>
          </table:table-cell>
          <table:table-cell table:style-name="ce397"/>
          <table:table-cell table:style-name="ce397" office:value-type="float" office:value="14.5" calcext:value-type="float">
            <text:p>14,50</text:p>
          </table:table-cell>
          <table:table-cell table:style-name="ce397"/>
          <table:table-cell table:style-name="ce397" table:formula="of:=[.F859]-[.C860]+[.D860]" office:value-type="float" office:value="207449.33" calcext:value-type="float">
            <text:p>207.449,33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2"/>
          <table:table-cell table:style-name="ce370" office:value-type="string" calcext:value-type="string">
            <text:p>bch devre faizi</text:p>
          </table:table-cell>
          <table:table-cell table:style-name="ce397" table:number-columns-repeated="3"/>
          <table:table-cell table:style-name="ce397" table:formula="of:=[.F860]-[.C861]+[.D861]" office:value-type="float" office:value="207449.33" calcext:value-type="float">
            <text:p>207.449,33</text:p>
          </table:table-cell>
          <table:table-cell table:style-name="ce348"/>
          <table:table-cell table:number-columns-repeated="976"/>
        </table:table-row>
        <table:table-row table:style-name="ro2">
          <table:table-cell table:style-name="ce1" office:value-type="float" office:value="2017" calcext:value-type="float">
            <text:p>2017</text:p>
          </table:table-cell>
          <table:table-cell table:style-name="ce1" office:value-type="string" calcext:value-type="string">
            <text:p>DOĞUŞ ALACAKLI</text:p>
          </table:table-cell>
          <table:table-cell table:style-name="ce1" table:number-columns-repeated="3"/>
          <table:table-cell table:style-name="ce398" table:formula="of:=[.F861]-[.C862]+[.D862]" office:value-type="float" office:value="207449.33" calcext:value-type="float">
            <text:p>207.449,33</text:p>
          </table:table-cell>
          <table:table-cell table:style-name="ce348"/>
          <table:table-cell table:number-columns-repeated="976"/>
        </table:table-row>
        <table:table-row table:style-name="ro2">
          <table:table-cell table:style-name="ce1" table:number-columns-repeated="5"/>
          <table:table-cell table:style-name="ce397" table:formula="of:=[.F862]-[.C863]+[.D863]" office:value-type="float" office:value="207449.33" calcext:value-type="float">
            <text:p>207.449,33</text:p>
          </table:table-cell>
          <table:table-cell table:style-name="ce348"/>
          <table:table-cell table:number-columns-repeated="976"/>
        </table:table-row>
        <table:table-row table:style-name="ro2">
          <table:table-cell table:style-name="ce367"/>
          <table:table-cell table:style-name="ce367" office:value-type="string" calcext:value-type="string">
            <text:p>2017 hesaptan kalan doğuş alacaklı</text:p>
          </table:table-cell>
          <table:table-cell table:style-name="ce400"/>
          <table:table-cell table:style-name="ce396" table:formula="of:=[.F862]" office:value-type="float" office:value="207449.33" calcext:value-type="float">
            <text:p>207.449,33</text:p>
          </table:table-cell>
          <table:table-cell table:style-name="ce371"/>
          <table:table-cell table:style-name="ce398" table:formula="of:=[.C864]+[.D864]" office:value-type="float" office:value="207449.33" calcext:value-type="float">
            <text:p>207.449,33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8" office:value-type="date" office:date-value="2018-07-05" calcext:value-type="date">
            <text:p>05.07.2018</text:p>
          </table:table-cell>
          <table:table-cell table:style-name="ce370" office:value-type="string" calcext:value-type="string">
            <text:p>aliye kiracı ademden</text:p>
          </table:table-cell>
          <table:table-cell table:style-name="ce397"/>
          <table:table-cell table:style-name="ce397" office:value-type="float" office:value="15000" calcext:value-type="float">
            <text:p>15.000,00</text:p>
          </table:table-cell>
          <table:table-cell table:style-name="ce397"/>
          <table:table-cell table:style-name="ce397" table:formula="of:=[.F864]-[.C865]+[.D865]" office:value-type="float" office:value="222449.33" calcext:value-type="float">
            <text:p>222.449,33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9"/>
          <table:table-cell table:style-name="ce370" office:value-type="string" calcext:value-type="string">
            <text:p>kiracı kepçeci emlakçı</text:p>
          </table:table-cell>
          <table:table-cell table:style-name="ce397"/>
          <table:table-cell table:style-name="ce397" office:value-type="float" office:value="1000" calcext:value-type="float">
            <text:p>1.000,00</text:p>
          </table:table-cell>
          <table:table-cell table:style-name="ce397"/>
          <table:table-cell table:style-name="ce397" table:formula="of:=[.F865]-[.C866]+[.D866]" office:value-type="float" office:value="223449.33" calcext:value-type="float">
            <text:p>223.449,33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70"/>
          <table:table-cell table:style-name="ce370" office:value-type="string" calcext:value-type="string">
            <text:p>boya</text:p>
          </table:table-cell>
          <table:table-cell table:style-name="ce397"/>
          <table:table-cell table:style-name="ce397" office:value-type="float" office:value="160" calcext:value-type="float">
            <text:p>160,00</text:p>
          </table:table-cell>
          <table:table-cell table:style-name="ce397"/>
          <table:table-cell table:style-name="ce397" table:formula="of:=[.F866]-[.C867]+[.D867]" office:value-type="float" office:value="223609.33" calcext:value-type="float">
            <text:p>223.609,33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8" office:value-type="date" office:date-value="2018-09-25" calcext:value-type="date">
            <text:p>25.09.2018</text:p>
          </table:table-cell>
          <table:table-cell table:style-name="ce370" office:value-type="string" calcext:value-type="string">
            <text:p>mermer Kaparo</text:p>
          </table:table-cell>
          <table:table-cell table:style-name="ce397" office:value-type="float" office:value="500" calcext:value-type="float">
            <text:p>500,00</text:p>
          </table:table-cell>
          <table:table-cell table:style-name="ce397" table:number-columns-repeated="2"/>
          <table:table-cell table:style-name="ce397" table:formula="of:=[.F867]-[.C868]+[.D868]" office:value-type="float" office:value="223109.33" calcext:value-type="float">
            <text:p>223.109,33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8" office:value-type="date" office:date-value="2018-09-12" calcext:value-type="date">
            <text:p>12.09.2018</text:p>
          </table:table-cell>
          <table:table-cell table:style-name="ce370" office:value-type="string" calcext:value-type="string">
            <text:p>ünye taşyünü RSMnin ödediği nakliye</text:p>
          </table:table-cell>
          <table:table-cell table:style-name="ce397" office:value-type="float" office:value="1850" calcext:value-type="float">
            <text:p>1.850,00</text:p>
          </table:table-cell>
          <table:table-cell table:style-name="ce397" table:number-columns-repeated="2"/>
          <table:table-cell table:style-name="ce397" table:formula="of:=[.F868]-[.C869]+[.D869]" office:value-type="float" office:value="221259.33" calcext:value-type="float">
            <text:p>221.259,33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8"/>
          <table:table-cell table:style-name="ce370" office:value-type="string" calcext:value-type="string">
            <text:p>aliye kiracı ademden</text:p>
          </table:table-cell>
          <table:table-cell table:style-name="ce397"/>
          <table:table-cell table:style-name="ce397" office:value-type="float" office:value="1900" calcext:value-type="float">
            <text:p>1.900,00</text:p>
          </table:table-cell>
          <table:table-cell table:style-name="ce397"/>
          <table:table-cell table:style-name="ce397" table:formula="of:=[.F869]-[.C870]+[.D870]" office:value-type="float" office:value="223159.33" calcext:value-type="float">
            <text:p>223.159,33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8"/>
          <table:table-cell table:style-name="ce370" office:value-type="string" calcext:value-type="string">
            <text:p>atlia vakıfbank hesabına özge kira</text:p>
          </table:table-cell>
          <table:table-cell table:style-name="ce397"/>
          <table:table-cell table:style-name="ce397" office:value-type="float" office:value="1250" calcext:value-type="float">
            <text:p>1.250,00</text:p>
          </table:table-cell>
          <table:table-cell table:style-name="ce397"/>
          <table:table-cell table:style-name="ce397" table:formula="of:=[.F870]-[.C871]+[.D871]" office:value-type="float" office:value="224409.33" calcext:value-type="float">
            <text:p>224.409,33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9" office:value-type="date" office:date-value="2018-11-02" calcext:value-type="date">
            <text:p>02.11.2018</text:p>
          </table:table-cell>
          <table:table-cell table:style-name="ce370" office:value-type="string" calcext:value-type="string">
            <text:p>toyota devir</text:p>
          </table:table-cell>
          <table:table-cell table:style-name="ce397"/>
          <table:table-cell table:style-name="ce397" office:value-type="float" office:value="160" calcext:value-type="float">
            <text:p>160,00</text:p>
          </table:table-cell>
          <table:table-cell table:style-name="ce397"/>
          <table:table-cell table:style-name="ce397" table:formula="of:=[.F871]-[.C872]+[.D872]" office:value-type="float" office:value="224569.33" calcext:value-type="float">
            <text:p>224.569,33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8"/>
          <table:table-cell table:style-name="ce370" office:value-type="string" calcext:value-type="string">
            <text:p>ocak alışveriş tava</text:p>
          </table:table-cell>
          <table:table-cell table:style-name="ce397"/>
          <table:table-cell table:style-name="ce397" office:value-type="float" office:value="28.95" calcext:value-type="float">
            <text:p>28,95</text:p>
          </table:table-cell>
          <table:table-cell table:style-name="ce397"/>
          <table:table-cell table:style-name="ce397" table:formula="of:=[.F872]-[.C873]+[.D873]" office:value-type="float" office:value="224598.28" calcext:value-type="float">
            <text:p>224.598,28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8"/>
          <table:table-cell table:style-name="ce370" office:value-type="string" calcext:value-type="string">
            <text:p>ocak alışveriş sigara</text:p>
          </table:table-cell>
          <table:table-cell table:style-name="ce397"/>
          <table:table-cell table:style-name="ce397" office:value-type="float" office:value="95" calcext:value-type="float">
            <text:p>95,00</text:p>
          </table:table-cell>
          <table:table-cell table:style-name="ce397"/>
          <table:table-cell table:style-name="ce397" table:formula="of:=[.F873]-[.C874]+[.D874]" office:value-type="float" office:value="224693.28" calcext:value-type="float">
            <text:p>224.693,28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8" office:value-type="date" office:date-value="2018-11-01" calcext:value-type="date">
            <text:p>01.11.2018</text:p>
          </table:table-cell>
          <table:table-cell table:style-name="ce370" office:value-type="string" calcext:value-type="string">
            <text:p>ocak alışveriş</text:p>
          </table:table-cell>
          <table:table-cell table:style-name="ce397"/>
          <table:table-cell table:style-name="ce397" office:value-type="float" office:value="368.73" calcext:value-type="float">
            <text:p>368,73</text:p>
          </table:table-cell>
          <table:table-cell table:style-name="ce397"/>
          <table:table-cell table:style-name="ce397" table:formula="of:=[.F874]-[.C875]+[.D875]" office:value-type="float" office:value="225062.01" calcext:value-type="float">
            <text:p>225.062,01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8"/>
          <table:table-cell table:style-name="ce370" office:value-type="string" calcext:value-type="string">
            <text:p>kepçe cam</text:p>
          </table:table-cell>
          <table:table-cell table:style-name="ce397"/>
          <table:table-cell table:style-name="ce397" office:value-type="float" office:value="70" calcext:value-type="float">
            <text:p>70,00</text:p>
          </table:table-cell>
          <table:table-cell table:style-name="ce397"/>
          <table:table-cell table:style-name="ce397" table:formula="of:=[.F875]-[.C876]+[.D876]" office:value-type="float" office:value="225132.01" calcext:value-type="float">
            <text:p>225.132,01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8"/>
          <table:table-cell table:style-name="ce370" office:value-type="string" calcext:value-type="string">
            <text:p>kaportacı</text:p>
          </table:table-cell>
          <table:table-cell table:style-name="ce397"/>
          <table:table-cell table:style-name="ce397" office:value-type="float" office:value="100" calcext:value-type="float">
            <text:p>100,00</text:p>
          </table:table-cell>
          <table:table-cell table:style-name="ce397"/>
          <table:table-cell table:style-name="ce397" table:formula="of:=[.F876]-[.C877]+[.D877]" office:value-type="float" office:value="225232.01" calcext:value-type="float">
            <text:p>225.232,01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9"/>
          <table:table-cell table:style-name="ce370" office:value-type="string" calcext:value-type="string">
            <text:p>atila kk mustafa</text:p>
          </table:table-cell>
          <table:table-cell table:style-name="ce397"/>
          <table:table-cell table:style-name="ce397" office:value-type="float" office:value="600" calcext:value-type="float">
            <text:p>600,00</text:p>
          </table:table-cell>
          <table:table-cell table:style-name="ce397"/>
          <table:table-cell table:style-name="ce397" table:formula="of:=[.F877]-[.C878]+[.D878]" office:value-type="float" office:value="225832.01" calcext:value-type="float">
            <text:p>225.832,01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8" office:value-type="date" office:date-value="2018-09-23" calcext:value-type="date">
            <text:p>23.09.2018</text:p>
          </table:table-cell>
          <table:table-cell table:style-name="ce370" office:value-type="string" calcext:value-type="string">
            <text:p>fikret yalçın havale</text:p>
          </table:table-cell>
          <table:table-cell table:style-name="ce383"/>
          <table:table-cell table:style-name="ce397" office:value-type="float" office:value="3002" calcext:value-type="float">
            <text:p>3.002,00</text:p>
          </table:table-cell>
          <table:table-cell table:style-name="ce397"/>
          <table:table-cell table:style-name="ce397" table:formula="of:=[.F878]-[.C879]+[.D879]" office:value-type="float" office:value="228834.01" calcext:value-type="float">
            <text:p>228.834,01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8" office:value-type="date" office:date-value="2018-09-26" calcext:value-type="date">
            <text:p>26.09.2018</text:p>
          </table:table-cell>
          <table:table-cell table:style-name="ce370" office:value-type="string" calcext:value-type="string">
            <text:p>recep kuzu</text:p>
          </table:table-cell>
          <table:table-cell table:style-name="ce383"/>
          <table:table-cell table:style-name="ce397" office:value-type="float" office:value="1005" calcext:value-type="float">
            <text:p>1.005,00</text:p>
          </table:table-cell>
          <table:table-cell table:style-name="ce397"/>
          <table:table-cell table:style-name="ce397" table:formula="of:=[.F879]-[.C880]+[.D880]" office:value-type="float" office:value="229839.01" calcext:value-type="float">
            <text:p>229.839,01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8" office:value-type="date" office:date-value="2018-09-25" calcext:value-type="date">
            <text:p>25.09.2018</text:p>
          </table:table-cell>
          <table:table-cell table:style-name="ce370" office:value-type="string" calcext:value-type="string">
            <text:p>aliye kasadan 50000-20000=30000</text:p>
          </table:table-cell>
          <table:table-cell table:style-name="ce383"/>
          <table:table-cell table:style-name="ce397" office:value-type="float" office:value="20000" calcext:value-type="float">
            <text:p>20.000,00</text:p>
          </table:table-cell>
          <table:table-cell table:style-name="ce397"/>
          <table:table-cell table:style-name="ce397" table:formula="of:=[.F880]-[.C881]+[.D881]" office:value-type="float" office:value="249839.01" calcext:value-type="float">
            <text:p>249.839,01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8" office:value-type="date" office:date-value="2018-09-25" calcext:value-type="date">
            <text:p>25.09.2018</text:p>
          </table:table-cell>
          <table:table-cell table:style-name="ce370" office:value-type="string" calcext:value-type="string">
            <text:p>fikret yalçın havale</text:p>
          </table:table-cell>
          <table:table-cell table:style-name="ce397"/>
          <table:table-cell table:style-name="ce397" office:value-type="float" office:value="1005" calcext:value-type="float">
            <text:p>1.005,00</text:p>
          </table:table-cell>
          <table:table-cell table:style-name="ce397"/>
          <table:table-cell table:style-name="ce397" table:formula="of:=[.F881]-[.C882]+[.D882]" office:value-type="float" office:value="250844.01" calcext:value-type="float">
            <text:p>250.844,01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8" office:value-type="date" office:date-value="2018-09-24" calcext:value-type="date">
            <text:p>24.09.2018</text:p>
          </table:table-cell>
          <table:table-cell table:style-name="ce370" office:value-type="string" calcext:value-type="string">
            <text:p>yusuf yokuş halk eft</text:p>
          </table:table-cell>
          <table:table-cell table:style-name="ce397"/>
          <table:table-cell table:style-name="ce397" office:value-type="float" office:value="785" calcext:value-type="float">
            <text:p>785,00</text:p>
          </table:table-cell>
          <table:table-cell table:style-name="ce397"/>
          <table:table-cell table:style-name="ce397" table:formula="of:=[.F882]-[.C883]+[.D883]" office:value-type="float" office:value="251629.01" calcext:value-type="float">
            <text:p>251.629,01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8" office:value-type="date" office:date-value="2018-09-12" calcext:value-type="date">
            <text:p>12.09.2018</text:p>
          </table:table-cell>
          <table:table-cell table:style-name="ce370" office:value-type="string" calcext:value-type="string">
            <text:p>aliye maaş için</text:p>
          </table:table-cell>
          <table:table-cell table:style-name="ce383"/>
          <table:table-cell table:style-name="ce397" office:value-type="float" office:value="30000" calcext:value-type="float">
            <text:p>30.000,00</text:p>
          </table:table-cell>
          <table:table-cell table:style-name="ce397"/>
          <table:table-cell table:style-name="ce397" table:formula="of:=[.F883]-[.C884]+[.D884]" office:value-type="float" office:value="281629.01" calcext:value-type="float">
            <text:p>281.629,01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70"/>
          <table:table-cell table:style-name="ce370" office:value-type="string" calcext:value-type="string">
            <text:p>ankara dişli eft</text:p>
          </table:table-cell>
          <table:table-cell table:style-name="ce383"/>
          <table:table-cell table:style-name="ce397" office:value-type="float" office:value="2005" calcext:value-type="float">
            <text:p>2.005,00</text:p>
          </table:table-cell>
          <table:table-cell table:style-name="ce397"/>
          <table:table-cell table:style-name="ce397" table:formula="of:=[.F884]-[.C885]+[.D885]" office:value-type="float" office:value="283634.01" calcext:value-type="float">
            <text:p>283.634,01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70"/>
          <table:table-cell table:style-name="ce370" office:value-type="string" calcext:value-type="string">
            <text:p>yeşilyurt hızarhane arsadan</text:p>
          </table:table-cell>
          <table:table-cell table:style-name="ce397" office:value-type="float" office:value="205000" calcext:value-type="float">
            <text:p>205.000,00</text:p>
          </table:table-cell>
          <table:table-cell table:style-name="ce383"/>
          <table:table-cell table:style-name="ce397"/>
          <table:table-cell table:style-name="ce397" table:formula="of:=[.F885]-[.C886]+[.D886]" office:value-type="float" office:value="78634.01" calcext:value-type="float">
            <text:p>78.634,01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70" table:number-columns-repeated="2"/>
          <table:table-cell table:style-name="ce397" table:number-columns-repeated="3"/>
          <table:table-cell table:style-name="ce397" table:formula="of:=[.F886]-[.C887]+[.D887]" office:value-type="float" office:value="78634.01" calcext:value-type="float">
            <text:p>78.634,01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8" office:value-type="date" office:date-value="2018-09-06" calcext:value-type="date">
            <text:p>06.09.2018</text:p>
          </table:table-cell>
          <table:table-cell table:style-name="ce370" office:value-type="string" calcext:value-type="string">
            <text:p>ayhan akdoğan sulusaray</text:p>
          </table:table-cell>
          <table:table-cell table:style-name="ce397" office:value-type="float" office:value="3000" calcext:value-type="float">
            <text:p>3.000,00</text:p>
          </table:table-cell>
          <table:table-cell table:style-name="ce397" table:number-columns-repeated="2"/>
          <table:table-cell table:style-name="ce397" table:formula="of:=[.F887]-[.C888]+[.D888]" office:value-type="float" office:value="75634.01" calcext:value-type="float">
            <text:p>75.634,01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70"/>
          <table:table-cell table:style-name="ce370" office:value-type="string" calcext:value-type="string">
            <text:p>ankara ocak tabanca</text:p>
          </table:table-cell>
          <table:table-cell table:style-name="ce397"/>
          <table:table-cell table:style-name="ce397" office:value-type="float" office:value="1180" calcext:value-type="float">
            <text:p>1.180,00</text:p>
          </table:table-cell>
          <table:table-cell table:style-name="ce397"/>
          <table:table-cell table:style-name="ce397" table:formula="of:=[.F888]-[.C889]+[.D889]" office:value-type="float" office:value="76814.01" calcext:value-type="float">
            <text:p>76.814,01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8"/>
          <table:table-cell table:style-name="ce370" office:value-type="string" calcext:value-type="string">
            <text:p>toyota sigorta</text:p>
          </table:table-cell>
          <table:table-cell table:style-name="ce397"/>
          <table:table-cell table:style-name="ce397" office:value-type="float" office:value="926" calcext:value-type="float">
            <text:p>926,00</text:p>
          </table:table-cell>
          <table:table-cell table:style-name="ce397"/>
          <table:table-cell table:style-name="ce397" table:formula="of:=[.F889]-[.C890]+[.D890]" office:value-type="float" office:value="77740.01" calcext:value-type="float">
            <text:p>77.740,01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8"/>
          <table:table-cell table:style-name="ce370" office:value-type="string" calcext:value-type="string">
            <text:p>toyota gaz benzin</text:p>
          </table:table-cell>
          <table:table-cell table:style-name="ce397"/>
          <table:table-cell table:style-name="ce397" office:value-type="float" office:value="297.11" calcext:value-type="float">
            <text:p>297,11</text:p>
          </table:table-cell>
          <table:table-cell table:style-name="ce397"/>
          <table:table-cell table:style-name="ce397" table:formula="of:=[.F890]-[.C891]+[.D891]" office:value-type="float" office:value="78037.12" calcext:value-type="float">
            <text:p>78.037,12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8" office:value-type="date" office:date-value="2018-10-31" calcext:value-type="date">
            <text:p>31.10.2018</text:p>
          </table:table-cell>
          <table:table-cell table:style-name="ce370" office:value-type="string" calcext:value-type="string">
            <text:p>ali havale okay taş</text:p>
          </table:table-cell>
          <table:table-cell table:style-name="ce383"/>
          <table:table-cell table:style-name="ce397" office:value-type="float" office:value="7505" calcext:value-type="float">
            <text:p>7.505,00</text:p>
          </table:table-cell>
          <table:table-cell table:style-name="ce397"/>
          <table:table-cell table:style-name="ce397" table:formula="of:=[.F891]-[.C892]+[.D892]" office:value-type="float" office:value="85542.12" calcext:value-type="float">
            <text:p>85.542,12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8" office:value-type="date" office:date-value="2018-10-31" calcext:value-type="date">
            <text:p>31.10.2018</text:p>
          </table:table-cell>
          <table:table-cell table:style-name="ce370" office:value-type="string" calcext:value-type="string">
            <text:p>ali bankada nkt</text:p>
          </table:table-cell>
          <table:table-cell table:style-name="ce383"/>
          <table:table-cell table:style-name="ce397" office:value-type="float" office:value="17500" calcext:value-type="float">
            <text:p>17.500,00</text:p>
          </table:table-cell>
          <table:table-cell table:style-name="ce397"/>
          <table:table-cell table:style-name="ce397" table:formula="of:=[.F892]-[.C893]+[.D893]" office:value-type="float" office:value="103042.12" calcext:value-type="float">
            <text:p>103.042,12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8" office:value-type="date" office:date-value="2018-10-31" calcext:value-type="date">
            <text:p>31.10.2018</text:p>
          </table:table-cell>
          <table:table-cell table:style-name="ce370" office:value-type="string" calcext:value-type="string">
            <text:p>aliye işbank hesaptan</text:p>
          </table:table-cell>
          <table:table-cell table:style-name="ce383"/>
          <table:table-cell table:style-name="ce397" office:value-type="float" office:value="18200" calcext:value-type="float">
            <text:p>18.200,00</text:p>
          </table:table-cell>
          <table:table-cell table:style-name="ce397"/>
          <table:table-cell table:style-name="ce397" table:formula="of:=[.F893]-[.C894]+[.D894]" office:value-type="float" office:value="121242.12" calcext:value-type="float">
            <text:p>121.242,12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8" office:value-type="date" office:date-value="2018-10-15" calcext:value-type="date">
            <text:p>15.10.2018</text:p>
          </table:table-cell>
          <table:table-cell table:style-name="ce370" office:value-type="string" calcext:value-type="string">
            <text:p>aliye kasadan 17000-17000=0</text:p>
          </table:table-cell>
          <table:table-cell table:style-name="ce383"/>
          <table:table-cell table:style-name="ce397" office:value-type="float" office:value="17000" calcext:value-type="float">
            <text:p>17.000,00</text:p>
          </table:table-cell>
          <table:table-cell table:style-name="ce397"/>
          <table:table-cell table:style-name="ce397" table:formula="of:=[.F894]-[.C895]+[.D895]" office:value-type="float" office:value="138242.12" calcext:value-type="float">
            <text:p>138.242,12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8" office:value-type="date" office:date-value="2018-10-04" calcext:value-type="date">
            <text:p>04.10.2018</text:p>
          </table:table-cell>
          <table:table-cell table:style-name="ce370" office:value-type="string" calcext:value-type="string">
            <text:p>aliye kasadan 27000-10000=17000</text:p>
          </table:table-cell>
          <table:table-cell table:style-name="ce383"/>
          <table:table-cell table:style-name="ce397" office:value-type="float" office:value="10000" calcext:value-type="float">
            <text:p>10.000,00</text:p>
          </table:table-cell>
          <table:table-cell table:style-name="ce397"/>
          <table:table-cell table:style-name="ce397" table:formula="of:=[.F895]-[.C896]+[.D896]" office:value-type="float" office:value="148242.12" calcext:value-type="float">
            <text:p>148.242,12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70"/>
          <table:table-cell table:style-name="ce370" office:value-type="string" calcext:value-type="string">
            <text:p>aliye kasadan 30000-3000=27000</text:p>
          </table:table-cell>
          <table:table-cell table:style-name="ce383"/>
          <table:table-cell table:style-name="ce397" office:value-type="float" office:value="3000" calcext:value-type="float">
            <text:p>3.000,00</text:p>
          </table:table-cell>
          <table:table-cell table:style-name="ce397"/>
          <table:table-cell table:style-name="ce397" table:formula="of:=[.F896]-[.C897]+[.D897]" office:value-type="float" office:value="151242.12" calcext:value-type="float">
            <text:p>151.242,12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8" office:value-type="date" office:date-value="2018-11-29" calcext:value-type="date">
            <text:p>29.11.2018</text:p>
          </table:table-cell>
          <table:table-cell table:style-name="ce370" office:value-type="string" calcext:value-type="string">
            <text:p>imar barışı atila daire maliyeye yatan</text:p>
          </table:table-cell>
          <table:table-cell table:style-name="ce397"/>
          <table:table-cell table:style-name="ce397" office:value-type="float" office:value="8466.82" calcext:value-type="float">
            <text:p>8.466,82</text:p>
          </table:table-cell>
          <table:table-cell table:style-name="ce397"/>
          <table:table-cell table:style-name="ce397" table:formula="of:=[.F897]-[.C898]+[.D898]" office:value-type="float" office:value="159708.94" calcext:value-type="float">
            <text:p>159.708,94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8" office:value-type="date" office:date-value="2018-11-29" calcext:value-type="date">
            <text:p>29.11.2018</text:p>
          </table:table-cell>
          <table:table-cell table:style-name="ce370" office:value-type="string" calcext:value-type="string">
            <text:p>ali balcıya</text:p>
          </table:table-cell>
          <table:table-cell table:style-name="ce397"/>
          <table:table-cell table:style-name="ce397" office:value-type="float" office:value="3000" calcext:value-type="float">
            <text:p>3.000,00</text:p>
          </table:table-cell>
          <table:table-cell table:style-name="ce397"/>
          <table:table-cell table:style-name="ce397" table:formula="of:=[.F898]-[.C899]+[.D899]" office:value-type="float" office:value="162708.94" calcext:value-type="float">
            <text:p>162.708,94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8" office:value-type="date" office:date-value="2018-11-28" calcext:value-type="date">
            <text:p>28.11.2018</text:p>
          </table:table-cell>
          <table:table-cell table:style-name="ce370" office:value-type="string" calcext:value-type="string">
            <text:p>mehmet ünveroğlu </text:p>
          </table:table-cell>
          <table:table-cell table:style-name="ce397" office:value-type="float" office:value="3000" calcext:value-type="float">
            <text:p>3.000,00</text:p>
          </table:table-cell>
          <table:table-cell table:style-name="ce397" table:number-columns-repeated="2"/>
          <table:table-cell table:style-name="ce397" table:formula="of:=[.F899]-[.C900]+[.D900]" office:value-type="float" office:value="159708.94" calcext:value-type="float">
            <text:p>159.708,94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8" office:value-type="date" office:date-value="2018-11-26" calcext:value-type="date">
            <text:p>26.11.2018</text:p>
          </table:table-cell>
          <table:table-cell table:style-name="ce370" office:value-type="string" calcext:value-type="string">
            <text:p>atila havale ANKARA pnomatik hortum</text:p>
          </table:table-cell>
          <table:table-cell table:style-name="ce397"/>
          <table:table-cell table:style-name="ce397" office:value-type="float" office:value="297" calcext:value-type="float">
            <text:p>297,00</text:p>
          </table:table-cell>
          <table:table-cell table:style-name="ce397"/>
          <table:table-cell table:style-name="ce397" table:formula="of:=[.F900]-[.C901]+[.D901]" office:value-type="float" office:value="160005.94" calcext:value-type="float">
            <text:p>160.005,94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8" office:value-type="date" office:date-value="2018-11-01" calcext:value-type="date">
            <text:p>01.11.2018</text:p>
          </table:table-cell>
          <table:table-cell table:style-name="ce370" office:value-type="string" calcext:value-type="string">
            <text:p>aliye nakit</text:p>
          </table:table-cell>
          <table:table-cell table:style-name="ce397"/>
          <table:table-cell table:style-name="ce397" office:value-type="float" office:value="500" calcext:value-type="float">
            <text:p>500,00</text:p>
          </table:table-cell>
          <table:table-cell table:style-name="ce397"/>
          <table:table-cell table:style-name="ce397" table:formula="of:=[.F901]-[.C902]+[.D902]" office:value-type="float" office:value="160505.94" calcext:value-type="float">
            <text:p>160.505,94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8" office:value-type="date" office:date-value="2018-11-09" calcext:value-type="date">
            <text:p>09.11.2018</text:p>
          </table:table-cell>
          <table:table-cell table:style-name="ce370" office:value-type="string" calcext:value-type="string">
            <text:p>aliye nakit</text:p>
          </table:table-cell>
          <table:table-cell table:style-name="ce397"/>
          <table:table-cell table:style-name="ce397" office:value-type="float" office:value="8000" calcext:value-type="float">
            <text:p>8.000,00</text:p>
          </table:table-cell>
          <table:table-cell table:style-name="ce397"/>
          <table:table-cell table:style-name="ce397" table:formula="of:=[.F902]-[.C903]+[.D903]" office:value-type="float" office:value="168505.94" calcext:value-type="float">
            <text:p>168.505,94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8" office:value-type="date" office:date-value="2018-12-12" calcext:value-type="date">
            <text:p>12.12.2018</text:p>
          </table:table-cell>
          <table:table-cell table:style-name="ce370" office:value-type="string" calcext:value-type="string">
            <text:p>Doğuş işbank kredi ödemesi 12.ay</text:p>
          </table:table-cell>
          <table:table-cell table:style-name="ce397"/>
          <table:table-cell table:style-name="ce397" office:value-type="float" office:value="3344.12" calcext:value-type="float">
            <text:p>3.344,12</text:p>
          </table:table-cell>
          <table:table-cell table:style-name="ce397"/>
          <table:table-cell table:style-name="ce397" table:formula="of:=[.F903]-[.C904]+[.D904]" office:value-type="float" office:value="171850.06" calcext:value-type="float">
            <text:p>171.850,06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8" office:value-type="date" office:date-value="2018-12-12" calcext:value-type="date">
            <text:p>12.12.2018</text:p>
          </table:table-cell>
          <table:table-cell table:style-name="ce370" office:value-type="string" calcext:value-type="string">
            <text:p>Ali Balcıdan nakit</text:p>
          </table:table-cell>
          <table:table-cell table:style-name="ce397" office:value-type="float" office:value="3400" calcext:value-type="float">
            <text:p>3.400,00</text:p>
          </table:table-cell>
          <table:table-cell table:style-name="ce397" table:number-columns-repeated="2"/>
          <table:table-cell table:style-name="ce397" table:formula="of:=[.F904]-[.C905]+[.D905]" office:value-type="float" office:value="168450.06" calcext:value-type="float">
            <text:p>168.450,06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8" office:value-type="date" office:date-value="2018-12-11" calcext:value-type="date">
            <text:p>11.12.2018</text:p>
          </table:table-cell>
          <table:table-cell table:style-name="ce370" office:value-type="string" calcext:value-type="string">
            <text:p>Ali Balcıya sezai hesabına yatırılan</text:p>
          </table:table-cell>
          <table:table-cell table:style-name="ce397"/>
          <table:table-cell table:style-name="ce397" office:value-type="float" office:value="15000" calcext:value-type="float">
            <text:p>15.000,00</text:p>
          </table:table-cell>
          <table:table-cell table:style-name="ce397"/>
          <table:table-cell table:style-name="ce397" table:formula="of:=[.F905]-[.C906]+[.D906]" office:value-type="float" office:value="183450.06" calcext:value-type="float">
            <text:p>183.450,06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7" office:value-type="string" calcext:value-type="string">
            <text:p>2018 sonu</text:p>
          </table:table-cell>
          <table:table-cell table:style-name="ce388" office:value-type="string" calcext:value-type="string">
            <text:p>DOĞUŞ ALACAKLI</text:p>
          </table:table-cell>
          <table:table-cell table:style-name="ce397" table:number-columns-repeated="3"/>
          <table:table-cell table:style-name="ce397" table:formula="of:=[.F906]-[.C907]+[.D907]" office:value-type="float" office:value="183450.06" calcext:value-type="float">
            <text:p>183.450,06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70" table:number-columns-repeated="2"/>
          <table:table-cell table:style-name="ce397" table:number-columns-repeated="3"/>
          <table:table-cell table:style-name="ce397" table:formula="of:=[.F907]-[.C908]+[.D908]" office:value-type="float" office:value="183450.06" calcext:value-type="float">
            <text:p>183.450,06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Default" table:number-columns-repeated="5"/>
          <table:table-cell table:style-name="ce397" table:formula="of:=[.F908]-[.C909]+[.D909]" office:value-type="float" office:value="183450.06" calcext:value-type="float">
            <text:p>183.450,06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Default" table:number-columns-repeated="5"/>
          <table:table-cell table:style-name="ce397" table:formula="of:=[.F909]-[.C910]+[.D910]" office:value-type="float" office:value="183450.06" calcext:value-type="float">
            <text:p>183.450,06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289" office:value-type="float" office:value="2019" calcext:value-type="float">
            <text:p>2019</text:p>
          </table:table-cell>
          <table:table-cell table:style-name="ce289" office:value-type="string" calcext:value-type="string">
            <text:p>DOĞUŞ ALACAKLI</text:p>
          </table:table-cell>
          <table:table-cell table:style-name="ce289" table:number-columns-repeated="3"/>
          <table:table-cell table:style-name="ce397" table:formula="of:=[.F910]-[.C911]+[.D911]" office:value-type="float" office:value="183450.06" calcext:value-type="float">
            <text:p>183.450,06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8" office:value-type="date" office:date-value="2019-03-30" calcext:value-type="date">
            <text:p>30.03.2019</text:p>
          </table:table-cell>
          <table:table-cell table:style-name="ce370" office:value-type="string" calcext:value-type="string">
            <text:p>ocakçı atila aradı</text:p>
          </table:table-cell>
          <table:table-cell table:style-name="ce397"/>
          <table:table-cell table:style-name="ce397" office:value-type="float" office:value="100" calcext:value-type="float">
            <text:p>100,00</text:p>
          </table:table-cell>
          <table:table-cell table:style-name="ce397"/>
          <table:table-cell table:style-name="ce397" table:formula="of:=[.F911]-[.C912]+[.D912]" office:value-type="float" office:value="183550.06" calcext:value-type="float">
            <text:p>183.550,06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70"/>
          <table:table-cell table:style-name="ce370" office:value-type="string" calcext:value-type="string">
            <text:p>kk murat tic seramik boyacı faruk</text:p>
          </table:table-cell>
          <table:table-cell table:style-name="ce397"/>
          <table:table-cell table:style-name="ce397" office:value-type="float" office:value="100" calcext:value-type="float">
            <text:p>100,00</text:p>
          </table:table-cell>
          <table:table-cell table:style-name="ce397"/>
          <table:table-cell table:style-name="ce397" table:formula="of:=[.F912]-[.C913]+[.D913]" office:value-type="float" office:value="183650.06" calcext:value-type="float">
            <text:p>183.650,06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70"/>
          <table:table-cell table:style-name="ce370" office:value-type="string" calcext:value-type="string">
            <text:p>kk benzinci 80 m2 seramik</text:p>
          </table:table-cell>
          <table:table-cell table:style-name="ce397"/>
          <table:table-cell table:style-name="ce397" office:value-type="float" office:value="1600" calcext:value-type="float">
            <text:p>1.600,00</text:p>
          </table:table-cell>
          <table:table-cell table:style-name="ce397"/>
          <table:table-cell table:style-name="ce397" table:formula="of:=[.F913]-[.C914]+[.D914]" office:value-type="float" office:value="185250.06" calcext:value-type="float">
            <text:p>185.250,06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70"/>
          <table:table-cell table:style-name="ce370" office:value-type="string" calcext:value-type="string">
            <text:p>şubat iş kredi</text:p>
          </table:table-cell>
          <table:table-cell table:style-name="ce397"/>
          <table:table-cell table:style-name="ce397" office:value-type="float" office:value="3486" calcext:value-type="float">
            <text:p>3.486,00</text:p>
          </table:table-cell>
          <table:table-cell table:style-name="ce397"/>
          <table:table-cell table:style-name="ce397" table:formula="of:=[.F914]-[.C915]+[.D915]" office:value-type="float" office:value="188736.06" calcext:value-type="float">
            <text:p>188.736,06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70"/>
          <table:table-cell table:style-name="ce370" office:value-type="string" calcext:value-type="string">
            <text:p>dursun ankara ocakçı</text:p>
          </table:table-cell>
          <table:table-cell table:style-name="ce397"/>
          <table:table-cell table:style-name="ce397" office:value-type="float" office:value="1000" calcext:value-type="float">
            <text:p>1.000,00</text:p>
          </table:table-cell>
          <table:table-cell table:style-name="ce397"/>
          <table:table-cell table:style-name="ce397" table:formula="of:=[.F915]-[.C916]+[.D916]" office:value-type="float" office:value="189736.06" calcext:value-type="float">
            <text:p>189.736,06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8" office:value-type="date" office:date-value="2019-04-08" calcext:value-type="date">
            <text:p>08.04.2019</text:p>
          </table:table-cell>
          <table:table-cell table:style-name="ce370" office:value-type="string" calcext:value-type="string">
            <text:p>aliye kiracı dursun durmuş</text:p>
          </table:table-cell>
          <table:table-cell table:style-name="ce397"/>
          <table:table-cell table:style-name="ce397" office:value-type="float" office:value="2000" calcext:value-type="float">
            <text:p>2.000,00</text:p>
          </table:table-cell>
          <table:table-cell table:style-name="ce397"/>
          <table:table-cell table:style-name="ce397" table:formula="of:=[.F916]-[.C917]+[.D917]" office:value-type="float" office:value="191736.06" calcext:value-type="float">
            <text:p>191.736,06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70"/>
          <table:table-cell table:style-name="ce370" office:value-type="string" calcext:value-type="string">
            <text:p>mustafa radyatör tamiri</text:p>
          </table:table-cell>
          <table:table-cell table:style-name="ce397"/>
          <table:table-cell table:style-name="ce397" office:value-type="float" office:value="150" calcext:value-type="float">
            <text:p>150,00</text:p>
          </table:table-cell>
          <table:table-cell table:style-name="ce397"/>
          <table:table-cell table:style-name="ce397" table:formula="of:=[.F917]-[.C918]+[.D918]" office:value-type="float" office:value="191886.06" calcext:value-type="float">
            <text:p>191.886,06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70"/>
          <table:table-cell table:style-name="ce370" office:value-type="string" calcext:value-type="string">
            <text:p>mustafa ocak sigara</text:p>
          </table:table-cell>
          <table:table-cell table:style-name="ce397"/>
          <table:table-cell table:style-name="ce397" office:value-type="float" office:value="55" calcext:value-type="float">
            <text:p>55,00</text:p>
          </table:table-cell>
          <table:table-cell table:style-name="ce397"/>
          <table:table-cell table:style-name="ce397" table:formula="of:=[.F918]-[.C919]+[.D919]" office:value-type="float" office:value="191941.06" calcext:value-type="float">
            <text:p>191.941,06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8" office:value-type="date" office:date-value="2019-07-31" calcext:value-type="date">
            <text:p>31.07.2019</text:p>
          </table:table-cell>
          <table:table-cell table:style-name="ce370" office:value-type="string" calcext:value-type="string">
            <text:p>fırıldakçı ercan mezar parası</text:p>
          </table:table-cell>
          <table:table-cell table:style-name="ce397" office:value-type="float" office:value="500" calcext:value-type="float">
            <text:p>500,00</text:p>
          </table:table-cell>
          <table:table-cell table:style-name="ce397" table:number-columns-repeated="2"/>
          <table:table-cell table:style-name="ce397" table:formula="of:=[.F919]-[.C920]+[.D920]" office:value-type="float" office:value="191441.06" calcext:value-type="float">
            <text:p>191.441,06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70"/>
          <table:table-cell table:style-name="ce370" office:value-type="string" calcext:value-type="string">
            <text:p>adem kesici senet 6400</text:p>
          </table:table-cell>
          <table:table-cell table:style-name="ce397" table:number-columns-repeated="3"/>
          <table:table-cell table:style-name="ce397" table:formula="of:=[.F920]-[.C921]+[.D921]" office:value-type="float" office:value="191441.06" calcext:value-type="float">
            <text:p>191.441,06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8" office:value-type="date" office:date-value="2019-07-30" calcext:value-type="date">
            <text:p>30.07.2019</text:p>
          </table:table-cell>
          <table:table-cell table:style-name="ce370" office:value-type="string" calcext:value-type="string">
            <text:p>atila vakıfbank kira özge kahraman</text:p>
          </table:table-cell>
          <table:table-cell table:style-name="ce397"/>
          <table:table-cell table:style-name="ce397" office:value-type="float" office:value="1750" calcext:value-type="float">
            <text:p>1.750,00</text:p>
          </table:table-cell>
          <table:table-cell table:style-name="ce397"/>
          <table:table-cell table:style-name="ce397" table:formula="of:=[.F921]-[.C922]+[.D922]" office:value-type="float" office:value="193191.06" calcext:value-type="float">
            <text:p>193.191,06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70"/>
          <table:table-cell table:style-name="ce370" office:value-type="string" calcext:value-type="string">
            <text:p>Toyota temmuz pulu maliye</text:p>
          </table:table-cell>
          <table:table-cell table:style-name="ce397"/>
          <table:table-cell table:style-name="ce397" office:value-type="float" office:value="234" calcext:value-type="float">
            <text:p>234,00</text:p>
          </table:table-cell>
          <table:table-cell table:style-name="ce397"/>
          <table:table-cell table:style-name="ce397" table:formula="of:=[.F922]-[.C923]+[.D923]" office:value-type="float" office:value="193425.06" calcext:value-type="float">
            <text:p>193.425,06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70"/>
          <table:table-cell table:style-name="ce370" office:value-type="string" calcext:value-type="string">
            <text:p>Toyota ocak pulu maliye</text:p>
          </table:table-cell>
          <table:table-cell table:style-name="ce397"/>
          <table:table-cell table:style-name="ce397" office:value-type="float" office:value="234" calcext:value-type="float">
            <text:p>234,00</text:p>
          </table:table-cell>
          <table:table-cell table:style-name="ce397"/>
          <table:table-cell table:style-name="ce397" table:formula="of:=[.F923]-[.C924]+[.D924]" office:value-type="float" office:value="193659.06" calcext:value-type="float">
            <text:p>193.659,06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70"/>
          <table:table-cell table:style-name="ce370" office:value-type="string" calcext:value-type="string">
            <text:p>aliye <text:s/></text:p>
          </table:table-cell>
          <table:table-cell table:style-name="ce397"/>
          <table:table-cell table:style-name="ce397" office:value-type="float" office:value="100" calcext:value-type="float">
            <text:p>100,00</text:p>
          </table:table-cell>
          <table:table-cell table:style-name="ce397"/>
          <table:table-cell table:style-name="ce397" table:formula="of:=[.F924]-[.C925]+[.D925]" office:value-type="float" office:value="193759.06" calcext:value-type="float">
            <text:p>193.759,06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8" office:value-type="date" office:date-value="2019-07-25" calcext:value-type="date">
            <text:p>25.07.2019</text:p>
          </table:table-cell>
          <table:table-cell table:style-name="ce370" office:value-type="string" calcext:value-type="string">
            <text:p>Mustafa 2 usta bilet parası</text:p>
          </table:table-cell>
          <table:table-cell table:style-name="ce397"/>
          <table:table-cell table:style-name="ce397" office:value-type="float" office:value="280" calcext:value-type="float">
            <text:p>280,00</text:p>
          </table:table-cell>
          <table:table-cell table:style-name="ce397"/>
          <table:table-cell table:style-name="ce397" table:formula="of:=[.F925]-[.C926]+[.D926]" office:value-type="float" office:value="194039.06" calcext:value-type="float">
            <text:p>194.039,06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8" office:value-type="date" office:date-value="2019-07-03" calcext:value-type="date">
            <text:p>03.07.2019</text:p>
          </table:table-cell>
          <table:table-cell table:style-name="ce370" office:value-type="string" calcext:value-type="string">
            <text:p>atla vakıfbank hesabına kiracı adem</text:p>
          </table:table-cell>
          <table:table-cell table:style-name="ce397"/>
          <table:table-cell table:style-name="ce397" office:value-type="float" office:value="20000" calcext:value-type="float">
            <text:p>20.000,00</text:p>
          </table:table-cell>
          <table:table-cell table:style-name="ce397"/>
          <table:table-cell table:style-name="ce397" table:formula="of:=[.F926]-[.C927]+[.D927]" office:value-type="float" office:value="214039.06" calcext:value-type="float">
            <text:p>214.039,06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8" office:value-type="date" office:date-value="2019-08-10" calcext:value-type="date">
            <text:p>10.08.2019</text:p>
          </table:table-cell>
          <table:table-cell table:style-name="ce370" office:value-type="string" calcext:value-type="string">
            <text:p>toyota radyatör nakilye</text:p>
          </table:table-cell>
          <table:table-cell table:style-name="ce397"/>
          <table:table-cell table:style-name="ce397" office:value-type="float" office:value="50" calcext:value-type="float">
            <text:p>50,00</text:p>
          </table:table-cell>
          <table:table-cell table:style-name="ce397"/>
          <table:table-cell table:style-name="ce397" table:formula="of:=[.F927]-[.C928]+[.D928]" office:value-type="float" office:value="214089.06" calcext:value-type="float">
            <text:p>214.089,06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70"/>
          <table:table-cell table:style-name="ce370" office:value-type="string" calcext:value-type="string">
            <text:p>fırıldakçı ercan mezar parası</text:p>
          </table:table-cell>
          <table:table-cell table:style-name="ce397" office:value-type="float" office:value="400" calcext:value-type="float">
            <text:p>400,00</text:p>
          </table:table-cell>
          <table:table-cell table:style-name="ce397" table:number-columns-repeated="2"/>
          <table:table-cell table:style-name="ce397" table:formula="of:=[.F928]-[.C929]+[.D929]" office:value-type="float" office:value="213689.06" calcext:value-type="float">
            <text:p>213.689,06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70"/>
          <table:table-cell table:style-name="ce370" office:value-type="string" calcext:value-type="string">
            <text:p>sarıca ya verilen</text:p>
          </table:table-cell>
          <table:table-cell table:style-name="ce397"/>
          <table:table-cell table:style-name="ce397" office:value-type="float" office:value="500" calcext:value-type="float">
            <text:p>500,00</text:p>
          </table:table-cell>
          <table:table-cell table:style-name="ce397"/>
          <table:table-cell table:style-name="ce397" table:formula="of:=[.F929]-[.C930]+[.D930]" office:value-type="float" office:value="214189.06" calcext:value-type="float">
            <text:p>214.189,06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70"/>
          <table:table-cell table:style-name="ce370" office:value-type="string" calcext:value-type="string">
            <text:p>ahmet selimoğlu mezar</text:p>
          </table:table-cell>
          <table:table-cell table:style-name="ce397" office:value-type="float" office:value="1500" calcext:value-type="float">
            <text:p>1.500,00</text:p>
          </table:table-cell>
          <table:table-cell table:style-name="ce397" table:number-columns-repeated="2"/>
          <table:table-cell table:style-name="ce397" table:formula="of:=[.F930]-[.C931]+[.D931]" office:value-type="float" office:value="212689.06" calcext:value-type="float">
            <text:p>212.689,06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8" office:value-type="date" office:date-value="2019-09-29" calcext:value-type="date">
            <text:p>29.09.2019</text:p>
          </table:table-cell>
          <table:table-cell table:style-name="ce370" office:value-type="string" calcext:value-type="string">
            <text:p>ali balcıya işbank hesaptan</text:p>
          </table:table-cell>
          <table:table-cell table:style-name="ce397"/>
          <table:table-cell table:style-name="ce397" office:value-type="float" office:value="14035" calcext:value-type="float">
            <text:p>14.035,00</text:p>
          </table:table-cell>
          <table:table-cell table:style-name="ce397"/>
          <table:table-cell table:style-name="ce397" table:formula="of:=[.F931]-[.C932]+[.D932]" office:value-type="float" office:value="226724.06" calcext:value-type="float">
            <text:p>226.724,06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8" office:value-type="date" office:date-value="2019-09-26" calcext:value-type="date">
            <text:p>26.09.2019</text:p>
          </table:table-cell>
          <table:table-cell table:style-name="ce370" office:value-type="string" calcext:value-type="string">
            <text:p>toyota bobin</text:p>
          </table:table-cell>
          <table:table-cell table:style-name="ce397"/>
          <table:table-cell table:style-name="ce397" office:value-type="float" office:value="165" calcext:value-type="float">
            <text:p>165,00</text:p>
          </table:table-cell>
          <table:table-cell table:style-name="ce397"/>
          <table:table-cell table:style-name="ce397" table:formula="of:=[.F932]-[.C933]+[.D933]" office:value-type="float" office:value="226889.06" calcext:value-type="float">
            <text:p>226.889,06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8" office:value-type="date" office:date-value="2019-09-28" calcext:value-type="date">
            <text:p>28.09.2019</text:p>
          </table:table-cell>
          <table:table-cell table:style-name="ce370" office:value-type="string" calcext:value-type="string">
            <text:p>benzin</text:p>
          </table:table-cell>
          <table:table-cell table:style-name="ce397"/>
          <table:table-cell table:style-name="ce397" office:value-type="float" office:value="250" calcext:value-type="float">
            <text:p>250,00</text:p>
          </table:table-cell>
          <table:table-cell table:style-name="ce397"/>
          <table:table-cell table:style-name="ce397" table:formula="of:=[.F933]-[.C934]+[.D934]" office:value-type="float" office:value="227139.06" calcext:value-type="float">
            <text:p>227.139,06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8" office:value-type="date" office:date-value="2019-09-25" calcext:value-type="date">
            <text:p>25.09.2019</text:p>
          </table:table-cell>
          <table:table-cell table:style-name="ce370" office:value-type="string" calcext:value-type="string">
            <text:p>toyota gaz benzin kk</text:p>
          </table:table-cell>
          <table:table-cell table:style-name="ce397"/>
          <table:table-cell table:style-name="ce397" office:value-type="float" office:value="150" calcext:value-type="float">
            <text:p>150,00</text:p>
          </table:table-cell>
          <table:table-cell table:style-name="ce397"/>
          <table:table-cell table:style-name="ce397" table:formula="of:=[.F934]-[.C935]+[.D935]" office:value-type="float" office:value="227289.06" calcext:value-type="float">
            <text:p>227.289,06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8" office:value-type="date" office:date-value="2019-09-24" calcext:value-type="date">
            <text:p>24.09.2019</text:p>
          </table:table-cell>
          <table:table-cell table:style-name="ce370" office:value-type="string" calcext:value-type="string">
            <text:p>ford mazot sivas kk</text:p>
          </table:table-cell>
          <table:table-cell table:style-name="ce397"/>
          <table:table-cell table:style-name="ce397" office:value-type="float" office:value="100" calcext:value-type="float">
            <text:p>100,00</text:p>
          </table:table-cell>
          <table:table-cell table:style-name="ce397"/>
          <table:table-cell table:style-name="ce397" table:formula="of:=[.F935]-[.C936]+[.D936]" office:value-type="float" office:value="227389.06" calcext:value-type="float">
            <text:p>227.389,06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8" office:value-type="date" office:date-value="2019-09-20" calcext:value-type="date">
            <text:p>20.09.2019</text:p>
          </table:table-cell>
          <table:table-cell table:style-name="ce370" office:value-type="string" calcext:value-type="string">
            <text:p>aliye nakit fabrika</text:p>
          </table:table-cell>
          <table:table-cell table:style-name="ce397"/>
          <table:table-cell table:style-name="ce397" office:value-type="float" office:value="3000" calcext:value-type="float">
            <text:p>3.000,00</text:p>
          </table:table-cell>
          <table:table-cell table:style-name="ce397"/>
          <table:table-cell table:style-name="ce397" table:formula="of:=[.F936]-[.C937]+[.D937]" office:value-type="float" office:value="230389.06" calcext:value-type="float">
            <text:p>230.389,06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70"/>
          <table:table-cell table:style-name="ce370" office:value-type="string" calcext:value-type="string">
            <text:p>aliye nakit</text:p>
          </table:table-cell>
          <table:table-cell table:style-name="ce397"/>
          <table:table-cell table:style-name="ce397" office:value-type="float" office:value="855" calcext:value-type="float">
            <text:p>855,00</text:p>
          </table:table-cell>
          <table:table-cell table:style-name="ce397"/>
          <table:table-cell table:style-name="ce397" table:formula="of:=[.F937]-[.C938]+[.D938]" office:value-type="float" office:value="231244.06" calcext:value-type="float">
            <text:p>231.244,06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8" office:value-type="date" office:date-value="2019-09-18" calcext:value-type="date">
            <text:p>18.09.2019</text:p>
          </table:table-cell>
          <table:table-cell table:style-name="ce370" office:value-type="string" calcext:value-type="string">
            <text:p>ziraat kredi</text:p>
          </table:table-cell>
          <table:table-cell table:style-name="ce397"/>
          <table:table-cell table:style-name="ce397" office:value-type="float" office:value="3645" calcext:value-type="float">
            <text:p>3.645,00</text:p>
          </table:table-cell>
          <table:table-cell table:style-name="ce397"/>
          <table:table-cell table:style-name="ce397" table:formula="of:=[.F938]-[.C939]+[.D939]" office:value-type="float" office:value="234889.06" calcext:value-type="float">
            <text:p>234.889,06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8" office:value-type="date" office:date-value="2019-09-12" calcext:value-type="date">
            <text:p>12.09.2019</text:p>
          </table:table-cell>
          <table:table-cell table:style-name="ce370" office:value-type="string" calcext:value-type="string">
            <text:p>aliden nakit</text:p>
          </table:table-cell>
          <table:table-cell table:style-name="ce397" office:value-type="float" office:value="200" calcext:value-type="float">
            <text:p>200,00</text:p>
          </table:table-cell>
          <table:table-cell table:style-name="ce397" table:number-columns-repeated="2"/>
          <table:table-cell table:style-name="ce397" table:formula="of:=[.F939]-[.C940]+[.D940]" office:value-type="float" office:value="234689.06" calcext:value-type="float">
            <text:p>234.689,06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8" office:value-type="date" office:date-value="2019-09-12" calcext:value-type="date">
            <text:p>12.09.2019</text:p>
          </table:table-cell>
          <table:table-cell table:style-name="ce370" office:value-type="string" calcext:value-type="string">
            <text:p>aliye nakit</text:p>
          </table:table-cell>
          <table:table-cell table:style-name="ce397"/>
          <table:table-cell table:style-name="ce397" office:value-type="float" office:value="200" calcext:value-type="float">
            <text:p>200,00</text:p>
          </table:table-cell>
          <table:table-cell table:style-name="ce397"/>
          <table:table-cell table:style-name="ce397" table:formula="of:=[.F940]-[.C941]+[.D941]" office:value-type="float" office:value="234889.06" calcext:value-type="float">
            <text:p>234.889,06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68" office:value-type="date" office:date-value="2019-10-10" calcext:value-type="date">
            <text:p>10.10.2019</text:p>
          </table:table-cell>
          <table:table-cell table:style-name="ce370" office:value-type="string" calcext:value-type="string">
            <text:p>fırıldakçı ercan mezar parası</text:p>
          </table:table-cell>
          <table:table-cell table:style-name="ce383" office:value-type="float" office:value="400" calcext:value-type="float">
            <text:p>400,00</text:p>
          </table:table-cell>
          <table:table-cell table:style-name="ce397" table:number-columns-repeated="2"/>
          <table:table-cell table:style-name="ce397" table:formula="of:=[.F941]-[.C942]+[.D942]" office:value-type="float" office:value="234489.06" calcext:value-type="float">
            <text:p>234.489,06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57"/>
          <table:table-cell table:style-name="Default" office:value-type="string" calcext:value-type="string">
            <text:p>dursun çalışkan karo</text:p>
          </table:table-cell>
          <table:table-cell table:style-name="ce383" office:value-type="float" office:value="200" calcext:value-type="float">
            <text:p>200,00</text:p>
          </table:table-cell>
          <table:table-cell table:style-name="ce397" table:number-columns-repeated="2"/>
          <table:table-cell table:style-name="ce397" table:formula="of:=[.F942]-[.C943]+[.D943]" office:value-type="float" office:value="234289.06" calcext:value-type="float">
            <text:p>234.289,06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57"/>
          <table:table-cell table:style-name="ce390"/>
          <table:table-cell table:style-name="ce383"/>
          <table:table-cell table:style-name="ce397" office:value-type="float" office:value="3646" calcext:value-type="float">
            <text:p>3.646,00</text:p>
          </table:table-cell>
          <table:table-cell table:style-name="ce397"/>
          <table:table-cell table:style-name="ce397" table:formula="of:=[.F943]-[.C944]+[.D944]" office:value-type="float" office:value="237935.06" calcext:value-type="float">
            <text:p>237.935,06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57"/>
          <table:table-cell table:style-name="ce390"/>
          <table:table-cell table:style-name="ce383"/>
          <table:table-cell table:style-name="ce397" office:value-type="float" office:value="2210" calcext:value-type="float">
            <text:p>2.210,00</text:p>
          </table:table-cell>
          <table:table-cell table:style-name="ce397"/>
          <table:table-cell table:style-name="ce397" table:formula="of:=[.F944]-[.C945]+[.D945]" office:value-type="float" office:value="240145.06" calcext:value-type="float">
            <text:p>240.145,06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57"/>
          <table:table-cell table:style-name="ce390" office:value-type="string" calcext:value-type="string">
            <text:p>çekilen kredi 240.000 TL 19 ay*3646=69.274 TL ödemeden sonra</text:p>
          </table:table-cell>
          <table:table-cell table:style-name="ce383"/>
          <table:table-cell table:style-name="ce397" table:number-columns-repeated="2"/>
          <table:table-cell table:style-name="ce397" table:formula="of:=[.F945]-[.C946]+[.D946]" office:value-type="float" office:value="240145.06" calcext:value-type="float">
            <text:p>240.145,06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57"/>
          <table:table-cell table:style-name="ce390" office:value-type="string" calcext:value-type="string">
            <text:p>kalan ana para =219.841 TL <text:s/>%1 erken ödeme alınıyor.</text:p>
          </table:table-cell>
          <table:table-cell table:style-name="ce383"/>
          <table:table-cell table:style-name="ce397" table:number-columns-repeated="2"/>
          <table:table-cell table:style-name="ce397" table:formula="of:=[.F946]-[.C947]+[.D947]" office:value-type="float" office:value="240145.06" calcext:value-type="float">
            <text:p>240.145,06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57"/>
          <table:table-cell table:style-name="ce390" office:value-type="string" calcext:value-type="string">
            <text:p>3646,01 * 101 ay = 368.247,01 eski vade borç</text:p>
          </table:table-cell>
          <table:table-cell table:style-name="ce383"/>
          <table:table-cell table:style-name="ce397" table:number-columns-repeated="2"/>
          <table:table-cell table:style-name="ce397" table:formula="of:=[.F947]-[.C948]+[.D948]" office:value-type="float" office:value="240145.06" calcext:value-type="float">
            <text:p>240.145,06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57"/>
          <table:table-cell table:style-name="ce390" office:value-type="string" calcext:value-type="string">
            <text:p>3453,17 * 101 ao = 348.770,17 yeni vade borç</text:p>
          </table:table-cell>
          <table:table-cell table:style-name="ce383"/>
          <table:table-cell table:style-name="ce397" table:number-columns-repeated="2"/>
          <table:table-cell table:style-name="ce397" table:formula="of:=[.F948]-[.C949]+[.D949]" office:value-type="float" office:value="240145.06" calcext:value-type="float">
            <text:p>240.145,06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57"/>
          <table:table-cell table:style-name="ce390" office:value-type="string" calcext:value-type="string">
            <text:p>Fark = 19.476 TL - (erken ödeme farkı) 2210 TL = 17.266 TL</text:p>
          </table:table-cell>
          <table:table-cell table:style-name="ce383"/>
          <table:table-cell table:style-name="ce397" table:number-columns-repeated="2"/>
          <table:table-cell table:style-name="ce397" table:formula="of:=[.F949]-[.C950]+[.D950]" office:value-type="float" office:value="240145.06" calcext:value-type="float">
            <text:p>240.145,06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8"/>
          <table:table-cell table:style-name="ce390" office:value-type="string" calcext:value-type="string">
            <text:p><text:s/>daha az ödeme yapılacak</text:p>
          </table:table-cell>
          <table:table-cell table:style-name="ce383"/>
          <table:table-cell table:style-name="ce397" table:number-columns-repeated="2"/>
          <table:table-cell table:style-name="ce397" table:formula="of:=[.F950]-[.C951]+[.D951]" office:value-type="float" office:value="240145.06" calcext:value-type="float">
            <text:p>240.145,06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8"/>
          <table:table-cell table:style-name="ce390" office:value-type="string" calcext:value-type="string">
            <text:p>sanayi doğuş boya dükkanı tadilat masrafı</text:p>
          </table:table-cell>
          <table:table-cell table:style-name="ce383" office:value-type="float" office:value="20000" calcext:value-type="float">
            <text:p>20.000,00</text:p>
          </table:table-cell>
          <table:table-cell table:style-name="ce397" table:number-columns-repeated="2"/>
          <table:table-cell table:style-name="ce397" table:formula="of:=[.F951]-[.C952]+[.D952]" office:value-type="float" office:value="220145.06" calcext:value-type="float">
            <text:p>220.145,06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8"/>
          <table:table-cell table:style-name="ce390"/>
          <table:table-cell table:style-name="ce383"/>
          <table:table-cell table:style-name="ce397" table:number-columns-repeated="2"/>
          <table:table-cell table:style-name="ce397" table:formula="of:=[.F952]-[.C953]+[.D953]" office:value-type="float" office:value="220145.06" calcext:value-type="float">
            <text:p>220.145,06</text:p>
          </table:table-cell>
          <table:table-cell table:style-name="ce348"/>
          <table:table-cell table:number-columns-repeated="976"/>
        </table:table-row>
        <table:table-row table:style-name="ro2">
          <table:table-cell table:style-name="ce371" office:value-type="string" calcext:value-type="string">
            <text:p>2019 sonu</text:p>
          </table:table-cell>
          <table:table-cell table:style-name="ce367" office:value-type="string" calcext:value-type="string">
            <text:p>DOĞUŞ ALACAKLI</text:p>
          </table:table-cell>
          <table:table-cell table:style-name="Default"/>
          <table:table-cell table:style-name="ce383" table:number-columns-repeated="2"/>
          <table:table-cell table:style-name="ce397" table:formula="of:=[.F953]-[.C954]+[.D954]" office:value-type="float" office:value="220145.06" calcext:value-type="float">
            <text:p>220.145,06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8"/>
          <table:table-cell table:style-name="ce374"/>
          <table:table-cell table:style-name="ce383" table:number-columns-repeated="3"/>
          <table:table-cell table:style-name="ce397" table:formula="of:=[.F954]-[.C955]+[.D955]" office:value-type="float" office:value="220145.06" calcext:value-type="float">
            <text:p>220.145,06</text:p>
          </table:table-cell>
          <table:table-cell table:style-name="ce348"/>
          <table:table-cell table:number-columns-repeated="976"/>
        </table:table-row>
        <table:table-row table:style-name="ro3">
          <table:table-cell table:style-name="ce348"/>
          <table:table-cell table:style-name="ce374" office:value-type="string" calcext:value-type="string">
            <text:p>Ali BALCI kira gelirleri 2011 – 2019</text:p>
          </table:table-cell>
          <table:table-cell table:style-name="ce383" table:formula="of:=[$TPLM.F33]" office:value-type="float" office:value="105707.2" calcext:value-type="float">
            <text:p>105.707,20</text:p>
          </table:table-cell>
          <table:table-cell table:style-name="ce383" table:number-columns-repeated="2"/>
          <table:table-cell table:style-name="ce397" table:formula="of:=[.F955]-[.C956]+[.D956]" office:value-type="float" office:value="114437.86" calcext:value-type="float">
            <text:p>114.437,86</text:p>
          </table:table-cell>
          <table:table-cell table:style-name="ce348"/>
          <table:table-cell table:number-columns-repeated="976"/>
        </table:table-row>
        <table:table-row table:style-name="ro3">
          <table:table-cell/>
          <table:table-cell table:style-name="ce374" office:value-type="string" calcext:value-type="string">
            <text:p>Atila BALCI kira gelirleri 2011 – 2019</text:p>
          </table:table-cell>
          <table:table-cell table:style-name="ce189" table:formula="of:=[$TPLM.F35]" office:value-type="float" office:value="189016" calcext:value-type="float">
            <text:p>189.016,00</text:p>
          </table:table-cell>
          <table:table-cell table:number-columns-repeated="2"/>
          <table:table-cell table:style-name="ce397" table:formula="of:=[.F956]-[.C957]+[.D957]" office:value-type="float" office:value="-74578.14" calcext:value-type="float">
            <text:p>-74.578,14</text:p>
          </table:table-cell>
          <table:table-cell table:number-columns-repeated="977"/>
        </table:table-row>
        <table:table-row table:style-name="ro3">
          <table:table-cell table:number-columns-repeated="5"/>
          <table:table-cell table:style-name="ce397" table:formula="of:=[.F957]-[.C958]+[.D958]" office:value-type="float" office:value="-74578.14" calcext:value-type="float">
            <text:p>-74.578,14</text:p>
          </table:table-cell>
          <table:table-cell table:number-columns-repeated="977"/>
        </table:table-row>
        <table:table-row table:style-name="ro2">
          <table:table-cell table:style-name="ce372" office:value-type="string" calcext:value-type="string">
            <text:p>2019 sonu</text:p>
          </table:table-cell>
          <table:table-cell table:style-name="ce372" office:value-type="string" calcext:value-type="string">
            <text:p>HACI BORÇLU</text:p>
          </table:table-cell>
          <table:table-cell table:style-name="ce372" table:number-columns-repeated="3"/>
          <table:table-cell table:style-name="ce371" table:formula="of:=[.F958]-[.C959]+[.D959]" office:value-type="float" office:value="-74578.14" calcext:value-type="float">
            <text:p>-74.578,14</text:p>
          </table:table-cell>
          <table:table-cell table:style-name="Default"/>
          <table:table-cell table:number-columns-repeated="976"/>
        </table:table-row>
        <table:table-row table:style-name="ro2">
          <table:table-cell/>
          <table:table-cell office:value-type="string" calcext:value-type="string">
            <text:p>sanayi taban kırımı beton döküm işçilik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371" table:formula="of:=[.F959]-[.C960]+[.D960]" office:value-type="float" office:value="-94578.14" calcext:value-type="float">
            <text:p>-94.578,14</text:p>
          </table:table-cell>
          <table:table-cell table:number-columns-repeated="977"/>
        </table:table-row>
        <table:table-row table:style-name="ro3" table:number-rows-repeated="1047615">
          <table:table-cell table:number-columns-repeated="983"/>
        </table:table-row>
        <table:table-row table:style-name="ro3">
          <table:table-cell table:number-columns-repeated="983"/>
        </table:table-row>
      </table:table>
      <table:table table:name="DOĞUŞ" table:style-name="ta1">
        <table:table-column table:style-name="co41" table:default-cell-style-name="ce188"/>
        <table:table-column table:style-name="co42" table:default-cell-style-name="ce212"/>
        <table:table-column table:style-name="co43" table:default-cell-style-name="ce214"/>
        <table:table-column table:style-name="co44" table:default-cell-style-name="ce214"/>
        <table:table-column table:style-name="co45" table:default-cell-style-name="ce214"/>
        <table:table-column table:style-name="co46" table:default-cell-style-name="ce214"/>
        <table:table-column table:style-name="co47" table:default-cell-style-name="ce212"/>
        <table:table-column table:style-name="co48" table:number-columns-repeated="1000" table:default-cell-style-name="ce212"/>
        <table:table-column table:style-name="co48" table:number-columns-repeated="17" table:default-cell-style-name="ce188"/>
        <table:table-row table:style-name="ro3">
          <table:table-cell/>
          <table:table-cell table:style-name="ce227"/>
          <table:table-cell table:number-columns-repeated="1022"/>
        </table:table-row>
        <table:table-row table:style-name="ro3">
          <table:table-cell/>
          <table:table-cell table:style-name="ce211"/>
          <table:table-cell table:number-columns-repeated="1022"/>
        </table:table-row>
        <table:table-row table:style-name="ro3">
          <table:table-cell/>
          <table:table-cell table:style-name="ce211" office:value-type="string" calcext:value-type="string">
            <text:p>DOĞUŞ TİCARET KAPANIŞ HESABI 2017</text:p>
          </table:table-cell>
          <table:table-cell table:number-columns-repeated="2"/>
          <table:table-cell office:value-type="string" calcext:value-type="string">
            <text:p>TL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sanayi boya dükkan masrafı</text:p>
          </table:table-cell>
          <table:table-cell table:style-name="ce189" office:value-type="string" calcext:value-type="string">
            <text:p>TL</text:p>
          </table:table-cell>
          <table:table-cell office:value-type="float" office:value="-20000" calcext:value-type="float">
            <text:p>-20.000,00</text:p>
          </table:table-cell>
          <table:table-cell table:formula="of:=[.D4]" office:value-type="float" office:value="-20000" calcext:value-type="float">
            <text:p>-20.000,00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hacı bağkur borcu</text:p>
          </table:table-cell>
          <table:table-cell table:style-name="ce189" office:value-type="string" calcext:value-type="string">
            <text:p>TL</text:p>
          </table:table-cell>
          <table:table-cell office:value-type="float" office:value="-24710" calcext:value-type="float">
            <text:p>-24.710,00</text:p>
          </table:table-cell>
          <table:table-cell table:formula="of:=[.E4]+[.D5]" office:value-type="float" office:value="-44710" calcext:value-type="float">
            <text:p>-44.710,00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satış kdv</text:p>
          </table:table-cell>
          <table:table-cell table:style-name="ce189" office:value-type="string" calcext:value-type="string">
            <text:p>TL</text:p>
          </table:table-cell>
          <table:table-cell office:value-type="float" office:value="-13750" calcext:value-type="float">
            <text:p>-13.750,00</text:p>
          </table:table-cell>
          <table:table-cell table:formula="of:=[.E5]+[.D6]" office:value-type="float" office:value="-58460" calcext:value-type="float">
            <text:p>-58.460,00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maliye vergi</text:p>
          </table:table-cell>
          <table:table-cell table:style-name="ce189" office:value-type="string" calcext:value-type="string">
            <text:p>TL</text:p>
          </table:table-cell>
          <table:table-cell office:value-type="float" office:value="-7000" calcext:value-type="float">
            <text:p>-7.000,00</text:p>
          </table:table-cell>
          <table:table-cell table:formula="of:=[.E6]+[.D7]" office:value-type="float" office:value="-65460" calcext:value-type="float">
            <text:p>-65.460,00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yanar veresiye</text:p>
          </table:table-cell>
          <table:table-cell table:style-name="ce189" office:value-type="string" calcext:value-type="string">
            <text:p>TL</text:p>
          </table:table-cell>
          <table:table-cell office:value-type="float" office:value="-170000" calcext:value-type="float">
            <text:p>-170.000,00</text:p>
          </table:table-cell>
          <table:table-cell table:formula="of:=[.E7]+[.D8]" office:value-type="float" office:value="-235460" calcext:value-type="float">
            <text:p>-235.460,00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diğer veresiye</text:p>
          </table:table-cell>
          <table:table-cell table:style-name="ce189" office:value-type="string" calcext:value-type="string">
            <text:p>TL</text:p>
          </table:table-cell>
          <table:table-cell office:value-type="float" office:value="-12016.84" calcext:value-type="float">
            <text:p>-12.016,84</text:p>
          </table:table-cell>
          <table:table-cell table:formula="of:=[.E8]+[.D9]" office:value-type="float" office:value="-247476.84" calcext:value-type="float">
            <text:p>-247.476,84</text:p>
          </table:table-cell>
          <table:table-cell table:number-columns-repeated="1019"/>
        </table:table-row>
        <table:table-row table:style-name="ro3">
          <table:table-cell/>
          <table:table-cell table:style-name="ce213" office:value-type="string" calcext:value-type="string">
            <text:p>Doğuş 2017 de borçla kapandı <text:s/>USD 3,55</text:p>
          </table:table-cell>
          <table:table-cell table:style-name="ce218"/>
          <table:table-cell/>
          <table:table-cell table:style-name="ce233" table:formula="of:=[.E9]+[.D10]" office:value-type="float" office:value="-247476.84" calcext:value-type="float">
            <text:p>-247.476,84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211" office:value-type="string" calcext:value-type="string">
            <text:p>NAZAN BALCI – DOĞUŞ 2017 HESABI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doğuş hesabı <text:s/>1/2</text:p>
          </table:table-cell>
          <table:table-cell office:value-type="string" calcext:value-type="string">
            <text:p>TL</text:p>
          </table:table-cell>
          <table:table-cell table:style-name="ce232" table:formula="of:=[.E10]/2" office:value-type="float" office:value="-123738.42" calcext:value-type="float">
            <text:p>-123.738,42</text:p>
          </table:table-cell>
          <table:table-cell table:formula="of:=[.E12]+[.D13]" office:value-type="float" office:value="-123738.42" calcext:value-type="float">
            <text:p>-123.738,42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2011 emlak vergi</text:p>
          </table:table-cell>
          <table:table-cell office:value-type="string" calcext:value-type="string">
            <text:p>TL</text:p>
          </table:table-cell>
          <table:table-cell office:value-type="float" office:value="-1862" calcext:value-type="float">
            <text:p>-1.862,00</text:p>
          </table:table-cell>
          <table:table-cell table:formula="of:=[.E13]+[.D14]" office:value-type="float" office:value="-125600.42" calcext:value-type="float">
            <text:p>-125.600,42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nazana ait esnaf koop aidat ödemesi <text:s text:c="4"/>15-2-2016</text:p>
          </table:table-cell>
          <table:table-cell table:style-name="ce189" office:value-type="string" calcext:value-type="string">
            <text:p>TL</text:p>
          </table:table-cell>
          <table:table-cell table:style-name="ce189" office:value-type="float" office:value="-650" calcext:value-type="float">
            <text:p>-650,00</text:p>
          </table:table-cell>
          <table:table-cell table:formula="of:=[.E14]+[.D15]" office:value-type="float" office:value="-126250.42" calcext:value-type="float">
            <text:p>-126.250,42</text:p>
          </table:table-cell>
          <table:table-cell table:style-name="ce189" table:number-columns-repeated="3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2013 2014 gelir vergisi farkı ankaradaki ev kira vergisi </text:p>
          </table:table-cell>
          <table:table-cell table:style-name="ce189" office:value-type="string" calcext:value-type="string">
            <text:p>TL</text:p>
          </table:table-cell>
          <table:table-cell table:style-name="ce189" office:value-type="float" office:value="-1695" calcext:value-type="float">
            <text:p>-1.695,00</text:p>
          </table:table-cell>
          <table:table-cell table:formula="of:=[.E15]+[.D16]" office:value-type="float" office:value="-127945.42" calcext:value-type="float">
            <text:p>-127.945,42</text:p>
          </table:table-cell>
          <table:table-cell table:style-name="ce189"/>
          <table:table-cell table:style-name="ce188"/>
          <table:table-cell table:style-name="ce189"/>
          <table:table-cell table:number-columns-repeated="1016"/>
        </table:table-row>
        <table:table-row table:style-name="ro3">
          <table:table-cell table:number-columns-repeated="2"/>
          <table:table-cell table:style-name="ce189" table:number-columns-repeated="2"/>
          <table:table-cell table:formula="of:=[.E16]+[.D17]" office:value-type="float" office:value="-127945.42" calcext:value-type="float">
            <text:p>-127.945,42</text:p>
          </table:table-cell>
          <table:table-cell table:style-name="ce189"/>
          <table:table-cell table:style-name="ce188"/>
          <table:table-cell table:style-name="ce189"/>
          <table:table-cell table:number-columns-repeated="1016"/>
        </table:table-row>
        <table:table-row table:style-name="ro3">
          <table:table-cell table:number-columns-repeated="2"/>
          <table:table-cell table:style-name="ce189" table:number-columns-repeated="2"/>
          <table:table-cell/>
          <table:table-cell table:style-name="ce189"/>
          <table:table-cell table:style-name="ce188"/>
          <table:table-cell table:style-name="ce189"/>
          <table:table-cell table:number-columns-repeated="1016"/>
        </table:table-row>
        <table:table-row table:style-name="ro3">
          <table:table-cell/>
          <table:table-cell table:style-name="ce193" office:value-type="string" calcext:value-type="string">
            <text:p>DOĞUŞ KAPANIŞTA NAZAN BALCININ BORCU</text:p>
          </table:table-cell>
          <table:table-cell table:style-name="ce189" office:value-type="string" calcext:value-type="string">
            <text:p>TL</text:p>
          </table:table-cell>
          <table:table-cell table:style-name="ce189"/>
          <table:table-cell table:formula="of:=[.E17]+[.D19]" office:value-type="float" office:value="-127945.42" calcext:value-type="float">
            <text:p>-127.945,42</text:p>
          </table:table-cell>
          <table:table-cell table:style-name="ce189"/>
          <table:table-cell table:style-name="ce188"/>
          <table:table-cell table:style-name="ce189"/>
          <table:table-cell table:number-columns-repeated="1016"/>
        </table:table-row>
        <table:table-row table:style-name="ro3">
          <table:table-cell table:number-columns-repeated="2"/>
          <table:table-cell table:style-name="ce189" table:number-columns-repeated="2"/>
          <table:table-cell/>
          <table:table-cell table:style-name="ce189"/>
          <table:table-cell table:style-name="ce188"/>
          <table:table-cell table:style-name="ce189"/>
          <table:table-cell table:number-columns-repeated="1016"/>
        </table:table-row>
        <table:table-row table:style-name="ro3">
          <table:table-cell table:number-columns-repeated="5"/>
          <table:table-cell table:style-name="ce212"/>
          <table:table-cell table:style-name="ce188"/>
          <table:table-cell table:number-columns-repeated="1017"/>
        </table:table-row>
        <table:table-row table:style-name="ro3">
          <table:table-cell/>
          <table:table-cell table:style-name="ce193" office:value-type="string" calcext:value-type="string">
            <text:p>hacının kapanışta doğuşa borcu ½</text:p>
          </table:table-cell>
          <table:table-cell office:value-type="string" calcext:value-type="string">
            <text:p>TL</text:p>
          </table:table-cell>
          <table:table-cell table:style-name="ce193" table:formula="of:=[.E10]/2" office:value-type="float" office:value="-123738.42" calcext:value-type="float">
            <text:p>-123.738,42</text:p>
          </table:table-cell>
          <table:table-cell table:formula="of:=[.E21]+[.D22]" office:value-type="float" office:value="-123738.42" calcext:value-type="float">
            <text:p>-123.738,42</text:p>
          </table:table-cell>
          <table:table-cell table:style-name="ce212"/>
          <table:table-cell table:style-name="ce188"/>
          <table:table-cell table:number-columns-repeated="1017"/>
        </table:table-row>
        <table:table-row table:style-name="ro3">
          <table:table-cell table:number-columns-repeated="3"/>
          <table:table-cell table:style-name="ce189"/>
          <table:table-cell table:formula="of:=[.E22]+[.D23]" office:value-type="float" office:value="-123738.42" calcext:value-type="float">
            <text:p>-123.738,42</text:p>
          </table:table-cell>
          <table:table-cell table:style-name="ce212"/>
          <table:table-cell table:style-name="ce188"/>
          <table:table-cell table:number-columns-repeated="1017"/>
        </table:table-row>
        <table:table-row table:style-name="ro3">
          <table:table-cell/>
          <table:table-cell table:style-name="ce193"/>
          <table:table-cell/>
          <table:table-cell table:style-name="ce193"/>
          <table:table-cell/>
          <table:table-cell table:style-name="ce212"/>
          <table:table-cell table:style-name="ce188"/>
          <table:table-cell table:number-columns-repeated="1017"/>
        </table:table-row>
        <table:table-row table:style-name="ro2">
          <table:table-cell/>
          <table:table-cell table:style-name="ce464" office:value-type="string" calcext:value-type="string">
            <text:p>Doğuş Kapanışta Toplam Borç</text:p>
          </table:table-cell>
          <table:table-cell table:style-name="ce193"/>
          <table:table-cell table:style-name="ce189"/>
          <table:table-cell table:style-name="ce270" table:formula="of:=[.E19]+[.E23]" office:value-type="float" office:value="-251683.84" calcext:value-type="float">
            <text:p>-251.683,84</text:p>
          </table:table-cell>
          <table:table-cell table:style-name="ce189"/>
          <table:table-cell table:style-name="ce188"/>
          <table:table-cell table:number-columns-repeated="1017"/>
        </table:table-row>
        <table:table-row table:style-name="ro3">
          <table:table-cell/>
          <table:table-cell table:style-name="ce189"/>
          <table:table-cell table:style-name="ce193"/>
          <table:table-cell table:style-name="ce189"/>
          <table:table-cell/>
          <table:table-cell table:style-name="ce189"/>
          <table:table-cell table:style-name="ce188"/>
          <table:table-cell table:number-columns-repeated="1017"/>
        </table:table-row>
        <table:table-row table:style-name="ro3">
          <table:table-cell/>
          <table:table-cell table:style-name="ce188"/>
          <table:table-cell table:style-name="ce189"/>
          <table:table-cell table:style-name="ce220"/>
          <table:table-cell/>
          <table:table-cell table:style-name="ce189"/>
          <table:table-cell table:style-name="ce188"/>
          <table:table-cell table:number-columns-repeated="1017"/>
        </table:table-row>
        <table:table-row table:style-name="ro3">
          <table:table-cell/>
          <table:table-cell table:style-name="ce188"/>
          <table:table-cell table:style-name="ce189" table:number-columns-repeated="2"/>
          <table:table-cell/>
          <table:table-cell table:style-name="ce189"/>
          <table:table-cell table:style-name="ce188"/>
          <table:table-cell table:number-columns-repeated="1017"/>
        </table:table-row>
        <table:table-row table:style-name="ro3" table:number-rows-repeated="7">
          <table:table-cell/>
          <table:table-cell table:style-name="ce189" table:number-columns-repeated="3"/>
          <table:table-cell/>
          <table:table-cell table:style-name="ce189"/>
          <table:table-cell table:style-name="ce188"/>
          <table:table-cell table:number-columns-repeated="1017"/>
        </table:table-row>
        <table:table-row table:style-name="ro3">
          <table:table-cell/>
          <table:table-cell table:style-name="ce188"/>
          <table:table-cell table:style-name="ce231"/>
          <table:table-cell table:style-name="ce189"/>
          <table:table-cell/>
          <table:table-cell table:style-name="ce189"/>
          <table:table-cell table:style-name="ce188"/>
          <table:table-cell table:number-columns-repeated="1017"/>
        </table:table-row>
        <table:table-row table:style-name="ro3" table:number-rows-repeated="2">
          <table:table-cell/>
          <table:table-cell table:style-name="ce188"/>
          <table:table-cell table:style-name="ce189" table:number-columns-repeated="2"/>
          <table:table-cell/>
          <table:table-cell table:style-name="ce188" table:number-columns-repeated="2"/>
          <table:table-cell table:number-columns-repeated="1017"/>
        </table:table-row>
        <table:table-row table:style-name="ro3" table:number-rows-repeated="3">
          <table:table-cell/>
          <table:table-cell table:style-name="ce188"/>
          <table:table-cell table:style-name="ce189" table:number-columns-repeated="2"/>
          <table:table-cell/>
          <table:table-cell table:style-name="ce189"/>
          <table:table-cell table:style-name="ce188"/>
          <table:table-cell table:number-columns-repeated="1017"/>
        </table:table-row>
        <table:table-row table:style-name="ro3">
          <table:table-cell/>
          <table:table-cell table:style-name="ce188"/>
          <table:table-cell table:style-name="ce189" table:number-columns-repeated="4"/>
          <table:table-cell table:style-name="ce188"/>
          <table:table-cell table:number-columns-repeated="1017"/>
        </table:table-row>
        <table:table-row table:style-name="ro3">
          <table:table-cell/>
          <table:table-cell table:style-name="ce189" table:number-columns-repeated="5"/>
          <table:table-cell table:style-name="ce188"/>
          <table:table-cell table:number-columns-repeated="1017"/>
        </table:table-row>
        <table:table-row table:style-name="ro3" table:number-rows-repeated="6">
          <table:table-cell table:number-columns-repeated="5"/>
          <table:table-cell table:style-name="ce212"/>
          <table:table-cell table:style-name="ce188"/>
          <table:table-cell table:number-columns-repeated="1017"/>
        </table:table-row>
        <table:table-row table:style-name="ro3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B_hacı" table:style-name="ta1">
        <table:table-column table:style-name="co49" table:default-cell-style-name="ce425"/>
        <table:table-column table:style-name="co50" table:default-cell-style-name="ce212"/>
        <table:table-column table:style-name="co51" table:default-cell-style-name="ce212"/>
        <table:table-column table:style-name="co52" table:default-cell-style-name="ce212"/>
        <table:table-column table:style-name="co53" table:default-cell-style-name="ce212"/>
        <table:table-column table:style-name="co54" table:default-cell-style-name="ce212"/>
        <table:table-column table:style-name="co55" table:default-cell-style-name="ce214"/>
        <table:table-column table:style-name="co56" table:default-cell-style-name="ce214"/>
        <table:table-column table:style-name="co48" table:number-columns-repeated="1014" table:default-cell-style-name="ce212"/>
        <table:table-column table:style-name="co48" table:number-columns-repeated="2" table:default-cell-style-name="ce433"/>
        <table:table-row table:style-name="ro3">
          <table:table-cell table:number-columns-repeated="1024"/>
        </table:table-row>
        <table:table-row table:style-name="ro3">
          <table:table-cell/>
          <table:table-cell table:style-name="ce211" office:value-type="string" calcext:value-type="string">
            <text:p>DOĞUŞ TİCARET – NAZAN BALCI <text:s/>İŞ SONLANDIRMA HESAP CETVELİ</text:p>
          </table:table-cell>
          <table:table-cell table:style-name="ce214" table:number-columns-repeated="4"/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>
          <table:table-cell/>
          <table:table-cell table:style-name="ce211"/>
          <table:table-cell table:style-name="ce214" table:number-columns-repeated="4"/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>
          <table:table-cell/>
          <table:table-cell table:style-name="ce211" office:value-type="string" calcext:value-type="string">
            <text:p>1994 yılında Doğuş Ticaret Ayten Balcı’ya ait arsaya 5 daire 1 dükkan </text:p>
          </table:table-cell>
          <table:table-cell table:style-name="ce214" table:number-columns-repeated="4"/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>
          <table:table-cell/>
          <table:table-cell table:style-name="ce211" office:value-type="string" calcext:value-type="string">
            <text:p>olacak şekilde bir bina yaptı.</text:p>
          </table:table-cell>
          <table:table-cell table:style-name="ce214" table:number-columns-repeated="4"/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>
          <table:table-cell/>
          <table:table-cell table:style-name="ce211"/>
          <table:table-cell table:style-name="ce232" office:value-type="string" calcext:value-type="string">
            <text:p>Değeri</text:p>
          </table:table-cell>
          <table:table-cell table:style-name="ce232" office:value-type="string" calcext:value-type="string">
            <text:p>Kat Karşılığı</text:p>
          </table:table-cell>
          <table:table-cell table:style-name="ce232" office:value-type="string" calcext:value-type="string">
            <text:p>Kime Ait</text:p>
          </table:table-cell>
          <table:table-cell table:style-name="ce232" office:value-type="string" calcext:value-type="string">
            <text:p>Son Durum</text:p>
          </table:table-cell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>
          <table:table-cell/>
          <table:table-cell table:style-name="ce214" office:value-type="string" calcext:value-type="string">
            <text:p>Daire 5</text:p>
          </table:table-cell>
          <table:table-cell table:style-name="ce214" office:value-type="float" office:value="80000" calcext:value-type="float">
            <text:p>80.000,00</text:p>
          </table:table-cell>
          <table:table-cell table:style-name="ce214" office:value-type="string" calcext:value-type="string">
            <text:p>Arsa Sahibine</text:p>
          </table:table-cell>
          <table:table-cell table:number-columns-repeated="2" table:style-name="ce434" office:value-type="string" calcext:value-type="string">
            <text:p>Ayten Balcı</text:p>
          </table:table-cell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>
          <table:table-cell/>
          <table:table-cell table:style-name="ce214" office:value-type="string" calcext:value-type="string">
            <text:p>Daire 4</text:p>
          </table:table-cell>
          <table:table-cell table:style-name="ce214" office:value-type="float" office:value="80000" calcext:value-type="float">
            <text:p>80.000,00</text:p>
          </table:table-cell>
          <table:table-cell table:style-name="ce214" office:value-type="string" calcext:value-type="string">
            <text:p>Doğuş Ticaret’e</text:p>
          </table:table-cell>
          <table:table-cell table:style-name="ce434" office:value-type="string" calcext:value-type="string">
            <text:p>Nazan Balcı</text:p>
          </table:table-cell>
          <table:table-cell table:style-name="ce434" office:value-type="string" calcext:value-type="string">
            <text:p>Ayten Balcı</text:p>
          </table:table-cell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>
          <table:table-cell/>
          <table:table-cell table:style-name="ce214" office:value-type="string" calcext:value-type="string">
            <text:p>Daire 3</text:p>
          </table:table-cell>
          <table:table-cell table:style-name="ce214" office:value-type="float" office:value="80000" calcext:value-type="float">
            <text:p>80.000,00</text:p>
          </table:table-cell>
          <table:table-cell table:style-name="ce214" office:value-type="string" calcext:value-type="string">
            <text:p>Doğuş Ticaret’e</text:p>
          </table:table-cell>
          <table:table-cell table:style-name="ce434" office:value-type="string" calcext:value-type="string">
            <text:p>Nazan Balcı</text:p>
          </table:table-cell>
          <table:table-cell table:style-name="ce434" office:value-type="string" calcext:value-type="string">
            <text:p>Ayten Balcı</text:p>
          </table:table-cell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>
          <table:table-cell/>
          <table:table-cell table:style-name="ce214" office:value-type="string" calcext:value-type="string">
            <text:p>Daire 2 <text:s text:c="2"/>Satıldı</text:p>
          </table:table-cell>
          <table:table-cell table:style-name="ce232" office:value-type="float" office:value="80000" calcext:value-type="float">
            <text:p>80.000,00</text:p>
          </table:table-cell>
          <table:table-cell table:style-name="ce214" office:value-type="string" calcext:value-type="string">
            <text:p>Doğuş Ticaret’e</text:p>
          </table:table-cell>
          <table:table-cell table:style-name="ce214" office:value-type="string" calcext:value-type="string">
            <text:p>Hacı</text:p>
          </table:table-cell>
          <table:table-cell table:style-name="ce232" office:value-type="string" calcext:value-type="string">
            <text:p>Satıldı </text:p>
          </table:table-cell>
          <table:table-cell table:style-name="ce232"/>
          <table:table-cell table:number-columns-repeated="999"/>
          <table:table-cell table:style-name="ce425" table:number-columns-repeated="16"/>
          <table:table-cell table:number-columns-repeated="2"/>
        </table:table-row>
        <table:table-row table:style-name="ro3">
          <table:table-cell/>
          <table:table-cell table:style-name="ce214" office:value-type="string" calcext:value-type="string">
            <text:p>Daire 1 <text:s text:c="2"/>Satıldı</text:p>
          </table:table-cell>
          <table:table-cell table:style-name="ce214" office:value-type="float" office:value="80000" calcext:value-type="float">
            <text:p>80.000,00</text:p>
          </table:table-cell>
          <table:table-cell table:style-name="ce214" office:value-type="string" calcext:value-type="string">
            <text:p>Doğuş Ticaret’e</text:p>
          </table:table-cell>
          <table:table-cell table:style-name="ce214" office:value-type="string" calcext:value-type="string">
            <text:p>Hacı</text:p>
          </table:table-cell>
          <table:table-cell table:style-name="ce232" office:value-type="string" calcext:value-type="string">
            <text:p>Satıldı </text:p>
          </table:table-cell>
          <table:table-cell table:style-name="ce436"/>
          <table:table-cell table:number-columns-repeated="999"/>
          <table:table-cell table:style-name="ce425" table:number-columns-repeated="16"/>
          <table:table-cell table:number-columns-repeated="2"/>
        </table:table-row>
        <table:table-row table:style-name="ro3">
          <table:table-cell/>
          <table:table-cell table:style-name="ce426" office:value-type="string" calcext:value-type="string">
            <text:p>Dükkan <text:s text:c="2"/>Satıldı</text:p>
          </table:table-cell>
          <table:table-cell table:style-name="ce429" office:value-type="float" office:value="30000" calcext:value-type="float">
            <text:p>30.000,00</text:p>
          </table:table-cell>
          <table:table-cell table:style-name="ce426" office:value-type="string" calcext:value-type="string">
            <text:p>Doğuş Ticaret’e</text:p>
          </table:table-cell>
          <table:table-cell table:style-name="ce426" office:value-type="string" calcext:value-type="string">
            <text:p>Hacı + Nazan</text:p>
          </table:table-cell>
          <table:table-cell table:style-name="ce429" office:value-type="string" calcext:value-type="string">
            <text:p>Satıldı </text:p>
          </table:table-cell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6">
          <table:table-cell/>
          <table:table-cell table:style-name="ce214" office:value-type="string" calcext:value-type="string">
            <text:p><text:span text:style-name="T3">2 nolu daire satılarak, parasıyla Ali Paşa Hamam yanındaki arsada, Mustafa Işıklıyurt’a ait </text:span> </text:p>
          </table:table-cell>
          <table:table-cell table:style-name="ce214" table:number-columns-repeated="4"/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>
          <table:table-cell/>
          <table:table-cell table:style-name="ce214" office:value-type="string" calcext:value-type="string">
            <text:p>hisse satın alındı 2 nolu daire hacı ya ait olmasına rağmen ortak alındığından dolayı</text:p>
          </table:table-cell>
          <table:table-cell table:style-name="ce214" table:number-columns-repeated="4"/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>
          <table:table-cell/>
          <table:table-cell table:style-name="ce214" office:value-type="string" calcext:value-type="string">
            <text:p>daire den alınan paranın yarısı İsmail Balcıya geçmiş oldu.</text:p>
          </table:table-cell>
          <table:table-cell table:style-name="ce214" table:number-columns-repeated="2"/>
          <table:table-cell table:style-name="ce432" office:value-type="string" calcext:value-type="string">
            <text:p>TL <text:s/></text:p>
          </table:table-cell>
          <table:table-cell table:style-name="ce232" office:value-type="float" office:value="40000" calcext:value-type="float">
            <text:p>40.000,00</text:p>
          </table:table-cell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>
          <table:table-cell/>
          <table:table-cell table:style-name="ce214" office:value-type="string" calcext:value-type="string">
            <text:p>Dükkan satıldı parayı hacı aldı ortaklardan nazanın alacağı oluştu</text:p>
          </table:table-cell>
          <table:table-cell table:style-name="ce214" table:number-columns-repeated="2"/>
          <table:table-cell table:style-name="ce432" office:value-type="string" calcext:value-type="string">
            <text:p>TL <text:s/></text:p>
          </table:table-cell>
          <table:table-cell table:style-name="ce232" office:value-type="float" office:value="-15000" calcext:value-type="float">
            <text:p>-15.000,00</text:p>
          </table:table-cell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>
          <table:table-cell/>
          <table:table-cell table:style-name="ce214" office:value-type="string" calcext:value-type="string">
            <text:p>hakanın Doğuştan aldığı nakit</text:p>
          </table:table-cell>
          <table:table-cell table:style-name="ce188"/>
          <table:table-cell table:style-name="ce214"/>
          <table:table-cell table:style-name="ce432" office:value-type="string" calcext:value-type="string">
            <text:p>TL <text:s/></text:p>
          </table:table-cell>
          <table:table-cell table:style-name="ce232" office:value-type="float" office:value="85571" calcext:value-type="float">
            <text:p>85.571,00</text:p>
          </table:table-cell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>
          <table:table-cell/>
          <table:table-cell table:style-name="ce214" table:number-columns-repeated="5"/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>
          <table:table-cell/>
          <table:table-cell table:style-name="ce214" office:value-type="string" calcext:value-type="string">
            <text:p>2015 yılı ocak ayı Doğuş ticaretin 365.000 TL Denizbanka, 36.000 TL İşbank a kredi borcu var</text:p>
          </table:table-cell>
          <table:table-cell table:style-name="ce214" table:number-columns-repeated="4"/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>
          <table:table-cell/>
          <table:table-cell table:style-name="ce214" office:value-type="string" calcext:value-type="string">
            <text:p>Aylık taksit ödemesi 6765 + 3409=10.174 TL. <text:s/>1 <text:s/>USD = 2.40 TL Aylık ödeme4239 USD</text:p>
          </table:table-cell>
          <table:table-cell table:style-name="ce214" table:number-columns-repeated="4"/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>
          <table:table-cell/>
          <table:table-cell table:style-name="ce214" office:value-type="string" calcext:value-type="string">
            <text:p>Dolar cinsinden borç yaklaşık 167000 USD</text:p>
          </table:table-cell>
          <table:table-cell table:style-name="ce214" table:number-columns-repeated="4"/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>
          <table:table-cell/>
          <table:table-cell table:style-name="ce214" office:value-type="string" calcext:value-type="string">
            <text:p>Envanter yaklaşık 110 000 TL <text:s text:c="2"/>Eldeki Satılabilir mal toplamı yaklaşık 60 000 TL = 25000 usd</text:p>
          </table:table-cell>
          <table:table-cell table:style-name="ce214" table:number-columns-repeated="4"/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>
          <table:table-cell/>
          <table:table-cell table:style-name="ce214" table:number-columns-repeated="5"/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>
          <table:table-cell/>
          <table:table-cell table:style-name="ce214"/>
          <table:table-cell table:style-name="ce427" office:value-type="string" calcext:value-type="string">
            <text:p>HACI ALACAK</text:p>
          </table:table-cell>
          <table:table-cell table:style-name="ce427" office:value-type="string" calcext:value-type="string">
            <text:p>Bakiye</text:p>
          </table:table-cell>
          <table:table-cell table:style-name="ce427" office:value-type="string" calcext:value-type="string">
            <text:p>TL – usd</text:p>
          </table:table-cell>
          <table:table-cell table:style-name="ce427" office:value-type="string" calcext:value-type="string">
            <text:p>Borcun usd karşılığı</text:p>
          </table:table-cell>
          <table:table-cell table:style-name="ce188" table:number-columns-repeated="2"/>
          <table:table-cell table:number-columns-repeated="998"/>
          <table:table-cell table:style-name="ce425" table:number-columns-repeated="16"/>
          <table:table-cell table:number-columns-repeated="2"/>
        </table:table-row>
        <table:table-row table:style-name="ro3">
          <table:table-cell/>
          <table:table-cell table:style-name="ce214"/>
          <table:table-cell table:number-columns-repeated="2" table:style-name="ce427" office:value-type="string" calcext:value-type="string">
            <text:p>TL</text:p>
          </table:table-cell>
          <table:table-cell table:style-name="ce427"/>
          <table:table-cell table:style-name="ce427" office:value-type="string" calcext:value-type="string">
            <text:p>USD</text:p>
          </table:table-cell>
          <table:table-cell table:style-name="ce188" table:number-columns-repeated="2"/>
          <table:table-cell table:number-columns-repeated="998"/>
          <table:table-cell table:style-name="ce425" table:number-columns-repeated="16"/>
          <table:table-cell table:number-columns-repeated="2"/>
        </table:table-row>
        <table:table-row table:style-name="ro3">
          <table:table-cell office:value-type="float" office:value="2007" calcext:value-type="float">
            <text:p>2007</text:p>
          </table:table-cell>
          <table:table-cell table:style-name="ce214" office:value-type="string" calcext:value-type="string">
            <text:p>Hakan BALCI Doğuştan aldığı ½</text:p>
          </table:table-cell>
          <table:table-cell table:style-name="ce214" table:formula="of:=[.F17]/2" office:value-type="float" office:value="42785.5" calcext:value-type="float">
            <text:p>42.785,50</text:p>
          </table:table-cell>
          <table:table-cell table:style-name="ce214" table:formula="of:=[.C26]" office:value-type="float" office:value="42785.5" calcext:value-type="float">
            <text:p>42.785,50</text:p>
          </table:table-cell>
          <table:table-cell table:style-name="ce214" office:value-type="float" office:value="1.4" calcext:value-type="float">
            <text:p>1,40</text:p>
          </table:table-cell>
          <table:table-cell table:style-name="ce214" table:formula="of:=[.C26]/[.E26]" office:value-type="float" office:value="30561.0714285714" calcext:value-type="float">
            <text:p>30.561,07</text:p>
          </table:table-cell>
          <table:table-cell table:style-name="ce188" table:number-columns-repeated="2"/>
          <table:table-cell table:number-columns-repeated="998"/>
          <table:table-cell table:style-name="ce425" table:number-columns-repeated="16"/>
          <table:table-cell table:number-columns-repeated="2"/>
        </table:table-row>
        <table:table-row table:style-name="ro3">
          <table:table-cell/>
          <table:table-cell table:style-name="ce214" office:value-type="string" calcext:value-type="string">
            <text:p>Dükkandan nazana ½</text:p>
          </table:table-cell>
          <table:table-cell table:style-name="ce430" office:value-type="float" office:value="-15000" calcext:value-type="float">
            <text:p>-15.000,00</text:p>
          </table:table-cell>
          <table:table-cell table:style-name="ce214" table:formula="of:=[.D26]+[.C27]" office:value-type="float" office:value="27785.5" calcext:value-type="float">
            <text:p>27.785,50</text:p>
          </table:table-cell>
          <table:table-cell table:style-name="ce214" office:value-type="float" office:value="1.4" calcext:value-type="float">
            <text:p>1,40</text:p>
          </table:table-cell>
          <table:table-cell table:style-name="ce214" table:formula="of:=[.C27]/[.E27]" office:value-type="float" office:value="-10714.2857142857" calcext:value-type="float">
            <text:p>-10.714,29</text:p>
          </table:table-cell>
          <table:table-cell table:style-name="ce188" table:number-columns-repeated="2"/>
          <table:table-cell table:number-columns-repeated="998"/>
          <table:table-cell table:style-name="ce425" table:number-columns-repeated="16"/>
          <table:table-cell table:number-columns-repeated="2"/>
        </table:table-row>
        <table:table-row table:style-name="ro3">
          <table:table-cell/>
          <table:table-cell table:style-name="ce214" office:value-type="string" calcext:value-type="string">
            <text:p>Daire 2 den kalan ½</text:p>
          </table:table-cell>
          <table:table-cell table:style-name="ce214" office:value-type="float" office:value="40000" calcext:value-type="float">
            <text:p>40.000,00</text:p>
          </table:table-cell>
          <table:table-cell table:style-name="ce214" table:formula="of:=[.D27]+[.C28]" office:value-type="float" office:value="67785.5" calcext:value-type="float">
            <text:p>67.785,50</text:p>
          </table:table-cell>
          <table:table-cell table:style-name="ce214" office:value-type="float" office:value="1.4" calcext:value-type="float">
            <text:p>1,40</text:p>
          </table:table-cell>
          <table:table-cell table:style-name="ce214" table:formula="of:=[.C28]/[.E28]" office:value-type="float" office:value="28571.4285714286" calcext:value-type="float">
            <text:p>28.571,43</text:p>
          </table:table-cell>
          <table:table-cell table:style-name="ce188" table:number-columns-repeated="2"/>
          <table:table-cell table:number-columns-repeated="998"/>
          <table:table-cell table:style-name="ce425" table:number-columns-repeated="16"/>
          <table:table-cell table:number-columns-repeated="2"/>
        </table:table-row>
        <table:table-row table:style-name="ro3">
          <table:table-cell office:value-type="float" office:value="2008" calcext:value-type="float">
            <text:p>2008</text:p>
          </table:table-cell>
          <table:table-cell table:style-name="ce214" office:value-type="string" calcext:value-type="string">
            <text:p>mustafa balcıdan doğuşa ½</text:p>
          </table:table-cell>
          <table:table-cell table:style-name="ce214" office:value-type="float" office:value="25000" calcext:value-type="float">
            <text:p>25.000,00</text:p>
          </table:table-cell>
          <table:table-cell table:style-name="ce214" table:formula="of:=[.D28]+[.C29]" office:value-type="float" office:value="92785.5" calcext:value-type="float">
            <text:p>92.785,50</text:p>
          </table:table-cell>
          <table:table-cell table:style-name="ce214" office:value-type="float" office:value="1.2" calcext:value-type="float">
            <text:p>1,20</text:p>
          </table:table-cell>
          <table:table-cell table:style-name="ce214" table:formula="of:=[.C29]/[.E29]" office:value-type="float" office:value="20833.3333333333" calcext:value-type="float">
            <text:p>20.833,33</text:p>
          </table:table-cell>
          <table:table-cell table:style-name="ce188" table:number-columns-repeated="2"/>
          <table:table-cell table:number-columns-repeated="998"/>
          <table:table-cell table:style-name="ce425" table:number-columns-repeated="16"/>
          <table:table-cell table:number-columns-repeated="2"/>
        </table:table-row>
        <table:table-row table:style-name="ro3">
          <table:table-cell office:value-type="float" office:value="2018" calcext:value-type="float">
            <text:p>2018</text:p>
          </table:table-cell>
          <table:table-cell table:style-name="ce211" office:value-type="string" calcext:value-type="string">
            <text:p>Nazan Doğuş kapanış borcu</text:p>
          </table:table-cell>
          <table:table-cell table:style-name="ce189" table:formula="of:=[$DOĞUŞ.E19]*-1" office:value-type="float" office:value="127945.42" calcext:value-type="float">
            <text:p>127.945,42</text:p>
          </table:table-cell>
          <table:table-cell table:style-name="ce214"/>
          <table:table-cell table:style-name="ce188" office:value-type="float" office:value="3.55" calcext:value-type="float">
            <text:p>3,55</text:p>
          </table:table-cell>
          <table:table-cell table:style-name="ce214" table:formula="of:=[.C30]/[.E30]" office:value-type="float" office:value="36040.9633802817" calcext:value-type="float">
            <text:p>36.040,96</text:p>
          </table:table-cell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>
          <table:table-cell office:value-type="float" office:value="2019" calcext:value-type="float">
            <text:p>2019</text:p>
          </table:table-cell>
          <table:table-cell table:style-name="ce211" office:value-type="string" calcext:value-type="string">
            <text:p>İsmail BALCI kira gelirleri</text:p>
          </table:table-cell>
          <table:table-cell table:style-name="ce189" table:formula="of:=[$TPLM.F39]*-1" office:value-type="float" office:value="-62056.8" calcext:value-type="float">
            <text:p>-62.056,80</text:p>
          </table:table-cell>
          <table:table-cell table:style-name="ce214"/>
          <table:table-cell table:style-name="ce188"/>
          <table:table-cell table:style-name="ce214" table:formula="of:=[$'FAB_İSMAİL KİRA'.M25]*-1" office:value-type="float" office:value="-20187.6964465338" calcext:value-type="float">
            <text:p>-20.187,70</text:p>
          </table:table-cell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>
          <table:table-cell office:value-type="float" office:value="2019" calcext:value-type="float">
            <text:p>2019</text:p>
          </table:table-cell>
          <table:table-cell table:style-name="ce211" office:value-type="string" calcext:value-type="string">
            <text:p>sanayi tabanı kırım beton işçilik</text:p>
          </table:table-cell>
          <table:table-cell table:style-name="ce189" office:value-type="float" office:value="10500" calcext:value-type="float">
            <text:p>10.500,00</text:p>
          </table:table-cell>
          <table:table-cell table:style-name="ce214"/>
          <table:table-cell table:style-name="ce188" office:value-type="float" office:value="5.4" calcext:value-type="float">
            <text:p>5,4</text:p>
          </table:table-cell>
          <table:table-cell table:style-name="ce214" table:formula="of:=[.C32]/[.E32]" office:value-type="float" office:value="1944.44444444444" calcext:value-type="float">
            <text:p>1.944,44</text:p>
          </table:table-cell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>
          <table:table-cell/>
          <table:table-cell table:style-name="ce211"/>
          <table:table-cell table:style-name="ce189"/>
          <table:table-cell table:style-name="ce214"/>
          <table:table-cell table:style-name="ce188"/>
          <table:table-cell table:style-name="ce214"/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>
          <table:table-cell/>
          <table:table-cell table:style-name="ce188"/>
          <table:table-cell table:style-name="ce211" office:value-type="string" calcext:value-type="string">
            <text:p>2019 yılı sonu</text:p>
          </table:table-cell>
          <table:table-cell table:style-name="ce214"/>
          <table:table-cell table:style-name="ce435" office:value-type="string" calcext:value-type="string">
            <text:p>hacının nazandan toplam alacağı</text:p>
          </table:table-cell>
          <table:table-cell table:style-name="ce232" table:formula="of:=SUM([.F26:.F32])" office:value-type="float" office:value="87049.2589972399" calcext:value-type="float">
            <text:p>87.049,26</text:p>
          </table:table-cell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>
          <table:table-cell/>
          <table:table-cell table:style-name="Default"/>
          <table:table-cell table:style-name="ce188"/>
          <table:table-cell table:style-name="ce427"/>
          <table:table-cell table:number-columns-repeated="2" table:style-name="ce427" office:value-type="string" calcext:value-type="string">
            <text:p>USD</text:p>
          </table:table-cell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>
          <table:table-cell/>
          <table:table-cell table:style-name="ce188" table:number-columns-repeated="5"/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>
          <table:table-cell/>
          <table:table-cell table:style-name="ce214" table:number-columns-repeated="3"/>
          <table:table-cell table:style-name="ce425"/>
          <table:table-cell table:style-name="ce214"/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>
          <table:table-cell/>
          <table:table-cell table:style-name="ce214" table:number-columns-repeated="3"/>
          <table:table-cell table:style-name="ce188"/>
          <table:table-cell table:style-name="ce214"/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>
          <table:table-cell/>
          <table:table-cell table:style-name="ce232"/>
          <table:table-cell table:style-name="ce214" table:number-columns-repeated="4"/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 table:number-rows-repeated="2">
          <table:table-cell/>
          <table:table-cell table:style-name="ce214" table:number-columns-repeated="5"/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>
          <table:table-cell/>
          <table:table-cell table:style-name="ce214"/>
          <table:table-cell table:style-name="ce427"/>
          <table:table-cell table:style-name="ce214" table:number-columns-repeated="2"/>
          <table:table-cell table:style-name="ce427"/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>
          <table:table-cell/>
          <table:table-cell table:style-name="ce214" table:number-columns-repeated="5"/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>
          <table:table-cell/>
          <table:table-cell table:style-name="ce427"/>
          <table:table-cell table:style-name="ce232" table:number-columns-repeated="2"/>
          <table:table-cell table:style-name="ce427"/>
          <table:table-cell table:style-name="ce232"/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>
          <table:table-cell/>
          <table:table-cell table:style-name="ce214" table:number-columns-repeated="5"/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 table:number-rows-repeated="4">
          <table:table-cell/>
          <table:table-cell table:style-name="ce188" table:number-columns-repeated="4"/>
          <table:table-cell table:style-name="ce214"/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>
          <table:table-cell/>
          <table:table-cell table:style-name="ce188" table:number-columns-repeated="4"/>
          <table:table-cell table:style-name="ce428"/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>
          <table:table-cell/>
          <table:table-cell table:style-name="ce425" table:number-columns-repeated="5"/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>
          <table:table-cell/>
          <table:table-cell table:style-name="ce428" table:number-columns-repeated="5"/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>
          <table:table-cell/>
          <table:table-cell table:style-name="ce427"/>
          <table:table-cell table:style-name="ce232" table:number-columns-repeated="2"/>
          <table:table-cell table:style-name="ce427"/>
          <table:table-cell table:style-name="ce232"/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>
          <table:table-cell/>
          <table:table-cell table:style-name="ce214" table:number-columns-repeated="5"/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>
          <table:table-cell/>
          <table:table-cell table:style-name="ce428"/>
          <table:table-cell table:style-name="ce431"/>
          <table:table-cell table:style-name="ce428" table:number-columns-repeated="3"/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 table:number-rows-repeated="2">
          <table:table-cell/>
          <table:table-cell table:style-name="ce428" table:number-columns-repeated="5"/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>
          <table:table-cell/>
          <table:table-cell table:style-name="ce428" table:number-columns-repeated="2"/>
          <table:table-cell table:style-name="ce214"/>
          <table:table-cell table:style-name="ce428" table:number-columns-repeated="2"/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>
          <table:table-cell/>
          <table:table-cell table:style-name="ce214" table:number-columns-repeated="3"/>
          <table:table-cell table:style-name="ce433"/>
          <table:table-cell table:style-name="ce214"/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>
          <table:table-cell/>
          <table:table-cell table:style-name="ce214"/>
          <table:table-cell table:style-name="ce432" table:number-columns-repeated="4"/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>
          <table:table-cell/>
          <table:table-cell table:style-name="ce427"/>
          <table:table-cell table:style-name="ce232" table:number-columns-repeated="2"/>
          <table:table-cell table:style-name="ce427"/>
          <table:table-cell table:style-name="ce232"/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 table:number-rows-repeated="2">
          <table:table-cell/>
          <table:table-cell table:style-name="ce214" table:number-columns-repeated="5"/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>
          <table:table-cell/>
          <table:table-cell table:style-name="ce214"/>
          <table:table-cell table:style-name="ce433" table:number-columns-repeated="2"/>
          <table:table-cell table:number-columns-repeated="1002"/>
          <table:table-cell table:style-name="ce425" table:number-columns-repeated="16"/>
          <table:table-cell table:number-columns-repeated="2"/>
        </table:table-row>
        <table:table-row table:style-name="ro3">
          <table:table-cell/>
          <table:table-cell table:style-name="ce214" table:number-columns-repeated="5"/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 table:number-rows-repeated="16">
          <table:table-cell table:number-columns-repeated="2"/>
          <table:table-cell table:style-name="ce214" table:number-columns-repeated="4"/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>
          <table:table-cell/>
          <table:table-cell table:style-name="ce232"/>
          <table:table-cell table:style-name="ce214" table:number-columns-repeated="4"/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 table:number-rows-repeated="3">
          <table:table-cell/>
          <table:table-cell table:style-name="ce214" table:number-columns-repeated="5"/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>
          <table:table-cell/>
          <table:table-cell table:style-name="ce427"/>
          <table:table-cell table:style-name="ce232" table:number-columns-repeated="2"/>
          <table:table-cell table:style-name="ce427"/>
          <table:table-cell table:style-name="ce232"/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 table:number-rows-repeated="2">
          <table:table-cell table:number-columns-repeated="2"/>
          <table:table-cell table:style-name="ce214" table:number-columns-repeated="4"/>
          <table:table-cell table:number-columns-repeated="1000"/>
          <table:table-cell table:style-name="ce425" table:number-columns-repeated="16"/>
          <table:table-cell table:number-columns-repeated="2"/>
        </table:table-row>
        <table:table-row table:style-name="ro3" table:number-rows-repeated="104848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AB_hisse" table:style-name="ta1">
        <table:table-column table:style-name="co57" table:default-cell-style-name="ce425"/>
        <table:table-column table:style-name="co58" table:default-cell-style-name="ce212"/>
        <table:table-column table:style-name="co59" table:number-columns-repeated="2" table:default-cell-style-name="ce212"/>
        <table:table-column table:style-name="co40" table:default-cell-style-name="ce212"/>
        <table:table-column table:style-name="co60" table:default-cell-style-name="ce212"/>
        <table:table-column table:style-name="co59" table:default-cell-style-name="ce212"/>
        <table:table-column table:style-name="co61" table:default-cell-style-name="ce212"/>
        <table:table-column table:style-name="co62" table:default-cell-style-name="ce214"/>
        <table:table-column table:style-name="co56" table:default-cell-style-name="ce214"/>
        <table:table-column table:style-name="co48" table:number-columns-repeated="1014" table:default-cell-style-name="ce212"/>
        <table:table-row table:style-name="ro3">
          <table:table-cell/>
          <table:table-cell office:value-type="string" calcext:value-type="string">
            <text:p>SANAYİ 1200 m2 arsa hisse oranları 2019</text:p>
          </table:table-cell>
          <table:table-cell table:style-name="ce214" table:number-columns-repeated="6"/>
          <table:table-cell table:number-columns-repeated="1000"/>
          <table:table-cell table:style-name="ce425" table:number-columns-repeated="16"/>
        </table:table-row>
        <table:table-row table:style-name="ro3">
          <table:table-cell table:number-columns-repeated="2"/>
          <table:table-cell table:style-name="ce214" table:number-columns-repeated="2"/>
          <table:table-cell table:style-name="ce427"/>
          <table:table-cell table:style-name="ce214"/>
          <table:table-cell table:style-name="Default" table:number-columns-repeated="2"/>
          <table:table-cell table:number-columns-repeated="1000"/>
          <table:table-cell table:style-name="ce425" table:number-columns-repeated="16"/>
        </table:table-row>
        <table:table-row table:style-name="ro3">
          <table:table-cell table:number-columns-repeated="2"/>
          <table:table-cell table:style-name="ce432" office:value-type="string" calcext:value-type="string">
            <text:p>TL</text:p>
          </table:table-cell>
          <table:table-cell table:style-name="ce432" office:value-type="string" calcext:value-type="string">
            <text:p>TL-usd</text:p>
          </table:table-cell>
          <table:table-cell table:style-name="ce432" office:value-type="string" calcext:value-type="string">
            <text:p>USD</text:p>
          </table:table-cell>
          <table:table-cell table:style-name="ce432"/>
          <table:table-cell table:style-name="Default" table:number-columns-repeated="2"/>
          <table:table-cell table:number-columns-repeated="1000"/>
          <table:table-cell table:style-name="ce425" table:number-columns-repeated="16"/>
        </table:table-row>
        <table:table-row table:style-name="ro3">
          <table:table-cell/>
          <table:table-cell office:value-type="string" calcext:value-type="string">
            <text:p>Sanayi arsa değeri 2005 </text:p>
          </table:table-cell>
          <table:table-cell table:style-name="ce214" office:value-type="float" office:value="450000" calcext:value-type="float">
            <text:p>450.000,00</text:p>
          </table:table-cell>
          <table:table-cell table:style-name="ce214" office:value-type="float" office:value="1" calcext:value-type="float">
            <text:p>1,00</text:p>
          </table:table-cell>
          <table:table-cell table:style-name="ce214" table:formula="of:=[.C4]/[.D4]" office:value-type="float" office:value="450000" calcext:value-type="float">
            <text:p>450.000,00</text:p>
          </table:table-cell>
          <table:table-cell table:style-name="ce214"/>
          <table:table-cell table:style-name="Default" table:number-columns-repeated="2"/>
          <table:table-cell table:number-columns-repeated="1000"/>
          <table:table-cell table:style-name="ce425" table:number-columns-repeated="16"/>
        </table:table-row>
        <table:table-row table:style-name="ro3">
          <table:table-cell/>
          <table:table-cell office:value-type="string" calcext:value-type="string">
            <text:p>(Niğdeli Yan arsayı bu fiyata Altıngövdeden aldı )</text:p>
          </table:table-cell>
          <table:table-cell table:style-name="ce214" table:number-columns-repeated="6"/>
          <table:table-cell table:number-columns-repeated="1000"/>
          <table:table-cell table:style-name="ce425" table:number-columns-repeated="16"/>
        </table:table-row>
        <table:table-row table:style-name="ro3">
          <table:table-cell/>
          <table:table-cell table:style-name="ce188"/>
          <table:table-cell table:style-name="ce214"/>
          <table:table-cell table:style-name="ce427" office:value-type="string" calcext:value-type="string">
            <text:p>HACI</text:p>
          </table:table-cell>
          <table:table-cell table:style-name="ce427" table:number-columns-repeated="2"/>
          <table:table-cell table:style-name="Default" table:number-columns-repeated="3"/>
          <table:table-cell table:number-columns-repeated="999"/>
          <table:table-cell table:style-name="ce425" table:number-columns-repeated="16"/>
        </table:table-row>
        <table:table-row table:style-name="ro3">
          <table:table-cell/>
          <table:table-cell table:style-name="ce188"/>
          <table:table-cell table:style-name="ce274" office:value-type="string" calcext:value-type="string" table:number-columns-spanned="2" table:number-rows-spanned="1">
            <text:p>USD</text:p>
          </table:table-cell>
          <table:covered-table-cell table:style-name="ce279"/>
          <table:table-cell table:style-name="ce282"/>
          <table:table-cell table:style-name="ce427"/>
          <table:table-cell table:style-name="Default" table:number-columns-repeated="3"/>
          <table:table-cell table:number-columns-repeated="999"/>
          <table:table-cell table:style-name="ce425" table:number-columns-repeated="16"/>
        </table:table-row>
        <table:table-row table:style-name="ro3">
          <table:table-cell/>
          <table:table-cell table:style-name="ce188"/>
          <table:table-cell table:style-name="ce275" office:value-type="string" calcext:value-type="string">
            <text:p>Tutar</text:p>
          </table:table-cell>
          <table:table-cell table:style-name="ce280" office:value-type="string" calcext:value-type="string">
            <text:p>Bakiye</text:p>
          </table:table-cell>
          <table:table-cell table:style-name="ce283"/>
          <table:table-cell table:style-name="ce427"/>
          <table:table-cell table:style-name="Default" table:number-columns-repeated="3"/>
          <table:table-cell table:number-columns-repeated="999"/>
          <table:table-cell table:style-name="ce425" table:number-columns-repeated="16"/>
        </table:table-row>
        <table:table-row table:style-name="ro3">
          <table:table-cell/>
          <table:table-cell office:value-type="string" calcext:value-type="string">
            <text:p>Doğuş Sanayi Arsa Ortak usd hissesi</text:p>
          </table:table-cell>
          <table:table-cell table:style-name="ce443" table:formula="of:=[.E4]/2" office:value-type="float" office:value="225000" calcext:value-type="float">
            <text:p>225.000,00</text:p>
          </table:table-cell>
          <table:table-cell table:style-name="ce450" table:formula="of:=[.E4]/2" office:value-type="float" office:value="225000" calcext:value-type="float">
            <text:p>225.000,00</text:p>
          </table:table-cell>
          <table:table-cell table:style-name="ce455"/>
          <table:table-cell table:style-name="ce214"/>
          <table:table-cell table:style-name="Default" table:number-columns-repeated="3"/>
          <table:table-cell table:number-columns-repeated="999"/>
          <table:table-cell table:style-name="ce425" table:number-columns-repeated="16"/>
        </table:table-row>
        <table:table-row table:style-name="ro3">
          <table:table-cell table:number-columns-repeated="2"/>
          <table:table-cell table:style-name="ce585" table:formula="of:=[.C9]/[.$E$4]" office:value-type="percentage" office:value="0.5" calcext:value-type="percentage">
            <text:p>%50,00</text:p>
          </table:table-cell>
          <table:table-cell table:style-name="ce585" table:formula="of:=[.D9]/[.$E$4]" office:value-type="percentage" office:value="0.5" calcext:value-type="percentage">
            <text:p>%50,00</text:p>
          </table:table-cell>
          <table:table-cell table:style-name="ce455"/>
          <table:table-cell table:style-name="ce214"/>
          <table:table-cell table:style-name="Default" table:number-columns-repeated="3"/>
          <table:table-cell table:number-columns-repeated="999"/>
          <table:table-cell table:style-name="ce425" table:number-columns-repeated="16"/>
        </table:table-row>
        <table:table-row table:style-name="ro3">
          <table:table-cell/>
          <table:table-cell table:style-name="ce211" office:value-type="string" calcext:value-type="string">
            <text:p>hacının alacağı</text:p>
          </table:table-cell>
          <table:table-cell table:style-name="ce444" table:formula="of:=[$FAB_hacı.F34]" office:value-type="float" office:value="87049.2589972399" calcext:value-type="float">
            <text:p>87.049,26</text:p>
          </table:table-cell>
          <table:table-cell table:style-name="ce451" table:formula="of:=[.D9]+[.C11]" office:value-type="float" office:value="312049.25899724" calcext:value-type="float">
            <text:p>312.049,26</text:p>
          </table:table-cell>
          <table:table-cell table:style-name="ce456"/>
          <table:table-cell table:style-name="ce214"/>
          <table:table-cell table:style-name="Default" table:number-columns-repeated="3"/>
          <table:table-cell table:number-columns-repeated="999"/>
          <table:table-cell table:style-name="ce425" table:number-columns-repeated="16"/>
        </table:table-row>
        <table:table-row table:style-name="ro3">
          <table:table-cell/>
          <table:table-cell table:style-name="ce214"/>
          <table:table-cell table:style-name="ce585" table:formula="of:=[.C11]/[.$E$4]" office:value-type="percentage" office:value="0.193442797771644" calcext:value-type="percentage">
            <text:p>%19,34</text:p>
          </table:table-cell>
          <table:table-cell table:style-name="ce585" table:formula="of:=[.D11]/[.$E$4]" office:value-type="percentage" office:value="0.693442797771644" calcext:value-type="percentage">
            <text:p>%69,34</text:p>
          </table:table-cell>
          <table:table-cell table:style-name="ce214" table:number-columns-repeated="2"/>
          <table:table-cell table:style-name="Default" table:number-columns-repeated="3"/>
          <table:table-cell table:number-columns-repeated="999"/>
          <table:table-cell table:style-name="ce425" table:number-columns-repeated="16"/>
        </table:table-row>
        <table:table-row table:style-name="ro3">
          <table:table-cell/>
          <table:table-cell table:style-name="Default" table:number-columns-repeated="3"/>
          <table:table-cell table:style-name="ce232" table:number-columns-repeated="2"/>
          <table:table-cell table:style-name="Default" table:number-columns-repeated="3"/>
          <table:table-cell table:number-columns-repeated="999"/>
          <table:table-cell table:style-name="ce425" table:number-columns-repeated="16"/>
        </table:table-row>
        <table:table-row table:style-name="ro2">
          <table:table-cell/>
          <table:table-cell table:style-name="ce276" office:value-type="string" calcext:value-type="string">
            <text:p>Hacı Murat Balcı</text:p>
          </table:table-cell>
          <table:table-cell table:style-name="Default"/>
          <table:table-cell table:style-name="ce593" table:formula="of:=[.D12]" office:value-type="percentage" office:value="0.693442797771644" calcext:value-type="percentage">
            <text:p>%69,34</text:p>
          </table:table-cell>
          <table:table-cell table:style-name="Default"/>
          <table:table-cell table:style-name="ce188"/>
          <table:table-cell table:style-name="Default" table:number-columns-repeated="3"/>
          <table:table-cell table:number-columns-repeated="999"/>
          <table:table-cell table:style-name="ce425" table:number-columns-repeated="16"/>
        </table:table-row>
        <table:table-row table:style-name="ro3">
          <table:table-cell/>
          <table:table-cell table:style-name="ce188" table:number-columns-repeated="6"/>
          <table:table-cell table:style-name="ce214"/>
          <table:table-cell table:number-columns-repeated="1000"/>
          <table:table-cell table:style-name="ce425" table:number-columns-repeated="16"/>
        </table:table-row>
        <table:table-row table:style-name="ro3">
          <table:table-cell/>
          <table:table-cell table:style-name="ce188"/>
          <table:table-cell table:style-name="ce427"/>
          <table:table-cell table:style-name="ce427" office:value-type="string" calcext:value-type="string">
            <text:p>NAZAN</text:p>
          </table:table-cell>
          <table:table-cell table:style-name="ce214"/>
          <table:table-cell table:style-name="ce188" table:number-columns-repeated="2"/>
          <table:table-cell table:style-name="ce214"/>
          <table:table-cell table:number-columns-repeated="1000"/>
          <table:table-cell table:style-name="ce425" table:number-columns-repeated="16"/>
        </table:table-row>
        <table:table-row table:style-name="ro3">
          <table:table-cell/>
          <table:table-cell table:style-name="ce188"/>
          <table:table-cell table:style-name="ce274" office:value-type="string" calcext:value-type="string" table:number-columns-spanned="2" table:number-rows-spanned="1">
            <text:p>USD</text:p>
          </table:table-cell>
          <table:covered-table-cell table:style-name="ce279"/>
          <table:table-cell table:style-name="ce282"/>
          <table:table-cell table:style-name="ce188" table:number-columns-repeated="2"/>
          <table:table-cell table:style-name="ce214"/>
          <table:table-cell table:number-columns-repeated="1000"/>
          <table:table-cell table:style-name="ce425" table:number-columns-repeated="16"/>
        </table:table-row>
        <table:table-row table:style-name="ro3">
          <table:table-cell/>
          <table:table-cell table:style-name="ce188"/>
          <table:table-cell table:style-name="ce275" office:value-type="string" calcext:value-type="string">
            <text:p>Tutar</text:p>
          </table:table-cell>
          <table:table-cell table:style-name="ce280" office:value-type="string" calcext:value-type="string">
            <text:p>Bakiye</text:p>
          </table:table-cell>
          <table:table-cell table:style-name="ce283"/>
          <table:table-cell table:style-name="ce188" table:number-columns-repeated="2"/>
          <table:table-cell table:style-name="ce428"/>
          <table:table-cell table:number-columns-repeated="1000"/>
          <table:table-cell table:style-name="ce425" table:number-columns-repeated="16"/>
        </table:table-row>
        <table:table-row table:style-name="ro3">
          <table:table-cell/>
          <table:table-cell table:style-name="ce425"/>
          <table:table-cell table:style-name="ce457" table:formula="of:=[.E4]/2" office:value-type="float" office:value="225000" calcext:value-type="float">
            <text:p>225.000,00</text:p>
          </table:table-cell>
          <table:table-cell table:style-name="ce459" table:formula="of:=[.E4]/2" office:value-type="float" office:value="225000" calcext:value-type="float">
            <text:p>225.000,00</text:p>
          </table:table-cell>
          <table:table-cell table:style-name="ce462"/>
          <table:table-cell table:style-name="ce425" table:number-columns-repeated="3"/>
          <table:table-cell table:number-columns-repeated="1000"/>
          <table:table-cell table:style-name="ce425" table:number-columns-repeated="16"/>
        </table:table-row>
        <table:table-row table:style-name="ro3">
          <table:table-cell/>
          <table:table-cell table:style-name="ce428"/>
          <table:table-cell table:style-name="ce585" table:formula="of:=[.C19]/[.$E$4]" office:value-type="percentage" office:value="0.5" calcext:value-type="percentage">
            <text:p>%50,00</text:p>
          </table:table-cell>
          <table:table-cell table:style-name="ce585" table:formula="of:=[.D19]/[.$E$4]" office:value-type="percentage" office:value="0.5" calcext:value-type="percentage">
            <text:p>%50,00</text:p>
          </table:table-cell>
          <table:table-cell table:style-name="ce462"/>
          <table:table-cell table:style-name="ce428" table:number-columns-repeated="3"/>
          <table:table-cell table:number-columns-repeated="1000"/>
          <table:table-cell table:style-name="ce425" table:number-columns-repeated="16"/>
        </table:table-row>
        <table:table-row table:style-name="ro3">
          <table:table-cell/>
          <table:table-cell table:style-name="ce427"/>
          <table:table-cell table:style-name="ce458" table:formula="of:=[.C11]*-1" office:value-type="float" office:value="-87049.2589972399" calcext:value-type="float">
            <text:p>-87.049,26</text:p>
          </table:table-cell>
          <table:table-cell table:style-name="ce460" table:formula="of:=[.D19]+[.C21]" office:value-type="float" office:value="137950.74100276" calcext:value-type="float">
            <text:p>137.950,74</text:p>
          </table:table-cell>
          <table:table-cell table:style-name="ce463"/>
          <table:table-cell table:style-name="ce232"/>
          <table:table-cell table:style-name="ce427"/>
          <table:table-cell table:style-name="ce232"/>
          <table:table-cell table:number-columns-repeated="1000"/>
          <table:table-cell table:style-name="ce425" table:number-columns-repeated="16"/>
        </table:table-row>
        <table:table-row table:style-name="ro3">
          <table:table-cell/>
          <table:table-cell table:style-name="ce214"/>
          <table:table-cell table:style-name="ce585" table:formula="of:=[.C21]/[.$E$4]" office:value-type="percentage" office:value="-0.193442797771644" calcext:value-type="percentage">
            <text:p>-%19,34</text:p>
          </table:table-cell>
          <table:table-cell table:style-name="ce585" table:formula="of:=[.D21]/[.$E$4]" office:value-type="percentage" office:value="0.306557202228356" calcext:value-type="percentage">
            <text:p>%30,66</text:p>
          </table:table-cell>
          <table:table-cell table:style-name="ce214" table:number-columns-repeated="4"/>
          <table:table-cell table:number-columns-repeated="1000"/>
          <table:table-cell table:style-name="ce425" table:number-columns-repeated="16"/>
        </table:table-row>
        <table:table-row table:style-name="ro3">
          <table:table-cell/>
          <table:table-cell table:style-name="ce428"/>
          <table:table-cell table:style-name="ce427"/>
          <table:table-cell table:style-name="Default" table:number-columns-repeated="2"/>
          <table:table-cell table:style-name="ce428" table:number-columns-repeated="3"/>
          <table:table-cell table:number-columns-repeated="1000"/>
          <table:table-cell table:style-name="ce425" table:number-columns-repeated="16"/>
        </table:table-row>
        <table:table-row table:style-name="ro2">
          <table:table-cell/>
          <table:table-cell table:style-name="ce428"/>
          <table:table-cell table:style-name="ce232"/>
          <table:table-cell table:style-name="ce277"/>
          <table:table-cell table:style-name="Default"/>
          <table:table-cell table:style-name="ce428" table:number-columns-repeated="3"/>
          <table:table-cell table:number-columns-repeated="1000"/>
          <table:table-cell table:style-name="ce425" table:number-columns-repeated="16"/>
        </table:table-row>
        <table:table-row table:style-name="ro2">
          <table:table-cell/>
          <table:table-cell table:style-name="ce277" office:value-type="string" calcext:value-type="string">
            <text:p>Nazan Balcı</text:p>
          </table:table-cell>
          <table:table-cell table:style-name="Default"/>
          <table:table-cell table:style-name="ce596" table:formula="of:=[.D22]" office:value-type="percentage" office:value="0.306557202228356" calcext:value-type="percentage">
            <text:p>%30,66</text:p>
          </table:table-cell>
          <table:table-cell table:style-name="ce214"/>
          <table:table-cell table:style-name="ce428" table:number-columns-repeated="3"/>
          <table:table-cell table:number-columns-repeated="1000"/>
          <table:table-cell table:style-name="ce425" table:number-columns-repeated="16"/>
        </table:table-row>
        <table:table-row table:style-name="ro3">
          <table:table-cell/>
          <table:table-cell table:style-name="ce428" table:number-columns-repeated="2"/>
          <table:table-cell table:style-name="ce214" table:number-columns-repeated="3"/>
          <table:table-cell table:style-name="ce428" table:number-columns-repeated="2"/>
          <table:table-cell table:number-columns-repeated="1000"/>
          <table:table-cell table:style-name="ce425" table:number-columns-repeated="16"/>
        </table:table-row>
        <table:table-row table:style-name="ro3">
          <table:table-cell/>
          <table:table-cell table:style-name="ce214" table:number-columns-repeated="5"/>
          <table:table-cell table:style-name="ce433"/>
          <table:table-cell table:style-name="ce214"/>
          <table:table-cell table:number-columns-repeated="1000"/>
          <table:table-cell table:style-name="ce425" table:number-columns-repeated="16"/>
        </table:table-row>
        <table:table-row table:style-name="ro3">
          <table:table-cell/>
          <table:table-cell table:style-name="ce214"/>
          <table:table-cell table:style-name="ce432" table:number-columns-repeated="6"/>
          <table:table-cell table:number-columns-repeated="1000"/>
          <table:table-cell table:style-name="ce425" table:number-columns-repeated="16"/>
        </table:table-row>
        <table:table-row table:style-name="ro3">
          <table:table-cell/>
          <table:table-cell table:style-name="ce427"/>
          <table:table-cell table:style-name="ce232" table:number-columns-repeated="4"/>
          <table:table-cell table:style-name="ce427"/>
          <table:table-cell table:style-name="ce232"/>
          <table:table-cell table:number-columns-repeated="1000"/>
          <table:table-cell table:style-name="ce425" table:number-columns-repeated="16"/>
        </table:table-row>
        <table:table-row table:style-name="ro3" table:number-rows-repeated="2">
          <table:table-cell/>
          <table:table-cell table:style-name="ce214" table:number-columns-repeated="7"/>
          <table:table-cell table:number-columns-repeated="1000"/>
          <table:table-cell table:style-name="ce425" table:number-columns-repeated="16"/>
        </table:table-row>
        <table:table-row table:style-name="ro3">
          <table:table-cell/>
          <table:table-cell table:style-name="ce214"/>
          <table:table-cell table:style-name="ce433" table:number-columns-repeated="4"/>
          <table:table-cell table:number-columns-repeated="1002"/>
          <table:table-cell table:style-name="ce425" table:number-columns-repeated="16"/>
        </table:table-row>
        <table:table-row table:style-name="ro3">
          <table:table-cell/>
          <table:table-cell table:style-name="ce214" table:number-columns-repeated="7"/>
          <table:table-cell table:number-columns-repeated="1000"/>
          <table:table-cell table:style-name="ce425" table:number-columns-repeated="16"/>
        </table:table-row>
        <table:table-row table:style-name="ro3" table:number-rows-repeated="16">
          <table:table-cell table:number-columns-repeated="2"/>
          <table:table-cell table:style-name="ce214" table:number-columns-repeated="6"/>
          <table:table-cell table:number-columns-repeated="1000"/>
          <table:table-cell table:style-name="ce425" table:number-columns-repeated="16"/>
        </table:table-row>
        <table:table-row table:style-name="ro3">
          <table:table-cell/>
          <table:table-cell table:style-name="ce232"/>
          <table:table-cell table:style-name="ce214" table:number-columns-repeated="6"/>
          <table:table-cell table:number-columns-repeated="1000"/>
          <table:table-cell table:style-name="ce425" table:number-columns-repeated="16"/>
        </table:table-row>
        <table:table-row table:style-name="ro3" table:number-rows-repeated="3">
          <table:table-cell/>
          <table:table-cell table:style-name="ce214" table:number-columns-repeated="7"/>
          <table:table-cell table:number-columns-repeated="1000"/>
          <table:table-cell table:style-name="ce425" table:number-columns-repeated="16"/>
        </table:table-row>
        <table:table-row table:style-name="ro3">
          <table:table-cell/>
          <table:table-cell table:style-name="ce427"/>
          <table:table-cell table:style-name="ce232" table:number-columns-repeated="4"/>
          <table:table-cell table:style-name="ce427"/>
          <table:table-cell table:style-name="ce232"/>
          <table:table-cell table:number-columns-repeated="1000"/>
          <table:table-cell table:style-name="ce425" table:number-columns-repeated="16"/>
        </table:table-row>
        <table:table-row table:style-name="ro3" table:number-rows-repeated="2">
          <table:table-cell table:number-columns-repeated="2"/>
          <table:table-cell table:style-name="ce214" table:number-columns-repeated="6"/>
          <table:table-cell table:number-columns-repeated="1000"/>
          <table:table-cell table:style-name="ce425" table:number-columns-repeated="16"/>
        </table:table-row>
        <table:table-row table:style-name="ro3" table:number-rows-repeated="1048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ACI" table:style-name="ta1">
        <table:table-column table:style-name="co15" table:default-cell-style-name="Default"/>
        <table:table-column table:style-name="co63" table:default-cell-style-name="Default"/>
        <table:table-column table:style-name="co15" table:number-columns-repeated="2" table:default-cell-style-name="Default"/>
        <table:table-row table:style-name="ro1" table:number-rows-repeated="7">
          <table:table-cell table:number-columns-repeated="4"/>
        </table:table-row>
        <table:table-row table:style-name="ro1">
          <table:table-cell table:number-columns-repeated="3"/>
          <table:table-cell table:style-name="ce15"/>
        </table:table-row>
      </table:table>
      <table:table table:name="FAB_İSMAİL KİRA" table:style-name="ta1">
        <table:table-column table:style-name="co64" table:default-cell-style-name="Default"/>
        <table:table-column table:style-name="co65" table:default-cell-style-name="Default"/>
        <table:table-column table:style-name="co66" table:default-cell-style-name="ce15"/>
        <table:table-column table:style-name="co67" table:default-cell-style-name="ce15"/>
        <table:table-column table:style-name="co27" table:default-cell-style-name="ce15"/>
        <table:table-column table:style-name="co68" table:default-cell-style-name="ce15"/>
        <table:table-column table:style-name="co68" table:default-cell-style-name="ce305"/>
        <table:table-column table:style-name="co23" table:default-cell-style-name="ce15"/>
        <table:table-column table:style-name="co27" table:default-cell-style-name="ce15"/>
        <table:table-column table:style-name="co27" table:default-cell-style-name="ce305"/>
        <table:table-column table:style-name="co69" table:default-cell-style-name="ce15"/>
        <table:table-column table:style-name="co68" table:default-cell-style-name="ce15"/>
        <table:table-column table:style-name="co27" table:default-cell-style-name="ce305"/>
        <table:table-column table:style-name="co70" table:default-cell-style-name="ce15"/>
        <table:table-column table:style-name="co23" table:default-cell-style-name="ce15"/>
        <table:table-column table:style-name="co27" table:default-cell-style-name="ce15"/>
        <table:table-column table:style-name="co15" table:default-cell-style-name="ce15"/>
        <table:table-row table:style-name="ro1">
          <table:table-cell table:number-columns-repeated="2"/>
          <table:table-cell table:style-name="Default" table:number-columns-repeated="15"/>
        </table:table-row>
        <table:table-row table:style-name="ro1">
          <table:table-cell/>
          <table:table-cell office:value-type="string" calcext:value-type="string">
            <text:p>ALİ PAŞA HAMAM ARSA YILLARA GÖRE KİRA GELİRLERİ</text:p>
          </table:table-cell>
          <table:table-cell table:style-name="Default" table:number-columns-repeated="15"/>
        </table:table-row>
        <table:table-row table:style-name="ro1" table:number-rows-repeated="2">
          <table:table-cell table:number-columns-repeated="2"/>
          <table:table-cell table:style-name="Default"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297" office:value-type="string" calcext:value-type="string" table:number-columns-spanned="3" table:number-rows-spanned="1">
            <text:p>AYGAZ</text:p>
          </table:table-cell>
          <table:covered-table-cell table:style-name="ce300"/>
          <table:covered-table-cell table:style-name="ce302"/>
          <table:table-cell table:style-name="ce297" office:value-type="string" calcext:value-type="string" table:number-columns-spanned="3" table:number-rows-spanned="1">
            <text:p>YIKAMA</text:p>
          </table:table-cell>
          <table:covered-table-cell table:style-name="ce307"/>
          <table:covered-table-cell table:style-name="ce308"/>
          <table:table-cell table:style-name="ce309" office:value-type="string" calcext:value-type="string" table:number-columns-spanned="3" table:number-rows-spanned="1">
            <text:p>MİLANGAZ</text:p>
          </table:table-cell>
          <table:covered-table-cell table:style-name="ce307"/>
          <table:covered-table-cell table:style-name="ce308"/>
          <table:table-cell table:style-name="Default"/>
          <table:table-cell table:style-name="ce311" office:value-type="string" calcext:value-type="string" table:number-columns-spanned="2" table:number-rows-spanned="1">
            <text:p>ALİ PAŞA ARSA</text:p>
          </table:table-cell>
          <table:covered-table-cell table:style-name="ce314"/>
          <table:table-cell table:style-name="Default"/>
        </table:table-row>
        <table:table-row table:style-name="ro1">
          <table:table-cell table:number-columns-repeated="2"/>
          <table:table-cell table:style-name="ce296" office:value-type="string" calcext:value-type="string">
            <text:p>tl/usd</text:p>
          </table:table-cell>
          <table:table-cell table:style-name="ce296"/>
          <table:table-cell table:style-name="Default" table:number-columns-repeated="2"/>
          <table:table-cell table:style-name="ce303" office:value-type="string" calcext:value-type="string">
            <text:p>%</text:p>
          </table:table-cell>
          <table:table-cell table:style-name="Default" table:number-columns-repeated="2"/>
          <table:table-cell table:style-name="ce303" office:value-type="string" calcext:value-type="string">
            <text:p>%</text:p>
          </table:table-cell>
          <table:table-cell table:style-name="Default" table:number-columns-repeated="2"/>
          <table:table-cell table:style-name="ce303" office:value-type="string" calcext:value-type="string">
            <text:p>%</text:p>
          </table:table-cell>
          <table:table-cell table:style-name="Default"/>
          <table:table-cell table:style-name="ce312" office:value-type="string" calcext:value-type="string">
            <text:p>TOPLAM</text:p>
          </table:table-cell>
          <table:table-cell table:style-name="ce315" office:value-type="string" calcext:value-type="string">
            <text:p>TUPLAM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ce296" table:number-columns-repeated="2"/>
          <table:table-cell table:style-name="ce298" office:value-type="string" calcext:value-type="string">
            <text:p>TL</text:p>
          </table:table-cell>
          <table:table-cell table:style-name="ce301" office:value-type="string" calcext:value-type="string">
            <text:p>USD</text:p>
          </table:table-cell>
          <table:table-cell table:style-name="ce304" office:value-type="float" office:value="34" calcext:value-type="float">
            <text:p>34,00</text:p>
          </table:table-cell>
          <table:table-cell table:style-name="ce301" office:value-type="string" calcext:value-type="string">
            <text:p>TL</text:p>
          </table:table-cell>
          <table:table-cell table:style-name="ce301" office:value-type="string" calcext:value-type="string">
            <text:p>USD</text:p>
          </table:table-cell>
          <table:table-cell table:style-name="ce304" office:value-type="float" office:value="34" calcext:value-type="float">
            <text:p>34,00</text:p>
          </table:table-cell>
          <table:table-cell table:style-name="ce301" office:value-type="string" calcext:value-type="string">
            <text:p>TL</text:p>
          </table:table-cell>
          <table:table-cell table:style-name="ce301" office:value-type="string" calcext:value-type="string">
            <text:p>USD</text:p>
          </table:table-cell>
          <table:table-cell table:style-name="ce304" office:value-type="float" office:value="34" calcext:value-type="float">
            <text:p>34,00</text:p>
          </table:table-cell>
          <table:table-cell/>
          <table:table-cell table:style-name="ce313" office:value-type="string" calcext:value-type="string">
            <text:p>TL</text:p>
          </table:table-cell>
          <table:table-cell table:style-name="ce316" office:value-type="string" calcext:value-type="string">
            <text:p>USD</text:p>
          </table:table-cell>
          <table:table-cell table:style-name="Default"/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office:value-type="float" office:value="1.59" calcext:value-type="float">
            <text:p>1,59</text:p>
          </table:table-cell>
          <table:table-cell/>
          <table:table-cell table:formula="of:=[$Aygaz.G50]" office:value-type="float" office:value="1000" calcext:value-type="float">
            <text:p>1.000,00</text:p>
          </table:table-cell>
          <table:table-cell table:formula="of:=[.E8]/[.C8]" office:value-type="float" office:value="628.930817610063" calcext:value-type="float">
            <text:p>628,93</text:p>
          </table:table-cell>
          <table:table-cell table:formula="of:=[.F8]*34/100" office:value-type="float" office:value="213.836477987421" calcext:value-type="float">
            <text:p>213,84</text:p>
          </table:table-cell>
          <table:table-cell table:formula="of:=[$'AP Ykm'.G44]" office:value-type="float" office:value="9500" calcext:value-type="float">
            <text:p>9.500,00</text:p>
          </table:table-cell>
          <table:table-cell table:formula="of:=[.H8]/[.C8]" office:value-type="float" office:value="5974.8427672956" calcext:value-type="float">
            <text:p>5.974,84</text:p>
          </table:table-cell>
          <table:table-cell table:formula="of:=[.I8]*34/100" office:value-type="float" office:value="2031.4465408805" calcext:value-type="float">
            <text:p>2.031,45</text:p>
          </table:table-cell>
          <table:table-cell/>
          <table:table-cell table:formula="of:=[.K8]/[.C8]" office:value-type="float" office:value="0" calcext:value-type="float">
            <text:p>0,00</text:p>
          </table:table-cell>
          <table:table-cell table:formula="of:=[.L8]*34/100" office:value-type="float" office:value="0" calcext:value-type="float">
            <text:p>0,00</text:p>
          </table:table-cell>
          <table:table-cell/>
          <table:table-cell table:formula="of:=[.K8]+[.H8]+[.E8]" office:value-type="float" office:value="10500" calcext:value-type="float">
            <text:p>10.500,00</text:p>
          </table:table-cell>
          <table:table-cell table:formula="of:=[.L8]+[.I8]+[.F8]" office:value-type="float" office:value="6603.77358490566" calcext:value-type="float">
            <text:p>6.603,77</text:p>
          </table:table-cell>
          <table:table-cell/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office:value-type="float" office:value="1.87" calcext:value-type="float">
            <text:p>1,87</text:p>
          </table:table-cell>
          <table:table-cell table:number-columns-repeated="2"/>
          <table:table-cell table:formula="of:=[.E9]/[.C9]" office:value-type="float" office:value="0" calcext:value-type="float">
            <text:p>0,00</text:p>
          </table:table-cell>
          <table:table-cell table:formula="of:=[.F9]*34/100" office:value-type="float" office:value="0" calcext:value-type="float">
            <text:p>0,00</text:p>
          </table:table-cell>
          <table:table-cell table:formula="of:=[$'AP Ykm'.G43]" office:value-type="float" office:value="10000" calcext:value-type="float">
            <text:p>10.000,00</text:p>
          </table:table-cell>
          <table:table-cell table:formula="of:=[.H9]/[.C9]" office:value-type="float" office:value="5347.5935828877" calcext:value-type="float">
            <text:p>5.347,59</text:p>
          </table:table-cell>
          <table:table-cell table:formula="of:=[.I9]*34/100" office:value-type="float" office:value="1818.18181818182" calcext:value-type="float">
            <text:p>1.818,18</text:p>
          </table:table-cell>
          <table:table-cell/>
          <table:table-cell table:formula="of:=[.K9]/[.C9]" office:value-type="float" office:value="0" calcext:value-type="float">
            <text:p>0,00</text:p>
          </table:table-cell>
          <table:table-cell table:formula="of:=[.L9]*34/100" office:value-type="float" office:value="0" calcext:value-type="float">
            <text:p>0,00</text:p>
          </table:table-cell>
          <table:table-cell/>
          <table:table-cell table:formula="of:=[.K9]+[.H9]+[.E9]" office:value-type="float" office:value="10000" calcext:value-type="float">
            <text:p>10.000,00</text:p>
          </table:table-cell>
          <table:table-cell table:formula="of:=[.L9]+[.I9]+[.F9]" office:value-type="float" office:value="5347.5935828877" calcext:value-type="float">
            <text:p>5.347,59</text:p>
          </table:table-cell>
          <table:table-cell/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office:value-type="float" office:value="1.89" calcext:value-type="float">
            <text:p>1,89</text:p>
          </table:table-cell>
          <table:table-cell table:number-columns-repeated="2"/>
          <table:table-cell table:formula="of:=[.E10]/[.C10]" office:value-type="float" office:value="0" calcext:value-type="float">
            <text:p>0,00</text:p>
          </table:table-cell>
          <table:table-cell table:formula="of:=[.F10]*34/100" office:value-type="float" office:value="0" calcext:value-type="float">
            <text:p>0,00</text:p>
          </table:table-cell>
          <table:table-cell table:formula="of:=[$'AP Ykm'.G42]" office:value-type="float" office:value="9000" calcext:value-type="float">
            <text:p>9.000,00</text:p>
          </table:table-cell>
          <table:table-cell table:formula="of:=[.H10]/[.C10]" office:value-type="float" office:value="4761.90476190476" calcext:value-type="float">
            <text:p>4.761,90</text:p>
          </table:table-cell>
          <table:table-cell table:formula="of:=[.I10]*34/100" office:value-type="float" office:value="1619.04761904762" calcext:value-type="float">
            <text:p>1.619,05</text:p>
          </table:table-cell>
          <table:table-cell/>
          <table:table-cell table:formula="of:=[.K10]/[.C10]" office:value-type="float" office:value="0" calcext:value-type="float">
            <text:p>0,00</text:p>
          </table:table-cell>
          <table:table-cell table:formula="of:=[.L10]*34/100" office:value-type="float" office:value="0" calcext:value-type="float">
            <text:p>0,00</text:p>
          </table:table-cell>
          <table:table-cell/>
          <table:table-cell table:formula="of:=[.K10]+[.H10]+[.E10]" office:value-type="float" office:value="9000" calcext:value-type="float">
            <text:p>9.000,00</text:p>
          </table:table-cell>
          <table:table-cell table:formula="of:=[.L10]+[.I10]+[.F10]" office:value-type="float" office:value="4761.90476190476" calcext:value-type="float">
            <text:p>4.761,90</text:p>
          </table:table-cell>
          <table:table-cell/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float" office:value="2.1" calcext:value-type="float">
            <text:p>2,10</text:p>
          </table:table-cell>
          <table:table-cell/>
          <table:table-cell table:formula="of:=[$Aygaz.G47]" office:value-type="float" office:value="450" calcext:value-type="float">
            <text:p>450,00</text:p>
          </table:table-cell>
          <table:table-cell table:formula="of:=[.E11]/[.C11]" office:value-type="float" office:value="214.285714285714" calcext:value-type="float">
            <text:p>214,29</text:p>
          </table:table-cell>
          <table:table-cell table:formula="of:=[.F11]*34/100" office:value-type="float" office:value="72.8571428571429" calcext:value-type="float">
            <text:p>72,86</text:p>
          </table:table-cell>
          <table:table-cell table:formula="of:=[$'AP Ykm'.H41]" office:value-type="float" office:value="12500" calcext:value-type="float">
            <text:p>12.500,00</text:p>
          </table:table-cell>
          <table:table-cell table:formula="of:=[.H11]/[.C11]" office:value-type="float" office:value="5952.38095238095" calcext:value-type="float">
            <text:p>5.952,38</text:p>
          </table:table-cell>
          <table:table-cell table:formula="of:=[.I11]*34/100" office:value-type="float" office:value="2023.80952380952" calcext:value-type="float">
            <text:p>2.023,81</text:p>
          </table:table-cell>
          <table:table-cell/>
          <table:table-cell table:formula="of:=[.K11]/[.C11]" office:value-type="float" office:value="0" calcext:value-type="float">
            <text:p>0,00</text:p>
          </table:table-cell>
          <table:table-cell table:formula="of:=[.L11]*34/100" office:value-type="float" office:value="0" calcext:value-type="float">
            <text:p>0,00</text:p>
          </table:table-cell>
          <table:table-cell/>
          <table:table-cell table:formula="of:=[.K11]+[.H11]+[.E11]" office:value-type="float" office:value="12950" calcext:value-type="float">
            <text:p>12.950,00</text:p>
          </table:table-cell>
          <table:table-cell table:formula="of:=[.L11]+[.I11]+[.F11]" office:value-type="float" office:value="6166.66666666667" calcext:value-type="float">
            <text:p>6.166,67</text:p>
          </table:table-cell>
          <table:table-cell/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 office:value-type="float" office:value="2.68" calcext:value-type="float">
            <text:p>2,68</text:p>
          </table:table-cell>
          <table:table-cell/>
          <table:table-cell table:formula="of:=[$Aygaz.F45]" office:value-type="float" office:value="4200" calcext:value-type="float">
            <text:p>4.200,00</text:p>
          </table:table-cell>
          <table:table-cell table:formula="of:=[.E12]/[.C12]" office:value-type="float" office:value="1567.16417910448" calcext:value-type="float">
            <text:p>1.567,16</text:p>
          </table:table-cell>
          <table:table-cell table:formula="of:=[.F12]*34/100" office:value-type="float" office:value="532.835820895522" calcext:value-type="float">
            <text:p>532,84</text:p>
          </table:table-cell>
          <table:table-cell table:formula="of:=[$'AP Ykm'.F38]" office:value-type="float" office:value="13750" calcext:value-type="float">
            <text:p>13.750,00</text:p>
          </table:table-cell>
          <table:table-cell table:formula="of:=[.H12]/[.C12]" office:value-type="float" office:value="5130.59701492537" calcext:value-type="float">
            <text:p>5.130,60</text:p>
          </table:table-cell>
          <table:table-cell table:formula="of:=[.I12]*34/100" office:value-type="float" office:value="1744.40298507463" calcext:value-type="float">
            <text:p>1.744,40</text:p>
          </table:table-cell>
          <table:table-cell table:formula="of:=[$Mlngaz.G25]" office:value-type="float" office:value="4000" calcext:value-type="float">
            <text:p>4.000,00</text:p>
          </table:table-cell>
          <table:table-cell table:formula="of:=[.K12]/[.C12]" office:value-type="float" office:value="1492.53731343284" calcext:value-type="float">
            <text:p>1.492,54</text:p>
          </table:table-cell>
          <table:table-cell table:formula="of:=[.L12]*34/100" office:value-type="float" office:value="507.462686567164" calcext:value-type="float">
            <text:p>507,46</text:p>
          </table:table-cell>
          <table:table-cell/>
          <table:table-cell table:formula="of:=[.K12]+[.H12]+[.E12]" office:value-type="float" office:value="21950" calcext:value-type="float">
            <text:p>21.950,00</text:p>
          </table:table-cell>
          <table:table-cell table:formula="of:=[.L12]+[.I12]+[.F12]" office:value-type="float" office:value="8190.29850746269" calcext:value-type="float">
            <text:p>8.190,30</text:p>
          </table:table-cell>
          <table:table-cell/>
        </table:table-row>
        <table:table-row table:style-name="ro1">
          <table:table-cell/>
          <table:table-cell office:value-type="float" office:value="2016" calcext:value-type="float">
            <text:p>2016</text:p>
          </table:table-cell>
          <table:table-cell office:value-type="float" office:value="2.95" calcext:value-type="float">
            <text:p>2,95</text:p>
          </table:table-cell>
          <table:table-cell/>
          <table:table-cell table:formula="of:=[$Aygaz.C33]" office:value-type="float" office:value="2950" calcext:value-type="float">
            <text:p>2.950,00</text:p>
          </table:table-cell>
          <table:table-cell table:formula="of:=[.E13]/[.C13]" office:value-type="float" office:value="1000" calcext:value-type="float">
            <text:p>1.000,00</text:p>
          </table:table-cell>
          <table:table-cell table:formula="of:=[.F13]*34/100" office:value-type="float" office:value="340" calcext:value-type="float">
            <text:p>340,00</text:p>
          </table:table-cell>
          <table:table-cell table:formula="of:=[$'AP Ykm'.F30]" office:value-type="float" office:value="15125" calcext:value-type="float">
            <text:p>15.125,00</text:p>
          </table:table-cell>
          <table:table-cell table:formula="of:=[.H13]/[.C13]" office:value-type="float" office:value="5127.1186440678" calcext:value-type="float">
            <text:p>5.127,12</text:p>
          </table:table-cell>
          <table:table-cell table:formula="of:=[.I13]*34/100" office:value-type="float" office:value="1743.22033898305" calcext:value-type="float">
            <text:p>1.743,22</text:p>
          </table:table-cell>
          <table:table-cell table:formula="of:=[$Mlngaz.G22]" office:value-type="float" office:value="5600" calcext:value-type="float">
            <text:p>5.600,00</text:p>
          </table:table-cell>
          <table:table-cell table:formula="of:=[.K13]/[.C13]" office:value-type="float" office:value="1898.30508474576" calcext:value-type="float">
            <text:p>1.898,31</text:p>
          </table:table-cell>
          <table:table-cell table:formula="of:=[.L13]*34/100" office:value-type="float" office:value="645.423728813559" calcext:value-type="float">
            <text:p>645,42</text:p>
          </table:table-cell>
          <table:table-cell/>
          <table:table-cell table:formula="of:=[.K13]+[.H13]+[.E13]" office:value-type="float" office:value="23675" calcext:value-type="float">
            <text:p>23.675,00</text:p>
          </table:table-cell>
          <table:table-cell table:formula="of:=[.L13]+[.I13]+[.F13]" office:value-type="float" office:value="8025.42372881356" calcext:value-type="float">
            <text:p>8.025,42</text:p>
          </table:table-cell>
          <table:table-cell/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  <table:table-cell office:value-type="float" office:value="3.55" calcext:value-type="float">
            <text:p>3,55</text:p>
          </table:table-cell>
          <table:table-cell table:number-columns-repeated="2"/>
          <table:table-cell table:formula="of:=[.E14]/[.C14]" office:value-type="float" office:value="0" calcext:value-type="float">
            <text:p>0,00</text:p>
          </table:table-cell>
          <table:table-cell table:formula="of:=[.F14]*34/100" office:value-type="float" office:value="0" calcext:value-type="float">
            <text:p>0,00</text:p>
          </table:table-cell>
          <table:table-cell table:formula="of:=[$'AP Ykm'.F25]" office:value-type="float" office:value="3000" calcext:value-type="float">
            <text:p>3.000,00</text:p>
          </table:table-cell>
          <table:table-cell table:formula="of:=[.H14]/[.C14]" office:value-type="float" office:value="845.070422535211" calcext:value-type="float">
            <text:p>845,07</text:p>
          </table:table-cell>
          <table:table-cell table:formula="of:=[.I14]*34/100" office:value-type="float" office:value="287.323943661972" calcext:value-type="float">
            <text:p>287,32</text:p>
          </table:table-cell>
          <table:table-cell table:formula="of:=[$Mlngaz.G18]" office:value-type="float" office:value="4400" calcext:value-type="float">
            <text:p>4.400,00</text:p>
          </table:table-cell>
          <table:table-cell table:formula="of:=[.K14]/[.C14]" office:value-type="float" office:value="1239.43661971831" calcext:value-type="float">
            <text:p>1.239,44</text:p>
          </table:table-cell>
          <table:table-cell table:formula="of:=[.L14]*34/100" office:value-type="float" office:value="421.408450704225" calcext:value-type="float">
            <text:p>421,41</text:p>
          </table:table-cell>
          <table:table-cell/>
          <table:table-cell table:formula="of:=[.K14]+[.H14]+[.E14]" office:value-type="float" office:value="7400" calcext:value-type="float">
            <text:p>7.400,00</text:p>
          </table:table-cell>
          <table:table-cell table:formula="of:=[.L14]+[.I14]+[.F14]" office:value-type="float" office:value="2084.50704225352" calcext:value-type="float">
            <text:p>2.084,51</text:p>
          </table:table-cell>
          <table:table-cell/>
        </table:table-row>
        <table:table-row table:style-name="ro1">
          <table:table-cell table:number-columns-repeated="2"/>
          <table:table-cell office:value-type="float" office:value="3.55" calcext:value-type="float">
            <text:p>3,55</text:p>
          </table:table-cell>
          <table:table-cell table:number-columns-repeated="2"/>
          <table:table-cell table:formula="of:=[.E15]/[.C15]" office:value-type="float" office:value="0" calcext:value-type="float">
            <text:p>0,00</text:p>
          </table:table-cell>
          <table:table-cell table:formula="of:=[.F15]*34/100" office:value-type="float" office:value="0" calcext:value-type="float">
            <text:p>0,00</text:p>
          </table:table-cell>
          <table:table-cell table:formula="of:=[$'AP Ykm'.F22]" office:value-type="float" office:value="17050" calcext:value-type="float">
            <text:p>17.050,00</text:p>
          </table:table-cell>
          <table:table-cell table:formula="of:=[.H15]/[.C15]" office:value-type="float" office:value="4802.81690140845" calcext:value-type="float">
            <text:p>4.802,82</text:p>
          </table:table-cell>
          <table:table-cell table:formula="of:=[.I15]*34/100" office:value-type="float" office:value="1632.95774647887" calcext:value-type="float">
            <text:p>1.632,96</text:p>
          </table:table-cell>
          <table:table-cell/>
          <table:table-cell table:formula="of:=[.K15]/[.C15]" office:value-type="float" office:value="0" calcext:value-type="float">
            <text:p>0,00</text:p>
          </table:table-cell>
          <table:table-cell table:formula="of:=[.L15]*34/100" office:value-type="float" office:value="0" calcext:value-type="float">
            <text:p>0,00</text:p>
          </table:table-cell>
          <table:table-cell/>
          <table:table-cell table:formula="of:=[.K15]+[.H15]+[.E15]" office:value-type="float" office:value="17050" calcext:value-type="float">
            <text:p>17.050,00</text:p>
          </table:table-cell>
          <table:table-cell table:formula="of:=[.L15]+[.I15]+[.F15]" office:value-type="float" office:value="4802.81690140845" calcext:value-type="float">
            <text:p>4.802,82</text:p>
          </table:table-cell>
          <table:table-cell/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  <table:table-cell office:value-type="float" office:value="4.6" calcext:value-type="float">
            <text:p>4,60</text:p>
          </table:table-cell>
          <table:table-cell table:number-columns-repeated="2"/>
          <table:table-cell table:formula="of:=[.E16]/[.C16]" office:value-type="float" office:value="0" calcext:value-type="float">
            <text:p>0,00</text:p>
          </table:table-cell>
          <table:table-cell table:formula="of:=[.F16]*34/100" office:value-type="float" office:value="0" calcext:value-type="float">
            <text:p>0,00</text:p>
          </table:table-cell>
          <table:table-cell table:formula="of:=[$'AP Ykm'.F19]" office:value-type="float" office:value="289" calcext:value-type="float">
            <text:p>289,00</text:p>
          </table:table-cell>
          <table:table-cell table:formula="of:=[.H16]/[.C16]" office:value-type="float" office:value="62.8260869565217" calcext:value-type="float">
            <text:p>62,83</text:p>
          </table:table-cell>
          <table:table-cell table:formula="of:=[.I16]*34/100" office:value-type="float" office:value="21.3608695652174" calcext:value-type="float">
            <text:p>21,36</text:p>
          </table:table-cell>
          <table:table-cell table:formula="of:=[$Mlngaz.F16]" office:value-type="float" office:value="7200" calcext:value-type="float">
            <text:p>7.200,00</text:p>
          </table:table-cell>
          <table:table-cell table:formula="of:=[.K16]/[.C16]" office:value-type="float" office:value="1565.21739130435" calcext:value-type="float">
            <text:p>1.565,22</text:p>
          </table:table-cell>
          <table:table-cell table:formula="of:=[.L16]*34/100" office:value-type="float" office:value="532.173913043478" calcext:value-type="float">
            <text:p>532,17</text:p>
          </table:table-cell>
          <table:table-cell/>
          <table:table-cell table:formula="of:=[.K16]+[.H16]+[.E16]" office:value-type="float" office:value="7489" calcext:value-type="float">
            <text:p>7.489,00</text:p>
          </table:table-cell>
          <table:table-cell table:formula="of:=[.L16]+[.I16]+[.F16]" office:value-type="float" office:value="1628.04347826087" calcext:value-type="float">
            <text:p>1.628,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.6" calcext:value-type="float">
            <text:p>4,60</text:p>
          </table:table-cell>
          <table:table-cell/>
          <table:table-cell table:formula="of:=[$Aygaz.C17]" office:value-type="float" office:value="3300" calcext:value-type="float">
            <text:p>3.300,00</text:p>
          </table:table-cell>
          <table:table-cell table:formula="of:=[.E17]/[.C17]" office:value-type="float" office:value="717.391304347826" calcext:value-type="float">
            <text:p>717,39</text:p>
          </table:table-cell>
          <table:table-cell table:formula="of:=[.F17]*34/100" office:value-type="float" office:value="243.913043478261" calcext:value-type="float">
            <text:p>243,91</text:p>
          </table:table-cell>
          <table:table-cell table:formula="of:=[$'AP Ykm'.F18]-500" office:value-type="float" office:value="19186" calcext:value-type="float">
            <text:p>19.186,00</text:p>
          </table:table-cell>
          <table:table-cell table:formula="of:=[.H17]/[.C17]" office:value-type="float" office:value="4170.86956521739" calcext:value-type="float">
            <text:p>4.170,87</text:p>
          </table:table-cell>
          <table:table-cell table:formula="of:=[.I17]*34/100" office:value-type="float" office:value="1418.09565217391" calcext:value-type="float">
            <text:p>1.418,10</text:p>
          </table:table-cell>
          <table:table-cell/>
          <table:table-cell table:formula="of:=[.K17]/[.C17]" office:value-type="float" office:value="0" calcext:value-type="float">
            <text:p>0,00</text:p>
          </table:table-cell>
          <table:table-cell table:formula="of:=[.L17]*34/100" office:value-type="float" office:value="0" calcext:value-type="float">
            <text:p>0,00</text:p>
          </table:table-cell>
          <table:table-cell/>
          <table:table-cell table:formula="of:=[.K17]+[.H17]+[.E17]" office:value-type="float" office:value="22486" calcext:value-type="float">
            <text:p>22.486,00</text:p>
          </table:table-cell>
          <table:table-cell table:formula="of:=[.L17]+[.I17]+[.F17]" office:value-type="float" office:value="4888.26086956522" calcext:value-type="float">
            <text:p>4.888,26</text:p>
          </table:table-cell>
          <table:table-cell/>
        </table:table-row>
        <table:table-row table:style-name="ro1">
          <table:table-cell/>
          <table:table-cell office:value-type="float" office:value="2019" calcext:value-type="float">
            <text:p>2019</text:p>
          </table:table-cell>
          <table:table-cell office:value-type="float" office:value="5.82" calcext:value-type="float">
            <text:p>5,82</text:p>
          </table:table-cell>
          <table:table-cell/>
          <table:table-cell table:formula="of:=[$Aygaz.C8]" office:value-type="float" office:value="7000" calcext:value-type="float">
            <text:p>7.000,00</text:p>
          </table:table-cell>
          <table:table-cell table:formula="of:=[.E18]/[.C18]" office:value-type="float" office:value="1202.74914089347" calcext:value-type="float">
            <text:p>1.202,75</text:p>
          </table:table-cell>
          <table:table-cell table:formula="of:=[.F18]*34/100" office:value-type="float" office:value="408.93470790378" calcext:value-type="float">
            <text:p>408,93</text:p>
          </table:table-cell>
          <table:table-cell table:formula="of:=[$'AP Ykm'.F10]-1880" office:value-type="float" office:value="24500" calcext:value-type="float">
            <text:p>24.500,00</text:p>
          </table:table-cell>
          <table:table-cell table:formula="of:=[.H18]/[.C18]" office:value-type="float" office:value="4209.62199312715" calcext:value-type="float">
            <text:p>4.209,62</text:p>
          </table:table-cell>
          <table:table-cell table:formula="of:=[.I18]*34/100" office:value-type="float" office:value="1431.27147766323" calcext:value-type="float">
            <text:p>1.431,27</text:p>
          </table:table-cell>
          <table:table-cell table:formula="of:=[$Mlngaz.F8]" office:value-type="float" office:value="8520" calcext:value-type="float">
            <text:p>8.520,00</text:p>
          </table:table-cell>
          <table:table-cell table:formula="of:=[.K18]/[.C18]" office:value-type="float" office:value="1463.9175257732" calcext:value-type="float">
            <text:p>1.463,92</text:p>
          </table:table-cell>
          <table:table-cell table:formula="of:=[.L18]*34/100" office:value-type="float" office:value="497.731958762887" calcext:value-type="float">
            <text:p>497,73</text:p>
          </table:table-cell>
          <table:table-cell/>
          <table:table-cell table:formula="of:=[.K18]+[.H18]+[.E18]" office:value-type="float" office:value="40020" calcext:value-type="float">
            <text:p>40.020,00</text:p>
          </table:table-cell>
          <table:table-cell table:formula="of:=[.L18]+[.I18]+[.F18]" office:value-type="float" office:value="6876.28865979381" calcext:value-type="float">
            <text:p>6.876,29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TOPLAMLAR</text:p>
          </table:table-cell>
          <table:table-cell table:number-columns-repeated="2"/>
          <table:table-cell table:formula="of:=SUM([.E8:.E18])" office:value-type="float" office:value="18900" calcext:value-type="float">
            <text:p>18.900,00</text:p>
          </table:table-cell>
          <table:table-cell table:formula="of:=SUM([.F8:.F18])" office:value-type="float" office:value="5330.52115624155" calcext:value-type="float">
            <text:p>5.330,52</text:p>
          </table:table-cell>
          <table:table-cell/>
          <table:table-cell table:formula="of:=SUM([.H8:.H18])" office:value-type="float" office:value="133900" calcext:value-type="float">
            <text:p>133.900,00</text:p>
          </table:table-cell>
          <table:table-cell table:formula="of:=SUM([.I8:.I18])" office:value-type="float" office:value="46385.6426927069" calcext:value-type="float">
            <text:p>46.385,64</text:p>
          </table:table-cell>
          <table:table-cell/>
          <table:table-cell table:formula="of:=SUM([.K8:.K18])" office:value-type="float" office:value="29720" calcext:value-type="float">
            <text:p>29.720,00</text:p>
          </table:table-cell>
          <table:table-cell table:formula="of:=SUM([.L8:.L18])" office:value-type="float" office:value="7659.41393497445" calcext:value-type="float">
            <text:p>7.659,41</text:p>
          </table:table-cell>
          <table:table-cell table:number-columns-repeated="2"/>
          <table:table-cell table:formula="of:=SUM([.O8:.O18])" office:value-type="float" office:value="182520" calcext:value-type="float">
            <text:p>182.520,00</text:p>
          </table:table-cell>
          <table:table-cell table:formula="of:=SUM([.P8:.P18])" office:value-type="float" office:value="59375.5777839229" calcext:value-type="float">
            <text:p>59.375,58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table:number-columns-repeated="6"/>
          <table:table-cell office:value-type="string" calcext:value-type="string">
            <text:p>USD</text:p>
          </table:table-cell>
          <table:table-cell table:number-columns-repeated="2"/>
          <table:table-cell office:value-type="string" calcext:value-type="string">
            <text:p>USD</text:p>
          </table:table-cell>
          <table:table-cell table:number-columns-repeated="2"/>
          <table:table-cell office:value-type="string" calcext:value-type="string">
            <text:p>USD</text:p>
          </table:table-cell>
          <table:table-cell/>
          <table:table-cell table:number-columns-repeated="2" table:style-name="ce299" office:value-type="string" calcext:value-type="string">
            <text:p>%</text:p>
          </table:table-cell>
          <table:table-cell/>
        </table:table-row>
        <table:table-row table:style-name="ro1">
          <table:table-cell table:number-columns-repeated="6"/>
          <table:table-cell table:style-name="ce306" table:formula="of:=[.F20]*34/100" office:value-type="float" office:value="1812.37719312213" calcext:value-type="float">
            <text:p>1.812,38</text:p>
          </table:table-cell>
          <table:table-cell table:number-columns-repeated="2"/>
          <table:table-cell table:style-name="ce306" table:formula="of:=[.I20]*34/100" office:value-type="float" office:value="15771.1185155203" calcext:value-type="float">
            <text:p>15.771,12</text:p>
          </table:table-cell>
          <table:table-cell table:number-columns-repeated="2"/>
          <table:table-cell table:style-name="ce306" table:formula="of:=[.L20]*34/100" office:value-type="float" office:value="2604.20073789131" calcext:value-type="float">
            <text:p>2.604,20</text:p>
          </table:table-cell>
          <table:table-cell/>
          <table:table-cell table:number-columns-repeated="2" office:value-type="float" office:value="34" calcext:value-type="float">
            <text:p>34,00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299" table:number-columns-repeated="3"/>
          <table:table-cell table:number-columns-repeated="2"/>
          <table:table-cell table:style-name="ce15"/>
          <table:table-cell table:number-columns-repeated="2"/>
          <table:table-cell table:style-name="ce15"/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string" calcext:value-type="string">
            <text:p>2011 – 2019 Toplam Kira bedellerinden İsmail Balcıya ait %34 hisse USD</text:p>
          </table:table-cell>
          <table:table-cell/>
          <table:table-cell table:style-name="ce15"/>
          <table:table-cell table:number-columns-repeated="2"/>
          <table:table-cell table:style-name="ce15"/>
          <table:table-cell table:number-columns-repeated="2"/>
          <table:table-cell table:style-name="ce310" table:formula="of:=SUM([.G23:.M23])" office:value-type="float" office:value="20187.6964465338" calcext:value-type="float">
            <text:p>20.187,70</text:p>
          </table:table-cell>
          <table:table-cell/>
          <table:table-cell table:style-name="ce310" table:formula="of:=[.O20]*[.O23]/100" office:value-type="float" office:value="62056.8" calcext:value-type="float">
            <text:p>62.056,80</text:p>
          </table:table-cell>
          <table:table-cell table:style-name="ce310" table:formula="of:=[.P20]*[.P23]/100" office:value-type="float" office:value="20187.6964465338" calcext:value-type="float">
            <text:p>20.187,70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ce15"/>
          <table:table-cell table:number-columns-repeated="2"/>
          <table:table-cell table:style-name="ce15"/>
          <table:table-cell table:number-columns-repeated="2"/>
          <table:table-cell table:style-name="ce15"/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ce15"/>
          <table:table-cell table:number-columns-repeated="2"/>
          <table:table-cell table:style-name="ce15"/>
          <table:table-cell table:number-columns-repeated="2"/>
          <table:table-cell table:style-name="ce15"/>
          <table:table-cell table:number-columns-repeated="3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tr" number:country="TR">₺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000" number:language="tr" number:country="TR">
      <number:number number:min-integer-digits="1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7P0" style:volatile="true">
      <number:number number:decimal-places="2" loext:min-decimal-places="2" number:min-integer-digits="1" number:grouping="true"/>
      <number:currency-symbol number:language="tr" number:country="TR">YTL</number:currency-symbol>
    </number:currency-style>
    <number:currency-style style:name="N117">
      <style:text-properties fo:color="#ff0000"/>
      <number:text>-</number:text>
      <number:number number:decimal-places="2" loext:min-decimal-places="2" number:min-integer-digits="1" number:grouping="true"/>
      <number:currency-symbol number:language="tr" number:country="TR">YTL</number:currency-symbol>
      <style:map style:condition="value()&gt;=0" style:apply-style-name="N117P0"/>
    </number:currency-style>
    <number:number-style style:name="N118">
      <number:number number:decimal-places="3" loext:min-decimal-places="3" number:min-integer-digits="1" number:grouping="true"/>
    </number:number-style>
    <number:number-style style:name="N119">
      <number:number number:decimal-places="0" loext:min-decimal-places="0" number:min-integer-digits="0"/>
    </number:number-style>
    <number:number-style style:name="N120">
      <number:text>+</number:text>
      <number:number number:decimal-places="2" loext:min-decimal-places="2" number:min-integer-digits="1" number:grouping="true"/>
    </number:number-style>
    <number:number-style style:name="N121">
      <number:text>-</number:text>
      <number:number number:decimal-places="2" loext:min-decimal-places="2" number:min-integer-digits="1" number:grouping="true"/>
    </number:number-style>
    <number:number-style style:name="N122P0" style:volatile="true">
      <number:text>-</number:text>
      <number:number number:decimal-places="2" loext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0112P0" style:volatile="true" number:language="tr" number:country="TR">
      <number:number number:decimal-places="0" loext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loext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loext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loext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1" number:language="tr" number:country="TR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3P0" style:volatile="true" number:language="tr" number:country="TR">
      <number:number number:decimal-places="0" loext:min-decimal-places="0" number:min-integer-digits="1" number:grouping="true"/>
      <number:text>     </number:text>
    </number:number-style>
    <number:number-style style:name="N10123" number:language="tr" number:country="TR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tr" number:country="TR">
      <number:number number:decimal-places="0" loext:min-decimal-places="0" number:min-integer-digits="1" number:grouping="true"/>
      <number:text>     </number:text>
    </number:number-style>
    <number:number-style style:name="N10124" number:language="tr" number:country="TR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4P0"/>
    </number:number-style>
    <number:number-style style:name="N10125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6P0" style:volatile="true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6" number:language="tr" number:country="TR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7" number:language="tr" number:country="TR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tr" number:country="TR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1" style:volatile="true" number:language="tr" number:country="TR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2" style:volatile="true" number:language="tr" number:country="TR">
      <loext:text> </loext:text>
      <loext:fill-character> </loext:fill-character>
      <number:text>-      </number:text>
    </number:number-style>
    <number:text-style style:name="N10131" number:language="tr" number:country="TR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tr" number:country="TR">
      <loext:text> 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0135P1" style:volatile="true" number:language="tr" number:country="TR">
      <loext:text>-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0135P2" style:volatile="true" number:language="tr" number:country="TR">
      <loext:text> </loext:text>
      <loext:fill-character> </loext:fill-character>
      <number:text>- TL </number:text>
    </number:number-style>
    <number:text-style style:name="N10135" number:language="tr" number:country="TR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tr" number:country="TR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1" style:volatile="true" number:language="tr" number:country="TR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2" style:volatile="true" number:language="tr" number:country="TR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9" number:language="tr" number:country="TR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tr" number:country="TR">
      <loext:text> 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0143P1" style:volatile="true" number:language="tr" number:country="TR">
      <loext:text>-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0143P2" style:volatile="true" number:language="tr" number:country="TR">
      <loext:text> </loext:text>
      <loext:fill-character> </loext:fill-character>
      <number:text>-</number:text>
      <number:number number:decimal-places="0" loext:min-decimal-places="0" number:min-integer-digits="0"/>
      <number:text> TL </number:text>
    </number:number-style>
    <number:text-style style:name="N10143" number:language="tr" number:country="TR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date-style style:name="N10145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5" number:language="tr" number:country="TR">
      <number:text-content/>
      <style:map style:condition="value()&lt;=1.79769313486232E+308" style:apply-style-name="N10145P0"/>
    </number:text-style>
    <number:date-style style:name="N10146" number:language="tr" number:country="TR">
      <number:day/>
      <number:text>.</number:text>
      <number:month number:textual="true"/>
    </number:date-style>
    <number:date-style style:name="N10147" number:language="tr" number:country="TR">
      <number:day/>
      <number:text>. </number:text>
      <number:month number:textual="true"/>
    </number:date-style>
    <number:currency-style style:name="N10148" number:language="tr" number:country="TR">
      <number:number number:decimal-places="2" loext:min-decimal-places="2" number:min-integer-digits="1" number:grouping="true"/>
      <number:currency-symbol number:language="tr" number:country="TR">YTL</number:currency-symbol>
    </number:currency-style>
    <number:currency-style style:name="N10149P0" style:volatile="true" number:language="tr" number:country="TR">
      <number:number number:decimal-places="2" loext:min-decimal-places="2" number:min-integer-digits="1" number:grouping="true"/>
      <number:currency-symbol number:language="tr" number:country="TR">YTL</number:currency-symbol>
    </number:currency-style>
    <number:currency-style style:name="N10149" number:language="tr" number:country="TR">
      <style:text-properties fo:color="#ff0000"/>
      <number:text>-</number:text>
      <number:number number:decimal-places="2" loext:min-decimal-places="2" number:min-integer-digits="1" number:grouping="true"/>
      <number:currency-symbol number:language="tr" number:country="TR">YTL</number:currency-symbol>
      <style:map style:condition="value()&gt;=0" style:apply-style-name="N10149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Çizgi_20_ucu_20_1" draw:display-name="Çizgi ucu 1" svg:viewBox="0 0 20 30" svg:d="M10 0l-10 30h20z"/>
  </office:styles>
  <office:automatic-styles>
    <style:page-layout style:name="Mpm1">
      <style:page-layout-properties fo:page-width="210.01mm" fo:page-height="297mm" style:num-format="1" style:print-orientation="portrait" fo:margin-top="4.99mm" fo:margin-bottom="7mm" fo:margin-left="24.99mm" fo:margin-right="8.01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5">00.00.0000</text:date>, <text:time style:data-style-name="N2" text:time-value="15:35:34.738549039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1T14:48:34.329241035</meta:creation-date>
    <dc:date>2019-10-25T17:23:41.266150569</dc:date>
    <meta:editing-duration>P1DT8H29M27S</meta:editing-duration>
    <meta:editing-cycles>94</meta:editing-cycles>
    <meta:generator>LibreOffice/6.1.5.2$Linux_X86_64 LibreOffice_project/10$Build-2</meta:generator>
    <meta:print-date>2019-10-16T17:59:28.255734843</meta:print-date>
    <meta:document-statistic meta:table-count="13" meta:cell-count="4630" meta:object-count="0"/>
  </office:meta>
</office:document-meta>
</file>